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19">
      <style:text-properties fo:color="#000000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15">
      <style:text-properties fo:color="#000000"/>
    </style:style>
    <style:style style:name="ce9" style:family="table-cell" style:parent-style-name="Heading_32_1" style:data-style-name="N0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000000"/>
    </style:style>
    <style:style style:name="ce11" style:family="table-cell" style:parent-style-name="Default" style:data-style-name="N0"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19"/>
    <style:style style:name="ce18" style:family="table-cell" style:parent-style-name="Default" style:data-style-name="N0"/>
    <style:style style:name="ce19" style:family="table-cell" style:parent-style-name="Default" style:data-style-name="N0"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color="#000000" fo:font-size="11pt" style:font-size-asian="11pt" style:font-size-complex="11pt"/>
    </style:style>
    <style:style style:name="ce23" style:family="table-cell" style:parent-style-name="Default" style:data-style-name="N15">
      <style:text-properties fo:color="#000000" fo:font-size="11pt" style:font-size-asian="11pt" style:font-size-complex="11pt"/>
    </style:style>
    <style:style style:name="ce24" style:family="table-cell" style:parent-style-name="Default" style:data-style-name="N0">
      <style:text-properties fo:font-size="10pt" style:font-size-asian="10pt" style:font-size-complex="10pt"/>
    </style:style>
    <style:style style:name="ce25" style:family="table-cell" style:parent-style-name="Default" style:data-style-name="N19">
      <style:text-properties fo:font-size="10pt" style:font-size-asian="10pt" style:font-size-complex="10pt"/>
    </style:style>
    <style:style style:name="ce26" style:family="table-cell" style:parent-style-name="Default" style:data-style-name="N0">
      <style:text-properties fo:color="#000000"/>
    </style:style>
    <style:style style:name="ce27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ext-properties fo:color="#000000"/>
    </style:style>
    <style:style style:name="ce31" style:family="table-cell" style:parent-style-name="Default" style:data-style-name="N0">
      <style:text-properties fo:color="#FF0000"/>
    </style:style>
    <style:style style:name="ce32" style:family="table-cell" style:parent-style-name="Default" style:data-style-name="N0"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ext-properties fo:font-size="16pt" style:font-size-asian="16pt" style:font-size-complex="16pt"/>
    </style:style>
    <style:style style:name="ce3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35" style:family="table-cell" style:parent-style-name="Default" style:data-style-name="N0">
      <style:text-properties fo:color="#000000" fo:font-size="11pt" style:font-size-asian="11pt" style:font-size-complex="11pt"/>
    </style:style>
    <style:style style:name="ce36" style:family="table-cell" style:parent-style-name="Default" style:data-style-name="N30">
      <style:text-properties fo:color="#000000"/>
    </style:style>
    <style:style style:name="ce37" style:family="table-cell" style:parent-style-name="Default" style:data-style-name="N0">
      <style:text-properties fo:color="#000000" fo:font-size="16pt" style:font-size-asian="16pt" style:font-size-complex="16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ize="16pt" style:font-size-asian="16pt" style:font-size-complex="16pt"/>
    </style:style>
    <style:style style:name="ce39" style:family="table-cell" style:parent-style-name="Heading_32_2" style:data-style-name="N0"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Heading_32_1" style:data-style-name="N19">
      <style:table-cell-properties style:vertical-align="to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1" style:family="table-cell" style:parent-style-name="Default" style:data-style-name="N19">
      <style:table-cell-properties style:vertical-align="top" style:repeat-content="false"/>
      <style:paragraph-properties fo:text-align="start" fo:margin-left="0cm"/>
      <style:text-properties fo:color="#000000"/>
    </style:style>
    <style:style style:name="ce4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/>
    </style:style>
    <style:style style:name="ce45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46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/>
    </style:style>
    <style:style style:name="ce47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style:vertical-align="top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0" style:family="table-cell" style:parent-style-name="Default" style:data-style-name="N19">
      <style:table-cell-properties style:vertical-align="top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3" style:family="table-cell" style:parent-style-name="Default" style:data-style-name="N19">
      <style:table-cell-properties style:vertical-align="top" style:repeat-content="false"/>
      <style:paragraph-properties fo:text-align="start" fo:margin-left="0cm"/>
      <style:text-properties fo:color="#000000"/>
    </style:style>
    <style:style style:name="ce5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/>
    </style:style>
    <style:style style:name="ce56" style:family="table-cell" style:parent-style-name="Default" style:data-style-name="N15">
      <style:table-cell-properties style:vertical-align="top" style:repeat-content="false"/>
      <style:paragraph-properties fo:text-align="end" fo:margin-right="0cm"/>
      <style:text-properties fo:color="#000000"/>
    </style:style>
    <style:style style:name="ce5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/>
    </style:style>
    <style:style style:name="ce5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61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3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/>
    </style:style>
    <style:style style:name="ce6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5" style:family="table-cell" style:parent-style-name="Default" style:data-style-name="N0">
      <style:text-properties fo:color="#000000" fo:font-weight="bold" style:font-weight-asian="bold" style:font-weight-complex="bold"/>
    </style:style>
    <style:style style:name="ce66" style:family="table-cell" style:parent-style-name="Default" style:data-style-name="N3"/>
    <style:style style:name="ce67" style:family="table-cell" style:parent-style-name="Default" style:data-style-name="N19">
      <style:table-cell-properties style:vertical-align="top" style:repeat-content="false"/>
      <style:paragraph-properties fo:text-align="end" fo:margin-right="0cm"/>
      <style:text-properties fo:color="#000000"/>
    </style:style>
    <style:style style:name="ce68" style:family="table-cell" style:parent-style-name="Default" style:data-style-name="N0"/>
    <style:style style:name="ce69" style:family="table-cell" style:parent-style-name="Heading_32_1" style:data-style-name="N0">
      <style:table-cell-properties style:vertical-align="top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71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2" style:family="table-cell" style:parent-style-name="Default" style:data-style-name="N3">
      <style:text-properties fo:color="#000000"/>
    </style:style>
    <style:style style:name="ce73" style:family="table-cell" style:parent-style-name="Default" style:data-style-name="N3"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8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81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2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o1" style:family="table-column">
      <style:table-column-properties fo:break-before="auto" style:column-width="4.8895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4.2545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4.27566666666667cm" style:use-optimal-column-width="true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3.78883333333333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3.83116666666667cm"/>
    </style:style>
    <style:style style:name="co13" style:family="table-column">
      <style:table-column-properties fo:break-before="auto" style:column-width="3.89466666666667cm"/>
    </style:style>
    <style:style style:name="co14" style:family="table-column">
      <style:table-column-properties fo:break-before="auto" style:column-width="3.85233333333333cm"/>
    </style:style>
    <style:style style:name="co15" style:family="table-column">
      <style:table-column-properties fo:break-before="auto" style:column-width="1.98966666666667cm"/>
    </style:style>
    <style:style style:name="co16" style:family="table-column">
      <style:table-column-properties fo:break-before="auto" style:column-width="8.53016666666667cm"/>
    </style:style>
    <style:style style:name="co17" style:family="table-column">
      <style:table-column-properties fo:break-before="auto" style:column-width="2.26483333333333cm"/>
    </style:style>
    <style:style style:name="co18" style:family="table-column">
      <style:table-column-properties fo:break-before="auto" style:column-width="2.05316666666667cm"/>
    </style:style>
    <style:style style:name="co19" style:family="table-column">
      <style:table-column-properties fo:break-before="auto" style:column-width="2.07433333333333cm"/>
    </style:style>
    <style:style style:name="co20" style:family="table-column">
      <style:table-column-properties fo:break-before="auto" style:column-width="4.5085cm"/>
    </style:style>
    <style:style style:name="co21" style:family="table-column">
      <style:table-column-properties fo:break-before="auto" style:column-width="3.34433333333333cm"/>
    </style:style>
    <style:style style:name="co22" style:family="table-column">
      <style:table-column-properties fo:break-before="auto" style:column-width="5.18583333333333cm"/>
    </style:style>
    <style:style style:name="co23" style:family="table-column">
      <style:table-column-properties fo:break-before="auto" style:column-width="3.66183333333333cm"/>
    </style:style>
    <style:style style:name="co24" style:family="table-column">
      <style:table-column-properties fo:break-before="auto" style:column-width="2.49766666666667cm"/>
    </style:style>
    <style:style style:name="co25" style:family="table-column">
      <style:table-column-properties fo:break-before="auto" style:column-width="3.28083333333333cm"/>
    </style:style>
    <style:style style:name="co26" style:family="table-column">
      <style:table-column-properties fo:break-before="auto" style:column-width="3.51366666666667cm"/>
    </style:style>
    <style:style style:name="co27" style:family="table-column">
      <style:table-column-properties fo:break-before="auto" style:column-width="3.3655cm"/>
    </style:style>
    <style:style style:name="co28" style:family="table-column">
      <style:table-column-properties fo:break-before="auto" style:column-width="2.58233333333333cm" style:use-optimal-column-width="true"/>
    </style:style>
    <style:style style:name="co29" style:family="table-column">
      <style:table-column-properties fo:break-before="auto" style:column-width="5.75733333333333cm"/>
    </style:style>
    <style:style style:name="co30" style:family="table-column">
      <style:table-column-properties fo:break-before="auto" style:column-width="2.81516666666667cm"/>
    </style:style>
    <style:style style:name="co31" style:family="table-column">
      <style:table-column-properties fo:break-before="auto" style:column-width="6.51933333333333cm"/>
    </style:style>
    <style:style style:name="co32" style:family="table-column">
      <style:table-column-properties fo:break-before="auto" style:column-width="4.10633333333333cm"/>
    </style:style>
    <style:style style:name="co33" style:family="table-column">
      <style:table-column-properties fo:break-before="auto" style:column-width="3.45016666666667cm"/>
    </style:style>
    <style:style style:name="co34" style:family="table-column">
      <style:table-column-properties fo:break-before="auto" style:column-width="3.13266666666667cm"/>
    </style:style>
    <style:style style:name="co35" style:family="table-column">
      <style:table-column-properties fo:break-before="auto" style:column-width="2.3495cm"/>
    </style:style>
    <style:style style:name="co36" style:family="table-column">
      <style:table-column-properties fo:break-before="auto" style:column-width="3.302cm"/>
    </style:style>
    <style:style style:name="co37" style:family="table-column">
      <style:table-column-properties fo:break-before="auto" style:column-width="7.26016666666667cm" style:use-optimal-column-width="true"/>
    </style:style>
    <style:style style:name="co38" style:family="table-column">
      <style:table-column-properties fo:break-before="auto" style:column-width="2.39183333333333cm"/>
    </style:style>
    <style:style style:name="co39" style:family="table-column">
      <style:table-column-properties fo:break-before="auto" style:column-width="3.53483333333333cm"/>
    </style:style>
    <style:style style:name="co40" style:family="table-column">
      <style:table-column-properties fo:break-before="auto" style:column-width="2.11666666666667cm" style:use-optimal-column-width="true"/>
    </style:style>
    <style:style style:name="co41" style:family="table-column">
      <style:table-column-properties fo:break-before="auto" style:column-width="2.77283333333333cm"/>
    </style:style>
    <style:style style:name="co42" style:family="table-column">
      <style:table-column-properties fo:break-before="auto" style:column-width="1.79916666666667cm"/>
    </style:style>
    <style:style style:name="co43" style:family="table-column">
      <style:table-column-properties fo:break-before="auto" style:column-width="2.58233333333333cm"/>
    </style:style>
    <style:style style:name="co44" style:family="table-column">
      <style:table-column-properties fo:break-before="auto" style:column-width="6.5828333333333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1.43933333333333cm"/>
    </style:style>
    <style:style style:name="co47" style:family="table-column">
      <style:table-column-properties fo:break-before="auto" style:column-width="4.3815cm" style:use-optimal-column-width="true"/>
    </style:style>
    <style:style style:name="co48" style:family="table-column">
      <style:table-column-properties fo:break-before="auto" style:column-width="2.70933333333333cm"/>
    </style:style>
    <style:style style:name="co49" style:family="table-column">
      <style:table-column-properties fo:break-before="auto" style:column-width="2.37066666666667cm"/>
    </style:style>
    <style:style style:name="co50" style:family="table-column">
      <style:table-column-properties fo:break-before="auto" style:column-width="2.0955cm" style:use-optimal-column-width="true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6.0325cm"/>
    </style:style>
    <style:style style:name="co53" style:family="table-column">
      <style:table-column-properties fo:break-before="auto" style:column-width="4.23333333333333cm"/>
    </style:style>
    <style:style style:name="co54" style:family="table-column">
      <style:table-column-properties fo:break-before="auto" style:column-width="2.8575cm"/>
    </style:style>
    <style:style style:name="co55" style:family="table-column">
      <style:table-column-properties fo:break-before="auto" style:column-width="3.556cm" style:use-optimal-column-width="true"/>
    </style:style>
    <style:style style:name="co56" style:family="table-column">
      <style:table-column-properties fo:break-before="auto" style:column-width="3.1115cm" style:use-optimal-column-width="true"/>
    </style:style>
    <style:style style:name="co57" style:family="table-column">
      <style:table-column-properties fo:break-before="auto" style:column-width="1.7568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2.3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6379" table:default-cell-style-name="ce2"/>
        <table:table-row table:style-name="ro1">
          <table:table-cell office:value-type="string" table:style-name="ce9">
            <text:p>Variants of Concern Technical Briefing 30 (3 December 2021) Underlying Data</text:p>
          </table:table-cell>
          <table:table-cell table:number-columns-repeated="16383"/>
        </table:table-row>
        <table:table-row table:style-name="ro2">
          <table:table-cell office:value-type="string" table:style-name="ce39">
            <text:p>UK Health Security Agency</text:p>
          </table:table-cell>
          <table:table-cell table:number-columns-repeated="16383" table:style-name="ce39"/>
        </table:table-row>
        <table:table-row table:style-name="ro3">
          <table:table-cell office:value-type="string" table:style-name="ce10">
            <text:p>Sheets in this workbook contain the following data:<text:s/></text:p>
          </table:table-cell>
          <table:table-cell table:number-columns-repeated="16383"/>
        </table:table-row>
        <table:table-row table:style-name="ro3">
          <table:table-cell office:value-type="string" table:style-name="ce30">
            <text:p>Figure 1. Cumulative cases in England of variants indexed by days since the fifth reported case as of 30 November 2021</text:p>
          </table:table-cell>
          <table:table-cell table:number-columns-repeated="16383"/>
        </table:table-row>
        <table:table-row table:style-name="ro3">
          <table:table-cell office:value-type="string" table:style-name="ce26">
            <text:p>Figure 2. Variant prevalence for all England available sequenced cases from 1 February 2021 as of 30 November 2021</text:p>
          </table:table-cell>
          <table:table-cell table:number-columns-repeated="16383" table:style-name="ce31"/>
        </table:table-row>
        <table:table-row table:style-name="ro3">
          <table:table-cell office:value-type="string" table:style-name="ce26">
            <text:p>Figure 3. Variant prevalence for all England available genotyped cases from 1 February 2021 as of 30 November 2021</text:p>
          </table:table-cell>
          <table:table-cell table:number-columns-repeated="16383" table:style-name="ce31"/>
        </table:table-row>
        <table:table-row table:style-name="ro3">
          <table:table-cell office:value-type="string" table:style-name="ce3">
            <text:p>Figure 4: Maximum likelihood phylogeny for Omicron VOC-21Nov-01 (B.1.1.529) genomes (n=276) as of 1 December 2021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 5. Cases of Omicron VOC-21Nov-21 (B.1.1.529) in England by region as of 30 November 2021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Figure 6. Cases of Omicron VOC-21Nov-21 (B.1.1.529) in England by travel status as of 30 November 2021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Figure 7. Cases of Omicron VOC-21Nov-21 (B.1.1.529) in England by age and sex as of 30 November 2021</text:p>
          </table:table-cell>
          <table:table-cell table:number-columns-repeated="16383"/>
        </table:table-row>
        <table:table-row table:style-name="ro3">
          <table:table-cell office:value-type="string" table:style-name="ce26">
            <text:p>Figure 8. Coverage of TaqPath laboratories over time and by local authority, England as of 30 November 2021<text:s/></text:p>
          </table:table-cell>
          <table:table-cell table:number-columns-repeated="16383"/>
        </table:table-row>
        <table:table-row table:style-name="ro3">
          <table:table-cell office:value-type="string" table:style-name="ce26">
            <text:p>Figure 9. Number of COVID-19 cases with S gene positive/SGTF and proportion SGTF among those tested in TaqPath Labs by week as of 30 November 2021<text:s text:c="2"/>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 10. Weekly COVID-19 cases with detectable S gene or SGTF among those tested in TaqPath Labs, by region of residence as of 30 November 2021 (21 July 2021 to 29 November 2021)<text:s/>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 11. 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 12. Number and distribution of variants per week among sequenced SGTF specimens as of 30 November 2021 (6 January 2021 to 24 November 2021)<text:s/>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 13. 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 14. 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 15. 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Figure 16. 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Figure 17. Supplementary data is not available for this figure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gure 18. Count of B.1.1.529 classified sequences by date of collection uploaded to GISAID as of 1 December 2021</text:p>
          </table:table-cell>
          <table:table-cell table:number-columns-repeated="16383"/>
        </table:table-row>
        <table:table-row table:number-rows-repeated="322" table:style-name="ro3">
          <table:table-cell table:style-name="ce4"/>
          <table:table-cell table:number-columns-repeated="16383"/>
        </table:table-row>
        <table:table-row table:number-rows-repeated="1048233" table:style-name="ro3">
          <table:table-cell table:number-columns-repeated="16384"/>
        </table:table-row>
        <table:named-expressions>
          <table:named-expression table:name="_Hlk66290730" table:expression="of:=[Info.#REF!]" table:base-cell-address="Info.$A$1"/>
          <table:named-expression table:name="_Hlk66340438" table:expression="of:=[Info.#REF!]" table:base-cell-address="Info.$A$1"/>
        </table:named-expressions>
      </table:table>
      <table:table table:name="Fig1" table:style-name="ta2">
        <table:table-column table:style-name="co4" table:default-cell-style-name="ce41"/>
        <table:table-column table:style-name="co5" table:number-columns-repeated="5" table:default-cell-style-name="ce46"/>
        <table:table-column table:style-name="co6" table:default-cell-style-name="ce46"/>
        <table:table-column table:style-name="co5" table:default-cell-style-name="ce46"/>
        <table:table-column table:style-name="co2" table:number-columns-repeated="16376" table:default-cell-style-name="ce6"/>
        <table:table-row table:style-name="ro1">
          <table:table-cell office:value-type="string" table:style-name="ce40">
            <text:p>Figure 1. Cumulative cases in England of variants indexed by days since the fifth reported case as of 30 November 2021<text:s text:c="2"/></text:p>
          </table:table-cell>
          <table:table-cell table:number-columns-repeated="7" table:style-name="ce46"/>
          <table:table-cell table:number-columns-repeated="16376"/>
        </table:table-row>
        <table:table-row table:style-name="ro3">
          <table:table-cell office:value-type="string" table:style-name="ce41">
            <text:p>This worksheet contains one table.</text:p>
          </table:table-cell>
          <table:table-cell table:number-columns-repeated="7" table:style-name="ce46"/>
          <table:table-cell table:number-columns-repeated="16376"/>
        </table:table-row>
        <table:table-row table:style-name="ro4">
          <table:table-cell office:value-type="string" table:style-name="ce42">
            <text:p>specimen_date_sk</text:p>
          </table:table-cell>
          <table:table-cell office:value-type="string" table:style-name="ce47">
            <text:p>Beta</text:p>
          </table:table-cell>
          <table:table-cell office:value-type="string" table:style-name="ce47">
            <text:p>Gamma</text:p>
          </table:table-cell>
          <table:table-cell office:value-type="string" table:style-name="ce47">
            <text:p>max_VUI_21FEB_04</text:p>
          </table:table-cell>
          <table:table-cell office:value-type="string" table:style-name="ce47">
            <text:p>Delta</text:p>
          </table:table-cell>
          <table:table-cell office:value-type="string" table:style-name="ce47">
            <text:p>Mu</text:p>
          </table:table-cell>
          <table:table-cell office:value-type="string" table:style-name="ce47">
            <text:p>max_VUI_21OCT_01</text:p>
          </table:table-cell>
          <table:table-cell office:value-type="string" table:style-name="ce47">
            <text:p>Omicron</text:p>
          </table:table-cell>
          <table:table-cell table:number-columns-repeated="16376" table:style-name="ce19"/>
        </table:table-row>
        <table:table-row table:style-name="ro3">
          <table:table-cell office:value-type="date" office:date-value="2020-11-14T00:00:00" table:style-name="ce43">
            <text:p>14/11/20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05T00:00:00" table:style-name="ce43">
            <text:p>05/12/20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0T00:00:00" table:style-name="ce43">
            <text:p>10/12/20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1T00:00:00" table:style-name="ce43">
            <text:p>11/12/20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2T00:00:00" table:style-name="ce43">
            <text:p>12/12/202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3T00:00:00" table:style-name="ce43">
            <text:p>13/12/202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4T00:00:00" table:style-name="ce43">
            <text:p>14/12/202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5T00:00:00" table:style-name="ce43">
            <text:p>15/12/2020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6T00:00:00" table:style-name="ce43">
            <text:p>16/12/2020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7T00:00:00" table:style-name="ce43">
            <text:p>17/12/2020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8T00:00:00" table:style-name="ce43">
            <text:p>18/12/2020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19T00:00:00" table:style-name="ce43">
            <text:p>19/12/2020</text:p>
          </table:table-cell>
          <table:table-cell office:value-type="float" office:value="19" table:style-name="ce48">
            <text:p>1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1T00:00:00" table:style-name="ce43">
            <text:p>21/12/2020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2T00:00:00" table:style-name="ce43">
            <text:p>22/12/2020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3T00:00:00" table:style-name="ce43">
            <text:p>23/12/2020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4T00:00:00" table:style-name="ce43">
            <text:p>24/12/2020</text:p>
          </table:table-cell>
          <table:table-cell office:value-type="float" office:value="25" table:style-name="ce48">
            <text:p>2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5T00:00:00" table:style-name="ce43">
            <text:p>25/12/2020</text:p>
          </table:table-cell>
          <table:table-cell office:value-type="float" office:value="28" table:style-name="ce48">
            <text:p>2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6T00:00:00" table:style-name="ce43">
            <text:p>26/12/2020</text:p>
          </table:table-cell>
          <table:table-cell office:value-type="float" office:value="31" table:style-name="ce48">
            <text:p>3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7T00:00:00" table:style-name="ce43">
            <text:p>27/12/2020</text:p>
          </table:table-cell>
          <table:table-cell office:value-type="float" office:value="35" table:style-name="ce48">
            <text:p>3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8T00:00:00" table:style-name="ce43">
            <text:p>28/12/2020</text:p>
          </table:table-cell>
          <table:table-cell office:value-type="float" office:value="38" table:style-name="ce48">
            <text:p>3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29T00:00:00" table:style-name="ce43">
            <text:p>29/12/2020</text:p>
          </table:table-cell>
          <table:table-cell office:value-type="float" office:value="43" table:style-name="ce48">
            <text:p>4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30T00:00:00" table:style-name="ce43">
            <text:p>30/12/2020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0-12-31T00:00:00" table:style-name="ce43">
            <text:p>31/12/2020</text:p>
          </table:table-cell>
          <table:table-cell office:value-type="float" office:value="47" table:style-name="ce48">
            <text:p>4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1T00:00:00" table:style-name="ce43">
            <text:p>01/01/2021</text:p>
          </table:table-cell>
          <table:table-cell office:value-type="float" office:value="52" table:style-name="ce48">
            <text:p>5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2T00:00:00" table:style-name="ce43">
            <text:p>02/01/2021</text:p>
          </table:table-cell>
          <table:table-cell office:value-type="float" office:value="54" table:style-name="ce48">
            <text:p>5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3T00:00:00" table:style-name="ce43">
            <text:p>03/01/2021</text:p>
          </table:table-cell>
          <table:table-cell office:value-type="float" office:value="56" table:style-name="ce48">
            <text:p>5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4T00:00:00" table:style-name="ce43">
            <text:p>04/01/2021</text:p>
          </table:table-cell>
          <table:table-cell office:value-type="float" office:value="62" table:style-name="ce48">
            <text:p>6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5T00:00:00" table:style-name="ce43">
            <text:p>05/01/2021</text:p>
          </table:table-cell>
          <table:table-cell office:value-type="float" office:value="64" table:style-name="ce48">
            <text:p>6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6T00:00:00" table:style-name="ce43">
            <text:p>06/01/2021</text:p>
          </table:table-cell>
          <table:table-cell office:value-type="float" office:value="65" table:style-name="ce48">
            <text:p>6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7T00:00:00" table:style-name="ce43">
            <text:p>07/01/2021</text:p>
          </table:table-cell>
          <table:table-cell office:value-type="float" office:value="66" table:style-name="ce48">
            <text:p>6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8T00:00:00" table:style-name="ce43">
            <text:p>08/01/2021</text:p>
          </table:table-cell>
          <table:table-cell office:value-type="float" office:value="72" table:style-name="ce48">
            <text:p>7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09T00:00:00" table:style-name="ce43">
            <text:p>09/01/2021</text:p>
          </table:table-cell>
          <table:table-cell office:value-type="float" office:value="79" table:style-name="ce48">
            <text:p>7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0T00:00:00" table:style-name="ce43">
            <text:p>10/01/2021</text:p>
          </table:table-cell>
          <table:table-cell office:value-type="float" office:value="84" table:style-name="ce48">
            <text:p>8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1T00:00:00" table:style-name="ce43">
            <text:p>11/01/2021</text:p>
          </table:table-cell>
          <table:table-cell office:value-type="float" office:value="90" table:style-name="ce48">
            <text:p>9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2T00:00:00" table:style-name="ce43">
            <text:p>12/01/2021</text:p>
          </table:table-cell>
          <table:table-cell office:value-type="float" office:value="94" table:style-name="ce48">
            <text:p>9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3T00:00:00" table:style-name="ce43">
            <text:p>13/01/2021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4T00:00:00" table:style-name="ce43">
            <text:p>14/01/2021</text:p>
          </table:table-cell>
          <table:table-cell office:value-type="float" office:value="106" table:style-name="ce48">
            <text:p>10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5T00:00:00" table:style-name="ce43">
            <text:p>15/01/2021</text:p>
          </table:table-cell>
          <table:table-cell office:value-type="float" office:value="112" table:style-name="ce48">
            <text:p>1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6T00:00:00" table:style-name="ce43">
            <text:p>16/01/2021</text:p>
          </table:table-cell>
          <table:table-cell office:value-type="float" office:value="118" table:style-name="ce48">
            <text:p>1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7T00:00:00" table:style-name="ce43">
            <text:p>17/01/2021</text:p>
          </table:table-cell>
          <table:table-cell office:value-type="float" office:value="128" table:style-name="ce48">
            <text:p>12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8T00:00:00" table:style-name="ce43">
            <text:p>18/01/2021</text:p>
          </table:table-cell>
          <table:table-cell office:value-type="float" office:value="149" table:style-name="ce48">
            <text:p>14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19T00:00:00" table:style-name="ce43">
            <text:p>19/01/2021</text:p>
          </table:table-cell>
          <table:table-cell office:value-type="float" office:value="158" table:style-name="ce48">
            <text:p>15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0T00:00:00" table:style-name="ce43">
            <text:p>20/01/2021</text:p>
          </table:table-cell>
          <table:table-cell office:value-type="float" office:value="160" table:style-name="ce48">
            <text:p>16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1T00:00:00" table:style-name="ce43">
            <text:p>21/01/2021</text:p>
          </table:table-cell>
          <table:table-cell office:value-type="float" office:value="163" table:style-name="ce48">
            <text:p>16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2T00:00:00" table:style-name="ce43">
            <text:p>22/01/2021</text:p>
          </table:table-cell>
          <table:table-cell office:value-type="float" office:value="172" table:style-name="ce48">
            <text:p>17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3T00:00:00" table:style-name="ce43">
            <text:p>23/01/2021</text:p>
          </table:table-cell>
          <table:table-cell office:value-type="float" office:value="177" table:style-name="ce48">
            <text:p>17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4T00:00:00" table:style-name="ce43">
            <text:p>24/01/2021</text:p>
          </table:table-cell>
          <table:table-cell office:value-type="float" office:value="177" table:style-name="ce48">
            <text:p>17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5T00:00:00" table:style-name="ce43">
            <text:p>25/01/2021</text:p>
          </table:table-cell>
          <table:table-cell office:value-type="float" office:value="180" table:style-name="ce48">
            <text:p>180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6T00:00:00" table:style-name="ce43">
            <text:p>26/01/2021</text:p>
          </table:table-cell>
          <table:table-cell office:value-type="float" office:value="188" table:style-name="ce48">
            <text:p>188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7T00:00:00" table:style-name="ce43">
            <text:p>27/01/2021</text:p>
          </table:table-cell>
          <table:table-cell office:value-type="float" office:value="191" table:style-name="ce48">
            <text:p>191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8T00:00:00" table:style-name="ce43">
            <text:p>28/01/2021</text:p>
          </table:table-cell>
          <table:table-cell office:value-type="float" office:value="196" table:style-name="ce48">
            <text:p>196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29T00:00:00" table:style-name="ce43">
            <text:p>29/01/2021</text:p>
          </table:table-cell>
          <table:table-cell office:value-type="float" office:value="201" table:style-name="ce48">
            <text:p>201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1-31T00:00:00" table:style-name="ce43">
            <text:p>31/01/2021</text:p>
          </table:table-cell>
          <table:table-cell office:value-type="float" office:value="202" table:style-name="ce48">
            <text:p>202</text:p>
          </table:table-cell>
          <table:table-cell office:value-type="float" office:value="0" table:style-name="ce48">
            <text:p>0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1T00:00:00" table:style-name="ce43">
            <text:p>01/02/2021</text:p>
          </table:table-cell>
          <table:table-cell office:value-type="float" office:value="206" table:style-name="ce48">
            <text:p>206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2T00:00:00" table:style-name="ce43">
            <text:p>02/02/2021</text:p>
          </table:table-cell>
          <table:table-cell office:value-type="float" office:value="206" table:style-name="ce48">
            <text:p>206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3T00:00:00" table:style-name="ce43">
            <text:p>03/02/2021</text:p>
          </table:table-cell>
          <table:table-cell office:value-type="float" office:value="210" table:style-name="ce48">
            <text:p>210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4T00:00:00" table:style-name="ce43">
            <text:p>04/02/2021</text:p>
          </table:table-cell>
          <table:table-cell office:value-type="float" office:value="211" table:style-name="ce48">
            <text:p>211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5T00:00:00" table:style-name="ce43">
            <text:p>05/02/2021</text:p>
          </table:table-cell>
          <table:table-cell office:value-type="float" office:value="215" table:style-name="ce48">
            <text:p>215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6T00:00:00" table:style-name="ce43">
            <text:p>06/02/2021</text:p>
          </table:table-cell>
          <table:table-cell office:value-type="float" office:value="216" table:style-name="ce48">
            <text:p>216</text:p>
          </table:table-cell>
          <table:table-cell office:value-type="float" office:value="0" table:style-name="ce48">
            <text:p>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7T00:00:00" table:style-name="ce43">
            <text:p>07/02/2021</text:p>
          </table:table-cell>
          <table:table-cell office:value-type="float" office:value="218" table:style-name="ce48">
            <text:p>218</text:p>
          </table:table-cell>
          <table:table-cell office:value-type="float" office:value="0" table:style-name="ce48">
            <text:p>0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8T00:00:00" table:style-name="ce43">
            <text:p>08/02/2021</text:p>
          </table:table-cell>
          <table:table-cell office:value-type="float" office:value="224" table:style-name="ce48">
            <text:p>224</text:p>
          </table:table-cell>
          <table:table-cell office:value-type="float" office:value="0" table:style-name="ce48">
            <text:p>0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09T00:00:00" table:style-name="ce43">
            <text:p>09/02/2021</text:p>
          </table:table-cell>
          <table:table-cell office:value-type="float" office:value="226" table:style-name="ce48">
            <text:p>226</text:p>
          </table:table-cell>
          <table:table-cell office:value-type="float" office:value="0" table:style-name="ce48">
            <text:p>0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0T00:00:00" table:style-name="ce43">
            <text:p>10/02/2021</text:p>
          </table:table-cell>
          <table:table-cell office:value-type="float" office:value="233" table:style-name="ce48">
            <text:p>233</text:p>
          </table:table-cell>
          <table:table-cell office:value-type="float" office:value="0" table:style-name="ce48">
            <text:p>0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1T00:00:00" table:style-name="ce43">
            <text:p>11/02/2021</text:p>
          </table:table-cell>
          <table:table-cell office:value-type="float" office:value="238" table:style-name="ce48">
            <text:p>238</text:p>
          </table:table-cell>
          <table:table-cell office:value-type="float" office:value="0" table:style-name="ce48">
            <text:p>0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2T00:00:00" table:style-name="ce43">
            <text:p>12/02/2021</text:p>
          </table:table-cell>
          <table:table-cell office:value-type="float" office:value="244" table:style-name="ce48">
            <text:p>244</text:p>
          </table:table-cell>
          <table:table-cell office:value-type="float" office:value="0" table:style-name="ce48">
            <text:p>0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3T00:00:00" table:style-name="ce43">
            <text:p>13/02/2021</text:p>
          </table:table-cell>
          <table:table-cell office:value-type="float" office:value="245" table:style-name="ce48">
            <text:p>245</text:p>
          </table:table-cell>
          <table:table-cell office:value-type="float" office:value="0" table:style-name="ce48">
            <text:p>0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4T00:00:00" table:style-name="ce43">
            <text:p>14/02/2021</text:p>
          </table:table-cell>
          <table:table-cell office:value-type="float" office:value="247" table:style-name="ce48">
            <text:p>247</text:p>
          </table:table-cell>
          <table:table-cell office:value-type="float" office:value="0" table:style-name="ce48">
            <text:p>0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5T00:00:00" table:style-name="ce43">
            <text:p>15/02/2021</text:p>
          </table:table-cell>
          <table:table-cell office:value-type="float" office:value="253" table:style-name="ce48">
            <text:p>253</text:p>
          </table:table-cell>
          <table:table-cell office:value-type="float" office:value="0" table:style-name="ce48">
            <text:p>0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6T00:00:00" table:style-name="ce43">
            <text:p>16/02/2021</text:p>
          </table:table-cell>
          <table:table-cell office:value-type="float" office:value="254" table:style-name="ce48">
            <text:p>254</text:p>
          </table:table-cell>
          <table:table-cell office:value-type="float" office:value="0" table:style-name="ce48">
            <text:p>0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7T00:00:00" table:style-name="ce43">
            <text:p>17/02/2021</text:p>
          </table:table-cell>
          <table:table-cell office:value-type="float" office:value="258" table:style-name="ce48">
            <text:p>258</text:p>
          </table:table-cell>
          <table:table-cell office:value-type="float" office:value="0" table:style-name="ce48">
            <text:p>0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8T00:00:00" table:style-name="ce43">
            <text:p>18/02/2021</text:p>
          </table:table-cell>
          <table:table-cell office:value-type="float" office:value="258" table:style-name="ce48">
            <text:p>258</text:p>
          </table:table-cell>
          <table:table-cell office:value-type="float" office:value="0" table:style-name="ce48">
            <text:p>0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19T00:00:00" table:style-name="ce43">
            <text:p>19/02/2021</text:p>
          </table:table-cell>
          <table:table-cell office:value-type="float" office:value="260" table:style-name="ce48">
            <text:p>260</text:p>
          </table:table-cell>
          <table:table-cell office:value-type="float" office:value="5" table:style-name="ce48">
            <text:p>5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0T00:00:00" table:style-name="ce43">
            <text:p>20/02/2021</text:p>
          </table:table-cell>
          <table:table-cell office:value-type="float" office:value="260" table:style-name="ce48">
            <text:p>260</text:p>
          </table:table-cell>
          <table:table-cell office:value-type="float" office:value="5" table:style-name="ce48">
            <text:p>5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1T00:00:00" table:style-name="ce43">
            <text:p>21/02/2021</text:p>
          </table:table-cell>
          <table:table-cell office:value-type="float" office:value="268" table:style-name="ce48">
            <text:p>268</text:p>
          </table:table-cell>
          <table:table-cell office:value-type="float" office:value="5" table:style-name="ce48">
            <text:p>5</text:p>
          </table:table-cell>
          <table:table-cell office:value-type="float" office:value="19" table:style-name="ce48">
            <text:p>1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2T00:00:00" table:style-name="ce43">
            <text:p>22/02/2021</text:p>
          </table:table-cell>
          <table:table-cell office:value-type="float" office:value="270" table:style-name="ce48">
            <text:p>270</text:p>
          </table:table-cell>
          <table:table-cell office:value-type="float" office:value="5" table:style-name="ce48">
            <text:p>5</text:p>
          </table:table-cell>
          <table:table-cell office:value-type="float" office:value="21" table:style-name="ce48">
            <text:p>2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3T00:00:00" table:style-name="ce43">
            <text:p>23/02/2021</text:p>
          </table:table-cell>
          <table:table-cell office:value-type="float" office:value="274" table:style-name="ce48">
            <text:p>274</text:p>
          </table:table-cell>
          <table:table-cell office:value-type="float" office:value="6" table:style-name="ce48">
            <text:p>6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4T00:00:00" table:style-name="ce43">
            <text:p>24/02/2021</text:p>
          </table:table-cell>
          <table:table-cell office:value-type="float" office:value="281" table:style-name="ce48">
            <text:p>281</text:p>
          </table:table-cell>
          <table:table-cell office:value-type="float" office:value="7" table:style-name="ce48">
            <text:p>7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5T00:00:00" table:style-name="ce43">
            <text:p>25/02/2021</text:p>
          </table:table-cell>
          <table:table-cell office:value-type="float" office:value="283" table:style-name="ce48">
            <text:p>283</text:p>
          </table:table-cell>
          <table:table-cell office:value-type="float" office:value="8" table:style-name="ce48">
            <text:p>8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6T00:00:00" table:style-name="ce43">
            <text:p>26/02/2021</text:p>
          </table:table-cell>
          <table:table-cell office:value-type="float" office:value="286" table:style-name="ce48">
            <text:p>286</text:p>
          </table:table-cell>
          <table:table-cell office:value-type="float" office:value="9" table:style-name="ce48">
            <text:p>9</text:p>
          </table:table-cell>
          <table:table-cell office:value-type="float" office:value="23" table:style-name="ce48">
            <text:p>2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7T00:00:00" table:style-name="ce43">
            <text:p>27/02/2021</text:p>
          </table:table-cell>
          <table:table-cell office:value-type="float" office:value="290" table:style-name="ce48">
            <text:p>290</text:p>
          </table:table-cell>
          <table:table-cell office:value-type="float" office:value="9" table:style-name="ce48">
            <text:p>9</text:p>
          </table:table-cell>
          <table:table-cell office:value-type="float" office:value="28" table:style-name="ce48">
            <text:p>2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2-28T00:00:00" table:style-name="ce43">
            <text:p>28/02/2021</text:p>
          </table:table-cell>
          <table:table-cell office:value-type="float" office:value="292" table:style-name="ce48">
            <text:p>292</text:p>
          </table:table-cell>
          <table:table-cell office:value-type="float" office:value="9" table:style-name="ce48">
            <text:p>9</text:p>
          </table:table-cell>
          <table:table-cell office:value-type="float" office:value="32" table:style-name="ce48">
            <text:p>3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1T00:00:00" table:style-name="ce43">
            <text:p>01/03/2021</text:p>
          </table:table-cell>
          <table:table-cell office:value-type="float" office:value="301" table:style-name="ce48">
            <text:p>301</text:p>
          </table:table-cell>
          <table:table-cell office:value-type="float" office:value="10" table:style-name="ce48">
            <text:p>10</text:p>
          </table:table-cell>
          <table:table-cell office:value-type="float" office:value="34" table:style-name="ce48">
            <text:p>3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2T00:00:00" table:style-name="ce43">
            <text:p>02/03/2021</text:p>
          </table:table-cell>
          <table:table-cell office:value-type="float" office:value="306" table:style-name="ce48">
            <text:p>306</text:p>
          </table:table-cell>
          <table:table-cell office:value-type="float" office:value="11" table:style-name="ce48">
            <text:p>11</text:p>
          </table:table-cell>
          <table:table-cell office:value-type="float" office:value="42" table:style-name="ce48">
            <text:p>4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3T00:00:00" table:style-name="ce43">
            <text:p>03/03/2021</text:p>
          </table:table-cell>
          <table:table-cell office:value-type="float" office:value="320" table:style-name="ce48">
            <text:p>320</text:p>
          </table:table-cell>
          <table:table-cell office:value-type="float" office:value="11" table:style-name="ce48">
            <text:p>11</text:p>
          </table:table-cell>
          <table:table-cell office:value-type="float" office:value="43" table:style-name="ce48">
            <text:p>4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4T00:00:00" table:style-name="ce43">
            <text:p>04/03/2021</text:p>
          </table:table-cell>
          <table:table-cell office:value-type="float" office:value="326" table:style-name="ce48">
            <text:p>326</text:p>
          </table:table-cell>
          <table:table-cell office:value-type="float" office:value="11" table:style-name="ce48">
            <text:p>11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5T00:00:00" table:style-name="ce43">
            <text:p>05/03/2021</text:p>
          </table:table-cell>
          <table:table-cell office:value-type="float" office:value="329" table:style-name="ce48">
            <text:p>329</text:p>
          </table:table-cell>
          <table:table-cell office:value-type="float" office:value="11" table:style-name="ce48">
            <text:p>11</text:p>
          </table:table-cell>
          <table:table-cell office:value-type="float" office:value="51" table:style-name="ce48">
            <text:p>5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6T00:00:00" table:style-name="ce43">
            <text:p>06/03/2021</text:p>
          </table:table-cell>
          <table:table-cell office:value-type="float" office:value="332" table:style-name="ce48">
            <text:p>332</text:p>
          </table:table-cell>
          <table:table-cell office:value-type="float" office:value="12" table:style-name="ce48">
            <text:p>12</text:p>
          </table:table-cell>
          <table:table-cell office:value-type="float" office:value="54" table:style-name="ce48">
            <text:p>5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7T00:00:00" table:style-name="ce43">
            <text:p>07/03/2021</text:p>
          </table:table-cell>
          <table:table-cell office:value-type="float" office:value="334" table:style-name="ce48">
            <text:p>334</text:p>
          </table:table-cell>
          <table:table-cell office:value-type="float" office:value="12" table:style-name="ce48">
            <text:p>12</text:p>
          </table:table-cell>
          <table:table-cell office:value-type="float" office:value="55" table:style-name="ce48">
            <text:p>5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8T00:00:00" table:style-name="ce43">
            <text:p>08/03/2021</text:p>
          </table:table-cell>
          <table:table-cell office:value-type="float" office:value="336" table:style-name="ce48">
            <text:p>336</text:p>
          </table:table-cell>
          <table:table-cell office:value-type="float" office:value="14" table:style-name="ce48">
            <text:p>14</text:p>
          </table:table-cell>
          <table:table-cell office:value-type="float" office:value="58" table:style-name="ce48">
            <text:p>5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09T00:00:00" table:style-name="ce43">
            <text:p>09/03/2021</text:p>
          </table:table-cell>
          <table:table-cell office:value-type="float" office:value="340" table:style-name="ce48">
            <text:p>340</text:p>
          </table:table-cell>
          <table:table-cell office:value-type="float" office:value="16" table:style-name="ce48">
            <text:p>16</text:p>
          </table:table-cell>
          <table:table-cell office:value-type="float" office:value="61" table:style-name="ce48">
            <text:p>6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0T00:00:00" table:style-name="ce43">
            <text:p>10/03/2021</text:p>
          </table:table-cell>
          <table:table-cell office:value-type="float" office:value="344" table:style-name="ce48">
            <text:p>344</text:p>
          </table:table-cell>
          <table:table-cell office:value-type="float" office:value="16" table:style-name="ce48">
            <text:p>16</text:p>
          </table:table-cell>
          <table:table-cell office:value-type="float" office:value="64" table:style-name="ce48">
            <text:p>6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1T00:00:00" table:style-name="ce43">
            <text:p>11/03/2021</text:p>
          </table:table-cell>
          <table:table-cell office:value-type="float" office:value="354" table:style-name="ce48">
            <text:p>354</text:p>
          </table:table-cell>
          <table:table-cell office:value-type="float" office:value="19" table:style-name="ce48">
            <text:p>19</text:p>
          </table:table-cell>
          <table:table-cell office:value-type="float" office:value="70" table:style-name="ce48">
            <text:p>70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2T00:00:00" table:style-name="ce43">
            <text:p>12/03/2021</text:p>
          </table:table-cell>
          <table:table-cell office:value-type="float" office:value="365" table:style-name="ce48">
            <text:p>365</text:p>
          </table:table-cell>
          <table:table-cell office:value-type="float" office:value="20" table:style-name="ce48">
            <text:p>20</text:p>
          </table:table-cell>
          <table:table-cell office:value-type="float" office:value="72" table:style-name="ce48">
            <text:p>72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3T00:00:00" table:style-name="ce43">
            <text:p>13/03/2021</text:p>
          </table:table-cell>
          <table:table-cell office:value-type="float" office:value="373" table:style-name="ce48">
            <text:p>373</text:p>
          </table:table-cell>
          <table:table-cell office:value-type="float" office:value="22" table:style-name="ce48">
            <text:p>22</text:p>
          </table:table-cell>
          <table:table-cell office:value-type="float" office:value="73" table:style-name="ce48">
            <text:p>73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4T00:00:00" table:style-name="ce43">
            <text:p>14/03/2021</text:p>
          </table:table-cell>
          <table:table-cell office:value-type="float" office:value="381" table:style-name="ce48">
            <text:p>381</text:p>
          </table:table-cell>
          <table:table-cell office:value-type="float" office:value="25" table:style-name="ce48">
            <text:p>25</text:p>
          </table:table-cell>
          <table:table-cell office:value-type="float" office:value="74" table:style-name="ce48">
            <text:p>74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5T00:00:00" table:style-name="ce43">
            <text:p>15/03/2021</text:p>
          </table:table-cell>
          <table:table-cell office:value-type="float" office:value="399" table:style-name="ce48">
            <text:p>399</text:p>
          </table:table-cell>
          <table:table-cell office:value-type="float" office:value="26" table:style-name="ce48">
            <text:p>26</text:p>
          </table:table-cell>
          <table:table-cell office:value-type="float" office:value="79" table:style-name="ce48">
            <text:p>79</text:p>
          </table:table-cell>
          <table:table-cell office:value-type="float" office:value="8" table:style-name="ce48">
            <text:p>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6T00:00:00" table:style-name="ce43">
            <text:p>16/03/2021</text:p>
          </table:table-cell>
          <table:table-cell office:value-type="float" office:value="402" table:style-name="ce48">
            <text:p>402</text:p>
          </table:table-cell>
          <table:table-cell office:value-type="float" office:value="28" table:style-name="ce48">
            <text:p>28</text:p>
          </table:table-cell>
          <table:table-cell office:value-type="float" office:value="83" table:style-name="ce48">
            <text:p>83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7T00:00:00" table:style-name="ce43">
            <text:p>17/03/2021</text:p>
          </table:table-cell>
          <table:table-cell office:value-type="float" office:value="411" table:style-name="ce48">
            <text:p>411</text:p>
          </table:table-cell>
          <table:table-cell office:value-type="float" office:value="29" table:style-name="ce48">
            <text:p>29</text:p>
          </table:table-cell>
          <table:table-cell office:value-type="float" office:value="85" table:style-name="ce48">
            <text:p>85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8T00:00:00" table:style-name="ce43">
            <text:p>18/03/2021</text:p>
          </table:table-cell>
          <table:table-cell office:value-type="float" office:value="426" table:style-name="ce48">
            <text:p>426</text:p>
          </table:table-cell>
          <table:table-cell office:value-type="float" office:value="30" table:style-name="ce48">
            <text:p>30</text:p>
          </table:table-cell>
          <table:table-cell office:value-type="float" office:value="85" table:style-name="ce48">
            <text:p>85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19T00:00:00" table:style-name="ce43">
            <text:p>19/03/2021</text:p>
          </table:table-cell>
          <table:table-cell office:value-type="float" office:value="433" table:style-name="ce48">
            <text:p>433</text:p>
          </table:table-cell>
          <table:table-cell office:value-type="float" office:value="30" table:style-name="ce48">
            <text:p>30</text:p>
          </table:table-cell>
          <table:table-cell office:value-type="float" office:value="86" table:style-name="ce48">
            <text:p>86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0T00:00:00" table:style-name="ce43">
            <text:p>20/03/2021</text:p>
          </table:table-cell>
          <table:table-cell office:value-type="float" office:value="444" table:style-name="ce48">
            <text:p>444</text:p>
          </table:table-cell>
          <table:table-cell office:value-type="float" office:value="30" table:style-name="ce48">
            <text:p>30</text:p>
          </table:table-cell>
          <table:table-cell office:value-type="float" office:value="88" table:style-name="ce48">
            <text:p>88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1T00:00:00" table:style-name="ce43">
            <text:p>21/03/2021</text:p>
          </table:table-cell>
          <table:table-cell office:value-type="float" office:value="449" table:style-name="ce48">
            <text:p>449</text:p>
          </table:table-cell>
          <table:table-cell office:value-type="float" office:value="30" table:style-name="ce48">
            <text:p>30</text:p>
          </table:table-cell>
          <table:table-cell office:value-type="float" office:value="90" table:style-name="ce48">
            <text:p>90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2T00:00:00" table:style-name="ce43">
            <text:p>22/03/2021</text:p>
          </table:table-cell>
          <table:table-cell office:value-type="float" office:value="465" table:style-name="ce48">
            <text:p>465</text:p>
          </table:table-cell>
          <table:table-cell office:value-type="float" office:value="32" table:style-name="ce48">
            <text:p>32</text:p>
          </table:table-cell>
          <table:table-cell office:value-type="float" office:value="96" table:style-name="ce48">
            <text:p>96</text:p>
          </table:table-cell>
          <table:table-cell office:value-type="float" office:value="12" table:style-name="ce48">
            <text:p>1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3T00:00:00" table:style-name="ce43">
            <text:p>23/03/2021</text:p>
          </table:table-cell>
          <table:table-cell office:value-type="float" office:value="473" table:style-name="ce48">
            <text:p>473</text:p>
          </table:table-cell>
          <table:table-cell office:value-type="float" office:value="34" table:style-name="ce48">
            <text:p>34</text:p>
          </table:table-cell>
          <table:table-cell office:value-type="float" office:value="102" table:style-name="ce48">
            <text:p>102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4T00:00:00" table:style-name="ce43">
            <text:p>24/03/2021</text:p>
          </table:table-cell>
          <table:table-cell office:value-type="float" office:value="487" table:style-name="ce48">
            <text:p>487</text:p>
          </table:table-cell>
          <table:table-cell office:value-type="float" office:value="35" table:style-name="ce48">
            <text:p>35</text:p>
          </table:table-cell>
          <table:table-cell office:value-type="float" office:value="106" table:style-name="ce48">
            <text:p>106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5T00:00:00" table:style-name="ce43">
            <text:p>25/03/2021</text:p>
          </table:table-cell>
          <table:table-cell office:value-type="float" office:value="502" table:style-name="ce48">
            <text:p>502</text:p>
          </table:table-cell>
          <table:table-cell office:value-type="float" office:value="35" table:style-name="ce48">
            <text:p>35</text:p>
          </table:table-cell>
          <table:table-cell office:value-type="float" office:value="107" table:style-name="ce48">
            <text:p>107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6T00:00:00" table:style-name="ce43">
            <text:p>26/03/2021</text:p>
          </table:table-cell>
          <table:table-cell office:value-type="float" office:value="508" table:style-name="ce48">
            <text:p>508</text:p>
          </table:table-cell>
          <table:table-cell office:value-type="float" office:value="35" table:style-name="ce48">
            <text:p>35</text:p>
          </table:table-cell>
          <table:table-cell office:value-type="float" office:value="111" table:style-name="ce48">
            <text:p>111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7T00:00:00" table:style-name="ce43">
            <text:p>27/03/2021</text:p>
          </table:table-cell>
          <table:table-cell office:value-type="float" office:value="511" table:style-name="ce48">
            <text:p>511</text:p>
          </table:table-cell>
          <table:table-cell office:value-type="float" office:value="35" table:style-name="ce48">
            <text:p>35</text:p>
          </table:table-cell>
          <table:table-cell office:value-type="float" office:value="116" table:style-name="ce48">
            <text:p>116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8T00:00:00" table:style-name="ce43">
            <text:p>28/03/2021</text:p>
          </table:table-cell>
          <table:table-cell office:value-type="float" office:value="519" table:style-name="ce48">
            <text:p>519</text:p>
          </table:table-cell>
          <table:table-cell office:value-type="float" office:value="36" table:style-name="ce48">
            <text:p>36</text:p>
          </table:table-cell>
          <table:table-cell office:value-type="float" office:value="119" table:style-name="ce48">
            <text:p>119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29T00:00:00" table:style-name="ce43">
            <text:p>29/03/2021</text:p>
          </table:table-cell>
          <table:table-cell office:value-type="float" office:value="526" table:style-name="ce48">
            <text:p>526</text:p>
          </table:table-cell>
          <table:table-cell office:value-type="float" office:value="36" table:style-name="ce48">
            <text:p>36</text:p>
          </table:table-cell>
          <table:table-cell office:value-type="float" office:value="122" table:style-name="ce48">
            <text:p>122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30T00:00:00" table:style-name="ce43">
            <text:p>30/03/2021</text:p>
          </table:table-cell>
          <table:table-cell office:value-type="float" office:value="537" table:style-name="ce48">
            <text:p>537</text:p>
          </table:table-cell>
          <table:table-cell office:value-type="float" office:value="37" table:style-name="ce48">
            <text:p>37</text:p>
          </table:table-cell>
          <table:table-cell office:value-type="float" office:value="122" table:style-name="ce48">
            <text:p>122</text:p>
          </table:table-cell>
          <table:table-cell office:value-type="float" office:value="26" table:style-name="ce48">
            <text:p>2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3-31T00:00:00" table:style-name="ce43">
            <text:p>31/03/2021</text:p>
          </table:table-cell>
          <table:table-cell office:value-type="float" office:value="546" table:style-name="ce48">
            <text:p>546</text:p>
          </table:table-cell>
          <table:table-cell office:value-type="float" office:value="38" table:style-name="ce48">
            <text:p>38</text:p>
          </table:table-cell>
          <table:table-cell office:value-type="float" office:value="127" table:style-name="ce48">
            <text:p>127</text:p>
          </table:table-cell>
          <table:table-cell office:value-type="float" office:value="30" table:style-name="ce48">
            <text:p>3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1T00:00:00" table:style-name="ce43">
            <text:p>01/04/2021</text:p>
          </table:table-cell>
          <table:table-cell office:value-type="float" office:value="552" table:style-name="ce48">
            <text:p>552</text:p>
          </table:table-cell>
          <table:table-cell office:value-type="float" office:value="39" table:style-name="ce48">
            <text:p>39</text:p>
          </table:table-cell>
          <table:table-cell office:value-type="float" office:value="127" table:style-name="ce48">
            <text:p>127</text:p>
          </table:table-cell>
          <table:table-cell office:value-type="float" office:value="32" table:style-name="ce48">
            <text:p>3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2T00:00:00" table:style-name="ce43">
            <text:p>02/04/2021</text:p>
          </table:table-cell>
          <table:table-cell office:value-type="float" office:value="559" table:style-name="ce48">
            <text:p>559</text:p>
          </table:table-cell>
          <table:table-cell office:value-type="float" office:value="45" table:style-name="ce48">
            <text:p>45</text:p>
          </table:table-cell>
          <table:table-cell office:value-type="float" office:value="127" table:style-name="ce48">
            <text:p>127</text:p>
          </table:table-cell>
          <table:table-cell office:value-type="float" office:value="37" table:style-name="ce48">
            <text:p>3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3T00:00:00" table:style-name="ce43">
            <text:p>03/04/2021</text:p>
          </table:table-cell>
          <table:table-cell office:value-type="float" office:value="568" table:style-name="ce48">
            <text:p>568</text:p>
          </table:table-cell>
          <table:table-cell office:value-type="float" office:value="45" table:style-name="ce48">
            <text:p>45</text:p>
          </table:table-cell>
          <table:table-cell office:value-type="float" office:value="129" table:style-name="ce48">
            <text:p>129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4T00:00:00" table:style-name="ce43">
            <text:p>04/04/2021</text:p>
          </table:table-cell>
          <table:table-cell office:value-type="float" office:value="578" table:style-name="ce48">
            <text:p>578</text:p>
          </table:table-cell>
          <table:table-cell office:value-type="float" office:value="47" table:style-name="ce48">
            <text:p>47</text:p>
          </table:table-cell>
          <table:table-cell office:value-type="float" office:value="132" table:style-name="ce48">
            <text:p>132</text:p>
          </table:table-cell>
          <table:table-cell office:value-type="float" office:value="48" table:style-name="ce48">
            <text:p>4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5T00:00:00" table:style-name="ce43">
            <text:p>05/04/2021</text:p>
          </table:table-cell>
          <table:table-cell office:value-type="float" office:value="586" table:style-name="ce48">
            <text:p>586</text:p>
          </table:table-cell>
          <table:table-cell office:value-type="float" office:value="48" table:style-name="ce48">
            <text:p>48</text:p>
          </table:table-cell>
          <table:table-cell office:value-type="float" office:value="133" table:style-name="ce48">
            <text:p>133</text:p>
          </table:table-cell>
          <table:table-cell office:value-type="float" office:value="55" table:style-name="ce48">
            <text:p>5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6T00:00:00" table:style-name="ce43">
            <text:p>06/04/2021</text:p>
          </table:table-cell>
          <table:table-cell office:value-type="float" office:value="593" table:style-name="ce48">
            <text:p>593</text:p>
          </table:table-cell>
          <table:table-cell office:value-type="float" office:value="50" table:style-name="ce48">
            <text:p>50</text:p>
          </table:table-cell>
          <table:table-cell office:value-type="float" office:value="138" table:style-name="ce48">
            <text:p>138</text:p>
          </table:table-cell>
          <table:table-cell office:value-type="float" office:value="73" table:style-name="ce48">
            <text:p>7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7T00:00:00" table:style-name="ce43">
            <text:p>07/04/2021</text:p>
          </table:table-cell>
          <table:table-cell office:value-type="float" office:value="604" table:style-name="ce48">
            <text:p>604</text:p>
          </table:table-cell>
          <table:table-cell office:value-type="float" office:value="52" table:style-name="ce48">
            <text:p>52</text:p>
          </table:table-cell>
          <table:table-cell office:value-type="float" office:value="138" table:style-name="ce48">
            <text:p>138</text:p>
          </table:table-cell>
          <table:table-cell office:value-type="float" office:value="89" table:style-name="ce48">
            <text:p>8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8T00:00:00" table:style-name="ce43">
            <text:p>08/04/2021</text:p>
          </table:table-cell>
          <table:table-cell office:value-type="float" office:value="622" table:style-name="ce48">
            <text:p>622</text:p>
          </table:table-cell>
          <table:table-cell office:value-type="float" office:value="54" table:style-name="ce48">
            <text:p>54</text:p>
          </table:table-cell>
          <table:table-cell office:value-type="float" office:value="140" table:style-name="ce48">
            <text:p>140</text:p>
          </table:table-cell>
          <table:table-cell office:value-type="float" office:value="98" table:style-name="ce48">
            <text:p>9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09T00:00:00" table:style-name="ce43">
            <text:p>09/04/2021</text:p>
          </table:table-cell>
          <table:table-cell office:value-type="float" office:value="638" table:style-name="ce48">
            <text:p>638</text:p>
          </table:table-cell>
          <table:table-cell office:value-type="float" office:value="58" table:style-name="ce48">
            <text:p>58</text:p>
          </table:table-cell>
          <table:table-cell office:value-type="float" office:value="143" table:style-name="ce48">
            <text:p>143</text:p>
          </table:table-cell>
          <table:table-cell office:value-type="float" office:value="109" table:style-name="ce48">
            <text:p>10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0T00:00:00" table:style-name="ce43">
            <text:p>10/04/2021</text:p>
          </table:table-cell>
          <table:table-cell office:value-type="float" office:value="655" table:style-name="ce48">
            <text:p>655</text:p>
          </table:table-cell>
          <table:table-cell office:value-type="float" office:value="60" table:style-name="ce48">
            <text:p>60</text:p>
          </table:table-cell>
          <table:table-cell office:value-type="float" office:value="145" table:style-name="ce48">
            <text:p>145</text:p>
          </table:table-cell>
          <table:table-cell office:value-type="float" office:value="131" table:style-name="ce48">
            <text:p>13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1T00:00:00" table:style-name="ce43">
            <text:p>11/04/2021</text:p>
          </table:table-cell>
          <table:table-cell office:value-type="float" office:value="656" table:style-name="ce48">
            <text:p>656</text:p>
          </table:table-cell>
          <table:table-cell office:value-type="float" office:value="61" table:style-name="ce48">
            <text:p>61</text:p>
          </table:table-cell>
          <table:table-cell office:value-type="float" office:value="145" table:style-name="ce48">
            <text:p>145</text:p>
          </table:table-cell>
          <table:table-cell office:value-type="float" office:value="153" table:style-name="ce48">
            <text:p>15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2T00:00:00" table:style-name="ce43">
            <text:p>12/04/2021</text:p>
          </table:table-cell>
          <table:table-cell office:value-type="float" office:value="666" table:style-name="ce48">
            <text:p>666</text:p>
          </table:table-cell>
          <table:table-cell office:value-type="float" office:value="62" table:style-name="ce48">
            <text:p>62</text:p>
          </table:table-cell>
          <table:table-cell office:value-type="float" office:value="148" table:style-name="ce48">
            <text:p>148</text:p>
          </table:table-cell>
          <table:table-cell office:value-type="float" office:value="168" table:style-name="ce48">
            <text:p>16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3T00:00:00" table:style-name="ce43">
            <text:p>13/04/2021</text:p>
          </table:table-cell>
          <table:table-cell office:value-type="float" office:value="678" table:style-name="ce48">
            <text:p>678</text:p>
          </table:table-cell>
          <table:table-cell office:value-type="float" office:value="63" table:style-name="ce48">
            <text:p>63</text:p>
          </table:table-cell>
          <table:table-cell office:value-type="float" office:value="149" table:style-name="ce48">
            <text:p>149</text:p>
          </table:table-cell>
          <table:table-cell office:value-type="float" office:value="184" table:style-name="ce48">
            <text:p>18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4T00:00:00" table:style-name="ce43">
            <text:p>14/04/2021</text:p>
          </table:table-cell>
          <table:table-cell office:value-type="float" office:value="689" table:style-name="ce48">
            <text:p>689</text:p>
          </table:table-cell>
          <table:table-cell office:value-type="float" office:value="63" table:style-name="ce48">
            <text:p>63</text:p>
          </table:table-cell>
          <table:table-cell office:value-type="float" office:value="153" table:style-name="ce48">
            <text:p>153</text:p>
          </table:table-cell>
          <table:table-cell office:value-type="float" office:value="213" table:style-name="ce48">
            <text:p>21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5T00:00:00" table:style-name="ce43">
            <text:p>15/04/2021</text:p>
          </table:table-cell>
          <table:table-cell office:value-type="float" office:value="693" table:style-name="ce48">
            <text:p>693</text:p>
          </table:table-cell>
          <table:table-cell office:value-type="float" office:value="70" table:style-name="ce48">
            <text:p>70</text:p>
          </table:table-cell>
          <table:table-cell office:value-type="float" office:value="155" table:style-name="ce48">
            <text:p>155</text:p>
          </table:table-cell>
          <table:table-cell office:value-type="float" office:value="246" table:style-name="ce48">
            <text:p>24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6T00:00:00" table:style-name="ce43">
            <text:p>16/04/2021</text:p>
          </table:table-cell>
          <table:table-cell office:value-type="float" office:value="708" table:style-name="ce48">
            <text:p>708</text:p>
          </table:table-cell>
          <table:table-cell office:value-type="float" office:value="73" table:style-name="ce48">
            <text:p>73</text:p>
          </table:table-cell>
          <table:table-cell office:value-type="float" office:value="157" table:style-name="ce48">
            <text:p>157</text:p>
          </table:table-cell>
          <table:table-cell office:value-type="float" office:value="287" table:style-name="ce48">
            <text:p>28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7T00:00:00" table:style-name="ce43">
            <text:p>17/04/2021</text:p>
          </table:table-cell>
          <table:table-cell office:value-type="float" office:value="713" table:style-name="ce48">
            <text:p>713</text:p>
          </table:table-cell>
          <table:table-cell office:value-type="float" office:value="74" table:style-name="ce48">
            <text:p>74</text:p>
          </table:table-cell>
          <table:table-cell office:value-type="float" office:value="158" table:style-name="ce48">
            <text:p>158</text:p>
          </table:table-cell>
          <table:table-cell office:value-type="float" office:value="331" table:style-name="ce48">
            <text:p>33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8T00:00:00" table:style-name="ce43">
            <text:p>18/04/2021</text:p>
          </table:table-cell>
          <table:table-cell office:value-type="float" office:value="723" table:style-name="ce48">
            <text:p>723</text:p>
          </table:table-cell>
          <table:table-cell office:value-type="float" office:value="78" table:style-name="ce48">
            <text:p>78</text:p>
          </table:table-cell>
          <table:table-cell office:value-type="float" office:value="160" table:style-name="ce48">
            <text:p>160</text:p>
          </table:table-cell>
          <table:table-cell office:value-type="float" office:value="358" table:style-name="ce48">
            <text:p>35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19T00:00:00" table:style-name="ce43">
            <text:p>19/04/2021</text:p>
          </table:table-cell>
          <table:table-cell office:value-type="float" office:value="735" table:style-name="ce48">
            <text:p>735</text:p>
          </table:table-cell>
          <table:table-cell office:value-type="float" office:value="81" table:style-name="ce48">
            <text:p>81</text:p>
          </table:table-cell>
          <table:table-cell office:value-type="float" office:value="161" table:style-name="ce48">
            <text:p>161</text:p>
          </table:table-cell>
          <table:table-cell office:value-type="float" office:value="440" table:style-name="ce48">
            <text:p>44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0T00:00:00" table:style-name="ce43">
            <text:p>20/04/2021</text:p>
          </table:table-cell>
          <table:table-cell office:value-type="float" office:value="744" table:style-name="ce48">
            <text:p>744</text:p>
          </table:table-cell>
          <table:table-cell office:value-type="float" office:value="85" table:style-name="ce48">
            <text:p>85</text:p>
          </table:table-cell>
          <table:table-cell office:value-type="float" office:value="166" table:style-name="ce48">
            <text:p>166</text:p>
          </table:table-cell>
          <table:table-cell office:value-type="float" office:value="500" table:style-name="ce48">
            <text:p>50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1T00:00:00" table:style-name="ce43">
            <text:p>21/04/2021</text:p>
          </table:table-cell>
          <table:table-cell office:value-type="float" office:value="750" table:style-name="ce48">
            <text:p>750</text:p>
          </table:table-cell>
          <table:table-cell office:value-type="float" office:value="88" table:style-name="ce48">
            <text:p>88</text:p>
          </table:table-cell>
          <table:table-cell office:value-type="float" office:value="172" table:style-name="ce48">
            <text:p>172</text:p>
          </table:table-cell>
          <table:table-cell office:value-type="float" office:value="561" table:style-name="ce48">
            <text:p>56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2T00:00:00" table:style-name="ce43">
            <text:p>22/04/2021</text:p>
          </table:table-cell>
          <table:table-cell office:value-type="float" office:value="756" table:style-name="ce48">
            <text:p>756</text:p>
          </table:table-cell>
          <table:table-cell office:value-type="float" office:value="92" table:style-name="ce48">
            <text:p>92</text:p>
          </table:table-cell>
          <table:table-cell office:value-type="float" office:value="177" table:style-name="ce48">
            <text:p>177</text:p>
          </table:table-cell>
          <table:table-cell office:value-type="float" office:value="626" table:style-name="ce48">
            <text:p>62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3T00:00:00" table:style-name="ce43">
            <text:p>23/04/2021</text:p>
          </table:table-cell>
          <table:table-cell office:value-type="float" office:value="766" table:style-name="ce48">
            <text:p>766</text:p>
          </table:table-cell>
          <table:table-cell office:value-type="float" office:value="95" table:style-name="ce48">
            <text:p>95</text:p>
          </table:table-cell>
          <table:table-cell office:value-type="float" office:value="179" table:style-name="ce48">
            <text:p>179</text:p>
          </table:table-cell>
          <table:table-cell office:value-type="float" office:value="692" table:style-name="ce48">
            <text:p>69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4T00:00:00" table:style-name="ce43">
            <text:p>24/04/2021</text:p>
          </table:table-cell>
          <table:table-cell office:value-type="float" office:value="771" table:style-name="ce48">
            <text:p>771</text:p>
          </table:table-cell>
          <table:table-cell office:value-type="float" office:value="96" table:style-name="ce48">
            <text:p>96</text:p>
          </table:table-cell>
          <table:table-cell office:value-type="float" office:value="186" table:style-name="ce48">
            <text:p>186</text:p>
          </table:table-cell>
          <table:table-cell office:value-type="float" office:value="763" table:style-name="ce48">
            <text:p>76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5T00:00:00" table:style-name="ce43">
            <text:p>25/04/2021</text:p>
          </table:table-cell>
          <table:table-cell office:value-type="float" office:value="780" table:style-name="ce48">
            <text:p>780</text:p>
          </table:table-cell>
          <table:table-cell office:value-type="float" office:value="98" table:style-name="ce48">
            <text:p>98</text:p>
          </table:table-cell>
          <table:table-cell office:value-type="float" office:value="188" table:style-name="ce48">
            <text:p>188</text:p>
          </table:table-cell>
          <table:table-cell office:value-type="float" office:value="825" table:style-name="ce48">
            <text:p>82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6T00:00:00" table:style-name="ce43">
            <text:p>26/04/2021</text:p>
          </table:table-cell>
          <table:table-cell office:value-type="float" office:value="789" table:style-name="ce48">
            <text:p>789</text:p>
          </table:table-cell>
          <table:table-cell office:value-type="float" office:value="101" table:style-name="ce48">
            <text:p>101</text:p>
          </table:table-cell>
          <table:table-cell office:value-type="float" office:value="189" table:style-name="ce48">
            <text:p>189</text:p>
          </table:table-cell>
          <table:table-cell office:value-type="float" office:value="918" table:style-name="ce48">
            <text:p>91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7T00:00:00" table:style-name="ce43">
            <text:p>27/04/2021</text:p>
          </table:table-cell>
          <table:table-cell office:value-type="float" office:value="798" table:style-name="ce48">
            <text:p>798</text:p>
          </table:table-cell>
          <table:table-cell office:value-type="float" office:value="110" table:style-name="ce48">
            <text:p>110</text:p>
          </table:table-cell>
          <table:table-cell office:value-type="float" office:value="191" table:style-name="ce48">
            <text:p>191</text:p>
          </table:table-cell>
          <table:table-cell office:value-type="float" office:value="1008" table:style-name="ce48">
            <text:p>1,00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8T00:00:00" table:style-name="ce43">
            <text:p>28/04/2021</text:p>
          </table:table-cell>
          <table:table-cell office:value-type="float" office:value="805" table:style-name="ce48">
            <text:p>805</text:p>
          </table:table-cell>
          <table:table-cell office:value-type="float" office:value="114" table:style-name="ce48">
            <text:p>114</text:p>
          </table:table-cell>
          <table:table-cell office:value-type="float" office:value="198" table:style-name="ce48">
            <text:p>198</text:p>
          </table:table-cell>
          <table:table-cell office:value-type="float" office:value="1111" table:style-name="ce48">
            <text:p>1,11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29T00:00:00" table:style-name="ce43">
            <text:p>29/04/2021</text:p>
          </table:table-cell>
          <table:table-cell office:value-type="float" office:value="809" table:style-name="ce48">
            <text:p>809</text:p>
          </table:table-cell>
          <table:table-cell office:value-type="float" office:value="118" table:style-name="ce48">
            <text:p>118</text:p>
          </table:table-cell>
          <table:table-cell office:value-type="float" office:value="199" table:style-name="ce48">
            <text:p>199</text:p>
          </table:table-cell>
          <table:table-cell office:value-type="float" office:value="1203" table:style-name="ce48">
            <text:p>1,20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4-30T00:00:00" table:style-name="ce43">
            <text:p>30/04/2021</text:p>
          </table:table-cell>
          <table:table-cell office:value-type="float" office:value="814" table:style-name="ce48">
            <text:p>814</text:p>
          </table:table-cell>
          <table:table-cell office:value-type="float" office:value="120" table:style-name="ce48">
            <text:p>120</text:p>
          </table:table-cell>
          <table:table-cell office:value-type="float" office:value="200" table:style-name="ce48">
            <text:p>200</text:p>
          </table:table-cell>
          <table:table-cell office:value-type="float" office:value="1345" table:style-name="ce48">
            <text:p>1,34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1T00:00:00" table:style-name="ce43">
            <text:p>01/05/2021</text:p>
          </table:table-cell>
          <table:table-cell office:value-type="float" office:value="822" table:style-name="ce48">
            <text:p>822</text:p>
          </table:table-cell>
          <table:table-cell office:value-type="float" office:value="124" table:style-name="ce48">
            <text:p>124</text:p>
          </table:table-cell>
          <table:table-cell office:value-type="float" office:value="204" table:style-name="ce48">
            <text:p>204</text:p>
          </table:table-cell>
          <table:table-cell office:value-type="float" office:value="1475" table:style-name="ce48">
            <text:p>1,47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2T00:00:00" table:style-name="ce43">
            <text:p>02/05/2021</text:p>
          </table:table-cell>
          <table:table-cell office:value-type="float" office:value="825" table:style-name="ce48">
            <text:p>825</text:p>
          </table:table-cell>
          <table:table-cell office:value-type="float" office:value="125" table:style-name="ce48">
            <text:p>125</text:p>
          </table:table-cell>
          <table:table-cell office:value-type="float" office:value="205" table:style-name="ce48">
            <text:p>205</text:p>
          </table:table-cell>
          <table:table-cell office:value-type="float" office:value="1602" table:style-name="ce48">
            <text:p>1,60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3T00:00:00" table:style-name="ce43">
            <text:p>03/05/2021</text:p>
          </table:table-cell>
          <table:table-cell office:value-type="float" office:value="829" table:style-name="ce48">
            <text:p>829</text:p>
          </table:table-cell>
          <table:table-cell office:value-type="float" office:value="128" table:style-name="ce48">
            <text:p>128</text:p>
          </table:table-cell>
          <table:table-cell office:value-type="float" office:value="207" table:style-name="ce48">
            <text:p>207</text:p>
          </table:table-cell>
          <table:table-cell office:value-type="float" office:value="1750" table:style-name="ce48">
            <text:p>1,75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4T00:00:00" table:style-name="ce43">
            <text:p>04/05/2021</text:p>
          </table:table-cell>
          <table:table-cell office:value-type="float" office:value="835" table:style-name="ce48">
            <text:p>835</text:p>
          </table:table-cell>
          <table:table-cell office:value-type="float" office:value="135" table:style-name="ce48">
            <text:p>135</text:p>
          </table:table-cell>
          <table:table-cell office:value-type="float" office:value="209" table:style-name="ce48">
            <text:p>209</text:p>
          </table:table-cell>
          <table:table-cell office:value-type="float" office:value="1955" table:style-name="ce48">
            <text:p>1,95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5T00:00:00" table:style-name="ce43">
            <text:p>05/05/2021</text:p>
          </table:table-cell>
          <table:table-cell office:value-type="float" office:value="839" table:style-name="ce48">
            <text:p>839</text:p>
          </table:table-cell>
          <table:table-cell office:value-type="float" office:value="136" table:style-name="ce48">
            <text:p>136</text:p>
          </table:table-cell>
          <table:table-cell office:value-type="float" office:value="211" table:style-name="ce48">
            <text:p>211</text:p>
          </table:table-cell>
          <table:table-cell office:value-type="float" office:value="2231" table:style-name="ce48">
            <text:p>2,23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6T00:00:00" table:style-name="ce43">
            <text:p>06/05/2021</text:p>
          </table:table-cell>
          <table:table-cell office:value-type="float" office:value="844" table:style-name="ce48">
            <text:p>844</text:p>
          </table:table-cell>
          <table:table-cell office:value-type="float" office:value="138" table:style-name="ce48">
            <text:p>138</text:p>
          </table:table-cell>
          <table:table-cell office:value-type="float" office:value="217" table:style-name="ce48">
            <text:p>217</text:p>
          </table:table-cell>
          <table:table-cell office:value-type="float" office:value="2491" table:style-name="ce48">
            <text:p>2,49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7T00:00:00" table:style-name="ce43">
            <text:p>07/05/2021</text:p>
          </table:table-cell>
          <table:table-cell office:value-type="float" office:value="848" table:style-name="ce48">
            <text:p>848</text:p>
          </table:table-cell>
          <table:table-cell office:value-type="float" office:value="141" table:style-name="ce48">
            <text:p>141</text:p>
          </table:table-cell>
          <table:table-cell office:value-type="float" office:value="219" table:style-name="ce48">
            <text:p>219</text:p>
          </table:table-cell>
          <table:table-cell office:value-type="float" office:value="2771" table:style-name="ce48">
            <text:p>2,77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8T00:00:00" table:style-name="ce43">
            <text:p>08/05/2021</text:p>
          </table:table-cell>
          <table:table-cell office:value-type="float" office:value="854" table:style-name="ce48">
            <text:p>854</text:p>
          </table:table-cell>
          <table:table-cell office:value-type="float" office:value="142" table:style-name="ce48">
            <text:p>142</text:p>
          </table:table-cell>
          <table:table-cell office:value-type="float" office:value="220" table:style-name="ce48">
            <text:p>220</text:p>
          </table:table-cell>
          <table:table-cell office:value-type="float" office:value="3005" table:style-name="ce48">
            <text:p>3,00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09T00:00:00" table:style-name="ce43">
            <text:p>09/05/2021</text:p>
          </table:table-cell>
          <table:table-cell office:value-type="float" office:value="858" table:style-name="ce48">
            <text:p>858</text:p>
          </table:table-cell>
          <table:table-cell office:value-type="float" office:value="149" table:style-name="ce48">
            <text:p>149</text:p>
          </table:table-cell>
          <table:table-cell office:value-type="float" office:value="221" table:style-name="ce48">
            <text:p>221</text:p>
          </table:table-cell>
          <table:table-cell office:value-type="float" office:value="3256" table:style-name="ce48">
            <text:p>3,25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0T00:00:00" table:style-name="ce43">
            <text:p>10/05/2021</text:p>
          </table:table-cell>
          <table:table-cell office:value-type="float" office:value="864" table:style-name="ce48">
            <text:p>864</text:p>
          </table:table-cell>
          <table:table-cell office:value-type="float" office:value="154" table:style-name="ce48">
            <text:p>154</text:p>
          </table:table-cell>
          <table:table-cell office:value-type="float" office:value="223" table:style-name="ce48">
            <text:p>223</text:p>
          </table:table-cell>
          <table:table-cell office:value-type="float" office:value="3744" table:style-name="ce48">
            <text:p>3,74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1T00:00:00" table:style-name="ce43">
            <text:p>11/05/2021</text:p>
          </table:table-cell>
          <table:table-cell office:value-type="float" office:value="869" table:style-name="ce48">
            <text:p>869</text:p>
          </table:table-cell>
          <table:table-cell office:value-type="float" office:value="155" table:style-name="ce48">
            <text:p>155</text:p>
          </table:table-cell>
          <table:table-cell office:value-type="float" office:value="226" table:style-name="ce48">
            <text:p>226</text:p>
          </table:table-cell>
          <table:table-cell office:value-type="float" office:value="4172" table:style-name="ce48">
            <text:p>4,17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2T00:00:00" table:style-name="ce43">
            <text:p>12/05/2021</text:p>
          </table:table-cell>
          <table:table-cell office:value-type="float" office:value="873" table:style-name="ce48">
            <text:p>873</text:p>
          </table:table-cell>
          <table:table-cell office:value-type="float" office:value="155" table:style-name="ce48">
            <text:p>155</text:p>
          </table:table-cell>
          <table:table-cell office:value-type="float" office:value="226" table:style-name="ce48">
            <text:p>226</text:p>
          </table:table-cell>
          <table:table-cell office:value-type="float" office:value="4600" table:style-name="ce48">
            <text:p>4,60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3T00:00:00" table:style-name="ce43">
            <text:p>13/05/2021</text:p>
          </table:table-cell>
          <table:table-cell office:value-type="float" office:value="874" table:style-name="ce48">
            <text:p>874</text:p>
          </table:table-cell>
          <table:table-cell office:value-type="float" office:value="157" table:style-name="ce48">
            <text:p>157</text:p>
          </table:table-cell>
          <table:table-cell office:value-type="float" office:value="226" table:style-name="ce48">
            <text:p>226</text:p>
          </table:table-cell>
          <table:table-cell office:value-type="float" office:value="4900" table:style-name="ce48">
            <text:p>4,90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4T00:00:00" table:style-name="ce43">
            <text:p>14/05/2021</text:p>
          </table:table-cell>
          <table:table-cell office:value-type="float" office:value="877" table:style-name="ce48">
            <text:p>877</text:p>
          </table:table-cell>
          <table:table-cell office:value-type="float" office:value="157" table:style-name="ce48">
            <text:p>157</text:p>
          </table:table-cell>
          <table:table-cell office:value-type="float" office:value="233" table:style-name="ce48">
            <text:p>233</text:p>
          </table:table-cell>
          <table:table-cell office:value-type="float" office:value="5240" table:style-name="ce48">
            <text:p>5,24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5T00:00:00" table:style-name="ce43">
            <text:p>15/05/2021</text:p>
          </table:table-cell>
          <table:table-cell office:value-type="float" office:value="878" table:style-name="ce48">
            <text:p>878</text:p>
          </table:table-cell>
          <table:table-cell office:value-type="float" office:value="157" table:style-name="ce48">
            <text:p>157</text:p>
          </table:table-cell>
          <table:table-cell office:value-type="float" office:value="234" table:style-name="ce48">
            <text:p>234</text:p>
          </table:table-cell>
          <table:table-cell office:value-type="float" office:value="5575" table:style-name="ce48">
            <text:p>5,57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6T00:00:00" table:style-name="ce43">
            <text:p>16/05/2021</text:p>
          </table:table-cell>
          <table:table-cell office:value-type="float" office:value="880" table:style-name="ce48">
            <text:p>880</text:p>
          </table:table-cell>
          <table:table-cell office:value-type="float" office:value="157" table:style-name="ce48">
            <text:p>157</text:p>
          </table:table-cell>
          <table:table-cell office:value-type="float" office:value="237" table:style-name="ce48">
            <text:p>237</text:p>
          </table:table-cell>
          <table:table-cell office:value-type="float" office:value="5919" table:style-name="ce48">
            <text:p>5,91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7T00:00:00" table:style-name="ce43">
            <text:p>17/05/2021</text:p>
          </table:table-cell>
          <table:table-cell office:value-type="float" office:value="881" table:style-name="ce48">
            <text:p>881</text:p>
          </table:table-cell>
          <table:table-cell office:value-type="float" office:value="160" table:style-name="ce48">
            <text:p>160</text:p>
          </table:table-cell>
          <table:table-cell office:value-type="float" office:value="241" table:style-name="ce48">
            <text:p>241</text:p>
          </table:table-cell>
          <table:table-cell office:value-type="float" office:value="6750" table:style-name="ce48">
            <text:p>6,75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8T00:00:00" table:style-name="ce43">
            <text:p>18/05/2021</text:p>
          </table:table-cell>
          <table:table-cell office:value-type="float" office:value="881" table:style-name="ce48">
            <text:p>881</text:p>
          </table:table-cell>
          <table:table-cell office:value-type="float" office:value="160" table:style-name="ce48">
            <text:p>160</text:p>
          </table:table-cell>
          <table:table-cell office:value-type="float" office:value="244" table:style-name="ce48">
            <text:p>244</text:p>
          </table:table-cell>
          <table:table-cell office:value-type="float" office:value="7606" table:style-name="ce48">
            <text:p>7,60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19T00:00:00" table:style-name="ce43">
            <text:p>19/05/2021</text:p>
          </table:table-cell>
          <table:table-cell office:value-type="float" office:value="883" table:style-name="ce48">
            <text:p>883</text:p>
          </table:table-cell>
          <table:table-cell office:value-type="float" office:value="162" table:style-name="ce48">
            <text:p>162</text:p>
          </table:table-cell>
          <table:table-cell office:value-type="float" office:value="245" table:style-name="ce48">
            <text:p>245</text:p>
          </table:table-cell>
          <table:table-cell office:value-type="float" office:value="8435" table:style-name="ce48">
            <text:p>8,43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0T00:00:00" table:style-name="ce43">
            <text:p>20/05/2021</text:p>
          </table:table-cell>
          <table:table-cell office:value-type="float" office:value="886" table:style-name="ce48">
            <text:p>886</text:p>
          </table:table-cell>
          <table:table-cell office:value-type="float" office:value="162" table:style-name="ce48">
            <text:p>162</text:p>
          </table:table-cell>
          <table:table-cell office:value-type="float" office:value="248" table:style-name="ce48">
            <text:p>248</text:p>
          </table:table-cell>
          <table:table-cell office:value-type="float" office:value="9208" table:style-name="ce48">
            <text:p>9,20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1T00:00:00" table:style-name="ce43">
            <text:p>21/05/2021</text:p>
          </table:table-cell>
          <table:table-cell office:value-type="float" office:value="888" table:style-name="ce48">
            <text:p>888</text:p>
          </table:table-cell>
          <table:table-cell office:value-type="float" office:value="163" table:style-name="ce48">
            <text:p>163</text:p>
          </table:table-cell>
          <table:table-cell office:value-type="float" office:value="251" table:style-name="ce48">
            <text:p>251</text:p>
          </table:table-cell>
          <table:table-cell office:value-type="float" office:value="9923" table:style-name="ce48">
            <text:p>9,92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2T00:00:00" table:style-name="ce43">
            <text:p>22/05/2021</text:p>
          </table:table-cell>
          <table:table-cell office:value-type="float" office:value="890" table:style-name="ce48">
            <text:p>890</text:p>
          </table:table-cell>
          <table:table-cell office:value-type="float" office:value="165" table:style-name="ce48">
            <text:p>165</text:p>
          </table:table-cell>
          <table:table-cell office:value-type="float" office:value="254" table:style-name="ce48">
            <text:p>254</text:p>
          </table:table-cell>
          <table:table-cell office:value-type="float" office:value="10672" table:style-name="ce48">
            <text:p>10,67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3T00:00:00" table:style-name="ce43">
            <text:p>23/05/2021</text:p>
          </table:table-cell>
          <table:table-cell office:value-type="float" office:value="892" table:style-name="ce48">
            <text:p>892</text:p>
          </table:table-cell>
          <table:table-cell office:value-type="float" office:value="165" table:style-name="ce48">
            <text:p>165</text:p>
          </table:table-cell>
          <table:table-cell office:value-type="float" office:value="255" table:style-name="ce48">
            <text:p>255</text:p>
          </table:table-cell>
          <table:table-cell office:value-type="float" office:value="11442" table:style-name="ce48">
            <text:p>11,44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4T00:00:00" table:style-name="ce43">
            <text:p>24/05/2021</text:p>
          </table:table-cell>
          <table:table-cell office:value-type="float" office:value="894" table:style-name="ce48">
            <text:p>894</text:p>
          </table:table-cell>
          <table:table-cell office:value-type="float" office:value="166" table:style-name="ce48">
            <text:p>166</text:p>
          </table:table-cell>
          <table:table-cell office:value-type="float" office:value="258" table:style-name="ce48">
            <text:p>258</text:p>
          </table:table-cell>
          <table:table-cell office:value-type="float" office:value="12844" table:style-name="ce48">
            <text:p>12,84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5T00:00:00" table:style-name="ce43">
            <text:p>25/05/2021</text:p>
          </table:table-cell>
          <table:table-cell office:value-type="float" office:value="904" table:style-name="ce48">
            <text:p>904</text:p>
          </table:table-cell>
          <table:table-cell office:value-type="float" office:value="171" table:style-name="ce48">
            <text:p>171</text:p>
          </table:table-cell>
          <table:table-cell office:value-type="float" office:value="260" table:style-name="ce48">
            <text:p>260</text:p>
          </table:table-cell>
          <table:table-cell office:value-type="float" office:value="14456" table:style-name="ce48">
            <text:p>14,45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6T00:00:00" table:style-name="ce43">
            <text:p>26/05/2021</text:p>
          </table:table-cell>
          <table:table-cell office:value-type="float" office:value="904" table:style-name="ce48">
            <text:p>904</text:p>
          </table:table-cell>
          <table:table-cell office:value-type="float" office:value="176" table:style-name="ce48">
            <text:p>176</text:p>
          </table:table-cell>
          <table:table-cell office:value-type="float" office:value="262" table:style-name="ce48">
            <text:p>262</text:p>
          </table:table-cell>
          <table:table-cell office:value-type="float" office:value="16172" table:style-name="ce48">
            <text:p>16,17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7T00:00:00" table:style-name="ce43">
            <text:p>27/05/2021</text:p>
          </table:table-cell>
          <table:table-cell office:value-type="float" office:value="906" table:style-name="ce48">
            <text:p>906</text:p>
          </table:table-cell>
          <table:table-cell office:value-type="float" office:value="177" table:style-name="ce48">
            <text:p>177</text:p>
          </table:table-cell>
          <table:table-cell office:value-type="float" office:value="267" table:style-name="ce48">
            <text:p>267</text:p>
          </table:table-cell>
          <table:table-cell office:value-type="float" office:value="17971" table:style-name="ce48">
            <text:p>17,97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8T00:00:00" table:style-name="ce43">
            <text:p>28/05/2021</text:p>
          </table:table-cell>
          <table:table-cell office:value-type="float" office:value="906" table:style-name="ce48">
            <text:p>906</text:p>
          </table:table-cell>
          <table:table-cell office:value-type="float" office:value="178" table:style-name="ce48">
            <text:p>178</text:p>
          </table:table-cell>
          <table:table-cell office:value-type="float" office:value="268" table:style-name="ce48">
            <text:p>268</text:p>
          </table:table-cell>
          <table:table-cell office:value-type="float" office:value="19753" table:style-name="ce48">
            <text:p>19,75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29T00:00:00" table:style-name="ce43">
            <text:p>29/05/2021</text:p>
          </table:table-cell>
          <table:table-cell office:value-type="float" office:value="907" table:style-name="ce48">
            <text:p>907</text:p>
          </table:table-cell>
          <table:table-cell office:value-type="float" office:value="182" table:style-name="ce48">
            <text:p>182</text:p>
          </table:table-cell>
          <table:table-cell office:value-type="float" office:value="268" table:style-name="ce48">
            <text:p>268</text:p>
          </table:table-cell>
          <table:table-cell office:value-type="float" office:value="21458" table:style-name="ce48">
            <text:p>21,45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30T00:00:00" table:style-name="ce43">
            <text:p>30/05/2021</text:p>
          </table:table-cell>
          <table:table-cell office:value-type="float" office:value="907" table:style-name="ce48">
            <text:p>907</text:p>
          </table:table-cell>
          <table:table-cell office:value-type="float" office:value="183" table:style-name="ce48">
            <text:p>183</text:p>
          </table:table-cell>
          <table:table-cell office:value-type="float" office:value="269" table:style-name="ce48">
            <text:p>269</text:p>
          </table:table-cell>
          <table:table-cell office:value-type="float" office:value="23139" table:style-name="ce48">
            <text:p>23,13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5-31T00:00:00" table:style-name="ce43">
            <text:p>31/05/2021</text:p>
          </table:table-cell>
          <table:table-cell office:value-type="float" office:value="910" table:style-name="ce48">
            <text:p>910</text:p>
          </table:table-cell>
          <table:table-cell office:value-type="float" office:value="184" table:style-name="ce48">
            <text:p>184</text:p>
          </table:table-cell>
          <table:table-cell office:value-type="float" office:value="271" table:style-name="ce48">
            <text:p>271</text:p>
          </table:table-cell>
          <table:table-cell office:value-type="float" office:value="25210" table:style-name="ce48">
            <text:p>25,21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1T00:00:00" table:style-name="ce43">
            <text:p>01/06/2021</text:p>
          </table:table-cell>
          <table:table-cell office:value-type="float" office:value="910" table:style-name="ce48">
            <text:p>910</text:p>
          </table:table-cell>
          <table:table-cell office:value-type="float" office:value="187" table:style-name="ce48">
            <text:p>187</text:p>
          </table:table-cell>
          <table:table-cell office:value-type="float" office:value="271" table:style-name="ce48">
            <text:p>271</text:p>
          </table:table-cell>
          <table:table-cell office:value-type="float" office:value="28390" table:style-name="ce48">
            <text:p>28,39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2T00:00:00" table:style-name="ce43">
            <text:p>02/06/2021</text:p>
          </table:table-cell>
          <table:table-cell office:value-type="float" office:value="914" table:style-name="ce48">
            <text:p>914</text:p>
          </table:table-cell>
          <table:table-cell office:value-type="float" office:value="190" table:style-name="ce48">
            <text:p>190</text:p>
          </table:table-cell>
          <table:table-cell office:value-type="float" office:value="275" table:style-name="ce48">
            <text:p>275</text:p>
          </table:table-cell>
          <table:table-cell office:value-type="float" office:value="31869" table:style-name="ce48">
            <text:p>31,86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3T00:00:00" table:style-name="ce43">
            <text:p>03/06/2021</text:p>
          </table:table-cell>
          <table:table-cell office:value-type="float" office:value="920" table:style-name="ce48">
            <text:p>920</text:p>
          </table:table-cell>
          <table:table-cell office:value-type="float" office:value="196" table:style-name="ce48">
            <text:p>196</text:p>
          </table:table-cell>
          <table:table-cell office:value-type="float" office:value="276" table:style-name="ce48">
            <text:p>276</text:p>
          </table:table-cell>
          <table:table-cell office:value-type="float" office:value="35479" table:style-name="ce48">
            <text:p>35,47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4T00:00:00" table:style-name="ce43">
            <text:p>04/06/2021</text:p>
          </table:table-cell>
          <table:table-cell office:value-type="float" office:value="925" table:style-name="ce48">
            <text:p>925</text:p>
          </table:table-cell>
          <table:table-cell office:value-type="float" office:value="198" table:style-name="ce48">
            <text:p>198</text:p>
          </table:table-cell>
          <table:table-cell office:value-type="float" office:value="280" table:style-name="ce48">
            <text:p>280</text:p>
          </table:table-cell>
          <table:table-cell office:value-type="float" office:value="39104" table:style-name="ce48">
            <text:p>39,10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5T00:00:00" table:style-name="ce43">
            <text:p>05/06/2021</text:p>
          </table:table-cell>
          <table:table-cell office:value-type="float" office:value="926" table:style-name="ce48">
            <text:p>926</text:p>
          </table:table-cell>
          <table:table-cell office:value-type="float" office:value="199" table:style-name="ce48">
            <text:p>199</text:p>
          </table:table-cell>
          <table:table-cell office:value-type="float" office:value="282" table:style-name="ce48">
            <text:p>282</text:p>
          </table:table-cell>
          <table:table-cell office:value-type="float" office:value="42153" table:style-name="ce48">
            <text:p>42,15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6T00:00:00" table:style-name="ce43">
            <text:p>06/06/2021</text:p>
          </table:table-cell>
          <table:table-cell office:value-type="float" office:value="928" table:style-name="ce48">
            <text:p>928</text:p>
          </table:table-cell>
          <table:table-cell office:value-type="float" office:value="202" table:style-name="ce48">
            <text:p>202</text:p>
          </table:table-cell>
          <table:table-cell office:value-type="float" office:value="283" table:style-name="ce48">
            <text:p>283</text:p>
          </table:table-cell>
          <table:table-cell office:value-type="float" office:value="45224" table:style-name="ce48">
            <text:p>45,22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7T00:00:00" table:style-name="ce43">
            <text:p>07/06/2021</text:p>
          </table:table-cell>
          <table:table-cell office:value-type="float" office:value="932" table:style-name="ce48">
            <text:p>932</text:p>
          </table:table-cell>
          <table:table-cell office:value-type="float" office:value="204" table:style-name="ce48">
            <text:p>204</text:p>
          </table:table-cell>
          <table:table-cell office:value-type="float" office:value="283" table:style-name="ce48">
            <text:p>283</text:p>
          </table:table-cell>
          <table:table-cell office:value-type="float" office:value="50251" table:style-name="ce48">
            <text:p>50,25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8T00:00:00" table:style-name="ce43">
            <text:p>08/06/2021</text:p>
          </table:table-cell>
          <table:table-cell office:value-type="float" office:value="935" table:style-name="ce48">
            <text:p>935</text:p>
          </table:table-cell>
          <table:table-cell office:value-type="float" office:value="205" table:style-name="ce48">
            <text:p>205</text:p>
          </table:table-cell>
          <table:table-cell office:value-type="float" office:value="286" table:style-name="ce48">
            <text:p>286</text:p>
          </table:table-cell>
          <table:table-cell office:value-type="float" office:value="55095" table:style-name="ce48">
            <text:p>55,095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09T00:00:00" table:style-name="ce43">
            <text:p>09/06/2021</text:p>
          </table:table-cell>
          <table:table-cell office:value-type="float" office:value="937" table:style-name="ce48">
            <text:p>937</text:p>
          </table:table-cell>
          <table:table-cell office:value-type="float" office:value="206" table:style-name="ce48">
            <text:p>206</text:p>
          </table:table-cell>
          <table:table-cell office:value-type="float" office:value="287" table:style-name="ce48">
            <text:p>287</text:p>
          </table:table-cell>
          <table:table-cell office:value-type="float" office:value="60025" table:style-name="ce48">
            <text:p>60,025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0T00:00:00" table:style-name="ce43">
            <text:p>10/06/2021</text:p>
          </table:table-cell>
          <table:table-cell office:value-type="float" office:value="942" table:style-name="ce48">
            <text:p>942</text:p>
          </table:table-cell>
          <table:table-cell office:value-type="float" office:value="210" table:style-name="ce48">
            <text:p>210</text:p>
          </table:table-cell>
          <table:table-cell office:value-type="float" office:value="287" table:style-name="ce48">
            <text:p>287</text:p>
          </table:table-cell>
          <table:table-cell office:value-type="float" office:value="65189" table:style-name="ce48">
            <text:p>65,189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1T00:00:00" table:style-name="ce43">
            <text:p>11/06/2021</text:p>
          </table:table-cell>
          <table:table-cell office:value-type="float" office:value="947" table:style-name="ce48">
            <text:p>947</text:p>
          </table:table-cell>
          <table:table-cell office:value-type="float" office:value="215" table:style-name="ce48">
            <text:p>215</text:p>
          </table:table-cell>
          <table:table-cell office:value-type="float" office:value="288" table:style-name="ce48">
            <text:p>288</text:p>
          </table:table-cell>
          <table:table-cell office:value-type="float" office:value="69942" table:style-name="ce48">
            <text:p>69,942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2T00:00:00" table:style-name="ce43">
            <text:p>12/06/2021</text:p>
          </table:table-cell>
          <table:table-cell office:value-type="float" office:value="948" table:style-name="ce48">
            <text:p>948</text:p>
          </table:table-cell>
          <table:table-cell office:value-type="float" office:value="217" table:style-name="ce48">
            <text:p>217</text:p>
          </table:table-cell>
          <table:table-cell office:value-type="float" office:value="289" table:style-name="ce48">
            <text:p>289</text:p>
          </table:table-cell>
          <table:table-cell office:value-type="float" office:value="73422" table:style-name="ce48">
            <text:p>73,422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3T00:00:00" table:style-name="ce43">
            <text:p>13/06/2021</text:p>
          </table:table-cell>
          <table:table-cell office:value-type="float" office:value="950" table:style-name="ce48">
            <text:p>950</text:p>
          </table:table-cell>
          <table:table-cell office:value-type="float" office:value="218" table:style-name="ce48">
            <text:p>218</text:p>
          </table:table-cell>
          <table:table-cell office:value-type="float" office:value="290" table:style-name="ce48">
            <text:p>290</text:p>
          </table:table-cell>
          <table:table-cell office:value-type="float" office:value="76838" table:style-name="ce48">
            <text:p>76,838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4T00:00:00" table:style-name="ce43">
            <text:p>14/06/2021</text:p>
          </table:table-cell>
          <table:table-cell office:value-type="float" office:value="950" table:style-name="ce48">
            <text:p>950</text:p>
          </table:table-cell>
          <table:table-cell office:value-type="float" office:value="219" table:style-name="ce48">
            <text:p>219</text:p>
          </table:table-cell>
          <table:table-cell office:value-type="float" office:value="291" table:style-name="ce48">
            <text:p>291</text:p>
          </table:table-cell>
          <table:table-cell office:value-type="float" office:value="82795" table:style-name="ce48">
            <text:p>82,795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5T00:00:00" table:style-name="ce43">
            <text:p>15/06/2021</text:p>
          </table:table-cell>
          <table:table-cell office:value-type="float" office:value="950" table:style-name="ce48">
            <text:p>950</text:p>
          </table:table-cell>
          <table:table-cell office:value-type="float" office:value="223" table:style-name="ce48">
            <text:p>223</text:p>
          </table:table-cell>
          <table:table-cell office:value-type="float" office:value="291" table:style-name="ce48">
            <text:p>291</text:p>
          </table:table-cell>
          <table:table-cell office:value-type="float" office:value="89175" table:style-name="ce48">
            <text:p>89,175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6T00:00:00" table:style-name="ce43">
            <text:p>16/06/2021</text:p>
          </table:table-cell>
          <table:table-cell office:value-type="float" office:value="950" table:style-name="ce48">
            <text:p>950</text:p>
          </table:table-cell>
          <table:table-cell office:value-type="float" office:value="224" table:style-name="ce48">
            <text:p>224</text:p>
          </table:table-cell>
          <table:table-cell office:value-type="float" office:value="291" table:style-name="ce48">
            <text:p>291</text:p>
          </table:table-cell>
          <table:table-cell office:value-type="float" office:value="95521" table:style-name="ce48">
            <text:p>95,521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7T00:00:00" table:style-name="ce43">
            <text:p>17/06/2021</text:p>
          </table:table-cell>
          <table:table-cell office:value-type="float" office:value="952" table:style-name="ce48">
            <text:p>952</text:p>
          </table:table-cell>
          <table:table-cell office:value-type="float" office:value="226" table:style-name="ce48">
            <text:p>226</text:p>
          </table:table-cell>
          <table:table-cell office:value-type="float" office:value="294" table:style-name="ce48">
            <text:p>294</text:p>
          </table:table-cell>
          <table:table-cell office:value-type="float" office:value="102039" table:style-name="ce48">
            <text:p>102,039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8T00:00:00" table:style-name="ce43">
            <text:p>18/06/2021</text:p>
          </table:table-cell>
          <table:table-cell office:value-type="float" office:value="956" table:style-name="ce48">
            <text:p>956</text:p>
          </table:table-cell>
          <table:table-cell office:value-type="float" office:value="226" table:style-name="ce48">
            <text:p>226</text:p>
          </table:table-cell>
          <table:table-cell office:value-type="float" office:value="294" table:style-name="ce48">
            <text:p>294</text:p>
          </table:table-cell>
          <table:table-cell office:value-type="float" office:value="108560" table:style-name="ce48">
            <text:p>108,560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19T00:00:00" table:style-name="ce43">
            <text:p>19/06/2021</text:p>
          </table:table-cell>
          <table:table-cell office:value-type="float" office:value="956" table:style-name="ce48">
            <text:p>956</text:p>
          </table:table-cell>
          <table:table-cell office:value-type="float" office:value="226" table:style-name="ce48">
            <text:p>226</text:p>
          </table:table-cell>
          <table:table-cell office:value-type="float" office:value="296" table:style-name="ce48">
            <text:p>296</text:p>
          </table:table-cell>
          <table:table-cell office:value-type="float" office:value="112821" table:style-name="ce48">
            <text:p>112,821</text:p>
          </table:table-cell>
          <table:table-cell office:value-type="float" office:value="8" table:style-name="ce48">
            <text:p>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0T00:00:00" table:style-name="ce43">
            <text:p>20/06/2021</text:p>
          </table:table-cell>
          <table:table-cell office:value-type="float" office:value="957" table:style-name="ce48">
            <text:p>957</text:p>
          </table:table-cell>
          <table:table-cell office:value-type="float" office:value="226" table:style-name="ce48">
            <text:p>226</text:p>
          </table:table-cell>
          <table:table-cell office:value-type="float" office:value="297" table:style-name="ce48">
            <text:p>297</text:p>
          </table:table-cell>
          <table:table-cell office:value-type="float" office:value="116814" table:style-name="ce48">
            <text:p>116,814</text:p>
          </table:table-cell>
          <table:table-cell office:value-type="float" office:value="8" table:style-name="ce48">
            <text:p>8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1T00:00:00" table:style-name="ce43">
            <text:p>21/06/2021</text:p>
          </table:table-cell>
          <table:table-cell office:value-type="float" office:value="958" table:style-name="ce48">
            <text:p>958</text:p>
          </table:table-cell>
          <table:table-cell office:value-type="float" office:value="227" table:style-name="ce48">
            <text:p>227</text:p>
          </table:table-cell>
          <table:table-cell office:value-type="float" office:value="299" table:style-name="ce48">
            <text:p>299</text:p>
          </table:table-cell>
          <table:table-cell office:value-type="float" office:value="124165" table:style-name="ce48">
            <text:p>124,165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2T00:00:00" table:style-name="ce43">
            <text:p>22/06/2021</text:p>
          </table:table-cell>
          <table:table-cell office:value-type="float" office:value="962" table:style-name="ce48">
            <text:p>962</text:p>
          </table:table-cell>
          <table:table-cell office:value-type="float" office:value="227" table:style-name="ce48">
            <text:p>227</text:p>
          </table:table-cell>
          <table:table-cell office:value-type="float" office:value="299" table:style-name="ce48">
            <text:p>299</text:p>
          </table:table-cell>
          <table:table-cell office:value-type="float" office:value="131416" table:style-name="ce48">
            <text:p>131,416</text:p>
          </table:table-cell>
          <table:table-cell office:value-type="float" office:value="9" table:style-name="ce48">
            <text:p>9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3T00:00:00" table:style-name="ce43">
            <text:p>23/06/2021</text:p>
          </table:table-cell>
          <table:table-cell office:value-type="float" office:value="963" table:style-name="ce48">
            <text:p>963</text:p>
          </table:table-cell>
          <table:table-cell office:value-type="float" office:value="229" table:style-name="ce48">
            <text:p>229</text:p>
          </table:table-cell>
          <table:table-cell office:value-type="float" office:value="299" table:style-name="ce48">
            <text:p>299</text:p>
          </table:table-cell>
          <table:table-cell office:value-type="float" office:value="138344" table:style-name="ce48">
            <text:p>138,344</text:p>
          </table:table-cell>
          <table:table-cell office:value-type="float" office:value="11" table:style-name="ce48">
            <text:p>11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4T00:00:00" table:style-name="ce43">
            <text:p>24/06/2021</text:p>
          </table:table-cell>
          <table:table-cell office:value-type="float" office:value="964" table:style-name="ce48">
            <text:p>964</text:p>
          </table:table-cell>
          <table:table-cell office:value-type="float" office:value="229" table:style-name="ce48">
            <text:p>229</text:p>
          </table:table-cell>
          <table:table-cell office:value-type="float" office:value="300" table:style-name="ce48">
            <text:p>300</text:p>
          </table:table-cell>
          <table:table-cell office:value-type="float" office:value="143853" table:style-name="ce48">
            <text:p>143,853</text:p>
          </table:table-cell>
          <table:table-cell office:value-type="float" office:value="11" table:style-name="ce48">
            <text:p>11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5T00:00:00" table:style-name="ce43">
            <text:p>25/06/2021</text:p>
          </table:table-cell>
          <table:table-cell office:value-type="float" office:value="964" table:style-name="ce48">
            <text:p>964</text:p>
          </table:table-cell>
          <table:table-cell office:value-type="float" office:value="229" table:style-name="ce48">
            <text:p>229</text:p>
          </table:table-cell>
          <table:table-cell office:value-type="float" office:value="300" table:style-name="ce48">
            <text:p>300</text:p>
          </table:table-cell>
          <table:table-cell office:value-type="float" office:value="148098" table:style-name="ce48">
            <text:p>148,098</text:p>
          </table:table-cell>
          <table:table-cell office:value-type="float" office:value="12" table:style-name="ce48">
            <text:p>12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6T00:00:00" table:style-name="ce43">
            <text:p>26/06/2021</text:p>
          </table:table-cell>
          <table:table-cell office:value-type="float" office:value="965" table:style-name="ce48">
            <text:p>965</text:p>
          </table:table-cell>
          <table:table-cell office:value-type="float" office:value="229" table:style-name="ce48">
            <text:p>229</text:p>
          </table:table-cell>
          <table:table-cell office:value-type="float" office:value="300" table:style-name="ce48">
            <text:p>300</text:p>
          </table:table-cell>
          <table:table-cell office:value-type="float" office:value="152807" table:style-name="ce48">
            <text:p>152,807</text:p>
          </table:table-cell>
          <table:table-cell office:value-type="float" office:value="12" table:style-name="ce48">
            <text:p>12</text:p>
          </table:table-cell>
          <table:table-cell office:value-type="float" office:value="25" table:style-name="ce48">
            <text:p>2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7T00:00:00" table:style-name="ce43">
            <text:p>27/06/2021</text:p>
          </table:table-cell>
          <table:table-cell office:value-type="float" office:value="965" table:style-name="ce48">
            <text:p>965</text:p>
          </table:table-cell>
          <table:table-cell office:value-type="float" office:value="229" table:style-name="ce48">
            <text:p>229</text:p>
          </table:table-cell>
          <table:table-cell office:value-type="float" office:value="300" table:style-name="ce48">
            <text:p>300</text:p>
          </table:table-cell>
          <table:table-cell office:value-type="float" office:value="157315" table:style-name="ce48">
            <text:p>157,315</text:p>
          </table:table-cell>
          <table:table-cell office:value-type="float" office:value="12" table:style-name="ce48">
            <text:p>12</text:p>
          </table:table-cell>
          <table:table-cell office:value-type="float" office:value="34" table:style-name="ce48">
            <text:p>3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8T00:00:00" table:style-name="ce43">
            <text:p>28/06/2021</text:p>
          </table:table-cell>
          <table:table-cell office:value-type="float" office:value="965" table:style-name="ce48">
            <text:p>965</text:p>
          </table:table-cell>
          <table:table-cell office:value-type="float" office:value="230" table:style-name="ce48">
            <text:p>230</text:p>
          </table:table-cell>
          <table:table-cell office:value-type="float" office:value="300" table:style-name="ce48">
            <text:p>300</text:p>
          </table:table-cell>
          <table:table-cell office:value-type="float" office:value="163606" table:style-name="ce48">
            <text:p>163,606</text:p>
          </table:table-cell>
          <table:table-cell office:value-type="float" office:value="13" table:style-name="ce48">
            <text:p>13</text:p>
          </table:table-cell>
          <table:table-cell office:value-type="float" office:value="39" table:style-name="ce48">
            <text:p>3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29T00:00:00" table:style-name="ce43">
            <text:p>29/06/2021</text:p>
          </table:table-cell>
          <table:table-cell office:value-type="float" office:value="965" table:style-name="ce48">
            <text:p>965</text:p>
          </table:table-cell>
          <table:table-cell office:value-type="float" office:value="231" table:style-name="ce48">
            <text:p>231</text:p>
          </table:table-cell>
          <table:table-cell office:value-type="float" office:value="300" table:style-name="ce48">
            <text:p>300</text:p>
          </table:table-cell>
          <table:table-cell office:value-type="float" office:value="171474" table:style-name="ce48">
            <text:p>171,474</text:p>
          </table:table-cell>
          <table:table-cell office:value-type="float" office:value="13" table:style-name="ce48">
            <text:p>13</text:p>
          </table:table-cell>
          <table:table-cell office:value-type="float" office:value="48" table:style-name="ce48">
            <text:p>4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6-30T00:00:00" table:style-name="ce43">
            <text:p>30/06/2021</text:p>
          </table:table-cell>
          <table:table-cell office:value-type="float" office:value="966" table:style-name="ce48">
            <text:p>966</text:p>
          </table:table-cell>
          <table:table-cell office:value-type="float" office:value="231" table:style-name="ce48">
            <text:p>231</text:p>
          </table:table-cell>
          <table:table-cell office:value-type="float" office:value="300" table:style-name="ce48">
            <text:p>300</text:p>
          </table:table-cell>
          <table:table-cell office:value-type="float" office:value="177555" table:style-name="ce48">
            <text:p>177,555</text:p>
          </table:table-cell>
          <table:table-cell office:value-type="float" office:value="13" table:style-name="ce48">
            <text:p>13</text:p>
          </table:table-cell>
          <table:table-cell office:value-type="float" office:value="58" table:style-name="ce48">
            <text:p>5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1T00:00:00" table:style-name="ce43">
            <text:p>01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0" table:style-name="ce48">
            <text:p>300</text:p>
          </table:table-cell>
          <table:table-cell office:value-type="float" office:value="183120" table:style-name="ce48">
            <text:p>183,120</text:p>
          </table:table-cell>
          <table:table-cell office:value-type="float" office:value="15" table:style-name="ce48">
            <text:p>15</text:p>
          </table:table-cell>
          <table:table-cell office:value-type="float" office:value="63" table:style-name="ce48">
            <text:p>6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2T00:00:00" table:style-name="ce43">
            <text:p>02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1" table:style-name="ce48">
            <text:p>301</text:p>
          </table:table-cell>
          <table:table-cell office:value-type="float" office:value="187802" table:style-name="ce48">
            <text:p>187,802</text:p>
          </table:table-cell>
          <table:table-cell office:value-type="float" office:value="16" table:style-name="ce48">
            <text:p>16</text:p>
          </table:table-cell>
          <table:table-cell office:value-type="float" office:value="80" table:style-name="ce48">
            <text:p>8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3T00:00:00" table:style-name="ce43">
            <text:p>03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2" table:style-name="ce48">
            <text:p>302</text:p>
          </table:table-cell>
          <table:table-cell office:value-type="float" office:value="191240" table:style-name="ce48">
            <text:p>191,240</text:p>
          </table:table-cell>
          <table:table-cell office:value-type="float" office:value="16" table:style-name="ce48">
            <text:p>16</text:p>
          </table:table-cell>
          <table:table-cell office:value-type="float" office:value="83" table:style-name="ce48">
            <text:p>8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4T00:00:00" table:style-name="ce43">
            <text:p>04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2" table:style-name="ce48">
            <text:p>302</text:p>
          </table:table-cell>
          <table:table-cell office:value-type="float" office:value="196328" table:style-name="ce48">
            <text:p>196,328</text:p>
          </table:table-cell>
          <table:table-cell office:value-type="float" office:value="17" table:style-name="ce48">
            <text:p>17</text:p>
          </table:table-cell>
          <table:table-cell office:value-type="float" office:value="92" table:style-name="ce48">
            <text:p>9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5T00:00:00" table:style-name="ce43">
            <text:p>05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2" table:style-name="ce48">
            <text:p>302</text:p>
          </table:table-cell>
          <table:table-cell office:value-type="float" office:value="202024" table:style-name="ce48">
            <text:p>202,024</text:p>
          </table:table-cell>
          <table:table-cell office:value-type="float" office:value="18" table:style-name="ce48">
            <text:p>18</text:p>
          </table:table-cell>
          <table:table-cell office:value-type="float" office:value="110" table:style-name="ce48">
            <text:p>11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6T00:00:00" table:style-name="ce43">
            <text:p>06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2" table:style-name="ce48">
            <text:p>302</text:p>
          </table:table-cell>
          <table:table-cell office:value-type="float" office:value="206198" table:style-name="ce48">
            <text:p>206,198</text:p>
          </table:table-cell>
          <table:table-cell office:value-type="float" office:value="19" table:style-name="ce48">
            <text:p>19</text:p>
          </table:table-cell>
          <table:table-cell office:value-type="float" office:value="121" table:style-name="ce48">
            <text:p>12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7T00:00:00" table:style-name="ce43">
            <text:p>07/07/2021</text:p>
          </table:table-cell>
          <table:table-cell office:value-type="float" office:value="966" table:style-name="ce48">
            <text:p>966</text:p>
          </table:table-cell>
          <table:table-cell office:value-type="float" office:value="232" table:style-name="ce48">
            <text:p>232</text:p>
          </table:table-cell>
          <table:table-cell office:value-type="float" office:value="302" table:style-name="ce48">
            <text:p>302</text:p>
          </table:table-cell>
          <table:table-cell office:value-type="float" office:value="211169" table:style-name="ce48">
            <text:p>211,169</text:p>
          </table:table-cell>
          <table:table-cell office:value-type="float" office:value="22" table:style-name="ce48">
            <text:p>22</text:p>
          </table:table-cell>
          <table:table-cell office:value-type="float" office:value="136" table:style-name="ce48">
            <text:p>13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8T00:00:00" table:style-name="ce43">
            <text:p>08/07/2021</text:p>
          </table:table-cell>
          <table:table-cell office:value-type="float" office:value="966" table:style-name="ce48">
            <text:p>966</text:p>
          </table:table-cell>
          <table:table-cell office:value-type="float" office:value="233" table:style-name="ce48">
            <text:p>233</text:p>
          </table:table-cell>
          <table:table-cell office:value-type="float" office:value="303" table:style-name="ce48">
            <text:p>303</text:p>
          </table:table-cell>
          <table:table-cell office:value-type="float" office:value="215335" table:style-name="ce48">
            <text:p>215,335</text:p>
          </table:table-cell>
          <table:table-cell office:value-type="float" office:value="22" table:style-name="ce48">
            <text:p>22</text:p>
          </table:table-cell>
          <table:table-cell office:value-type="float" office:value="161" table:style-name="ce48">
            <text:p>16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09T00:00:00" table:style-name="ce43">
            <text:p>09/07/2021</text:p>
          </table:table-cell>
          <table:table-cell office:value-type="float" office:value="966" table:style-name="ce48">
            <text:p>966</text:p>
          </table:table-cell>
          <table:table-cell office:value-type="float" office:value="235" table:style-name="ce48">
            <text:p>235</text:p>
          </table:table-cell>
          <table:table-cell office:value-type="float" office:value="303" table:style-name="ce48">
            <text:p>303</text:p>
          </table:table-cell>
          <table:table-cell office:value-type="float" office:value="219492" table:style-name="ce48">
            <text:p>219,492</text:p>
          </table:table-cell>
          <table:table-cell office:value-type="float" office:value="22" table:style-name="ce48">
            <text:p>22</text:p>
          </table:table-cell>
          <table:table-cell office:value-type="float" office:value="180" table:style-name="ce48">
            <text:p>18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0T00:00:00" table:style-name="ce43">
            <text:p>10/07/2021</text:p>
          </table:table-cell>
          <table:table-cell office:value-type="float" office:value="966" table:style-name="ce48">
            <text:p>966</text:p>
          </table:table-cell>
          <table:table-cell office:value-type="float" office:value="235" table:style-name="ce48">
            <text:p>235</text:p>
          </table:table-cell>
          <table:table-cell office:value-type="float" office:value="303" table:style-name="ce48">
            <text:p>303</text:p>
          </table:table-cell>
          <table:table-cell office:value-type="float" office:value="223041" table:style-name="ce48">
            <text:p>223,041</text:p>
          </table:table-cell>
          <table:table-cell office:value-type="float" office:value="22" table:style-name="ce48">
            <text:p>22</text:p>
          </table:table-cell>
          <table:table-cell office:value-type="float" office:value="190" table:style-name="ce48">
            <text:p>19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1T00:00:00" table:style-name="ce43">
            <text:p>11/07/2021</text:p>
          </table:table-cell>
          <table:table-cell office:value-type="float" office:value="966" table:style-name="ce48">
            <text:p>966</text:p>
          </table:table-cell>
          <table:table-cell office:value-type="float" office:value="235" table:style-name="ce48">
            <text:p>235</text:p>
          </table:table-cell>
          <table:table-cell office:value-type="float" office:value="304" table:style-name="ce48">
            <text:p>304</text:p>
          </table:table-cell>
          <table:table-cell office:value-type="float" office:value="227120" table:style-name="ce48">
            <text:p>227,120</text:p>
          </table:table-cell>
          <table:table-cell office:value-type="float" office:value="24" table:style-name="ce48">
            <text:p>24</text:p>
          </table:table-cell>
          <table:table-cell office:value-type="float" office:value="199" table:style-name="ce48">
            <text:p>19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2T00:00:00" table:style-name="ce43">
            <text:p>12/07/2021</text:p>
          </table:table-cell>
          <table:table-cell office:value-type="float" office:value="966" table:style-name="ce48">
            <text:p>966</text:p>
          </table:table-cell>
          <table:table-cell office:value-type="float" office:value="237" table:style-name="ce48">
            <text:p>237</text:p>
          </table:table-cell>
          <table:table-cell office:value-type="float" office:value="304" table:style-name="ce48">
            <text:p>304</text:p>
          </table:table-cell>
          <table:table-cell office:value-type="float" office:value="231787" table:style-name="ce48">
            <text:p>231,787</text:p>
          </table:table-cell>
          <table:table-cell office:value-type="float" office:value="24" table:style-name="ce48">
            <text:p>24</text:p>
          </table:table-cell>
          <table:table-cell office:value-type="float" office:value="207" table:style-name="ce48">
            <text:p>20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3T00:00:00" table:style-name="ce43">
            <text:p>13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5" table:style-name="ce48">
            <text:p>305</text:p>
          </table:table-cell>
          <table:table-cell office:value-type="float" office:value="236094" table:style-name="ce48">
            <text:p>236,094</text:p>
          </table:table-cell>
          <table:table-cell office:value-type="float" office:value="25" table:style-name="ce48">
            <text:p>25</text:p>
          </table:table-cell>
          <table:table-cell office:value-type="float" office:value="227" table:style-name="ce48">
            <text:p>22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4T00:00:00" table:style-name="ce43">
            <text:p>14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6" table:style-name="ce48">
            <text:p>306</text:p>
          </table:table-cell>
          <table:table-cell office:value-type="float" office:value="241321" table:style-name="ce48">
            <text:p>241,321</text:p>
          </table:table-cell>
          <table:table-cell office:value-type="float" office:value="28" table:style-name="ce48">
            <text:p>28</text:p>
          </table:table-cell>
          <table:table-cell office:value-type="float" office:value="262" table:style-name="ce48">
            <text:p>26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5T00:00:00" table:style-name="ce43">
            <text:p>15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44988" table:style-name="ce48">
            <text:p>244,988</text:p>
          </table:table-cell>
          <table:table-cell office:value-type="float" office:value="29" table:style-name="ce48">
            <text:p>29</text:p>
          </table:table-cell>
          <table:table-cell office:value-type="float" office:value="300" table:style-name="ce48">
            <text:p>30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6T00:00:00" table:style-name="ce43">
            <text:p>16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49694" table:style-name="ce48">
            <text:p>249,694</text:p>
          </table:table-cell>
          <table:table-cell office:value-type="float" office:value="31" table:style-name="ce48">
            <text:p>31</text:p>
          </table:table-cell>
          <table:table-cell office:value-type="float" office:value="333" table:style-name="ce48">
            <text:p>33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7T00:00:00" table:style-name="ce43">
            <text:p>17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52977" table:style-name="ce48">
            <text:p>252,977</text:p>
          </table:table-cell>
          <table:table-cell office:value-type="float" office:value="32" table:style-name="ce48">
            <text:p>32</text:p>
          </table:table-cell>
          <table:table-cell office:value-type="float" office:value="352" table:style-name="ce48">
            <text:p>35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8T00:00:00" table:style-name="ce43">
            <text:p>18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56832" table:style-name="ce48">
            <text:p>256,832</text:p>
          </table:table-cell>
          <table:table-cell office:value-type="float" office:value="32" table:style-name="ce48">
            <text:p>32</text:p>
          </table:table-cell>
          <table:table-cell office:value-type="float" office:value="371" table:style-name="ce48">
            <text:p>37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19T00:00:00" table:style-name="ce43">
            <text:p>19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62379" table:style-name="ce48">
            <text:p>262,379</text:p>
          </table:table-cell>
          <table:table-cell office:value-type="float" office:value="34" table:style-name="ce48">
            <text:p>34</text:p>
          </table:table-cell>
          <table:table-cell office:value-type="float" office:value="404" table:style-name="ce48">
            <text:p>40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0T00:00:00" table:style-name="ce43">
            <text:p>20/07/2021</text:p>
          </table:table-cell>
          <table:table-cell office:value-type="float" office:value="968" table:style-name="ce48">
            <text:p>968</text:p>
          </table:table-cell>
          <table:table-cell office:value-type="float" office:value="237" table:style-name="ce48">
            <text:p>237</text:p>
          </table:table-cell>
          <table:table-cell office:value-type="float" office:value="307" table:style-name="ce48">
            <text:p>307</text:p>
          </table:table-cell>
          <table:table-cell office:value-type="float" office:value="267295" table:style-name="ce48">
            <text:p>267,295</text:p>
          </table:table-cell>
          <table:table-cell office:value-type="float" office:value="34" table:style-name="ce48">
            <text:p>34</text:p>
          </table:table-cell>
          <table:table-cell office:value-type="float" office:value="424" table:style-name="ce48">
            <text:p>42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1T00:00:00" table:style-name="ce43">
            <text:p>21/07/2021</text:p>
          </table:table-cell>
          <table:table-cell office:value-type="float" office:value="969" table:style-name="ce48">
            <text:p>969</text:p>
          </table:table-cell>
          <table:table-cell office:value-type="float" office:value="239" table:style-name="ce48">
            <text:p>239</text:p>
          </table:table-cell>
          <table:table-cell office:value-type="float" office:value="307" table:style-name="ce48">
            <text:p>307</text:p>
          </table:table-cell>
          <table:table-cell office:value-type="float" office:value="272256" table:style-name="ce48">
            <text:p>272,256</text:p>
          </table:table-cell>
          <table:table-cell office:value-type="float" office:value="37" table:style-name="ce48">
            <text:p>37</text:p>
          </table:table-cell>
          <table:table-cell office:value-type="float" office:value="478" table:style-name="ce48">
            <text:p>47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2T00:00:00" table:style-name="ce43">
            <text:p>22/07/2021</text:p>
          </table:table-cell>
          <table:table-cell office:value-type="float" office:value="969" table:style-name="ce48">
            <text:p>969</text:p>
          </table:table-cell>
          <table:table-cell office:value-type="float" office:value="240" table:style-name="ce48">
            <text:p>240</text:p>
          </table:table-cell>
          <table:table-cell office:value-type="float" office:value="307" table:style-name="ce48">
            <text:p>307</text:p>
          </table:table-cell>
          <table:table-cell office:value-type="float" office:value="278329" table:style-name="ce48">
            <text:p>278,329</text:p>
          </table:table-cell>
          <table:table-cell office:value-type="float" office:value="37" table:style-name="ce48">
            <text:p>37</text:p>
          </table:table-cell>
          <table:table-cell office:value-type="float" office:value="530" table:style-name="ce48">
            <text:p>53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3T00:00:00" table:style-name="ce43">
            <text:p>23/07/2021</text:p>
          </table:table-cell>
          <table:table-cell office:value-type="float" office:value="969" table:style-name="ce48">
            <text:p>969</text:p>
          </table:table-cell>
          <table:table-cell office:value-type="float" office:value="241" table:style-name="ce48">
            <text:p>241</text:p>
          </table:table-cell>
          <table:table-cell office:value-type="float" office:value="307" table:style-name="ce48">
            <text:p>307</text:p>
          </table:table-cell>
          <table:table-cell office:value-type="float" office:value="284359" table:style-name="ce48">
            <text:p>284,359</text:p>
          </table:table-cell>
          <table:table-cell office:value-type="float" office:value="39" table:style-name="ce48">
            <text:p>39</text:p>
          </table:table-cell>
          <table:table-cell office:value-type="float" office:value="581" table:style-name="ce48">
            <text:p>58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4T00:00:00" table:style-name="ce43">
            <text:p>24/07/2021</text:p>
          </table:table-cell>
          <table:table-cell office:value-type="float" office:value="969" table:style-name="ce48">
            <text:p>969</text:p>
          </table:table-cell>
          <table:table-cell office:value-type="float" office:value="241" table:style-name="ce48">
            <text:p>241</text:p>
          </table:table-cell>
          <table:table-cell office:value-type="float" office:value="307" table:style-name="ce48">
            <text:p>307</text:p>
          </table:table-cell>
          <table:table-cell office:value-type="float" office:value="290733" table:style-name="ce48">
            <text:p>290,733</text:p>
          </table:table-cell>
          <table:table-cell office:value-type="float" office:value="40" table:style-name="ce48">
            <text:p>40</text:p>
          </table:table-cell>
          <table:table-cell office:value-type="float" office:value="622" table:style-name="ce48">
            <text:p>62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5T00:00:00" table:style-name="ce43">
            <text:p>25/07/2021</text:p>
          </table:table-cell>
          <table:table-cell office:value-type="float" office:value="969" table:style-name="ce48">
            <text:p>969</text:p>
          </table:table-cell>
          <table:table-cell office:value-type="float" office:value="241" table:style-name="ce48">
            <text:p>241</text:p>
          </table:table-cell>
          <table:table-cell office:value-type="float" office:value="307" table:style-name="ce48">
            <text:p>307</text:p>
          </table:table-cell>
          <table:table-cell office:value-type="float" office:value="298286" table:style-name="ce48">
            <text:p>298,286</text:p>
          </table:table-cell>
          <table:table-cell office:value-type="float" office:value="42" table:style-name="ce48">
            <text:p>42</text:p>
          </table:table-cell>
          <table:table-cell office:value-type="float" office:value="692" table:style-name="ce48">
            <text:p>69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6T00:00:00" table:style-name="ce43">
            <text:p>26/07/2021</text:p>
          </table:table-cell>
          <table:table-cell office:value-type="float" office:value="969" table:style-name="ce48">
            <text:p>969</text:p>
          </table:table-cell>
          <table:table-cell office:value-type="float" office:value="241" table:style-name="ce48">
            <text:p>241</text:p>
          </table:table-cell>
          <table:table-cell office:value-type="float" office:value="307" table:style-name="ce48">
            <text:p>307</text:p>
          </table:table-cell>
          <table:table-cell office:value-type="float" office:value="305450" table:style-name="ce48">
            <text:p>305,450</text:p>
          </table:table-cell>
          <table:table-cell office:value-type="float" office:value="43" table:style-name="ce48">
            <text:p>43</text:p>
          </table:table-cell>
          <table:table-cell office:value-type="float" office:value="725" table:style-name="ce48">
            <text:p>72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7T00:00:00" table:style-name="ce43">
            <text:p>27/07/2021</text:p>
          </table:table-cell>
          <table:table-cell office:value-type="float" office:value="972" table:style-name="ce48">
            <text:p>972</text:p>
          </table:table-cell>
          <table:table-cell office:value-type="float" office:value="241" table:style-name="ce48">
            <text:p>241</text:p>
          </table:table-cell>
          <table:table-cell office:value-type="float" office:value="307" table:style-name="ce48">
            <text:p>307</text:p>
          </table:table-cell>
          <table:table-cell office:value-type="float" office:value="312266" table:style-name="ce48">
            <text:p>312,266</text:p>
          </table:table-cell>
          <table:table-cell office:value-type="float" office:value="43" table:style-name="ce48">
            <text:p>43</text:p>
          </table:table-cell>
          <table:table-cell office:value-type="float" office:value="771" table:style-name="ce48">
            <text:p>77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8T00:00:00" table:style-name="ce43">
            <text:p>28/07/2021</text:p>
          </table:table-cell>
          <table:table-cell office:value-type="float" office:value="972" table:style-name="ce48">
            <text:p>972</text:p>
          </table:table-cell>
          <table:table-cell office:value-type="float" office:value="242" table:style-name="ce48">
            <text:p>242</text:p>
          </table:table-cell>
          <table:table-cell office:value-type="float" office:value="309" table:style-name="ce48">
            <text:p>309</text:p>
          </table:table-cell>
          <table:table-cell office:value-type="float" office:value="319403" table:style-name="ce48">
            <text:p>319,403</text:p>
          </table:table-cell>
          <table:table-cell office:value-type="float" office:value="44" table:style-name="ce48">
            <text:p>44</text:p>
          </table:table-cell>
          <table:table-cell office:value-type="float" office:value="813" table:style-name="ce48">
            <text:p>81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29T00:00:00" table:style-name="ce43">
            <text:p>29/07/2021</text:p>
          </table:table-cell>
          <table:table-cell office:value-type="float" office:value="972" table:style-name="ce48">
            <text:p>972</text:p>
          </table:table-cell>
          <table:table-cell office:value-type="float" office:value="242" table:style-name="ce48">
            <text:p>242</text:p>
          </table:table-cell>
          <table:table-cell office:value-type="float" office:value="309" table:style-name="ce48">
            <text:p>309</text:p>
          </table:table-cell>
          <table:table-cell office:value-type="float" office:value="325941" table:style-name="ce48">
            <text:p>325,941</text:p>
          </table:table-cell>
          <table:table-cell office:value-type="float" office:value="44" table:style-name="ce48">
            <text:p>44</text:p>
          </table:table-cell>
          <table:table-cell office:value-type="float" office:value="875" table:style-name="ce48">
            <text:p>87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30T00:00:00" table:style-name="ce43">
            <text:p>30/07/2021</text:p>
          </table:table-cell>
          <table:table-cell office:value-type="float" office:value="973" table:style-name="ce48">
            <text:p>973</text:p>
          </table:table-cell>
          <table:table-cell office:value-type="float" office:value="243" table:style-name="ce48">
            <text:p>243</text:p>
          </table:table-cell>
          <table:table-cell office:value-type="float" office:value="309" table:style-name="ce48">
            <text:p>309</text:p>
          </table:table-cell>
          <table:table-cell office:value-type="float" office:value="332535" table:style-name="ce48">
            <text:p>332,535</text:p>
          </table:table-cell>
          <table:table-cell office:value-type="float" office:value="44" table:style-name="ce48">
            <text:p>44</text:p>
          </table:table-cell>
          <table:table-cell office:value-type="float" office:value="941" table:style-name="ce48">
            <text:p>94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7-31T00:00:00" table:style-name="ce43">
            <text:p>31/07/2021</text:p>
          </table:table-cell>
          <table:table-cell office:value-type="float" office:value="973" table:style-name="ce48">
            <text:p>973</text:p>
          </table:table-cell>
          <table:table-cell office:value-type="float" office:value="243" table:style-name="ce48">
            <text:p>243</text:p>
          </table:table-cell>
          <table:table-cell office:value-type="float" office:value="309" table:style-name="ce48">
            <text:p>309</text:p>
          </table:table-cell>
          <table:table-cell office:value-type="float" office:value="338618" table:style-name="ce48">
            <text:p>338,618</text:p>
          </table:table-cell>
          <table:table-cell office:value-type="float" office:value="44" table:style-name="ce48">
            <text:p>44</text:p>
          </table:table-cell>
          <table:table-cell office:value-type="float" office:value="980" table:style-name="ce48">
            <text:p>98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1T00:00:00" table:style-name="ce43">
            <text:p>01/08/2021</text:p>
          </table:table-cell>
          <table:table-cell office:value-type="float" office:value="973" table:style-name="ce48">
            <text:p>973</text:p>
          </table:table-cell>
          <table:table-cell office:value-type="float" office:value="243" table:style-name="ce48">
            <text:p>243</text:p>
          </table:table-cell>
          <table:table-cell office:value-type="float" office:value="309" table:style-name="ce48">
            <text:p>309</text:p>
          </table:table-cell>
          <table:table-cell office:value-type="float" office:value="344554" table:style-name="ce48">
            <text:p>344,554</text:p>
          </table:table-cell>
          <table:table-cell office:value-type="float" office:value="44" table:style-name="ce48">
            <text:p>44</text:p>
          </table:table-cell>
          <table:table-cell office:value-type="float" office:value="1018" table:style-name="ce48">
            <text:p>1,01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2T00:00:00" table:style-name="ce43">
            <text:p>02/08/2021</text:p>
          </table:table-cell>
          <table:table-cell office:value-type="float" office:value="973" table:style-name="ce48">
            <text:p>973</text:p>
          </table:table-cell>
          <table:table-cell office:value-type="float" office:value="243" table:style-name="ce48">
            <text:p>243</text:p>
          </table:table-cell>
          <table:table-cell office:value-type="float" office:value="310" table:style-name="ce48">
            <text:p>310</text:p>
          </table:table-cell>
          <table:table-cell office:value-type="float" office:value="351542" table:style-name="ce48">
            <text:p>351,542</text:p>
          </table:table-cell>
          <table:table-cell office:value-type="float" office:value="44" table:style-name="ce48">
            <text:p>44</text:p>
          </table:table-cell>
          <table:table-cell office:value-type="float" office:value="1070" table:style-name="ce48">
            <text:p>1,07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3T00:00:00" table:style-name="ce43">
            <text:p>03/08/2021</text:p>
          </table:table-cell>
          <table:table-cell office:value-type="float" office:value="974" table:style-name="ce48">
            <text:p>974</text:p>
          </table:table-cell>
          <table:table-cell office:value-type="float" office:value="244" table:style-name="ce48">
            <text:p>244</text:p>
          </table:table-cell>
          <table:table-cell office:value-type="float" office:value="310" table:style-name="ce48">
            <text:p>310</text:p>
          </table:table-cell>
          <table:table-cell office:value-type="float" office:value="358672" table:style-name="ce48">
            <text:p>358,672</text:p>
          </table:table-cell>
          <table:table-cell office:value-type="float" office:value="45" table:style-name="ce48">
            <text:p>45</text:p>
          </table:table-cell>
          <table:table-cell office:value-type="float" office:value="1126" table:style-name="ce48">
            <text:p>1,12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4T00:00:00" table:style-name="ce43">
            <text:p>04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0" table:style-name="ce48">
            <text:p>310</text:p>
          </table:table-cell>
          <table:table-cell office:value-type="float" office:value="365259" table:style-name="ce48">
            <text:p>365,259</text:p>
          </table:table-cell>
          <table:table-cell office:value-type="float" office:value="45" table:style-name="ce48">
            <text:p>45</text:p>
          </table:table-cell>
          <table:table-cell office:value-type="float" office:value="1202" table:style-name="ce48">
            <text:p>1,20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5T00:00:00" table:style-name="ce43">
            <text:p>05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1" table:style-name="ce48">
            <text:p>311</text:p>
          </table:table-cell>
          <table:table-cell office:value-type="float" office:value="371740" table:style-name="ce48">
            <text:p>371,740</text:p>
          </table:table-cell>
          <table:table-cell office:value-type="float" office:value="45" table:style-name="ce48">
            <text:p>45</text:p>
          </table:table-cell>
          <table:table-cell office:value-type="float" office:value="1242" table:style-name="ce48">
            <text:p>1,24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6T00:00:00" table:style-name="ce43">
            <text:p>06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2" table:style-name="ce48">
            <text:p>312</text:p>
          </table:table-cell>
          <table:table-cell office:value-type="float" office:value="378673" table:style-name="ce48">
            <text:p>378,673</text:p>
          </table:table-cell>
          <table:table-cell office:value-type="float" office:value="45" table:style-name="ce48">
            <text:p>45</text:p>
          </table:table-cell>
          <table:table-cell office:value-type="float" office:value="1285" table:style-name="ce48">
            <text:p>1,28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7T00:00:00" table:style-name="ce43">
            <text:p>07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2" table:style-name="ce48">
            <text:p>312</text:p>
          </table:table-cell>
          <table:table-cell office:value-type="float" office:value="384434" table:style-name="ce48">
            <text:p>384,434</text:p>
          </table:table-cell>
          <table:table-cell office:value-type="float" office:value="45" table:style-name="ce48">
            <text:p>45</text:p>
          </table:table-cell>
          <table:table-cell office:value-type="float" office:value="1343" table:style-name="ce48">
            <text:p>1,34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8T00:00:00" table:style-name="ce43">
            <text:p>08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2" table:style-name="ce48">
            <text:p>312</text:p>
          </table:table-cell>
          <table:table-cell office:value-type="float" office:value="390124" table:style-name="ce48">
            <text:p>390,124</text:p>
          </table:table-cell>
          <table:table-cell office:value-type="float" office:value="45" table:style-name="ce48">
            <text:p>45</text:p>
          </table:table-cell>
          <table:table-cell office:value-type="float" office:value="1411" table:style-name="ce48">
            <text:p>1,41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09T00:00:00" table:style-name="ce43">
            <text:p>09/08/2021</text:p>
          </table:table-cell>
          <table:table-cell office:value-type="float" office:value="975" table:style-name="ce48">
            <text:p>975</text:p>
          </table:table-cell>
          <table:table-cell office:value-type="float" office:value="244" table:style-name="ce48">
            <text:p>244</text:p>
          </table:table-cell>
          <table:table-cell office:value-type="float" office:value="312" table:style-name="ce48">
            <text:p>312</text:p>
          </table:table-cell>
          <table:table-cell office:value-type="float" office:value="395536" table:style-name="ce48">
            <text:p>395,536</text:p>
          </table:table-cell>
          <table:table-cell office:value-type="float" office:value="47" table:style-name="ce48">
            <text:p>47</text:p>
          </table:table-cell>
          <table:table-cell office:value-type="float" office:value="1465" table:style-name="ce48">
            <text:p>1,46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0T00:00:00" table:style-name="ce43">
            <text:p>10/08/2021</text:p>
          </table:table-cell>
          <table:table-cell office:value-type="float" office:value="976" table:style-name="ce48">
            <text:p>976</text:p>
          </table:table-cell>
          <table:table-cell office:value-type="float" office:value="244" table:style-name="ce48">
            <text:p>244</text:p>
          </table:table-cell>
          <table:table-cell office:value-type="float" office:value="312" table:style-name="ce48">
            <text:p>312</text:p>
          </table:table-cell>
          <table:table-cell office:value-type="float" office:value="402835" table:style-name="ce48">
            <text:p>402,835</text:p>
          </table:table-cell>
          <table:table-cell office:value-type="float" office:value="49" table:style-name="ce48">
            <text:p>49</text:p>
          </table:table-cell>
          <table:table-cell office:value-type="float" office:value="1560" table:style-name="ce48">
            <text:p>1,56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1T00:00:00" table:style-name="ce43">
            <text:p>11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2" table:style-name="ce48">
            <text:p>312</text:p>
          </table:table-cell>
          <table:table-cell office:value-type="float" office:value="409198" table:style-name="ce48">
            <text:p>409,198</text:p>
          </table:table-cell>
          <table:table-cell office:value-type="float" office:value="49" table:style-name="ce48">
            <text:p>49</text:p>
          </table:table-cell>
          <table:table-cell office:value-type="float" office:value="1640" table:style-name="ce48">
            <text:p>1,64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2T00:00:00" table:style-name="ce43">
            <text:p>12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16688" table:style-name="ce48">
            <text:p>416,688</text:p>
          </table:table-cell>
          <table:table-cell office:value-type="float" office:value="49" table:style-name="ce48">
            <text:p>49</text:p>
          </table:table-cell>
          <table:table-cell office:value-type="float" office:value="1736" table:style-name="ce48">
            <text:p>1,73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3T00:00:00" table:style-name="ce43">
            <text:p>13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21743" table:style-name="ce48">
            <text:p>421,743</text:p>
          </table:table-cell>
          <table:table-cell office:value-type="float" office:value="49" table:style-name="ce48">
            <text:p>49</text:p>
          </table:table-cell>
          <table:table-cell office:value-type="float" office:value="1803" table:style-name="ce48">
            <text:p>1,80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4T00:00:00" table:style-name="ce43">
            <text:p>14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26909" table:style-name="ce48">
            <text:p>426,909</text:p>
          </table:table-cell>
          <table:table-cell office:value-type="float" office:value="49" table:style-name="ce48">
            <text:p>49</text:p>
          </table:table-cell>
          <table:table-cell office:value-type="float" office:value="1888" table:style-name="ce48">
            <text:p>1,88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5T00:00:00" table:style-name="ce43">
            <text:p>15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33957" table:style-name="ce48">
            <text:p>433,957</text:p>
          </table:table-cell>
          <table:table-cell office:value-type="float" office:value="49" table:style-name="ce48">
            <text:p>49</text:p>
          </table:table-cell>
          <table:table-cell office:value-type="float" office:value="1965" table:style-name="ce48">
            <text:p>1,96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6T00:00:00" table:style-name="ce43">
            <text:p>16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41677" table:style-name="ce48">
            <text:p>441,677</text:p>
          </table:table-cell>
          <table:table-cell office:value-type="float" office:value="49" table:style-name="ce48">
            <text:p>49</text:p>
          </table:table-cell>
          <table:table-cell office:value-type="float" office:value="2062" table:style-name="ce48">
            <text:p>2,06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7T00:00:00" table:style-name="ce43">
            <text:p>17/08/2021</text:p>
          </table:table-cell>
          <table:table-cell office:value-type="float" office:value="976" table:style-name="ce48">
            <text:p>976</text:p>
          </table:table-cell>
          <table:table-cell office:value-type="float" office:value="245" table:style-name="ce48">
            <text:p>245</text:p>
          </table:table-cell>
          <table:table-cell office:value-type="float" office:value="313" table:style-name="ce48">
            <text:p>313</text:p>
          </table:table-cell>
          <table:table-cell office:value-type="float" office:value="449694" table:style-name="ce48">
            <text:p>449,694</text:p>
          </table:table-cell>
          <table:table-cell office:value-type="float" office:value="49" table:style-name="ce48">
            <text:p>49</text:p>
          </table:table-cell>
          <table:table-cell office:value-type="float" office:value="2175" table:style-name="ce48">
            <text:p>2,17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8T00:00:00" table:style-name="ce43">
            <text:p>18/08/2021</text:p>
          </table:table-cell>
          <table:table-cell office:value-type="float" office:value="976" table:style-name="ce48">
            <text:p>976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58957" table:style-name="ce48">
            <text:p>458,957</text:p>
          </table:table-cell>
          <table:table-cell office:value-type="float" office:value="49" table:style-name="ce48">
            <text:p>49</text:p>
          </table:table-cell>
          <table:table-cell office:value-type="float" office:value="2341" table:style-name="ce48">
            <text:p>2,34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19T00:00:00" table:style-name="ce43">
            <text:p>19/08/2021</text:p>
          </table:table-cell>
          <table:table-cell office:value-type="float" office:value="976" table:style-name="ce48">
            <text:p>976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67104" table:style-name="ce48">
            <text:p>467,104</text:p>
          </table:table-cell>
          <table:table-cell office:value-type="float" office:value="49" table:style-name="ce48">
            <text:p>49</text:p>
          </table:table-cell>
          <table:table-cell office:value-type="float" office:value="2433" table:style-name="ce48">
            <text:p>2,43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0T00:00:00" table:style-name="ce43">
            <text:p>20/08/2021</text:p>
          </table:table-cell>
          <table:table-cell office:value-type="float" office:value="976" table:style-name="ce48">
            <text:p>976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72937" table:style-name="ce48">
            <text:p>472,937</text:p>
          </table:table-cell>
          <table:table-cell office:value-type="float" office:value="49" table:style-name="ce48">
            <text:p>49</text:p>
          </table:table-cell>
          <table:table-cell office:value-type="float" office:value="2494" table:style-name="ce48">
            <text:p>2,49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1T00:00:00" table:style-name="ce43">
            <text:p>21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78966" table:style-name="ce48">
            <text:p>478,966</text:p>
          </table:table-cell>
          <table:table-cell office:value-type="float" office:value="49" table:style-name="ce48">
            <text:p>49</text:p>
          </table:table-cell>
          <table:table-cell office:value-type="float" office:value="2616" table:style-name="ce48">
            <text:p>2,61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2T00:00:00" table:style-name="ce43">
            <text:p>22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85862" table:style-name="ce48">
            <text:p>485,862</text:p>
          </table:table-cell>
          <table:table-cell office:value-type="float" office:value="49" table:style-name="ce48">
            <text:p>49</text:p>
          </table:table-cell>
          <table:table-cell office:value-type="float" office:value="2727" table:style-name="ce48">
            <text:p>2,72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3T00:00:00" table:style-name="ce43">
            <text:p>23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494283" table:style-name="ce48">
            <text:p>494,283</text:p>
          </table:table-cell>
          <table:table-cell office:value-type="float" office:value="49" table:style-name="ce48">
            <text:p>49</text:p>
          </table:table-cell>
          <table:table-cell office:value-type="float" office:value="2881" table:style-name="ce48">
            <text:p>2,88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4T00:00:00" table:style-name="ce43">
            <text:p>24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502012" table:style-name="ce48">
            <text:p>502,012</text:p>
          </table:table-cell>
          <table:table-cell office:value-type="float" office:value="49" table:style-name="ce48">
            <text:p>49</text:p>
          </table:table-cell>
          <table:table-cell office:value-type="float" office:value="3005" table:style-name="ce48">
            <text:p>3,00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5T00:00:00" table:style-name="ce43">
            <text:p>25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509924" table:style-name="ce48">
            <text:p>509,924</text:p>
          </table:table-cell>
          <table:table-cell office:value-type="float" office:value="49" table:style-name="ce48">
            <text:p>49</text:p>
          </table:table-cell>
          <table:table-cell office:value-type="float" office:value="3140" table:style-name="ce48">
            <text:p>3,14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6T00:00:00" table:style-name="ce43">
            <text:p>26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516008" table:style-name="ce48">
            <text:p>516,008</text:p>
          </table:table-cell>
          <table:table-cell office:value-type="float" office:value="49" table:style-name="ce48">
            <text:p>49</text:p>
          </table:table-cell>
          <table:table-cell office:value-type="float" office:value="3280" table:style-name="ce48">
            <text:p>3,28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7T00:00:00" table:style-name="ce43">
            <text:p>27/08/2021</text:p>
          </table:table-cell>
          <table:table-cell office:value-type="float" office:value="977" table:style-name="ce48">
            <text:p>977</text:p>
          </table:table-cell>
          <table:table-cell office:value-type="float" office:value="250" table:style-name="ce48">
            <text:p>250</text:p>
          </table:table-cell>
          <table:table-cell office:value-type="float" office:value="313" table:style-name="ce48">
            <text:p>313</text:p>
          </table:table-cell>
          <table:table-cell office:value-type="float" office:value="523253" table:style-name="ce48">
            <text:p>523,253</text:p>
          </table:table-cell>
          <table:table-cell office:value-type="float" office:value="49" table:style-name="ce48">
            <text:p>49</text:p>
          </table:table-cell>
          <table:table-cell office:value-type="float" office:value="3446" table:style-name="ce48">
            <text:p>3,44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8T00:00:00" table:style-name="ce43">
            <text:p>28/08/2021</text:p>
          </table:table-cell>
          <table:table-cell office:value-type="float" office:value="978" table:style-name="ce48">
            <text:p>978</text:p>
          </table:table-cell>
          <table:table-cell office:value-type="float" office:value="250" table:style-name="ce48">
            <text:p>250</text:p>
          </table:table-cell>
          <table:table-cell office:value-type="float" office:value="314" table:style-name="ce48">
            <text:p>314</text:p>
          </table:table-cell>
          <table:table-cell office:value-type="float" office:value="531036" table:style-name="ce48">
            <text:p>531,036</text:p>
          </table:table-cell>
          <table:table-cell office:value-type="float" office:value="49" table:style-name="ce48">
            <text:p>49</text:p>
          </table:table-cell>
          <table:table-cell office:value-type="float" office:value="3616" table:style-name="ce48">
            <text:p>3,61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29T00:00:00" table:style-name="ce43">
            <text:p>29/08/2021</text:p>
          </table:table-cell>
          <table:table-cell office:value-type="float" office:value="978" table:style-name="ce48">
            <text:p>978</text:p>
          </table:table-cell>
          <table:table-cell office:value-type="float" office:value="250" table:style-name="ce48">
            <text:p>250</text:p>
          </table:table-cell>
          <table:table-cell office:value-type="float" office:value="314" table:style-name="ce48">
            <text:p>314</text:p>
          </table:table-cell>
          <table:table-cell office:value-type="float" office:value="538452" table:style-name="ce48">
            <text:p>538,452</text:p>
          </table:table-cell>
          <table:table-cell office:value-type="float" office:value="49" table:style-name="ce48">
            <text:p>49</text:p>
          </table:table-cell>
          <table:table-cell office:value-type="float" office:value="3734" table:style-name="ce48">
            <text:p>3,73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30T00:00:00" table:style-name="ce43">
            <text:p>30/08/2021</text:p>
          </table:table-cell>
          <table:table-cell office:value-type="float" office:value="978" table:style-name="ce48">
            <text:p>978</text:p>
          </table:table-cell>
          <table:table-cell office:value-type="float" office:value="250" table:style-name="ce48">
            <text:p>250</text:p>
          </table:table-cell>
          <table:table-cell office:value-type="float" office:value="314" table:style-name="ce48">
            <text:p>314</text:p>
          </table:table-cell>
          <table:table-cell office:value-type="float" office:value="547085" table:style-name="ce48">
            <text:p>547,085</text:p>
          </table:table-cell>
          <table:table-cell office:value-type="float" office:value="49" table:style-name="ce48">
            <text:p>49</text:p>
          </table:table-cell>
          <table:table-cell office:value-type="float" office:value="3886" table:style-name="ce48">
            <text:p>3,88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8-31T00:00:00" table:style-name="ce43">
            <text:p>31/08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57869" table:style-name="ce48">
            <text:p>557,869</text:p>
          </table:table-cell>
          <table:table-cell office:value-type="float" office:value="49" table:style-name="ce48">
            <text:p>49</text:p>
          </table:table-cell>
          <table:table-cell office:value-type="float" office:value="4103" table:style-name="ce48">
            <text:p>4,10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1T00:00:00" table:style-name="ce43">
            <text:p>01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65760" table:style-name="ce48">
            <text:p>565,760</text:p>
          </table:table-cell>
          <table:table-cell office:value-type="float" office:value="49" table:style-name="ce48">
            <text:p>49</text:p>
          </table:table-cell>
          <table:table-cell office:value-type="float" office:value="4247" table:style-name="ce48">
            <text:p>4,24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2T00:00:00" table:style-name="ce43">
            <text:p>02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72321" table:style-name="ce48">
            <text:p>572,321</text:p>
          </table:table-cell>
          <table:table-cell office:value-type="float" office:value="49" table:style-name="ce48">
            <text:p>49</text:p>
          </table:table-cell>
          <table:table-cell office:value-type="float" office:value="4381" table:style-name="ce48">
            <text:p>4,38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3T00:00:00" table:style-name="ce43">
            <text:p>03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79144" table:style-name="ce48">
            <text:p>579,144</text:p>
          </table:table-cell>
          <table:table-cell office:value-type="float" office:value="49" table:style-name="ce48">
            <text:p>49</text:p>
          </table:table-cell>
          <table:table-cell office:value-type="float" office:value="4540" table:style-name="ce48">
            <text:p>4,54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4T00:00:00" table:style-name="ce43">
            <text:p>04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84945" table:style-name="ce48">
            <text:p>584,945</text:p>
          </table:table-cell>
          <table:table-cell office:value-type="float" office:value="49" table:style-name="ce48">
            <text:p>49</text:p>
          </table:table-cell>
          <table:table-cell office:value-type="float" office:value="4671" table:style-name="ce48">
            <text:p>4,671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5T00:00:00" table:style-name="ce43">
            <text:p>05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591149" table:style-name="ce48">
            <text:p>591,149</text:p>
          </table:table-cell>
          <table:table-cell office:value-type="float" office:value="49" table:style-name="ce48">
            <text:p>49</text:p>
          </table:table-cell>
          <table:table-cell office:value-type="float" office:value="4778" table:style-name="ce48">
            <text:p>4,77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6T00:00:00" table:style-name="ce43">
            <text:p>06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600086" table:style-name="ce48">
            <text:p>600,086</text:p>
          </table:table-cell>
          <table:table-cell office:value-type="float" office:value="49" table:style-name="ce48">
            <text:p>49</text:p>
          </table:table-cell>
          <table:table-cell office:value-type="float" office:value="4997" table:style-name="ce48">
            <text:p>4,99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7T00:00:00" table:style-name="ce43">
            <text:p>07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605350" table:style-name="ce48">
            <text:p>605,350</text:p>
          </table:table-cell>
          <table:table-cell office:value-type="float" office:value="49" table:style-name="ce48">
            <text:p>49</text:p>
          </table:table-cell>
          <table:table-cell office:value-type="float" office:value="5144" table:style-name="ce48">
            <text:p>5,14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8T00:00:00" table:style-name="ce43">
            <text:p>08/09/2021</text:p>
          </table:table-cell>
          <table:table-cell office:value-type="float" office:value="978" table:style-name="ce48">
            <text:p>978</text:p>
          </table:table-cell>
          <table:table-cell office:value-type="float" office:value="251" table:style-name="ce48">
            <text:p>251</text:p>
          </table:table-cell>
          <table:table-cell office:value-type="float" office:value="314" table:style-name="ce48">
            <text:p>314</text:p>
          </table:table-cell>
          <table:table-cell office:value-type="float" office:value="610417" table:style-name="ce48">
            <text:p>610,417</text:p>
          </table:table-cell>
          <table:table-cell office:value-type="float" office:value="49" table:style-name="ce48">
            <text:p>49</text:p>
          </table:table-cell>
          <table:table-cell office:value-type="float" office:value="5302" table:style-name="ce48">
            <text:p>5,30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09T00:00:00" table:style-name="ce43">
            <text:p>09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15701" table:style-name="ce48">
            <text:p>615,701</text:p>
          </table:table-cell>
          <table:table-cell office:value-type="float" office:value="49" table:style-name="ce48">
            <text:p>49</text:p>
          </table:table-cell>
          <table:table-cell office:value-type="float" office:value="5467" table:style-name="ce48">
            <text:p>5,46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0T00:00:00" table:style-name="ce43">
            <text:p>10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22275" table:style-name="ce48">
            <text:p>622,275</text:p>
          </table:table-cell>
          <table:table-cell office:value-type="float" office:value="49" table:style-name="ce48">
            <text:p>49</text:p>
          </table:table-cell>
          <table:table-cell office:value-type="float" office:value="5679" table:style-name="ce48">
            <text:p>5,67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1T00:00:00" table:style-name="ce43">
            <text:p>11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28445" table:style-name="ce48">
            <text:p>628,445</text:p>
          </table:table-cell>
          <table:table-cell office:value-type="float" office:value="49" table:style-name="ce48">
            <text:p>49</text:p>
          </table:table-cell>
          <table:table-cell office:value-type="float" office:value="5808" table:style-name="ce48">
            <text:p>5,80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2T00:00:00" table:style-name="ce43">
            <text:p>12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34707" table:style-name="ce48">
            <text:p>634,707</text:p>
          </table:table-cell>
          <table:table-cell office:value-type="float" office:value="49" table:style-name="ce48">
            <text:p>49</text:p>
          </table:table-cell>
          <table:table-cell office:value-type="float" office:value="5946" table:style-name="ce48">
            <text:p>5,94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3T00:00:00" table:style-name="ce43">
            <text:p>13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42603" table:style-name="ce48">
            <text:p>642,603</text:p>
          </table:table-cell>
          <table:table-cell office:value-type="float" office:value="49" table:style-name="ce48">
            <text:p>49</text:p>
          </table:table-cell>
          <table:table-cell office:value-type="float" office:value="6208" table:style-name="ce48">
            <text:p>6,20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4T00:00:00" table:style-name="ce43">
            <text:p>14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49016" table:style-name="ce48">
            <text:p>649,016</text:p>
          </table:table-cell>
          <table:table-cell office:value-type="float" office:value="49" table:style-name="ce48">
            <text:p>49</text:p>
          </table:table-cell>
          <table:table-cell office:value-type="float" office:value="6376" table:style-name="ce48">
            <text:p>6,37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5T00:00:00" table:style-name="ce43">
            <text:p>15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54955" table:style-name="ce48">
            <text:p>654,955</text:p>
          </table:table-cell>
          <table:table-cell office:value-type="float" office:value="49" table:style-name="ce48">
            <text:p>49</text:p>
          </table:table-cell>
          <table:table-cell office:value-type="float" office:value="6597" table:style-name="ce48">
            <text:p>6,59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6T00:00:00" table:style-name="ce43">
            <text:p>16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63292" table:style-name="ce48">
            <text:p>663,292</text:p>
          </table:table-cell>
          <table:table-cell office:value-type="float" office:value="49" table:style-name="ce48">
            <text:p>49</text:p>
          </table:table-cell>
          <table:table-cell office:value-type="float" office:value="6876" table:style-name="ce48">
            <text:p>6,87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7T00:00:00" table:style-name="ce43">
            <text:p>17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69967" table:style-name="ce48">
            <text:p>669,967</text:p>
          </table:table-cell>
          <table:table-cell office:value-type="float" office:value="49" table:style-name="ce48">
            <text:p>49</text:p>
          </table:table-cell>
          <table:table-cell office:value-type="float" office:value="7175" table:style-name="ce48">
            <text:p>7,17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8T00:00:00" table:style-name="ce43">
            <text:p>18/09/2021</text:p>
          </table:table-cell>
          <table:table-cell office:value-type="float" office:value="978" table:style-name="ce48">
            <text:p>978</text:p>
          </table:table-cell>
          <table:table-cell office:value-type="float" office:value="252" table:style-name="ce48">
            <text:p>252</text:p>
          </table:table-cell>
          <table:table-cell office:value-type="float" office:value="314" table:style-name="ce48">
            <text:p>314</text:p>
          </table:table-cell>
          <table:table-cell office:value-type="float" office:value="677721" table:style-name="ce48">
            <text:p>677,721</text:p>
          </table:table-cell>
          <table:table-cell office:value-type="float" office:value="49" table:style-name="ce48">
            <text:p>49</text:p>
          </table:table-cell>
          <table:table-cell office:value-type="float" office:value="7375" table:style-name="ce48">
            <text:p>7,37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19T00:00:00" table:style-name="ce43">
            <text:p>19/09/2021</text:p>
          </table:table-cell>
          <table:table-cell office:value-type="float" office:value="978" table:style-name="ce48">
            <text:p>978</text:p>
          </table:table-cell>
          <table:table-cell office:value-type="float" office:value="255" table:style-name="ce48">
            <text:p>255</text:p>
          </table:table-cell>
          <table:table-cell office:value-type="float" office:value="314" table:style-name="ce48">
            <text:p>314</text:p>
          </table:table-cell>
          <table:table-cell office:value-type="float" office:value="684889" table:style-name="ce48">
            <text:p>684,889</text:p>
          </table:table-cell>
          <table:table-cell office:value-type="float" office:value="49" table:style-name="ce48">
            <text:p>49</text:p>
          </table:table-cell>
          <table:table-cell office:value-type="float" office:value="7600" table:style-name="ce48">
            <text:p>7,60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0T00:00:00" table:style-name="ce43">
            <text:p>20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692262" table:style-name="ce48">
            <text:p>692,262</text:p>
          </table:table-cell>
          <table:table-cell office:value-type="float" office:value="49" table:style-name="ce48">
            <text:p>49</text:p>
          </table:table-cell>
          <table:table-cell office:value-type="float" office:value="7878" table:style-name="ce48">
            <text:p>7,87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1T00:00:00" table:style-name="ce43">
            <text:p>21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00147" table:style-name="ce48">
            <text:p>700,147</text:p>
          </table:table-cell>
          <table:table-cell office:value-type="float" office:value="49" table:style-name="ce48">
            <text:p>49</text:p>
          </table:table-cell>
          <table:table-cell office:value-type="float" office:value="8182" table:style-name="ce48">
            <text:p>8,18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2T00:00:00" table:style-name="ce43">
            <text:p>22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07503" table:style-name="ce48">
            <text:p>707,503</text:p>
          </table:table-cell>
          <table:table-cell office:value-type="float" office:value="49" table:style-name="ce48">
            <text:p>49</text:p>
          </table:table-cell>
          <table:table-cell office:value-type="float" office:value="8393" table:style-name="ce48">
            <text:p>8,39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3T00:00:00" table:style-name="ce43">
            <text:p>23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14123" table:style-name="ce48">
            <text:p>714,123</text:p>
          </table:table-cell>
          <table:table-cell office:value-type="float" office:value="49" table:style-name="ce48">
            <text:p>49</text:p>
          </table:table-cell>
          <table:table-cell office:value-type="float" office:value="8705" table:style-name="ce48">
            <text:p>8,70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4T00:00:00" table:style-name="ce43">
            <text:p>24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20874" table:style-name="ce48">
            <text:p>720,874</text:p>
          </table:table-cell>
          <table:table-cell office:value-type="float" office:value="49" table:style-name="ce48">
            <text:p>49</text:p>
          </table:table-cell>
          <table:table-cell office:value-type="float" office:value="9070" table:style-name="ce48">
            <text:p>9,07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5T00:00:00" table:style-name="ce43">
            <text:p>25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24116" table:style-name="ce48">
            <text:p>724,116</text:p>
          </table:table-cell>
          <table:table-cell office:value-type="float" office:value="49" table:style-name="ce48">
            <text:p>49</text:p>
          </table:table-cell>
          <table:table-cell office:value-type="float" office:value="9228" table:style-name="ce48">
            <text:p>9,22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6T00:00:00" table:style-name="ce43">
            <text:p>26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29481" table:style-name="ce48">
            <text:p>729,481</text:p>
          </table:table-cell>
          <table:table-cell office:value-type="float" office:value="49" table:style-name="ce48">
            <text:p>49</text:p>
          </table:table-cell>
          <table:table-cell office:value-type="float" office:value="9543" table:style-name="ce48">
            <text:p>9,54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7T00:00:00" table:style-name="ce43">
            <text:p>27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37771" table:style-name="ce48">
            <text:p>737,771</text:p>
          </table:table-cell>
          <table:table-cell office:value-type="float" office:value="49" table:style-name="ce48">
            <text:p>49</text:p>
          </table:table-cell>
          <table:table-cell office:value-type="float" office:value="10066" table:style-name="ce48">
            <text:p>10,06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8T00:00:00" table:style-name="ce43">
            <text:p>28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43277" table:style-name="ce48">
            <text:p>743,277</text:p>
          </table:table-cell>
          <table:table-cell office:value-type="float" office:value="49" table:style-name="ce48">
            <text:p>49</text:p>
          </table:table-cell>
          <table:table-cell office:value-type="float" office:value="10360" table:style-name="ce48">
            <text:p>10,36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29T00:00:00" table:style-name="ce43">
            <text:p>29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50522" table:style-name="ce48">
            <text:p>750,522</text:p>
          </table:table-cell>
          <table:table-cell office:value-type="float" office:value="49" table:style-name="ce48">
            <text:p>49</text:p>
          </table:table-cell>
          <table:table-cell office:value-type="float" office:value="10808" table:style-name="ce48">
            <text:p>10,80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09-30T00:00:00" table:style-name="ce43">
            <text:p>30/09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57272" table:style-name="ce48">
            <text:p>757,272</text:p>
          </table:table-cell>
          <table:table-cell office:value-type="float" office:value="49" table:style-name="ce48">
            <text:p>49</text:p>
          </table:table-cell>
          <table:table-cell office:value-type="float" office:value="11154" table:style-name="ce48">
            <text:p>11,15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1T00:00:00" table:style-name="ce43">
            <text:p>01/10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63361" table:style-name="ce48">
            <text:p>763,361</text:p>
          </table:table-cell>
          <table:table-cell office:value-type="float" office:value="49" table:style-name="ce48">
            <text:p>49</text:p>
          </table:table-cell>
          <table:table-cell office:value-type="float" office:value="11395" table:style-name="ce48">
            <text:p>11,39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2T00:00:00" table:style-name="ce43">
            <text:p>02/10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67573" table:style-name="ce48">
            <text:p>767,573</text:p>
          </table:table-cell>
          <table:table-cell office:value-type="float" office:value="49" table:style-name="ce48">
            <text:p>49</text:p>
          </table:table-cell>
          <table:table-cell office:value-type="float" office:value="11604" table:style-name="ce48">
            <text:p>11,60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3T00:00:00" table:style-name="ce43">
            <text:p>03/10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73045" table:style-name="ce48">
            <text:p>773,045</text:p>
          </table:table-cell>
          <table:table-cell office:value-type="float" office:value="49" table:style-name="ce48">
            <text:p>49</text:p>
          </table:table-cell>
          <table:table-cell office:value-type="float" office:value="11926" table:style-name="ce48">
            <text:p>11,92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4T00:00:00" table:style-name="ce43">
            <text:p>04/10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81298" table:style-name="ce48">
            <text:p>781,298</text:p>
          </table:table-cell>
          <table:table-cell office:value-type="float" office:value="49" table:style-name="ce48">
            <text:p>49</text:p>
          </table:table-cell>
          <table:table-cell office:value-type="float" office:value="12432" table:style-name="ce48">
            <text:p>12,43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5T00:00:00" table:style-name="ce43">
            <text:p>05/10/2021</text:p>
          </table:table-cell>
          <table:table-cell office:value-type="float" office:value="978" table:style-name="ce48">
            <text:p>978</text:p>
          </table:table-cell>
          <table:table-cell office:value-type="float" office:value="259" table:style-name="ce48">
            <text:p>259</text:p>
          </table:table-cell>
          <table:table-cell office:value-type="float" office:value="314" table:style-name="ce48">
            <text:p>314</text:p>
          </table:table-cell>
          <table:table-cell office:value-type="float" office:value="787753" table:style-name="ce48">
            <text:p>787,753</text:p>
          </table:table-cell>
          <table:table-cell office:value-type="float" office:value="49" table:style-name="ce48">
            <text:p>49</text:p>
          </table:table-cell>
          <table:table-cell office:value-type="float" office:value="12835" table:style-name="ce48">
            <text:p>12,83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6T00:00:00" table:style-name="ce43">
            <text:p>06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794528" table:style-name="ce48">
            <text:p>794,528</text:p>
          </table:table-cell>
          <table:table-cell office:value-type="float" office:value="49" table:style-name="ce48">
            <text:p>49</text:p>
          </table:table-cell>
          <table:table-cell office:value-type="float" office:value="13229" table:style-name="ce48">
            <text:p>13,22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7T00:00:00" table:style-name="ce43">
            <text:p>07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00174" table:style-name="ce48">
            <text:p>800,174</text:p>
          </table:table-cell>
          <table:table-cell office:value-type="float" office:value="49" table:style-name="ce48">
            <text:p>49</text:p>
          </table:table-cell>
          <table:table-cell office:value-type="float" office:value="13656" table:style-name="ce48">
            <text:p>13,65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8T00:00:00" table:style-name="ce43">
            <text:p>08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05798" table:style-name="ce48">
            <text:p>805,798</text:p>
          </table:table-cell>
          <table:table-cell office:value-type="float" office:value="49" table:style-name="ce48">
            <text:p>49</text:p>
          </table:table-cell>
          <table:table-cell office:value-type="float" office:value="13989" table:style-name="ce48">
            <text:p>13,98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09T00:00:00" table:style-name="ce43">
            <text:p>09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12103" table:style-name="ce48">
            <text:p>812,103</text:p>
          </table:table-cell>
          <table:table-cell office:value-type="float" office:value="49" table:style-name="ce48">
            <text:p>49</text:p>
          </table:table-cell>
          <table:table-cell office:value-type="float" office:value="14326" table:style-name="ce48">
            <text:p>14,32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0T00:00:00" table:style-name="ce43">
            <text:p>10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18688" table:style-name="ce48">
            <text:p>818,688</text:p>
          </table:table-cell>
          <table:table-cell office:value-type="float" office:value="49" table:style-name="ce48">
            <text:p>49</text:p>
          </table:table-cell>
          <table:table-cell office:value-type="float" office:value="14646" table:style-name="ce48">
            <text:p>14,64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1T00:00:00" table:style-name="ce43">
            <text:p>11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27123" table:style-name="ce48">
            <text:p>827,123</text:p>
          </table:table-cell>
          <table:table-cell office:value-type="float" office:value="49" table:style-name="ce48">
            <text:p>49</text:p>
          </table:table-cell>
          <table:table-cell office:value-type="float" office:value="14996" table:style-name="ce48">
            <text:p>14,99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2T00:00:00" table:style-name="ce43">
            <text:p>12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35352" table:style-name="ce48">
            <text:p>835,352</text:p>
          </table:table-cell>
          <table:table-cell office:value-type="float" office:value="49" table:style-name="ce48">
            <text:p>49</text:p>
          </table:table-cell>
          <table:table-cell office:value-type="float" office:value="15564" table:style-name="ce48">
            <text:p>15,56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3T00:00:00" table:style-name="ce43">
            <text:p>13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41498" table:style-name="ce48">
            <text:p>841,498</text:p>
          </table:table-cell>
          <table:table-cell office:value-type="float" office:value="49" table:style-name="ce48">
            <text:p>49</text:p>
          </table:table-cell>
          <table:table-cell office:value-type="float" office:value="15955" table:style-name="ce48">
            <text:p>15,95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4T00:00:00" table:style-name="ce43">
            <text:p>14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46836" table:style-name="ce48">
            <text:p>846,836</text:p>
          </table:table-cell>
          <table:table-cell office:value-type="float" office:value="49" table:style-name="ce48">
            <text:p>49</text:p>
          </table:table-cell>
          <table:table-cell office:value-type="float" office:value="16279" table:style-name="ce48">
            <text:p>16,27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5T00:00:00" table:style-name="ce43">
            <text:p>15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53461" table:style-name="ce48">
            <text:p>853,461</text:p>
          </table:table-cell>
          <table:table-cell office:value-type="float" office:value="49" table:style-name="ce48">
            <text:p>49</text:p>
          </table:table-cell>
          <table:table-cell office:value-type="float" office:value="16667" table:style-name="ce48">
            <text:p>16,66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6T00:00:00" table:style-name="ce43">
            <text:p>16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58998" table:style-name="ce48">
            <text:p>858,998</text:p>
          </table:table-cell>
          <table:table-cell office:value-type="float" office:value="49" table:style-name="ce48">
            <text:p>49</text:p>
          </table:table-cell>
          <table:table-cell office:value-type="float" office:value="16993" table:style-name="ce48">
            <text:p>16,99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7T00:00:00" table:style-name="ce43">
            <text:p>17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66938" table:style-name="ce48">
            <text:p>866,938</text:p>
          </table:table-cell>
          <table:table-cell office:value-type="float" office:value="49" table:style-name="ce48">
            <text:p>49</text:p>
          </table:table-cell>
          <table:table-cell office:value-type="float" office:value="17346" table:style-name="ce48">
            <text:p>17,34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8T00:00:00" table:style-name="ce43">
            <text:p>18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76570" table:style-name="ce48">
            <text:p>876,570</text:p>
          </table:table-cell>
          <table:table-cell office:value-type="float" office:value="50" table:style-name="ce48">
            <text:p>50</text:p>
          </table:table-cell>
          <table:table-cell office:value-type="float" office:value="17965" table:style-name="ce48">
            <text:p>17,96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19T00:00:00" table:style-name="ce43">
            <text:p>19/10/2021</text:p>
          </table:table-cell>
          <table:table-cell office:value-type="float" office:value="978" table:style-name="ce48">
            <text:p>978</text:p>
          </table:table-cell>
          <table:table-cell office:value-type="float" office:value="261" table:style-name="ce48">
            <text:p>261</text:p>
          </table:table-cell>
          <table:table-cell office:value-type="float" office:value="314" table:style-name="ce48">
            <text:p>314</text:p>
          </table:table-cell>
          <table:table-cell office:value-type="float" office:value="886025" table:style-name="ce48">
            <text:p>886,025</text:p>
          </table:table-cell>
          <table:table-cell office:value-type="float" office:value="50" table:style-name="ce48">
            <text:p>50</text:p>
          </table:table-cell>
          <table:table-cell office:value-type="float" office:value="18628" table:style-name="ce48">
            <text:p>18,62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0T00:00:00" table:style-name="ce43">
            <text:p>20/10/2021</text:p>
          </table:table-cell>
          <table:table-cell office:value-type="float" office:value="978" table:style-name="ce48">
            <text:p>978</text:p>
          </table:table-cell>
          <table:table-cell office:value-type="float" office:value="272" table:style-name="ce48">
            <text:p>272</text:p>
          </table:table-cell>
          <table:table-cell office:value-type="float" office:value="314" table:style-name="ce48">
            <text:p>314</text:p>
          </table:table-cell>
          <table:table-cell office:value-type="float" office:value="893069" table:style-name="ce48">
            <text:p>893,069</text:p>
          </table:table-cell>
          <table:table-cell office:value-type="float" office:value="50" table:style-name="ce48">
            <text:p>50</text:p>
          </table:table-cell>
          <table:table-cell office:value-type="float" office:value="19140" table:style-name="ce48">
            <text:p>19,14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1T00:00:00" table:style-name="ce43">
            <text:p>21/10/2021</text:p>
          </table:table-cell>
          <table:table-cell office:value-type="float" office:value="978" table:style-name="ce48">
            <text:p>978</text:p>
          </table:table-cell>
          <table:table-cell office:value-type="float" office:value="274" table:style-name="ce48">
            <text:p>274</text:p>
          </table:table-cell>
          <table:table-cell office:value-type="float" office:value="314" table:style-name="ce48">
            <text:p>314</text:p>
          </table:table-cell>
          <table:table-cell office:value-type="float" office:value="899643" table:style-name="ce48">
            <text:p>899,643</text:p>
          </table:table-cell>
          <table:table-cell office:value-type="float" office:value="50" table:style-name="ce48">
            <text:p>50</text:p>
          </table:table-cell>
          <table:table-cell office:value-type="float" office:value="19629" table:style-name="ce48">
            <text:p>19,62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2T00:00:00" table:style-name="ce43">
            <text:p>22/10/2021</text:p>
          </table:table-cell>
          <table:table-cell office:value-type="float" office:value="978" table:style-name="ce48">
            <text:p>978</text:p>
          </table:table-cell>
          <table:table-cell office:value-type="float" office:value="274" table:style-name="ce48">
            <text:p>274</text:p>
          </table:table-cell>
          <table:table-cell office:value-type="float" office:value="314" table:style-name="ce48">
            <text:p>314</text:p>
          </table:table-cell>
          <table:table-cell office:value-type="float" office:value="905884" table:style-name="ce48">
            <text:p>905,884</text:p>
          </table:table-cell>
          <table:table-cell office:value-type="float" office:value="50" table:style-name="ce48">
            <text:p>50</text:p>
          </table:table-cell>
          <table:table-cell office:value-type="float" office:value="20118" table:style-name="ce48">
            <text:p>20,11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3T00:00:00" table:style-name="ce43">
            <text:p>23/10/2021</text:p>
          </table:table-cell>
          <table:table-cell office:value-type="float" office:value="978" table:style-name="ce48">
            <text:p>978</text:p>
          </table:table-cell>
          <table:table-cell office:value-type="float" office:value="274" table:style-name="ce48">
            <text:p>274</text:p>
          </table:table-cell>
          <table:table-cell office:value-type="float" office:value="314" table:style-name="ce48">
            <text:p>314</text:p>
          </table:table-cell>
          <table:table-cell office:value-type="float" office:value="913237" table:style-name="ce48">
            <text:p>913,237</text:p>
          </table:table-cell>
          <table:table-cell office:value-type="float" office:value="50" table:style-name="ce48">
            <text:p>50</text:p>
          </table:table-cell>
          <table:table-cell office:value-type="float" office:value="20695" table:style-name="ce48">
            <text:p>20,69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4T00:00:00" table:style-name="ce43">
            <text:p>24/10/2021</text:p>
          </table:table-cell>
          <table:table-cell office:value-type="float" office:value="978" table:style-name="ce48">
            <text:p>978</text:p>
          </table:table-cell>
          <table:table-cell office:value-type="float" office:value="274" table:style-name="ce48">
            <text:p>274</text:p>
          </table:table-cell>
          <table:table-cell office:value-type="float" office:value="314" table:style-name="ce48">
            <text:p>314</text:p>
          </table:table-cell>
          <table:table-cell office:value-type="float" office:value="918859" table:style-name="ce48">
            <text:p>918,859</text:p>
          </table:table-cell>
          <table:table-cell office:value-type="float" office:value="50" table:style-name="ce48">
            <text:p>50</text:p>
          </table:table-cell>
          <table:table-cell office:value-type="float" office:value="21205" table:style-name="ce48">
            <text:p>21,20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5T00:00:00" table:style-name="ce43">
            <text:p>25/10/2021</text:p>
          </table:table-cell>
          <table:table-cell office:value-type="float" office:value="978" table:style-name="ce48">
            <text:p>978</text:p>
          </table:table-cell>
          <table:table-cell office:value-type="float" office:value="274" table:style-name="ce48">
            <text:p>274</text:p>
          </table:table-cell>
          <table:table-cell office:value-type="float" office:value="314" table:style-name="ce48">
            <text:p>314</text:p>
          </table:table-cell>
          <table:table-cell office:value-type="float" office:value="927670" table:style-name="ce48">
            <text:p>927,670</text:p>
          </table:table-cell>
          <table:table-cell office:value-type="float" office:value="50" table:style-name="ce48">
            <text:p>50</text:p>
          </table:table-cell>
          <table:table-cell office:value-type="float" office:value="21730" table:style-name="ce48">
            <text:p>21,73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6T00:00:00" table:style-name="ce43">
            <text:p>26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35072" table:style-name="ce48">
            <text:p>935,072</text:p>
          </table:table-cell>
          <table:table-cell office:value-type="float" office:value="50" table:style-name="ce48">
            <text:p>50</text:p>
          </table:table-cell>
          <table:table-cell office:value-type="float" office:value="22407" table:style-name="ce48">
            <text:p>22,407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7T00:00:00" table:style-name="ce43">
            <text:p>27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42797" table:style-name="ce48">
            <text:p>942,797</text:p>
          </table:table-cell>
          <table:table-cell office:value-type="float" office:value="50" table:style-name="ce48">
            <text:p>50</text:p>
          </table:table-cell>
          <table:table-cell office:value-type="float" office:value="23029" table:style-name="ce48">
            <text:p>23,02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8T00:00:00" table:style-name="ce43">
            <text:p>28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47789" table:style-name="ce48">
            <text:p>947,789</text:p>
          </table:table-cell>
          <table:table-cell office:value-type="float" office:value="50" table:style-name="ce48">
            <text:p>50</text:p>
          </table:table-cell>
          <table:table-cell office:value-type="float" office:value="23553" table:style-name="ce48">
            <text:p>23,55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29T00:00:00" table:style-name="ce43">
            <text:p>29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54450" table:style-name="ce48">
            <text:p>954,450</text:p>
          </table:table-cell>
          <table:table-cell office:value-type="float" office:value="50" table:style-name="ce48">
            <text:p>50</text:p>
          </table:table-cell>
          <table:table-cell office:value-type="float" office:value="24058" table:style-name="ce48">
            <text:p>24,05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30T00:00:00" table:style-name="ce43">
            <text:p>30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62365" table:style-name="ce48">
            <text:p>962,365</text:p>
          </table:table-cell>
          <table:table-cell office:value-type="float" office:value="50" table:style-name="ce48">
            <text:p>50</text:p>
          </table:table-cell>
          <table:table-cell office:value-type="float" office:value="24713" table:style-name="ce48">
            <text:p>24,71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0-31T00:00:00" table:style-name="ce43">
            <text:p>31/10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70910" table:style-name="ce48">
            <text:p>970,910</text:p>
          </table:table-cell>
          <table:table-cell office:value-type="float" office:value="50" table:style-name="ce48">
            <text:p>50</text:p>
          </table:table-cell>
          <table:table-cell office:value-type="float" office:value="25563" table:style-name="ce48">
            <text:p>25,56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1T00:00:00" table:style-name="ce43">
            <text:p>01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80445" table:style-name="ce48">
            <text:p>980,445</text:p>
          </table:table-cell>
          <table:table-cell office:value-type="float" office:value="50" table:style-name="ce48">
            <text:p>50</text:p>
          </table:table-cell>
          <table:table-cell office:value-type="float" office:value="26363" table:style-name="ce48">
            <text:p>26,36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2T00:00:00" table:style-name="ce43">
            <text:p>02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87315" table:style-name="ce48">
            <text:p>987,315</text:p>
          </table:table-cell>
          <table:table-cell office:value-type="float" office:value="50" table:style-name="ce48">
            <text:p>50</text:p>
          </table:table-cell>
          <table:table-cell office:value-type="float" office:value="27018" table:style-name="ce48">
            <text:p>27,01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3T00:00:00" table:style-name="ce43">
            <text:p>03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995232" table:style-name="ce48">
            <text:p>995,232</text:p>
          </table:table-cell>
          <table:table-cell office:value-type="float" office:value="50" table:style-name="ce48">
            <text:p>50</text:p>
          </table:table-cell>
          <table:table-cell office:value-type="float" office:value="27865" table:style-name="ce48">
            <text:p>27,86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4T00:00:00" table:style-name="ce43">
            <text:p>04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03037" table:style-name="ce48">
            <text:p>1,003,037</text:p>
          </table:table-cell>
          <table:table-cell office:value-type="float" office:value="50" table:style-name="ce48">
            <text:p>50</text:p>
          </table:table-cell>
          <table:table-cell office:value-type="float" office:value="28610" table:style-name="ce48">
            <text:p>28,61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5T00:00:00" table:style-name="ce43">
            <text:p>05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12709" table:style-name="ce48">
            <text:p>1,012,709</text:p>
          </table:table-cell>
          <table:table-cell office:value-type="float" office:value="50" table:style-name="ce48">
            <text:p>50</text:p>
          </table:table-cell>
          <table:table-cell office:value-type="float" office:value="29412" table:style-name="ce48">
            <text:p>29,41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6T00:00:00" table:style-name="ce43">
            <text:p>06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20417" table:style-name="ce48">
            <text:p>1,020,417</text:p>
          </table:table-cell>
          <table:table-cell office:value-type="float" office:value="51" table:style-name="ce48">
            <text:p>51</text:p>
          </table:table-cell>
          <table:table-cell office:value-type="float" office:value="30035" table:style-name="ce48">
            <text:p>30,03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7T00:00:00" table:style-name="ce43">
            <text:p>07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28673" table:style-name="ce48">
            <text:p>1,028,673</text:p>
          </table:table-cell>
          <table:table-cell office:value-type="float" office:value="51" table:style-name="ce48">
            <text:p>51</text:p>
          </table:table-cell>
          <table:table-cell office:value-type="float" office:value="30703" table:style-name="ce48">
            <text:p>30,70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8T00:00:00" table:style-name="ce43">
            <text:p>08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39556" table:style-name="ce48">
            <text:p>1,039,556</text:p>
          </table:table-cell>
          <table:table-cell office:value-type="float" office:value="51" table:style-name="ce48">
            <text:p>51</text:p>
          </table:table-cell>
          <table:table-cell office:value-type="float" office:value="31906" table:style-name="ce48">
            <text:p>31,906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09T00:00:00" table:style-name="ce43">
            <text:p>09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47125" table:style-name="ce48">
            <text:p>1,047,125</text:p>
          </table:table-cell>
          <table:table-cell office:value-type="float" office:value="51" table:style-name="ce48">
            <text:p>51</text:p>
          </table:table-cell>
          <table:table-cell office:value-type="float" office:value="32990" table:style-name="ce48">
            <text:p>32,99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0T00:00:00" table:style-name="ce43">
            <text:p>10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53453" table:style-name="ce48">
            <text:p>1,053,453</text:p>
          </table:table-cell>
          <table:table-cell office:value-type="float" office:value="51" table:style-name="ce48">
            <text:p>51</text:p>
          </table:table-cell>
          <table:table-cell office:value-type="float" office:value="34175" table:style-name="ce48">
            <text:p>34,17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1T00:00:00" table:style-name="ce43">
            <text:p>11/11/2021</text:p>
          </table:table-cell>
          <table:table-cell office:value-type="float" office:value="978" table:style-name="ce48">
            <text:p>978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59509" table:style-name="ce48">
            <text:p>1,059,509</text:p>
          </table:table-cell>
          <table:table-cell office:value-type="float" office:value="51" table:style-name="ce48">
            <text:p>51</text:p>
          </table:table-cell>
          <table:table-cell office:value-type="float" office:value="35308" table:style-name="ce48">
            <text:p>35,308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2T00:00:00" table:style-name="ce43">
            <text:p>12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66697" table:style-name="ce48">
            <text:p>1,066,697</text:p>
          </table:table-cell>
          <table:table-cell office:value-type="float" office:value="51" table:style-name="ce48">
            <text:p>51</text:p>
          </table:table-cell>
          <table:table-cell office:value-type="float" office:value="36343" table:style-name="ce48">
            <text:p>36,343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3T00:00:00" table:style-name="ce43">
            <text:p>13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73960" table:style-name="ce48">
            <text:p>1,073,960</text:p>
          </table:table-cell>
          <table:table-cell office:value-type="float" office:value="51" table:style-name="ce48">
            <text:p>51</text:p>
          </table:table-cell>
          <table:table-cell office:value-type="float" office:value="37254" table:style-name="ce48">
            <text:p>37,25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4T00:00:00" table:style-name="ce43">
            <text:p>14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80346" table:style-name="ce48">
            <text:p>1,080,346</text:p>
          </table:table-cell>
          <table:table-cell office:value-type="float" office:value="51" table:style-name="ce48">
            <text:p>51</text:p>
          </table:table-cell>
          <table:table-cell office:value-type="float" office:value="38012" table:style-name="ce48">
            <text:p>38,01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5T00:00:00" table:style-name="ce43">
            <text:p>15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90965" table:style-name="ce48">
            <text:p>1,090,965</text:p>
          </table:table-cell>
          <table:table-cell office:value-type="float" office:value="51" table:style-name="ce48">
            <text:p>51</text:p>
          </table:table-cell>
          <table:table-cell office:value-type="float" office:value="39235" table:style-name="ce48">
            <text:p>39,235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6T00:00:00" table:style-name="ce43">
            <text:p>16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099858" table:style-name="ce48">
            <text:p>1,099,858</text:p>
          </table:table-cell>
          <table:table-cell office:value-type="float" office:value="51" table:style-name="ce48">
            <text:p>51</text:p>
          </table:table-cell>
          <table:table-cell office:value-type="float" office:value="40469" table:style-name="ce48">
            <text:p>40,46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7T00:00:00" table:style-name="ce43">
            <text:p>17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09298" table:style-name="ce48">
            <text:p>1,109,298</text:p>
          </table:table-cell>
          <table:table-cell office:value-type="float" office:value="51" table:style-name="ce48">
            <text:p>51</text:p>
          </table:table-cell>
          <table:table-cell office:value-type="float" office:value="41800" table:style-name="ce48">
            <text:p>41,80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8T00:00:00" table:style-name="ce43">
            <text:p>18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16896" table:style-name="ce48">
            <text:p>1,116,896</text:p>
          </table:table-cell>
          <table:table-cell office:value-type="float" office:value="51" table:style-name="ce48">
            <text:p>51</text:p>
          </table:table-cell>
          <table:table-cell office:value-type="float" office:value="42930" table:style-name="ce48">
            <text:p>42,930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19T00:00:00" table:style-name="ce43">
            <text:p>19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23902" table:style-name="ce48">
            <text:p>1,123,902</text:p>
          </table:table-cell>
          <table:table-cell office:value-type="float" office:value="51" table:style-name="ce48">
            <text:p>51</text:p>
          </table:table-cell>
          <table:table-cell office:value-type="float" office:value="44062" table:style-name="ce48">
            <text:p>44,062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20T00:00:00" table:style-name="ce43">
            <text:p>20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30523" table:style-name="ce48">
            <text:p>1,130,523</text:p>
          </table:table-cell>
          <table:table-cell office:value-type="float" office:value="51" table:style-name="ce48">
            <text:p>51</text:p>
          </table:table-cell>
          <table:table-cell office:value-type="float" office:value="45424" table:style-name="ce48">
            <text:p>45,424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21T00:00:00" table:style-name="ce43">
            <text:p>21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38003" table:style-name="ce48">
            <text:p>1,138,003</text:p>
          </table:table-cell>
          <table:table-cell office:value-type="float" office:value="51" table:style-name="ce48">
            <text:p>51</text:p>
          </table:table-cell>
          <table:table-cell office:value-type="float" office:value="46439" table:style-name="ce48">
            <text:p>46,439</text:p>
          </table:table-cell>
          <table:table-cell office:value-type="float" office:value="0" table:style-name="ce48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1-11-22T00:00:00" table:style-name="ce43">
            <text:p>22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47211" table:style-name="ce48">
            <text:p>1,147,211</text:p>
          </table:table-cell>
          <table:table-cell office:value-type="float" office:value="51" table:style-name="ce48">
            <text:p>51</text:p>
          </table:table-cell>
          <table:table-cell office:value-type="float" office:value="47671" table:style-name="ce48">
            <text:p>47,671</text:p>
          </table:table-cell>
          <table:table-cell office:value-type="float" office:value="8" table:style-name="ce48">
            <text:p>8</text:p>
          </table:table-cell>
          <table:table-cell table:number-columns-repeated="16376"/>
        </table:table-row>
        <table:table-row table:style-name="ro3">
          <table:table-cell office:value-type="date" office:date-value="2021-11-23T00:00:00" table:style-name="ce43">
            <text:p>23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51597" table:style-name="ce48">
            <text:p>1,151,597</text:p>
          </table:table-cell>
          <table:table-cell office:value-type="float" office:value="51" table:style-name="ce48">
            <text:p>51</text:p>
          </table:table-cell>
          <table:table-cell office:value-type="float" office:value="48058" table:style-name="ce48">
            <text:p>48,058</text:p>
          </table:table-cell>
          <table:table-cell office:value-type="float" office:value="9" table:style-name="ce48">
            <text:p>9</text:p>
          </table:table-cell>
          <table:table-cell table:number-columns-repeated="16376"/>
        </table:table-row>
        <table:table-row table:style-name="ro3">
          <table:table-cell office:value-type="date" office:date-value="2021-11-24T00:00:00" table:style-name="ce43">
            <text:p>24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55998" table:style-name="ce48">
            <text:p>1,155,998</text:p>
          </table:table-cell>
          <table:table-cell office:value-type="float" office:value="51" table:style-name="ce48">
            <text:p>51</text:p>
          </table:table-cell>
          <table:table-cell office:value-type="float" office:value="48070" table:style-name="ce48">
            <text:p>48,070</text:p>
          </table:table-cell>
          <table:table-cell office:value-type="float" office:value="11" table:style-name="ce48">
            <text:p>11</text:p>
          </table:table-cell>
          <table:table-cell table:number-columns-repeated="16376"/>
        </table:table-row>
        <table:table-row table:style-name="ro3">
          <table:table-cell office:value-type="date" office:date-value="2021-11-25T00:00:00" table:style-name="ce43">
            <text:p>25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58169" table:style-name="ce48">
            <text:p>1,158,169</text:p>
          </table:table-cell>
          <table:table-cell office:value-type="float" office:value="51" table:style-name="ce48">
            <text:p>51</text:p>
          </table:table-cell>
          <table:table-cell office:value-type="float" office:value="48070" table:style-name="ce48">
            <text:p>48,070</text:p>
          </table:table-cell>
          <table:table-cell office:value-type="float" office:value="14" table:style-name="ce48">
            <text:p>14</text:p>
          </table:table-cell>
          <table:table-cell table:number-columns-repeated="16376"/>
        </table:table-row>
        <table:table-row table:style-name="ro3">
          <table:table-cell office:value-type="date" office:date-value="2021-11-26T00:00:00" table:style-name="ce43">
            <text:p>26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59404" table:style-name="ce48">
            <text:p>1,159,404</text:p>
          </table:table-cell>
          <table:table-cell office:value-type="float" office:value="51" table:style-name="ce48">
            <text:p>51</text:p>
          </table:table-cell>
          <table:table-cell office:value-type="float" office:value="48070" table:style-name="ce48">
            <text:p>48,070</text:p>
          </table:table-cell>
          <table:table-cell office:value-type="float" office:value="16" table:style-name="ce48">
            <text:p>16</text:p>
          </table:table-cell>
          <table:table-cell table:number-columns-repeated="16376"/>
        </table:table-row>
        <table:table-row table:style-name="ro3">
          <table:table-cell office:value-type="date" office:date-value="2021-11-27T00:00:00" table:style-name="ce43">
            <text:p>27/11/2021</text:p>
          </table:table-cell>
          <table:table-cell office:value-type="float" office:value="980" table:style-name="ce48">
            <text:p>980</text:p>
          </table:table-cell>
          <table:table-cell office:value-type="float" office:value="275" table:style-name="ce48">
            <text:p>275</text:p>
          </table:table-cell>
          <table:table-cell office:value-type="float" office:value="314" table:style-name="ce48">
            <text:p>314</text:p>
          </table:table-cell>
          <table:table-cell office:value-type="float" office:value="1159781" table:style-name="ce48">
            <text:p>1,159,781</text:p>
          </table:table-cell>
          <table:table-cell office:value-type="float" office:value="51" table:style-name="ce48">
            <text:p>51</text:p>
          </table:table-cell>
          <table:table-cell office:value-type="float" office:value="48071" table:style-name="ce48">
            <text:p>48,071</text:p>
          </table:table-cell>
          <table:table-cell office:value-type="float" office:value="17" table:style-name="ce48">
            <text:p>17</text:p>
          </table:table-cell>
          <table:table-cell table:number-columns-repeated="16376"/>
        </table:table-row>
        <table:table-row table:number-rows-repeated="1048220" table:style-name="ro3">
          <table:table-cell table:number-columns-repeated="16384"/>
        </table:table-row>
      </table:table>
      <table:table table:name="Fig2" table:style-name="ta1">
        <table:table-column table:style-name="co7" table:default-cell-style-name="ce41"/>
        <table:table-column table:style-name="co8" table:default-cell-style-name="ce44"/>
        <table:table-column table:style-name="co9" table:number-columns-repeated="3" table:default-cell-style-name="ce44"/>
        <table:table-column table:style-name="co8" table:number-columns-repeated="5" table:default-cell-style-name="ce44"/>
        <table:table-column table:style-name="co10" table:default-cell-style-name="ce44"/>
        <table:table-column table:style-name="co11" table:default-cell-style-name="ce44"/>
        <table:table-column table:style-name="co10" table:default-cell-style-name="ce44"/>
        <table:table-column table:style-name="co12" table:default-cell-style-name="ce44"/>
        <table:table-column table:style-name="co13" table:number-columns-repeated="2" table:default-cell-style-name="ce44"/>
        <table:table-column table:style-name="co14" table:default-cell-style-name="ce44"/>
        <table:table-column table:style-name="co8" table:number-columns-repeated="2" table:default-cell-style-name="ce44"/>
        <table:table-column table:style-name="co15" table:default-cell-style-name="ce44"/>
        <table:table-column table:style-name="co15" table:number-columns-repeated="16364" table:default-cell-style-name="ce6"/>
        <table:table-row table:style-name="ro1">
          <table:table-cell office:value-type="string" table:style-name="ce49">
            <text:p>Figure 2. Variant prevalence for all England available sequenced cases from 1 February 2021 as of 30 November 2021</text:p>
          </table:table-cell>
          <table:table-cell table:number-columns-repeated="19" table:style-name="ce45"/>
          <table:table-cell table:number-columns-repeated="16364" table:style-name="ce2"/>
        </table:table-row>
        <table:table-row table:style-name="ro3">
          <table:table-cell office:value-type="string" table:style-name="ce51">
            <text:p>This worksheet contains one table</text:p>
          </table:table-cell>
          <table:table-cell table:number-columns-repeated="19" table:style-name="ce45"/>
          <table:table-cell table:number-columns-repeated="16364"/>
        </table:table-row>
        <table:table-row table:style-name="ro4">
          <table:table-cell office:value-type="string" table:style-name="ce52">
            <text:p>Week</text:p>
          </table:table-cell>
          <table:table-cell office:value-type="string" table:style-name="ce54">
            <text:p>Alpha</text:p>
          </table:table-cell>
          <table:table-cell office:value-type="string" table:style-name="ce54">
            <text:p>Beta</text:p>
          </table:table-cell>
          <table:table-cell office:value-type="string" table:style-name="ce54">
            <text:p>Delta</text:p>
          </table:table-cell>
          <table:table-cell office:value-type="string" table:style-name="ce54">
            <text:p>Eta</text:p>
          </table:table-cell>
          <table:table-cell office:value-type="string" table:style-name="ce54">
            <text:p>Gamma</text:p>
          </table:table-cell>
          <table:table-cell office:value-type="string" table:style-name="ce54">
            <text:p>Kappa</text:p>
          </table:table-cell>
          <table:table-cell office:value-type="string" table:style-name="ce54">
            <text:p>Theta</text:p>
          </table:table-cell>
          <table:table-cell office:value-type="string" table:style-name="ce54">
            <text:p>Zeta</text:p>
          </table:table-cell>
          <table:table-cell office:value-type="string" table:style-name="ce54">
            <text:p>Lambda</text:p>
          </table:table-cell>
          <table:table-cell office:value-type="string" table:style-name="ce54">
            <text:p>VUI-21FEB-01</text:p>
          </table:table-cell>
          <table:table-cell office:value-type="string" table:style-name="ce54">
            <text:p>VOC-21FEB-02</text:p>
          </table:table-cell>
          <table:table-cell office:value-type="string" table:style-name="ce54">
            <text:p>VUI-21FEB-04</text:p>
          </table:table-cell>
          <table:table-cell office:value-type="string" table:style-name="ce54">
            <text:p>VUI-21APR-03</text:p>
          </table:table-cell>
          <table:table-cell office:value-type="string" table:style-name="ce54">
            <text:p>VUI-21MAY-01</text:p>
          </table:table-cell>
          <table:table-cell office:value-type="string" table:style-name="ce54">
            <text:p>VUI-21MAY-02</text:p>
          </table:table-cell>
          <table:table-cell office:value-type="string" table:style-name="ce54">
            <text:p>VUI-21OCT-01</text:p>
          </table:table-cell>
          <table:table-cell office:value-type="string" table:style-name="ce54">
            <text:p>Mu</text:p>
          </table:table-cell>
          <table:table-cell office:value-type="string" table:style-name="ce54">
            <text:p>Omicron</text:p>
          </table:table-cell>
          <table:table-cell office:value-type="string" table:style-name="ce54">
            <text:p>Other</text:p>
          </table:table-cell>
          <table:table-cell table:number-columns-repeated="16364" table:style-name="ce19"/>
        </table:table-row>
        <table:table-row table:style-name="ro3">
          <table:table-cell office:value-type="date" office:date-value="2021-01-31T00:00:00" table:style-name="ce53">
            <text:p>31/01/2021</text:p>
          </table:table-cell>
          <table:table-cell office:value-type="float" office:value="0.94889199999999996" table:style-name="ce55">
            <text:p>0.948892</text:p>
          </table:table-cell>
          <table:table-cell office:value-type="float" office:value="1.4840000000000001E-3" table:style-name="ce55">
            <text:p>0.001484</text:p>
          </table:table-cell>
          <table:table-cell office:value-type="float" office:value="2.12E-4" table:style-name="ce55">
            <text:p>0.000212</text:p>
          </table:table-cell>
          <table:table-cell office:value-type="float" office:value="1.9090000000000001E-3" table:style-name="ce55">
            <text:p>0.00190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1799999999999998E-4" table:style-name="ce55">
            <text:p>0.000318</text:p>
          </table:table-cell>
          <table:table-cell office:value-type="float" office:value="0" table:style-name="ce55">
            <text:p>0</text:p>
          </table:table-cell>
          <table:table-cell office:value-type="float" office:value="2.12E-4" table:style-name="ce55">
            <text:p>0.000212</text:p>
          </table:table-cell>
          <table:table-cell office:value-type="float" office:value="6.3599999999999996E-4" table:style-name="ce55">
            <text:p>0.000636</text:p>
          </table:table-cell>
          <table:table-cell office:value-type="float" office:value="1.06E-4" table:style-name="ce55">
            <text:p>0.00010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06E-4" table:style-name="ce55">
            <text:p>0.00010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6123999999999998E-2" table:style-name="ce55">
            <text:p>0.046124</text:p>
          </table:table-cell>
          <table:table-cell table:number-columns-repeated="16364"/>
        </table:table-row>
        <table:table-row table:style-name="ro3">
          <table:table-cell office:value-type="date" office:date-value="2021-02-07T00:00:00" table:style-name="ce53">
            <text:p>07/02/2021</text:p>
          </table:table-cell>
          <table:table-cell office:value-type="float" office:value="0.960924" table:style-name="ce55">
            <text:p>0.960924</text:p>
          </table:table-cell>
          <table:table-cell office:value-type="float" office:value="2.2179999999999999E-3" table:style-name="ce55">
            <text:p>0.002218</text:p>
          </table:table-cell>
          <table:table-cell office:value-type="float" office:value="5.3499999999999999E-4" table:style-name="ce55">
            <text:p>0.000535</text:p>
          </table:table-cell>
          <table:table-cell office:value-type="float" office:value="1.9120000000000001E-3" table:style-name="ce55">
            <text:p>0.001912</text:p>
          </table:table-cell>
          <table:table-cell office:value-type="float" office:value="7.6500000000000003E-5" table:style-name="ce56">
            <text:p>7.6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2900000000000001E-4" table:style-name="ce55">
            <text:p>0.000229</text:p>
          </table:table-cell>
          <table:table-cell office:value-type="float" office:value="7.6499999999999995E-4" table:style-name="ce55">
            <text:p>0.000765</text:p>
          </table:table-cell>
          <table:table-cell office:value-type="float" office:value="3.8200000000000002E-4" table:style-name="ce55">
            <text:p>0.00038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2959000000000002E-2" table:style-name="ce55">
            <text:p>0.032959</text:p>
          </table:table-cell>
          <table:table-cell table:number-columns-repeated="16364"/>
        </table:table-row>
        <table:table-row table:style-name="ro3">
          <table:table-cell office:value-type="date" office:date-value="2021-02-14T00:00:00" table:style-name="ce53">
            <text:p>14/02/2021</text:p>
          </table:table-cell>
          <table:table-cell office:value-type="float" office:value="0.97217699999999996" table:style-name="ce55">
            <text:p>0.972177</text:p>
          </table:table-cell>
          <table:table-cell office:value-type="float" office:value="1.101E-3" table:style-name="ce55">
            <text:p>0.001101</text:p>
          </table:table-cell>
          <table:table-cell office:value-type="float" office:value="2.2000000000000001E-4" table:style-name="ce55">
            <text:p>0.00022</text:p>
          </table:table-cell>
          <table:table-cell office:value-type="float" office:value="1.4679999999999999E-3" table:style-name="ce55">
            <text:p>0.001468</text:p>
          </table:table-cell>
          <table:table-cell office:value-type="float" office:value="2.9399999999999999E-4" table:style-name="ce55">
            <text:p>0.00029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7.3399999999999995E-4" table:style-name="ce55">
            <text:p>0.000734</text:p>
          </table:table-cell>
          <table:table-cell office:value-type="float" office:value="0" table:style-name="ce55">
            <text:p>0</text:p>
          </table:table-cell>
          <table:table-cell office:value-type="float" office:value="1.47E-4" table:style-name="ce55">
            <text:p>0.000147</text:p>
          </table:table-cell>
          <table:table-cell office:value-type="float" office:value="5.8699999999999996E-4" table:style-name="ce55">
            <text:p>0.000587</text:p>
          </table:table-cell>
          <table:table-cell office:value-type="float" office:value="4.4000000000000002E-4" table:style-name="ce55">
            <text:p>0.0004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2831000000000001E-2" table:style-name="ce55">
            <text:p>0.022831</text:p>
          </table:table-cell>
          <table:table-cell table:number-columns-repeated="16364"/>
        </table:table-row>
        <table:table-row table:style-name="ro3">
          <table:table-cell office:value-type="date" office:date-value="2021-02-21T00:00:00" table:style-name="ce53">
            <text:p>21/02/2021</text:p>
          </table:table-cell>
          <table:table-cell office:value-type="float" office:value="0.97260100000000005" table:style-name="ce55">
            <text:p>0.972601</text:p>
          </table:table-cell>
          <table:table-cell office:value-type="float" office:value="2.1710000000000002E-3" table:style-name="ce55">
            <text:p>0.002171</text:p>
          </table:table-cell>
          <table:table-cell office:value-type="float" office:value="7.4900000000000005E-5" table:style-name="ce56">
            <text:p>7.49E-05</text:p>
          </table:table-cell>
          <table:table-cell office:value-type="float" office:value="3.369E-3" table:style-name="ce55">
            <text:p>0.003369</text:p>
          </table:table-cell>
          <table:table-cell office:value-type="float" office:value="2.99E-4" table:style-name="ce55">
            <text:p>0.000299</text:p>
          </table:table-cell>
          <table:table-cell office:value-type="float" office:value="3.7399999999999998E-4" table:style-name="ce55">
            <text:p>0.000374</text:p>
          </table:table-cell>
          <table:table-cell office:value-type="float" office:value="0" table:style-name="ce55">
            <text:p>0</text:p>
          </table:table-cell>
          <table:table-cell office:value-type="float" office:value="1.4999999999999999E-4" table:style-name="ce55">
            <text:p>0.00015</text:p>
          </table:table-cell>
          <table:table-cell office:value-type="float" office:value="7.4900000000000005E-5" table:style-name="ce56">
            <text:p>7.49E-05</text:p>
          </table:table-cell>
          <table:table-cell office:value-type="float" office:value="7.4900000000000005E-5" table:style-name="ce56">
            <text:p>7.49E-05</text:p>
          </table:table-cell>
          <table:table-cell office:value-type="float" office:value="5.9900000000000003E-4" table:style-name="ce55">
            <text:p>0.000599</text:p>
          </table:table-cell>
          <table:table-cell office:value-type="float" office:value="7.4899999999999999E-4" table:style-name="ce55">
            <text:p>0.00074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7.4900000000000005E-5" table:style-name="ce56">
            <text:p>7.49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9389E-2" table:style-name="ce55">
            <text:p>0.019389</text:p>
          </table:table-cell>
          <table:table-cell table:number-columns-repeated="16364"/>
        </table:table-row>
        <table:table-row table:style-name="ro3">
          <table:table-cell office:value-type="date" office:date-value="2021-02-28T00:00:00" table:style-name="ce53">
            <text:p>28/02/2021</text:p>
          </table:table-cell>
          <table:table-cell office:value-type="float" office:value="0.96907799999999999" table:style-name="ce55">
            <text:p>0.969078</text:p>
          </table:table-cell>
          <table:table-cell office:value-type="float" office:value="3.4740000000000001E-3" table:style-name="ce55">
            <text:p>0.003474</text:p>
          </table:table-cell>
          <table:table-cell office:value-type="float" office:value="0" table:style-name="ce55">
            <text:p>0</text:p>
          </table:table-cell>
          <table:table-cell office:value-type="float" office:value="4.9509999999999997E-3" table:style-name="ce55">
            <text:p>0.004951</text:p>
          </table:table-cell>
          <table:table-cell office:value-type="float" office:value="2.61E-4" table:style-name="ce55">
            <text:p>0.000261</text:p>
          </table:table-cell>
          <table:table-cell office:value-type="float" office:value="4.3399999999999998E-4" table:style-name="ce55">
            <text:p>0.000434</text:p>
          </table:table-cell>
          <table:table-cell office:value-type="float" office:value="3.4699999999999998E-4" table:style-name="ce55">
            <text:p>0.000347</text:p>
          </table:table-cell>
          <table:table-cell office:value-type="float" office:value="2.61E-4" table:style-name="ce55">
            <text:p>0.000261</text:p>
          </table:table-cell>
          <table:table-cell office:value-type="float" office:value="8.6899999999999998E-5" table:style-name="ce56">
            <text:p>8.69E-05</text:p>
          </table:table-cell>
          <table:table-cell office:value-type="float" office:value="0" table:style-name="ce55">
            <text:p>0</text:p>
          </table:table-cell>
          <table:table-cell office:value-type="float" office:value="1.74E-4" table:style-name="ce55">
            <text:p>0.000174</text:p>
          </table:table-cell>
          <table:table-cell office:value-type="float" office:value="2.258E-3" table:style-name="ce55">
            <text:p>0.00225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4699999999999998E-4" table:style-name="ce55">
            <text:p>0.00034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8327E-2" table:style-name="ce55">
            <text:p>0.018327</text:p>
          </table:table-cell>
          <table:table-cell table:number-columns-repeated="16364"/>
        </table:table-row>
        <table:table-row table:style-name="ro3">
          <table:table-cell office:value-type="date" office:date-value="2021-03-07T00:00:00" table:style-name="ce53">
            <text:p>07/03/2021</text:p>
          </table:table-cell>
          <table:table-cell office:value-type="float" office:value="0.97250599999999998" table:style-name="ce55">
            <text:p>0.972506</text:p>
          </table:table-cell>
          <table:table-cell office:value-type="float" office:value="3.2209999999999999E-3" table:style-name="ce55">
            <text:p>0.003221</text:p>
          </table:table-cell>
          <table:table-cell office:value-type="float" office:value="5.5000000000000003E-4" table:style-name="ce55">
            <text:p>0.00055</text:p>
          </table:table-cell>
          <table:table-cell office:value-type="float" office:value="2.9069999999999999E-3" table:style-name="ce55">
            <text:p>0.002907</text:p>
          </table:table-cell>
          <table:table-cell office:value-type="float" office:value="7.8600000000000002E-4" table:style-name="ce55">
            <text:p>0.000786</text:p>
          </table:table-cell>
          <table:table-cell office:value-type="float" office:value="9.4300000000000004E-4" table:style-name="ce55">
            <text:p>0.000943</text:p>
          </table:table-cell>
          <table:table-cell office:value-type="float" office:value="0" table:style-name="ce55">
            <text:p>0</text:p>
          </table:table-cell>
          <table:table-cell office:value-type="float" office:value="1.5699999999999999E-4" table:style-name="ce55">
            <text:p>0.00015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493E-3" table:style-name="ce55">
            <text:p>0.00149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1399999999999999E-4" table:style-name="ce55">
            <text:p>0.00031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7125000000000001E-2" table:style-name="ce55">
            <text:p>0.017125</text:p>
          </table:table-cell>
          <table:table-cell table:number-columns-repeated="16364"/>
        </table:table-row>
        <table:table-row table:style-name="ro3">
          <table:table-cell office:value-type="date" office:date-value="2021-03-14T00:00:00" table:style-name="ce53">
            <text:p>14/03/2021</text:p>
          </table:table-cell>
          <table:table-cell office:value-type="float" office:value="0.97518899999999997" table:style-name="ce55">
            <text:p>0.975189</text:p>
          </table:table-cell>
          <table:table-cell office:value-type="float" office:value="5.5139999999999998E-3" table:style-name="ce55">
            <text:p>0.005514</text:p>
          </table:table-cell>
          <table:table-cell office:value-type="float" office:value="3.9399999999999998E-4" table:style-name="ce55">
            <text:p>0.000394</text:p>
          </table:table-cell>
          <table:table-cell office:value-type="float" office:value="3.0720000000000001E-3" table:style-name="ce55">
            <text:p>0.003072</text:p>
          </table:table-cell>
          <table:table-cell office:value-type="float" office:value="6.3000000000000003E-4" table:style-name="ce55">
            <text:p>0.00063</text:p>
          </table:table-cell>
          <table:table-cell office:value-type="float" office:value="1.2600000000000001E-3" table:style-name="ce55">
            <text:p>0.0012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181E-3" table:style-name="ce55">
            <text:p>0.00118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9399999999999998E-4" table:style-name="ce55">
            <text:p>0.000394</text:p>
          </table:table-cell>
          <table:table-cell office:value-type="float" office:value="1.5799999999999999E-4" table:style-name="ce55">
            <text:p>0.00015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2208999999999999E-2" table:style-name="ce55">
            <text:p>0.012209</text:p>
          </table:table-cell>
          <table:table-cell table:number-columns-repeated="16364"/>
        </table:table-row>
        <table:table-row table:style-name="ro3">
          <table:table-cell office:value-type="date" office:date-value="2021-03-21T00:00:00" table:style-name="ce53">
            <text:p>21/03/2021</text:p>
          </table:table-cell>
          <table:table-cell office:value-type="float" office:value="0.98046100000000003" table:style-name="ce55">
            <text:p>0.980461</text:p>
          </table:table-cell>
          <table:table-cell office:value-type="float" office:value="4.581E-3" table:style-name="ce55">
            <text:p>0.004581</text:p>
          </table:table-cell>
          <table:table-cell office:value-type="float" office:value="5.7300000000000005E-4" table:style-name="ce55">
            <text:p>0.000573</text:p>
          </table:table-cell>
          <table:table-cell office:value-type="float" office:value="2.0040000000000001E-3" table:style-name="ce55">
            <text:p>0.002004</text:p>
          </table:table-cell>
          <table:table-cell office:value-type="float" office:value="3.5799999999999997E-4" table:style-name="ce55">
            <text:p>0.000358</text:p>
          </table:table-cell>
          <table:table-cell office:value-type="float" office:value="1.575E-3" table:style-name="ce55">
            <text:p>0.00157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0040000000000001E-3" table:style-name="ce55">
            <text:p>0.002004</text:p>
          </table:table-cell>
          <table:table-cell office:value-type="float" office:value="7.1600000000000006E-5" table:style-name="ce56">
            <text:p>7.16E-05</text:p>
          </table:table-cell>
          <table:table-cell office:value-type="float" office:value="7.1600000000000006E-5" table:style-name="ce56">
            <text:p>7.16E-05</text:p>
          </table:table-cell>
          <table:table-cell office:value-type="float" office:value="1.4300000000000001E-4" table:style-name="ce55">
            <text:p>0.00014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8.1589999999999996E-3" table:style-name="ce55">
            <text:p>0.008159</text:p>
          </table:table-cell>
          <table:table-cell table:number-columns-repeated="16364"/>
        </table:table-row>
        <table:table-row table:style-name="ro3">
          <table:table-cell office:value-type="date" office:date-value="2021-03-28T00:00:00" table:style-name="ce53">
            <text:p>28/03/2021</text:p>
          </table:table-cell>
          <table:table-cell office:value-type="float" office:value="0.97466200000000003" table:style-name="ce55">
            <text:p>0.974662</text:p>
          </table:table-cell>
          <table:table-cell office:value-type="float" office:value="5.6639999999999998E-3" table:style-name="ce55">
            <text:p>0.005664</text:p>
          </table:table-cell>
          <table:table-cell office:value-type="float" office:value="2.385E-3" table:style-name="ce55">
            <text:p>0.002385</text:p>
          </table:table-cell>
          <table:table-cell office:value-type="float" office:value="2.6830000000000001E-3" table:style-name="ce55">
            <text:p>0.002683</text:p>
          </table:table-cell>
          <table:table-cell office:value-type="float" office:value="9.9400000000000009E-4" table:style-name="ce55">
            <text:p>0.000994</text:p>
          </table:table-cell>
          <table:table-cell office:value-type="float" office:value="3.9750000000000002E-3" table:style-name="ce55">
            <text:p>0.00397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9.9400000000000004E-5" table:style-name="ce56">
            <text:p>9.94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292E-3" table:style-name="ce55">
            <text:p>0.001292</text:p>
          </table:table-cell>
          <table:table-cell office:value-type="float" office:value="2.9799999999999998E-4" table:style-name="ce55">
            <text:p>0.000298</text:p>
          </table:table-cell>
          <table:table-cell office:value-type="float" office:value="1.9900000000000001E-4" table:style-name="ce55">
            <text:p>0.000199</text:p>
          </table:table-cell>
          <table:table-cell office:value-type="float" office:value="9.9400000000000009E-4" table:style-name="ce55">
            <text:p>0.00099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.757E-3" table:style-name="ce55">
            <text:p>0.006757</text:p>
          </table:table-cell>
          <table:table-cell table:number-columns-repeated="16364"/>
        </table:table-row>
        <table:table-row table:style-name="ro3">
          <table:table-cell office:value-type="date" office:date-value="2021-04-04T00:00:00" table:style-name="ce53">
            <text:p>04/04/2021</text:p>
          </table:table-cell>
          <table:table-cell office:value-type="float" office:value="0.94922600000000001" table:style-name="ce55">
            <text:p>0.949226</text:p>
          </table:table-cell>
          <table:table-cell office:value-type="float" office:value="1.1391999999999999E-2" table:style-name="ce55">
            <text:p>0.011392</text:p>
          </table:table-cell>
          <table:table-cell office:value-type="float" office:value="1.294E-2" table:style-name="ce55">
            <text:p>0.01294</text:p>
          </table:table-cell>
          <table:table-cell office:value-type="float" office:value="1.547E-3" table:style-name="ce55">
            <text:p>0.001547</text:p>
          </table:table-cell>
          <table:table-cell office:value-type="float" office:value="2.1099999999999999E-3" table:style-name="ce55">
            <text:p>0.00211</text:p>
          </table:table-cell>
          <table:table-cell office:value-type="float" office:value="8.5789999999999998E-3" table:style-name="ce55">
            <text:p>0.00857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2499999999999998E-3" table:style-name="ce55">
            <text:p>0.0022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532E-3" table:style-name="ce55">
            <text:p>0.002532</text:p>
          </table:table-cell>
          <table:table-cell office:value-type="float" office:value="1.4100000000000001E-4" table:style-name="ce55">
            <text:p>0.00014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9.2829999999999996E-3" table:style-name="ce55">
            <text:p>0.009283</text:p>
          </table:table-cell>
          <table:table-cell table:number-columns-repeated="16364"/>
        </table:table-row>
        <table:table-row table:style-name="ro3">
          <table:table-cell office:value-type="date" office:date-value="2021-04-11T00:00:00" table:style-name="ce53">
            <text:p>11/04/2021</text:p>
          </table:table-cell>
          <table:table-cell office:value-type="float" office:value="0.924682" table:style-name="ce55">
            <text:p>0.924682</text:p>
          </table:table-cell>
          <table:table-cell office:value-type="float" office:value="7.9880000000000003E-3" table:style-name="ce55">
            <text:p>0.007988</text:p>
          </table:table-cell>
          <table:table-cell office:value-type="float" office:value="3.2767999999999999E-2" table:style-name="ce55">
            <text:p>0.032768</text:p>
          </table:table-cell>
          <table:table-cell office:value-type="float" office:value="2.6080000000000001E-3" table:style-name="ce55">
            <text:p>0.002608</text:p>
          </table:table-cell>
          <table:table-cell office:value-type="float" office:value="2.2820000000000002E-3" table:style-name="ce55">
            <text:p>0.002282</text:p>
          </table:table-cell>
          <table:table-cell office:value-type="float" office:value="1.2716E-2" table:style-name="ce55">
            <text:p>0.012716</text:p>
          </table:table-cell>
          <table:table-cell office:value-type="float" office:value="0" table:style-name="ce55">
            <text:p>0</text:p>
          </table:table-cell>
          <table:table-cell office:value-type="float" office:value="1.63E-4" table:style-name="ce55">
            <text:p>0.00016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1189999999999998E-3" table:style-name="ce55">
            <text:p>0.002119</text:p>
          </table:table-cell>
          <table:table-cell office:value-type="float" office:value="4.8899999999999996E-4" table:style-name="ce55">
            <text:p>0.000489</text:p>
          </table:table-cell>
          <table:table-cell office:value-type="float" office:value="3.2600000000000001E-4" table:style-name="ce55">
            <text:p>0.000326</text:p>
          </table:table-cell>
          <table:table-cell office:value-type="float" office:value="4.4019999999999997E-3" table:style-name="ce55">
            <text:p>0.00440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9.4549999999999999E-3" table:style-name="ce55">
            <text:p>0.009455</text:p>
          </table:table-cell>
          <table:table-cell table:number-columns-repeated="16364"/>
        </table:table-row>
        <table:table-row table:style-name="ro3">
          <table:table-cell office:value-type="date" office:date-value="2021-04-18T00:00:00" table:style-name="ce53">
            <text:p>18/04/2021</text:p>
          </table:table-cell>
          <table:table-cell office:value-type="float" office:value="0.88380899999999996" table:style-name="ce55">
            <text:p>0.883809</text:p>
          </table:table-cell>
          <table:table-cell office:value-type="float" office:value="8.6859999999999993E-3" table:style-name="ce55">
            <text:p>0.008686</text:p>
          </table:table-cell>
          <table:table-cell office:value-type="float" office:value="7.0795999999999998E-2" table:style-name="ce55">
            <text:p>0.070796</text:p>
          </table:table-cell>
          <table:table-cell office:value-type="float" office:value="2.9499999999999999E-3" table:style-name="ce55">
            <text:p>0.00295</text:p>
          </table:table-cell>
          <table:table-cell office:value-type="float" office:value="3.441E-3" table:style-name="ce55">
            <text:p>0.003441</text:p>
          </table:table-cell>
          <table:table-cell office:value-type="float" office:value="1.5240999999999999E-2" table:style-name="ce55">
            <text:p>0.015241</text:p>
          </table:table-cell>
          <table:table-cell office:value-type="float" office:value="1.64E-4" table:style-name="ce55">
            <text:p>0.00016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5890000000000002E-3" table:style-name="ce55">
            <text:p>0.004589</text:p>
          </table:table-cell>
          <table:table-cell office:value-type="float" office:value="9.8299999999999993E-4" table:style-name="ce55">
            <text:p>0.000983</text:p>
          </table:table-cell>
          <table:table-cell office:value-type="float" office:value="1.64E-4" table:style-name="ce55">
            <text:p>0.000164</text:p>
          </table:table-cell>
          <table:table-cell office:value-type="float" office:value="2.4580000000000001E-3" table:style-name="ce55">
            <text:p>0.00245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.7190000000000001E-3" table:style-name="ce55">
            <text:p>0.006719</text:p>
          </table:table-cell>
          <table:table-cell table:number-columns-repeated="16364"/>
        </table:table-row>
        <table:table-row table:style-name="ro3">
          <table:table-cell office:value-type="date" office:date-value="2021-04-25T00:00:00" table:style-name="ce53">
            <text:p>25/04/2021</text:p>
          </table:table-cell>
          <table:table-cell office:value-type="float" office:value="0.83660100000000004" table:style-name="ce55">
            <text:p>0.836601</text:p>
          </table:table-cell>
          <table:table-cell office:value-type="float" office:value="8.7720000000000003E-3" table:style-name="ce55">
            <text:p>0.008772</text:p>
          </table:table-cell>
          <table:table-cell office:value-type="float" office:value="0.12263499999999999" table:style-name="ce55">
            <text:p>0.122635</text:p>
          </table:table-cell>
          <table:table-cell office:value-type="float" office:value="2.9239999999999999E-3" table:style-name="ce55">
            <text:p>0.002924</text:p>
          </table:table-cell>
          <table:table-cell office:value-type="float" office:value="4.6439999999999997E-3" table:style-name="ce55">
            <text:p>0.004644</text:p>
          </table:table-cell>
          <table:table-cell office:value-type="float" office:value="9.8040000000000002E-3" table:style-name="ce55">
            <text:p>0.00980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0959999999999998E-3" table:style-name="ce55">
            <text:p>0.003096</text:p>
          </table:table-cell>
          <table:table-cell office:value-type="float" office:value="0" table:style-name="ce55">
            <text:p>0</text:p>
          </table:table-cell>
          <table:table-cell office:value-type="float" office:value="3.2680000000000001E-3" table:style-name="ce55">
            <text:p>0.003268</text:p>
          </table:table-cell>
          <table:table-cell office:value-type="float" office:value="1.892E-3" table:style-name="ce55">
            <text:p>0.00189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.3639999999999999E-3" table:style-name="ce55">
            <text:p>0.006364</text:p>
          </table:table-cell>
          <table:table-cell table:number-columns-repeated="16364"/>
        </table:table-row>
        <table:table-row table:style-name="ro3">
          <table:table-cell office:value-type="date" office:date-value="2021-05-02T00:00:00" table:style-name="ce53">
            <text:p>02/05/2021</text:p>
          </table:table-cell>
          <table:table-cell office:value-type="float" office:value="0.71173299999999995" table:style-name="ce55">
            <text:p>0.711733</text:p>
          </table:table-cell>
          <table:table-cell office:value-type="float" office:value="5.3940000000000004E-3" table:style-name="ce55">
            <text:p>0.005394</text:p>
          </table:table-cell>
          <table:table-cell office:value-type="float" office:value="0.25741700000000001" table:style-name="ce55">
            <text:p>0.257417</text:p>
          </table:table-cell>
          <table:table-cell office:value-type="float" office:value="3.0339999999999998E-3" table:style-name="ce55">
            <text:p>0.003034</text:p>
          </table:table-cell>
          <table:table-cell office:value-type="float" office:value="2.1919999999999999E-3" table:style-name="ce55">
            <text:p>0.002192</text:p>
          </table:table-cell>
          <table:table-cell office:value-type="float" office:value="3.7090000000000001E-3" table:style-name="ce55">
            <text:p>0.00370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3700000000000001E-4" table:style-name="ce55">
            <text:p>0.00033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6970000000000002E-3" table:style-name="ce55">
            <text:p>0.002697</text:p>
          </table:table-cell>
          <table:table-cell office:value-type="float" office:value="1.6899999999999999E-4" table:style-name="ce55">
            <text:p>0.000169</text:p>
          </table:table-cell>
          <table:table-cell office:value-type="float" office:value="6.0689999999999997E-3" table:style-name="ce55">
            <text:p>0.006069</text:p>
          </table:table-cell>
          <table:table-cell office:value-type="float" office:value="2.1919999999999999E-3" table:style-name="ce55">
            <text:p>0.002192</text:p>
          </table:table-cell>
          <table:table-cell office:value-type="float" office:value="0" table:style-name="ce55">
            <text:p>0</text:p>
          </table:table-cell>
          <table:table-cell office:value-type="float" office:value="1.6899999999999999E-4" table:style-name="ce55">
            <text:p>0.000169</text:p>
          </table:table-cell>
          <table:table-cell office:value-type="float" office:value="0" table:style-name="ce55">
            <text:p>0</text:p>
          </table:table-cell>
          <table:table-cell office:value-type="float" office:value="4.8890000000000001E-3" table:style-name="ce55">
            <text:p>0.004889</text:p>
          </table:table-cell>
          <table:table-cell table:number-columns-repeated="16364"/>
        </table:table-row>
        <table:table-row table:style-name="ro3">
          <table:table-cell office:value-type="date" office:date-value="2021-05-09T00:00:00" table:style-name="ce53">
            <text:p>09/05/2021</text:p>
          </table:table-cell>
          <table:table-cell office:value-type="float" office:value="0.55151099999999997" table:style-name="ce55">
            <text:p>0.551511</text:p>
          </table:table-cell>
          <table:table-cell office:value-type="float" office:value="3.8400000000000001E-3" table:style-name="ce55">
            <text:p>0.00384</text:p>
          </table:table-cell>
          <table:table-cell office:value-type="float" office:value="0.42127199999999998" table:style-name="ce55">
            <text:p>0.421272</text:p>
          </table:table-cell>
          <table:table-cell office:value-type="float" office:value="2.5049999999999998E-3" table:style-name="ce55">
            <text:p>0.002505</text:p>
          </table:table-cell>
          <table:table-cell office:value-type="float" office:value="2.3379999999999998E-3" table:style-name="ce55">
            <text:p>0.002338</text:p>
          </table:table-cell>
          <table:table-cell office:value-type="float" office:value="2.6719999999999999E-3" table:style-name="ce55">
            <text:p>0.00267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3379999999999998E-3" table:style-name="ce55">
            <text:p>0.002338</text:p>
          </table:table-cell>
          <table:table-cell office:value-type="float" office:value="0" table:style-name="ce55">
            <text:p>0</text:p>
          </table:table-cell>
          <table:table-cell office:value-type="float" office:value="7.1799999999999998E-3" table:style-name="ce55">
            <text:p>0.00718</text:p>
          </table:table-cell>
          <table:table-cell office:value-type="float" office:value="8.3500000000000002E-4" table:style-name="ce55">
            <text:p>0.00083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5.5100000000000001E-3" table:style-name="ce55">
            <text:p>0.00551</text:p>
          </table:table-cell>
          <table:table-cell table:number-columns-repeated="16364"/>
        </table:table-row>
        <table:table-row table:style-name="ro3">
          <table:table-cell office:value-type="date" office:date-value="2021-05-16T00:00:00" table:style-name="ce53">
            <text:p>16/05/2021</text:p>
          </table:table-cell>
          <table:table-cell office:value-type="float" office:value="0.36130000000000001" table:style-name="ce55">
            <text:p>0.3613</text:p>
          </table:table-cell>
          <table:table-cell office:value-type="float" office:value="1.4649999999999999E-3" table:style-name="ce55">
            <text:p>0.001465</text:p>
          </table:table-cell>
          <table:table-cell office:value-type="float" office:value="0.62218700000000005" table:style-name="ce55">
            <text:p>0.622187</text:p>
          </table:table-cell>
          <table:table-cell office:value-type="float" office:value="6.6600000000000003E-4" table:style-name="ce55">
            <text:p>0.000666</text:p>
          </table:table-cell>
          <table:table-cell office:value-type="float" office:value="1.065E-3" table:style-name="ce55">
            <text:p>0.001065</text:p>
          </table:table-cell>
          <table:table-cell office:value-type="float" office:value="2.264E-3" table:style-name="ce55">
            <text:p>0.00226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663E-3" table:style-name="ce55">
            <text:p>0.002663</text:p>
          </table:table-cell>
          <table:table-cell office:value-type="float" office:value="1.3300000000000001E-4" table:style-name="ce55">
            <text:p>0.000133</text:p>
          </table:table-cell>
          <table:table-cell office:value-type="float" office:value="3.9950000000000003E-3" table:style-name="ce55">
            <text:p>0.003995</text:p>
          </table:table-cell>
          <table:table-cell office:value-type="float" office:value="7.9900000000000001E-4" table:style-name="ce55">
            <text:p>0.000799</text:p>
          </table:table-cell>
          <table:table-cell office:value-type="float" office:value="0" table:style-name="ce55">
            <text:p>0</text:p>
          </table:table-cell>
          <table:table-cell office:value-type="float" office:value="1.3300000000000001E-4" table:style-name="ce55">
            <text:p>0.000133</text:p>
          </table:table-cell>
          <table:table-cell office:value-type="float" office:value="0" table:style-name="ce55">
            <text:p>0</text:p>
          </table:table-cell>
          <table:table-cell office:value-type="float" office:value="3.3289999999999999E-3" table:style-name="ce55">
            <text:p>0.003329</text:p>
          </table:table-cell>
          <table:table-cell table:number-columns-repeated="16364"/>
        </table:table-row>
        <table:table-row table:style-name="ro3">
          <table:table-cell office:value-type="date" office:date-value="2021-05-23T00:00:00" table:style-name="ce53">
            <text:p>23/05/2021</text:p>
          </table:table-cell>
          <table:table-cell office:value-type="float" office:value="0.19278699999999999" table:style-name="ce55">
            <text:p>0.192787</text:p>
          </table:table-cell>
          <table:table-cell office:value-type="float" office:value="1.2470000000000001E-3" table:style-name="ce55">
            <text:p>0.001247</text:p>
          </table:table-cell>
          <table:table-cell office:value-type="float" office:value="0.79697200000000001" table:style-name="ce55">
            <text:p>0.796972</text:p>
          </table:table-cell>
          <table:table-cell office:value-type="float" office:value="5.3399999999999997E-4" table:style-name="ce55">
            <text:p>0.000534</text:p>
          </table:table-cell>
          <table:table-cell office:value-type="float" office:value="1.2470000000000001E-3" table:style-name="ce55">
            <text:p>0.001247</text:p>
          </table:table-cell>
          <table:table-cell office:value-type="float" office:value="1.2470000000000001E-3" table:style-name="ce55">
            <text:p>0.001247</text:p>
          </table:table-cell>
          <table:table-cell office:value-type="float" office:value="8.8999999999999995E-5" table:style-name="ce56">
            <text:p>8.90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2470000000000001E-3" table:style-name="ce55">
            <text:p>0.001247</text:p>
          </table:table-cell>
          <table:table-cell office:value-type="float" office:value="0" table:style-name="ce55">
            <text:p>0</text:p>
          </table:table-cell>
          <table:table-cell office:value-type="float" office:value="1.8699999999999999E-3" table:style-name="ce55">
            <text:p>0.00187</text:p>
          </table:table-cell>
          <table:table-cell office:value-type="float" office:value="6.2299999999999996E-4" table:style-name="ce55">
            <text:p>0.000623</text:p>
          </table:table-cell>
          <table:table-cell office:value-type="float" office:value="0" table:style-name="ce55">
            <text:p>0</text:p>
          </table:table-cell>
          <table:table-cell office:value-type="float" office:value="1.7799999999999999E-4" table:style-name="ce55">
            <text:p>0.000178</text:p>
          </table:table-cell>
          <table:table-cell office:value-type="float" office:value="0" table:style-name="ce55">
            <text:p>0</text:p>
          </table:table-cell>
          <table:table-cell office:value-type="float" office:value="1.9589999999999998E-3" table:style-name="ce55">
            <text:p>0.001959</text:p>
          </table:table-cell>
          <table:table-cell table:number-columns-repeated="16364"/>
        </table:table-row>
        <table:table-row table:style-name="ro3">
          <table:table-cell office:value-type="date" office:date-value="2021-05-30T00:00:00" table:style-name="ce53">
            <text:p>30/05/2021</text:p>
          </table:table-cell>
          <table:table-cell office:value-type="float" office:value="9.4725000000000004E-2" table:style-name="ce55">
            <text:p>0.094725</text:p>
          </table:table-cell>
          <table:table-cell office:value-type="float" office:value="7.2999999999999996E-4" table:style-name="ce55">
            <text:p>0.00073</text:p>
          </table:table-cell>
          <table:table-cell office:value-type="float" office:value="0.90112199999999998" table:style-name="ce55">
            <text:p>0.901122</text:p>
          </table:table-cell>
          <table:table-cell office:value-type="float" office:value="5.6100000000000002E-5" table:style-name="ce56">
            <text:p>5.61E-05</text:p>
          </table:table-cell>
          <table:table-cell office:value-type="float" office:value="5.0500000000000002E-4" table:style-name="ce55">
            <text:p>0.000505</text:p>
          </table:table-cell>
          <table:table-cell office:value-type="float" office:value="3.3700000000000001E-4" table:style-name="ce55">
            <text:p>0.00033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7.8600000000000002E-4" table:style-name="ce55">
            <text:p>0.000786</text:p>
          </table:table-cell>
          <table:table-cell office:value-type="float" office:value="0" table:style-name="ce55">
            <text:p>0</text:p>
          </table:table-cell>
          <table:table-cell office:value-type="float" office:value="8.9800000000000004E-4" table:style-name="ce55">
            <text:p>0.000898</text:p>
          </table:table-cell>
          <table:table-cell office:value-type="float" office:value="1.6799999999999999E-4" table:style-name="ce55">
            <text:p>0.00016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.7299999999999999E-4" table:style-name="ce55">
            <text:p>0.000673</text:p>
          </table:table-cell>
          <table:table-cell table:number-columns-repeated="16364"/>
        </table:table-row>
        <table:table-row table:style-name="ro3">
          <table:table-cell office:value-type="date" office:date-value="2021-06-06T00:00:00" table:style-name="ce53">
            <text:p>06/06/2021</text:p>
          </table:table-cell>
          <table:table-cell office:value-type="float" office:value="5.0018E-2" table:style-name="ce55">
            <text:p>0.050018</text:p>
          </table:table-cell>
          <table:table-cell office:value-type="float" office:value="6.3100000000000005E-4" table:style-name="ce55">
            <text:p>0.000631</text:p>
          </table:table-cell>
          <table:table-cell office:value-type="float" office:value="0.94693099999999997" table:style-name="ce55">
            <text:p>0.946931</text:p>
          </table:table-cell>
          <table:table-cell office:value-type="float" office:value="0" table:style-name="ce55">
            <text:p>0</text:p>
          </table:table-cell>
          <table:table-cell office:value-type="float" office:value="4.2099999999999999E-4" table:style-name="ce55">
            <text:p>0.000421</text:p>
          </table:table-cell>
          <table:table-cell office:value-type="float" office:value="5.2599999999999998E-5" table:style-name="ce56">
            <text:p>5.26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5.2599999999999998E-5" table:style-name="ce56">
            <text:p>5.26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68E-4" table:style-name="ce55">
            <text:p>0.000368</text:p>
          </table:table-cell>
          <table:table-cell office:value-type="float" office:value="0" table:style-name="ce55">
            <text:p>0</text:p>
          </table:table-cell>
          <table:table-cell office:value-type="float" office:value="5.2599999999999999E-4" table:style-name="ce55">
            <text:p>0.000526</text:p>
          </table:table-cell>
          <table:table-cell office:value-type="float" office:value="4.73E-4" table:style-name="ce55">
            <text:p>0.000473</text:p>
          </table:table-cell>
          <table:table-cell office:value-type="float" office:value="5.2599999999999998E-5" table:style-name="ce56">
            <text:p>5.26E-05</text:p>
          </table:table-cell>
          <table:table-cell office:value-type="float" office:value="1.05E-4" table:style-name="ce55">
            <text:p>0.000105</text:p>
          </table:table-cell>
          <table:table-cell office:value-type="float" office:value="0" table:style-name="ce55">
            <text:p>0</text:p>
          </table:table-cell>
          <table:table-cell office:value-type="float" office:value="3.68E-4" table:style-name="ce55">
            <text:p>0.000368</text:p>
          </table:table-cell>
          <table:table-cell table:number-columns-repeated="16364"/>
        </table:table-row>
        <table:table-row table:style-name="ro3">
          <table:table-cell office:value-type="date" office:date-value="2021-06-13T00:00:00" table:style-name="ce53">
            <text:p>13/06/2021</text:p>
          </table:table-cell>
          <table:table-cell office:value-type="float" office:value="1.7391E-2" table:style-name="ce55">
            <text:p>0.017391</text:p>
          </table:table-cell>
          <table:table-cell office:value-type="float" office:value="1.37E-4" table:style-name="ce55">
            <text:p>0.000137</text:p>
          </table:table-cell>
          <table:table-cell office:value-type="float" office:value="0.98096000000000005" table:style-name="ce55">
            <text:p>0.98096</text:p>
          </table:table-cell>
          <table:table-cell office:value-type="float" office:value="6.8700000000000003E-5" table:style-name="ce56">
            <text:p>6.87E-05</text:p>
          </table:table-cell>
          <table:table-cell office:value-type="float" office:value="6.8700000000000003E-5" table:style-name="ce56">
            <text:p>6.87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37E-4" table:style-name="ce55">
            <text:p>0.00013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8099999999999998E-4" table:style-name="ce55">
            <text:p>0.000481</text:p>
          </table:table-cell>
          <table:table-cell office:value-type="float" office:value="0" table:style-name="ce55">
            <text:p>0</text:p>
          </table:table-cell>
          <table:table-cell office:value-type="float" office:value="2.0599999999999999E-4" table:style-name="ce55">
            <text:p>0.000206</text:p>
          </table:table-cell>
          <table:table-cell office:value-type="float" office:value="6.8700000000000003E-5" table:style-name="ce56">
            <text:p>6.87E-05</text:p>
          </table:table-cell>
          <table:table-cell office:value-type="float" office:value="6.8700000000000003E-5" table:style-name="ce56">
            <text:p>6.87E-05</text:p>
          </table:table-cell>
          <table:table-cell office:value-type="float" office:value="1.37E-4" table:style-name="ce55">
            <text:p>0.000137</text:p>
          </table:table-cell>
          <table:table-cell office:value-type="float" office:value="0" table:style-name="ce55">
            <text:p>0</text:p>
          </table:table-cell>
          <table:table-cell office:value-type="float" office:value="2.7500000000000002E-4" table:style-name="ce55">
            <text:p>0.000275</text:p>
          </table:table-cell>
          <table:table-cell table:number-columns-repeated="16364"/>
        </table:table-row>
        <table:table-row table:style-name="ro3">
          <table:table-cell office:value-type="date" office:date-value="2021-06-20T00:00:00" table:style-name="ce53">
            <text:p>20/06/2021</text:p>
          </table:table-cell>
          <table:table-cell office:value-type="float" office:value="1.0562E-2" table:style-name="ce55">
            <text:p>0.010562</text:p>
          </table:table-cell>
          <table:table-cell office:value-type="float" office:value="2.6699999999999998E-4" table:style-name="ce55">
            <text:p>0.000267</text:p>
          </table:table-cell>
          <table:table-cell office:value-type="float" office:value="0.98650400000000005" table:style-name="ce55">
            <text:p>0.986504</text:p>
          </table:table-cell>
          <table:table-cell office:value-type="float" office:value="0" table:style-name="ce55">
            <text:p>0</text:p>
          </table:table-cell>
          <table:table-cell office:value-type="float" office:value="1.07E-4" table:style-name="ce55">
            <text:p>0.00010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13E-4" table:style-name="ce55">
            <text:p>0.000213</text:p>
          </table:table-cell>
          <table:table-cell office:value-type="float" office:value="0" table:style-name="ce55">
            <text:p>0</text:p>
          </table:table-cell>
          <table:table-cell office:value-type="float" office:value="5.3300000000000001E-5" table:style-name="ce56">
            <text:p>5.33E-05</text:p>
          </table:table-cell>
          <table:table-cell office:value-type="float" office:value="2.6699999999999998E-4" table:style-name="ce55">
            <text:p>0.000267</text:p>
          </table:table-cell>
          <table:table-cell office:value-type="float" office:value="1.227E-3" table:style-name="ce55">
            <text:p>0.001227</text:p>
          </table:table-cell>
          <table:table-cell office:value-type="float" office:value="2.13E-4" table:style-name="ce55">
            <text:p>0.000213</text:p>
          </table:table-cell>
          <table:table-cell office:value-type="float" office:value="0" table:style-name="ce55">
            <text:p>0</text:p>
          </table:table-cell>
          <table:table-cell office:value-type="float" office:value="5.8699999999999996E-4" table:style-name="ce55">
            <text:p>0.000587</text:p>
          </table:table-cell>
          <table:table-cell table:number-columns-repeated="16364"/>
        </table:table-row>
        <table:table-row table:style-name="ro3">
          <table:table-cell office:value-type="date" office:date-value="2021-06-27T00:00:00" table:style-name="ce53">
            <text:p>27/06/2021</text:p>
          </table:table-cell>
          <table:table-cell office:value-type="float" office:value="6.4980000000000003E-3" table:style-name="ce55">
            <text:p>0.006498</text:p>
          </table:table-cell>
          <table:table-cell office:value-type="float" office:value="0" table:style-name="ce55">
            <text:p>0</text:p>
          </table:table-cell>
          <table:table-cell office:value-type="float" office:value="0.989429" table:style-name="ce55">
            <text:p>0.98942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3300000000000002E-5" table:style-name="ce56">
            <text:p>4.33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8.6600000000000004E-5" table:style-name="ce56">
            <text:p>8.66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513E-3" table:style-name="ce55">
            <text:p>0.002513</text:p>
          </table:table-cell>
          <table:table-cell office:value-type="float" office:value="1.73E-4" table:style-name="ce55">
            <text:p>0.000173</text:p>
          </table:table-cell>
          <table:table-cell office:value-type="float" office:value="0" table:style-name="ce55">
            <text:p>0</text:p>
          </table:table-cell>
          <table:table-cell office:value-type="float" office:value="1.256E-3" table:style-name="ce55">
            <text:p>0.001256</text:p>
          </table:table-cell>
          <table:table-cell table:number-columns-repeated="16364"/>
        </table:table-row>
        <table:table-row table:style-name="ro3">
          <table:table-cell office:value-type="date" office:date-value="2021-07-04T00:00:00" table:style-name="ce53">
            <text:p>04/07/2021</text:p>
          </table:table-cell>
          <table:table-cell office:value-type="float" office:value="3.2269999999999998E-3" table:style-name="ce55">
            <text:p>0.003227</text:p>
          </table:table-cell>
          <table:table-cell office:value-type="float" office:value="0" table:style-name="ce55">
            <text:p>0</text:p>
          </table:table-cell>
          <table:table-cell office:value-type="float" office:value="0.99076200000000003" table:style-name="ce55">
            <text:p>0.990762</text:p>
          </table:table-cell>
          <table:table-cell office:value-type="float" office:value="0" table:style-name="ce55">
            <text:p>0</text:p>
          </table:table-cell>
          <table:table-cell office:value-type="float" office:value="1.3300000000000001E-4" table:style-name="ce55">
            <text:p>0.00013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4199999999999997E-5" table:style-name="ce56">
            <text:p>4.42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7289999999999997E-3" table:style-name="ce55">
            <text:p>0.004729</text:p>
          </table:table-cell>
          <table:table-cell office:value-type="float" office:value="2.6499999999999999E-4" table:style-name="ce55">
            <text:p>0.000265</text:p>
          </table:table-cell>
          <table:table-cell office:value-type="float" office:value="0" table:style-name="ce55">
            <text:p>0</text:p>
          </table:table-cell>
          <table:table-cell office:value-type="float" office:value="8.4000000000000003E-4" table:style-name="ce55">
            <text:p>0.00084</text:p>
          </table:table-cell>
          <table:table-cell table:number-columns-repeated="16364"/>
        </table:table-row>
        <table:table-row table:style-name="ro3">
          <table:table-cell office:value-type="date" office:date-value="2021-07-11T00:00:00" table:style-name="ce53">
            <text:p>11/07/2021</text:p>
          </table:table-cell>
          <table:table-cell office:value-type="float" office:value="1.5319999999999999E-3" table:style-name="ce55">
            <text:p>0.001532</text:p>
          </table:table-cell>
          <table:table-cell office:value-type="float" office:value="1.06E-4" table:style-name="ce55">
            <text:p>0.000106</text:p>
          </table:table-cell>
          <table:table-cell office:value-type="float" office:value="0.98674099999999998" table:style-name="ce55">
            <text:p>0.986741</text:p>
          </table:table-cell>
          <table:table-cell office:value-type="float" office:value="0" table:style-name="ce55">
            <text:p>0</text:p>
          </table:table-cell>
          <table:table-cell office:value-type="float" office:value="1.06E-4" table:style-name="ce55">
            <text:p>0.00010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1100000000000001E-4" table:style-name="ce55">
            <text:p>0.00021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8.5570000000000004E-3" table:style-name="ce55">
            <text:p>0.008557</text:p>
          </table:table-cell>
          <table:table-cell office:value-type="float" office:value="5.2800000000000004E-4" table:style-name="ce55">
            <text:p>0.000528</text:p>
          </table:table-cell>
          <table:table-cell office:value-type="float" office:value="0" table:style-name="ce55">
            <text:p>0</text:p>
          </table:table-cell>
          <table:table-cell office:value-type="float" office:value="2.2190000000000001E-3" table:style-name="ce55">
            <text:p>0.002219</text:p>
          </table:table-cell>
          <table:table-cell table:number-columns-repeated="16364"/>
        </table:table-row>
        <table:table-row table:style-name="ro3">
          <table:table-cell office:value-type="date" office:date-value="2021-07-18T00:00:00" table:style-name="ce53">
            <text:p>18/07/2021</text:p>
          </table:table-cell>
          <table:table-cell office:value-type="float" office:value="8.1999999999999998E-4" table:style-name="ce55">
            <text:p>0.00082</text:p>
          </table:table-cell>
          <table:table-cell office:value-type="float" office:value="3.57E-5" table:style-name="ce56">
            <text:p>3.57E-05</text:p>
          </table:table-cell>
          <table:table-cell office:value-type="float" office:value="0.985989" table:style-name="ce55">
            <text:p>0.985989</text:p>
          </table:table-cell>
          <table:table-cell office:value-type="float" office:value="0" table:style-name="ce55">
            <text:p>0</text:p>
          </table:table-cell>
          <table:table-cell office:value-type="float" office:value="1.4300000000000001E-4" table:style-name="ce55">
            <text:p>0.00014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9.6259999999999991E-3" table:style-name="ce55">
            <text:p>0.009626</text:p>
          </table:table-cell>
          <table:table-cell office:value-type="float" office:value="2.8499999999999999E-4" table:style-name="ce55">
            <text:p>0.000285</text:p>
          </table:table-cell>
          <table:table-cell office:value-type="float" office:value="0" table:style-name="ce55">
            <text:p>0</text:p>
          </table:table-cell>
          <table:table-cell office:value-type="float" office:value="3.1020000000000002E-3" table:style-name="ce55">
            <text:p>0.003102</text:p>
          </table:table-cell>
          <table:table-cell table:number-columns-repeated="16364"/>
        </table:table-row>
        <table:table-row table:style-name="ro3">
          <table:table-cell office:value-type="date" office:date-value="2021-07-25T00:00:00" table:style-name="ce53">
            <text:p>25/07/2021</text:p>
          </table:table-cell>
          <table:table-cell office:value-type="float" office:value="6.4300000000000002E-4" table:style-name="ce55">
            <text:p>0.000643</text:p>
          </table:table-cell>
          <table:table-cell office:value-type="float" office:value="1.35E-4" table:style-name="ce55">
            <text:p>0.000135</text:p>
          </table:table-cell>
          <table:table-cell office:value-type="float" office:value="0.98489599999999999" table:style-name="ce55">
            <text:p>0.984896</text:p>
          </table:table-cell>
          <table:table-cell office:value-type="float" office:value="0" table:style-name="ce55">
            <text:p>0</text:p>
          </table:table-cell>
          <table:table-cell office:value-type="float" office:value="6.7700000000000006E-5" table:style-name="ce56">
            <text:p>6.77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.7700000000000006E-5" table:style-name="ce56">
            <text:p>6.77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2123999999999999E-2" table:style-name="ce55">
            <text:p>0.012124</text:p>
          </table:table-cell>
          <table:table-cell office:value-type="float" office:value="1.35E-4" table:style-name="ce55">
            <text:p>0.000135</text:p>
          </table:table-cell>
          <table:table-cell office:value-type="float" office:value="0" table:style-name="ce55">
            <text:p>0</text:p>
          </table:table-cell>
          <table:table-cell office:value-type="float" office:value="1.9300000000000001E-3" table:style-name="ce55">
            <text:p>0.00193</text:p>
          </table:table-cell>
          <table:table-cell table:number-columns-repeated="16364"/>
        </table:table-row>
        <table:table-row table:style-name="ro3">
          <table:table-cell office:value-type="date" office:date-value="2021-08-01T00:00:00" table:style-name="ce53">
            <text:p>01/08/2021</text:p>
          </table:table-cell>
          <table:table-cell office:value-type="float" office:value="4.4900000000000002E-4" table:style-name="ce55">
            <text:p>0.000449</text:p>
          </table:table-cell>
          <table:table-cell office:value-type="float" office:value="6.9099999999999999E-5" table:style-name="ce56">
            <text:p>6.91E-05</text:p>
          </table:table-cell>
          <table:table-cell office:value-type="float" office:value="0.98297400000000001" table:style-name="ce55">
            <text:p>0.982974</text:p>
          </table:table-cell>
          <table:table-cell office:value-type="float" office:value="0" table:style-name="ce55">
            <text:p>0</text:p>
          </table:table-cell>
          <table:table-cell office:value-type="float" office:value="3.4499999999999998E-5" table:style-name="ce56">
            <text:p>3.45E-05</text:p>
          </table:table-cell>
          <table:table-cell office:value-type="float" office:value="3.4499999999999998E-5" table:style-name="ce56">
            <text:p>3.4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0399999999999999E-4" table:style-name="ce55">
            <text:p>0.00010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2571000000000001E-2" table:style-name="ce55">
            <text:p>0.012571</text:p>
          </table:table-cell>
          <table:table-cell office:value-type="float" office:value="3.4499999999999998E-5" table:style-name="ce56">
            <text:p>3.45E-05</text:p>
          </table:table-cell>
          <table:table-cell office:value-type="float" office:value="0" table:style-name="ce55">
            <text:p>0</text:p>
          </table:table-cell>
          <table:table-cell office:value-type="float" office:value="3.7299999999999998E-3" table:style-name="ce55">
            <text:p>0.00373</text:p>
          </table:table-cell>
          <table:table-cell table:number-columns-repeated="16364"/>
        </table:table-row>
        <table:table-row table:style-name="ro3">
          <table:table-cell office:value-type="date" office:date-value="2021-08-08T00:00:00" table:style-name="ce53">
            <text:p>08/08/2021</text:p>
          </table:table-cell>
          <table:table-cell office:value-type="float" office:value="5.1199999999999998E-4" table:style-name="ce55">
            <text:p>0.000512</text:p>
          </table:table-cell>
          <table:table-cell office:value-type="float" office:value="3.65E-5" table:style-name="ce56">
            <text:p>3.65E-05</text:p>
          </table:table-cell>
          <table:table-cell office:value-type="float" office:value="0.96123099999999995" table:style-name="ce55">
            <text:p>0.961231</text:p>
          </table:table-cell>
          <table:table-cell office:value-type="float" office:value="0" table:style-name="ce55">
            <text:p>0</text:p>
          </table:table-cell>
          <table:table-cell office:value-type="float" office:value="3.65E-5" table:style-name="ce56">
            <text:p>3.6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65E-5" table:style-name="ce56">
            <text:p>3.6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9914000000000001E-2" table:style-name="ce55">
            <text:p>0.019914</text:p>
          </table:table-cell>
          <table:table-cell office:value-type="float" office:value="1.83E-4" table:style-name="ce55">
            <text:p>0.000183</text:p>
          </table:table-cell>
          <table:table-cell office:value-type="float" office:value="0" table:style-name="ce55">
            <text:p>0</text:p>
          </table:table-cell>
          <table:table-cell office:value-type="float" office:value="1.8051000000000001E-2" table:style-name="ce55">
            <text:p>0.018051</text:p>
          </table:table-cell>
          <table:table-cell table:number-columns-repeated="16364"/>
        </table:table-row>
        <table:table-row table:style-name="ro3">
          <table:table-cell office:value-type="date" office:date-value="2021-08-15T00:00:00" table:style-name="ce53">
            <text:p>15/08/2021</text:p>
          </table:table-cell>
          <table:table-cell office:value-type="float" office:value="2.24E-4" table:style-name="ce55">
            <text:p>0.000224</text:p>
          </table:table-cell>
          <table:table-cell office:value-type="float" office:value="3.2100000000000001E-5" table:style-name="ce56">
            <text:p>3.21E-05</text:p>
          </table:table-cell>
          <table:table-cell office:value-type="float" office:value="0.97297" table:style-name="ce55">
            <text:p>0.9729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2100000000000001E-5" table:style-name="ce56">
            <text:p>3.21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3373999999999999E-2" table:style-name="ce55">
            <text:p>0.023374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3670000000000002E-3" table:style-name="ce55">
            <text:p>0.003367</text:p>
          </table:table-cell>
          <table:table-cell table:number-columns-repeated="16364"/>
        </table:table-row>
        <table:table-row table:style-name="ro3">
          <table:table-cell office:value-type="date" office:date-value="2021-08-22T00:00:00" table:style-name="ce53">
            <text:p>22/08/2021</text:p>
          </table:table-cell>
          <table:table-cell office:value-type="float" office:value="2.8299999999999999E-4" table:style-name="ce55">
            <text:p>0.000283</text:p>
          </table:table-cell>
          <table:table-cell office:value-type="float" office:value="3.15E-5" table:style-name="ce56">
            <text:p>3.15E-05</text:p>
          </table:table-cell>
          <table:table-cell office:value-type="float" office:value="0.96626100000000004" table:style-name="ce55">
            <text:p>0.96626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15E-5" table:style-name="ce56">
            <text:p>3.1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1473000000000001E-2" table:style-name="ce55">
            <text:p>0.03147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92E-3" table:style-name="ce55">
            <text:p>0.00192</text:p>
          </table:table-cell>
          <table:table-cell table:number-columns-repeated="16364"/>
        </table:table-row>
        <table:table-row table:style-name="ro3">
          <table:table-cell office:value-type="date" office:date-value="2021-08-29T00:00:00" table:style-name="ce53">
            <text:p>29/08/2021</text:p>
          </table:table-cell>
          <table:table-cell office:value-type="float" office:value="2.8800000000000001E-4" table:style-name="ce55">
            <text:p>0.000288</text:p>
          </table:table-cell>
          <table:table-cell office:value-type="float" office:value="0" table:style-name="ce55">
            <text:p>0</text:p>
          </table:table-cell>
          <table:table-cell office:value-type="float" office:value="0.96406499999999995" table:style-name="ce55">
            <text:p>0.964065</text:p>
          </table:table-cell>
          <table:table-cell office:value-type="float" office:value="0" table:style-name="ce55">
            <text:p>0</text:p>
          </table:table-cell>
          <table:table-cell office:value-type="float" office:value="3.1999999999999999E-5" table:style-name="ce56">
            <text:p>3.20E-05</text:p>
          </table:table-cell>
          <table:table-cell office:value-type="float" office:value="3.1999999999999999E-5" table:style-name="ce56">
            <text:p>3.20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3789E-2" table:style-name="ce55">
            <text:p>0.03378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794E-3" table:style-name="ce55">
            <text:p>0.001794</text:p>
          </table:table-cell>
          <table:table-cell table:number-columns-repeated="16364"/>
        </table:table-row>
        <table:table-row table:style-name="ro3">
          <table:table-cell office:value-type="date" office:date-value="2021-09-05T00:00:00" table:style-name="ce53">
            <text:p>05/09/2021</text:p>
          </table:table-cell>
          <table:table-cell office:value-type="float" office:value="2.14E-4" table:style-name="ce55">
            <text:p>0.000214</text:p>
          </table:table-cell>
          <table:table-cell office:value-type="float" office:value="0" table:style-name="ce55">
            <text:p>0</text:p>
          </table:table-cell>
          <table:table-cell office:value-type="float" office:value="0.95707299999999995" table:style-name="ce55">
            <text:p>0.957073</text:p>
          </table:table-cell>
          <table:table-cell office:value-type="float" office:value="0" table:style-name="ce55">
            <text:p>0</text:p>
          </table:table-cell>
          <table:table-cell office:value-type="float" office:value="3.57E-5" table:style-name="ce56">
            <text:p>3.57E-05</text:p>
          </table:table-cell>
          <table:table-cell office:value-type="float" office:value="3.57E-5" table:style-name="ce56">
            <text:p>3.57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4.0571999999999997E-2" table:style-name="ce55">
            <text:p>0.04057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0699999999999998E-3" table:style-name="ce55">
            <text:p>0.00207</text:p>
          </table:table-cell>
          <table:table-cell table:number-columns-repeated="16364"/>
        </table:table-row>
        <table:table-row table:style-name="ro3">
          <table:table-cell office:value-type="date" office:date-value="2021-09-12T00:00:00" table:style-name="ce53">
            <text:p>12/09/2021</text:p>
          </table:table-cell>
          <table:table-cell office:value-type="float" office:value="2.6800000000000001E-4" table:style-name="ce55">
            <text:p>0.000268</text:p>
          </table:table-cell>
          <table:table-cell office:value-type="float" office:value="0" table:style-name="ce55">
            <text:p>0</text:p>
          </table:table-cell>
          <table:table-cell office:value-type="float" office:value="0.945133" table:style-name="ce55">
            <text:p>0.945133</text:p>
          </table:table-cell>
          <table:table-cell office:value-type="float" office:value="3.3500000000000001E-5" table:style-name="ce56">
            <text:p>3.35E-05</text:p>
          </table:table-cell>
          <table:table-cell office:value-type="float" office:value="0" table:style-name="ce55">
            <text:p>0</text:p>
          </table:table-cell>
          <table:table-cell office:value-type="float" office:value="3.3500000000000001E-5" table:style-name="ce56">
            <text:p>3.35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5.2519999999999997E-2" table:style-name="ce55">
            <text:p>0.0525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0110000000000002E-3" table:style-name="ce55">
            <text:p>0.002011</text:p>
          </table:table-cell>
          <table:table-cell table:number-columns-repeated="16364"/>
        </table:table-row>
        <table:table-row table:style-name="ro3">
          <table:table-cell office:value-type="date" office:date-value="2021-09-19T00:00:00" table:style-name="ce53">
            <text:p>19/09/2021</text:p>
          </table:table-cell>
          <table:table-cell office:value-type="float" office:value="2.0699999999999999E-4" table:style-name="ce55">
            <text:p>0.000207</text:p>
          </table:table-cell>
          <table:table-cell office:value-type="float" office:value="0" table:style-name="ce55">
            <text:p>0</text:p>
          </table:table-cell>
          <table:table-cell office:value-type="float" office:value="0.934168" table:style-name="ce55">
            <text:p>0.93416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3.4600000000000001E-5" table:style-name="ce56">
            <text:p>3.46E-05</text:p>
          </table:table-cell>
          <table:table-cell office:value-type="float" office:value="6.4069000000000001E-2" table:style-name="ce55">
            <text:p>0.064069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521E-3" table:style-name="ce55">
            <text:p>0.001521</text:p>
          </table:table-cell>
          <table:table-cell table:number-columns-repeated="16364"/>
        </table:table-row>
        <table:table-row table:style-name="ro3">
          <table:table-cell office:value-type="date" office:date-value="2021-09-26T00:00:00" table:style-name="ce53">
            <text:p>26/09/2021</text:p>
          </table:table-cell>
          <table:table-cell office:value-type="float" office:value="6.58E-5" table:style-name="ce56">
            <text:p>6.58E-05</text:p>
          </table:table-cell>
          <table:table-cell office:value-type="float" office:value="0" table:style-name="ce55">
            <text:p>0</text:p>
          </table:table-cell>
          <table:table-cell office:value-type="float" office:value="0.91966700000000001" table:style-name="ce55">
            <text:p>0.91966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7.8227000000000005E-2" table:style-name="ce55">
            <text:p>0.078227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0400000000000001E-3" table:style-name="ce55">
            <text:p>0.00204</text:p>
          </table:table-cell>
          <table:table-cell table:number-columns-repeated="16364"/>
        </table:table-row>
        <table:table-row table:style-name="ro3">
          <table:table-cell office:value-type="date" office:date-value="2021-10-03T00:00:00" table:style-name="ce53">
            <text:p>03/10/2021</text:p>
          </table:table-cell>
          <table:table-cell office:value-type="float" office:value="9.3499999999999996E-5" table:style-name="ce56">
            <text:p>9.35E-05</text:p>
          </table:table-cell>
          <table:table-cell office:value-type="float" office:value="0" table:style-name="ce55">
            <text:p>0</text:p>
          </table:table-cell>
          <table:table-cell office:value-type="float" office:value="0.912277" table:style-name="ce55">
            <text:p>0.912277</text:p>
          </table:table-cell>
          <table:table-cell office:value-type="float" office:value="0" table:style-name="ce55">
            <text:p>0</text:p>
          </table:table-cell>
          <table:table-cell office:value-type="float" office:value="6.2299999999999996E-5" table:style-name="ce56">
            <text:p>6.23E-0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8.4794999999999995E-2" table:style-name="ce55">
            <text:p>0.084795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7720000000000002E-3" table:style-name="ce55">
            <text:p>0.002772</text:p>
          </table:table-cell>
          <table:table-cell table:number-columns-repeated="16364"/>
        </table:table-row>
        <table:table-row table:style-name="ro3">
          <table:table-cell office:value-type="date" office:date-value="2021-10-10T00:00:00" table:style-name="ce53">
            <text:p>10/10/2021</text:p>
          </table:table-cell>
          <table:table-cell office:value-type="float" office:value="1.37E-4" table:style-name="ce55">
            <text:p>0.000137</text:p>
          </table:table-cell>
          <table:table-cell office:value-type="float" office:value="0" table:style-name="ce55">
            <text:p>0</text:p>
          </table:table-cell>
          <table:table-cell office:value-type="float" office:value="0.90575799999999995" table:style-name="ce55">
            <text:p>0.90575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9.1497999999999996E-2" table:style-name="ce55">
            <text:p>0.09149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6059999999999998E-3" table:style-name="ce55">
            <text:p>0.002606</text:p>
          </table:table-cell>
          <table:table-cell table:number-columns-repeated="16364"/>
        </table:table-row>
        <table:table-row table:style-name="ro3">
          <table:table-cell office:value-type="date" office:date-value="2021-10-17T00:00:00" table:style-name="ce53">
            <text:p>17/10/2021</text:p>
          </table:table-cell>
          <table:table-cell office:value-type="float" office:value="2.97E-5" table:style-name="ce56">
            <text:p>2.97E-05</text:p>
          </table:table-cell>
          <table:table-cell office:value-type="float" office:value="0" table:style-name="ce55">
            <text:p>0</text:p>
          </table:table-cell>
          <table:table-cell office:value-type="float" office:value="0.88812000000000002" table:style-name="ce55">
            <text:p>0.88812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10992" table:style-name="ce55">
            <text:p>0.10992</text:p>
          </table:table-cell>
          <table:table-cell office:value-type="float" office:value="2.97E-5" table:style-name="ce56">
            <text:p>2.97E-05</text:p>
          </table:table-cell>
          <table:table-cell office:value-type="float" office:value="0" table:style-name="ce55">
            <text:p>0</text:p>
          </table:table-cell>
          <table:table-cell office:value-type="float" office:value="1.9E-3" table:style-name="ce55">
            <text:p>0.0019</text:p>
          </table:table-cell>
          <table:table-cell table:number-columns-repeated="16364"/>
        </table:table-row>
        <table:table-row table:style-name="ro3">
          <table:table-cell office:value-type="date" office:date-value="2021-10-24T00:00:00" table:style-name="ce53">
            <text:p>24/10/2021</text:p>
          </table:table-cell>
          <table:table-cell office:value-type="float" office:value="1.5300000000000001E-4" table:style-name="ce55">
            <text:p>0.000153</text:p>
          </table:table-cell>
          <table:table-cell office:value-type="float" office:value="0" table:style-name="ce55">
            <text:p>0</text:p>
          </table:table-cell>
          <table:table-cell office:value-type="float" office:value="0.87438000000000005" table:style-name="ce55">
            <text:p>0.87438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12323099999999999" table:style-name="ce55">
            <text:p>0.12323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.2360000000000001E-3" table:style-name="ce55">
            <text:p>0.002236</text:p>
          </table:table-cell>
          <table:table-cell table:number-columns-repeated="16364"/>
        </table:table-row>
        <table:table-row table:style-name="ro3">
          <table:table-cell office:value-type="date" office:date-value="2021-10-31T00:00:00" table:style-name="ce53">
            <text:p>31/10/2021</text:p>
          </table:table-cell>
          <table:table-cell office:value-type="float" office:value="2.7900000000000001E-5" table:style-name="ce56">
            <text:p>2.79E-05</text:p>
          </table:table-cell>
          <table:table-cell office:value-type="float" office:value="0" table:style-name="ce55">
            <text:p>0</text:p>
          </table:table-cell>
          <table:table-cell office:value-type="float" office:value="0.84956100000000001" table:style-name="ce55">
            <text:p>0.84956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14832100000000001" table:style-name="ce55">
            <text:p>0.148321</text:p>
          </table:table-cell>
          <table:table-cell office:value-type="float" office:value="2.7900000000000001E-5" table:style-name="ce56">
            <text:p>2.79E-05</text:p>
          </table:table-cell>
          <table:table-cell office:value-type="float" office:value="0" table:style-name="ce55">
            <text:p>0</text:p>
          </table:table-cell>
          <table:table-cell office:value-type="float" office:value="2.062E-3" table:style-name="ce55">
            <text:p>0.002062</text:p>
          </table:table-cell>
          <table:table-cell table:number-columns-repeated="16364"/>
        </table:table-row>
        <table:table-row table:style-name="ro3">
          <table:table-cell office:value-type="date" office:date-value="2021-11-07T00:00:00" table:style-name="ce53">
            <text:p>07/11/2021</text:p>
          </table:table-cell>
          <table:table-cell office:value-type="float" office:value="1.9000000000000001E-4" table:style-name="ce55">
            <text:p>0.00019</text:p>
          </table:table-cell>
          <table:table-cell office:value-type="float" office:value="2.37E-5" table:style-name="ce56">
            <text:p>2.37E-05</text:p>
          </table:table-cell>
          <table:table-cell office:value-type="float" office:value="0.82633599999999996" table:style-name="ce55">
            <text:p>0.82633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17150299999999999" table:style-name="ce55">
            <text:p>0.17150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1.9469999999999999E-3" table:style-name="ce55">
            <text:p>0.001947</text:p>
          </table:table-cell>
          <table:table-cell table:number-columns-repeated="16364"/>
        </table:table-row>
        <table:table-row table:style-name="ro3">
          <table:table-cell office:value-type="date" office:date-value="2021-11-14T00:00:00" table:style-name="ce53">
            <text:p>14/11/2021</text:p>
          </table:table-cell>
          <table:table-cell office:value-type="float" office:value="4.8600000000000002E-5" table:style-name="ce56">
            <text:p>4.86E-05</text:p>
          </table:table-cell>
          <table:table-cell office:value-type="float" office:value="0" table:style-name="ce55">
            <text:p>0</text:p>
          </table:table-cell>
          <table:table-cell office:value-type="float" office:value="0.79907099999999998" table:style-name="ce55">
            <text:p>0.79907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198765" table:style-name="ce55">
            <text:p>0.198765</text:p>
          </table:table-cell>
          <table:table-cell office:value-type="float" office:value="0" table:style-name="ce55">
            <text:p>0</text:p>
          </table:table-cell>
          <table:table-cell office:value-type="float" office:value="4.8600000000000002E-5" table:style-name="ce56">
            <text:p>4.86E-05</text:p>
          </table:table-cell>
          <table:table-cell office:value-type="float" office:value="2.0669999999999998E-3" table:style-name="ce55">
            <text:p>0.002067</text:p>
          </table:table-cell>
          <table:table-cell table:number-columns-repeated="16364"/>
        </table:table-row>
        <table:table-row table:style-name="ro3">
          <table:table-cell office:value-type="date" office:date-value="2021-11-21T00:00:00" table:style-name="ce53">
            <text:p>21/11/2021</text:p>
          </table:table-cell>
          <table:table-cell office:value-type="float" office:value="7.86E-5" table:style-name="ce56">
            <text:p>7.86E-05</text:p>
          </table:table-cell>
          <table:table-cell office:value-type="float" office:value="0" table:style-name="ce55">
            <text:p>0</text:p>
          </table:table-cell>
          <table:table-cell office:value-type="float" office:value="0.78840299999999996" table:style-name="ce55">
            <text:p>0.788403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.207983" table:style-name="ce55">
            <text:p>0.207983</text:p>
          </table:table-cell>
          <table:table-cell office:value-type="float" office:value="0" table:style-name="ce55">
            <text:p>0</text:p>
          </table:table-cell>
          <table:table-cell office:value-type="float" office:value="1.3359999999999999E-3" table:style-name="ce55">
            <text:p>0.001336</text:p>
          </table:table-cell>
          <table:table-cell office:value-type="float" office:value="2.2000000000000001E-3" table:style-name="ce55">
            <text:p>0.0022</text:p>
          </table:table-cell>
          <table:table-cell table:number-columns-repeated="16364"/>
        </table:table-row>
        <table:table-row table:number-rows-repeated="2" table:style-name="ro3">
          <table:table-cell table:style-name="ce50"/>
          <table:table-cell table:number-columns-repeated="4" table:style-name="ce57"/>
          <table:table-cell table:number-columns-repeated="15" table:style-name="ce44"/>
          <table:table-cell table:number-columns-repeated="16364"/>
        </table:table-row>
        <table:table-row table:number-rows-repeated="296" table:style-name="ro3">
          <table:table-cell table:style-name="ce50"/>
          <table:table-cell table:number-columns-repeated="4" table:style-name="ce57"/>
          <table:table-cell table:number-columns-repeated="16379"/>
        </table:table-row>
        <table:table-row table:number-rows-repeated="512" table:style-name="ro5">
          <table:table-cell table:style-name="ce50"/>
          <table:table-cell table:number-columns-repeated="4" table:style-name="ce57"/>
          <table:table-cell table:number-columns-repeated="16379"/>
        </table:table-row>
        <table:table-row table:number-rows-repeated="1047720" table:style-name="ro5">
          <table:table-cell table:number-columns-repeated="16384"/>
        </table:table-row>
      </table:table>
      <table:table table:name="Fig_3" table:style-name="ta2">
        <table:table-column table:style-name="co16" table:default-cell-style-name="ce59"/>
        <table:table-column table:style-name="co17" table:default-cell-style-name="ce61"/>
        <table:table-column table:style-name="co18" table:number-columns-repeated="3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18" table:default-cell-style-name="ce61"/>
        <table:table-column table:style-name="co18" table:number-columns-repeated="16375" table:default-cell-style-name="ce18"/>
        <table:table-row table:style-name="ro1">
          <table:table-cell office:value-type="string" table:style-name="ce58">
            <text:p>Figure 3. Variant prevalence for all England available genotyped cases from 1 February 2021 as of 30 November 2021</text:p>
          </table:table-cell>
          <table:table-cell table:number-columns-repeated="8" table:style-name="ce61"/>
          <table:table-cell table:number-columns-repeated="16375"/>
        </table:table-row>
        <table:table-row table:style-name="ro3">
          <table:table-cell office:value-type="string" table:style-name="ce64">
            <text:p>This worksheet contains one table.</text:p>
          </table:table-cell>
          <table:table-cell table:number-columns-repeated="8" table:style-name="ce61"/>
          <table:table-cell table:number-columns-repeated="16375"/>
        </table:table-row>
        <table:table-row table:style-name="ro4">
          <table:table-cell office:value-type="string" table:style-name="ce52">
            <text:p>week</text:p>
          </table:table-cell>
          <table:table-cell office:value-type="string" table:style-name="ce62">
            <text:p>Omicron</text:p>
          </table:table-cell>
          <table:table-cell office:value-type="string" table:style-name="ce62">
            <text:p>Alpha</text:p>
          </table:table-cell>
          <table:table-cell office:value-type="string" table:style-name="ce62">
            <text:p>Beta</text:p>
          </table:table-cell>
          <table:table-cell office:value-type="string" table:style-name="ce62">
            <text:p>Delta</text:p>
          </table:table-cell>
          <table:table-cell office:value-type="string" table:style-name="ce62">
            <text:p>Gamma</text:p>
          </table:table-cell>
          <table:table-cell office:value-type="string" table:style-name="ce62">
            <text:p>Unclassified+E484K</text:p>
          </table:table-cell>
          <table:table-cell office:value-type="string" table:style-name="ce62">
            <text:p>Undetermined</text:p>
          </table:table-cell>
          <table:table-cell office:value-type="string" table:style-name="ce62">
            <text:p>n</text:p>
          </table:table-cell>
          <table:table-cell table:number-columns-repeated="16375" table:style-name="ce21"/>
        </table:table-row>
        <table:table-row table:style-name="ro3">
          <table:table-cell office:value-type="date" office:date-value="2021-01-31T00:00:00" table:style-name="ce50">
            <text:p>31/01/202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0" table:style-name="ce63">
            <text:p>10</text:p>
          </table:table-cell>
          <table:table-cell office:value-type="float" office:value="10" table:style-name="ce63">
            <text:p>10</text:p>
          </table:table-cell>
          <table:table-cell table:number-columns-repeated="16375"/>
        </table:table-row>
        <table:table-row table:style-name="ro3">
          <table:table-cell office:value-type="date" office:date-value="2021-02-07T00:00:00" table:style-name="ce50">
            <text:p>07/02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12" table:style-name="ce63">
            <text:p>12</text:p>
          </table:table-cell>
          <table:table-cell table:number-columns-repeated="16375"/>
        </table:table-row>
        <table:table-row table:style-name="ro3">
          <table:table-cell office:value-type="date" office:date-value="2021-02-14T00:00:00" table:style-name="ce50">
            <text:p>14/02/2021</text:p>
          </table:table-cell>
          <table:table-cell office:value-type="float" office:value="0" table:style-name="ce57">
            <text:p>0</text:p>
          </table:table-cell>
          <table:table-cell office:value-type="float" office:value="105" table:style-name="ce57">
            <text:p>105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118" table:style-name="ce63">
            <text:p>118</text:p>
          </table:table-cell>
          <table:table-cell table:number-columns-repeated="16375"/>
        </table:table-row>
        <table:table-row table:style-name="ro3">
          <table:table-cell office:value-type="date" office:date-value="2021-02-21T00:00:00" table:style-name="ce50">
            <text:p>21/02/2021</text:p>
          </table:table-cell>
          <table:table-cell office:value-type="float" office:value="0" table:style-name="ce57">
            <text:p>0</text:p>
          </table:table-cell>
          <table:table-cell office:value-type="float" office:value="332" table:style-name="ce57">
            <text:p>332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13" table:style-name="ce63">
            <text:p>13</text:p>
          </table:table-cell>
          <table:table-cell office:value-type="float" office:value="347" table:style-name="ce63">
            <text:p>347</text:p>
          </table:table-cell>
          <table:table-cell table:number-columns-repeated="16375"/>
        </table:table-row>
        <table:table-row table:style-name="ro3">
          <table:table-cell office:value-type="date" office:date-value="2021-02-28T00:00:00" table:style-name="ce50">
            <text:p>28/02/2021</text:p>
          </table:table-cell>
          <table:table-cell office:value-type="float" office:value="0" table:style-name="ce57">
            <text:p>0</text:p>
          </table:table-cell>
          <table:table-cell office:value-type="float" office:value="56" table:style-name="ce57">
            <text:p>56</text:p>
          </table:table-cell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21" table:style-name="ce63">
            <text:p>21</text:p>
          </table:table-cell>
          <table:table-cell office:value-type="float" office:value="81" table:style-name="ce63">
            <text:p>81</text:p>
          </table:table-cell>
          <table:table-cell table:number-columns-repeated="16375"/>
        </table:table-row>
        <table:table-row table:style-name="ro3">
          <table:table-cell office:value-type="date" office:date-value="2021-03-07T00:00:00" table:style-name="ce50">
            <text:p>07/03/2021</text:p>
          </table:table-cell>
          <table:table-cell office:value-type="float" office:value="0" table:style-name="ce57">
            <text:p>0</text:p>
          </table:table-cell>
          <table:table-cell office:value-type="float" office:value="25" table:style-name="ce57">
            <text:p>25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29" table:style-name="ce63">
            <text:p>29</text:p>
          </table:table-cell>
          <table:table-cell table:number-columns-repeated="16375"/>
        </table:table-row>
        <table:table-row table:style-name="ro3">
          <table:table-cell office:value-type="date" office:date-value="2021-03-14T00:00:00" table:style-name="ce50">
            <text:p>14/03/2021</text:p>
          </table:table-cell>
          <table:table-cell office:value-type="float" office:value="0" table:style-name="ce57">
            <text:p>0</text:p>
          </table:table-cell>
          <table:table-cell office:value-type="float" office:value="914" table:style-name="ce57">
            <text:p>914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office:value-type="float" office:value="26" table:style-name="ce63">
            <text:p>26</text:p>
          </table:table-cell>
          <table:table-cell office:value-type="float" office:value="947" table:style-name="ce63">
            <text:p>947</text:p>
          </table:table-cell>
          <table:table-cell table:number-columns-repeated="16375"/>
        </table:table-row>
        <table:table-row table:style-name="ro3">
          <table:table-cell office:value-type="date" office:date-value="2021-03-21T00:00:00" table:style-name="ce50">
            <text:p>21/03/2021</text:p>
          </table:table-cell>
          <table:table-cell office:value-type="float" office:value="0" table:style-name="ce57">
            <text:p>0</text:p>
          </table:table-cell>
          <table:table-cell office:value-type="float" office:value="471" table:style-name="ce57">
            <text:p>471</text:p>
          </table:table-cell>
          <table:table-cell office:value-type="float" office:value="3" table:style-name="ce57">
            <text:p>3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9" table:style-name="ce63">
            <text:p>9</text:p>
          </table:table-cell>
          <table:table-cell office:value-type="float" office:value="485" table:style-name="ce63">
            <text:p>485</text:p>
          </table:table-cell>
          <table:table-cell table:number-columns-repeated="16375"/>
        </table:table-row>
        <table:table-row table:style-name="ro3">
          <table:table-cell office:value-type="date" office:date-value="2021-03-28T00:00:00" table:style-name="ce50">
            <text:p>28/03/2021</text:p>
          </table:table-cell>
          <table:table-cell office:value-type="float" office:value="0" table:style-name="ce57">
            <text:p>0</text:p>
          </table:table-cell>
          <table:table-cell office:value-type="float" office:value="430" table:style-name="ce57">
            <text:p>43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4" table:style-name="ce57">
            <text:p>4</text:p>
          </table:table-cell>
          <table:table-cell office:value-type="float" office:value="19" table:style-name="ce63">
            <text:p>19</text:p>
          </table:table-cell>
          <table:table-cell office:value-type="float" office:value="453" table:style-name="ce63">
            <text:p>453</text:p>
          </table:table-cell>
          <table:table-cell table:number-columns-repeated="16375"/>
        </table:table-row>
        <table:table-row table:style-name="ro3">
          <table:table-cell office:value-type="date" office:date-value="2021-04-04T00:00:00" table:style-name="ce50">
            <text:p>04/04/2021</text:p>
          </table:table-cell>
          <table:table-cell office:value-type="float" office:value="0" table:style-name="ce57">
            <text:p>0</text:p>
          </table:table-cell>
          <table:table-cell office:value-type="float" office:value="620" table:style-name="ce57">
            <text:p>620</text:p>
          </table:table-cell>
          <table:table-cell office:value-type="float" office:value="6" table:style-name="ce57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38" table:style-name="ce63">
            <text:p>38</text:p>
          </table:table-cell>
          <table:table-cell office:value-type="float" office:value="664" table:style-name="ce63">
            <text:p>664</text:p>
          </table:table-cell>
          <table:table-cell table:number-columns-repeated="16375"/>
        </table:table-row>
        <table:table-row table:style-name="ro3">
          <table:table-cell office:value-type="date" office:date-value="2021-04-11T00:00:00" table:style-name="ce50">
            <text:p>11/04/2021</text:p>
          </table:table-cell>
          <table:table-cell office:value-type="float" office:value="0" table:style-name="ce57">
            <text:p>0</text:p>
          </table:table-cell>
          <table:table-cell office:value-type="float" office:value="631" table:style-name="ce57">
            <text:p>631</text:p>
          </table:table-cell>
          <table:table-cell office:value-type="float" office:value="9" table:style-name="ce57">
            <text:p>9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8" table:style-name="ce57">
            <text:p>8</text:p>
          </table:table-cell>
          <table:table-cell office:value-type="float" office:value="42" table:style-name="ce63">
            <text:p>42</text:p>
          </table:table-cell>
          <table:table-cell office:value-type="float" office:value="690" table:style-name="ce63">
            <text:p>690</text:p>
          </table:table-cell>
          <table:table-cell table:number-columns-repeated="16375"/>
        </table:table-row>
        <table:table-row table:style-name="ro3">
          <table:table-cell office:value-type="date" office:date-value="2021-04-18T00:00:00" table:style-name="ce50">
            <text:p>18/04/2021</text:p>
          </table:table-cell>
          <table:table-cell office:value-type="float" office:value="0" table:style-name="ce57">
            <text:p>0</text:p>
          </table:table-cell>
          <table:table-cell office:value-type="float" office:value="321" table:style-name="ce57">
            <text:p>321</text:p>
          </table:table-cell>
          <table:table-cell office:value-type="float" office:value="5" table:style-name="ce57">
            <text:p>5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48" table:style-name="ce63">
            <text:p>48</text:p>
          </table:table-cell>
          <table:table-cell office:value-type="float" office:value="376" table:style-name="ce63">
            <text:p>376</text:p>
          </table:table-cell>
          <table:table-cell table:number-columns-repeated="16375"/>
        </table:table-row>
        <table:table-row table:style-name="ro3">
          <table:table-cell office:value-type="date" office:date-value="2021-04-25T00:00:00" table:style-name="ce50">
            <text:p>25/04/2021</text:p>
          </table:table-cell>
          <table:table-cell office:value-type="float" office:value="0" table:style-name="ce57">
            <text:p>0</text:p>
          </table:table-cell>
          <table:table-cell office:value-type="float" office:value="295" table:style-name="ce57">
            <text:p>295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5" table:style-name="ce57">
            <text:p>5</text:p>
          </table:table-cell>
          <table:table-cell office:value-type="float" office:value="61" table:style-name="ce63">
            <text:p>61</text:p>
          </table:table-cell>
          <table:table-cell office:value-type="float" office:value="363" table:style-name="ce63">
            <text:p>363</text:p>
          </table:table-cell>
          <table:table-cell table:number-columns-repeated="16375"/>
        </table:table-row>
        <table:table-row table:style-name="ro3">
          <table:table-cell office:value-type="date" office:date-value="2021-05-02T00:00:00" table:style-name="ce50">
            <text:p>02/05/2021</text:p>
          </table:table-cell>
          <table:table-cell office:value-type="float" office:value="0" table:style-name="ce57">
            <text:p>0</text:p>
          </table:table-cell>
          <table:table-cell office:value-type="float" office:value="255" table:style-name="ce57">
            <text:p>255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office:value-type="float" office:value="5" table:style-name="ce57">
            <text:p>5</text:p>
          </table:table-cell>
          <table:table-cell office:value-type="float" office:value="5" table:style-name="ce57">
            <text:p>5</text:p>
          </table:table-cell>
          <table:table-cell office:value-type="float" office:value="131" table:style-name="ce63">
            <text:p>131</text:p>
          </table:table-cell>
          <table:table-cell office:value-type="float" office:value="402" table:style-name="ce63">
            <text:p>402</text:p>
          </table:table-cell>
          <table:table-cell table:number-columns-repeated="16375"/>
        </table:table-row>
        <table:table-row table:style-name="ro3">
          <table:table-cell office:value-type="date" office:date-value="2021-05-09T00:00:00" table:style-name="ce50">
            <text:p>09/05/2021</text:p>
          </table:table-cell>
          <table:table-cell office:value-type="float" office:value="0" table:style-name="ce57">
            <text:p>0</text:p>
          </table:table-cell>
          <table:table-cell office:value-type="float" office:value="197" table:style-name="ce57">
            <text:p>197</text:p>
          </table:table-cell>
          <table:table-cell office:value-type="float" office:value="1" table:style-name="ce57">
            <text:p>1</text:p>
          </table:table-cell>
          <table:table-cell office:value-type="float" office:value="47" table:style-name="ce57">
            <text:p>47</text:p>
          </table:table-cell>
          <table:table-cell office:value-type="float" office:value="0" table:style-name="ce57">
            <text:p>0</text:p>
          </table:table-cell>
          <table:table-cell office:value-type="float" office:value="5" table:style-name="ce57">
            <text:p>5</text:p>
          </table:table-cell>
          <table:table-cell office:value-type="float" office:value="211" table:style-name="ce63">
            <text:p>211</text:p>
          </table:table-cell>
          <table:table-cell office:value-type="float" office:value="461" table:style-name="ce63">
            <text:p>461</text:p>
          </table:table-cell>
          <table:table-cell table:number-columns-repeated="16375"/>
        </table:table-row>
        <table:table-row table:style-name="ro3">
          <table:table-cell office:value-type="date" office:date-value="2021-05-16T00:00:00" table:style-name="ce50">
            <text:p>16/05/2021</text:p>
          </table:table-cell>
          <table:table-cell office:value-type="float" office:value="0" table:style-name="ce57">
            <text:p>0</text:p>
          </table:table-cell>
          <table:table-cell office:value-type="float" office:value="132" table:style-name="ce57">
            <text:p>132</text:p>
          </table:table-cell>
          <table:table-cell office:value-type="float" office:value="1" table:style-name="ce57">
            <text:p>1</text:p>
          </table:table-cell>
          <table:table-cell office:value-type="float" office:value="425" table:style-name="ce63">
            <text:p>425</text:p>
          </table:table-cell>
          <table:table-cell office:value-type="float" office:value="0" table:style-name="ce57">
            <text:p>0</text:p>
          </table:table-cell>
          <table:table-cell office:value-type="float" office:value="20" table:style-name="ce57">
            <text:p>20</text:p>
          </table:table-cell>
          <table:table-cell office:value-type="float" office:value="493" table:style-name="ce63">
            <text:p>493</text:p>
          </table:table-cell>
          <table:table-cell office:value-type="float" office:value="1071" table:style-name="ce63">
            <text:p>1,071</text:p>
          </table:table-cell>
          <table:table-cell table:number-columns-repeated="16375"/>
        </table:table-row>
        <table:table-row table:style-name="ro3">
          <table:table-cell office:value-type="date" office:date-value="2021-05-23T00:00:00" table:style-name="ce50">
            <text:p>23/05/2021</text:p>
          </table:table-cell>
          <table:table-cell office:value-type="float" office:value="0" table:style-name="ce57">
            <text:p>0</text:p>
          </table:table-cell>
          <table:table-cell office:value-type="float" office:value="145" table:style-name="ce57">
            <text:p>145</text:p>
          </table:table-cell>
          <table:table-cell office:value-type="float" office:value="3" table:style-name="ce57">
            <text:p>3</text:p>
          </table:table-cell>
          <table:table-cell office:value-type="float" office:value="1845" table:style-name="ce63">
            <text:p>1,845</text:p>
          </table:table-cell>
          <table:table-cell office:value-type="float" office:value="4" table:style-name="ce57">
            <text:p>4</text:p>
          </table:table-cell>
          <table:table-cell office:value-type="float" office:value="29" table:style-name="ce57">
            <text:p>29</text:p>
          </table:table-cell>
          <table:table-cell office:value-type="float" office:value="887" table:style-name="ce63">
            <text:p>887</text:p>
          </table:table-cell>
          <table:table-cell office:value-type="float" office:value="2913" table:style-name="ce63">
            <text:p>2,913</text:p>
          </table:table-cell>
          <table:table-cell table:number-columns-repeated="16375"/>
        </table:table-row>
        <table:table-row table:style-name="ro3">
          <table:table-cell office:value-type="date" office:date-value="2021-05-30T00:00:00" table:style-name="ce50">
            <text:p>30/05/2021</text:p>
          </table:table-cell>
          <table:table-cell office:value-type="float" office:value="0" table:style-name="ce57">
            <text:p>0</text:p>
          </table:table-cell>
          <table:table-cell office:value-type="float" office:value="159" table:style-name="ce57">
            <text:p>159</text:p>
          </table:table-cell>
          <table:table-cell office:value-type="float" office:value="7" table:style-name="ce57">
            <text:p>7</text:p>
          </table:table-cell>
          <table:table-cell office:value-type="float" office:value="4645" table:style-name="ce63">
            <text:p>4,645</text:p>
          </table:table-cell>
          <table:table-cell office:value-type="float" office:value="8" table:style-name="ce57">
            <text:p>8</text:p>
          </table:table-cell>
          <table:table-cell office:value-type="float" office:value="18" table:style-name="ce57">
            <text:p>18</text:p>
          </table:table-cell>
          <table:table-cell office:value-type="float" office:value="669" table:style-name="ce63">
            <text:p>669</text:p>
          </table:table-cell>
          <table:table-cell office:value-type="float" office:value="5506" table:style-name="ce63">
            <text:p>5,506</text:p>
          </table:table-cell>
          <table:table-cell table:number-columns-repeated="16375"/>
        </table:table-row>
        <table:table-row table:style-name="ro3">
          <table:table-cell office:value-type="date" office:date-value="2021-06-06T00:00:00" table:style-name="ce50">
            <text:p>06/06/2021</text:p>
          </table:table-cell>
          <table:table-cell office:value-type="float" office:value="0" table:style-name="ce57">
            <text:p>0</text:p>
          </table:table-cell>
          <table:table-cell office:value-type="float" office:value="225" table:style-name="ce57">
            <text:p>225</text:p>
          </table:table-cell>
          <table:table-cell office:value-type="float" office:value="10" table:style-name="ce57">
            <text:p>10</text:p>
          </table:table-cell>
          <table:table-cell office:value-type="float" office:value="13279" table:style-name="ce63">
            <text:p>13,279</text:p>
          </table:table-cell>
          <table:table-cell office:value-type="float" office:value="11" table:style-name="ce57">
            <text:p>11</text:p>
          </table:table-cell>
          <table:table-cell office:value-type="float" office:value="15" table:style-name="ce57">
            <text:p>15</text:p>
          </table:table-cell>
          <table:table-cell office:value-type="float" office:value="899" table:style-name="ce63">
            <text:p>899</text:p>
          </table:table-cell>
          <table:table-cell office:value-type="float" office:value="14439" table:style-name="ce63">
            <text:p>14,439</text:p>
          </table:table-cell>
          <table:table-cell table:number-columns-repeated="16375"/>
        </table:table-row>
        <table:table-row table:style-name="ro3">
          <table:table-cell office:value-type="date" office:date-value="2021-06-13T00:00:00" table:style-name="ce50">
            <text:p>13/06/2021</text:p>
          </table:table-cell>
          <table:table-cell office:value-type="float" office:value="0" table:style-name="ce57">
            <text:p>0</text:p>
          </table:table-cell>
          <table:table-cell office:value-type="float" office:value="192" table:style-name="ce57">
            <text:p>192</text:p>
          </table:table-cell>
          <table:table-cell office:value-type="float" office:value="6" table:style-name="ce57">
            <text:p>6</text:p>
          </table:table-cell>
          <table:table-cell office:value-type="float" office:value="25146" table:style-name="ce63">
            <text:p>25,146</text:p>
          </table:table-cell>
          <table:table-cell office:value-type="float" office:value="8" table:style-name="ce57">
            <text:p>8</text:p>
          </table:table-cell>
          <table:table-cell office:value-type="float" office:value="12" table:style-name="ce57">
            <text:p>12</text:p>
          </table:table-cell>
          <table:table-cell office:value-type="float" office:value="1253" table:style-name="ce63">
            <text:p>1,253</text:p>
          </table:table-cell>
          <table:table-cell office:value-type="float" office:value="26617" table:style-name="ce63">
            <text:p>26,617</text:p>
          </table:table-cell>
          <table:table-cell table:number-columns-repeated="16375"/>
        </table:table-row>
        <table:table-row table:style-name="ro3">
          <table:table-cell office:value-type="date" office:date-value="2021-06-20T00:00:00" table:style-name="ce50">
            <text:p>20/06/2021</text:p>
          </table:table-cell>
          <table:table-cell office:value-type="float" office:value="0" table:style-name="ce57">
            <text:p>0</text:p>
          </table:table-cell>
          <table:table-cell office:value-type="float" office:value="96" table:style-name="ce57">
            <text:p>96</text:p>
          </table:table-cell>
          <table:table-cell office:value-type="float" office:value="4" table:style-name="ce57">
            <text:p>4</text:p>
          </table:table-cell>
          <table:table-cell office:value-type="float" office:value="21516" table:style-name="ce63">
            <text:p>21,516</text:p>
          </table:table-cell>
          <table:table-cell office:value-type="float" office:value="1" table:style-name="ce57">
            <text:p>1</text:p>
          </table:table-cell>
          <table:table-cell office:value-type="float" office:value="5" table:style-name="ce57">
            <text:p>5</text:p>
          </table:table-cell>
          <table:table-cell office:value-type="float" office:value="607" table:style-name="ce63">
            <text:p>607</text:p>
          </table:table-cell>
          <table:table-cell office:value-type="float" office:value="22229" table:style-name="ce63">
            <text:p>22,229</text:p>
          </table:table-cell>
          <table:table-cell table:number-columns-repeated="16375"/>
        </table:table-row>
        <table:table-row table:style-name="ro3">
          <table:table-cell office:value-type="date" office:date-value="2021-06-27T00:00:00" table:style-name="ce50">
            <text:p>27/06/2021</text:p>
          </table:table-cell>
          <table:table-cell office:value-type="float" office:value="0" table:style-name="ce57">
            <text:p>0</text:p>
          </table:table-cell>
          <table:table-cell office:value-type="float" office:value="22" table:style-name="ce57">
            <text:p>22</text:p>
          </table:table-cell>
          <table:table-cell office:value-type="float" office:value="1" table:style-name="ce57">
            <text:p>1</text:p>
          </table:table-cell>
          <table:table-cell office:value-type="float" office:value="15620" table:style-name="ce63">
            <text:p>15,620</text:p>
          </table:table-cell>
          <table:table-cell office:value-type="float" office:value="3" table:style-name="ce57">
            <text:p>3</text:p>
          </table:table-cell>
          <table:table-cell office:value-type="float" office:value="2" table:style-name="ce57">
            <text:p>2</text:p>
          </table:table-cell>
          <table:table-cell office:value-type="float" office:value="554" table:style-name="ce63">
            <text:p>554</text:p>
          </table:table-cell>
          <table:table-cell office:value-type="float" office:value="16202" table:style-name="ce63">
            <text:p>16,202</text:p>
          </table:table-cell>
          <table:table-cell table:number-columns-repeated="16375"/>
        </table:table-row>
        <table:table-row table:style-name="ro3">
          <table:table-cell office:value-type="date" office:date-value="2021-07-04T00:00:00" table:style-name="ce50">
            <text:p>04/07/2021</text:p>
          </table:table-cell>
          <table:table-cell office:value-type="float" office:value="0" table:style-name="ce57">
            <text:p>0</text:p>
          </table:table-cell>
          <table:table-cell office:value-type="float" office:value="9" table:style-name="ce57">
            <text:p>9</text:p>
          </table:table-cell>
          <table:table-cell office:value-type="float" office:value="0" table:style-name="ce57">
            <text:p>0</text:p>
          </table:table-cell>
          <table:table-cell office:value-type="float" office:value="9397" table:style-name="ce63">
            <text:p>9,397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305" table:style-name="ce63">
            <text:p>305</text:p>
          </table:table-cell>
          <table:table-cell office:value-type="float" office:value="9711" table:style-name="ce63">
            <text:p>9,711</text:p>
          </table:table-cell>
          <table:table-cell table:number-columns-repeated="16375"/>
        </table:table-row>
        <table:table-row table:style-name="ro3">
          <table:table-cell office:value-type="date" office:date-value="2021-07-11T00:00:00" table:style-name="ce50">
            <text:p>11/07/2021</text:p>
          </table:table-cell>
          <table:table-cell office:value-type="float" office:value="0" table:style-name="ce57">
            <text:p>0</text:p>
          </table:table-cell>
          <table:table-cell office:value-type="float" office:value="4" table:style-name="ce57">
            <text:p>4</text:p>
          </table:table-cell>
          <table:table-cell office:value-type="float" office:value="0" table:style-name="ce57">
            <text:p>0</text:p>
          </table:table-cell>
          <table:table-cell office:value-type="float" office:value="11275" table:style-name="ce63">
            <text:p>11,275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571" table:style-name="ce63">
            <text:p>571</text:p>
          </table:table-cell>
          <table:table-cell office:value-type="float" office:value="11851" table:style-name="ce63">
            <text:p>11,851</text:p>
          </table:table-cell>
          <table:table-cell table:number-columns-repeated="16375"/>
        </table:table-row>
        <table:table-row table:style-name="ro3">
          <table:table-cell office:value-type="date" office:date-value="2021-07-18T00:00:00" table:style-name="ce50">
            <text:p>18/07/2021</text:p>
          </table:table-cell>
          <table:table-cell office:value-type="float" office:value="0" table:style-name="ce57">
            <text:p>0</text:p>
          </table:table-cell>
          <table:table-cell office:value-type="float" office:value="5" table:style-name="ce57">
            <text:p>5</text:p>
          </table:table-cell>
          <table:table-cell office:value-type="float" office:value="0" table:style-name="ce57">
            <text:p>0</text:p>
          </table:table-cell>
          <table:table-cell office:value-type="float" office:value="10126" table:style-name="ce63">
            <text:p>10,126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351" table:style-name="ce63">
            <text:p>351</text:p>
          </table:table-cell>
          <table:table-cell office:value-type="float" office:value="10484" table:style-name="ce63">
            <text:p>10,484</text:p>
          </table:table-cell>
          <table:table-cell table:number-columns-repeated="16375"/>
        </table:table-row>
        <table:table-row table:style-name="ro3">
          <table:table-cell office:value-type="date" office:date-value="2021-07-25T00:00:00" table:style-name="ce50">
            <text:p>25/07/2021</text:p>
          </table:table-cell>
          <table:table-cell office:value-type="float" office:value="0" table:style-name="ce57">
            <text:p>0</text:p>
          </table:table-cell>
          <table:table-cell office:value-type="float" office:value="10" table:style-name="ce57">
            <text:p>10</text:p>
          </table:table-cell>
          <table:table-cell office:value-type="float" office:value="0" table:style-name="ce57">
            <text:p>0</text:p>
          </table:table-cell>
          <table:table-cell office:value-type="float" office:value="18822" table:style-name="ce63">
            <text:p>18,822</text:p>
          </table:table-cell>
          <table:table-cell office:value-type="float" office:value="0" table:style-name="ce57">
            <text:p>0</text:p>
          </table:table-cell>
          <table:table-cell office:value-type="float" office:value="4" table:style-name="ce57">
            <text:p>4</text:p>
          </table:table-cell>
          <table:table-cell office:value-type="float" office:value="505" table:style-name="ce63">
            <text:p>505</text:p>
          </table:table-cell>
          <table:table-cell office:value-type="float" office:value="19341" table:style-name="ce63">
            <text:p>19,341</text:p>
          </table:table-cell>
          <table:table-cell table:number-columns-repeated="16375"/>
        </table:table-row>
        <table:table-row table:style-name="ro3">
          <table:table-cell office:value-type="date" office:date-value="2021-08-01T00:00:00" table:style-name="ce50">
            <text:p>01/08/2021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17374" table:style-name="ce63">
            <text:p>17,374</text:p>
          </table:table-cell>
          <table:table-cell office:value-type="float" office:value="0" table:style-name="ce57">
            <text:p>0</text:p>
          </table:table-cell>
          <table:table-cell office:value-type="float" office:value="4" table:style-name="ce57">
            <text:p>4</text:p>
          </table:table-cell>
          <table:table-cell office:value-type="float" office:value="364" table:style-name="ce63">
            <text:p>364</text:p>
          </table:table-cell>
          <table:table-cell office:value-type="float" office:value="17748" table:style-name="ce63">
            <text:p>17,748</text:p>
          </table:table-cell>
          <table:table-cell table:number-columns-repeated="16375"/>
        </table:table-row>
        <table:table-row table:style-name="ro3">
          <table:table-cell office:value-type="date" office:date-value="2021-08-08T00:00:00" table:style-name="ce50">
            <text:p>08/08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6205" table:style-name="ce63">
            <text:p>16,205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469" table:style-name="ce63">
            <text:p>469</text:p>
          </table:table-cell>
          <table:table-cell office:value-type="float" office:value="16676" table:style-name="ce63">
            <text:p>16,676</text:p>
          </table:table-cell>
          <table:table-cell table:number-columns-repeated="16375"/>
        </table:table-row>
        <table:table-row table:style-name="ro3">
          <table:table-cell office:value-type="date" office:date-value="2021-08-15T00:00:00" table:style-name="ce50">
            <text:p>15/08/2021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21744" table:style-name="ce63">
            <text:p>21,744</text:p>
          </table:table-cell>
          <table:table-cell office:value-type="float" office:value="5" table:style-name="ce57">
            <text:p>5</text:p>
          </table:table-cell>
          <table:table-cell office:value-type="float" office:value="4" table:style-name="ce57">
            <text:p>4</text:p>
          </table:table-cell>
          <table:table-cell office:value-type="float" office:value="851" table:style-name="ce63">
            <text:p>851</text:p>
          </table:table-cell>
          <table:table-cell office:value-type="float" office:value="22606" table:style-name="ce63">
            <text:p>22,606</text:p>
          </table:table-cell>
          <table:table-cell table:number-columns-repeated="16375"/>
        </table:table-row>
        <table:table-row table:style-name="ro3">
          <table:table-cell office:value-type="date" office:date-value="2021-08-22T00:00:00" table:style-name="ce50">
            <text:p>22/08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21411" table:style-name="ce63">
            <text:p>21,411</text:p>
          </table:table-cell>
          <table:table-cell office:value-type="float" office:value="0" table:style-name="ce57">
            <text:p>0</text:p>
          </table:table-cell>
          <table:table-cell office:value-type="float" office:value="4" table:style-name="ce57">
            <text:p>4</text:p>
          </table:table-cell>
          <table:table-cell office:value-type="float" office:value="1088" table:style-name="ce63">
            <text:p>1,088</text:p>
          </table:table-cell>
          <table:table-cell office:value-type="float" office:value="22504" table:style-name="ce63">
            <text:p>22,504</text:p>
          </table:table-cell>
          <table:table-cell table:number-columns-repeated="16375"/>
        </table:table-row>
        <table:table-row table:style-name="ro3">
          <table:table-cell office:value-type="date" office:date-value="2021-08-29T00:00:00" table:style-name="ce50">
            <text:p>29/08/202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23853" table:style-name="ce63">
            <text:p>23,853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office:value-type="float" office:value="1239" table:style-name="ce63">
            <text:p>1,239</text:p>
          </table:table-cell>
          <table:table-cell office:value-type="float" office:value="25098" table:style-name="ce63">
            <text:p>25,098</text:p>
          </table:table-cell>
          <table:table-cell table:number-columns-repeated="16375"/>
        </table:table-row>
        <table:table-row table:style-name="ro3">
          <table:table-cell office:value-type="date" office:date-value="2021-09-05T00:00:00" table:style-name="ce50">
            <text:p>05/09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6703" table:style-name="ce63">
            <text:p>16,703</text:p>
          </table:table-cell>
          <table:table-cell office:value-type="float" office:value="0" table:style-name="ce57">
            <text:p>0</text:p>
          </table:table-cell>
          <table:table-cell office:value-type="float" office:value="9" table:style-name="ce57">
            <text:p>9</text:p>
          </table:table-cell>
          <table:table-cell office:value-type="float" office:value="1282" table:style-name="ce63">
            <text:p>1,282</text:p>
          </table:table-cell>
          <table:table-cell office:value-type="float" office:value="17995" table:style-name="ce63">
            <text:p>17,995</text:p>
          </table:table-cell>
          <table:table-cell table:number-columns-repeated="16375"/>
        </table:table-row>
        <table:table-row table:style-name="ro3">
          <table:table-cell office:value-type="date" office:date-value="2021-09-12T00:00:00" table:style-name="ce50">
            <text:p>12/09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21110" table:style-name="ce63">
            <text:p>21,110</text:p>
          </table:table-cell>
          <table:table-cell office:value-type="float" office:value="0" table:style-name="ce57">
            <text:p>0</text:p>
          </table:table-cell>
          <table:table-cell office:value-type="float" office:value="6" table:style-name="ce57">
            <text:p>6</text:p>
          </table:table-cell>
          <table:table-cell office:value-type="float" office:value="2088" table:style-name="ce63">
            <text:p>2,088</text:p>
          </table:table-cell>
          <table:table-cell office:value-type="float" office:value="23205" table:style-name="ce63">
            <text:p>23,205</text:p>
          </table:table-cell>
          <table:table-cell table:number-columns-repeated="16375"/>
        </table:table-row>
        <table:table-row table:style-name="ro3">
          <table:table-cell office:value-type="date" office:date-value="2021-09-19T00:00:00" table:style-name="ce50">
            <text:p>19/09/2021</text:p>
          </table:table-cell>
          <table:table-cell office:value-type="float" office:value="0" table:style-name="ce57">
            <text:p>0</text:p>
          </table:table-cell>
          <table:table-cell office:value-type="float" office:value="3" table:style-name="ce57">
            <text:p>3</text:p>
          </table:table-cell>
          <table:table-cell office:value-type="float" office:value="0" table:style-name="ce57">
            <text:p>0</text:p>
          </table:table-cell>
          <table:table-cell office:value-type="float" office:value="19395" table:style-name="ce63">
            <text:p>19,395</text:p>
          </table:table-cell>
          <table:table-cell office:value-type="float" office:value="7" table:style-name="ce57">
            <text:p>7</text:p>
          </table:table-cell>
          <table:table-cell office:value-type="float" office:value="13" table:style-name="ce57">
            <text:p>13</text:p>
          </table:table-cell>
          <table:table-cell office:value-type="float" office:value="2079" table:style-name="ce63">
            <text:p>2,079</text:p>
          </table:table-cell>
          <table:table-cell office:value-type="float" office:value="21497" table:style-name="ce63">
            <text:p>21,497</text:p>
          </table:table-cell>
          <table:table-cell table:number-columns-repeated="16375"/>
        </table:table-row>
        <table:table-row table:style-name="ro3">
          <table:table-cell office:value-type="date" office:date-value="2021-09-26T00:00:00" table:style-name="ce50">
            <text:p>26/09/2021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15524" table:style-name="ce63">
            <text:p>15,524</text:p>
          </table:table-cell>
          <table:table-cell office:value-type="float" office:value="0" table:style-name="ce57">
            <text:p>0</text:p>
          </table:table-cell>
          <table:table-cell office:value-type="float" office:value="11" table:style-name="ce57">
            <text:p>11</text:p>
          </table:table-cell>
          <table:table-cell office:value-type="float" office:value="957" table:style-name="ce63">
            <text:p>957</text:p>
          </table:table-cell>
          <table:table-cell office:value-type="float" office:value="16494" table:style-name="ce63">
            <text:p>16,494</text:p>
          </table:table-cell>
          <table:table-cell table:number-columns-repeated="16375"/>
        </table:table-row>
        <table:table-row table:style-name="ro3">
          <table:table-cell office:value-type="date" office:date-value="2021-10-03T00:00:00" table:style-name="ce50">
            <text:p>03/10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5270" table:style-name="ce63">
            <text:p>15,270</text:p>
          </table:table-cell>
          <table:table-cell office:value-type="float" office:value="0" table:style-name="ce57">
            <text:p>0</text:p>
          </table:table-cell>
          <table:table-cell office:value-type="float" office:value="17" table:style-name="ce57">
            <text:p>17</text:p>
          </table:table-cell>
          <table:table-cell office:value-type="float" office:value="857" table:style-name="ce63">
            <text:p>857</text:p>
          </table:table-cell>
          <table:table-cell office:value-type="float" office:value="16145" table:style-name="ce63">
            <text:p>16,145</text:p>
          </table:table-cell>
          <table:table-cell table:number-columns-repeated="16375"/>
        </table:table-row>
        <table:table-row table:style-name="ro3">
          <table:table-cell office:value-type="date" office:date-value="2021-10-10T00:00:00" table:style-name="ce50">
            <text:p>10/10/202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20502" table:style-name="ce63">
            <text:p>20,502</text:p>
          </table:table-cell>
          <table:table-cell office:value-type="float" office:value="0" table:style-name="ce57">
            <text:p>0</text:p>
          </table:table-cell>
          <table:table-cell office:value-type="float" office:value="40" table:style-name="ce57">
            <text:p>40</text:p>
          </table:table-cell>
          <table:table-cell office:value-type="float" office:value="1348" table:style-name="ce63">
            <text:p>1,348</text:p>
          </table:table-cell>
          <table:table-cell office:value-type="float" office:value="21890" table:style-name="ce63">
            <text:p>21,890</text:p>
          </table:table-cell>
          <table:table-cell table:number-columns-repeated="16375"/>
        </table:table-row>
        <table:table-row table:style-name="ro3">
          <table:table-cell office:value-type="date" office:date-value="2021-10-17T00:00:00" table:style-name="ce50">
            <text:p>17/10/2021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24355" table:style-name="ce63">
            <text:p>24,355</text:p>
          </table:table-cell>
          <table:table-cell office:value-type="float" office:value="13" table:style-name="ce57">
            <text:p>13</text:p>
          </table:table-cell>
          <table:table-cell office:value-type="float" office:value="40" table:style-name="ce57">
            <text:p>40</text:p>
          </table:table-cell>
          <table:table-cell office:value-type="float" office:value="1512" table:style-name="ce63">
            <text:p>1,512</text:p>
          </table:table-cell>
          <table:table-cell office:value-type="float" office:value="25922" table:style-name="ce63">
            <text:p>25,922</text:p>
          </table:table-cell>
          <table:table-cell table:number-columns-repeated="16375"/>
        </table:table-row>
        <table:table-row table:style-name="ro3">
          <table:table-cell office:value-type="date" office:date-value="2021-10-24T00:00:00" table:style-name="ce50">
            <text:p>24/10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20622" table:style-name="ce63">
            <text:p>20,622</text:p>
          </table:table-cell>
          <table:table-cell office:value-type="float" office:value="1" table:style-name="ce57">
            <text:p>1</text:p>
          </table:table-cell>
          <table:table-cell office:value-type="float" office:value="41" table:style-name="ce57">
            <text:p>41</text:p>
          </table:table-cell>
          <table:table-cell office:value-type="float" office:value="983" table:style-name="ce63">
            <text:p>983</text:p>
          </table:table-cell>
          <table:table-cell office:value-type="float" office:value="21648" table:style-name="ce63">
            <text:p>21,648</text:p>
          </table:table-cell>
          <table:table-cell table:number-columns-repeated="16375"/>
        </table:table-row>
        <table:table-row table:style-name="ro3">
          <table:table-cell office:value-type="date" office:date-value="2021-10-31T00:00:00" table:style-name="ce50">
            <text:p>31/10/202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27601" table:style-name="ce63">
            <text:p>27,601</text:p>
          </table:table-cell>
          <table:table-cell office:value-type="float" office:value="0" table:style-name="ce57">
            <text:p>0</text:p>
          </table:table-cell>
          <table:table-cell office:value-type="float" office:value="38" table:style-name="ce57">
            <text:p>38</text:p>
          </table:table-cell>
          <table:table-cell office:value-type="float" office:value="1258" table:style-name="ce63">
            <text:p>1,258</text:p>
          </table:table-cell>
          <table:table-cell office:value-type="float" office:value="28898" table:style-name="ce63">
            <text:p>28,898</text:p>
          </table:table-cell>
          <table:table-cell table:number-columns-repeated="16375"/>
        </table:table-row>
        <table:table-row table:style-name="ro3">
          <table:table-cell office:value-type="date" office:date-value="2021-11-07T00:00:00" table:style-name="ce50">
            <text:p>07/11/2021</text:p>
          </table:table-cell>
          <table:table-cell office:value-type="float" office:value="0" table:style-name="ce57">
            <text:p>0</text:p>
          </table:table-cell>
          <table:table-cell office:value-type="float" office:value="3" table:style-name="ce57">
            <text:p>3</text:p>
          </table:table-cell>
          <table:table-cell office:value-type="float" office:value="1" table:style-name="ce57">
            <text:p>1</text:p>
          </table:table-cell>
          <table:table-cell office:value-type="float" office:value="18775" table:style-name="ce63">
            <text:p>18,775</text:p>
          </table:table-cell>
          <table:table-cell office:value-type="float" office:value="0" table:style-name="ce57">
            <text:p>0</text:p>
          </table:table-cell>
          <table:table-cell office:value-type="float" office:value="14" table:style-name="ce57">
            <text:p>14</text:p>
          </table:table-cell>
          <table:table-cell office:value-type="float" office:value="1097" table:style-name="ce63">
            <text:p>1,097</text:p>
          </table:table-cell>
          <table:table-cell office:value-type="float" office:value="19890" table:style-name="ce63">
            <text:p>19,890</text:p>
          </table:table-cell>
          <table:table-cell table:number-columns-repeated="16375"/>
        </table:table-row>
        <table:table-row table:style-name="ro3">
          <table:table-cell office:value-type="date" office:date-value="2021-11-14T00:00:00" table:style-name="ce50">
            <text:p>14/11/2021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23734" table:style-name="ce63">
            <text:p>23,734</text:p>
          </table:table-cell>
          <table:table-cell office:value-type="float" office:value="0" table:style-name="ce57">
            <text:p>0</text:p>
          </table:table-cell>
          <table:table-cell office:value-type="float" office:value="14" table:style-name="ce57">
            <text:p>14</text:p>
          </table:table-cell>
          <table:table-cell office:value-type="float" office:value="764" table:style-name="ce63">
            <text:p>764</text:p>
          </table:table-cell>
          <table:table-cell office:value-type="float" office:value="24514" table:style-name="ce63">
            <text:p>24,514</text:p>
          </table:table-cell>
          <table:table-cell table:number-columns-repeated="16375"/>
        </table:table-row>
        <table:table-row table:style-name="ro3">
          <table:table-cell office:value-type="date" office:date-value="2021-11-21T00:00:00" table:style-name="ce50">
            <text:p>21/11/2021</text:p>
          </table:table-cell>
          <table:table-cell office:value-type="float" office:value="3" table:style-name="ce57">
            <text:p>3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19230" table:style-name="ce63">
            <text:p>19,230</text:p>
          </table:table-cell>
          <table:table-cell office:value-type="float" office:value="0" table:style-name="ce57">
            <text:p>0</text:p>
          </table:table-cell>
          <table:table-cell office:value-type="float" office:value="20" table:style-name="ce57">
            <text:p>20</text:p>
          </table:table-cell>
          <table:table-cell office:value-type="float" office:value="792" table:style-name="ce63">
            <text:p>792</text:p>
          </table:table-cell>
          <table:table-cell office:value-type="float" office:value="20045" table:style-name="ce63">
            <text:p>20,045</text:p>
          </table:table-cell>
          <table:table-cell table:number-columns-repeated="16375"/>
        </table:table-row>
        <table:table-row table:style-name="ro3">
          <table:table-cell office:value-type="string" table:style-name="ce60">
            <text:p>2021-10-31 to 2021-11-30</text:p>
          </table:table-cell>
          <table:table-cell office:value-type="float" office:value="3" table:style-name="ce57">
            <text:p>3</text:p>
          </table:table-cell>
          <table:table-cell office:value-type="float" office:value="6" table:style-name="ce57">
            <text:p>6</text:p>
          </table:table-cell>
          <table:table-cell office:value-type="float" office:value="1" table:style-name="ce57">
            <text:p>1</text:p>
          </table:table-cell>
          <table:table-cell office:value-type="float" office:value="89340" table:style-name="ce63">
            <text:p>89,340</text:p>
          </table:table-cell>
          <table:table-cell office:value-type="float" office:value="0" table:style-name="ce57">
            <text:p>0</text:p>
          </table:table-cell>
          <table:table-cell office:value-type="float" office:value="86" table:style-name="ce57">
            <text:p>86</text:p>
          </table:table-cell>
          <table:table-cell office:value-type="float" office:value="3911" table:style-name="ce63">
            <text:p>3,911</text:p>
          </table:table-cell>
          <table:table-cell office:value-type="float" office:value="93347" table:style-name="ce63">
            <text:p>93,347</text:p>
          </table:table-cell>
          <table:table-cell table:number-columns-repeated="16375"/>
        </table:table-row>
        <table:table-row table:style-name="ro3">
          <table:table-cell office:value-type="string" table:style-name="ce60">
            <text:p>Proportion during 2021-10-31 to 2021-11-30</text:p>
          </table:table-cell>
          <table:table-cell office:value-type="float" office:value="3.2139999999999998E-3" table:style-name="ce57">
            <text:p>0.003214</text:p>
          </table:table-cell>
          <table:table-cell office:value-type="float" office:value="6.4279999999999997E-3" table:style-name="ce57">
            <text:p>0.006428</text:p>
          </table:table-cell>
          <table:table-cell office:value-type="float" office:value="1.0709999999999999E-3" table:style-name="ce57">
            <text:p>0.001071</text:p>
          </table:table-cell>
          <table:table-cell office:value-type="float" office:value="95.707409999999996" table:style-name="ce57">
            <text:p>95.70741</text:p>
          </table:table-cell>
          <table:table-cell office:value-type="float" office:value="0" table:style-name="ce57">
            <text:p>0</text:p>
          </table:table-cell>
          <table:table-cell office:value-type="float" office:value="9.2129000000000003E-2" table:style-name="ce57">
            <text:p>0.092129</text:p>
          </table:table-cell>
          <table:table-cell office:value-type="float" office:value="4.1897440000000001" table:style-name="ce57">
            <text:p>4.189744</text:p>
          </table:table-cell>
          <table:table-cell office:value-type="string" table:style-name="ce57">
            <text:p>NA</text:p>
          </table:table-cell>
          <table:table-cell table:number-columns-repeated="16375"/>
        </table:table-row>
        <table:table-row table:number-rows-repeated="1048528" table:style-name="ro3">
          <table:table-cell table:number-columns-repeated="16384"/>
        </table:table-row>
      </table:table>
      <table:table table:name="Fig4" table:style-name="ta1">
        <table:table-column table:style-name="co7" table:default-cell-style-name="ce15"/>
        <table:table-column table:style-name="co10" table:default-cell-style-name="ce6"/>
        <table:table-column table:style-name="co8" table:number-columns-repeated="4" table:default-cell-style-name="ce6"/>
        <table:table-column table:style-name="co22" table:default-cell-style-name="ce6"/>
        <table:table-column table:style-name="co23" table:default-cell-style-name="ce6"/>
        <table:table-column table:style-name="co8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5" table:default-cell-style-name="ce6"/>
        <table:table-column table:style-name="co8" table:default-cell-style-name="ce6"/>
        <table:table-column table:style-name="co27" table:number-columns-repeated="3" table:default-cell-style-name="ce6"/>
        <table:table-column table:style-name="co28" table:number-columns-repeated="2" table:default-cell-style-name="ce6"/>
        <table:table-column table:style-name="co24" table:number-columns-repeated="16364" table:default-cell-style-name="ce6"/>
        <table:table-row table:style-name="ro1">
          <table:table-cell office:value-type="string" table:style-name="ce82">
            <text:p>Figure 4: Maximum likelihood phylogeny for Omicron VOC-21Nov-01 (B.1.1.529) genomes (n=276) as of 1 December 2021</text:p>
          </table:table-cell>
          <table:table-cell table:number-columns-repeated="16383" table:style-name="ce6"/>
        </table:table-row>
        <table:table-row table:style-name="ro3">
          <table:table-cell office:value-type="string" table:style-name="ce15">
            <text:p>This worksheet contains one table.</text:p>
          </table:table-cell>
          <table:table-cell table:number-columns-repeated="16383" table:style-name="ce6"/>
        </table:table-row>
        <table:table-row table:style-name="ro6">
          <table:table-cell office:value-type="string" table:style-name="ce14">
            <text:p>Position</text:p>
          </table:table-cell>
          <table:table-cell office:value-type="string" table:style-name="ce11">
            <text:p>Mask_char</text:p>
          </table:table-cell>
          <table:table-cell office:value-type="string" table:style-name="ce11">
            <text:p>Regex</text:p>
          </table:table-cell>
          <table:table-cell office:value-type="string" table:style-name="ce11">
            <text:p>Note</text:p>
          </table:table-cell>
          <table:table-cell table:number-columns-repeated="16" table:style-name="ce11"/>
          <table:table-cell table:number-columns-repeated="16364" table:style-name="ce65"/>
        </table:table-row>
        <table:table-row table:style-name="ro6">
          <table:table-cell office:value-type="float" office:value="2832" table:style-name="ce66">
            <text:p>2,83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3037" table:style-name="ce66">
            <text:p>3,03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5386" table:style-name="ce66">
            <text:p>5,38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13" table:style-name="ce5"/>
          <table:table-cell table:number-columns-repeated="16364"/>
        </table:table-row>
        <table:table-row table:style-name="ro6">
          <table:table-cell office:value-type="float" office:value="5730" table:style-name="ce66">
            <text:p>5,73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6512" table:style-name="ce66">
            <text:p>6,51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6513" table:style-name="ce66">
            <text:p>6,51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6514" table:style-name="ce66">
            <text:p>6,51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style-name="ce8"/>
          <table:table-cell table:number-columns-repeated="4" table:style-name="ce5"/>
          <table:table-cell table:style-name="ce8"/>
          <table:table-cell table:style-name="ce5"/>
          <table:table-cell table:style-name="ce8"/>
          <table:table-cell table:number-columns-repeated="4" table:style-name="ce5"/>
          <table:table-cell table:style-name="ce8"/>
          <table:table-cell table:number-columns-repeated="3" table:style-name="ce5"/>
          <table:table-cell table:number-columns-repeated="16364"/>
        </table:table-row>
        <table:table-row table:style-name="ro6">
          <table:table-cell office:value-type="float" office:value="6515" table:style-name="ce66">
            <text:p>6,51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8393" table:style-name="ce66">
            <text:p>8,39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13" table:style-name="ce5"/>
          <table:table-cell table:number-columns-repeated="16364"/>
        </table:table-row>
        <table:table-row table:style-name="ro6">
          <table:table-cell office:value-type="float" office:value="10029" table:style-name="ce66">
            <text:p>10,02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0449" table:style-name="ce66">
            <text:p>10,44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number-columns-repeated="2" table:style-name="ce8"/>
          <table:table-cell table:number-columns-repeated="12" table:style-name="ce5"/>
          <table:table-cell table:number-columns-repeated="16364"/>
        </table:table-row>
        <table:table-row table:style-name="ro6">
          <table:table-cell office:value-type="float" office:value="11282" table:style-name="ce66">
            <text:p>11,28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3" table:style-name="ce66">
            <text:p>11,28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4" table:style-name="ce66">
            <text:p>11,28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5" table:style-name="ce66">
            <text:p>11,28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1" table:style-name="ce5"/>
          <table:table-cell table:style-name="ce8"/>
          <table:table-cell table:number-columns-repeated="4" table:style-name="ce5"/>
          <table:table-cell table:number-columns-repeated="16364"/>
        </table:table-row>
        <table:table-row table:style-name="ro6">
          <table:table-cell office:value-type="float" office:value="11286" table:style-name="ce66">
            <text:p>11,28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7" table:style-name="ce66">
            <text:p>11,28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8" table:style-name="ce66">
            <text:p>11,28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89" table:style-name="ce66">
            <text:p>11,28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90" table:style-name="ce66">
            <text:p>11,29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291" table:style-name="ce66">
            <text:p>11,291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1537" table:style-name="ce66">
            <text:p>11,53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6">
          <table:table-cell office:value-type="float" office:value="13195" table:style-name="ce66">
            <text:p>13,19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14408" table:style-name="ce66">
            <text:p>14,40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15240" table:style-name="ce66">
            <text:p>15,24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18163" table:style-name="ce66">
            <text:p>18,16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2" table:style-name="ce66">
            <text:p>21,76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4" table:style-name="ce66">
            <text:p>21,76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5" table:style-name="ce66">
            <text:p>21,76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6" table:style-name="ce66">
            <text:p>21,76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7" table:style-name="ce66">
            <text:p>21,76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8" table:style-name="ce66">
            <text:p>21,76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769" table:style-name="ce66">
            <text:p>21,76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4" table:style-name="ce5"/>
          <table:table-cell table:style-name="ce8"/>
          <table:table-cell table:style-name="ce5"/>
          <table:table-cell table:number-columns-repeated="16364"/>
        </table:table-row>
        <table:table-row table:style-name="ro3">
          <table:table-cell office:value-type="float" office:value="21770" table:style-name="ce66">
            <text:p>21,77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846" table:style-name="ce66">
            <text:p>21,84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style-name="ce5"/>
          <table:table-cell table:style-name="ce8"/>
          <table:table-cell table:number-columns-repeated="14" table:style-name="ce5"/>
          <table:table-cell table:number-columns-repeated="16364"/>
        </table:table-row>
        <table:table-row table:style-name="ro3">
          <table:table-cell office:value-type="float" office:value="21986" table:style-name="ce66">
            <text:p>21,98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987" table:style-name="ce66">
            <text:p>21,98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3" table:style-name="ce5"/>
          <table:table-cell table:style-name="ce8"/>
          <table:table-cell table:number-columns-repeated="2" table:style-name="ce5"/>
          <table:table-cell table:number-columns-repeated="16364"/>
        </table:table-row>
        <table:table-row table:style-name="ro3">
          <table:table-cell office:value-type="float" office:value="21988" table:style-name="ce66">
            <text:p>21,98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989" table:style-name="ce66">
            <text:p>21,98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10" table:style-name="ce5"/>
          <table:table-cell table:style-name="ce8"/>
          <table:table-cell table:number-columns-repeated="2" table:style-name="ce5"/>
          <table:table-cell table:number-columns-repeated="16364"/>
        </table:table-row>
        <table:table-row table:style-name="ro3">
          <table:table-cell office:value-type="float" office:value="21990" table:style-name="ce66">
            <text:p>21,99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991" table:style-name="ce66">
            <text:p>21,991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6" table:style-name="ce5"/>
          <table:table-cell table:style-name="ce8"/>
          <table:table-cell table:style-name="ce5"/>
          <table:table-cell table:style-name="ce8"/>
          <table:table-cell table:number-columns-repeated="4" table:style-name="ce5"/>
          <table:table-cell table:number-columns-repeated="16364"/>
        </table:table-row>
        <table:table-row table:style-name="ro3">
          <table:table-cell office:value-type="float" office:value="21992" table:style-name="ce66">
            <text:p>21,99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993" table:style-name="ce66">
            <text:p>21,99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4" table:style-name="ce5"/>
          <table:table-cell table:style-name="ce8"/>
          <table:table-cell table:style-name="ce5"/>
          <table:table-cell table:number-columns-repeated="16364"/>
        </table:table-row>
        <table:table-row table:style-name="ro3">
          <table:table-cell office:value-type="float" office:value="21994" table:style-name="ce66">
            <text:p>21,99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1995" table:style-name="ce66">
            <text:p>21,99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13" table:style-name="ce5"/>
          <table:table-cell table:number-columns-repeated="16364"/>
        </table:table-row>
        <table:table-row table:style-name="ro3">
          <table:table-cell office:value-type="float" office:value="22194" table:style-name="ce66">
            <text:p>22,19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195" table:style-name="ce66">
            <text:p>22,19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196" table:style-name="ce66">
            <text:p>22,19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578" table:style-name="ce66">
            <text:p>22,57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673" table:style-name="ce66">
            <text:p>22,67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674" table:style-name="ce66">
            <text:p>22,67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9" table:style-name="ce5"/>
          <table:table-cell table:style-name="ce8"/>
          <table:table-cell table:number-columns-repeated="4" table:style-name="ce5"/>
          <table:table-cell table:style-name="ce8"/>
          <table:table-cell table:style-name="ce5"/>
          <table:table-cell table:number-columns-repeated="16364"/>
        </table:table-row>
        <table:table-row table:style-name="ro3">
          <table:table-cell office:value-type="float" office:value="22679" table:style-name="ce66">
            <text:p>22,67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686" table:style-name="ce66">
            <text:p>22,68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4" table:style-name="ce5"/>
          <table:table-cell table:style-name="ce8"/>
          <table:table-cell table:style-name="ce5"/>
          <table:table-cell table:number-columns-repeated="16364"/>
        </table:table-row>
        <table:table-row table:style-name="ro3">
          <table:table-cell office:value-type="float" office:value="22813" table:style-name="ce66">
            <text:p>22,81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882" table:style-name="ce66">
            <text:p>22,88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4" table:style-name="ce5"/>
          <table:table-cell table:style-name="ce8"/>
          <table:table-cell table:style-name="ce5"/>
          <table:table-cell table:number-columns-repeated="16364"/>
        </table:table-row>
        <table:table-row table:style-name="ro3">
          <table:table-cell office:value-type="float" office:value="22898" table:style-name="ce66">
            <text:p>22,89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992" table:style-name="ce66">
            <text:p>22,99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2995" table:style-name="ce66">
            <text:p>22,99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013" table:style-name="ce66">
            <text:p>23,01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9" table:style-name="ce5"/>
          <table:table-cell table:style-name="ce8"/>
          <table:table-cell table:number-columns-repeated="6" table:style-name="ce5"/>
          <table:table-cell table:number-columns-repeated="16364"/>
        </table:table-row>
        <table:table-row table:style-name="ro3">
          <table:table-cell office:value-type="float" office:value="23040" table:style-name="ce66">
            <text:p>23,04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048" table:style-name="ce66">
            <text:p>23,04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2" table:style-name="ce5"/>
          <table:table-cell table:style-name="ce8"/>
          <table:table-cell table:number-columns-repeated="13" table:style-name="ce5"/>
          <table:table-cell table:number-columns-repeated="16364"/>
        </table:table-row>
        <table:table-row table:style-name="ro3">
          <table:table-cell office:value-type="float" office:value="23055" table:style-name="ce66">
            <text:p>23,05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063" table:style-name="ce66">
            <text:p>23,06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075" table:style-name="ce66">
            <text:p>23,07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202" table:style-name="ce66">
            <text:p>23,20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403" table:style-name="ce66">
            <text:p>23,40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525" table:style-name="ce66">
            <text:p>23,52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2" table:style-name="ce5"/>
          <table:table-cell table:style-name="ce8"/>
          <table:table-cell table:number-columns-repeated="3" table:style-name="ce5"/>
          <table:table-cell table:number-columns-repeated="16364"/>
        </table:table-row>
        <table:table-row table:style-name="ro3">
          <table:table-cell office:value-type="float" office:value="23599" table:style-name="ce66">
            <text:p>23,59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604" table:style-name="ce66">
            <text:p>23,60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854" table:style-name="ce66">
            <text:p>23,85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3948" table:style-name="ce66">
            <text:p>23,94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4130" table:style-name="ce66">
            <text:p>24,13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4424" table:style-name="ce66">
            <text:p>24,42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4469" table:style-name="ce66">
            <text:p>24,46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4503" table:style-name="ce66">
            <text:p>24,50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5000" table:style-name="ce66">
            <text:p>25,00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6270" table:style-name="ce66">
            <text:p>26,27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6530" table:style-name="ce66">
            <text:p>26,53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6577" table:style-name="ce66">
            <text:p>26,57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6709" table:style-name="ce66">
            <text:p>26,70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6951" table:style-name="ce66">
            <text:p>26,951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7259" table:style-name="ce66">
            <text:p>27,25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7807" table:style-name="ce66">
            <text:p>27,80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8881" table:style-name="ce66">
            <text:p>28,881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" table:style-name="ce5"/>
          <table:table-cell table:number-columns-repeated="16364"/>
        </table:table-row>
        <table:table-row table:style-name="ro3">
          <table:table-cell office:value-type="float" office:value="28882" table:style-name="ce66">
            <text:p>28,88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883" table:style-name="ce66">
            <text:p>28,88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2" table:style-name="ce66">
            <text:p>28,362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3" table:style-name="ce66">
            <text:p>28,363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4" table:style-name="ce66">
            <text:p>28,364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5" table:style-name="ce66">
            <text:p>28,365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6" table:style-name="ce66">
            <text:p>28,366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7" table:style-name="ce66">
            <text:p>28,367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8" table:style-name="ce66">
            <text:p>28,368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 table:style-name="ce6"/>
        </table:table-row>
        <table:table-row table:style-name="ro3">
          <table:table-cell office:value-type="float" office:value="28369" table:style-name="ce66">
            <text:p>28,369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/>
        </table:table-row>
        <table:table-row table:style-name="ro3">
          <table:table-cell office:value-type="float" office:value="28370" table:style-name="ce66">
            <text:p>28,370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\w</text:p>
          </table:table-cell>
          <table:table-cell office:value-type="string" table:style-name="ce18">
            <text:p>omicron_site</text:p>
          </table:table-cell>
          <table:table-cell table:number-columns-repeated="16380"/>
        </table:table-row>
        <table:table-row table:number-rows-repeated="1048478" table:style-name="ro3">
          <table:table-cell table:number-columns-repeated="16384"/>
        </table:table-row>
      </table:table>
      <table:table table:name="Fig5" table:style-name="ta2">
        <table:table-column table:style-name="co29" table:default-cell-style-name="ce1"/>
        <table:table-column table:style-name="co4" table:default-cell-style-name="ce45"/>
        <table:table-column table:style-name="co30" table:default-cell-style-name="ce45"/>
        <table:table-column table:style-name="co3" table:number-columns-repeated="16381" table:default-cell-style-name="ce1"/>
        <table:table-row table:style-name="ro1">
          <table:table-cell office:value-type="string" table:style-name="ce27">
            <text:p>Figure 5. Cases of Omicron VOC-21Nov-21 (B.1.1.529) in England by region as of 30 November 2021</text:p>
          </table:table-cell>
          <table:table-cell table:number-columns-repeated="2" table:style-name="ce45"/>
          <table:table-cell table:number-columns-repeated="16381"/>
        </table:table-row>
        <table:table-row table:style-name="ro3">
          <table:table-cell office:value-type="string" table:style-name="ce15">
            <text:p>This worksheet contains one table.</text:p>
          </table:table-cell>
          <table:table-cell table:number-columns-repeated="2" table:style-name="ce45"/>
          <table:table-cell table:number-columns-repeated="16381"/>
        </table:table-row>
        <table:table-row table:style-name="ro4">
          <table:table-cell office:value-type="string" table:style-name="ce11">
            <text:p>phec.name</text:p>
          </table:table-cell>
          <table:table-cell office:value-type="string" table:style-name="ce54">
            <text:p>specimen_date_sk</text:p>
          </table:table-cell>
          <table:table-cell office:value-type="string" table:style-name="ce54">
            <text:p>num_cases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3">
            <text:p>North West</text:p>
          </table:table-cell>
          <table:table-cell office:value-type="date" office:date-value="2021-11-24T00:00:00" table:style-name="ce67">
            <text:p>24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North West</text:p>
          </table:table-cell>
          <table:table-cell office:value-type="string" table:style-name="ce55">
            <text:p>NA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ast Midlands</text:p>
          </table:table-cell>
          <table:table-cell office:value-type="date" office:date-value="2021-11-20T00:00:00" table:style-name="ce67">
            <text:p>20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ast of England</text:p>
          </table:table-cell>
          <table:table-cell office:value-type="date" office:date-value="2021-11-21T00:00:00" table:style-name="ce67">
            <text:p>21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ast of England</text:p>
          </table:table-cell>
          <table:table-cell office:value-type="date" office:date-value="2021-11-22T00:00:00" table:style-name="ce67">
            <text:p>22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ast of England</text:p>
          </table:table-cell>
          <table:table-cell office:value-type="date" office:date-value="2021-11-25T00:00:00" table:style-name="ce67">
            <text:p>25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ast of England</text:p>
          </table:table-cell>
          <table:table-cell office:value-type="string" table:style-name="ce55">
            <text:p>NA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16T00:00:00" table:style-name="ce67">
            <text:p>16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0T00:00:00" table:style-name="ce67">
            <text:p>20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1T00:00:00" table:style-name="ce67">
            <text:p>21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2T00:00:00" table:style-name="ce67">
            <text:p>22/11/2021</text:p>
          </table:table-cell>
          <table:table-cell office:value-type="float" office:value="2" table:style-name="ce55">
            <text:p>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3T00:00:00" table:style-name="ce67">
            <text:p>23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4T00:00:00" table:style-name="ce67">
            <text:p>24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5T00:00:00" table:style-name="ce67">
            <text:p>25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6T00:00:00" table:style-name="ce67">
            <text:p>26/11/2021</text:p>
          </table:table-cell>
          <table:table-cell office:value-type="float" office:value="2" table:style-name="ce55">
            <text:p>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date" office:date-value="2021-11-27T00:00:00" table:style-name="ce67">
            <text:p>27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ondon</text:p>
          </table:table-cell>
          <table:table-cell office:value-type="string" table:style-name="ce55">
            <text:p>NA</text:p>
          </table:table-cell>
          <table:table-cell office:value-type="float" office:value="3" table:style-name="ce55">
            <text:p>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outh East</text:p>
          </table:table-cell>
          <table:table-cell office:value-type="date" office:date-value="2021-11-25T00:00:00" table:style-name="ce67">
            <text:p>25/11/2021</text:p>
          </table:table-cell>
          <table:table-cell office:value-type="float" office:value="1" table:style-name="ce55">
            <text:p>1</text:p>
          </table:table-cell>
          <table:table-cell table:number-columns-repeated="16381"/>
        </table:table-row>
        <table:table-row table:number-rows-repeated="1048555" table:style-name="ro3">
          <table:table-cell table:number-columns-repeated="16384"/>
        </table:table-row>
      </table:table>
      <table:table table:name="Fig6" table:style-name="ta1">
        <table:table-column table:style-name="co31" table:default-cell-style-name="ce1"/>
        <table:table-column table:style-name="co32" table:default-cell-style-name="ce45"/>
        <table:table-column table:style-name="co33" table:default-cell-style-name="ce45"/>
        <table:table-column table:style-name="co3" table:number-columns-repeated="16381" table:default-cell-style-name="ce1"/>
        <table:table-row table:style-name="ro1">
          <table:table-cell office:value-type="string" table:style-name="ce9">
            <text:p>Figure 6. Cases of Omicron VOC-21Nov-21 (B.1.1.529) in England by travel status as of 30 November 2021</text:p>
          </table:table-cell>
          <table:table-cell table:number-columns-repeated="2" table:style-name="ce69"/>
          <table:table-cell table:number-columns-repeated="16381" table:style-name="ce9"/>
        </table:table-row>
        <table:table-row table:style-name="ro3">
          <table:table-cell office:value-type="string" table:style-name="ce34">
            <text:p>This worksheet contains one table.</text:p>
          </table:table-cell>
          <table:table-cell table:number-columns-repeated="2" table:style-name="ce45"/>
          <table:table-cell table:number-columns-repeated="16381" table:style-name="ce1"/>
        </table:table-row>
        <table:table-row table:style-name="ro4">
          <table:table-cell office:value-type="string" table:style-name="ce11">
            <text:p>travel_status</text:p>
          </table:table-cell>
          <table:table-cell office:value-type="string" table:style-name="ce54">
            <text:p>specimen_date_sk</text:p>
          </table:table-cell>
          <table:table-cell office:value-type="string" table:style-name="ce54">
            <text:p>num_cases</text:p>
          </table:table-cell>
          <table:table-cell table:number-columns-repeated="16381" table:style-name="ce68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16T00:00:00" table:style-name="ce67">
            <text:p>16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0T00:00:00" table:style-name="ce67">
            <text:p>20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1T00:00:00" table:style-name="ce67">
            <text:p>21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2T00:00:00" table:style-name="ce67">
            <text:p>22/11/2021</text:p>
          </table:table-cell>
          <table:table-cell office:value-type="float" office:value="2" table:style-name="ce57">
            <text:p>2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3T00:00:00" table:style-name="ce67">
            <text:p>23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4T00:00:00" table:style-name="ce67">
            <text:p>24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Travelled to country of interest</text:p>
          </table:table-cell>
          <table:table-cell office:value-type="date" office:date-value="2021-11-26T00:00:00" table:style-name="ce67">
            <text:p>26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0T00:00:00" table:style-name="ce67">
            <text:p>20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1T00:00:00" table:style-name="ce67">
            <text:p>21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2T00:00:00" table:style-name="ce67">
            <text:p>22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4T00:00:00" table:style-name="ce67">
            <text:p>24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5T00:00:00" table:style-name="ce67">
            <text:p>25/11/2021</text:p>
          </table:table-cell>
          <table:table-cell office:value-type="float" office:value="3" table:style-name="ce57">
            <text:p>3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6T00:00:00" table:style-name="ce67">
            <text:p>26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date" office:date-value="2021-11-27T00:00:00" table:style-name="ce67">
            <text:p>27/11/2021</text:p>
          </table:table-cell>
          <table:table-cell office:value-type="float" office:value="1" table:style-name="ce57">
            <text:p>1</text:p>
          </table:table-cell>
          <table:table-cell table:style-name="ce22"/>
          <table:table-cell table:number-columns-repeated="16380"/>
        </table:table-row>
        <table:table-row table:style-name="ro3">
          <table:table-cell office:value-type="string" table:style-name="ce5">
            <text:p>Unknown</text:p>
          </table:table-cell>
          <table:table-cell office:value-type="string" table:style-name="ce57">
            <text:p>NA</text:p>
          </table:table-cell>
          <table:table-cell office:value-type="float" office:value="5" table:style-name="ce57">
            <text:p>5</text:p>
          </table:table-cell>
          <table:table-cell table:style-name="ce22"/>
          <table:table-cell table:number-columns-repeated="16380"/>
        </table:table-row>
        <table:table-row table:number-rows-repeated="3" table:style-name="ro3">
          <table:table-cell table:style-name="ce22"/>
          <table:table-cell table:number-columns-repeated="2" table:style-name="ce70"/>
          <table:table-cell table:style-name="ce22"/>
          <table:table-cell table:number-columns-repeated="16380"/>
        </table:table-row>
        <table:table-row table:number-rows-repeated="1048555" table:style-name="ro3">
          <table:table-cell table:number-columns-repeated="16384"/>
        </table:table-row>
      </table:table>
      <table:table table:name="Fig7" table:style-name="ta2">
        <table:table-column table:style-name="co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9">
            <text:p>Figure 7. Cases of Omicron VOC-21Nov-21 (B.1.1.529) in England by age and sex as of 30 November 2021</text:p>
          </table:table-cell>
          <table:table-cell table:number-columns-repeated="16383" table:style-name="ce9"/>
        </table:table-row>
        <table:table-row table:style-name="ro3">
          <table:table-cell office:value-type="string" table:style-name="ce34">
            <text:p>This worksheet contains one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1">
            <text:p>sex</text:p>
          </table:table-cell>
          <table:table-cell office:value-type="string" table:style-name="ce11">
            <text:p>age_group</text:p>
          </table:table-cell>
          <table:table-cell office:value-type="string" table:style-name="ce11">
            <text:p>case_def</text:p>
          </table:table-cell>
          <table:table-cell office:value-type="string" table:style-name="ce54">
            <text:p>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6">
            <text:p>10-19</text:p>
          </table:table-cell>
          <table:table-cell office:value-type="string" table:style-name="ce3">
            <text:p>Confirmed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string" table:style-name="ce3">
            <text:p>Confirmed</text:p>
          </table:table-cell>
          <table:table-cell office:value-type="float" office:value="-4" table:style-name="ce3">
            <text:p>-4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string" table:style-name="ce3">
            <text:p>Confirmed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string" table:style-name="ce3">
            <text:p>Confirmed</text:p>
          </table:table-cell>
          <table:table-cell office:value-type="float" office:value="-2" table:style-name="ce3">
            <text:p>-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string" table:style-name="ce3">
            <text:p>Confirmed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string" table:style-name="ce3">
            <text:p>Confirmed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string" table:style-name="ce3">
            <text:p>Confirmed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string" table:style-name="ce3">
            <text:p>Confirmed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string" table:style-name="ce3">
            <text:p>Confirmed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string" table:style-name="ce3">
            <text:p>Confirmed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string" table:style-name="ce3">
            <text:p>Confirmed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3">
          <table:table-cell table:number-columns-repeated="4" table:style-name="ce35"/>
          <table:table-cell table:number-columns-repeated="16380"/>
        </table:table-row>
        <table:table-row table:number-rows-repeated="1048561" table:style-name="ro3">
          <table:table-cell table:number-columns-repeated="16384"/>
        </table:table-row>
      </table:table>
      <table:table table:name="Fig8" table:style-name="ta2">
        <table:table-column table:style-name="co36" table:default-cell-style-name="ce18"/>
        <table:table-column table:style-name="co37" table:default-cell-style-name="ce18"/>
        <table:table-column table:style-name="co38" table:default-cell-style-name="ce66"/>
        <table:table-column table:style-name="co30" table:default-cell-style-name="ce66"/>
        <table:table-column table:style-name="co39" table:default-cell-style-name="ce18"/>
        <table:table-column table:style-name="co18" table:number-columns-repeated="2" table:default-cell-style-name="ce18"/>
        <table:table-column table:style-name="co40" table:default-cell-style-name="ce18"/>
        <table:table-column table:style-name="co18" table:number-columns-repeated="16376" table:default-cell-style-name="ce18"/>
        <table:table-row table:style-name="ro1">
          <table:table-cell office:value-type="string" table:style-name="ce28">
            <text:p>Figure 8. Coverage of TaqPath laboratories over time and by local authority, England as of 30 November 2021<text:s/></text:p>
          </table:table-cell>
          <table:table-cell table:style-name="ce18"/>
          <table:table-cell table:number-columns-repeated="2" table:style-name="ce66"/>
          <table:table-cell table:number-columns-repeated="16380" table:style-name="ce18"/>
        </table:table-row>
        <table:table-row table:style-name="ro3">
          <table:table-cell office:value-type="string" table:style-name="ce15">
            <text:p>This worksheet contains one table.</text:p>
          </table:table-cell>
          <table:table-cell table:style-name="ce18"/>
          <table:table-cell table:number-columns-repeated="2" table:style-name="ce66"/>
          <table:table-cell table:number-columns-repeated="16380" table:style-name="ce18"/>
        </table:table-row>
        <table:table-row table:style-name="ro4">
          <table:table-cell office:value-type="string" table:style-name="ce32">
            <text:p>ltla.code</text:p>
          </table:table-cell>
          <table:table-cell office:value-type="string" table:style-name="ce32">
            <text:p>ltla.name</text:p>
          </table:table-cell>
          <table:table-cell office:value-type="string" table:style-name="ce71">
            <text:p>tested</text:p>
          </table:table-cell>
          <table:table-cell office:value-type="string" table:style-name="ce71">
            <text:p>lighthouse</text:p>
          </table:table-cell>
          <table:table-cell office:value-type="string" table:style-name="ce62">
            <text:p>perc_tested</text:p>
          </table:table-cell>
          <table:table-cell table:style-name="ce21"/>
          <table:table-cell table:number-columns-repeated="14" table:style-name="ce20"/>
          <table:table-cell table:number-columns-repeated="16364" table:style-name="ce21"/>
        </table:table-row>
        <table:table-row table:style-name="ro3">
          <table:table-cell office:value-type="string" table:style-name="ce5">
            <text:p>E06000001</text:p>
          </table:table-cell>
          <table:table-cell office:value-type="string" table:style-name="ce5">
            <text:p>Hartlepool</text:p>
          </table:table-cell>
          <table:table-cell office:value-type="float" office:value="80842" table:style-name="ce72">
            <text:p>80,842</text:p>
          </table:table-cell>
          <table:table-cell office:value-type="float" office:value="58059" table:style-name="ce72">
            <text:p>58,059</text:p>
          </table:table-cell>
          <table:table-cell office:value-type="float" office:value="71.817869999999999" table:style-name="ce5">
            <text:p>71.81787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2</text:p>
          </table:table-cell>
          <table:table-cell office:value-type="string" table:style-name="ce5">
            <text:p>Middlesbrough</text:p>
          </table:table-cell>
          <table:table-cell office:value-type="float" office:value="158934" table:style-name="ce72">
            <text:p>158,934</text:p>
          </table:table-cell>
          <table:table-cell office:value-type="float" office:value="89656" table:style-name="ce72">
            <text:p>89,656</text:p>
          </table:table-cell>
          <table:table-cell office:value-type="float" office:value="56.41084" table:style-name="ce5">
            <text:p>56.41084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3</text:p>
          </table:table-cell>
          <table:table-cell office:value-type="string" table:style-name="ce5">
            <text:p>Redcar and Cleveland</text:p>
          </table:table-cell>
          <table:table-cell office:value-type="float" office:value="143855" table:style-name="ce72">
            <text:p>143,855</text:p>
          </table:table-cell>
          <table:table-cell office:value-type="float" office:value="87319" table:style-name="ce72">
            <text:p>87,319</text:p>
          </table:table-cell>
          <table:table-cell office:value-type="float" office:value="60.69932" table:style-name="ce5">
            <text:p>60.69932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4</text:p>
          </table:table-cell>
          <table:table-cell office:value-type="string" table:style-name="ce5">
            <text:p>Stockton-on-Tees</text:p>
          </table:table-cell>
          <table:table-cell office:value-type="float" office:value="172971" table:style-name="ce72">
            <text:p>172,971</text:p>
          </table:table-cell>
          <table:table-cell office:value-type="float" office:value="118597" table:style-name="ce72">
            <text:p>118,597</text:p>
          </table:table-cell>
          <table:table-cell office:value-type="float" office:value="68.564670000000007" table:style-name="ce5">
            <text:p>68.56467</text:p>
          </table:table-cell>
          <table:table-cell table:style-name="ce18"/>
          <table:table-cell table:number-columns-repeated="3" table:style-name="ce22"/>
          <table:table-cell table:number-columns-repeated="2" table:style-name="ce23"/>
          <table:table-cell table:number-columns-repeated="4" table:style-name="ce22"/>
          <table:table-cell table:style-name="ce23"/>
          <table:table-cell table:number-columns-repeated="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5</text:p>
          </table:table-cell>
          <table:table-cell office:value-type="string" table:style-name="ce5">
            <text:p>Darlington</text:p>
          </table:table-cell>
          <table:table-cell office:value-type="float" office:value="112777" table:style-name="ce72">
            <text:p>112,777</text:p>
          </table:table-cell>
          <table:table-cell office:value-type="float" office:value="64893" table:style-name="ce72">
            <text:p>64,893</text:p>
          </table:table-cell>
          <table:table-cell office:value-type="float" office:value="57.540990000000001" table:style-name="ce5">
            <text:p>57.54099</text:p>
          </table:table-cell>
          <table:table-cell table:style-name="ce18"/>
          <table:table-cell table:number-columns-repeated="3" table:style-name="ce22"/>
          <table:table-cell table:style-name="ce23"/>
          <table:table-cell table:number-columns-repeated="10" table:style-name="ce22"/>
          <table:table-cell table:number-columns-repeated="16364"/>
        </table:table-row>
        <table:table-row table:style-name="ro3">
          <table:table-cell office:value-type="string" table:style-name="ce5">
            <text:p>E06000006</text:p>
          </table:table-cell>
          <table:table-cell office:value-type="string" table:style-name="ce5">
            <text:p>Halton</text:p>
          </table:table-cell>
          <table:table-cell office:value-type="float" office:value="157839" table:style-name="ce72">
            <text:p>157,839</text:p>
          </table:table-cell>
          <table:table-cell office:value-type="float" office:value="66625" table:style-name="ce72">
            <text:p>66,625</text:p>
          </table:table-cell>
          <table:table-cell office:value-type="float" office:value="42.210729999999998" table:style-name="ce5">
            <text:p>42.21073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7</text:p>
          </table:table-cell>
          <table:table-cell office:value-type="string" table:style-name="ce5">
            <text:p>Warrington</text:p>
          </table:table-cell>
          <table:table-cell office:value-type="float" office:value="312147" table:style-name="ce72">
            <text:p>312,147</text:p>
          </table:table-cell>
          <table:table-cell office:value-type="float" office:value="112709" table:style-name="ce72">
            <text:p>112,709</text:p>
          </table:table-cell>
          <table:table-cell office:value-type="float" office:value="36.107669999999999" table:style-name="ce5">
            <text:p>36.10767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08</text:p>
          </table:table-cell>
          <table:table-cell office:value-type="string" table:style-name="ce5">
            <text:p>Blackburn with Darwen</text:p>
          </table:table-cell>
          <table:table-cell office:value-type="float" office:value="142324" table:style-name="ce72">
            <text:p>142,324</text:p>
          </table:table-cell>
          <table:table-cell office:value-type="float" office:value="67504" table:style-name="ce72">
            <text:p>67,504</text:p>
          </table:table-cell>
          <table:table-cell office:value-type="float" office:value="47.429810000000003" table:style-name="ce5">
            <text:p>47.42981</text:p>
          </table:table-cell>
          <table:table-cell table:style-name="ce18"/>
          <table:table-cell table:number-columns-repeated="7" table:style-name="ce22"/>
          <table:table-cell table:number-columns-repeated="2" table:style-name="ce23"/>
          <table:table-cell table:number-columns-repeated="5" table:style-name="ce22"/>
          <table:table-cell table:number-columns-repeated="16364"/>
        </table:table-row>
        <table:table-row table:style-name="ro3">
          <table:table-cell office:value-type="string" table:style-name="ce5">
            <text:p>E06000009</text:p>
          </table:table-cell>
          <table:table-cell office:value-type="string" table:style-name="ce5">
            <text:p>Blackpool</text:p>
          </table:table-cell>
          <table:table-cell office:value-type="float" office:value="197289" table:style-name="ce72">
            <text:p>197,289</text:p>
          </table:table-cell>
          <table:table-cell office:value-type="float" office:value="87927" table:style-name="ce72">
            <text:p>87,927</text:p>
          </table:table-cell>
          <table:table-cell office:value-type="float" office:value="44.567610000000002" table:style-name="ce5">
            <text:p>44.56761</text:p>
          </table:table-cell>
          <table:table-cell table:style-name="ce18"/>
          <table:table-cell table:number-columns-repeated="3" table:style-name="ce22"/>
          <table:table-cell table:style-name="ce23"/>
          <table:table-cell table:number-columns-repeated="10" table:style-name="ce22"/>
          <table:table-cell table:number-columns-repeated="16364"/>
        </table:table-row>
        <table:table-row table:style-name="ro3">
          <table:table-cell office:value-type="string" table:style-name="ce5">
            <text:p>E06000010</text:p>
          </table:table-cell>
          <table:table-cell office:value-type="string" table:style-name="ce5">
            <text:p>Kingston upon Hull, City of</text:p>
          </table:table-cell>
          <table:table-cell office:value-type="float" office:value="272845" table:style-name="ce72">
            <text:p>272,845</text:p>
          </table:table-cell>
          <table:table-cell office:value-type="float" office:value="155622" table:style-name="ce72">
            <text:p>155,622</text:p>
          </table:table-cell>
          <table:table-cell office:value-type="float" office:value="57.03678" table:style-name="ce5">
            <text:p>57.03678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1</text:p>
          </table:table-cell>
          <table:table-cell office:value-type="string" table:style-name="ce5">
            <text:p>East Riding of Yorkshire</text:p>
          </table:table-cell>
          <table:table-cell office:value-type="float" office:value="433913" table:style-name="ce72">
            <text:p>433,913</text:p>
          </table:table-cell>
          <table:table-cell office:value-type="float" office:value="210180" table:style-name="ce72">
            <text:p>210,180</text:p>
          </table:table-cell>
          <table:table-cell office:value-type="float" office:value="48.438279999999999" table:style-name="ce5">
            <text:p>48.43828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2</text:p>
          </table:table-cell>
          <table:table-cell office:value-type="string" table:style-name="ce5">
            <text:p>North East Lincolnshire</text:p>
          </table:table-cell>
          <table:table-cell office:value-type="float" office:value="139981" table:style-name="ce72">
            <text:p>139,981</text:p>
          </table:table-cell>
          <table:table-cell office:value-type="float" office:value="86205" table:style-name="ce72">
            <text:p>86,205</text:p>
          </table:table-cell>
          <table:table-cell office:value-type="float" office:value="61.583359999999999" table:style-name="ce5">
            <text:p>61.58336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3</text:p>
          </table:table-cell>
          <table:table-cell office:value-type="string" table:style-name="ce5">
            <text:p>North Lincolnshire</text:p>
          </table:table-cell>
          <table:table-cell office:value-type="float" office:value="164396" table:style-name="ce72">
            <text:p>164,396</text:p>
          </table:table-cell>
          <table:table-cell office:value-type="float" office:value="99735" table:style-name="ce72">
            <text:p>99,735</text:p>
          </table:table-cell>
          <table:table-cell office:value-type="float" office:value="60.667529999999999" table:style-name="ce5">
            <text:p>60.66753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4</text:p>
          </table:table-cell>
          <table:table-cell office:value-type="string" table:style-name="ce5">
            <text:p>York</text:p>
          </table:table-cell>
          <table:table-cell office:value-type="float" office:value="320070" table:style-name="ce72">
            <text:p>320,070</text:p>
          </table:table-cell>
          <table:table-cell office:value-type="float" office:value="118686" table:style-name="ce72">
            <text:p>118,686</text:p>
          </table:table-cell>
          <table:table-cell office:value-type="float" office:value="37.08126" table:style-name="ce5">
            <text:p>37.08126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5</text:p>
          </table:table-cell>
          <table:table-cell office:value-type="string" table:style-name="ce5">
            <text:p>Derby</text:p>
          </table:table-cell>
          <table:table-cell office:value-type="float" office:value="249555" table:style-name="ce72">
            <text:p>249,555</text:p>
          </table:table-cell>
          <table:table-cell office:value-type="float" office:value="105217" table:style-name="ce72">
            <text:p>105,217</text:p>
          </table:table-cell>
          <table:table-cell office:value-type="float" office:value="42.161850000000001" table:style-name="ce5">
            <text:p>42.16185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6</text:p>
          </table:table-cell>
          <table:table-cell office:value-type="string" table:style-name="ce5">
            <text:p>Leicester</text:p>
          </table:table-cell>
          <table:table-cell office:value-type="float" office:value="342191" table:style-name="ce72">
            <text:p>342,191</text:p>
          </table:table-cell>
          <table:table-cell office:value-type="float" office:value="133428" table:style-name="ce72">
            <text:p>133,428</text:p>
          </table:table-cell>
          <table:table-cell office:value-type="float" office:value="38.992260000000002" table:style-name="ce5">
            <text:p>38.99226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7</text:p>
          </table:table-cell>
          <table:table-cell office:value-type="string" table:style-name="ce5">
            <text:p>Rutland</text:p>
          </table:table-cell>
          <table:table-cell office:value-type="float" office:value="43232" table:style-name="ce72">
            <text:p>43,232</text:p>
          </table:table-cell>
          <table:table-cell office:value-type="float" office:value="18661" table:style-name="ce72">
            <text:p>18,661</text:p>
          </table:table-cell>
          <table:table-cell office:value-type="float" office:value="43.164790000000004" table:style-name="ce5">
            <text:p>43.16479</text:p>
          </table:table-cell>
          <table:table-cell table:style-name="ce18"/>
          <table:table-cell table:style-name="ce22"/>
          <table:table-cell table:style-name="ce23"/>
          <table:table-cell table:number-columns-repeated="12" table:style-name="ce22"/>
          <table:table-cell table:number-columns-repeated="16364"/>
        </table:table-row>
        <table:table-row table:style-name="ro3">
          <table:table-cell office:value-type="string" table:style-name="ce5">
            <text:p>E06000018</text:p>
          </table:table-cell>
          <table:table-cell office:value-type="string" table:style-name="ce5">
            <text:p>Nottingham</text:p>
          </table:table-cell>
          <table:table-cell office:value-type="float" office:value="307792" table:style-name="ce72">
            <text:p>307,792</text:p>
          </table:table-cell>
          <table:table-cell office:value-type="float" office:value="126394" table:style-name="ce72">
            <text:p>126,394</text:p>
          </table:table-cell>
          <table:table-cell office:value-type="float" office:value="41.064749999999997" table:style-name="ce5">
            <text:p>41.06475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19</text:p>
          </table:table-cell>
          <table:table-cell office:value-type="string" table:style-name="ce5">
            <text:p>Herefordshire, County of</text:p>
          </table:table-cell>
          <table:table-cell office:value-type="float" office:value="208601" table:style-name="ce72">
            <text:p>208,601</text:p>
          </table:table-cell>
          <table:table-cell office:value-type="float" office:value="101011" table:style-name="ce72">
            <text:p>101,011</text:p>
          </table:table-cell>
          <table:table-cell office:value-type="float" office:value="48.423070000000003" table:style-name="ce5">
            <text:p>48.42307</text:p>
          </table:table-cell>
          <table:table-cell table:style-name="ce18"/>
          <table:table-cell table:style-name="ce23"/>
          <table:table-cell table:number-columns-repeated="2" table:style-name="ce22"/>
          <table:table-cell table:style-name="ce23"/>
          <table:table-cell table:number-columns-repeated="6" table:style-name="ce22"/>
          <table:table-cell table:style-name="ce23"/>
          <table:table-cell table:number-columns-repeated="3" table:style-name="ce22"/>
          <table:table-cell table:number-columns-repeated="16364"/>
        </table:table-row>
        <table:table-row table:style-name="ro3">
          <table:table-cell office:value-type="string" table:style-name="ce5">
            <text:p>E06000020</text:p>
          </table:table-cell>
          <table:table-cell office:value-type="string" table:style-name="ce5">
            <text:p>Telford and Wrekin</text:p>
          </table:table-cell>
          <table:table-cell office:value-type="float" office:value="205588" table:style-name="ce72">
            <text:p>205,588</text:p>
          </table:table-cell>
          <table:table-cell office:value-type="float" office:value="114861" table:style-name="ce72">
            <text:p>114,861</text:p>
          </table:table-cell>
          <table:table-cell office:value-type="float" office:value="55.869509999999998" table:style-name="ce5">
            <text:p>55.86951</text:p>
          </table:table-cell>
          <table:table-cell table:style-name="ce18"/>
          <table:table-cell table:number-columns-repeated="9" table:style-name="ce22"/>
          <table:table-cell table:number-columns-repeated="2" table:style-name="ce23"/>
          <table:table-cell table:number-columns-repeated="3" table:style-name="ce22"/>
          <table:table-cell table:number-columns-repeated="16364"/>
        </table:table-row>
        <table:table-row table:style-name="ro3">
          <table:table-cell office:value-type="string" table:style-name="ce5">
            <text:p>E06000021</text:p>
          </table:table-cell>
          <table:table-cell office:value-type="string" table:style-name="ce5">
            <text:p>Stoke-on-Trent</text:p>
          </table:table-cell>
          <table:table-cell office:value-type="float" office:value="263849" table:style-name="ce72">
            <text:p>263,849</text:p>
          </table:table-cell>
          <table:table-cell office:value-type="float" office:value="142386" table:style-name="ce72">
            <text:p>142,386</text:p>
          </table:table-cell>
          <table:table-cell office:value-type="float" office:value="53.964959999999998" table:style-name="ce5">
            <text:p>53.96496</text:p>
          </table:table-cell>
          <table:table-cell table:style-name="ce18"/>
          <table:table-cell table:number-columns-repeated="8" table:style-name="ce22"/>
          <table:table-cell table:style-name="ce23"/>
          <table:table-cell table:number-columns-repeated="5" table:style-name="ce22"/>
          <table:table-cell table:number-columns-repeated="16364"/>
        </table:table-row>
        <table:table-row table:style-name="ro3">
          <table:table-cell office:value-type="string" table:style-name="ce5">
            <text:p>E06000022</text:p>
          </table:table-cell>
          <table:table-cell office:value-type="string" table:style-name="ce5">
            <text:p>Bath and North East Somerset</text:p>
          </table:table-cell>
          <table:table-cell office:value-type="float" office:value="229941" table:style-name="ce72">
            <text:p>229,941</text:p>
          </table:table-cell>
          <table:table-cell office:value-type="float" office:value="38639" table:style-name="ce72">
            <text:p>38,639</text:p>
          </table:table-cell>
          <table:table-cell office:value-type="float" office:value="16.803879999999999" table:style-name="ce5">
            <text:p>16.80388</text:p>
          </table:table-cell>
          <table:table-cell table:style-name="ce18"/>
          <table:table-cell table:style-name="ce23"/>
          <table:table-cell table:number-columns-repeated="5" table:style-name="ce22"/>
          <table:table-cell table:style-name="ce23"/>
          <table:table-cell table:number-columns-repeated="7" table:style-name="ce22"/>
          <table:table-cell table:number-columns-repeated="16364"/>
        </table:table-row>
        <table:table-row table:style-name="ro3">
          <table:table-cell office:value-type="string" table:style-name="ce5">
            <text:p>E06000023</text:p>
          </table:table-cell>
          <table:table-cell office:value-type="string" table:style-name="ce5">
            <text:p>Bristol, City of</text:p>
          </table:table-cell>
          <table:table-cell office:value-type="float" office:value="575009" table:style-name="ce72">
            <text:p>575,009</text:p>
          </table:table-cell>
          <table:table-cell office:value-type="float" office:value="92820" table:style-name="ce72">
            <text:p>92,820</text:p>
          </table:table-cell>
          <table:table-cell office:value-type="float" office:value="16.14236" table:style-name="ce5">
            <text:p>16.14236</text:p>
          </table:table-cell>
          <table:table-cell table:style-name="ce18"/>
          <table:table-cell table:number-columns-repeated="6" table:style-name="ce22"/>
          <table:table-cell table:style-name="ce23"/>
          <table:table-cell table:number-columns-repeated="7" table:style-name="ce22"/>
          <table:table-cell table:number-columns-repeated="16364"/>
        </table:table-row>
        <table:table-row table:style-name="ro3">
          <table:table-cell office:value-type="string" table:style-name="ce5">
            <text:p>E06000024</text:p>
          </table:table-cell>
          <table:table-cell office:value-type="string" table:style-name="ce5">
            <text:p>North Somerset</text:p>
          </table:table-cell>
          <table:table-cell office:value-type="float" office:value="267582" table:style-name="ce72">
            <text:p>267,582</text:p>
          </table:table-cell>
          <table:table-cell office:value-type="float" office:value="55559" table:style-name="ce72">
            <text:p>55,559</text:p>
          </table:table-cell>
          <table:table-cell office:value-type="float" office:value="20.763349999999999" table:style-name="ce5">
            <text:p>20.76335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25</text:p>
          </table:table-cell>
          <table:table-cell office:value-type="string" table:style-name="ce5">
            <text:p>South Gloucestershire</text:p>
          </table:table-cell>
          <table:table-cell office:value-type="float" office:value="330371" table:style-name="ce72">
            <text:p>330,371</text:p>
          </table:table-cell>
          <table:table-cell office:value-type="float" office:value="64001" table:style-name="ce72">
            <text:p>64,001</text:p>
          </table:table-cell>
          <table:table-cell office:value-type="float" office:value="19.37246" table:style-name="ce5">
            <text:p>19.37246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26</text:p>
          </table:table-cell>
          <table:table-cell office:value-type="string" table:style-name="ce5">
            <text:p>Plymouth</text:p>
          </table:table-cell>
          <table:table-cell office:value-type="float" office:value="331825" table:style-name="ce72">
            <text:p>331,825</text:p>
          </table:table-cell>
          <table:table-cell office:value-type="float" office:value="5046" table:style-name="ce72">
            <text:p>5,046</text:p>
          </table:table-cell>
          <table:table-cell office:value-type="float" office:value="1.5206809999999999" table:style-name="ce5">
            <text:p>1.520681</text:p>
          </table:table-cell>
          <table:table-cell table:style-name="ce18"/>
          <table:table-cell table:number-columns-repeated="6" table:style-name="ce22"/>
          <table:table-cell table:style-name="ce23"/>
          <table:table-cell table:number-columns-repeated="7" table:style-name="ce22"/>
          <table:table-cell table:number-columns-repeated="16364"/>
        </table:table-row>
        <table:table-row table:style-name="ro3">
          <table:table-cell office:value-type="string" table:style-name="ce5">
            <text:p>E06000027</text:p>
          </table:table-cell>
          <table:table-cell office:value-type="string" table:style-name="ce5">
            <text:p>Torbay</text:p>
          </table:table-cell>
          <table:table-cell office:value-type="float" office:value="193598" table:style-name="ce72">
            <text:p>193,598</text:p>
          </table:table-cell>
          <table:table-cell office:value-type="float" office:value="13649" table:style-name="ce72">
            <text:p>13,649</text:p>
          </table:table-cell>
          <table:table-cell office:value-type="float" office:value="7.0501760000000004" table:style-name="ce5">
            <text:p>7.050176</text:p>
          </table:table-cell>
          <table:table-cell table:style-name="ce18"/>
          <table:table-cell table:style-name="ce23"/>
          <table:table-cell table:number-columns-repeated="10" table:style-name="ce22"/>
          <table:table-cell table:style-name="ce23"/>
          <table:table-cell table:number-columns-repeated="2" table:style-name="ce22"/>
          <table:table-cell table:number-columns-repeated="16364"/>
        </table:table-row>
        <table:table-row table:style-name="ro3">
          <table:table-cell office:value-type="string" table:style-name="ce5">
            <text:p>E06000030</text:p>
          </table:table-cell>
          <table:table-cell office:value-type="string" table:style-name="ce5">
            <text:p>Swindon</text:p>
          </table:table-cell>
          <table:table-cell office:value-type="float" office:value="243594" table:style-name="ce72">
            <text:p>243,594</text:p>
          </table:table-cell>
          <table:table-cell office:value-type="float" office:value="49547" table:style-name="ce72">
            <text:p>49,547</text:p>
          </table:table-cell>
          <table:table-cell office:value-type="float" office:value="20.33999" table:style-name="ce5">
            <text:p>20.33999</text:p>
          </table:table-cell>
          <table:table-cell table:style-name="ce18"/>
          <table:table-cell table:number-columns-repeated="6" table:style-name="ce22"/>
          <table:table-cell table:style-name="ce23"/>
          <table:table-cell table:number-columns-repeated="7" table:style-name="ce22"/>
          <table:table-cell table:number-columns-repeated="16364"/>
        </table:table-row>
        <table:table-row table:style-name="ro3">
          <table:table-cell office:value-type="string" table:style-name="ce5">
            <text:p>E06000031</text:p>
          </table:table-cell>
          <table:table-cell office:value-type="string" table:style-name="ce5">
            <text:p>Peterborough</text:p>
          </table:table-cell>
          <table:table-cell office:value-type="float" office:value="220223" table:style-name="ce72">
            <text:p>220,223</text:p>
          </table:table-cell>
          <table:table-cell office:value-type="float" office:value="97839" table:style-name="ce72">
            <text:p>97,839</text:p>
          </table:table-cell>
          <table:table-cell office:value-type="float" office:value="44.427239999999998" table:style-name="ce5">
            <text:p>44.42724</text:p>
          </table:table-cell>
          <table:table-cell table:style-name="ce18"/>
          <table:table-cell table:style-name="ce23"/>
          <table:table-cell table:number-columns-repeated="13" table:style-name="ce22"/>
          <table:table-cell table:number-columns-repeated="16364"/>
        </table:table-row>
        <table:table-row table:style-name="ro3">
          <table:table-cell office:value-type="string" table:style-name="ce5">
            <text:p>E06000032</text:p>
          </table:table-cell>
          <table:table-cell office:value-type="string" table:style-name="ce5">
            <text:p>Luton</text:p>
          </table:table-cell>
          <table:table-cell office:value-type="float" office:value="248397" table:style-name="ce72">
            <text:p>248,397</text:p>
          </table:table-cell>
          <table:table-cell office:value-type="float" office:value="91980" table:style-name="ce72">
            <text:p>91,980</text:p>
          </table:table-cell>
          <table:table-cell office:value-type="float" office:value="37.029429999999998" table:style-name="ce5">
            <text:p>37.02943</text:p>
          </table:table-cell>
          <table:table-cell table:style-name="ce18"/>
          <table:table-cell table:number-columns-repeated="6" table:style-name="ce22"/>
          <table:table-cell table:style-name="ce23"/>
          <table:table-cell table:number-columns-repeated="7" table:style-name="ce22"/>
          <table:table-cell table:number-columns-repeated="16364"/>
        </table:table-row>
        <table:table-row table:style-name="ro3">
          <table:table-cell office:value-type="string" table:style-name="ce5">
            <text:p>E06000033</text:p>
          </table:table-cell>
          <table:table-cell office:value-type="string" table:style-name="ce5">
            <text:p>Southend-on-Sea</text:p>
          </table:table-cell>
          <table:table-cell office:value-type="float" office:value="187974" table:style-name="ce72">
            <text:p>187,974</text:p>
          </table:table-cell>
          <table:table-cell office:value-type="float" office:value="81575" table:style-name="ce72">
            <text:p>81,575</text:p>
          </table:table-cell>
          <table:table-cell office:value-type="float" office:value="43.39696" table:style-name="ce5">
            <text:p>43.39696</text:p>
          </table:table-cell>
          <table:table-cell table:style-name="ce18"/>
          <table:table-cell table:style-name="ce23"/>
          <table:table-cell table:number-columns-repeated="13" table:style-name="ce22"/>
          <table:table-cell table:number-columns-repeated="16364"/>
        </table:table-row>
        <table:table-row table:style-name="ro3">
          <table:table-cell office:value-type="string" table:style-name="ce5">
            <text:p>E06000034</text:p>
          </table:table-cell>
          <table:table-cell office:value-type="string" table:style-name="ce5">
            <text:p>Thurrock</text:p>
          </table:table-cell>
          <table:table-cell office:value-type="float" office:value="179640" table:style-name="ce72">
            <text:p>179,640</text:p>
          </table:table-cell>
          <table:table-cell office:value-type="float" office:value="58468" table:style-name="ce72">
            <text:p>58,468</text:p>
          </table:table-cell>
          <table:table-cell office:value-type="float" office:value="32.547319999999999" table:style-name="ce5">
            <text:p>32.54732</text:p>
          </table:table-cell>
          <table:table-cell table:style-name="ce18"/>
          <table:table-cell table:style-name="ce23"/>
          <table:table-cell table:number-columns-repeated="13" table:style-name="ce22"/>
          <table:table-cell table:number-columns-repeated="16364"/>
        </table:table-row>
        <table:table-row table:style-name="ro3">
          <table:table-cell office:value-type="string" table:style-name="ce5">
            <text:p>E06000035</text:p>
          </table:table-cell>
          <table:table-cell office:value-type="string" table:style-name="ce5">
            <text:p>Medway</text:p>
          </table:table-cell>
          <table:table-cell office:value-type="float" office:value="243814" table:style-name="ce72">
            <text:p>243,814</text:p>
          </table:table-cell>
          <table:table-cell office:value-type="float" office:value="97729" table:style-name="ce72">
            <text:p>97,729</text:p>
          </table:table-cell>
          <table:table-cell office:value-type="float" office:value="40.083419999999997" table:style-name="ce5">
            <text:p>40.08342</text:p>
          </table:table-cell>
          <table:table-cell table:style-name="ce18"/>
          <table:table-cell table:style-name="ce23"/>
          <table:table-cell table:number-columns-repeated="13" table:style-name="ce22"/>
          <table:table-cell table:number-columns-repeated="16364"/>
        </table:table-row>
        <table:table-row table:style-name="ro3">
          <table:table-cell office:value-type="string" table:style-name="ce5">
            <text:p>E06000036</text:p>
          </table:table-cell>
          <table:table-cell office:value-type="string" table:style-name="ce5">
            <text:p>Bracknell Forest</text:p>
          </table:table-cell>
          <table:table-cell office:value-type="float" office:value="142003" table:style-name="ce72">
            <text:p>142,003</text:p>
          </table:table-cell>
          <table:table-cell office:value-type="float" office:value="21568" table:style-name="ce72">
            <text:p>21,568</text:p>
          </table:table-cell>
          <table:table-cell office:value-type="float" office:value="15.188409999999999" table:style-name="ce5">
            <text:p>15.18841</text:p>
          </table:table-cell>
          <table:table-cell table:style-name="ce18"/>
          <table:table-cell table:number-columns-repeated="9" table:style-name="ce22"/>
          <table:table-cell table:style-name="ce23"/>
          <table:table-cell table:number-columns-repeated="4" table:style-name="ce22"/>
          <table:table-cell table:number-columns-repeated="16364"/>
        </table:table-row>
        <table:table-row table:style-name="ro3">
          <table:table-cell office:value-type="string" table:style-name="ce5">
            <text:p>E06000037</text:p>
          </table:table-cell>
          <table:table-cell office:value-type="string" table:style-name="ce5">
            <text:p>West Berkshire</text:p>
          </table:table-cell>
          <table:table-cell office:value-type="float" office:value="176041" table:style-name="ce72">
            <text:p>176,041</text:p>
          </table:table-cell>
          <table:table-cell office:value-type="float" office:value="30945" table:style-name="ce72">
            <text:p>30,945</text:p>
          </table:table-cell>
          <table:table-cell office:value-type="float" office:value="17.578289999999999" table:style-name="ce5">
            <text:p>17.57829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38</text:p>
          </table:table-cell>
          <table:table-cell office:value-type="string" table:style-name="ce5">
            <text:p>Reading</text:p>
          </table:table-cell>
          <table:table-cell office:value-type="float" office:value="215783" table:style-name="ce72">
            <text:p>215,783</text:p>
          </table:table-cell>
          <table:table-cell office:value-type="float" office:value="31927" table:style-name="ce72">
            <text:p>31,927</text:p>
          </table:table-cell>
          <table:table-cell office:value-type="float" office:value="14.79588" table:style-name="ce5">
            <text:p>14.79588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39</text:p>
          </table:table-cell>
          <table:table-cell office:value-type="string" table:style-name="ce5">
            <text:p>Slough</text:p>
          </table:table-cell>
          <table:table-cell office:value-type="float" office:value="167402" table:style-name="ce72">
            <text:p>167,402</text:p>
          </table:table-cell>
          <table:table-cell office:value-type="float" office:value="39898" table:style-name="ce72">
            <text:p>39,898</text:p>
          </table:table-cell>
          <table:table-cell office:value-type="float" office:value="23.833649999999999" table:style-name="ce5">
            <text:p>23.83365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40</text:p>
          </table:table-cell>
          <table:table-cell office:value-type="string" table:style-name="ce5">
            <text:p>Windsor and Maidenhead</text:p>
          </table:table-cell>
          <table:table-cell office:value-type="float" office:value="208515" table:style-name="ce72">
            <text:p>208,515</text:p>
          </table:table-cell>
          <table:table-cell office:value-type="float" office:value="39549" table:style-name="ce72">
            <text:p>39,549</text:p>
          </table:table-cell>
          <table:table-cell office:value-type="float" office:value="18.96698" table:style-name="ce5">
            <text:p>18.96698</text:p>
          </table:table-cell>
          <table:table-cell table:style-name="ce18"/>
          <table:table-cell table:number-columns-repeated="11" table:style-name="ce22"/>
          <table:table-cell table:style-name="ce23"/>
          <table:table-cell table:number-columns-repeated="2" table:style-name="ce22"/>
          <table:table-cell table:number-columns-repeated="16364"/>
        </table:table-row>
        <table:table-row table:style-name="ro3">
          <table:table-cell office:value-type="string" table:style-name="ce5">
            <text:p>E06000041</text:p>
          </table:table-cell>
          <table:table-cell office:value-type="string" table:style-name="ce5">
            <text:p>Wokingham</text:p>
          </table:table-cell>
          <table:table-cell office:value-type="float" office:value="211120" table:style-name="ce72">
            <text:p>211,120</text:p>
          </table:table-cell>
          <table:table-cell office:value-type="float" office:value="34344" table:style-name="ce72">
            <text:p>34,344</text:p>
          </table:table-cell>
          <table:table-cell office:value-type="float" office:value="16.267530000000001" table:style-name="ce5">
            <text:p>16.26753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42</text:p>
          </table:table-cell>
          <table:table-cell office:value-type="string" table:style-name="ce5">
            <text:p>Milton Keynes</text:p>
          </table:table-cell>
          <table:table-cell office:value-type="float" office:value="298293" table:style-name="ce72">
            <text:p>298,293</text:p>
          </table:table-cell>
          <table:table-cell office:value-type="float" office:value="140294" table:style-name="ce72">
            <text:p>140,294</text:p>
          </table:table-cell>
          <table:table-cell office:value-type="float" office:value="47.03228" table:style-name="ce5">
            <text:p>47.03228</text:p>
          </table:table-cell>
          <table:table-cell table:style-name="ce18"/>
          <table:table-cell table:number-columns-repeated="11" table:style-name="ce22"/>
          <table:table-cell table:style-name="ce23"/>
          <table:table-cell table:number-columns-repeated="2" table:style-name="ce22"/>
          <table:table-cell table:number-columns-repeated="16364"/>
        </table:table-row>
        <table:table-row table:style-name="ro3">
          <table:table-cell office:value-type="string" table:style-name="ce5">
            <text:p>E06000043</text:p>
          </table:table-cell>
          <table:table-cell office:value-type="string" table:style-name="ce5">
            <text:p>Brighton and Hove</text:p>
          </table:table-cell>
          <table:table-cell office:value-type="float" office:value="343552" table:style-name="ce72">
            <text:p>343,552</text:p>
          </table:table-cell>
          <table:table-cell office:value-type="float" office:value="49038" table:style-name="ce72">
            <text:p>49,038</text:p>
          </table:table-cell>
          <table:table-cell office:value-type="float" office:value="14.273820000000001" table:style-name="ce5">
            <text:p>14.27382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44</text:p>
          </table:table-cell>
          <table:table-cell office:value-type="string" table:style-name="ce5">
            <text:p>Portsmouth</text:p>
          </table:table-cell>
          <table:table-cell office:value-type="float" office:value="204255" table:style-name="ce72">
            <text:p>204,255</text:p>
          </table:table-cell>
          <table:table-cell office:value-type="float" office:value="23816" table:style-name="ce72">
            <text:p>23,816</text:p>
          </table:table-cell>
          <table:table-cell office:value-type="float" office:value="11.659929999999999" table:style-name="ce5">
            <text:p>11.65993</text:p>
          </table:table-cell>
          <table:table-cell table:style-name="ce18"/>
          <table:table-cell table:number-columns-repeated="12" table:style-name="ce22"/>
          <table:table-cell table:style-name="ce23"/>
          <table:table-cell table:style-name="ce22"/>
          <table:table-cell table:number-columns-repeated="16364"/>
        </table:table-row>
        <table:table-row table:style-name="ro3">
          <table:table-cell office:value-type="string" table:style-name="ce5">
            <text:p>E06000045</text:p>
          </table:table-cell>
          <table:table-cell office:value-type="string" table:style-name="ce5">
            <text:p>Southampton</text:p>
          </table:table-cell>
          <table:table-cell office:value-type="float" office:value="384422" table:style-name="ce72">
            <text:p>384,422</text:p>
          </table:table-cell>
          <table:table-cell office:value-type="float" office:value="71662" table:style-name="ce72">
            <text:p>71,662</text:p>
          </table:table-cell>
          <table:table-cell office:value-type="float" office:value="18.641490000000001" table:style-name="ce5">
            <text:p>18.64149</text:p>
          </table:table-cell>
          <table:table-cell table:style-name="ce18"/>
          <table:table-cell table:number-columns-repeated="14" table:style-name="ce22"/>
          <table:table-cell table:number-columns-repeated="16364"/>
        </table:table-row>
        <table:table-row table:style-name="ro3">
          <table:table-cell office:value-type="string" table:style-name="ce5">
            <text:p>E06000046</text:p>
          </table:table-cell>
          <table:table-cell office:value-type="string" table:style-name="ce5">
            <text:p>Isle of Wight</text:p>
          </table:table-cell>
          <table:table-cell office:value-type="float" office:value="147216" table:style-name="ce72">
            <text:p>147,216</text:p>
          </table:table-cell>
          <table:table-cell office:value-type="float" office:value="39447" table:style-name="ce72">
            <text:p>39,447</text:p>
          </table:table-cell>
          <table:table-cell office:value-type="float" office:value="26.79532" table:style-name="ce5">
            <text:p>26.79532</text:p>
          </table:table-cell>
          <table:table-cell table:style-name="ce18"/>
          <table:table-cell table:number-columns-repeated="2" table:style-name="ce24"/>
          <table:table-cell table:number-columns-repeated="16376" table:style-name="ce18"/>
        </table:table-row>
        <table:table-row table:style-name="ro3">
          <table:table-cell office:value-type="string" table:style-name="ce5">
            <text:p>E06000047</text:p>
          </table:table-cell>
          <table:table-cell office:value-type="string" table:style-name="ce5">
            <text:p>County Durham</text:p>
          </table:table-cell>
          <table:table-cell office:value-type="float" office:value="539843" table:style-name="ce72">
            <text:p>539,843</text:p>
          </table:table-cell>
          <table:table-cell office:value-type="float" office:value="340292" table:style-name="ce72">
            <text:p>340,292</text:p>
          </table:table-cell>
          <table:table-cell office:value-type="float" office:value="63.035359999999997" table:style-name="ce5">
            <text:p>63.03536</text:p>
          </table:table-cell>
          <table:table-cell table:style-name="ce18"/>
          <table:table-cell table:number-columns-repeated="2" table:style-name="ce24"/>
          <table:table-cell table:number-columns-repeated="16376" table:style-name="ce18"/>
        </table:table-row>
        <table:table-row table:style-name="ro3">
          <table:table-cell office:value-type="string" table:style-name="ce5">
            <text:p>E06000049</text:p>
          </table:table-cell>
          <table:table-cell office:value-type="string" table:style-name="ce5">
            <text:p>Cheshire East</text:p>
          </table:table-cell>
          <table:table-cell office:value-type="float" office:value="488260" table:style-name="ce72">
            <text:p>488,260</text:p>
          </table:table-cell>
          <table:table-cell office:value-type="float" office:value="230068" table:style-name="ce72">
            <text:p>230,068</text:p>
          </table:table-cell>
          <table:table-cell office:value-type="float" office:value="47.119979999999998" table:style-name="ce5">
            <text:p>47.119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0</text:p>
          </table:table-cell>
          <table:table-cell office:value-type="string" table:style-name="ce5">
            <text:p>Cheshire West and Chester</text:p>
          </table:table-cell>
          <table:table-cell office:value-type="float" office:value="423116" table:style-name="ce72">
            <text:p>423,116</text:p>
          </table:table-cell>
          <table:table-cell office:value-type="float" office:value="189560" table:style-name="ce72">
            <text:p>189,560</text:p>
          </table:table-cell>
          <table:table-cell office:value-type="float" office:value="44.80095" table:style-name="ce5">
            <text:p>44.8009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1</text:p>
          </table:table-cell>
          <table:table-cell office:value-type="string" table:style-name="ce5">
            <text:p>Shropshire</text:p>
          </table:table-cell>
          <table:table-cell office:value-type="float" office:value="390066" table:style-name="ce72">
            <text:p>390,066</text:p>
          </table:table-cell>
          <table:table-cell office:value-type="float" office:value="214882" table:style-name="ce72">
            <text:p>214,882</text:p>
          </table:table-cell>
          <table:table-cell office:value-type="float" office:value="55.088630000000002" table:style-name="ce5">
            <text:p>55.0886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2</text:p>
          </table:table-cell>
          <table:table-cell office:value-type="string" table:style-name="ce5">
            <text:p>Cornwall</text:p>
          </table:table-cell>
          <table:table-cell office:value-type="float" office:value="637515" table:style-name="ce72">
            <text:p>637,515</text:p>
          </table:table-cell>
          <table:table-cell office:value-type="float" office:value="9135" table:style-name="ce72">
            <text:p>9,135</text:p>
          </table:table-cell>
          <table:table-cell office:value-type="float" office:value="1.4329069999999999" table:style-name="ce5">
            <text:p>1.43290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3</text:p>
          </table:table-cell>
          <table:table-cell office:value-type="string" table:style-name="ce5">
            <text:p>Isles of Scilly</text:p>
          </table:table-cell>
          <table:table-cell office:value-type="float" office:value="1541" table:style-name="ce72">
            <text:p>1,541</text:p>
          </table:table-cell>
          <table:table-cell office:value-type="float" office:value="92" table:style-name="ce72">
            <text:p>92</text:p>
          </table:table-cell>
          <table:table-cell office:value-type="float" office:value="5.9701490000000002" table:style-name="ce5">
            <text:p>5.9701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4</text:p>
          </table:table-cell>
          <table:table-cell office:value-type="string" table:style-name="ce5">
            <text:p>Wiltshire</text:p>
          </table:table-cell>
          <table:table-cell office:value-type="float" office:value="561514" table:style-name="ce72">
            <text:p>561,514</text:p>
          </table:table-cell>
          <table:table-cell office:value-type="float" office:value="94752" table:style-name="ce72">
            <text:p>94,752</text:p>
          </table:table-cell>
          <table:table-cell office:value-type="float" office:value="16.874379999999999" table:style-name="ce5">
            <text:p>16.8743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5</text:p>
          </table:table-cell>
          <table:table-cell office:value-type="string" table:style-name="ce5">
            <text:p>Bedford</text:p>
          </table:table-cell>
          <table:table-cell office:value-type="float" office:value="218532" table:style-name="ce72">
            <text:p>218,532</text:p>
          </table:table-cell>
          <table:table-cell office:value-type="float" office:value="93519" table:style-name="ce72">
            <text:p>93,519</text:p>
          </table:table-cell>
          <table:table-cell office:value-type="float" office:value="42.79419" table:style-name="ce5">
            <text:p>42.7941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6</text:p>
          </table:table-cell>
          <table:table-cell office:value-type="string" table:style-name="ce5">
            <text:p>Central Bedfordshire</text:p>
          </table:table-cell>
          <table:table-cell office:value-type="float" office:value="316778" table:style-name="ce72">
            <text:p>316,778</text:p>
          </table:table-cell>
          <table:table-cell office:value-type="float" office:value="149393" table:style-name="ce72">
            <text:p>149,393</text:p>
          </table:table-cell>
          <table:table-cell office:value-type="float" office:value="47.160159999999998" table:style-name="ce5">
            <text:p>47.160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7</text:p>
          </table:table-cell>
          <table:table-cell office:value-type="string" table:style-name="ce5">
            <text:p>Northumberland</text:p>
          </table:table-cell>
          <table:table-cell office:value-type="float" office:value="349006" table:style-name="ce72">
            <text:p>349,006</text:p>
          </table:table-cell>
          <table:table-cell office:value-type="float" office:value="216289" table:style-name="ce72">
            <text:p>216,289</text:p>
          </table:table-cell>
          <table:table-cell office:value-type="float" office:value="61.972859999999997" table:style-name="ce5">
            <text:p>61.9728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8</text:p>
          </table:table-cell>
          <table:table-cell office:value-type="string" table:style-name="ce5">
            <text:p>Bournemouth, Christchurch and Poole</text:p>
          </table:table-cell>
          <table:table-cell office:value-type="float" office:value="552835" table:style-name="ce72">
            <text:p>552,835</text:p>
          </table:table-cell>
          <table:table-cell office:value-type="float" office:value="114845" table:style-name="ce72">
            <text:p>114,845</text:p>
          </table:table-cell>
          <table:table-cell office:value-type="float" office:value="20.77383" table:style-name="ce5">
            <text:p>20.7738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6000059</text:p>
          </table:table-cell>
          <table:table-cell office:value-type="string" table:style-name="ce5">
            <text:p>Dorset</text:p>
          </table:table-cell>
          <table:table-cell office:value-type="float" office:value="462316" table:style-name="ce72">
            <text:p>462,316</text:p>
          </table:table-cell>
          <table:table-cell office:value-type="float" office:value="85840" table:style-name="ce72">
            <text:p>85,840</text:p>
          </table:table-cell>
          <table:table-cell office:value-type="float" office:value="18.56739" table:style-name="ce5">
            <text:p>18.5673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4</text:p>
          </table:table-cell>
          <table:table-cell office:value-type="string" table:style-name="ce5">
            <text:p>Aylesbury Vale</text:p>
          </table:table-cell>
          <table:table-cell office:value-type="float" office:value="220781" table:style-name="ce72">
            <text:p>220,781</text:p>
          </table:table-cell>
          <table:table-cell office:value-type="float" office:value="88099" table:style-name="ce72">
            <text:p>88,099</text:p>
          </table:table-cell>
          <table:table-cell office:value-type="float" office:value="39.90334" table:style-name="ce5">
            <text:p>39.9033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5</text:p>
          </table:table-cell>
          <table:table-cell office:value-type="string" table:style-name="ce5">
            <text:p>Chiltern</text:p>
          </table:table-cell>
          <table:table-cell office:value-type="float" office:value="126142" table:style-name="ce72">
            <text:p>126,142</text:p>
          </table:table-cell>
          <table:table-cell office:value-type="float" office:value="44122" table:style-name="ce72">
            <text:p>44,122</text:p>
          </table:table-cell>
          <table:table-cell office:value-type="float" office:value="34.97804" table:style-name="ce5">
            <text:p>34.978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6</text:p>
          </table:table-cell>
          <table:table-cell office:value-type="string" table:style-name="ce5">
            <text:p>South Bucks</text:p>
          </table:table-cell>
          <table:table-cell office:value-type="float" office:value="96766" table:style-name="ce72">
            <text:p>96,766</text:p>
          </table:table-cell>
          <table:table-cell office:value-type="float" office:value="20403" table:style-name="ce72">
            <text:p>20,403</text:p>
          </table:table-cell>
          <table:table-cell office:value-type="float" office:value="21.084890000000001" table:style-name="ce5">
            <text:p>21.0848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7</text:p>
          </table:table-cell>
          <table:table-cell office:value-type="string" table:style-name="ce5">
            <text:p>Wycombe</text:p>
          </table:table-cell>
          <table:table-cell office:value-type="float" office:value="204618" table:style-name="ce72">
            <text:p>204,618</text:p>
          </table:table-cell>
          <table:table-cell office:value-type="float" office:value="79443" table:style-name="ce72">
            <text:p>79,443</text:p>
          </table:table-cell>
          <table:table-cell office:value-type="float" office:value="38.825029999999998" table:style-name="ce5">
            <text:p>38.8250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8</text:p>
          </table:table-cell>
          <table:table-cell office:value-type="string" table:style-name="ce5">
            <text:p>Cambridge</text:p>
          </table:table-cell>
          <table:table-cell office:value-type="float" office:value="207494" table:style-name="ce72">
            <text:p>207,494</text:p>
          </table:table-cell>
          <table:table-cell office:value-type="float" office:value="60387" table:style-name="ce72">
            <text:p>60,387</text:p>
          </table:table-cell>
          <table:table-cell office:value-type="float" office:value="29.103010000000001" table:style-name="ce5">
            <text:p>29.103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09</text:p>
          </table:table-cell>
          <table:table-cell office:value-type="string" table:style-name="ce5">
            <text:p>East Cambridgeshire</text:p>
          </table:table-cell>
          <table:table-cell office:value-type="float" office:value="101465" table:style-name="ce72">
            <text:p>101,465</text:p>
          </table:table-cell>
          <table:table-cell office:value-type="float" office:value="46310" table:style-name="ce72">
            <text:p>46,310</text:p>
          </table:table-cell>
          <table:table-cell office:value-type="float" office:value="45.641350000000003" table:style-name="ce5">
            <text:p>45.6413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10</text:p>
          </table:table-cell>
          <table:table-cell office:value-type="string" table:style-name="ce5">
            <text:p>Fenland</text:p>
          </table:table-cell>
          <table:table-cell office:value-type="float" office:value="102191" table:style-name="ce72">
            <text:p>102,191</text:p>
          </table:table-cell>
          <table:table-cell office:value-type="float" office:value="50931" table:style-name="ce72">
            <text:p>50,931</text:p>
          </table:table-cell>
          <table:table-cell office:value-type="float" office:value="49.839030000000001" table:style-name="ce5">
            <text:p>49.8390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11</text:p>
          </table:table-cell>
          <table:table-cell office:value-type="string" table:style-name="ce5">
            <text:p>Huntingdonshire</text:p>
          </table:table-cell>
          <table:table-cell office:value-type="float" office:value="185835" table:style-name="ce72">
            <text:p>185,835</text:p>
          </table:table-cell>
          <table:table-cell office:value-type="float" office:value="85485" table:style-name="ce72">
            <text:p>85,485</text:p>
          </table:table-cell>
          <table:table-cell office:value-type="float" office:value="46.000480000000003" table:style-name="ce5">
            <text:p>46.0004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12</text:p>
          </table:table-cell>
          <table:table-cell office:value-type="string" table:style-name="ce5">
            <text:p>South Cambridgeshire</text:p>
          </table:table-cell>
          <table:table-cell office:value-type="float" office:value="213620" table:style-name="ce72">
            <text:p>213,620</text:p>
          </table:table-cell>
          <table:table-cell office:value-type="float" office:value="83154" table:style-name="ce72">
            <text:p>83,154</text:p>
          </table:table-cell>
          <table:table-cell office:value-type="float" office:value="38.926130000000001" table:style-name="ce5">
            <text:p>38.9261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26</text:p>
          </table:table-cell>
          <table:table-cell office:value-type="string" table:style-name="ce5">
            <text:p>Allerdale</text:p>
          </table:table-cell>
          <table:table-cell office:value-type="float" office:value="115862" table:style-name="ce72">
            <text:p>115,862</text:p>
          </table:table-cell>
          <table:table-cell office:value-type="float" office:value="74727" table:style-name="ce72">
            <text:p>74,727</text:p>
          </table:table-cell>
          <table:table-cell office:value-type="float" office:value="64.496560000000002" table:style-name="ce5">
            <text:p>64.4965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27</text:p>
          </table:table-cell>
          <table:table-cell office:value-type="string" table:style-name="ce5">
            <text:p>Barrow-in-Furness</text:p>
          </table:table-cell>
          <table:table-cell office:value-type="float" office:value="82781" table:style-name="ce72">
            <text:p>82,781</text:p>
          </table:table-cell>
          <table:table-cell office:value-type="float" office:value="42848" table:style-name="ce72">
            <text:p>42,848</text:p>
          </table:table-cell>
          <table:table-cell office:value-type="float" office:value="51.760669999999998" table:style-name="ce5">
            <text:p>51.7606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28</text:p>
          </table:table-cell>
          <table:table-cell office:value-type="string" table:style-name="ce5">
            <text:p>Carlisle</text:p>
          </table:table-cell>
          <table:table-cell office:value-type="float" office:value="108004" table:style-name="ce72">
            <text:p>108,004</text:p>
          </table:table-cell>
          <table:table-cell office:value-type="float" office:value="58950" table:style-name="ce72">
            <text:p>58,950</text:p>
          </table:table-cell>
          <table:table-cell office:value-type="float" office:value="54.581310000000002" table:style-name="ce5">
            <text:p>54.5813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29</text:p>
          </table:table-cell>
          <table:table-cell office:value-type="string" table:style-name="ce5">
            <text:p>Copeland</text:p>
          </table:table-cell>
          <table:table-cell office:value-type="float" office:value="81884" table:style-name="ce72">
            <text:p>81,884</text:p>
          </table:table-cell>
          <table:table-cell office:value-type="float" office:value="49975" table:style-name="ce72">
            <text:p>49,975</text:p>
          </table:table-cell>
          <table:table-cell office:value-type="float" office:value="61.031460000000003" table:style-name="ce5">
            <text:p>61.0314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0</text:p>
          </table:table-cell>
          <table:table-cell office:value-type="string" table:style-name="ce5">
            <text:p>Eden</text:p>
          </table:table-cell>
          <table:table-cell office:value-type="float" office:value="48567" table:style-name="ce72">
            <text:p>48,567</text:p>
          </table:table-cell>
          <table:table-cell office:value-type="float" office:value="27794" table:style-name="ce72">
            <text:p>27,794</text:p>
          </table:table-cell>
          <table:table-cell office:value-type="float" office:value="57.228160000000003" table:style-name="ce5">
            <text:p>57.228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1</text:p>
          </table:table-cell>
          <table:table-cell office:value-type="string" table:style-name="ce5">
            <text:p>South Lakeland</text:p>
          </table:table-cell>
          <table:table-cell office:value-type="float" office:value="109142" table:style-name="ce72">
            <text:p>109,142</text:p>
          </table:table-cell>
          <table:table-cell office:value-type="float" office:value="54174" table:style-name="ce72">
            <text:p>54,174</text:p>
          </table:table-cell>
          <table:table-cell office:value-type="float" office:value="49.636249999999997" table:style-name="ce5">
            <text:p>49.636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2</text:p>
          </table:table-cell>
          <table:table-cell office:value-type="string" table:style-name="ce5">
            <text:p>Amber Valley</text:p>
          </table:table-cell>
          <table:table-cell office:value-type="float" office:value="121662" table:style-name="ce72">
            <text:p>121,662</text:p>
          </table:table-cell>
          <table:table-cell office:value-type="float" office:value="58445" table:style-name="ce72">
            <text:p>58,445</text:p>
          </table:table-cell>
          <table:table-cell office:value-type="float" office:value="48.038829999999997" table:style-name="ce5">
            <text:p>48.0388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3</text:p>
          </table:table-cell>
          <table:table-cell office:value-type="string" table:style-name="ce5">
            <text:p>Bolsover</text:p>
          </table:table-cell>
          <table:table-cell office:value-type="float" office:value="82524" table:style-name="ce72">
            <text:p>82,524</text:p>
          </table:table-cell>
          <table:table-cell office:value-type="float" office:value="42695" table:style-name="ce72">
            <text:p>42,695</text:p>
          </table:table-cell>
          <table:table-cell office:value-type="float" office:value="51.736460000000001" table:style-name="ce5">
            <text:p>51.7364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4</text:p>
          </table:table-cell>
          <table:table-cell office:value-type="string" table:style-name="ce5">
            <text:p>Chesterfield</text:p>
          </table:table-cell>
          <table:table-cell office:value-type="float" office:value="104322" table:style-name="ce72">
            <text:p>104,322</text:p>
          </table:table-cell>
          <table:table-cell office:value-type="float" office:value="66212" table:style-name="ce72">
            <text:p>66,212</text:p>
          </table:table-cell>
          <table:table-cell office:value-type="float" office:value="63.468879999999999" table:style-name="ce5">
            <text:p>63.4688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5</text:p>
          </table:table-cell>
          <table:table-cell office:value-type="string" table:style-name="ce5">
            <text:p>Derbyshire Dales</text:p>
          </table:table-cell>
          <table:table-cell office:value-type="float" office:value="67437" table:style-name="ce72">
            <text:p>67,437</text:p>
          </table:table-cell>
          <table:table-cell office:value-type="float" office:value="32931" table:style-name="ce72">
            <text:p>32,931</text:p>
          </table:table-cell>
          <table:table-cell office:value-type="float" office:value="48.832239999999999" table:style-name="ce5">
            <text:p>48.832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6</text:p>
          </table:table-cell>
          <table:table-cell office:value-type="string" table:style-name="ce5">
            <text:p>Erewash</text:p>
          </table:table-cell>
          <table:table-cell office:value-type="float" office:value="107582" table:style-name="ce72">
            <text:p>107,582</text:p>
          </table:table-cell>
          <table:table-cell office:value-type="float" office:value="50465" table:style-name="ce72">
            <text:p>50,465</text:p>
          </table:table-cell>
          <table:table-cell office:value-type="float" office:value="46.9084" table:style-name="ce5">
            <text:p>46.908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7</text:p>
          </table:table-cell>
          <table:table-cell office:value-type="string" table:style-name="ce5">
            <text:p>High Peak</text:p>
          </table:table-cell>
          <table:table-cell office:value-type="float" office:value="101767" table:style-name="ce72">
            <text:p>101,767</text:p>
          </table:table-cell>
          <table:table-cell office:value-type="float" office:value="57982" table:style-name="ce72">
            <text:p>57,982</text:p>
          </table:table-cell>
          <table:table-cell office:value-type="float" office:value="56.975250000000003" table:style-name="ce5">
            <text:p>56.975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8</text:p>
          </table:table-cell>
          <table:table-cell office:value-type="string" table:style-name="ce5">
            <text:p>North East Derbyshire</text:p>
          </table:table-cell>
          <table:table-cell office:value-type="float" office:value="95674" table:style-name="ce72">
            <text:p>95,674</text:p>
          </table:table-cell>
          <table:table-cell office:value-type="float" office:value="56242" table:style-name="ce72">
            <text:p>56,242</text:p>
          </table:table-cell>
          <table:table-cell office:value-type="float" office:value="58.785040000000002" table:style-name="ce5">
            <text:p>58.785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39</text:p>
          </table:table-cell>
          <table:table-cell office:value-type="string" table:style-name="ce5">
            <text:p>South Derbyshire</text:p>
          </table:table-cell>
          <table:table-cell office:value-type="float" office:value="111662" table:style-name="ce72">
            <text:p>111,662</text:p>
          </table:table-cell>
          <table:table-cell office:value-type="float" office:value="50943" table:style-name="ce72">
            <text:p>50,943</text:p>
          </table:table-cell>
          <table:table-cell office:value-type="float" office:value="45.622500000000002" table:style-name="ce5">
            <text:p>45.62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0</text:p>
          </table:table-cell>
          <table:table-cell office:value-type="string" table:style-name="ce5">
            <text:p>East Devon</text:p>
          </table:table-cell>
          <table:table-cell office:value-type="float" office:value="200200" table:style-name="ce72">
            <text:p>200,200</text:p>
          </table:table-cell>
          <table:table-cell office:value-type="float" office:value="14337" table:style-name="ce72">
            <text:p>14,337</text:p>
          </table:table-cell>
          <table:table-cell office:value-type="float" office:value="7.1613389999999999" table:style-name="ce5">
            <text:p>7.16133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1</text:p>
          </table:table-cell>
          <table:table-cell office:value-type="string" table:style-name="ce5">
            <text:p>Exeter</text:p>
          </table:table-cell>
          <table:table-cell office:value-type="float" office:value="194356" table:style-name="ce72">
            <text:p>194,356</text:p>
          </table:table-cell>
          <table:table-cell office:value-type="float" office:value="11067" table:style-name="ce72">
            <text:p>11,067</text:p>
          </table:table-cell>
          <table:table-cell office:value-type="float" office:value="5.6941899999999999" table:style-name="ce5">
            <text:p>5.6941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2</text:p>
          </table:table-cell>
          <table:table-cell office:value-type="string" table:style-name="ce5">
            <text:p>Mid Devon</text:p>
          </table:table-cell>
          <table:table-cell office:value-type="float" office:value="99110" table:style-name="ce72">
            <text:p>99,110</text:p>
          </table:table-cell>
          <table:table-cell office:value-type="float" office:value="11440" table:style-name="ce72">
            <text:p>11,440</text:p>
          </table:table-cell>
          <table:table-cell office:value-type="float" office:value="11.542730000000001" table:style-name="ce5">
            <text:p>11.5427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3</text:p>
          </table:table-cell>
          <table:table-cell office:value-type="string" table:style-name="ce5">
            <text:p>North Devon</text:p>
          </table:table-cell>
          <table:table-cell office:value-type="float" office:value="128420" table:style-name="ce72">
            <text:p>128,420</text:p>
          </table:table-cell>
          <table:table-cell office:value-type="float" office:value="9659" table:style-name="ce72">
            <text:p>9,659</text:p>
          </table:table-cell>
          <table:table-cell office:value-type="float" office:value="7.521414" table:style-name="ce5">
            <text:p>7.52141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4</text:p>
          </table:table-cell>
          <table:table-cell office:value-type="string" table:style-name="ce5">
            <text:p>South Hams</text:p>
          </table:table-cell>
          <table:table-cell office:value-type="float" office:value="100072" table:style-name="ce72">
            <text:p>100,072</text:p>
          </table:table-cell>
          <table:table-cell office:value-type="float" office:value="5156" table:style-name="ce72">
            <text:p>5,156</text:p>
          </table:table-cell>
          <table:table-cell office:value-type="float" office:value="5.1522899999999998" table:style-name="ce5">
            <text:p>5.152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5</text:p>
          </table:table-cell>
          <table:table-cell office:value-type="string" table:style-name="ce5">
            <text:p>Teignbridge</text:p>
          </table:table-cell>
          <table:table-cell office:value-type="float" office:value="178250" table:style-name="ce72">
            <text:p>178,250</text:p>
          </table:table-cell>
          <table:table-cell office:value-type="float" office:value="12806" table:style-name="ce72">
            <text:p>12,806</text:p>
          </table:table-cell>
          <table:table-cell office:value-type="float" office:value="7.1842920000000001" table:style-name="ce5">
            <text:p>7.18429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6</text:p>
          </table:table-cell>
          <table:table-cell office:value-type="string" table:style-name="ce5">
            <text:p>Torridge</text:p>
          </table:table-cell>
          <table:table-cell office:value-type="float" office:value="91973" table:style-name="ce72">
            <text:p>91,973</text:p>
          </table:table-cell>
          <table:table-cell office:value-type="float" office:value="8284" table:style-name="ce72">
            <text:p>8,284</text:p>
          </table:table-cell>
          <table:table-cell office:value-type="float" office:value="9.0069909999999993" table:style-name="ce5">
            <text:p>9.00699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47</text:p>
          </table:table-cell>
          <table:table-cell office:value-type="string" table:style-name="ce5">
            <text:p>West Devon</text:p>
          </table:table-cell>
          <table:table-cell office:value-type="float" office:value="68050" table:style-name="ce72">
            <text:p>68,050</text:p>
          </table:table-cell>
          <table:table-cell office:value-type="float" office:value="2869" table:style-name="ce72">
            <text:p>2,869</text:p>
          </table:table-cell>
          <table:table-cell office:value-type="float" office:value="4.216018" table:style-name="ce5">
            <text:p>4.21601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1</text:p>
          </table:table-cell>
          <table:table-cell office:value-type="string" table:style-name="ce5">
            <text:p>Eastbourne</text:p>
          </table:table-cell>
          <table:table-cell office:value-type="float" office:value="122864" table:style-name="ce72">
            <text:p>122,864</text:p>
          </table:table-cell>
          <table:table-cell office:value-type="float" office:value="19468" table:style-name="ce72">
            <text:p>19,468</text:p>
          </table:table-cell>
          <table:table-cell office:value-type="float" office:value="15.84516" table:style-name="ce5">
            <text:p>15.845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2</text:p>
          </table:table-cell>
          <table:table-cell office:value-type="string" table:style-name="ce5">
            <text:p>Hastings</text:p>
          </table:table-cell>
          <table:table-cell office:value-type="float" office:value="102832" table:style-name="ce72">
            <text:p>102,832</text:p>
          </table:table-cell>
          <table:table-cell office:value-type="float" office:value="19164" table:style-name="ce72">
            <text:p>19,164</text:p>
          </table:table-cell>
          <table:table-cell office:value-type="float" office:value="18.636220000000002" table:style-name="ce5">
            <text:p>18.636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3</text:p>
          </table:table-cell>
          <table:table-cell office:value-type="string" table:style-name="ce5">
            <text:p>Lewes</text:p>
          </table:table-cell>
          <table:table-cell office:value-type="float" office:value="112880" table:style-name="ce72">
            <text:p>112,880</text:p>
          </table:table-cell>
          <table:table-cell office:value-type="float" office:value="21082" table:style-name="ce72">
            <text:p>21,082</text:p>
          </table:table-cell>
          <table:table-cell office:value-type="float" office:value="18.676469999999998" table:style-name="ce5">
            <text:p>18.6764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4</text:p>
          </table:table-cell>
          <table:table-cell office:value-type="string" table:style-name="ce5">
            <text:p>Rother</text:p>
          </table:table-cell>
          <table:table-cell office:value-type="float" office:value="103779" table:style-name="ce72">
            <text:p>103,779</text:p>
          </table:table-cell>
          <table:table-cell office:value-type="float" office:value="17736" table:style-name="ce72">
            <text:p>17,736</text:p>
          </table:table-cell>
          <table:table-cell office:value-type="float" office:value="17.090160000000001" table:style-name="ce5">
            <text:p>17.090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5</text:p>
          </table:table-cell>
          <table:table-cell office:value-type="string" table:style-name="ce5">
            <text:p>Wealden</text:p>
          </table:table-cell>
          <table:table-cell office:value-type="float" office:value="176382" table:style-name="ce72">
            <text:p>176,382</text:p>
          </table:table-cell>
          <table:table-cell office:value-type="float" office:value="30315" table:style-name="ce72">
            <text:p>30,315</text:p>
          </table:table-cell>
          <table:table-cell office:value-type="float" office:value="17.18713" table:style-name="ce5">
            <text:p>17.1871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6</text:p>
          </table:table-cell>
          <table:table-cell office:value-type="string" table:style-name="ce5">
            <text:p>Basildon</text:p>
          </table:table-cell>
          <table:table-cell office:value-type="float" office:value="183327" table:style-name="ce72">
            <text:p>183,327</text:p>
          </table:table-cell>
          <table:table-cell office:value-type="float" office:value="78521" table:style-name="ce72">
            <text:p>78,521</text:p>
          </table:table-cell>
          <table:table-cell office:value-type="float" office:value="42.831119999999999" table:style-name="ce5">
            <text:p>42.8311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7</text:p>
          </table:table-cell>
          <table:table-cell office:value-type="string" table:style-name="ce5">
            <text:p>Braintree</text:p>
          </table:table-cell>
          <table:table-cell office:value-type="float" office:value="149264" table:style-name="ce72">
            <text:p>149,264</text:p>
          </table:table-cell>
          <table:table-cell office:value-type="float" office:value="75481" table:style-name="ce72">
            <text:p>75,481</text:p>
          </table:table-cell>
          <table:table-cell office:value-type="float" office:value="50.56879" table:style-name="ce5">
            <text:p>50.5687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8</text:p>
          </table:table-cell>
          <table:table-cell office:value-type="string" table:style-name="ce5">
            <text:p>Brentwood</text:p>
          </table:table-cell>
          <table:table-cell office:value-type="float" office:value="99644" table:style-name="ce72">
            <text:p>99,644</text:p>
          </table:table-cell>
          <table:table-cell office:value-type="float" office:value="33535" table:style-name="ce72">
            <text:p>33,535</text:p>
          </table:table-cell>
          <table:table-cell office:value-type="float" office:value="33.654809999999998" table:style-name="ce5">
            <text:p>33.6548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69</text:p>
          </table:table-cell>
          <table:table-cell office:value-type="string" table:style-name="ce5">
            <text:p>Castle Point</text:p>
          </table:table-cell>
          <table:table-cell office:value-type="float" office:value="82414" table:style-name="ce72">
            <text:p>82,414</text:p>
          </table:table-cell>
          <table:table-cell office:value-type="float" office:value="36002" table:style-name="ce72">
            <text:p>36,002</text:p>
          </table:table-cell>
          <table:table-cell office:value-type="float" office:value="43.684330000000003" table:style-name="ce5">
            <text:p>43.6843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0</text:p>
          </table:table-cell>
          <table:table-cell office:value-type="string" table:style-name="ce5">
            <text:p>Chelmsford</text:p>
          </table:table-cell>
          <table:table-cell office:value-type="float" office:value="186336" table:style-name="ce72">
            <text:p>186,336</text:p>
          </table:table-cell>
          <table:table-cell office:value-type="float" office:value="92511" table:style-name="ce72">
            <text:p>92,511</text:p>
          </table:table-cell>
          <table:table-cell office:value-type="float" office:value="49.647410000000001" table:style-name="ce5">
            <text:p>49.6474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1</text:p>
          </table:table-cell>
          <table:table-cell office:value-type="string" table:style-name="ce5">
            <text:p>Colchester</text:p>
          </table:table-cell>
          <table:table-cell office:value-type="float" office:value="226393" table:style-name="ce72">
            <text:p>226,393</text:p>
          </table:table-cell>
          <table:table-cell office:value-type="float" office:value="109171" table:style-name="ce72">
            <text:p>109,171</text:p>
          </table:table-cell>
          <table:table-cell office:value-type="float" office:value="48.221899999999998" table:style-name="ce5">
            <text:p>48.221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2</text:p>
          </table:table-cell>
          <table:table-cell office:value-type="string" table:style-name="ce5">
            <text:p>Epping Forest</text:p>
          </table:table-cell>
          <table:table-cell office:value-type="float" office:value="150963" table:style-name="ce72">
            <text:p>150,963</text:p>
          </table:table-cell>
          <table:table-cell office:value-type="float" office:value="41171" table:style-name="ce72">
            <text:p>41,171</text:p>
          </table:table-cell>
          <table:table-cell office:value-type="float" office:value="27.27225" table:style-name="ce5">
            <text:p>27.272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3</text:p>
          </table:table-cell>
          <table:table-cell office:value-type="string" table:style-name="ce5">
            <text:p>Harlow</text:p>
          </table:table-cell>
          <table:table-cell office:value-type="float" office:value="95336" table:style-name="ce72">
            <text:p>95,336</text:p>
          </table:table-cell>
          <table:table-cell office:value-type="float" office:value="32996" table:style-name="ce72">
            <text:p>32,996</text:p>
          </table:table-cell>
          <table:table-cell office:value-type="float" office:value="34.610219999999998" table:style-name="ce5">
            <text:p>34.610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4</text:p>
          </table:table-cell>
          <table:table-cell office:value-type="string" table:style-name="ce5">
            <text:p>Maldon</text:p>
          </table:table-cell>
          <table:table-cell office:value-type="float" office:value="57788" table:style-name="ce72">
            <text:p>57,788</text:p>
          </table:table-cell>
          <table:table-cell office:value-type="float" office:value="28137" table:style-name="ce72">
            <text:p>28,137</text:p>
          </table:table-cell>
          <table:table-cell office:value-type="float" office:value="48.690040000000003" table:style-name="ce5">
            <text:p>48.690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5</text:p>
          </table:table-cell>
          <table:table-cell office:value-type="string" table:style-name="ce5">
            <text:p>Rochford</text:p>
          </table:table-cell>
          <table:table-cell office:value-type="float" office:value="78708" table:style-name="ce72">
            <text:p>78,708</text:p>
          </table:table-cell>
          <table:table-cell office:value-type="float" office:value="36436" table:style-name="ce72">
            <text:p>36,436</text:p>
          </table:table-cell>
          <table:table-cell office:value-type="float" office:value="46.292630000000003" table:style-name="ce5">
            <text:p>46.2926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6</text:p>
          </table:table-cell>
          <table:table-cell office:value-type="string" table:style-name="ce5">
            <text:p>Tendring</text:p>
          </table:table-cell>
          <table:table-cell office:value-type="float" office:value="172726" table:style-name="ce72">
            <text:p>172,726</text:p>
          </table:table-cell>
          <table:table-cell office:value-type="float" office:value="80793" table:style-name="ce72">
            <text:p>80,793</text:p>
          </table:table-cell>
          <table:table-cell office:value-type="float" office:value="46.775239999999997" table:style-name="ce5">
            <text:p>46.775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7</text:p>
          </table:table-cell>
          <table:table-cell office:value-type="string" table:style-name="ce5">
            <text:p>Uttlesford</text:p>
          </table:table-cell>
          <table:table-cell office:value-type="float" office:value="111097" table:style-name="ce72">
            <text:p>111,097</text:p>
          </table:table-cell>
          <table:table-cell office:value-type="float" office:value="49222" table:style-name="ce72">
            <text:p>49,222</text:p>
          </table:table-cell>
          <table:table-cell office:value-type="float" office:value="44.305430000000001" table:style-name="ce5">
            <text:p>44.305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8</text:p>
          </table:table-cell>
          <table:table-cell office:value-type="string" table:style-name="ce5">
            <text:p>Cheltenham</text:p>
          </table:table-cell>
          <table:table-cell office:value-type="float" office:value="140724" table:style-name="ce72">
            <text:p>140,724</text:p>
          </table:table-cell>
          <table:table-cell office:value-type="float" office:value="17764" table:style-name="ce72">
            <text:p>17,764</text:p>
          </table:table-cell>
          <table:table-cell office:value-type="float" office:value="12.623290000000001" table:style-name="ce5">
            <text:p>12.623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79</text:p>
          </table:table-cell>
          <table:table-cell office:value-type="string" table:style-name="ce5">
            <text:p>Cotswold</text:p>
          </table:table-cell>
          <table:table-cell office:value-type="float" office:value="95759" table:style-name="ce72">
            <text:p>95,759</text:p>
          </table:table-cell>
          <table:table-cell office:value-type="float" office:value="14223" table:style-name="ce72">
            <text:p>14,223</text:p>
          </table:table-cell>
          <table:table-cell office:value-type="float" office:value="14.85291" table:style-name="ce5">
            <text:p>14.8529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0</text:p>
          </table:table-cell>
          <table:table-cell office:value-type="string" table:style-name="ce5">
            <text:p>Forest of Dean</text:p>
          </table:table-cell>
          <table:table-cell office:value-type="float" office:value="90992" table:style-name="ce72">
            <text:p>90,992</text:p>
          </table:table-cell>
          <table:table-cell office:value-type="float" office:value="10841" table:style-name="ce72">
            <text:p>10,841</text:p>
          </table:table-cell>
          <table:table-cell office:value-type="float" office:value="11.91423" table:style-name="ce5">
            <text:p>11.9142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1</text:p>
          </table:table-cell>
          <table:table-cell office:value-type="string" table:style-name="ce5">
            <text:p>Gloucester</text:p>
          </table:table-cell>
          <table:table-cell office:value-type="float" office:value="143615" table:style-name="ce72">
            <text:p>143,615</text:p>
          </table:table-cell>
          <table:table-cell office:value-type="float" office:value="15676" table:style-name="ce72">
            <text:p>15,676</text:p>
          </table:table-cell>
          <table:table-cell office:value-type="float" office:value="10.915290000000001" table:style-name="ce5">
            <text:p>10.915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2</text:p>
          </table:table-cell>
          <table:table-cell office:value-type="string" table:style-name="ce5">
            <text:p>Stroud</text:p>
          </table:table-cell>
          <table:table-cell office:value-type="float" office:value="134281" table:style-name="ce72">
            <text:p>134,281</text:p>
          </table:table-cell>
          <table:table-cell office:value-type="float" office:value="16264" table:style-name="ce72">
            <text:p>16,264</text:p>
          </table:table-cell>
          <table:table-cell office:value-type="float" office:value="12.11191" table:style-name="ce5">
            <text:p>12.1119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3</text:p>
          </table:table-cell>
          <table:table-cell office:value-type="string" table:style-name="ce5">
            <text:p>Tewkesbury</text:p>
          </table:table-cell>
          <table:table-cell office:value-type="float" office:value="97225" table:style-name="ce72">
            <text:p>97,225</text:p>
          </table:table-cell>
          <table:table-cell office:value-type="float" office:value="15110" table:style-name="ce72">
            <text:p>15,110</text:p>
          </table:table-cell>
          <table:table-cell office:value-type="float" office:value="15.541270000000001" table:style-name="ce5">
            <text:p>15.5412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4</text:p>
          </table:table-cell>
          <table:table-cell office:value-type="string" table:style-name="ce5">
            <text:p>Basingstoke and Deane</text:p>
          </table:table-cell>
          <table:table-cell office:value-type="float" office:value="203541" table:style-name="ce72">
            <text:p>203,541</text:p>
          </table:table-cell>
          <table:table-cell office:value-type="float" office:value="27524" table:style-name="ce72">
            <text:p>27,524</text:p>
          </table:table-cell>
          <table:table-cell office:value-type="float" office:value="13.52258" table:style-name="ce5">
            <text:p>13.5225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5</text:p>
          </table:table-cell>
          <table:table-cell office:value-type="string" table:style-name="ce5">
            <text:p>East Hampshire</text:p>
          </table:table-cell>
          <table:table-cell office:value-type="float" office:value="172478" table:style-name="ce72">
            <text:p>172,478</text:p>
          </table:table-cell>
          <table:table-cell office:value-type="float" office:value="38262" table:style-name="ce72">
            <text:p>38,262</text:p>
          </table:table-cell>
          <table:table-cell office:value-type="float" office:value="22.183700000000002" table:style-name="ce5">
            <text:p>22.183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6</text:p>
          </table:table-cell>
          <table:table-cell office:value-type="string" table:style-name="ce5">
            <text:p>Eastleigh</text:p>
          </table:table-cell>
          <table:table-cell office:value-type="float" office:value="189175" table:style-name="ce72">
            <text:p>189,175</text:p>
          </table:table-cell>
          <table:table-cell office:value-type="float" office:value="34528" table:style-name="ce72">
            <text:p>34,528</text:p>
          </table:table-cell>
          <table:table-cell office:value-type="float" office:value="18.25188" table:style-name="ce5">
            <text:p>18.2518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7</text:p>
          </table:table-cell>
          <table:table-cell office:value-type="string" table:style-name="ce5">
            <text:p>Fareham</text:p>
          </table:table-cell>
          <table:table-cell office:value-type="float" office:value="124919" table:style-name="ce72">
            <text:p>124,919</text:p>
          </table:table-cell>
          <table:table-cell office:value-type="float" office:value="17228" table:style-name="ce72">
            <text:p>17,228</text:p>
          </table:table-cell>
          <table:table-cell office:value-type="float" office:value="13.79134" table:style-name="ce5">
            <text:p>13.7913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8</text:p>
          </table:table-cell>
          <table:table-cell office:value-type="string" table:style-name="ce5">
            <text:p>Gosport</text:p>
          </table:table-cell>
          <table:table-cell office:value-type="float" office:value="94948" table:style-name="ce72">
            <text:p>94,948</text:p>
          </table:table-cell>
          <table:table-cell office:value-type="float" office:value="11151" table:style-name="ce72">
            <text:p>11,151</text:p>
          </table:table-cell>
          <table:table-cell office:value-type="float" office:value="11.74432" table:style-name="ce5">
            <text:p>11.7443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89</text:p>
          </table:table-cell>
          <table:table-cell office:value-type="string" table:style-name="ce5">
            <text:p>Hart</text:p>
          </table:table-cell>
          <table:table-cell office:value-type="float" office:value="119661" table:style-name="ce72">
            <text:p>119,661</text:p>
          </table:table-cell>
          <table:table-cell office:value-type="float" office:value="24094" table:style-name="ce72">
            <text:p>24,094</text:p>
          </table:table-cell>
          <table:table-cell office:value-type="float" office:value="20.13522" table:style-name="ce5">
            <text:p>20.135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0</text:p>
          </table:table-cell>
          <table:table-cell office:value-type="string" table:style-name="ce5">
            <text:p>Havant</text:p>
          </table:table-cell>
          <table:table-cell office:value-type="float" office:value="126250" table:style-name="ce72">
            <text:p>126,250</text:p>
          </table:table-cell>
          <table:table-cell office:value-type="float" office:value="16566" table:style-name="ce72">
            <text:p>16,566</text:p>
          </table:table-cell>
          <table:table-cell office:value-type="float" office:value="13.12158" table:style-name="ce5">
            <text:p>13.1215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1</text:p>
          </table:table-cell>
          <table:table-cell office:value-type="string" table:style-name="ce5">
            <text:p>New Forest</text:p>
          </table:table-cell>
          <table:table-cell office:value-type="float" office:value="227468" table:style-name="ce72">
            <text:p>227,468</text:p>
          </table:table-cell>
          <table:table-cell office:value-type="float" office:value="40015" table:style-name="ce72">
            <text:p>40,015</text:p>
          </table:table-cell>
          <table:table-cell office:value-type="float" office:value="17.59149" table:style-name="ce5">
            <text:p>17.591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2</text:p>
          </table:table-cell>
          <table:table-cell office:value-type="string" table:style-name="ce5">
            <text:p>Rushmoor</text:p>
          </table:table-cell>
          <table:table-cell office:value-type="float" office:value="133462" table:style-name="ce72">
            <text:p>133,462</text:p>
          </table:table-cell>
          <table:table-cell office:value-type="float" office:value="27418" table:style-name="ce72">
            <text:p>27,418</text:p>
          </table:table-cell>
          <table:table-cell office:value-type="float" office:value="20.543679999999998" table:style-name="ce5">
            <text:p>20.543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3</text:p>
          </table:table-cell>
          <table:table-cell office:value-type="string" table:style-name="ce5">
            <text:p>Test Valley</text:p>
          </table:table-cell>
          <table:table-cell office:value-type="float" office:value="164404" table:style-name="ce72">
            <text:p>164,404</text:p>
          </table:table-cell>
          <table:table-cell office:value-type="float" office:value="23861" table:style-name="ce72">
            <text:p>23,861</text:p>
          </table:table-cell>
          <table:table-cell office:value-type="float" office:value="14.513640000000001" table:style-name="ce5">
            <text:p>14.5136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4</text:p>
          </table:table-cell>
          <table:table-cell office:value-type="string" table:style-name="ce5">
            <text:p>Winchester</text:p>
          </table:table-cell>
          <table:table-cell office:value-type="float" office:value="179008" table:style-name="ce72">
            <text:p>179,008</text:p>
          </table:table-cell>
          <table:table-cell office:value-type="float" office:value="19647" table:style-name="ce72">
            <text:p>19,647</text:p>
          </table:table-cell>
          <table:table-cell office:value-type="float" office:value="10.975490000000001" table:style-name="ce5">
            <text:p>10.975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5</text:p>
          </table:table-cell>
          <table:table-cell office:value-type="string" table:style-name="ce5">
            <text:p>Broxbourne</text:p>
          </table:table-cell>
          <table:table-cell office:value-type="float" office:value="99243" table:style-name="ce72">
            <text:p>99,243</text:p>
          </table:table-cell>
          <table:table-cell office:value-type="float" office:value="33701" table:style-name="ce72">
            <text:p>33,701</text:p>
          </table:table-cell>
          <table:table-cell office:value-type="float" office:value="33.958060000000003" table:style-name="ce5">
            <text:p>33.9580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6</text:p>
          </table:table-cell>
          <table:table-cell office:value-type="string" table:style-name="ce5">
            <text:p>Dacorum</text:p>
          </table:table-cell>
          <table:table-cell office:value-type="float" office:value="186658" table:style-name="ce72">
            <text:p>186,658</text:p>
          </table:table-cell>
          <table:table-cell office:value-type="float" office:value="75690" table:style-name="ce72">
            <text:p>75,690</text:p>
          </table:table-cell>
          <table:table-cell office:value-type="float" office:value="40.5501" table:style-name="ce5">
            <text:p>40.55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8</text:p>
          </table:table-cell>
          <table:table-cell office:value-type="string" table:style-name="ce5">
            <text:p>Hertsmere</text:p>
          </table:table-cell>
          <table:table-cell office:value-type="float" office:value="152580" table:style-name="ce72">
            <text:p>152,580</text:p>
          </table:table-cell>
          <table:table-cell office:value-type="float" office:value="51762" table:style-name="ce72">
            <text:p>51,762</text:p>
          </table:table-cell>
          <table:table-cell office:value-type="float" office:value="33.924500000000002" table:style-name="ce5">
            <text:p>33.924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099</text:p>
          </table:table-cell>
          <table:table-cell office:value-type="string" table:style-name="ce5">
            <text:p>North Hertfordshire</text:p>
          </table:table-cell>
          <table:table-cell office:value-type="float" office:value="152702" table:style-name="ce72">
            <text:p>152,702</text:p>
          </table:table-cell>
          <table:table-cell office:value-type="float" office:value="71213" table:style-name="ce72">
            <text:p>71,213</text:p>
          </table:table-cell>
          <table:table-cell office:value-type="float" office:value="46.635280000000002" table:style-name="ce5">
            <text:p>46.6352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2</text:p>
          </table:table-cell>
          <table:table-cell office:value-type="string" table:style-name="ce5">
            <text:p>Three Rivers</text:p>
          </table:table-cell>
          <table:table-cell office:value-type="float" office:value="122300" table:style-name="ce72">
            <text:p>122,300</text:p>
          </table:table-cell>
          <table:table-cell office:value-type="float" office:value="43200" table:style-name="ce72">
            <text:p>43,200</text:p>
          </table:table-cell>
          <table:table-cell office:value-type="float" office:value="35.322980000000001" table:style-name="ce5">
            <text:p>35.322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3</text:p>
          </table:table-cell>
          <table:table-cell office:value-type="string" table:style-name="ce5">
            <text:p>Watford</text:p>
          </table:table-cell>
          <table:table-cell office:value-type="float" office:value="130188" table:style-name="ce72">
            <text:p>130,188</text:p>
          </table:table-cell>
          <table:table-cell office:value-type="float" office:value="46027" table:style-name="ce72">
            <text:p>46,027</text:p>
          </table:table-cell>
          <table:table-cell office:value-type="float" office:value="35.354259999999996" table:style-name="ce5">
            <text:p>35.3542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5</text:p>
          </table:table-cell>
          <table:table-cell office:value-type="string" table:style-name="ce5">
            <text:p>Ashford</text:p>
          </table:table-cell>
          <table:table-cell office:value-type="float" office:value="123723" table:style-name="ce72">
            <text:p>123,723</text:p>
          </table:table-cell>
          <table:table-cell office:value-type="float" office:value="59633" table:style-name="ce72">
            <text:p>59,633</text:p>
          </table:table-cell>
          <table:table-cell office:value-type="float" office:value="48.198799999999999" table:style-name="ce5">
            <text:p>48.198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6</text:p>
          </table:table-cell>
          <table:table-cell office:value-type="string" table:style-name="ce5">
            <text:p>Canterbury</text:p>
          </table:table-cell>
          <table:table-cell office:value-type="float" office:value="155876" table:style-name="ce72">
            <text:p>155,876</text:p>
          </table:table-cell>
          <table:table-cell office:value-type="float" office:value="65736" table:style-name="ce72">
            <text:p>65,736</text:p>
          </table:table-cell>
          <table:table-cell office:value-type="float" office:value="42.171979999999998" table:style-name="ce5">
            <text:p>42.171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7</text:p>
          </table:table-cell>
          <table:table-cell office:value-type="string" table:style-name="ce5">
            <text:p>Dartford</text:p>
          </table:table-cell>
          <table:table-cell office:value-type="float" office:value="112880" table:style-name="ce72">
            <text:p>112,880</text:p>
          </table:table-cell>
          <table:table-cell office:value-type="float" office:value="44498" table:style-name="ce72">
            <text:p>44,498</text:p>
          </table:table-cell>
          <table:table-cell office:value-type="float" office:value="39.42062" table:style-name="ce5">
            <text:p>39.4206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8</text:p>
          </table:table-cell>
          <table:table-cell office:value-type="string" table:style-name="ce5">
            <text:p>Dover</text:p>
          </table:table-cell>
          <table:table-cell office:value-type="float" office:value="114496" table:style-name="ce72">
            <text:p>114,496</text:p>
          </table:table-cell>
          <table:table-cell office:value-type="float" office:value="49693" table:style-name="ce72">
            <text:p>49,693</text:p>
          </table:table-cell>
          <table:table-cell office:value-type="float" office:value="43.401519999999998" table:style-name="ce5">
            <text:p>43.4015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09</text:p>
          </table:table-cell>
          <table:table-cell office:value-type="string" table:style-name="ce5">
            <text:p>Gravesham</text:p>
          </table:table-cell>
          <table:table-cell office:value-type="float" office:value="99607" table:style-name="ce72">
            <text:p>99,607</text:p>
          </table:table-cell>
          <table:table-cell office:value-type="float" office:value="39441" table:style-name="ce72">
            <text:p>39,441</text:p>
          </table:table-cell>
          <table:table-cell office:value-type="float" office:value="39.596609999999998" table:style-name="ce5">
            <text:p>39.5966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0</text:p>
          </table:table-cell>
          <table:table-cell office:value-type="string" table:style-name="ce5">
            <text:p>Maidstone</text:p>
          </table:table-cell>
          <table:table-cell office:value-type="float" office:value="174626" table:style-name="ce72">
            <text:p>174,626</text:p>
          </table:table-cell>
          <table:table-cell office:value-type="float" office:value="67672" table:style-name="ce72">
            <text:p>67,672</text:p>
          </table:table-cell>
          <table:table-cell office:value-type="float" office:value="38.75253" table:style-name="ce5">
            <text:p>38.7525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1</text:p>
          </table:table-cell>
          <table:table-cell office:value-type="string" table:style-name="ce5">
            <text:p>Sevenoaks</text:p>
          </table:table-cell>
          <table:table-cell office:value-type="float" office:value="137515" table:style-name="ce72">
            <text:p>137,515</text:p>
          </table:table-cell>
          <table:table-cell office:value-type="float" office:value="48994" table:style-name="ce72">
            <text:p>48,994</text:p>
          </table:table-cell>
          <table:table-cell office:value-type="float" office:value="35.62811" table:style-name="ce5">
            <text:p>35.6281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2</text:p>
          </table:table-cell>
          <table:table-cell office:value-type="string" table:style-name="ce5">
            <text:p>Folkestone and Hythe</text:p>
          </table:table-cell>
          <table:table-cell office:value-type="float" office:value="113994" table:style-name="ce72">
            <text:p>113,994</text:p>
          </table:table-cell>
          <table:table-cell office:value-type="float" office:value="50681" table:style-name="ce72">
            <text:p>50,681</text:p>
          </table:table-cell>
          <table:table-cell office:value-type="float" office:value="44.459359999999997" table:style-name="ce5">
            <text:p>44.4593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3</text:p>
          </table:table-cell>
          <table:table-cell office:value-type="string" table:style-name="ce5">
            <text:p>Swale</text:p>
          </table:table-cell>
          <table:table-cell office:value-type="float" office:value="129433" table:style-name="ce72">
            <text:p>129,433</text:p>
          </table:table-cell>
          <table:table-cell office:value-type="float" office:value="52237" table:style-name="ce72">
            <text:p>52,237</text:p>
          </table:table-cell>
          <table:table-cell office:value-type="float" office:value="40.358330000000002" table:style-name="ce5">
            <text:p>40.3583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4</text:p>
          </table:table-cell>
          <table:table-cell office:value-type="string" table:style-name="ce5">
            <text:p>Thanet</text:p>
          </table:table-cell>
          <table:table-cell office:value-type="float" office:value="127471" table:style-name="ce72">
            <text:p>127,471</text:p>
          </table:table-cell>
          <table:table-cell office:value-type="float" office:value="52626" table:style-name="ce72">
            <text:p>52,626</text:p>
          </table:table-cell>
          <table:table-cell office:value-type="float" office:value="41.284680000000002" table:style-name="ce5">
            <text:p>41.284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5</text:p>
          </table:table-cell>
          <table:table-cell office:value-type="string" table:style-name="ce5">
            <text:p>Tonbridge and Malling</text:p>
          </table:table-cell>
          <table:table-cell office:value-type="float" office:value="128432" table:style-name="ce72">
            <text:p>128,432</text:p>
          </table:table-cell>
          <table:table-cell office:value-type="float" office:value="53607" table:style-name="ce72">
            <text:p>53,607</text:p>
          </table:table-cell>
          <table:table-cell office:value-type="float" office:value="41.739600000000003" table:style-name="ce5">
            <text:p>41.739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6</text:p>
          </table:table-cell>
          <table:table-cell office:value-type="string" table:style-name="ce5">
            <text:p>Tunbridge Wells</text:p>
          </table:table-cell>
          <table:table-cell office:value-type="float" office:value="142254" table:style-name="ce72">
            <text:p>142,254</text:p>
          </table:table-cell>
          <table:table-cell office:value-type="float" office:value="53416" table:style-name="ce72">
            <text:p>53,416</text:p>
          </table:table-cell>
          <table:table-cell office:value-type="float" office:value="37.549729999999997" table:style-name="ce5">
            <text:p>37.5497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7</text:p>
          </table:table-cell>
          <table:table-cell office:value-type="string" table:style-name="ce5">
            <text:p>Burnley</text:p>
          </table:table-cell>
          <table:table-cell office:value-type="float" office:value="91934" table:style-name="ce72">
            <text:p>91,934</text:p>
          </table:table-cell>
          <table:table-cell office:value-type="float" office:value="42987" table:style-name="ce72">
            <text:p>42,987</text:p>
          </table:table-cell>
          <table:table-cell office:value-type="float" office:value="46.758540000000004" table:style-name="ce5">
            <text:p>46.7585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8</text:p>
          </table:table-cell>
          <table:table-cell office:value-type="string" table:style-name="ce5">
            <text:p>Chorley</text:p>
          </table:table-cell>
          <table:table-cell office:value-type="float" office:value="142936" table:style-name="ce72">
            <text:p>142,936</text:p>
          </table:table-cell>
          <table:table-cell office:value-type="float" office:value="70168" table:style-name="ce72">
            <text:p>70,168</text:p>
          </table:table-cell>
          <table:table-cell office:value-type="float" office:value="49.090499999999999" table:style-name="ce5">
            <text:p>49.090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19</text:p>
          </table:table-cell>
          <table:table-cell office:value-type="string" table:style-name="ce5">
            <text:p>Fylde</text:p>
          </table:table-cell>
          <table:table-cell office:value-type="float" office:value="108887" table:style-name="ce72">
            <text:p>108,887</text:p>
          </table:table-cell>
          <table:table-cell office:value-type="float" office:value="48276" table:style-name="ce72">
            <text:p>48,276</text:p>
          </table:table-cell>
          <table:table-cell office:value-type="float" office:value="44.33587" table:style-name="ce5">
            <text:p>44.3358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0</text:p>
          </table:table-cell>
          <table:table-cell office:value-type="string" table:style-name="ce5">
            <text:p>Hyndburn</text:p>
          </table:table-cell>
          <table:table-cell office:value-type="float" office:value="78242" table:style-name="ce72">
            <text:p>78,242</text:p>
          </table:table-cell>
          <table:table-cell office:value-type="float" office:value="38214" table:style-name="ce72">
            <text:p>38,214</text:p>
          </table:table-cell>
          <table:table-cell office:value-type="float" office:value="48.840780000000002" table:style-name="ce5">
            <text:p>48.840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1</text:p>
          </table:table-cell>
          <table:table-cell office:value-type="string" table:style-name="ce5">
            <text:p>Lancaster</text:p>
          </table:table-cell>
          <table:table-cell office:value-type="float" office:value="164976" table:style-name="ce72">
            <text:p>164,976</text:p>
          </table:table-cell>
          <table:table-cell office:value-type="float" office:value="84048" table:style-name="ce72">
            <text:p>84,048</text:p>
          </table:table-cell>
          <table:table-cell office:value-type="float" office:value="50.945590000000003" table:style-name="ce5">
            <text:p>50.9455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2</text:p>
          </table:table-cell>
          <table:table-cell office:value-type="string" table:style-name="ce5">
            <text:p>Pendle</text:p>
          </table:table-cell>
          <table:table-cell office:value-type="float" office:value="87335" table:style-name="ce72">
            <text:p>87,335</text:p>
          </table:table-cell>
          <table:table-cell office:value-type="float" office:value="40953" table:style-name="ce72">
            <text:p>40,953</text:p>
          </table:table-cell>
          <table:table-cell office:value-type="float" office:value="46.891849999999998" table:style-name="ce5">
            <text:p>46.8918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3</text:p>
          </table:table-cell>
          <table:table-cell office:value-type="string" table:style-name="ce5">
            <text:p>Preston</text:p>
          </table:table-cell>
          <table:table-cell office:value-type="float" office:value="166185" table:style-name="ce72">
            <text:p>166,185</text:p>
          </table:table-cell>
          <table:table-cell office:value-type="float" office:value="78227" table:style-name="ce72">
            <text:p>78,227</text:p>
          </table:table-cell>
          <table:table-cell office:value-type="float" office:value="47.072240000000001" table:style-name="ce5">
            <text:p>47.072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4</text:p>
          </table:table-cell>
          <table:table-cell office:value-type="string" table:style-name="ce5">
            <text:p>Ribble Valley</text:p>
          </table:table-cell>
          <table:table-cell office:value-type="float" office:value="70100" table:style-name="ce72">
            <text:p>70,100</text:p>
          </table:table-cell>
          <table:table-cell office:value-type="float" office:value="33805" table:style-name="ce72">
            <text:p>33,805</text:p>
          </table:table-cell>
          <table:table-cell office:value-type="float" office:value="48.223970000000001" table:style-name="ce5">
            <text:p>48.2239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5</text:p>
          </table:table-cell>
          <table:table-cell office:value-type="string" table:style-name="ce5">
            <text:p>Rossendale</text:p>
          </table:table-cell>
          <table:table-cell office:value-type="float" office:value="72029" table:style-name="ce72">
            <text:p>72,029</text:p>
          </table:table-cell>
          <table:table-cell office:value-type="float" office:value="35438" table:style-name="ce72">
            <text:p>35,438</text:p>
          </table:table-cell>
          <table:table-cell office:value-type="float" office:value="49.199629999999999" table:style-name="ce5">
            <text:p>49.1996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6</text:p>
          </table:table-cell>
          <table:table-cell office:value-type="string" table:style-name="ce5">
            <text:p>South Ribble</text:p>
          </table:table-cell>
          <table:table-cell office:value-type="float" office:value="119789" table:style-name="ce72">
            <text:p>119,789</text:p>
          </table:table-cell>
          <table:table-cell office:value-type="float" office:value="62653" table:style-name="ce72">
            <text:p>62,653</text:p>
          </table:table-cell>
          <table:table-cell office:value-type="float" office:value="52.302799999999998" table:style-name="ce5">
            <text:p>52.302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7</text:p>
          </table:table-cell>
          <table:table-cell office:value-type="string" table:style-name="ce5">
            <text:p>West Lancashire</text:p>
          </table:table-cell>
          <table:table-cell office:value-type="float" office:value="129808" table:style-name="ce72">
            <text:p>129,808</text:p>
          </table:table-cell>
          <table:table-cell office:value-type="float" office:value="65088" table:style-name="ce72">
            <text:p>65,088</text:p>
          </table:table-cell>
          <table:table-cell office:value-type="float" office:value="50.141750000000002" table:style-name="ce5">
            <text:p>50.1417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8</text:p>
          </table:table-cell>
          <table:table-cell office:value-type="string" table:style-name="ce5">
            <text:p>Wyre</text:p>
          </table:table-cell>
          <table:table-cell office:value-type="float" office:value="139117" table:style-name="ce72">
            <text:p>139,117</text:p>
          </table:table-cell>
          <table:table-cell office:value-type="float" office:value="65393" table:style-name="ce72">
            <text:p>65,393</text:p>
          </table:table-cell>
          <table:table-cell office:value-type="float" office:value="47.005760000000002" table:style-name="ce5">
            <text:p>47.0057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29</text:p>
          </table:table-cell>
          <table:table-cell office:value-type="string" table:style-name="ce5">
            <text:p>Blaby</text:p>
          </table:table-cell>
          <table:table-cell office:value-type="float" office:value="95740" table:style-name="ce72">
            <text:p>95,740</text:p>
          </table:table-cell>
          <table:table-cell office:value-type="float" office:value="37840" table:style-name="ce72">
            <text:p>37,840</text:p>
          </table:table-cell>
          <table:table-cell office:value-type="float" office:value="39.523710000000001" table:style-name="ce5">
            <text:p>39.5237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0</text:p>
          </table:table-cell>
          <table:table-cell office:value-type="string" table:style-name="ce5">
            <text:p>Charnwood</text:p>
          </table:table-cell>
          <table:table-cell office:value-type="float" office:value="177537" table:style-name="ce72">
            <text:p>177,537</text:p>
          </table:table-cell>
          <table:table-cell office:value-type="float" office:value="70033" table:style-name="ce72">
            <text:p>70,033</text:p>
          </table:table-cell>
          <table:table-cell office:value-type="float" office:value="39.44699" table:style-name="ce5">
            <text:p>39.4469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1</text:p>
          </table:table-cell>
          <table:table-cell office:value-type="string" table:style-name="ce5">
            <text:p>Harborough</text:p>
          </table:table-cell>
          <table:table-cell office:value-type="float" office:value="98510" table:style-name="ce72">
            <text:p>98,510</text:p>
          </table:table-cell>
          <table:table-cell office:value-type="float" office:value="37538" table:style-name="ce72">
            <text:p>37,538</text:p>
          </table:table-cell>
          <table:table-cell office:value-type="float" office:value="38.105780000000003" table:style-name="ce5">
            <text:p>38.105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2</text:p>
          </table:table-cell>
          <table:table-cell office:value-type="string" table:style-name="ce5">
            <text:p>Hinckley and Bosworth</text:p>
          </table:table-cell>
          <table:table-cell office:value-type="float" office:value="112285" table:style-name="ce72">
            <text:p>112,285</text:p>
          </table:table-cell>
          <table:table-cell office:value-type="float" office:value="46827" table:style-name="ce72">
            <text:p>46,827</text:p>
          </table:table-cell>
          <table:table-cell office:value-type="float" office:value="41.703699999999998" table:style-name="ce5">
            <text:p>41.703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3</text:p>
          </table:table-cell>
          <table:table-cell office:value-type="string" table:style-name="ce5">
            <text:p>Melton</text:p>
          </table:table-cell>
          <table:table-cell office:value-type="float" office:value="47963" table:style-name="ce72">
            <text:p>47,963</text:p>
          </table:table-cell>
          <table:table-cell office:value-type="float" office:value="19115" table:style-name="ce72">
            <text:p>19,115</text:p>
          </table:table-cell>
          <table:table-cell office:value-type="float" office:value="39.853639999999999" table:style-name="ce5">
            <text:p>39.8536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4</text:p>
          </table:table-cell>
          <table:table-cell office:value-type="string" table:style-name="ce5">
            <text:p>North West Leicestershire</text:p>
          </table:table-cell>
          <table:table-cell office:value-type="float" office:value="101329" table:style-name="ce72">
            <text:p>101,329</text:p>
          </table:table-cell>
          <table:table-cell office:value-type="float" office:value="41190" table:style-name="ce72">
            <text:p>41,190</text:p>
          </table:table-cell>
          <table:table-cell office:value-type="float" office:value="40.649760000000001" table:style-name="ce5">
            <text:p>40.6497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5</text:p>
          </table:table-cell>
          <table:table-cell office:value-type="string" table:style-name="ce5">
            <text:p>Oadby and Wigston</text:p>
          </table:table-cell>
          <table:table-cell office:value-type="float" office:value="59076" table:style-name="ce72">
            <text:p>59,076</text:p>
          </table:table-cell>
          <table:table-cell office:value-type="float" office:value="22431" table:style-name="ce72">
            <text:p>22,431</text:p>
          </table:table-cell>
          <table:table-cell office:value-type="float" office:value="37.969729999999998" table:style-name="ce5">
            <text:p>37.9697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6</text:p>
          </table:table-cell>
          <table:table-cell office:value-type="string" table:style-name="ce5">
            <text:p>Boston</text:p>
          </table:table-cell>
          <table:table-cell office:value-type="float" office:value="63346" table:style-name="ce72">
            <text:p>63,346</text:p>
          </table:table-cell>
          <table:table-cell office:value-type="float" office:value="26658" table:style-name="ce72">
            <text:p>26,658</text:p>
          </table:table-cell>
          <table:table-cell office:value-type="float" office:value="42.083159999999999" table:style-name="ce5">
            <text:p>42.083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7</text:p>
          </table:table-cell>
          <table:table-cell office:value-type="string" table:style-name="ce5">
            <text:p>East Lindsey</text:p>
          </table:table-cell>
          <table:table-cell office:value-type="float" office:value="134541" table:style-name="ce72">
            <text:p>134,541</text:p>
          </table:table-cell>
          <table:table-cell office:value-type="float" office:value="71673" table:style-name="ce72">
            <text:p>71,673</text:p>
          </table:table-cell>
          <table:table-cell office:value-type="float" office:value="53.272239999999996" table:style-name="ce5">
            <text:p>53.272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8</text:p>
          </table:table-cell>
          <table:table-cell office:value-type="string" table:style-name="ce5">
            <text:p>Lincoln</text:p>
          </table:table-cell>
          <table:table-cell office:value-type="float" office:value="97094" table:style-name="ce72">
            <text:p>97,094</text:p>
          </table:table-cell>
          <table:table-cell office:value-type="float" office:value="52535" table:style-name="ce72">
            <text:p>52,535</text:p>
          </table:table-cell>
          <table:table-cell office:value-type="float" office:value="54.10736" table:style-name="ce5">
            <text:p>54.1073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39</text:p>
          </table:table-cell>
          <table:table-cell office:value-type="string" table:style-name="ce5">
            <text:p>North Kesteven</text:p>
          </table:table-cell>
          <table:table-cell office:value-type="float" office:value="115517" table:style-name="ce72">
            <text:p>115,517</text:p>
          </table:table-cell>
          <table:table-cell office:value-type="float" office:value="59564" table:style-name="ce72">
            <text:p>59,564</text:p>
          </table:table-cell>
          <table:table-cell office:value-type="float" office:value="51.56297" table:style-name="ce5">
            <text:p>51.5629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0</text:p>
          </table:table-cell>
          <table:table-cell office:value-type="string" table:style-name="ce5">
            <text:p>South Holland</text:p>
          </table:table-cell>
          <table:table-cell office:value-type="float" office:value="85987" table:style-name="ce72">
            <text:p>85,987</text:p>
          </table:table-cell>
          <table:table-cell office:value-type="float" office:value="37703" table:style-name="ce72">
            <text:p>37,703</text:p>
          </table:table-cell>
          <table:table-cell office:value-type="float" office:value="43.847329999999999" table:style-name="ce5">
            <text:p>43.8473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1</text:p>
          </table:table-cell>
          <table:table-cell office:value-type="string" table:style-name="ce5">
            <text:p>South Kesteven</text:p>
          </table:table-cell>
          <table:table-cell office:value-type="float" office:value="139793" table:style-name="ce72">
            <text:p>139,793</text:p>
          </table:table-cell>
          <table:table-cell office:value-type="float" office:value="63365" table:style-name="ce72">
            <text:p>63,365</text:p>
          </table:table-cell>
          <table:table-cell office:value-type="float" office:value="45.327730000000003" table:style-name="ce5">
            <text:p>45.3277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2</text:p>
          </table:table-cell>
          <table:table-cell office:value-type="string" table:style-name="ce5">
            <text:p>West Lindsey</text:p>
          </table:table-cell>
          <table:table-cell office:value-type="float" office:value="95289" table:style-name="ce72">
            <text:p>95,289</text:p>
          </table:table-cell>
          <table:table-cell office:value-type="float" office:value="53949" table:style-name="ce72">
            <text:p>53,949</text:p>
          </table:table-cell>
          <table:table-cell office:value-type="float" office:value="56.616190000000003" table:style-name="ce5">
            <text:p>56.6161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3</text:p>
          </table:table-cell>
          <table:table-cell office:value-type="string" table:style-name="ce5">
            <text:p>Breckland</text:p>
          </table:table-cell>
          <table:table-cell office:value-type="float" office:value="145545" table:style-name="ce72">
            <text:p>145,545</text:p>
          </table:table-cell>
          <table:table-cell office:value-type="float" office:value="68096" table:style-name="ce72">
            <text:p>68,096</text:p>
          </table:table-cell>
          <table:table-cell office:value-type="float" office:value="46.786900000000003" table:style-name="ce5">
            <text:p>46.786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4</text:p>
          </table:table-cell>
          <table:table-cell office:value-type="string" table:style-name="ce5">
            <text:p>Broadland</text:p>
          </table:table-cell>
          <table:table-cell office:value-type="float" office:value="141277" table:style-name="ce72">
            <text:p>141,277</text:p>
          </table:table-cell>
          <table:table-cell office:value-type="float" office:value="64209" table:style-name="ce72">
            <text:p>64,209</text:p>
          </table:table-cell>
          <table:table-cell office:value-type="float" office:value="45.449010000000001" table:style-name="ce5">
            <text:p>45.449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5</text:p>
          </table:table-cell>
          <table:table-cell office:value-type="string" table:style-name="ce5">
            <text:p>Great Yarmouth</text:p>
          </table:table-cell>
          <table:table-cell office:value-type="float" office:value="109701" table:style-name="ce72">
            <text:p>109,701</text:p>
          </table:table-cell>
          <table:table-cell office:value-type="float" office:value="47950" table:style-name="ce72">
            <text:p>47,950</text:p>
          </table:table-cell>
          <table:table-cell office:value-type="float" office:value="43.709719999999997" table:style-name="ce5">
            <text:p>43.7097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6</text:p>
          </table:table-cell>
          <table:table-cell office:value-type="string" table:style-name="ce5">
            <text:p>King's Lynn and West Norfolk</text:p>
          </table:table-cell>
          <table:table-cell office:value-type="float" office:value="146378" table:style-name="ce72">
            <text:p>146,378</text:p>
          </table:table-cell>
          <table:table-cell office:value-type="float" office:value="66916" table:style-name="ce72">
            <text:p>66,916</text:p>
          </table:table-cell>
          <table:table-cell office:value-type="float" office:value="45.71452" table:style-name="ce5">
            <text:p>45.7145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7</text:p>
          </table:table-cell>
          <table:table-cell office:value-type="string" table:style-name="ce5">
            <text:p>North Norfolk</text:p>
          </table:table-cell>
          <table:table-cell office:value-type="float" office:value="100065" table:style-name="ce72">
            <text:p>100,065</text:p>
          </table:table-cell>
          <table:table-cell office:value-type="float" office:value="45873" table:style-name="ce72">
            <text:p>45,873</text:p>
          </table:table-cell>
          <table:table-cell office:value-type="float" office:value="45.843200000000003" table:style-name="ce5">
            <text:p>45.843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8</text:p>
          </table:table-cell>
          <table:table-cell office:value-type="string" table:style-name="ce5">
            <text:p>Norwich</text:p>
          </table:table-cell>
          <table:table-cell office:value-type="float" office:value="162219" table:style-name="ce72">
            <text:p>162,219</text:p>
          </table:table-cell>
          <table:table-cell office:value-type="float" office:value="71432" table:style-name="ce72">
            <text:p>71,432</text:p>
          </table:table-cell>
          <table:table-cell office:value-type="float" office:value="44.034300000000002" table:style-name="ce5">
            <text:p>44.03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49</text:p>
          </table:table-cell>
          <table:table-cell office:value-type="string" table:style-name="ce5">
            <text:p>South Norfolk</text:p>
          </table:table-cell>
          <table:table-cell office:value-type="float" office:value="150781" table:style-name="ce72">
            <text:p>150,781</text:p>
          </table:table-cell>
          <table:table-cell office:value-type="float" office:value="65268" table:style-name="ce72">
            <text:p>65,268</text:p>
          </table:table-cell>
          <table:table-cell office:value-type="float" office:value="43.286619999999999" table:style-name="ce5">
            <text:p>43.2866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0</text:p>
          </table:table-cell>
          <table:table-cell office:value-type="string" table:style-name="ce5">
            <text:p>Corby</text:p>
          </table:table-cell>
          <table:table-cell office:value-type="float" office:value="102960" table:style-name="ce72">
            <text:p>102,960</text:p>
          </table:table-cell>
          <table:table-cell office:value-type="float" office:value="35740" table:style-name="ce72">
            <text:p>35,740</text:p>
          </table:table-cell>
          <table:table-cell office:value-type="float" office:value="34.712510000000002" table:style-name="ce5">
            <text:p>34.7125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1</text:p>
          </table:table-cell>
          <table:table-cell office:value-type="string" table:style-name="ce5">
            <text:p>Daventry</text:p>
          </table:table-cell>
          <table:table-cell office:value-type="float" office:value="102145" table:style-name="ce72">
            <text:p>102,145</text:p>
          </table:table-cell>
          <table:table-cell office:value-type="float" office:value="41790" table:style-name="ce72">
            <text:p>41,790</text:p>
          </table:table-cell>
          <table:table-cell office:value-type="float" office:value="40.912430000000001" table:style-name="ce5">
            <text:p>40.912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2</text:p>
          </table:table-cell>
          <table:table-cell office:value-type="string" table:style-name="ce5">
            <text:p>East Northamptonshire</text:p>
          </table:table-cell>
          <table:table-cell office:value-type="float" office:value="114262" table:style-name="ce72">
            <text:p>114,262</text:p>
          </table:table-cell>
          <table:table-cell office:value-type="float" office:value="44434" table:style-name="ce72">
            <text:p>44,434</text:p>
          </table:table-cell>
          <table:table-cell office:value-type="float" office:value="38.887819999999998" table:style-name="ce5">
            <text:p>38.8878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3</text:p>
          </table:table-cell>
          <table:table-cell office:value-type="string" table:style-name="ce5">
            <text:p>Kettering</text:p>
          </table:table-cell>
          <table:table-cell office:value-type="float" office:value="144979" table:style-name="ce72">
            <text:p>144,979</text:p>
          </table:table-cell>
          <table:table-cell office:value-type="float" office:value="55450" table:style-name="ce72">
            <text:p>55,450</text:p>
          </table:table-cell>
          <table:table-cell office:value-type="float" office:value="38.246920000000003" table:style-name="ce5">
            <text:p>38.2469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4</text:p>
          </table:table-cell>
          <table:table-cell office:value-type="string" table:style-name="ce5">
            <text:p>Northampton</text:p>
          </table:table-cell>
          <table:table-cell office:value-type="float" office:value="277204" table:style-name="ce72">
            <text:p>277,204</text:p>
          </table:table-cell>
          <table:table-cell office:value-type="float" office:value="99609" table:style-name="ce72">
            <text:p>99,609</text:p>
          </table:table-cell>
          <table:table-cell office:value-type="float" office:value="35.933459999999997" table:style-name="ce5">
            <text:p>35.9334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5</text:p>
          </table:table-cell>
          <table:table-cell office:value-type="string" table:style-name="ce5">
            <text:p>South Northamptonshire</text:p>
          </table:table-cell>
          <table:table-cell office:value-type="float" office:value="100621" table:style-name="ce72">
            <text:p>100,621</text:p>
          </table:table-cell>
          <table:table-cell office:value-type="float" office:value="39552" table:style-name="ce72">
            <text:p>39,552</text:p>
          </table:table-cell>
          <table:table-cell office:value-type="float" office:value="39.307899999999997" table:style-name="ce5">
            <text:p>39.307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56</text:p>
          </table:table-cell>
          <table:table-cell office:value-type="string" table:style-name="ce5">
            <text:p>Wellingborough</text:p>
          </table:table-cell>
          <table:table-cell office:value-type="float" office:value="99697" table:style-name="ce72">
            <text:p>99,697</text:p>
          </table:table-cell>
          <table:table-cell office:value-type="float" office:value="37977" table:style-name="ce72">
            <text:p>37,977</text:p>
          </table:table-cell>
          <table:table-cell office:value-type="float" office:value="38.092419999999997" table:style-name="ce5">
            <text:p>38.0924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3</text:p>
          </table:table-cell>
          <table:table-cell office:value-type="string" table:style-name="ce5">
            <text:p>Craven</text:p>
          </table:table-cell>
          <table:table-cell office:value-type="float" office:value="64674" table:style-name="ce72">
            <text:p>64,674</text:p>
          </table:table-cell>
          <table:table-cell office:value-type="float" office:value="30043" table:style-name="ce72">
            <text:p>30,043</text:p>
          </table:table-cell>
          <table:table-cell office:value-type="float" office:value="46.452979999999997" table:style-name="ce5">
            <text:p>46.452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4</text:p>
          </table:table-cell>
          <table:table-cell office:value-type="string" table:style-name="ce5">
            <text:p>Hambleton</text:p>
          </table:table-cell>
          <table:table-cell office:value-type="float" office:value="105225" table:style-name="ce72">
            <text:p>105,225</text:p>
          </table:table-cell>
          <table:table-cell office:value-type="float" office:value="57552" table:style-name="ce72">
            <text:p>57,552</text:p>
          </table:table-cell>
          <table:table-cell office:value-type="float" office:value="54.694229999999997" table:style-name="ce5">
            <text:p>54.6942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5</text:p>
          </table:table-cell>
          <table:table-cell office:value-type="string" table:style-name="ce5">
            <text:p>Harrogate</text:p>
          </table:table-cell>
          <table:table-cell office:value-type="float" office:value="205959" table:style-name="ce72">
            <text:p>205,959</text:p>
          </table:table-cell>
          <table:table-cell office:value-type="float" office:value="119303" table:style-name="ce72">
            <text:p>119,303</text:p>
          </table:table-cell>
          <table:table-cell office:value-type="float" office:value="57.925609999999999" table:style-name="ce5">
            <text:p>57.9256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6</text:p>
          </table:table-cell>
          <table:table-cell office:value-type="string" table:style-name="ce5">
            <text:p>Richmondshire</text:p>
          </table:table-cell>
          <table:table-cell office:value-type="float" office:value="50792" table:style-name="ce72">
            <text:p>50,792</text:p>
          </table:table-cell>
          <table:table-cell office:value-type="float" office:value="31623" table:style-name="ce72">
            <text:p>31,623</text:p>
          </table:table-cell>
          <table:table-cell office:value-type="float" office:value="62.259799999999998" table:style-name="ce5">
            <text:p>62.25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7</text:p>
          </table:table-cell>
          <table:table-cell office:value-type="string" table:style-name="ce5">
            <text:p>Ryedale</text:p>
          </table:table-cell>
          <table:table-cell office:value-type="float" office:value="82469" table:style-name="ce72">
            <text:p>82,469</text:p>
          </table:table-cell>
          <table:table-cell office:value-type="float" office:value="33488" table:style-name="ce72">
            <text:p>33,488</text:p>
          </table:table-cell>
          <table:table-cell office:value-type="float" office:value="40.606769999999997" table:style-name="ce5">
            <text:p>40.6067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8</text:p>
          </table:table-cell>
          <table:table-cell office:value-type="string" table:style-name="ce5">
            <text:p>Scarborough</text:p>
          </table:table-cell>
          <table:table-cell office:value-type="float" office:value="193882" table:style-name="ce72">
            <text:p>193,882</text:p>
          </table:table-cell>
          <table:table-cell office:value-type="float" office:value="73685" table:style-name="ce72">
            <text:p>73,685</text:p>
          </table:table-cell>
          <table:table-cell office:value-type="float" office:value="38.00508" table:style-name="ce5">
            <text:p>38.0050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69</text:p>
          </table:table-cell>
          <table:table-cell office:value-type="string" table:style-name="ce5">
            <text:p>Selby</text:p>
          </table:table-cell>
          <table:table-cell office:value-type="float" office:value="131428" table:style-name="ce72">
            <text:p>131,428</text:p>
          </table:table-cell>
          <table:table-cell office:value-type="float" office:value="58102" table:style-name="ce72">
            <text:p>58,102</text:p>
          </table:table-cell>
          <table:table-cell office:value-type="float" office:value="44.208240000000004" table:style-name="ce5">
            <text:p>44.208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0</text:p>
          </table:table-cell>
          <table:table-cell office:value-type="string" table:style-name="ce5">
            <text:p>Ashfield</text:p>
          </table:table-cell>
          <table:table-cell office:value-type="float" office:value="137187" table:style-name="ce72">
            <text:p>137,187</text:p>
          </table:table-cell>
          <table:table-cell office:value-type="float" office:value="57247" table:style-name="ce72">
            <text:p>57,247</text:p>
          </table:table-cell>
          <table:table-cell office:value-type="float" office:value="41.729170000000003" table:style-name="ce5">
            <text:p>41.7291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1</text:p>
          </table:table-cell>
          <table:table-cell office:value-type="string" table:style-name="ce5">
            <text:p>Bassetlaw</text:p>
          </table:table-cell>
          <table:table-cell office:value-type="float" office:value="135835" table:style-name="ce72">
            <text:p>135,835</text:p>
          </table:table-cell>
          <table:table-cell office:value-type="float" office:value="69857" table:style-name="ce72">
            <text:p>69,857</text:p>
          </table:table-cell>
          <table:table-cell office:value-type="float" office:value="51.427840000000003" table:style-name="ce5">
            <text:p>51.4278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2</text:p>
          </table:table-cell>
          <table:table-cell office:value-type="string" table:style-name="ce5">
            <text:p>Broxtowe</text:p>
          </table:table-cell>
          <table:table-cell office:value-type="float" office:value="101809" table:style-name="ce72">
            <text:p>101,809</text:p>
          </table:table-cell>
          <table:table-cell office:value-type="float" office:value="45758" table:style-name="ce72">
            <text:p>45,758</text:p>
          </table:table-cell>
          <table:table-cell office:value-type="float" office:value="44.944949999999999" table:style-name="ce5">
            <text:p>44.9449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3</text:p>
          </table:table-cell>
          <table:table-cell office:value-type="string" table:style-name="ce5">
            <text:p>Gedling</text:p>
          </table:table-cell>
          <table:table-cell office:value-type="float" office:value="106998" table:style-name="ce72">
            <text:p>106,998</text:p>
          </table:table-cell>
          <table:table-cell office:value-type="float" office:value="47313" table:style-name="ce72">
            <text:p>47,313</text:p>
          </table:table-cell>
          <table:table-cell office:value-type="float" office:value="44.218580000000003" table:style-name="ce5">
            <text:p>44.2185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4</text:p>
          </table:table-cell>
          <table:table-cell office:value-type="string" table:style-name="ce5">
            <text:p>Mansfield</text:p>
          </table:table-cell>
          <table:table-cell office:value-type="float" office:value="124315" table:style-name="ce72">
            <text:p>124,315</text:p>
          </table:table-cell>
          <table:table-cell office:value-type="float" office:value="47310" table:style-name="ce72">
            <text:p>47,310</text:p>
          </table:table-cell>
          <table:table-cell office:value-type="float" office:value="38.056550000000001" table:style-name="ce5">
            <text:p>38.0565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5</text:p>
          </table:table-cell>
          <table:table-cell office:value-type="string" table:style-name="ce5">
            <text:p>Newark and Sherwood</text:p>
          </table:table-cell>
          <table:table-cell office:value-type="float" office:value="127523" table:style-name="ce72">
            <text:p>127,523</text:p>
          </table:table-cell>
          <table:table-cell office:value-type="float" office:value="52650" table:style-name="ce72">
            <text:p>52,650</text:p>
          </table:table-cell>
          <table:table-cell office:value-type="float" office:value="41.286670000000001" table:style-name="ce5">
            <text:p>41.2866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6</text:p>
          </table:table-cell>
          <table:table-cell office:value-type="string" table:style-name="ce5">
            <text:p>Rushcliffe</text:p>
          </table:table-cell>
          <table:table-cell office:value-type="float" office:value="127169" table:style-name="ce72">
            <text:p>127,169</text:p>
          </table:table-cell>
          <table:table-cell office:value-type="float" office:value="56060" table:style-name="ce72">
            <text:p>56,060</text:p>
          </table:table-cell>
          <table:table-cell office:value-type="float" office:value="44.083069999999999" table:style-name="ce5">
            <text:p>44.0830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7</text:p>
          </table:table-cell>
          <table:table-cell office:value-type="string" table:style-name="ce5">
            <text:p>Cherwell</text:p>
          </table:table-cell>
          <table:table-cell office:value-type="float" office:value="176639" table:style-name="ce72">
            <text:p>176,639</text:p>
          </table:table-cell>
          <table:table-cell office:value-type="float" office:value="50081" table:style-name="ce72">
            <text:p>50,081</text:p>
          </table:table-cell>
          <table:table-cell office:value-type="float" office:value="28.352180000000001" table:style-name="ce5">
            <text:p>28.3521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8</text:p>
          </table:table-cell>
          <table:table-cell office:value-type="string" table:style-name="ce5">
            <text:p>Oxford</text:p>
          </table:table-cell>
          <table:table-cell office:value-type="float" office:value="210560" table:style-name="ce72">
            <text:p>210,560</text:p>
          </table:table-cell>
          <table:table-cell office:value-type="float" office:value="58149" table:style-name="ce72">
            <text:p>58,149</text:p>
          </table:table-cell>
          <table:table-cell office:value-type="float" office:value="27.61636" table:style-name="ce5">
            <text:p>27.6163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79</text:p>
          </table:table-cell>
          <table:table-cell office:value-type="string" table:style-name="ce5">
            <text:p>South Oxfordshire</text:p>
          </table:table-cell>
          <table:table-cell office:value-type="float" office:value="169379" table:style-name="ce72">
            <text:p>169,379</text:p>
          </table:table-cell>
          <table:table-cell office:value-type="float" office:value="37375" table:style-name="ce72">
            <text:p>37,375</text:p>
          </table:table-cell>
          <table:table-cell office:value-type="float" office:value="22.065899999999999" table:style-name="ce5">
            <text:p>22.065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80</text:p>
          </table:table-cell>
          <table:table-cell office:value-type="string" table:style-name="ce5">
            <text:p>Vale of White Horse</text:p>
          </table:table-cell>
          <table:table-cell office:value-type="float" office:value="157944" table:style-name="ce72">
            <text:p>157,944</text:p>
          </table:table-cell>
          <table:table-cell office:value-type="float" office:value="38570" table:style-name="ce72">
            <text:p>38,570</text:p>
          </table:table-cell>
          <table:table-cell office:value-type="float" office:value="24.42005" table:style-name="ce5">
            <text:p>24.4200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81</text:p>
          </table:table-cell>
          <table:table-cell office:value-type="string" table:style-name="ce5">
            <text:p>West Oxfordshire</text:p>
          </table:table-cell>
          <table:table-cell office:value-type="float" office:value="132536" table:style-name="ce72">
            <text:p>132,536</text:p>
          </table:table-cell>
          <table:table-cell office:value-type="float" office:value="45478" table:style-name="ce72">
            <text:p>45,478</text:p>
          </table:table-cell>
          <table:table-cell office:value-type="float" office:value="34.313699999999997" table:style-name="ce5">
            <text:p>34.313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87</text:p>
          </table:table-cell>
          <table:table-cell office:value-type="string" table:style-name="ce5">
            <text:p>Mendip</text:p>
          </table:table-cell>
          <table:table-cell office:value-type="float" office:value="132750" table:style-name="ce72">
            <text:p>132,750</text:p>
          </table:table-cell>
          <table:table-cell office:value-type="float" office:value="20874" table:style-name="ce72">
            <text:p>20,874</text:p>
          </table:table-cell>
          <table:table-cell office:value-type="float" office:value="15.72429" table:style-name="ce5">
            <text:p>15.724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88</text:p>
          </table:table-cell>
          <table:table-cell office:value-type="string" table:style-name="ce5">
            <text:p>Sedgemoor</text:p>
          </table:table-cell>
          <table:table-cell office:value-type="float" office:value="147533" table:style-name="ce72">
            <text:p>147,533</text:p>
          </table:table-cell>
          <table:table-cell office:value-type="float" office:value="28018" table:style-name="ce72">
            <text:p>28,018</text:p>
          </table:table-cell>
          <table:table-cell office:value-type="float" office:value="18.991009999999999" table:style-name="ce5">
            <text:p>18.991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89</text:p>
          </table:table-cell>
          <table:table-cell office:value-type="string" table:style-name="ce5">
            <text:p>South Somerset</text:p>
          </table:table-cell>
          <table:table-cell office:value-type="float" office:value="203694" table:style-name="ce72">
            <text:p>203,694</text:p>
          </table:table-cell>
          <table:table-cell office:value-type="float" office:value="33012" table:style-name="ce72">
            <text:p>33,012</text:p>
          </table:table-cell>
          <table:table-cell office:value-type="float" office:value="16.206659999999999" table:style-name="ce5">
            <text:p>16.2066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2</text:p>
          </table:table-cell>
          <table:table-cell office:value-type="string" table:style-name="ce5">
            <text:p>Cannock Chase</text:p>
          </table:table-cell>
          <table:table-cell office:value-type="float" office:value="105854" table:style-name="ce72">
            <text:p>105,854</text:p>
          </table:table-cell>
          <table:table-cell office:value-type="float" office:value="52172" table:style-name="ce72">
            <text:p>52,172</text:p>
          </table:table-cell>
          <table:table-cell office:value-type="float" office:value="49.286749999999998" table:style-name="ce5">
            <text:p>49.2867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3</text:p>
          </table:table-cell>
          <table:table-cell office:value-type="string" table:style-name="ce5">
            <text:p>East Staffordshire</text:p>
          </table:table-cell>
          <table:table-cell office:value-type="float" office:value="139480" table:style-name="ce72">
            <text:p>139,480</text:p>
          </table:table-cell>
          <table:table-cell office:value-type="float" office:value="64834" table:style-name="ce72">
            <text:p>64,834</text:p>
          </table:table-cell>
          <table:table-cell office:value-type="float" office:value="46.48265" table:style-name="ce5">
            <text:p>46.4826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4</text:p>
          </table:table-cell>
          <table:table-cell office:value-type="string" table:style-name="ce5">
            <text:p>Lichfield</text:p>
          </table:table-cell>
          <table:table-cell office:value-type="float" office:value="120906" table:style-name="ce72">
            <text:p>120,906</text:p>
          </table:table-cell>
          <table:table-cell office:value-type="float" office:value="53177" table:style-name="ce72">
            <text:p>53,177</text:p>
          </table:table-cell>
          <table:table-cell office:value-type="float" office:value="43.982100000000003" table:style-name="ce5">
            <text:p>43.982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5</text:p>
          </table:table-cell>
          <table:table-cell office:value-type="string" table:style-name="ce5">
            <text:p>Newcastle-under-Lyme</text:p>
          </table:table-cell>
          <table:table-cell office:value-type="float" office:value="131005" table:style-name="ce72">
            <text:p>131,005</text:p>
          </table:table-cell>
          <table:table-cell office:value-type="float" office:value="72105" table:style-name="ce72">
            <text:p>72,105</text:p>
          </table:table-cell>
          <table:table-cell office:value-type="float" office:value="55.039879999999997" table:style-name="ce5">
            <text:p>55.0398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6</text:p>
          </table:table-cell>
          <table:table-cell office:value-type="string" table:style-name="ce5">
            <text:p>South Staffordshire</text:p>
          </table:table-cell>
          <table:table-cell office:value-type="float" office:value="120625" table:style-name="ce72">
            <text:p>120,625</text:p>
          </table:table-cell>
          <table:table-cell office:value-type="float" office:value="52919" table:style-name="ce72">
            <text:p>52,919</text:p>
          </table:table-cell>
          <table:table-cell office:value-type="float" office:value="43.870669999999997" table:style-name="ce5">
            <text:p>43.8706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7</text:p>
          </table:table-cell>
          <table:table-cell office:value-type="string" table:style-name="ce5">
            <text:p>Stafford</text:p>
          </table:table-cell>
          <table:table-cell office:value-type="float" office:value="158649" table:style-name="ce72">
            <text:p>158,649</text:p>
          </table:table-cell>
          <table:table-cell office:value-type="float" office:value="85151" table:style-name="ce72">
            <text:p>85,151</text:p>
          </table:table-cell>
          <table:table-cell office:value-type="float" office:value="53.67257" table:style-name="ce5">
            <text:p>53.6725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8</text:p>
          </table:table-cell>
          <table:table-cell office:value-type="string" table:style-name="ce5">
            <text:p>Staffordshire Moorlands</text:p>
          </table:table-cell>
          <table:table-cell office:value-type="float" office:value="107103" table:style-name="ce72">
            <text:p>107,103</text:p>
          </table:table-cell>
          <table:table-cell office:value-type="float" office:value="59315" table:style-name="ce72">
            <text:p>59,315</text:p>
          </table:table-cell>
          <table:table-cell office:value-type="float" office:value="55.381270000000001" table:style-name="ce5">
            <text:p>55.3812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199</text:p>
          </table:table-cell>
          <table:table-cell office:value-type="string" table:style-name="ce5">
            <text:p>Tamworth</text:p>
          </table:table-cell>
          <table:table-cell office:value-type="float" office:value="77675" table:style-name="ce72">
            <text:p>77,675</text:p>
          </table:table-cell>
          <table:table-cell office:value-type="float" office:value="39424" table:style-name="ce72">
            <text:p>39,424</text:p>
          </table:table-cell>
          <table:table-cell office:value-type="float" office:value="50.755070000000003" table:style-name="ce5">
            <text:p>50.7550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0</text:p>
          </table:table-cell>
          <table:table-cell office:value-type="string" table:style-name="ce5">
            <text:p>Babergh</text:p>
          </table:table-cell>
          <table:table-cell office:value-type="float" office:value="94070" table:style-name="ce72">
            <text:p>94,070</text:p>
          </table:table-cell>
          <table:table-cell office:value-type="float" office:value="44933" table:style-name="ce72">
            <text:p>44,933</text:p>
          </table:table-cell>
          <table:table-cell office:value-type="float" office:value="47.76549" table:style-name="ce5">
            <text:p>47.765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2</text:p>
          </table:table-cell>
          <table:table-cell office:value-type="string" table:style-name="ce5">
            <text:p>Ipswich</text:p>
          </table:table-cell>
          <table:table-cell office:value-type="float" office:value="158248" table:style-name="ce72">
            <text:p>158,248</text:p>
          </table:table-cell>
          <table:table-cell office:value-type="float" office:value="76598" table:style-name="ce72">
            <text:p>76,598</text:p>
          </table:table-cell>
          <table:table-cell office:value-type="float" office:value="48.403770000000002" table:style-name="ce5">
            <text:p>48.4037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3</text:p>
          </table:table-cell>
          <table:table-cell office:value-type="string" table:style-name="ce5">
            <text:p>Mid Suffolk</text:p>
          </table:table-cell>
          <table:table-cell office:value-type="float" office:value="105753" table:style-name="ce72">
            <text:p>105,753</text:p>
          </table:table-cell>
          <table:table-cell office:value-type="float" office:value="53233" table:style-name="ce72">
            <text:p>53,233</text:p>
          </table:table-cell>
          <table:table-cell office:value-type="float" office:value="50.337110000000003" table:style-name="ce5">
            <text:p>50.3371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7</text:p>
          </table:table-cell>
          <table:table-cell office:value-type="string" table:style-name="ce5">
            <text:p>Elmbridge</text:p>
          </table:table-cell>
          <table:table-cell office:value-type="float" office:value="210533" table:style-name="ce72">
            <text:p>210,533</text:p>
          </table:table-cell>
          <table:table-cell office:value-type="float" office:value="34393" table:style-name="ce72">
            <text:p>34,393</text:p>
          </table:table-cell>
          <table:table-cell office:value-type="float" office:value="16.33616" table:style-name="ce5">
            <text:p>16.336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8</text:p>
          </table:table-cell>
          <table:table-cell office:value-type="string" table:style-name="ce5">
            <text:p>Epsom and Ewell</text:p>
          </table:table-cell>
          <table:table-cell office:value-type="float" office:value="99148" table:style-name="ce72">
            <text:p>99,148</text:p>
          </table:table-cell>
          <table:table-cell office:value-type="float" office:value="20107" table:style-name="ce72">
            <text:p>20,107</text:p>
          </table:table-cell>
          <table:table-cell office:value-type="float" office:value="20.279779999999999" table:style-name="ce5">
            <text:p>20.279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09</text:p>
          </table:table-cell>
          <table:table-cell office:value-type="string" table:style-name="ce5">
            <text:p>Guildford</text:p>
          </table:table-cell>
          <table:table-cell office:value-type="float" office:value="189914" table:style-name="ce72">
            <text:p>189,914</text:p>
          </table:table-cell>
          <table:table-cell office:value-type="float" office:value="31230" table:style-name="ce72">
            <text:p>31,230</text:p>
          </table:table-cell>
          <table:table-cell office:value-type="float" office:value="16.444289999999999" table:style-name="ce5">
            <text:p>16.444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0</text:p>
          </table:table-cell>
          <table:table-cell office:value-type="string" table:style-name="ce5">
            <text:p>Mole Valley</text:p>
          </table:table-cell>
          <table:table-cell office:value-type="float" office:value="109862" table:style-name="ce72">
            <text:p>109,862</text:p>
          </table:table-cell>
          <table:table-cell office:value-type="float" office:value="22088" table:style-name="ce72">
            <text:p>22,088</text:p>
          </table:table-cell>
          <table:table-cell office:value-type="float" office:value="20.105219999999999" table:style-name="ce5">
            <text:p>20.105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1</text:p>
          </table:table-cell>
          <table:table-cell office:value-type="string" table:style-name="ce5">
            <text:p>Reigate and Banstead</text:p>
          </table:table-cell>
          <table:table-cell office:value-type="float" office:value="203073" table:style-name="ce72">
            <text:p>203,073</text:p>
          </table:table-cell>
          <table:table-cell office:value-type="float" office:value="35498" table:style-name="ce72">
            <text:p>35,498</text:p>
          </table:table-cell>
          <table:table-cell office:value-type="float" office:value="17.480409999999999" table:style-name="ce5">
            <text:p>17.4804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2</text:p>
          </table:table-cell>
          <table:table-cell office:value-type="string" table:style-name="ce5">
            <text:p>Runnymede</text:p>
          </table:table-cell>
          <table:table-cell office:value-type="float" office:value="119741" table:style-name="ce72">
            <text:p>119,741</text:p>
          </table:table-cell>
          <table:table-cell office:value-type="float" office:value="21475" table:style-name="ce72">
            <text:p>21,475</text:p>
          </table:table-cell>
          <table:table-cell office:value-type="float" office:value="17.934539999999998" table:style-name="ce5">
            <text:p>17.9345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3</text:p>
          </table:table-cell>
          <table:table-cell office:value-type="string" table:style-name="ce5">
            <text:p>Spelthorne</text:p>
          </table:table-cell>
          <table:table-cell office:value-type="float" office:value="124471" table:style-name="ce72">
            <text:p>124,471</text:p>
          </table:table-cell>
          <table:table-cell office:value-type="float" office:value="22529" table:style-name="ce72">
            <text:p>22,529</text:p>
          </table:table-cell>
          <table:table-cell office:value-type="float" office:value="18.099799999999998" table:style-name="ce5">
            <text:p>18.09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4</text:p>
          </table:table-cell>
          <table:table-cell office:value-type="string" table:style-name="ce5">
            <text:p>Surrey Heath</text:p>
          </table:table-cell>
          <table:table-cell office:value-type="float" office:value="120607" table:style-name="ce72">
            <text:p>120,607</text:p>
          </table:table-cell>
          <table:table-cell office:value-type="float" office:value="24502" table:style-name="ce72">
            <text:p>24,502</text:p>
          </table:table-cell>
          <table:table-cell office:value-type="float" office:value="20.315570000000001" table:style-name="ce5">
            <text:p>20.3155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5</text:p>
          </table:table-cell>
          <table:table-cell office:value-type="string" table:style-name="ce5">
            <text:p>Tandridge</text:p>
          </table:table-cell>
          <table:table-cell office:value-type="float" office:value="108541" table:style-name="ce72">
            <text:p>108,541</text:p>
          </table:table-cell>
          <table:table-cell office:value-type="float" office:value="24167" table:style-name="ce72">
            <text:p>24,167</text:p>
          </table:table-cell>
          <table:table-cell office:value-type="float" office:value="22.265319999999999" table:style-name="ce5">
            <text:p>22.2653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6</text:p>
          </table:table-cell>
          <table:table-cell office:value-type="string" table:style-name="ce5">
            <text:p>Waverley</text:p>
          </table:table-cell>
          <table:table-cell office:value-type="float" office:value="182869" table:style-name="ce72">
            <text:p>182,869</text:p>
          </table:table-cell>
          <table:table-cell office:value-type="float" office:value="33232" table:style-name="ce72">
            <text:p>33,232</text:p>
          </table:table-cell>
          <table:table-cell office:value-type="float" office:value="18.17257" table:style-name="ce5">
            <text:p>18.1725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7</text:p>
          </table:table-cell>
          <table:table-cell office:value-type="string" table:style-name="ce5">
            <text:p>Woking</text:p>
          </table:table-cell>
          <table:table-cell office:value-type="float" office:value="137751" table:style-name="ce72">
            <text:p>137,751</text:p>
          </table:table-cell>
          <table:table-cell office:value-type="float" office:value="27444" table:style-name="ce72">
            <text:p>27,444</text:p>
          </table:table-cell>
          <table:table-cell office:value-type="float" office:value="19.922899999999998" table:style-name="ce5">
            <text:p>19.92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8</text:p>
          </table:table-cell>
          <table:table-cell office:value-type="string" table:style-name="ce5">
            <text:p>North Warwickshire</text:p>
          </table:table-cell>
          <table:table-cell office:value-type="float" office:value="66404" table:style-name="ce72">
            <text:p>66,404</text:p>
          </table:table-cell>
          <table:table-cell office:value-type="float" office:value="34707" table:style-name="ce72">
            <text:p>34,707</text:p>
          </table:table-cell>
          <table:table-cell office:value-type="float" office:value="52.26643" table:style-name="ce5">
            <text:p>52.266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19</text:p>
          </table:table-cell>
          <table:table-cell office:value-type="string" table:style-name="ce5">
            <text:p>Nuneaton and Bedworth</text:p>
          </table:table-cell>
          <table:table-cell office:value-type="float" office:value="133779" table:style-name="ce72">
            <text:p>133,779</text:p>
          </table:table-cell>
          <table:table-cell office:value-type="float" office:value="70840" table:style-name="ce72">
            <text:p>70,840</text:p>
          </table:table-cell>
          <table:table-cell office:value-type="float" office:value="52.953000000000003" table:style-name="ce5">
            <text:p>52.95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0</text:p>
          </table:table-cell>
          <table:table-cell office:value-type="string" table:style-name="ce5">
            <text:p>Rugby</text:p>
          </table:table-cell>
          <table:table-cell office:value-type="float" office:value="130262" table:style-name="ce72">
            <text:p>130,262</text:p>
          </table:table-cell>
          <table:table-cell office:value-type="float" office:value="66332" table:style-name="ce72">
            <text:p>66,332</text:p>
          </table:table-cell>
          <table:table-cell office:value-type="float" office:value="50.921990000000001" table:style-name="ce5">
            <text:p>50.9219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1</text:p>
          </table:table-cell>
          <table:table-cell office:value-type="string" table:style-name="ce5">
            <text:p>Stratford-on-Avon</text:p>
          </table:table-cell>
          <table:table-cell office:value-type="float" office:value="158852" table:style-name="ce72">
            <text:p>158,852</text:p>
          </table:table-cell>
          <table:table-cell office:value-type="float" office:value="76552" table:style-name="ce72">
            <text:p>76,552</text:p>
          </table:table-cell>
          <table:table-cell office:value-type="float" office:value="48.190770000000001" table:style-name="ce5">
            <text:p>48.1907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2</text:p>
          </table:table-cell>
          <table:table-cell office:value-type="string" table:style-name="ce5">
            <text:p>Warwick</text:p>
          </table:table-cell>
          <table:table-cell office:value-type="float" office:value="184186" table:style-name="ce72">
            <text:p>184,186</text:p>
          </table:table-cell>
          <table:table-cell office:value-type="float" office:value="92631" table:style-name="ce72">
            <text:p>92,631</text:p>
          </table:table-cell>
          <table:table-cell office:value-type="float" office:value="50.292099999999998" table:style-name="ce5">
            <text:p>50.292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3</text:p>
          </table:table-cell>
          <table:table-cell office:value-type="string" table:style-name="ce5">
            <text:p>Adur</text:p>
          </table:table-cell>
          <table:table-cell office:value-type="float" office:value="68738" table:style-name="ce72">
            <text:p>68,738</text:p>
          </table:table-cell>
          <table:table-cell office:value-type="float" office:value="11600" table:style-name="ce72">
            <text:p>11,600</text:p>
          </table:table-cell>
          <table:table-cell office:value-type="float" office:value="16.87567" table:style-name="ce5">
            <text:p>16.8756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4</text:p>
          </table:table-cell>
          <table:table-cell office:value-type="string" table:style-name="ce5">
            <text:p>Arun</text:p>
          </table:table-cell>
          <table:table-cell office:value-type="float" office:value="203106" table:style-name="ce72">
            <text:p>203,106</text:p>
          </table:table-cell>
          <table:table-cell office:value-type="float" office:value="33186" table:style-name="ce72">
            <text:p>33,186</text:p>
          </table:table-cell>
          <table:table-cell office:value-type="float" office:value="16.33925" table:style-name="ce5">
            <text:p>16.339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5</text:p>
          </table:table-cell>
          <table:table-cell office:value-type="string" table:style-name="ce5">
            <text:p>Chichester</text:p>
          </table:table-cell>
          <table:table-cell office:value-type="float" office:value="154121" table:style-name="ce72">
            <text:p>154,121</text:p>
          </table:table-cell>
          <table:table-cell office:value-type="float" office:value="39653" table:style-name="ce72">
            <text:p>39,653</text:p>
          </table:table-cell>
          <table:table-cell office:value-type="float" office:value="25.728490000000001" table:style-name="ce5">
            <text:p>25.728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6</text:p>
          </table:table-cell>
          <table:table-cell office:value-type="string" table:style-name="ce5">
            <text:p>Crawley</text:p>
          </table:table-cell>
          <table:table-cell office:value-type="float" office:value="140549" table:style-name="ce72">
            <text:p>140,549</text:p>
          </table:table-cell>
          <table:table-cell office:value-type="float" office:value="27778" table:style-name="ce72">
            <text:p>27,778</text:p>
          </table:table-cell>
          <table:table-cell office:value-type="float" office:value="19.763929999999998" table:style-name="ce5">
            <text:p>19.7639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7</text:p>
          </table:table-cell>
          <table:table-cell office:value-type="string" table:style-name="ce5">
            <text:p>Horsham</text:p>
          </table:table-cell>
          <table:table-cell office:value-type="float" office:value="168467" table:style-name="ce72">
            <text:p>168,467</text:p>
          </table:table-cell>
          <table:table-cell office:value-type="float" office:value="24940" table:style-name="ce72">
            <text:p>24,940</text:p>
          </table:table-cell>
          <table:table-cell office:value-type="float" office:value="14.80409" table:style-name="ce5">
            <text:p>14.8040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8</text:p>
          </table:table-cell>
          <table:table-cell office:value-type="string" table:style-name="ce5">
            <text:p>Mid Sussex</text:p>
          </table:table-cell>
          <table:table-cell office:value-type="float" office:value="189670" table:style-name="ce72">
            <text:p>189,670</text:p>
          </table:table-cell>
          <table:table-cell office:value-type="float" office:value="28822" table:style-name="ce72">
            <text:p>28,822</text:p>
          </table:table-cell>
          <table:table-cell office:value-type="float" office:value="15.195869999999999" table:style-name="ce5">
            <text:p>15.1958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29</text:p>
          </table:table-cell>
          <table:table-cell office:value-type="string" table:style-name="ce5">
            <text:p>Worthing</text:p>
          </table:table-cell>
          <table:table-cell office:value-type="float" office:value="131927" table:style-name="ce72">
            <text:p>131,927</text:p>
          </table:table-cell>
          <table:table-cell office:value-type="float" office:value="20350" table:style-name="ce72">
            <text:p>20,350</text:p>
          </table:table-cell>
          <table:table-cell office:value-type="float" office:value="15.4252" table:style-name="ce5">
            <text:p>15.425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4</text:p>
          </table:table-cell>
          <table:table-cell office:value-type="string" table:style-name="ce5">
            <text:p>Bromsgrove</text:p>
          </table:table-cell>
          <table:table-cell office:value-type="float" office:value="120976" table:style-name="ce72">
            <text:p>120,976</text:p>
          </table:table-cell>
          <table:table-cell office:value-type="float" office:value="56992" table:style-name="ce72">
            <text:p>56,992</text:p>
          </table:table-cell>
          <table:table-cell office:value-type="float" office:value="47.110169999999997" table:style-name="ce5">
            <text:p>47.1101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5</text:p>
          </table:table-cell>
          <table:table-cell office:value-type="string" table:style-name="ce5">
            <text:p>Malvern Hills</text:p>
          </table:table-cell>
          <table:table-cell office:value-type="float" office:value="82198" table:style-name="ce72">
            <text:p>82,198</text:p>
          </table:table-cell>
          <table:table-cell office:value-type="float" office:value="36305" table:style-name="ce72">
            <text:p>36,305</text:p>
          </table:table-cell>
          <table:table-cell office:value-type="float" office:value="44.167740000000002" table:style-name="ce5">
            <text:p>44.1677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6</text:p>
          </table:table-cell>
          <table:table-cell office:value-type="string" table:style-name="ce5">
            <text:p>Redditch</text:p>
          </table:table-cell>
          <table:table-cell office:value-type="float" office:value="82980" table:style-name="ce72">
            <text:p>82,980</text:p>
          </table:table-cell>
          <table:table-cell office:value-type="float" office:value="43346" table:style-name="ce72">
            <text:p>43,346</text:p>
          </table:table-cell>
          <table:table-cell office:value-type="float" office:value="52.23668" table:style-name="ce5">
            <text:p>52.236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7</text:p>
          </table:table-cell>
          <table:table-cell office:value-type="string" table:style-name="ce5">
            <text:p>Worcester</text:p>
          </table:table-cell>
          <table:table-cell office:value-type="float" office:value="103164" table:style-name="ce72">
            <text:p>103,164</text:p>
          </table:table-cell>
          <table:table-cell office:value-type="float" office:value="50657" table:style-name="ce72">
            <text:p>50,657</text:p>
          </table:table-cell>
          <table:table-cell office:value-type="float" office:value="49.103369999999998" table:style-name="ce5">
            <text:p>49.1033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8</text:p>
          </table:table-cell>
          <table:table-cell office:value-type="string" table:style-name="ce5">
            <text:p>Wychavon</text:p>
          </table:table-cell>
          <table:table-cell office:value-type="float" office:value="135046" table:style-name="ce72">
            <text:p>135,046</text:p>
          </table:table-cell>
          <table:table-cell office:value-type="float" office:value="64107" table:style-name="ce72">
            <text:p>64,107</text:p>
          </table:table-cell>
          <table:table-cell office:value-type="float" office:value="47.470489999999998" table:style-name="ce5">
            <text:p>47.4704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39</text:p>
          </table:table-cell>
          <table:table-cell office:value-type="string" table:style-name="ce5">
            <text:p>Wyre Forest</text:p>
          </table:table-cell>
          <table:table-cell office:value-type="float" office:value="106146" table:style-name="ce72">
            <text:p>106,146</text:p>
          </table:table-cell>
          <table:table-cell office:value-type="float" office:value="53899" table:style-name="ce72">
            <text:p>53,899</text:p>
          </table:table-cell>
          <table:table-cell office:value-type="float" office:value="50.778170000000003" table:style-name="ce5">
            <text:p>50.7781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0</text:p>
          </table:table-cell>
          <table:table-cell office:value-type="string" table:style-name="ce5">
            <text:p>St Albans</text:p>
          </table:table-cell>
          <table:table-cell office:value-type="float" office:value="210819" table:style-name="ce72">
            <text:p>210,819</text:p>
          </table:table-cell>
          <table:table-cell office:value-type="float" office:value="72006" table:style-name="ce72">
            <text:p>72,006</text:p>
          </table:table-cell>
          <table:table-cell office:value-type="float" office:value="34.155369999999998" table:style-name="ce5">
            <text:p>34.1553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1</text:p>
          </table:table-cell>
          <table:table-cell office:value-type="string" table:style-name="ce5">
            <text:p>Welwyn Hatfield</text:p>
          </table:table-cell>
          <table:table-cell office:value-type="float" office:value="134773" table:style-name="ce72">
            <text:p>134,773</text:p>
          </table:table-cell>
          <table:table-cell office:value-type="float" office:value="55491" table:style-name="ce72">
            <text:p>55,491</text:p>
          </table:table-cell>
          <table:table-cell office:value-type="float" office:value="41.173679999999997" table:style-name="ce5">
            <text:p>41.173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2</text:p>
          </table:table-cell>
          <table:table-cell office:value-type="string" table:style-name="ce5">
            <text:p>East Hertfordshire</text:p>
          </table:table-cell>
          <table:table-cell office:value-type="float" office:value="174719" table:style-name="ce72">
            <text:p>174,719</text:p>
          </table:table-cell>
          <table:table-cell office:value-type="float" office:value="69187" table:style-name="ce72">
            <text:p>69,187</text:p>
          </table:table-cell>
          <table:table-cell office:value-type="float" office:value="39.59901" table:style-name="ce5">
            <text:p>39.599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3</text:p>
          </table:table-cell>
          <table:table-cell office:value-type="string" table:style-name="ce5">
            <text:p>Stevenage</text:p>
          </table:table-cell>
          <table:table-cell office:value-type="float" office:value="95455" table:style-name="ce72">
            <text:p>95,455</text:p>
          </table:table-cell>
          <table:table-cell office:value-type="float" office:value="52477" table:style-name="ce72">
            <text:p>52,477</text:p>
          </table:table-cell>
          <table:table-cell office:value-type="float" office:value="54.975639999999999" table:style-name="ce5">
            <text:p>54.9756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4</text:p>
          </table:table-cell>
          <table:table-cell office:value-type="string" table:style-name="ce5">
            <text:p>East Suffolk</text:p>
          </table:table-cell>
          <table:table-cell office:value-type="float" office:value="269291" table:style-name="ce72">
            <text:p>269,291</text:p>
          </table:table-cell>
          <table:table-cell office:value-type="float" office:value="121537" table:style-name="ce72">
            <text:p>121,537</text:p>
          </table:table-cell>
          <table:table-cell office:value-type="float" office:value="45.132219999999997" table:style-name="ce5">
            <text:p>45.132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5</text:p>
          </table:table-cell>
          <table:table-cell office:value-type="string" table:style-name="ce5">
            <text:p>West Suffolk</text:p>
          </table:table-cell>
          <table:table-cell office:value-type="float" office:value="195783" table:style-name="ce72">
            <text:p>195,783</text:p>
          </table:table-cell>
          <table:table-cell office:value-type="float" office:value="86213" table:style-name="ce72">
            <text:p>86,213</text:p>
          </table:table-cell>
          <table:table-cell office:value-type="float" office:value="44.034979999999997" table:style-name="ce5">
            <text:p>44.034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7000246</text:p>
          </table:table-cell>
          <table:table-cell office:value-type="string" table:style-name="ce5">
            <text:p>Somerset West and Taunton</text:p>
          </table:table-cell>
          <table:table-cell office:value-type="float" office:value="214050" table:style-name="ce72">
            <text:p>214,050</text:p>
          </table:table-cell>
          <table:table-cell office:value-type="float" office:value="38430" table:style-name="ce72">
            <text:p>38,430</text:p>
          </table:table-cell>
          <table:table-cell office:value-type="float" office:value="17.953749999999999" table:style-name="ce5">
            <text:p>17.9537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1</text:p>
          </table:table-cell>
          <table:table-cell office:value-type="string" table:style-name="ce5">
            <text:p>Bolton</text:p>
          </table:table-cell>
          <table:table-cell office:value-type="float" office:value="285040" table:style-name="ce72">
            <text:p>285,040</text:p>
          </table:table-cell>
          <table:table-cell office:value-type="float" office:value="114418" table:style-name="ce72">
            <text:p>114,418</text:p>
          </table:table-cell>
          <table:table-cell office:value-type="float" office:value="40.141030000000001" table:style-name="ce5">
            <text:p>40.1410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2</text:p>
          </table:table-cell>
          <table:table-cell office:value-type="string" table:style-name="ce5">
            <text:p>Bury</text:p>
          </table:table-cell>
          <table:table-cell office:value-type="float" office:value="190637" table:style-name="ce72">
            <text:p>190,637</text:p>
          </table:table-cell>
          <table:table-cell office:value-type="float" office:value="89731" table:style-name="ce72">
            <text:p>89,731</text:p>
          </table:table-cell>
          <table:table-cell office:value-type="float" office:value="47.069040000000001" table:style-name="ce5">
            <text:p>47.069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3</text:p>
          </table:table-cell>
          <table:table-cell office:value-type="string" table:style-name="ce5">
            <text:p>Manchester</text:p>
          </table:table-cell>
          <table:table-cell office:value-type="float" office:value="662642" table:style-name="ce72">
            <text:p>662,642</text:p>
          </table:table-cell>
          <table:table-cell office:value-type="float" office:value="267346" table:style-name="ce72">
            <text:p>267,346</text:p>
          </table:table-cell>
          <table:table-cell office:value-type="float" office:value="40.345469999999999" table:style-name="ce5">
            <text:p>40.3454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4</text:p>
          </table:table-cell>
          <table:table-cell office:value-type="string" table:style-name="ce5">
            <text:p>Oldham</text:p>
          </table:table-cell>
          <table:table-cell office:value-type="float" office:value="210217" table:style-name="ce72">
            <text:p>210,217</text:p>
          </table:table-cell>
          <table:table-cell office:value-type="float" office:value="105763" table:style-name="ce72">
            <text:p>105,763</text:p>
          </table:table-cell>
          <table:table-cell office:value-type="float" office:value="50.311340000000001" table:style-name="ce5">
            <text:p>50.3113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5</text:p>
          </table:table-cell>
          <table:table-cell office:value-type="string" table:style-name="ce5">
            <text:p>Rochdale</text:p>
          </table:table-cell>
          <table:table-cell office:value-type="float" office:value="215798" table:style-name="ce72">
            <text:p>215,798</text:p>
          </table:table-cell>
          <table:table-cell office:value-type="float" office:value="113246" table:style-name="ce72">
            <text:p>113,246</text:p>
          </table:table-cell>
          <table:table-cell office:value-type="float" office:value="52.477780000000003" table:style-name="ce5">
            <text:p>52.477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6</text:p>
          </table:table-cell>
          <table:table-cell office:value-type="string" table:style-name="ce5">
            <text:p>Salford</text:p>
          </table:table-cell>
          <table:table-cell office:value-type="float" office:value="341491" table:style-name="ce72">
            <text:p>341,491</text:p>
          </table:table-cell>
          <table:table-cell office:value-type="float" office:value="134245" table:style-name="ce72">
            <text:p>134,245</text:p>
          </table:table-cell>
          <table:table-cell office:value-type="float" office:value="39.311430000000001" table:style-name="ce5">
            <text:p>39.311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7</text:p>
          </table:table-cell>
          <table:table-cell office:value-type="string" table:style-name="ce5">
            <text:p>Stockport</text:p>
          </table:table-cell>
          <table:table-cell office:value-type="float" office:value="348459" table:style-name="ce72">
            <text:p>348,459</text:p>
          </table:table-cell>
          <table:table-cell office:value-type="float" office:value="162220" table:style-name="ce72">
            <text:p>162,220</text:p>
          </table:table-cell>
          <table:table-cell office:value-type="float" office:value="46.553539999999998" table:style-name="ce5">
            <text:p>46.5535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8</text:p>
          </table:table-cell>
          <table:table-cell office:value-type="string" table:style-name="ce5">
            <text:p>Tameside</text:p>
          </table:table-cell>
          <table:table-cell office:value-type="float" office:value="233472" table:style-name="ce72">
            <text:p>233,472</text:p>
          </table:table-cell>
          <table:table-cell office:value-type="float" office:value="121399" table:style-name="ce72">
            <text:p>121,399</text:p>
          </table:table-cell>
          <table:table-cell office:value-type="float" office:value="51.997239999999998" table:style-name="ce5">
            <text:p>51.997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09</text:p>
          </table:table-cell>
          <table:table-cell office:value-type="string" table:style-name="ce5">
            <text:p>Trafford</text:p>
          </table:table-cell>
          <table:table-cell office:value-type="float" office:value="313670" table:style-name="ce72">
            <text:p>313,670</text:p>
          </table:table-cell>
          <table:table-cell office:value-type="float" office:value="137081" table:style-name="ce72">
            <text:p>137,081</text:p>
          </table:table-cell>
          <table:table-cell office:value-type="float" office:value="43.702300000000001" table:style-name="ce5">
            <text:p>43.702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0</text:p>
          </table:table-cell>
          <table:table-cell office:value-type="string" table:style-name="ce5">
            <text:p>Wigan</text:p>
          </table:table-cell>
          <table:table-cell office:value-type="float" office:value="378318" table:style-name="ce72">
            <text:p>378,318</text:p>
          </table:table-cell>
          <table:table-cell office:value-type="float" office:value="160817" table:style-name="ce72">
            <text:p>160,817</text:p>
          </table:table-cell>
          <table:table-cell office:value-type="float" office:value="42.508420000000001" table:style-name="ce5">
            <text:p>42.5084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1</text:p>
          </table:table-cell>
          <table:table-cell office:value-type="string" table:style-name="ce5">
            <text:p>Knowsley</text:p>
          </table:table-cell>
          <table:table-cell office:value-type="float" office:value="158742" table:style-name="ce72">
            <text:p>158,742</text:p>
          </table:table-cell>
          <table:table-cell office:value-type="float" office:value="73331" table:style-name="ce72">
            <text:p>73,331</text:p>
          </table:table-cell>
          <table:table-cell office:value-type="float" office:value="46.195079999999997" table:style-name="ce5">
            <text:p>46.1950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2</text:p>
          </table:table-cell>
          <table:table-cell office:value-type="string" table:style-name="ce5">
            <text:p>Liverpool</text:p>
          </table:table-cell>
          <table:table-cell office:value-type="float" office:value="514344" table:style-name="ce72">
            <text:p>514,344</text:p>
          </table:table-cell>
          <table:table-cell office:value-type="float" office:value="209105" table:style-name="ce72">
            <text:p>209,105</text:p>
          </table:table-cell>
          <table:table-cell office:value-type="float" office:value="40.654699999999998" table:style-name="ce5">
            <text:p>40.654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3</text:p>
          </table:table-cell>
          <table:table-cell office:value-type="string" table:style-name="ce5">
            <text:p>St. Helens</text:p>
          </table:table-cell>
          <table:table-cell office:value-type="float" office:value="200463" table:style-name="ce72">
            <text:p>200,463</text:p>
          </table:table-cell>
          <table:table-cell office:value-type="float" office:value="95313" table:style-name="ce72">
            <text:p>95,313</text:p>
          </table:table-cell>
          <table:table-cell office:value-type="float" office:value="47.546430000000001" table:style-name="ce5">
            <text:p>47.5464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4</text:p>
          </table:table-cell>
          <table:table-cell office:value-type="string" table:style-name="ce5">
            <text:p>Sefton</text:p>
          </table:table-cell>
          <table:table-cell office:value-type="float" office:value="318287" table:style-name="ce72">
            <text:p>318,287</text:p>
          </table:table-cell>
          <table:table-cell office:value-type="float" office:value="156357" table:style-name="ce72">
            <text:p>156,357</text:p>
          </table:table-cell>
          <table:table-cell office:value-type="float" office:value="49.12453" table:style-name="ce5">
            <text:p>49.1245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5</text:p>
          </table:table-cell>
          <table:table-cell office:value-type="string" table:style-name="ce5">
            <text:p>Wirral</text:p>
          </table:table-cell>
          <table:table-cell office:value-type="float" office:value="384591" table:style-name="ce72">
            <text:p>384,591</text:p>
          </table:table-cell>
          <table:table-cell office:value-type="float" office:value="164190" table:style-name="ce72">
            <text:p>164,190</text:p>
          </table:table-cell>
          <table:table-cell office:value-type="float" office:value="42.69211" table:style-name="ce5">
            <text:p>42.6921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6</text:p>
          </table:table-cell>
          <table:table-cell office:value-type="string" table:style-name="ce5">
            <text:p>Barnsley</text:p>
          </table:table-cell>
          <table:table-cell office:value-type="float" office:value="250134" table:style-name="ce72">
            <text:p>250,134</text:p>
          </table:table-cell>
          <table:table-cell office:value-type="float" office:value="135187" table:style-name="ce72">
            <text:p>135,187</text:p>
          </table:table-cell>
          <table:table-cell office:value-type="float" office:value="54.045830000000002" table:style-name="ce5">
            <text:p>54.0458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7</text:p>
          </table:table-cell>
          <table:table-cell office:value-type="string" table:style-name="ce5">
            <text:p>Doncaster</text:p>
          </table:table-cell>
          <table:table-cell office:value-type="float" office:value="343881" table:style-name="ce72">
            <text:p>343,881</text:p>
          </table:table-cell>
          <table:table-cell office:value-type="float" office:value="179670" table:style-name="ce72">
            <text:p>179,670</text:p>
          </table:table-cell>
          <table:table-cell office:value-type="float" office:value="52.247729999999997" table:style-name="ce5">
            <text:p>52.2477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8</text:p>
          </table:table-cell>
          <table:table-cell office:value-type="string" table:style-name="ce5">
            <text:p>Rotherham</text:p>
          </table:table-cell>
          <table:table-cell office:value-type="float" office:value="265773" table:style-name="ce72">
            <text:p>265,773</text:p>
          </table:table-cell>
          <table:table-cell office:value-type="float" office:value="140105" table:style-name="ce72">
            <text:p>140,105</text:p>
          </table:table-cell>
          <table:table-cell office:value-type="float" office:value="52.71604" table:style-name="ce5">
            <text:p>52.716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19</text:p>
          </table:table-cell>
          <table:table-cell office:value-type="string" table:style-name="ce5">
            <text:p>Sheffield</text:p>
          </table:table-cell>
          <table:table-cell office:value-type="float" office:value="561603" table:style-name="ce72">
            <text:p>561,603</text:p>
          </table:table-cell>
          <table:table-cell office:value-type="float" office:value="279868" table:style-name="ce72">
            <text:p>279,868</text:p>
          </table:table-cell>
          <table:table-cell office:value-type="float" office:value="49.833779999999997" table:style-name="ce5">
            <text:p>49.833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1</text:p>
          </table:table-cell>
          <table:table-cell office:value-type="string" table:style-name="ce5">
            <text:p>Newcastle upon Tyne</text:p>
          </table:table-cell>
          <table:table-cell office:value-type="float" office:value="333225" table:style-name="ce72">
            <text:p>333,225</text:p>
          </table:table-cell>
          <table:table-cell office:value-type="float" office:value="184703" table:style-name="ce72">
            <text:p>184,703</text:p>
          </table:table-cell>
          <table:table-cell office:value-type="float" office:value="55.428910000000002" table:style-name="ce5">
            <text:p>55.4289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2</text:p>
          </table:table-cell>
          <table:table-cell office:value-type="string" table:style-name="ce5">
            <text:p>North Tyneside</text:p>
          </table:table-cell>
          <table:table-cell office:value-type="float" office:value="228721" table:style-name="ce72">
            <text:p>228,721</text:p>
          </table:table-cell>
          <table:table-cell office:value-type="float" office:value="138851" table:style-name="ce72">
            <text:p>138,851</text:p>
          </table:table-cell>
          <table:table-cell office:value-type="float" office:value="60.707590000000003" table:style-name="ce5">
            <text:p>60.7075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3</text:p>
          </table:table-cell>
          <table:table-cell office:value-type="string" table:style-name="ce5">
            <text:p>South Tyneside</text:p>
          </table:table-cell>
          <table:table-cell office:value-type="float" office:value="156394" table:style-name="ce72">
            <text:p>156,394</text:p>
          </table:table-cell>
          <table:table-cell office:value-type="float" office:value="89290" table:style-name="ce72">
            <text:p>89,290</text:p>
          </table:table-cell>
          <table:table-cell office:value-type="float" office:value="57.092979999999997" table:style-name="ce5">
            <text:p>57.0929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4</text:p>
          </table:table-cell>
          <table:table-cell office:value-type="string" table:style-name="ce5">
            <text:p>Sunderland</text:p>
          </table:table-cell>
          <table:table-cell office:value-type="float" office:value="291112" table:style-name="ce72">
            <text:p>291,112</text:p>
          </table:table-cell>
          <table:table-cell office:value-type="float" office:value="167955" table:style-name="ce72">
            <text:p>167,955</text:p>
          </table:table-cell>
          <table:table-cell office:value-type="float" office:value="57.694290000000002" table:style-name="ce5">
            <text:p>57.6942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5</text:p>
          </table:table-cell>
          <table:table-cell office:value-type="string" table:style-name="ce5">
            <text:p>Birmingham</text:p>
          </table:table-cell>
          <table:table-cell office:value-type="float" office:value="1092720" table:style-name="ce72">
            <text:p>1,092,720</text:p>
          </table:table-cell>
          <table:table-cell office:value-type="float" office:value="436724" table:style-name="ce72">
            <text:p>436,724</text:p>
          </table:table-cell>
          <table:table-cell office:value-type="float" office:value="39.96669" table:style-name="ce5">
            <text:p>39.9666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6</text:p>
          </table:table-cell>
          <table:table-cell office:value-type="string" table:style-name="ce5">
            <text:p>Coventry</text:p>
          </table:table-cell>
          <table:table-cell office:value-type="float" office:value="373449" table:style-name="ce72">
            <text:p>373,449</text:p>
          </table:table-cell>
          <table:table-cell office:value-type="float" office:value="171234" table:style-name="ce72">
            <text:p>171,234</text:p>
          </table:table-cell>
          <table:table-cell office:value-type="float" office:value="45.852040000000002" table:style-name="ce5">
            <text:p>45.852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7</text:p>
          </table:table-cell>
          <table:table-cell office:value-type="string" table:style-name="ce5">
            <text:p>Dudley</text:p>
          </table:table-cell>
          <table:table-cell office:value-type="float" office:value="328792" table:style-name="ce72">
            <text:p>328,792</text:p>
          </table:table-cell>
          <table:table-cell office:value-type="float" office:value="152001" table:style-name="ce72">
            <text:p>152,001</text:p>
          </table:table-cell>
          <table:table-cell office:value-type="float" office:value="46.230139999999999" table:style-name="ce5">
            <text:p>46.2301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8</text:p>
          </table:table-cell>
          <table:table-cell office:value-type="string" table:style-name="ce5">
            <text:p>Sandwell</text:p>
          </table:table-cell>
          <table:table-cell office:value-type="float" office:value="315957" table:style-name="ce72">
            <text:p>315,957</text:p>
          </table:table-cell>
          <table:table-cell office:value-type="float" office:value="139634" table:style-name="ce72">
            <text:p>139,634</text:p>
          </table:table-cell>
          <table:table-cell office:value-type="float" office:value="44.193989999999999" table:style-name="ce5">
            <text:p>44.1939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29</text:p>
          </table:table-cell>
          <table:table-cell office:value-type="string" table:style-name="ce5">
            <text:p>Solihull</text:p>
          </table:table-cell>
          <table:table-cell office:value-type="float" office:value="235792" table:style-name="ce72">
            <text:p>235,792</text:p>
          </table:table-cell>
          <table:table-cell office:value-type="float" office:value="109452" table:style-name="ce72">
            <text:p>109,452</text:p>
          </table:table-cell>
          <table:table-cell office:value-type="float" office:value="46.418880000000001" table:style-name="ce5">
            <text:p>46.4188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0</text:p>
          </table:table-cell>
          <table:table-cell office:value-type="string" table:style-name="ce5">
            <text:p>Walsall</text:p>
          </table:table-cell>
          <table:table-cell office:value-type="float" office:value="264232" table:style-name="ce72">
            <text:p>264,232</text:p>
          </table:table-cell>
          <table:table-cell office:value-type="float" office:value="116629" table:style-name="ce72">
            <text:p>116,629</text:p>
          </table:table-cell>
          <table:table-cell office:value-type="float" office:value="44.138860000000001" table:style-name="ce5">
            <text:p>44.1388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1</text:p>
          </table:table-cell>
          <table:table-cell office:value-type="string" table:style-name="ce5">
            <text:p>Wolverhampton</text:p>
          </table:table-cell>
          <table:table-cell office:value-type="float" office:value="289391" table:style-name="ce72">
            <text:p>289,391</text:p>
          </table:table-cell>
          <table:table-cell office:value-type="float" office:value="125307" table:style-name="ce72">
            <text:p>125,307</text:p>
          </table:table-cell>
          <table:table-cell office:value-type="float" office:value="43.300240000000002" table:style-name="ce5">
            <text:p>43.3002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2</text:p>
          </table:table-cell>
          <table:table-cell office:value-type="string" table:style-name="ce5">
            <text:p>Bradford</text:p>
          </table:table-cell>
          <table:table-cell office:value-type="float" office:value="520366" table:style-name="ce72">
            <text:p>520,366</text:p>
          </table:table-cell>
          <table:table-cell office:value-type="float" office:value="258870" table:style-name="ce72">
            <text:p>258,870</text:p>
          </table:table-cell>
          <table:table-cell office:value-type="float" office:value="49.747680000000003" table:style-name="ce5">
            <text:p>49.747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3</text:p>
          </table:table-cell>
          <table:table-cell office:value-type="string" table:style-name="ce5">
            <text:p>Calderdale</text:p>
          </table:table-cell>
          <table:table-cell office:value-type="float" office:value="197737" table:style-name="ce72">
            <text:p>197,737</text:p>
          </table:table-cell>
          <table:table-cell office:value-type="float" office:value="111790" table:style-name="ce72">
            <text:p>111,790</text:p>
          </table:table-cell>
          <table:table-cell office:value-type="float" office:value="56.534689999999998" table:style-name="ce5">
            <text:p>56.5346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4</text:p>
          </table:table-cell>
          <table:table-cell office:value-type="string" table:style-name="ce5">
            <text:p>Kirklees</text:p>
          </table:table-cell>
          <table:table-cell office:value-type="float" office:value="379981" table:style-name="ce72">
            <text:p>379,981</text:p>
          </table:table-cell>
          <table:table-cell office:value-type="float" office:value="207384" table:style-name="ce72">
            <text:p>207,384</text:p>
          </table:table-cell>
          <table:table-cell office:value-type="float" office:value="54.577469999999998" table:style-name="ce5">
            <text:p>54.5774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5</text:p>
          </table:table-cell>
          <table:table-cell office:value-type="string" table:style-name="ce5">
            <text:p>Leeds</text:p>
          </table:table-cell>
          <table:table-cell office:value-type="float" office:value="841043" table:style-name="ce72">
            <text:p>841,043</text:p>
          </table:table-cell>
          <table:table-cell office:value-type="float" office:value="415681" table:style-name="ce72">
            <text:p>415,681</text:p>
          </table:table-cell>
          <table:table-cell office:value-type="float" office:value="49.424460000000003" table:style-name="ce5">
            <text:p>49.4244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6</text:p>
          </table:table-cell>
          <table:table-cell office:value-type="string" table:style-name="ce5">
            <text:p>Wakefield</text:p>
          </table:table-cell>
          <table:table-cell office:value-type="float" office:value="320796" table:style-name="ce72">
            <text:p>320,796</text:p>
          </table:table-cell>
          <table:table-cell office:value-type="float" office:value="185801" table:style-name="ce72">
            <text:p>185,801</text:p>
          </table:table-cell>
          <table:table-cell office:value-type="float" office:value="57.91874" table:style-name="ce5">
            <text:p>57.9187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8000037</text:p>
          </table:table-cell>
          <table:table-cell office:value-type="string" table:style-name="ce5">
            <text:p>Gateshead</text:p>
          </table:table-cell>
          <table:table-cell office:value-type="float" office:value="217135" table:style-name="ce72">
            <text:p>217,135</text:p>
          </table:table-cell>
          <table:table-cell office:value-type="float" office:value="125452" table:style-name="ce72">
            <text:p>125,452</text:p>
          </table:table-cell>
          <table:table-cell office:value-type="float" office:value="57.776040000000002" table:style-name="ce5">
            <text:p>57.7760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1</text:p>
          </table:table-cell>
          <table:table-cell office:value-type="string" table:style-name="ce5">
            <text:p>City of London</text:p>
          </table:table-cell>
          <table:table-cell office:value-type="float" office:value="48807" table:style-name="ce72">
            <text:p>48,807</text:p>
          </table:table-cell>
          <table:table-cell office:value-type="float" office:value="4747" table:style-name="ce72">
            <text:p>4,747</text:p>
          </table:table-cell>
          <table:table-cell office:value-type="float" office:value="9.7260639999999992" table:style-name="ce5">
            <text:p>9.72606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2</text:p>
          </table:table-cell>
          <table:table-cell office:value-type="string" table:style-name="ce5">
            <text:p>Barking and Dagenham</text:p>
          </table:table-cell>
          <table:table-cell office:value-type="float" office:value="211583" table:style-name="ce72">
            <text:p>211,583</text:p>
          </table:table-cell>
          <table:table-cell office:value-type="float" office:value="65995" table:style-name="ce72">
            <text:p>65,995</text:p>
          </table:table-cell>
          <table:table-cell office:value-type="float" office:value="31.19107" table:style-name="ce5">
            <text:p>31.1910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3</text:p>
          </table:table-cell>
          <table:table-cell office:value-type="string" table:style-name="ce5">
            <text:p>Barnet</text:p>
          </table:table-cell>
          <table:table-cell office:value-type="float" office:value="523233" table:style-name="ce72">
            <text:p>523,233</text:p>
          </table:table-cell>
          <table:table-cell office:value-type="float" office:value="102079" table:style-name="ce72">
            <text:p>102,079</text:p>
          </table:table-cell>
          <table:table-cell office:value-type="float" office:value="19.50928" table:style-name="ce5">
            <text:p>19.5092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4</text:p>
          </table:table-cell>
          <table:table-cell office:value-type="string" table:style-name="ce5">
            <text:p>Bexley</text:p>
          </table:table-cell>
          <table:table-cell office:value-type="float" office:value="242733" table:style-name="ce72">
            <text:p>242,733</text:p>
          </table:table-cell>
          <table:table-cell office:value-type="float" office:value="93024" table:style-name="ce72">
            <text:p>93,024</text:p>
          </table:table-cell>
          <table:table-cell office:value-type="float" office:value="38.323590000000003" table:style-name="ce5">
            <text:p>38.3235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5</text:p>
          </table:table-cell>
          <table:table-cell office:value-type="string" table:style-name="ce5">
            <text:p>Brent</text:p>
          </table:table-cell>
          <table:table-cell office:value-type="float" office:value="409087" table:style-name="ce72">
            <text:p>409,087</text:p>
          </table:table-cell>
          <table:table-cell office:value-type="float" office:value="77225" table:style-name="ce72">
            <text:p>77,225</text:p>
          </table:table-cell>
          <table:table-cell office:value-type="float" office:value="18.877400000000002" table:style-name="ce5">
            <text:p>18.877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6</text:p>
          </table:table-cell>
          <table:table-cell office:value-type="string" table:style-name="ce5">
            <text:p>Bromley</text:p>
          </table:table-cell>
          <table:table-cell office:value-type="float" office:value="358498" table:style-name="ce72">
            <text:p>358,498</text:p>
          </table:table-cell>
          <table:table-cell office:value-type="float" office:value="113295" table:style-name="ce72">
            <text:p>113,295</text:p>
          </table:table-cell>
          <table:table-cell office:value-type="float" office:value="31.602689999999999" table:style-name="ce5">
            <text:p>31.6026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7</text:p>
          </table:table-cell>
          <table:table-cell office:value-type="string" table:style-name="ce5">
            <text:p>Camden</text:p>
          </table:table-cell>
          <table:table-cell office:value-type="float" office:value="418367" table:style-name="ce72">
            <text:p>418,367</text:p>
          </table:table-cell>
          <table:table-cell office:value-type="float" office:value="57956" table:style-name="ce72">
            <text:p>57,956</text:p>
          </table:table-cell>
          <table:table-cell office:value-type="float" office:value="13.85291" table:style-name="ce5">
            <text:p>13.8529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8</text:p>
          </table:table-cell>
          <table:table-cell office:value-type="string" table:style-name="ce5">
            <text:p>Croydon</text:p>
          </table:table-cell>
          <table:table-cell office:value-type="float" office:value="435297" table:style-name="ce72">
            <text:p>435,297</text:p>
          </table:table-cell>
          <table:table-cell office:value-type="float" office:value="92001" table:style-name="ce72">
            <text:p>92,001</text:p>
          </table:table-cell>
          <table:table-cell office:value-type="float" office:value="21.13522" table:style-name="ce5">
            <text:p>21.135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09</text:p>
          </table:table-cell>
          <table:table-cell office:value-type="string" table:style-name="ce5">
            <text:p>Ealing</text:p>
          </table:table-cell>
          <table:table-cell office:value-type="float" office:value="448108" table:style-name="ce72">
            <text:p>448,108</text:p>
          </table:table-cell>
          <table:table-cell office:value-type="float" office:value="80927" table:style-name="ce72">
            <text:p>80,927</text:p>
          </table:table-cell>
          <table:table-cell office:value-type="float" office:value="18.059709999999999" table:style-name="ce5">
            <text:p>18.0597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0</text:p>
          </table:table-cell>
          <table:table-cell office:value-type="string" table:style-name="ce5">
            <text:p>Enfield</text:p>
          </table:table-cell>
          <table:table-cell office:value-type="float" office:value="356111" table:style-name="ce72">
            <text:p>356,111</text:p>
          </table:table-cell>
          <table:table-cell office:value-type="float" office:value="95664" table:style-name="ce72">
            <text:p>95,664</text:p>
          </table:table-cell>
          <table:table-cell office:value-type="float" office:value="26.863530000000001" table:style-name="ce5">
            <text:p>26.8635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1</text:p>
          </table:table-cell>
          <table:table-cell office:value-type="string" table:style-name="ce5">
            <text:p>Greenwich</text:p>
          </table:table-cell>
          <table:table-cell office:value-type="float" office:value="317595" table:style-name="ce72">
            <text:p>317,595</text:p>
          </table:table-cell>
          <table:table-cell office:value-type="float" office:value="104993" table:style-name="ce72">
            <text:p>104,993</text:p>
          </table:table-cell>
          <table:table-cell office:value-type="float" office:value="33.058770000000003" table:style-name="ce5">
            <text:p>33.0587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2</text:p>
          </table:table-cell>
          <table:table-cell office:value-type="string" table:style-name="ce5">
            <text:p>Hackney</text:p>
          </table:table-cell>
          <table:table-cell office:value-type="float" office:value="369618" table:style-name="ce72">
            <text:p>369,618</text:p>
          </table:table-cell>
          <table:table-cell office:value-type="float" office:value="57966" table:style-name="ce72">
            <text:p>57,966</text:p>
          </table:table-cell>
          <table:table-cell office:value-type="float" office:value="15.68268" table:style-name="ce5">
            <text:p>15.6826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3</text:p>
          </table:table-cell>
          <table:table-cell office:value-type="string" table:style-name="ce5">
            <text:p>Hammersmith and Fulham</text:p>
          </table:table-cell>
          <table:table-cell office:value-type="float" office:value="345707" table:style-name="ce72">
            <text:p>345,707</text:p>
          </table:table-cell>
          <table:table-cell office:value-type="float" office:value="43581" table:style-name="ce72">
            <text:p>43,581</text:p>
          </table:table-cell>
          <table:table-cell office:value-type="float" office:value="12.606339999999999" table:style-name="ce5">
            <text:p>12.60634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4</text:p>
          </table:table-cell>
          <table:table-cell office:value-type="string" table:style-name="ce5">
            <text:p>Haringey</text:p>
          </table:table-cell>
          <table:table-cell office:value-type="float" office:value="327022" table:style-name="ce72">
            <text:p>327,022</text:p>
          </table:table-cell>
          <table:table-cell office:value-type="float" office:value="64705" table:style-name="ce72">
            <text:p>64,705</text:p>
          </table:table-cell>
          <table:table-cell office:value-type="float" office:value="19.78613" table:style-name="ce5">
            <text:p>19.78613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5</text:p>
          </table:table-cell>
          <table:table-cell office:value-type="string" table:style-name="ce5">
            <text:p>Harrow</text:p>
          </table:table-cell>
          <table:table-cell office:value-type="float" office:value="305978" table:style-name="ce72">
            <text:p>305,978</text:p>
          </table:table-cell>
          <table:table-cell office:value-type="float" office:value="61186" table:style-name="ce72">
            <text:p>61,186</text:p>
          </table:table-cell>
          <table:table-cell office:value-type="float" office:value="19.996860000000002" table:style-name="ce5">
            <text:p>19.9968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6</text:p>
          </table:table-cell>
          <table:table-cell office:value-type="string" table:style-name="ce5">
            <text:p>Havering</text:p>
          </table:table-cell>
          <table:table-cell office:value-type="float" office:value="271057" table:style-name="ce72">
            <text:p>271,057</text:p>
          </table:table-cell>
          <table:table-cell office:value-type="float" office:value="85265" table:style-name="ce72">
            <text:p>85,265</text:p>
          </table:table-cell>
          <table:table-cell office:value-type="float" office:value="31.456479999999999" table:style-name="ce5">
            <text:p>31.4564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7</text:p>
          </table:table-cell>
          <table:table-cell office:value-type="string" table:style-name="ce5">
            <text:p>Hillingdon</text:p>
          </table:table-cell>
          <table:table-cell office:value-type="float" office:value="496557" table:style-name="ce72">
            <text:p>496,557</text:p>
          </table:table-cell>
          <table:table-cell office:value-type="float" office:value="118208" table:style-name="ce72">
            <text:p>118,208</text:p>
          </table:table-cell>
          <table:table-cell office:value-type="float" office:value="23.805520000000001" table:style-name="ce5">
            <text:p>23.8055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8</text:p>
          </table:table-cell>
          <table:table-cell office:value-type="string" table:style-name="ce5">
            <text:p>Hounslow</text:p>
          </table:table-cell>
          <table:table-cell office:value-type="float" office:value="341388" table:style-name="ce72">
            <text:p>341,388</text:p>
          </table:table-cell>
          <table:table-cell office:value-type="float" office:value="72544" table:style-name="ce72">
            <text:p>72,544</text:p>
          </table:table-cell>
          <table:table-cell office:value-type="float" office:value="21.24972" table:style-name="ce5">
            <text:p>21.2497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19</text:p>
          </table:table-cell>
          <table:table-cell office:value-type="string" table:style-name="ce5">
            <text:p>Islington</text:p>
          </table:table-cell>
          <table:table-cell office:value-type="float" office:value="351877" table:style-name="ce72">
            <text:p>351,877</text:p>
          </table:table-cell>
          <table:table-cell office:value-type="float" office:value="50434" table:style-name="ce72">
            <text:p>50,434</text:p>
          </table:table-cell>
          <table:table-cell office:value-type="float" office:value="14.332850000000001" table:style-name="ce5">
            <text:p>14.3328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0</text:p>
          </table:table-cell>
          <table:table-cell office:value-type="string" table:style-name="ce5">
            <text:p>Kensington and Chelsea</text:p>
          </table:table-cell>
          <table:table-cell office:value-type="float" office:value="362653" table:style-name="ce72">
            <text:p>362,653</text:p>
          </table:table-cell>
          <table:table-cell office:value-type="float" office:value="34097" table:style-name="ce72">
            <text:p>34,097</text:p>
          </table:table-cell>
          <table:table-cell office:value-type="float" office:value="9.402101" table:style-name="ce5">
            <text:p>9.402101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1</text:p>
          </table:table-cell>
          <table:table-cell office:value-type="string" table:style-name="ce5">
            <text:p>Kingston upon Thames</text:p>
          </table:table-cell>
          <table:table-cell office:value-type="float" office:value="220348" table:style-name="ce72">
            <text:p>220,348</text:p>
          </table:table-cell>
          <table:table-cell office:value-type="float" office:value="37763" table:style-name="ce72">
            <text:p>37,763</text:p>
          </table:table-cell>
          <table:table-cell office:value-type="float" office:value="17.137889999999999" table:style-name="ce5">
            <text:p>17.13789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2</text:p>
          </table:table-cell>
          <table:table-cell office:value-type="string" table:style-name="ce5">
            <text:p>Lambeth</text:p>
          </table:table-cell>
          <table:table-cell office:value-type="float" office:value="478817" table:style-name="ce72">
            <text:p>478,817</text:p>
          </table:table-cell>
          <table:table-cell office:value-type="float" office:value="96878" table:style-name="ce72">
            <text:p>96,878</text:p>
          </table:table-cell>
          <table:table-cell office:value-type="float" office:value="20.232780000000002" table:style-name="ce5">
            <text:p>20.23278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3</text:p>
          </table:table-cell>
          <table:table-cell office:value-type="string" table:style-name="ce5">
            <text:p>Lewisham</text:p>
          </table:table-cell>
          <table:table-cell office:value-type="float" office:value="331009" table:style-name="ce72">
            <text:p>331,009</text:p>
          </table:table-cell>
          <table:table-cell office:value-type="float" office:value="105409" table:style-name="ce72">
            <text:p>105,409</text:p>
          </table:table-cell>
          <table:table-cell office:value-type="float" office:value="31.844750000000001" table:style-name="ce5">
            <text:p>31.8447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4</text:p>
          </table:table-cell>
          <table:table-cell office:value-type="string" table:style-name="ce5">
            <text:p>Merton</text:p>
          </table:table-cell>
          <table:table-cell office:value-type="float" office:value="264295" table:style-name="ce72">
            <text:p>264,295</text:p>
          </table:table-cell>
          <table:table-cell office:value-type="float" office:value="49727" table:style-name="ce72">
            <text:p>49,727</text:p>
          </table:table-cell>
          <table:table-cell office:value-type="float" office:value="18.814959999999999" table:style-name="ce5">
            <text:p>18.8149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5</text:p>
          </table:table-cell>
          <table:table-cell office:value-type="string" table:style-name="ce5">
            <text:p>Newham</text:p>
          </table:table-cell>
          <table:table-cell office:value-type="float" office:value="355157" table:style-name="ce72">
            <text:p>355,157</text:p>
          </table:table-cell>
          <table:table-cell office:value-type="float" office:value="99821" table:style-name="ce72">
            <text:p>99,821</text:p>
          </table:table-cell>
          <table:table-cell office:value-type="float" office:value="28.106159999999999" table:style-name="ce5">
            <text:p>28.1061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6</text:p>
          </table:table-cell>
          <table:table-cell office:value-type="string" table:style-name="ce5">
            <text:p>Redbridge</text:p>
          </table:table-cell>
          <table:table-cell office:value-type="float" office:value="316041" table:style-name="ce72">
            <text:p>316,041</text:p>
          </table:table-cell>
          <table:table-cell office:value-type="float" office:value="94239" table:style-name="ce72">
            <text:p>94,239</text:p>
          </table:table-cell>
          <table:table-cell office:value-type="float" office:value="29.8186" table:style-name="ce5">
            <text:p>29.8186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7</text:p>
          </table:table-cell>
          <table:table-cell office:value-type="string" table:style-name="ce5">
            <text:p>Richmond upon Thames</text:p>
          </table:table-cell>
          <table:table-cell office:value-type="float" office:value="275610" table:style-name="ce72">
            <text:p>275,610</text:p>
          </table:table-cell>
          <table:table-cell office:value-type="float" office:value="42723" table:style-name="ce72">
            <text:p>42,723</text:p>
          </table:table-cell>
          <table:table-cell office:value-type="float" office:value="15.501250000000001" table:style-name="ce5">
            <text:p>15.5012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8</text:p>
          </table:table-cell>
          <table:table-cell office:value-type="string" table:style-name="ce5">
            <text:p>Southwark</text:p>
          </table:table-cell>
          <table:table-cell office:value-type="float" office:value="441034" table:style-name="ce72">
            <text:p>441,034</text:p>
          </table:table-cell>
          <table:table-cell office:value-type="float" office:value="106633" table:style-name="ce72">
            <text:p>106,633</text:p>
          </table:table-cell>
          <table:table-cell office:value-type="float" office:value="24.177949999999999" table:style-name="ce5">
            <text:p>24.17795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29</text:p>
          </table:table-cell>
          <table:table-cell office:value-type="string" table:style-name="ce5">
            <text:p>Sutton</text:p>
          </table:table-cell>
          <table:table-cell office:value-type="float" office:value="239659" table:style-name="ce72">
            <text:p>239,659</text:p>
          </table:table-cell>
          <table:table-cell office:value-type="float" office:value="51532" table:style-name="ce72">
            <text:p>51,532</text:p>
          </table:table-cell>
          <table:table-cell office:value-type="float" office:value="21.502220000000001" table:style-name="ce5">
            <text:p>21.5022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30</text:p>
          </table:table-cell>
          <table:table-cell office:value-type="string" table:style-name="ce5">
            <text:p>Tower Hamlets</text:p>
          </table:table-cell>
          <table:table-cell office:value-type="float" office:value="402048" table:style-name="ce72">
            <text:p>402,048</text:p>
          </table:table-cell>
          <table:table-cell office:value-type="float" office:value="79371" table:style-name="ce72">
            <text:p>79,371</text:p>
          </table:table-cell>
          <table:table-cell office:value-type="float" office:value="19.741669999999999" table:style-name="ce5">
            <text:p>19.7416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31</text:p>
          </table:table-cell>
          <table:table-cell office:value-type="string" table:style-name="ce5">
            <text:p>Waltham Forest</text:p>
          </table:table-cell>
          <table:table-cell office:value-type="float" office:value="298958" table:style-name="ce72">
            <text:p>298,958</text:p>
          </table:table-cell>
          <table:table-cell office:value-type="float" office:value="77750" table:style-name="ce72">
            <text:p>77,750</text:p>
          </table:table-cell>
          <table:table-cell office:value-type="float" office:value="26.007000000000001" table:style-name="ce5">
            <text:p>26.00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32</text:p>
          </table:table-cell>
          <table:table-cell office:value-type="string" table:style-name="ce5">
            <text:p>Wandsworth</text:p>
          </table:table-cell>
          <table:table-cell office:value-type="float" office:value="507151" table:style-name="ce72">
            <text:p>507,151</text:p>
          </table:table-cell>
          <table:table-cell office:value-type="float" office:value="81639" table:style-name="ce72">
            <text:p>81,639</text:p>
          </table:table-cell>
          <table:table-cell office:value-type="float" office:value="16.097570000000001" table:style-name="ce5">
            <text:p>16.09757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style-name="ro3">
          <table:table-cell office:value-type="string" table:style-name="ce5">
            <text:p>E09000033</text:p>
          </table:table-cell>
          <table:table-cell office:value-type="string" table:style-name="ce5">
            <text:p>Westminster</text:p>
          </table:table-cell>
          <table:table-cell office:value-type="float" office:value="566160" table:style-name="ce72">
            <text:p>566,160</text:p>
          </table:table-cell>
          <table:table-cell office:value-type="float" office:value="48533" table:style-name="ce72">
            <text:p>48,533</text:p>
          </table:table-cell>
          <table:table-cell office:value-type="float" office:value="8.5723120000000002" table:style-name="ce5">
            <text:p>8.572312</text:p>
          </table:table-cell>
          <table:table-cell table:style-name="ce18"/>
          <table:table-cell table:number-columns-repeated="2" table:style-name="ce24"/>
          <table:table-cell table:number-columns-repeated="16376"/>
        </table:table-row>
        <table:table-row table:number-rows-repeated="79" table:style-name="ro3">
          <table:table-cell table:style-name="ce25"/>
          <table:table-cell table:style-name="ce24"/>
          <table:table-cell table:number-columns-repeated="2" table:style-name="ce73"/>
          <table:table-cell table:number-columns-repeated="4" table:style-name="ce24"/>
          <table:table-cell table:number-columns-repeated="16376"/>
        </table:table-row>
        <table:table-row table:number-rows-repeated="1048177" table:style-name="ro3">
          <table:table-cell table:number-columns-repeated="16384"/>
        </table:table-row>
      </table:table>
      <table:table table:name="Fig9" table:style-name="ta1">
        <table:table-column table:style-name="co41" table:default-cell-style-name="ce41"/>
        <table:table-column table:style-name="co42" table:default-cell-style-name="ce46"/>
        <table:table-column table:style-name="co35" table:default-cell-style-name="ce46"/>
        <table:table-column table:style-name="co43" table:default-cell-style-name="ce44"/>
        <table:table-column table:style-name="co44" table:default-cell-style-name="ce6"/>
        <table:table-column table:style-name="co43" table:default-cell-style-name="ce44"/>
        <table:table-column table:style-name="co45" table:default-cell-style-name="ce44"/>
        <table:table-column table:style-name="co2" table:number-columns-repeated="16377" table:default-cell-style-name="ce6"/>
        <table:table-row table:style-name="ro1">
          <table:table-cell office:value-type="string" table:style-name="ce74">
            <text:p>Figure 9. Number of COVID-19 cases with S gene positive/SGTF and proportion SGTF among those tested in TaqPath Labs by week as of 30 November 2021<text:s text:c="2"/></text:p>
          </table:table-cell>
          <table:table-cell table:number-columns-repeated="2" table:style-name="ce46"/>
          <table:table-cell table:style-name="ce44"/>
          <table:table-cell table:style-name="ce6"/>
          <table:table-cell table:number-columns-repeated="2" table:style-name="ce44"/>
          <table:table-cell table:number-columns-repeated="16377"/>
        </table:table-row>
        <table:table-row table:style-name="ro3">
          <table:table-cell office:value-type="string" table:style-name="ce41">
            <text:p>This worksheet contains one table.</text:p>
          </table:table-cell>
          <table:table-cell table:number-columns-repeated="2" table:style-name="ce46"/>
          <table:table-cell table:style-name="ce44"/>
          <table:table-cell table:style-name="ce6"/>
          <table:table-cell table:number-columns-repeated="2" table:style-name="ce44"/>
          <table:table-cell table:number-columns-repeated="16377"/>
        </table:table-row>
        <table:table-row table:style-name="ro4">
          <table:table-cell office:value-type="string" table:style-name="ce52">
            <text:p>week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total</text:p>
          </table:table-cell>
          <table:table-cell office:value-type="string" table:style-name="ce54">
            <text:p>percent</text:p>
          </table:table-cell>
          <table:table-cell office:value-type="string" table:style-name="ce11">
            <text:p>sgtf_under30CT_p_w_bin</text:p>
          </table:table-cell>
          <table:table-cell office:value-type="string" table:style-name="ce54">
            <text:p>conf_low</text:p>
          </table:table-cell>
          <table:table-cell office:value-type="string" table:style-name="ce54">
            <text:p>conf_high</text:p>
          </table:table-cell>
          <table:table-cell table:number-columns-repeated="16377" table:style-name="ce19"/>
        </table:table-row>
        <table:table-row table:style-name="ro3">
          <table:table-cell office:value-type="date" office:date-value="2020-09-02T00:00:00" table:style-name="ce53">
            <text:p>02/09/2020</text:p>
          </table:table-cell>
          <table:table-cell office:value-type="float" office:value="9137" table:style-name="ce76">
            <text:p>9,137</text:p>
          </table:table-cell>
          <table:table-cell office:value-type="float" office:value="9330" table:style-name="ce76">
            <text:p>9,330</text:p>
          </table:table-cell>
          <table:table-cell office:value-type="float" office:value="97.93" table:style-name="ce55">
            <text:p>97.93</text:p>
          </table:table-cell>
          <table:table-cell office:value-type="string" table:style-name="ce3">
            <text:p>Cases with detectable S-gene</text:p>
          </table:table-cell>
          <table:table-cell office:value-type="float" office:value="97.616540000000001" table:style-name="ce55">
            <text:p>97.61654</text:p>
          </table:table-cell>
          <table:table-cell office:value-type="float" office:value="98.206090000000003" table:style-name="ce55">
            <text:p>98.20609</text:p>
          </table:table-cell>
          <table:table-cell table:number-columns-repeated="16377"/>
        </table:table-row>
        <table:table-row table:style-name="ro3">
          <table:table-cell office:value-type="date" office:date-value="2020-09-02T00:00:00" table:style-name="ce53">
            <text:p>02/09/2020</text:p>
          </table:table-cell>
          <table:table-cell office:value-type="float" office:value="193" table:style-name="ce76">
            <text:p>193</text:p>
          </table:table-cell>
          <table:table-cell office:value-type="float" office:value="9330" table:style-name="ce76">
            <text:p>9,330</text:p>
          </table:table-cell>
          <table:table-cell office:value-type="float" office:value="2.0699999999999998" table:style-name="ce55">
            <text:p>2.07</text:p>
          </table:table-cell>
          <table:table-cell office:value-type="string" table:style-name="ce3">
            <text:p>Cases with SGTF</text:p>
          </table:table-cell>
          <table:table-cell office:value-type="float" office:value="1.793912" table:style-name="ce55">
            <text:p>1.793912</text:p>
          </table:table-cell>
          <table:table-cell office:value-type="float" office:value="2.383464" table:style-name="ce55">
            <text:p>2.383464</text:p>
          </table:table-cell>
          <table:table-cell table:number-columns-repeated="16377"/>
        </table:table-row>
        <table:table-row table:style-name="ro3">
          <table:table-cell office:value-type="date" office:date-value="2020-09-09T00:00:00" table:style-name="ce53">
            <text:p>09/09/2020</text:p>
          </table:table-cell>
          <table:table-cell office:value-type="float" office:value="8268" table:style-name="ce76">
            <text:p>8,268</text:p>
          </table:table-cell>
          <table:table-cell office:value-type="float" office:value="8411" table:style-name="ce76">
            <text:p>8,411</text:p>
          </table:table-cell>
          <table:table-cell office:value-type="float" office:value="98.3" table:style-name="ce55">
            <text:p>98.3</text:p>
          </table:table-cell>
          <table:table-cell office:value-type="string" table:style-name="ce3">
            <text:p>Cases with detectable S-gene</text:p>
          </table:table-cell>
          <table:table-cell office:value-type="float" office:value="97.994290000000007" table:style-name="ce55">
            <text:p>97.99429</text:p>
          </table:table-cell>
          <table:table-cell office:value-type="float" office:value="98.560360000000003" table:style-name="ce55">
            <text:p>98.56036</text:p>
          </table:table-cell>
          <table:table-cell table:number-columns-repeated="16377"/>
        </table:table-row>
        <table:table-row table:style-name="ro3">
          <table:table-cell office:value-type="date" office:date-value="2020-09-09T00:00:00" table:style-name="ce53">
            <text:p>09/09/2020</text:p>
          </table:table-cell>
          <table:table-cell office:value-type="float" office:value="143" table:style-name="ce76">
            <text:p>143</text:p>
          </table:table-cell>
          <table:table-cell office:value-type="float" office:value="8411" table:style-name="ce76">
            <text:p>8,411</text:p>
          </table:table-cell>
          <table:table-cell office:value-type="float" office:value="1.7" table:style-name="ce55">
            <text:p>1.7</text:p>
          </table:table-cell>
          <table:table-cell office:value-type="string" table:style-name="ce3">
            <text:p>Cases with SGTF</text:p>
          </table:table-cell>
          <table:table-cell office:value-type="float" office:value="1.439643" table:style-name="ce55">
            <text:p>1.439643</text:p>
          </table:table-cell>
          <table:table-cell office:value-type="float" office:value="2.0057109999999998" table:style-name="ce55">
            <text:p>2.005711</text:p>
          </table:table-cell>
          <table:table-cell table:number-columns-repeated="16377"/>
        </table:table-row>
        <table:table-row table:style-name="ro3">
          <table:table-cell office:value-type="date" office:date-value="2020-09-16T00:00:00" table:style-name="ce53">
            <text:p>16/09/2020</text:p>
          </table:table-cell>
          <table:table-cell office:value-type="float" office:value="15655" table:style-name="ce76">
            <text:p>15,655</text:p>
          </table:table-cell>
          <table:table-cell office:value-type="float" office:value="15894" table:style-name="ce76">
            <text:p>15,894</text:p>
          </table:table-cell>
          <table:table-cell office:value-type="float" office:value="98.5" table:style-name="ce55">
            <text:p>98.5</text:p>
          </table:table-cell>
          <table:table-cell office:value-type="string" table:style-name="ce3">
            <text:p>Cases with detectable S-gene</text:p>
          </table:table-cell>
          <table:table-cell office:value-type="float" office:value="98.291690000000003" table:style-name="ce55">
            <text:p>98.29169</text:p>
          </table:table-cell>
          <table:table-cell office:value-type="float" office:value="98.677059999999997" table:style-name="ce55">
            <text:p>98.67706</text:p>
          </table:table-cell>
          <table:table-cell table:number-columns-repeated="16377"/>
        </table:table-row>
        <table:table-row table:style-name="ro3">
          <table:table-cell office:value-type="date" office:date-value="2020-09-16T00:00:00" table:style-name="ce53">
            <text:p>16/09/2020</text:p>
          </table:table-cell>
          <table:table-cell office:value-type="float" office:value="239" table:style-name="ce76">
            <text:p>239</text:p>
          </table:table-cell>
          <table:table-cell office:value-type="float" office:value="15894" table:style-name="ce76">
            <text:p>15,894</text:p>
          </table:table-cell>
          <table:table-cell office:value-type="float" office:value="1.5" table:style-name="ce55">
            <text:p>1.5</text:p>
          </table:table-cell>
          <table:table-cell office:value-type="string" table:style-name="ce3">
            <text:p>Cases with SGTF</text:p>
          </table:table-cell>
          <table:table-cell office:value-type="float" office:value="1.3229390000000001" table:style-name="ce55">
            <text:p>1.322939</text:p>
          </table:table-cell>
          <table:table-cell office:value-type="float" office:value="1.7083109999999999" table:style-name="ce55">
            <text:p>1.708311</text:p>
          </table:table-cell>
          <table:table-cell table:number-columns-repeated="16377"/>
        </table:table-row>
        <table:table-row table:style-name="ro3">
          <table:table-cell office:value-type="date" office:date-value="2020-09-23T00:00:00" table:style-name="ce53">
            <text:p>23/09/2020</text:p>
          </table:table-cell>
          <table:table-cell office:value-type="float" office:value="27555" table:style-name="ce76">
            <text:p>27,555</text:p>
          </table:table-cell>
          <table:table-cell office:value-type="float" office:value="28143" table:style-name="ce76">
            <text:p>28,143</text:p>
          </table:table-cell>
          <table:table-cell office:value-type="float" office:value="97.91" table:style-name="ce55">
            <text:p>97.91</text:p>
          </table:table-cell>
          <table:table-cell office:value-type="string" table:style-name="ce3">
            <text:p>Cases with detectable S-gene</text:p>
          </table:table-cell>
          <table:table-cell office:value-type="float" office:value="97.735069999999993" table:style-name="ce55">
            <text:p>97.73507</text:p>
          </table:table-cell>
          <table:table-cell office:value-type="float" office:value="98.073059999999998" table:style-name="ce55">
            <text:p>98.07306</text:p>
          </table:table-cell>
          <table:table-cell table:number-columns-repeated="16377"/>
        </table:table-row>
        <table:table-row table:style-name="ro3">
          <table:table-cell office:value-type="date" office:date-value="2020-09-23T00:00:00" table:style-name="ce53">
            <text:p>23/09/2020</text:p>
          </table:table-cell>
          <table:table-cell office:value-type="float" office:value="588" table:style-name="ce76">
            <text:p>588</text:p>
          </table:table-cell>
          <table:table-cell office:value-type="float" office:value="28143" table:style-name="ce76">
            <text:p>28,143</text:p>
          </table:table-cell>
          <table:table-cell office:value-type="float" office:value="2.09" table:style-name="ce55">
            <text:p>2.09</text:p>
          </table:table-cell>
          <table:table-cell office:value-type="string" table:style-name="ce3">
            <text:p>Cases with SGTF</text:p>
          </table:table-cell>
          <table:table-cell office:value-type="float" office:value="1.9269430000000001" table:style-name="ce55">
            <text:p>1.926943</text:p>
          </table:table-cell>
          <table:table-cell office:value-type="float" office:value="2.2649330000000001" table:style-name="ce55">
            <text:p>2.264933</text:p>
          </table:table-cell>
          <table:table-cell table:number-columns-repeated="16377"/>
        </table:table-row>
        <table:table-row table:style-name="ro3">
          <table:table-cell office:value-type="date" office:date-value="2020-09-30T00:00:00" table:style-name="ce53">
            <text:p>30/09/2020</text:p>
          </table:table-cell>
          <table:table-cell office:value-type="float" office:value="53381" table:style-name="ce76">
            <text:p>53,381</text:p>
          </table:table-cell>
          <table:table-cell office:value-type="float" office:value="54667" table:style-name="ce76">
            <text:p>54,667</text:p>
          </table:table-cell>
          <table:table-cell office:value-type="float" office:value="97.65" table:style-name="ce55">
            <text:p>97.65</text:p>
          </table:table-cell>
          <table:table-cell office:value-type="string" table:style-name="ce3">
            <text:p>Cases with detectable S-gene</text:p>
          </table:table-cell>
          <table:table-cell office:value-type="float" office:value="97.516199999999998" table:style-name="ce55">
            <text:p>97.5162</text:p>
          </table:table-cell>
          <table:table-cell office:value-type="float" office:value="97.772210000000001" table:style-name="ce55">
            <text:p>97.77221</text:p>
          </table:table-cell>
          <table:table-cell table:number-columns-repeated="16377"/>
        </table:table-row>
        <table:table-row table:style-name="ro3">
          <table:table-cell office:value-type="date" office:date-value="2020-09-30T00:00:00" table:style-name="ce53">
            <text:p>30/09/2020</text:p>
          </table:table-cell>
          <table:table-cell office:value-type="float" office:value="1286" table:style-name="ce76">
            <text:p>1,286</text:p>
          </table:table-cell>
          <table:table-cell office:value-type="float" office:value="54667" table:style-name="ce76">
            <text:p>54,667</text:p>
          </table:table-cell>
          <table:table-cell office:value-type="float" office:value="2.35" table:style-name="ce55">
            <text:p>2.35</text:p>
          </table:table-cell>
          <table:table-cell office:value-type="string" table:style-name="ce3">
            <text:p>Cases with SGTF</text:p>
          </table:table-cell>
          <table:table-cell office:value-type="float" office:value="2.2277930000000001" table:style-name="ce55">
            <text:p>2.227793</text:p>
          </table:table-cell>
          <table:table-cell office:value-type="float" office:value="2.4838010000000001" table:style-name="ce55">
            <text:p>2.483801</text:p>
          </table:table-cell>
          <table:table-cell table:number-columns-repeated="16377"/>
        </table:table-row>
        <table:table-row table:style-name="ro3">
          <table:table-cell office:value-type="date" office:date-value="2020-10-07T00:00:00" table:style-name="ce53">
            <text:p>07/10/2020</text:p>
          </table:table-cell>
          <table:table-cell office:value-type="float" office:value="53684" table:style-name="ce76">
            <text:p>53,684</text:p>
          </table:table-cell>
          <table:table-cell office:value-type="float" office:value="55003" table:style-name="ce76">
            <text:p>55,003</text:p>
          </table:table-cell>
          <table:table-cell office:value-type="float" office:value="97.6" table:style-name="ce55">
            <text:p>97.6</text:p>
          </table:table-cell>
          <table:table-cell office:value-type="string" table:style-name="ce3">
            <text:p>Cases with detectable S-gene</text:p>
          </table:table-cell>
          <table:table-cell office:value-type="float" office:value="97.469800000000006" table:style-name="ce55">
            <text:p>97.4698</text:p>
          </table:table-cell>
          <table:table-cell office:value-type="float" office:value="97.727400000000003" table:style-name="ce55">
            <text:p>97.7274</text:p>
          </table:table-cell>
          <table:table-cell table:number-columns-repeated="16377"/>
        </table:table-row>
        <table:table-row table:style-name="ro3">
          <table:table-cell office:value-type="date" office:date-value="2020-10-07T00:00:00" table:style-name="ce53">
            <text:p>07/10/2020</text:p>
          </table:table-cell>
          <table:table-cell office:value-type="float" office:value="1319" table:style-name="ce76">
            <text:p>1,319</text:p>
          </table:table-cell>
          <table:table-cell office:value-type="float" office:value="55003" table:style-name="ce76">
            <text:p>55,003</text:p>
          </table:table-cell>
          <table:table-cell office:value-type="float" office:value="2.4" table:style-name="ce55">
            <text:p>2.4</text:p>
          </table:table-cell>
          <table:table-cell office:value-type="string" table:style-name="ce3">
            <text:p>Cases with SGTF</text:p>
          </table:table-cell>
          <table:table-cell office:value-type="float" office:value="2.2725979999999999" table:style-name="ce55">
            <text:p>2.272598</text:p>
          </table:table-cell>
          <table:table-cell office:value-type="float" office:value="2.5301999999999998" table:style-name="ce55">
            <text:p>2.5302</text:p>
          </table:table-cell>
          <table:table-cell table:number-columns-repeated="16377"/>
        </table:table-row>
        <table:table-row table:style-name="ro3">
          <table:table-cell office:value-type="date" office:date-value="2020-10-14T00:00:00" table:style-name="ce53">
            <text:p>14/10/2020</text:p>
          </table:table-cell>
          <table:table-cell office:value-type="float" office:value="64315" table:style-name="ce76">
            <text:p>64,315</text:p>
          </table:table-cell>
          <table:table-cell office:value-type="float" office:value="65932" table:style-name="ce76">
            <text:p>65,932</text:p>
          </table:table-cell>
          <table:table-cell office:value-type="float" office:value="97.55" table:style-name="ce55">
            <text:p>97.55</text:p>
          </table:table-cell>
          <table:table-cell office:value-type="string" table:style-name="ce3">
            <text:p>Cases with detectable S-gene</text:p>
          </table:table-cell>
          <table:table-cell office:value-type="float" office:value="97.425830000000005" table:style-name="ce55">
            <text:p>97.42583</text:p>
          </table:table-cell>
          <table:table-cell office:value-type="float" office:value="97.663539999999998" table:style-name="ce55">
            <text:p>97.66354</text:p>
          </table:table-cell>
          <table:table-cell table:number-columns-repeated="16377"/>
        </table:table-row>
        <table:table-row table:style-name="ro3">
          <table:table-cell office:value-type="date" office:date-value="2020-10-14T00:00:00" table:style-name="ce53">
            <text:p>14/10/2020</text:p>
          </table:table-cell>
          <table:table-cell office:value-type="float" office:value="1617" table:style-name="ce76">
            <text:p>1,617</text:p>
          </table:table-cell>
          <table:table-cell office:value-type="float" office:value="65932" table:style-name="ce76">
            <text:p>65,932</text:p>
          </table:table-cell>
          <table:table-cell office:value-type="float" office:value="2.4500000000000002" table:style-name="ce55">
            <text:p>2.45</text:p>
          </table:table-cell>
          <table:table-cell office:value-type="string" table:style-name="ce3">
            <text:p>Cases with SGTF</text:p>
          </table:table-cell>
          <table:table-cell office:value-type="float" office:value="2.3364639999999999" table:style-name="ce55">
            <text:p>2.336464</text:p>
          </table:table-cell>
          <table:table-cell office:value-type="float" office:value="2.5741649999999998" table:style-name="ce55">
            <text:p>2.574165</text:p>
          </table:table-cell>
          <table:table-cell table:number-columns-repeated="16377"/>
        </table:table-row>
        <table:table-row table:style-name="ro3">
          <table:table-cell office:value-type="date" office:date-value="2020-10-21T00:00:00" table:style-name="ce53">
            <text:p>21/10/2020</text:p>
          </table:table-cell>
          <table:table-cell office:value-type="float" office:value="81412" table:style-name="ce76">
            <text:p>81,412</text:p>
          </table:table-cell>
          <table:table-cell office:value-type="float" office:value="83681" table:style-name="ce76">
            <text:p>83,681</text:p>
          </table:table-cell>
          <table:table-cell office:value-type="float" office:value="97.29" table:style-name="ce55">
            <text:p>97.29</text:p>
          </table:table-cell>
          <table:table-cell office:value-type="string" table:style-name="ce3">
            <text:p>Cases with detectable S-gene</text:p>
          </table:table-cell>
          <table:table-cell office:value-type="float" office:value="97.175669999999997" table:style-name="ce55">
            <text:p>97.17567</text:p>
          </table:table-cell>
          <table:table-cell office:value-type="float" office:value="97.396990000000002" table:style-name="ce55">
            <text:p>97.39699</text:p>
          </table:table-cell>
          <table:table-cell table:number-columns-repeated="16377"/>
        </table:table-row>
        <table:table-row table:style-name="ro3">
          <table:table-cell office:value-type="date" office:date-value="2020-10-21T00:00:00" table:style-name="ce53">
            <text:p>21/10/2020</text:p>
          </table:table-cell>
          <table:table-cell office:value-type="float" office:value="2269" table:style-name="ce76">
            <text:p>2,269</text:p>
          </table:table-cell>
          <table:table-cell office:value-type="float" office:value="83681" table:style-name="ce76">
            <text:p>83,681</text:p>
          </table:table-cell>
          <table:table-cell office:value-type="float" office:value="2.71" table:style-name="ce55">
            <text:p>2.71</text:p>
          </table:table-cell>
          <table:table-cell office:value-type="string" table:style-name="ce3">
            <text:p>Cases with SGTF</text:p>
          </table:table-cell>
          <table:table-cell office:value-type="float" office:value="2.6030090000000001" table:style-name="ce55">
            <text:p>2.603009</text:p>
          </table:table-cell>
          <table:table-cell office:value-type="float" office:value="2.8243309999999999" table:style-name="ce55">
            <text:p>2.824331</text:p>
          </table:table-cell>
          <table:table-cell table:number-columns-repeated="16377"/>
        </table:table-row>
        <table:table-row table:style-name="ro3">
          <table:table-cell office:value-type="date" office:date-value="2020-10-28T00:00:00" table:style-name="ce53">
            <text:p>28/10/2020</text:p>
          </table:table-cell>
          <table:table-cell office:value-type="float" office:value="83470" table:style-name="ce76">
            <text:p>83,470</text:p>
          </table:table-cell>
          <table:table-cell office:value-type="float" office:value="86268" table:style-name="ce76">
            <text:p>86,268</text:p>
          </table:table-cell>
          <table:table-cell office:value-type="float" office:value="96.76" table:style-name="ce55">
            <text:p>96.76</text:p>
          </table:table-cell>
          <table:table-cell office:value-type="string" table:style-name="ce3">
            <text:p>Cases with detectable S-gene</text:p>
          </table:table-cell>
          <table:table-cell office:value-type="float" office:value="96.635720000000006" table:style-name="ce55">
            <text:p>96.63572</text:p>
          </table:table-cell>
          <table:table-cell office:value-type="float" office:value="96.873329999999996" table:style-name="ce55">
            <text:p>96.87333</text:p>
          </table:table-cell>
          <table:table-cell table:number-columns-repeated="16377"/>
        </table:table-row>
        <table:table-row table:style-name="ro3">
          <table:table-cell office:value-type="date" office:date-value="2020-10-28T00:00:00" table:style-name="ce53">
            <text:p>28/10/2020</text:p>
          </table:table-cell>
          <table:table-cell office:value-type="float" office:value="2798" table:style-name="ce76">
            <text:p>2,798</text:p>
          </table:table-cell>
          <table:table-cell office:value-type="float" office:value="86268" table:style-name="ce76">
            <text:p>86,268</text:p>
          </table:table-cell>
          <table:table-cell office:value-type="float" office:value="3.24" table:style-name="ce55">
            <text:p>3.24</text:p>
          </table:table-cell>
          <table:table-cell office:value-type="string" table:style-name="ce3">
            <text:p>Cases with SGTF</text:p>
          </table:table-cell>
          <table:table-cell office:value-type="float" office:value="3.1266660000000002" table:style-name="ce55">
            <text:p>3.126666</text:p>
          </table:table-cell>
          <table:table-cell office:value-type="float" office:value="3.3642810000000001" table:style-name="ce55">
            <text:p>3.364281</text:p>
          </table:table-cell>
          <table:table-cell table:number-columns-repeated="16377"/>
        </table:table-row>
        <table:table-row table:style-name="ro3">
          <table:table-cell office:value-type="date" office:date-value="2020-11-04T00:00:00" table:style-name="ce53">
            <text:p>04/11/2020</text:p>
          </table:table-cell>
          <table:table-cell office:value-type="float" office:value="83316" table:style-name="ce76">
            <text:p>83,316</text:p>
          </table:table-cell>
          <table:table-cell office:value-type="float" office:value="87332" table:style-name="ce76">
            <text:p>87,332</text:p>
          </table:table-cell>
          <table:table-cell office:value-type="float" office:value="95.4" table:style-name="ce55">
            <text:p>95.4</text:p>
          </table:table-cell>
          <table:table-cell office:value-type="string" table:style-name="ce3">
            <text:p>Cases with detectable S-gene</text:p>
          </table:table-cell>
          <table:table-cell office:value-type="float" office:value="95.259950000000003" table:style-name="ce55">
            <text:p>95.25995</text:p>
          </table:table-cell>
          <table:table-cell office:value-type="float" office:value="95.53895" table:style-name="ce55">
            <text:p>95.53895</text:p>
          </table:table-cell>
          <table:table-cell table:number-columns-repeated="16377"/>
        </table:table-row>
        <table:table-row table:style-name="ro3">
          <table:table-cell office:value-type="date" office:date-value="2020-11-04T00:00:00" table:style-name="ce53">
            <text:p>04/11/2020</text:p>
          </table:table-cell>
          <table:table-cell office:value-type="float" office:value="4016" table:style-name="ce76">
            <text:p>4,016</text:p>
          </table:table-cell>
          <table:table-cell office:value-type="float" office:value="87332" table:style-name="ce76">
            <text:p>87,332</text:p>
          </table:table-cell>
          <table:table-cell office:value-type="float" office:value="4.5999999999999996" table:style-name="ce55">
            <text:p>4.6</text:p>
          </table:table-cell>
          <table:table-cell office:value-type="string" table:style-name="ce3">
            <text:p>Cases with SGTF</text:p>
          </table:table-cell>
          <table:table-cell office:value-type="float" office:value="4.4610500000000002" table:style-name="ce55">
            <text:p>4.46105</text:p>
          </table:table-cell>
          <table:table-cell office:value-type="float" office:value="4.7400469999999997" table:style-name="ce55">
            <text:p>4.740047</text:p>
          </table:table-cell>
          <table:table-cell table:number-columns-repeated="16377"/>
        </table:table-row>
        <table:table-row table:style-name="ro3">
          <table:table-cell office:value-type="date" office:date-value="2020-11-11T00:00:00" table:style-name="ce53">
            <text:p>11/11/2020</text:p>
          </table:table-cell>
          <table:table-cell office:value-type="float" office:value="78429" table:style-name="ce76">
            <text:p>78,429</text:p>
          </table:table-cell>
          <table:table-cell office:value-type="float" office:value="84095" table:style-name="ce76">
            <text:p>84,095</text:p>
          </table:table-cell>
          <table:table-cell office:value-type="float" office:value="93.26" table:style-name="ce55">
            <text:p>93.26</text:p>
          </table:table-cell>
          <table:table-cell office:value-type="string" table:style-name="ce3">
            <text:p>Cases with detectable S-gene</text:p>
          </table:table-cell>
          <table:table-cell office:value-type="float" office:value="93.090369999999993" table:style-name="ce55">
            <text:p>93.09037</text:p>
          </table:table-cell>
          <table:table-cell office:value-type="float" office:value="93.430419999999998" table:style-name="ce55">
            <text:p>93.43042</text:p>
          </table:table-cell>
          <table:table-cell table:number-columns-repeated="16377"/>
        </table:table-row>
        <table:table-row table:style-name="ro3">
          <table:table-cell office:value-type="date" office:date-value="2020-11-11T00:00:00" table:style-name="ce53">
            <text:p>11/11/2020</text:p>
          </table:table-cell>
          <table:table-cell office:value-type="float" office:value="5666" table:style-name="ce76">
            <text:p>5,666</text:p>
          </table:table-cell>
          <table:table-cell office:value-type="float" office:value="84095" table:style-name="ce76">
            <text:p>84,095</text:p>
          </table:table-cell>
          <table:table-cell office:value-type="float" office:value="6.74" table:style-name="ce55">
            <text:p>6.74</text:p>
          </table:table-cell>
          <table:table-cell office:value-type="string" table:style-name="ce3">
            <text:p>Cases with SGTF</text:p>
          </table:table-cell>
          <table:table-cell office:value-type="float" office:value="6.5695769999999998" table:style-name="ce55">
            <text:p>6.569577</text:p>
          </table:table-cell>
          <table:table-cell office:value-type="float" office:value="6.9096250000000001" table:style-name="ce55">
            <text:p>6.909625</text:p>
          </table:table-cell>
          <table:table-cell table:number-columns-repeated="16377"/>
        </table:table-row>
        <table:table-row table:style-name="ro3">
          <table:table-cell office:value-type="date" office:date-value="2020-11-18T00:00:00" table:style-name="ce53">
            <text:p>18/11/2020</text:p>
          </table:table-cell>
          <table:table-cell office:value-type="float" office:value="52832" table:style-name="ce76">
            <text:p>52,832</text:p>
          </table:table-cell>
          <table:table-cell office:value-type="float" office:value="58918" table:style-name="ce76">
            <text:p>58,918</text:p>
          </table:table-cell>
          <table:table-cell office:value-type="float" office:value="89.67" table:style-name="ce55">
            <text:p>89.67</text:p>
          </table:table-cell>
          <table:table-cell office:value-type="string" table:style-name="ce3">
            <text:p>Cases with detectable S-gene</text:p>
          </table:table-cell>
          <table:table-cell office:value-type="float" office:value="89.421189999999996" table:style-name="ce55">
            <text:p>89.42119</text:p>
          </table:table-cell>
          <table:table-cell office:value-type="float" office:value="89.914400000000001" table:style-name="ce55">
            <text:p>89.9144</text:p>
          </table:table-cell>
          <table:table-cell table:number-columns-repeated="16377"/>
        </table:table-row>
        <table:table-row table:style-name="ro3">
          <table:table-cell office:value-type="date" office:date-value="2020-11-18T00:00:00" table:style-name="ce53">
            <text:p>18/11/2020</text:p>
          </table:table-cell>
          <table:table-cell office:value-type="float" office:value="6086" table:style-name="ce76">
            <text:p>6,086</text:p>
          </table:table-cell>
          <table:table-cell office:value-type="float" office:value="58918" table:style-name="ce76">
            <text:p>58,918</text:p>
          </table:table-cell>
          <table:table-cell office:value-type="float" office:value="10.33" table:style-name="ce55">
            <text:p>10.33</text:p>
          </table:table-cell>
          <table:table-cell office:value-type="string" table:style-name="ce3">
            <text:p>Cases with SGTF</text:p>
          </table:table-cell>
          <table:table-cell office:value-type="float" office:value="10.085599999999999" table:style-name="ce55">
            <text:p>10.0856</text:p>
          </table:table-cell>
          <table:table-cell office:value-type="float" office:value="10.578810000000001" table:style-name="ce55">
            <text:p>10.57881</text:p>
          </table:table-cell>
          <table:table-cell table:number-columns-repeated="16377"/>
        </table:table-row>
        <table:table-row table:style-name="ro3">
          <table:table-cell office:value-type="date" office:date-value="2020-11-25T00:00:00" table:style-name="ce53">
            <text:p>25/11/2020</text:p>
          </table:table-cell>
          <table:table-cell office:value-type="float" office:value="38620" table:style-name="ce76">
            <text:p>38,620</text:p>
          </table:table-cell>
          <table:table-cell office:value-type="float" office:value="47886" table:style-name="ce76">
            <text:p>47,886</text:p>
          </table:table-cell>
          <table:table-cell office:value-type="float" office:value="80.650000000000006" table:style-name="ce55">
            <text:p>80.65</text:p>
          </table:table-cell>
          <table:table-cell office:value-type="string" table:style-name="ce3">
            <text:p>Cases with detectable S-gene</text:p>
          </table:table-cell>
          <table:table-cell office:value-type="float" office:value="80.292550000000006" table:style-name="ce55">
            <text:p>80.29255</text:p>
          </table:table-cell>
          <table:table-cell office:value-type="float" office:value="81.002269999999996" table:style-name="ce55">
            <text:p>81.00227</text:p>
          </table:table-cell>
          <table:table-cell table:number-columns-repeated="16377"/>
        </table:table-row>
        <table:table-row table:style-name="ro3">
          <table:table-cell office:value-type="date" office:date-value="2020-11-25T00:00:00" table:style-name="ce53">
            <text:p>25/11/2020</text:p>
          </table:table-cell>
          <table:table-cell office:value-type="float" office:value="9266" table:style-name="ce76">
            <text:p>9,266</text:p>
          </table:table-cell>
          <table:table-cell office:value-type="float" office:value="47886" table:style-name="ce76">
            <text:p>47,886</text:p>
          </table:table-cell>
          <table:table-cell office:value-type="float" office:value="19.350000000000001" table:style-name="ce55">
            <text:p>19.35</text:p>
          </table:table-cell>
          <table:table-cell office:value-type="string" table:style-name="ce3">
            <text:p>Cases with SGTF</text:p>
          </table:table-cell>
          <table:table-cell office:value-type="float" office:value="18.997730000000001" table:style-name="ce55">
            <text:p>18.99773</text:p>
          </table:table-cell>
          <table:table-cell office:value-type="float" office:value="19.707450000000001" table:style-name="ce55">
            <text:p>19.70745</text:p>
          </table:table-cell>
          <table:table-cell table:number-columns-repeated="16377"/>
        </table:table-row>
        <table:table-row table:style-name="ro3">
          <table:table-cell office:value-type="date" office:date-value="2020-12-02T00:00:00" table:style-name="ce53">
            <text:p>02/12/2020</text:p>
          </table:table-cell>
          <table:table-cell office:value-type="float" office:value="34632" table:style-name="ce76">
            <text:p>34,632</text:p>
          </table:table-cell>
          <table:table-cell office:value-type="float" office:value="52427" table:style-name="ce76">
            <text:p>52,427</text:p>
          </table:table-cell>
          <table:table-cell office:value-type="float" office:value="66.06" table:style-name="ce55">
            <text:p>66.06</text:p>
          </table:table-cell>
          <table:table-cell office:value-type="string" table:style-name="ce3">
            <text:p>Cases with detectable S-gene</text:p>
          </table:table-cell>
          <table:table-cell office:value-type="float" office:value="65.650120000000001" table:style-name="ce55">
            <text:p>65.65012</text:p>
          </table:table-cell>
          <table:table-cell office:value-type="float" office:value="66.462649999999996" table:style-name="ce55">
            <text:p>66.46265</text:p>
          </table:table-cell>
          <table:table-cell table:number-columns-repeated="16377"/>
        </table:table-row>
        <table:table-row table:style-name="ro3">
          <table:table-cell office:value-type="date" office:date-value="2020-12-02T00:00:00" table:style-name="ce53">
            <text:p>02/12/2020</text:p>
          </table:table-cell>
          <table:table-cell office:value-type="float" office:value="17795" table:style-name="ce76">
            <text:p>17,795</text:p>
          </table:table-cell>
          <table:table-cell office:value-type="float" office:value="52427" table:style-name="ce76">
            <text:p>52,427</text:p>
          </table:table-cell>
          <table:table-cell office:value-type="float" office:value="33.94" table:style-name="ce55">
            <text:p>33.94</text:p>
          </table:table-cell>
          <table:table-cell office:value-type="string" table:style-name="ce3">
            <text:p>Cases with SGTF</text:p>
          </table:table-cell>
          <table:table-cell office:value-type="float" office:value="33.537350000000004" table:style-name="ce55">
            <text:p>33.53735</text:p>
          </table:table-cell>
          <table:table-cell office:value-type="float" office:value="34.349879999999999" table:style-name="ce55">
            <text:p>34.34988</text:p>
          </table:table-cell>
          <table:table-cell table:number-columns-repeated="16377"/>
        </table:table-row>
        <table:table-row table:style-name="ro3">
          <table:table-cell office:value-type="date" office:date-value="2020-12-09T00:00:00" table:style-name="ce53">
            <text:p>09/12/2020</text:p>
          </table:table-cell>
          <table:table-cell office:value-type="float" office:value="39508" table:style-name="ce76">
            <text:p>39,508</text:p>
          </table:table-cell>
          <table:table-cell office:value-type="float" office:value="83771" table:style-name="ce76">
            <text:p>83,771</text:p>
          </table:table-cell>
          <table:table-cell office:value-type="float" office:value="47.16" table:style-name="ce55">
            <text:p>47.16</text:p>
          </table:table-cell>
          <table:table-cell office:value-type="string" table:style-name="ce3">
            <text:p>Cases with detectable S-gene</text:p>
          </table:table-cell>
          <table:table-cell office:value-type="float" office:value="46.823410000000003" table:style-name="ce55">
            <text:p>46.82341</text:p>
          </table:table-cell>
          <table:table-cell office:value-type="float" office:value="47.50067" table:style-name="ce55">
            <text:p>47.50067</text:p>
          </table:table-cell>
          <table:table-cell table:number-columns-repeated="16377"/>
        </table:table-row>
        <table:table-row table:style-name="ro3">
          <table:table-cell office:value-type="date" office:date-value="2020-12-09T00:00:00" table:style-name="ce53">
            <text:p>09/12/2020</text:p>
          </table:table-cell>
          <table:table-cell office:value-type="float" office:value="44263" table:style-name="ce76">
            <text:p>44,263</text:p>
          </table:table-cell>
          <table:table-cell office:value-type="float" office:value="83771" table:style-name="ce76">
            <text:p>83,771</text:p>
          </table:table-cell>
          <table:table-cell office:value-type="float" office:value="52.84" table:style-name="ce55">
            <text:p>52.84</text:p>
          </table:table-cell>
          <table:table-cell office:value-type="string" table:style-name="ce3">
            <text:p>Cases with SGTF</text:p>
          </table:table-cell>
          <table:table-cell office:value-type="float" office:value="52.49933" table:style-name="ce55">
            <text:p>52.49933</text:p>
          </table:table-cell>
          <table:table-cell office:value-type="float" office:value="53.176589999999997" table:style-name="ce55">
            <text:p>53.17659</text:p>
          </table:table-cell>
          <table:table-cell table:number-columns-repeated="16377"/>
        </table:table-row>
        <table:table-row table:style-name="ro3">
          <table:table-cell office:value-type="date" office:date-value="2020-12-16T00:00:00" table:style-name="ce53">
            <text:p>16/12/2020</text:p>
          </table:table-cell>
          <table:table-cell office:value-type="float" office:value="29202" table:style-name="ce76">
            <text:p>29,202</text:p>
          </table:table-cell>
          <table:table-cell office:value-type="float" office:value="81898" table:style-name="ce76">
            <text:p>81,898</text:p>
          </table:table-cell>
          <table:table-cell office:value-type="float" office:value="35.659999999999997" table:style-name="ce55">
            <text:p>35.66</text:p>
          </table:table-cell>
          <table:table-cell office:value-type="string" table:style-name="ce3">
            <text:p>Cases with detectable S-gene</text:p>
          </table:table-cell>
          <table:table-cell office:value-type="float" office:value="35.328569999999999" table:style-name="ce55">
            <text:p>35.32857</text:p>
          </table:table-cell>
          <table:table-cell office:value-type="float" office:value="35.985869999999998" table:style-name="ce55">
            <text:p>35.98587</text:p>
          </table:table-cell>
          <table:table-cell table:number-columns-repeated="16377"/>
        </table:table-row>
        <table:table-row table:style-name="ro3">
          <table:table-cell office:value-type="date" office:date-value="2020-12-16T00:00:00" table:style-name="ce53">
            <text:p>16/12/2020</text:p>
          </table:table-cell>
          <table:table-cell office:value-type="float" office:value="52696" table:style-name="ce76">
            <text:p>52,696</text:p>
          </table:table-cell>
          <table:table-cell office:value-type="float" office:value="81898" table:style-name="ce76">
            <text:p>81,898</text:p>
          </table:table-cell>
          <table:table-cell office:value-type="float" office:value="64.34" table:style-name="ce55">
            <text:p>64.34</text:p>
          </table:table-cell>
          <table:table-cell office:value-type="string" table:style-name="ce3">
            <text:p>Cases with SGTF</text:p>
          </table:table-cell>
          <table:table-cell office:value-type="float" office:value="64.014129999999994" table:style-name="ce55">
            <text:p>64.01413</text:p>
          </table:table-cell>
          <table:table-cell office:value-type="float" office:value="64.671430000000001" table:style-name="ce55">
            <text:p>64.67143</text:p>
          </table:table-cell>
          <table:table-cell table:number-columns-repeated="16377"/>
        </table:table-row>
        <table:table-row table:style-name="ro3">
          <table:table-cell office:value-type="date" office:date-value="2020-12-23T00:00:00" table:style-name="ce53">
            <text:p>23/12/2020</text:p>
          </table:table-cell>
          <table:table-cell office:value-type="float" office:value="30036" table:style-name="ce76">
            <text:p>30,036</text:p>
          </table:table-cell>
          <table:table-cell office:value-type="float" office:value="111723" table:style-name="ce76">
            <text:p>111,723</text:p>
          </table:table-cell>
          <table:table-cell office:value-type="float" office:value="26.88" table:style-name="ce55">
            <text:p>26.88</text:p>
          </table:table-cell>
          <table:table-cell office:value-type="string" table:style-name="ce3">
            <text:p>Cases with detectable S-gene</text:p>
          </table:table-cell>
          <table:table-cell office:value-type="float" office:value="26.62472" table:style-name="ce55">
            <text:p>26.62472</text:p>
          </table:table-cell>
          <table:table-cell office:value-type="float" office:value="27.14556" table:style-name="ce55">
            <text:p>27.14556</text:p>
          </table:table-cell>
          <table:table-cell table:number-columns-repeated="16377"/>
        </table:table-row>
        <table:table-row table:style-name="ro3">
          <table:table-cell office:value-type="date" office:date-value="2020-12-23T00:00:00" table:style-name="ce53">
            <text:p>23/12/2020</text:p>
          </table:table-cell>
          <table:table-cell office:value-type="float" office:value="81687" table:style-name="ce76">
            <text:p>81,687</text:p>
          </table:table-cell>
          <table:table-cell office:value-type="float" office:value="111723" table:style-name="ce76">
            <text:p>111,723</text:p>
          </table:table-cell>
          <table:table-cell office:value-type="float" office:value="73.12" table:style-name="ce55">
            <text:p>73.12</text:p>
          </table:table-cell>
          <table:table-cell office:value-type="string" table:style-name="ce3">
            <text:p>Cases with SGTF</text:p>
          </table:table-cell>
          <table:table-cell office:value-type="float" office:value="72.854439999999997" table:style-name="ce55">
            <text:p>72.85444</text:p>
          </table:table-cell>
          <table:table-cell office:value-type="float" office:value="73.375280000000004" table:style-name="ce55">
            <text:p>73.37528</text:p>
          </table:table-cell>
          <table:table-cell table:number-columns-repeated="16377"/>
        </table:table-row>
        <table:table-row table:style-name="ro3">
          <table:table-cell office:value-type="date" office:date-value="2020-12-30T00:00:00" table:style-name="ce53">
            <text:p>30/12/2020</text:p>
          </table:table-cell>
          <table:table-cell office:value-type="float" office:value="34561" table:style-name="ce76">
            <text:p>34,561</text:p>
          </table:table-cell>
          <table:table-cell office:value-type="float" office:value="157798" table:style-name="ce76">
            <text:p>157,798</text:p>
          </table:table-cell>
          <table:table-cell office:value-type="float" office:value="21.9" table:style-name="ce55">
            <text:p>21.9</text:p>
          </table:table-cell>
          <table:table-cell office:value-type="string" table:style-name="ce3">
            <text:p>Cases with detectable S-gene</text:p>
          </table:table-cell>
          <table:table-cell office:value-type="float" office:value="21.698360000000001" table:style-name="ce55">
            <text:p>21.69836</text:p>
          </table:table-cell>
          <table:table-cell office:value-type="float" office:value="22.107109999999999" table:style-name="ce55">
            <text:p>22.10711</text:p>
          </table:table-cell>
          <table:table-cell table:number-columns-repeated="16377"/>
        </table:table-row>
        <table:table-row table:style-name="ro3">
          <table:table-cell office:value-type="date" office:date-value="2020-12-30T00:00:00" table:style-name="ce53">
            <text:p>30/12/2020</text:p>
          </table:table-cell>
          <table:table-cell office:value-type="float" office:value="123237" table:style-name="ce76">
            <text:p>123,237</text:p>
          </table:table-cell>
          <table:table-cell office:value-type="float" office:value="157798" table:style-name="ce76">
            <text:p>157,798</text:p>
          </table:table-cell>
          <table:table-cell office:value-type="float" office:value="78.099999999999994" table:style-name="ce55">
            <text:p>78.1</text:p>
          </table:table-cell>
          <table:table-cell office:value-type="string" table:style-name="ce3">
            <text:p>Cases with SGTF</text:p>
          </table:table-cell>
          <table:table-cell office:value-type="float" office:value="77.892889999999994" table:style-name="ce55">
            <text:p>77.89289</text:p>
          </table:table-cell>
          <table:table-cell office:value-type="float" office:value="78.301640000000006" table:style-name="ce55">
            <text:p>78.30164</text:p>
          </table:table-cell>
          <table:table-cell table:number-columns-repeated="16377"/>
        </table:table-row>
        <table:table-row table:style-name="ro3">
          <table:table-cell office:value-type="date" office:date-value="2021-01-06T00:00:00" table:style-name="ce53">
            <text:p>06/01/2021</text:p>
          </table:table-cell>
          <table:table-cell office:value-type="float" office:value="24318" table:style-name="ce76">
            <text:p>24,318</text:p>
          </table:table-cell>
          <table:table-cell office:value-type="float" office:value="137679" table:style-name="ce76">
            <text:p>137,679</text:p>
          </table:table-cell>
          <table:table-cell office:value-type="float" office:value="17.66" table:style-name="ce55">
            <text:p>17.66</text:p>
          </table:table-cell>
          <table:table-cell office:value-type="string" table:style-name="ce3">
            <text:p>Cases with detectable S-gene</text:p>
          </table:table-cell>
          <table:table-cell office:value-type="float" office:value="17.461929999999999" table:style-name="ce55">
            <text:p>17.46193</text:p>
          </table:table-cell>
          <table:table-cell office:value-type="float" office:value="17.86553" table:style-name="ce55">
            <text:p>17.86553</text:p>
          </table:table-cell>
          <table:table-cell table:number-columns-repeated="16377"/>
        </table:table-row>
        <table:table-row table:style-name="ro3">
          <table:table-cell office:value-type="date" office:date-value="2021-01-06T00:00:00" table:style-name="ce53">
            <text:p>06/01/2021</text:p>
          </table:table-cell>
          <table:table-cell office:value-type="float" office:value="113361" table:style-name="ce76">
            <text:p>113,361</text:p>
          </table:table-cell>
          <table:table-cell office:value-type="float" office:value="137679" table:style-name="ce76">
            <text:p>137,679</text:p>
          </table:table-cell>
          <table:table-cell office:value-type="float" office:value="82.34" table:style-name="ce55">
            <text:p>82.34</text:p>
          </table:table-cell>
          <table:table-cell office:value-type="string" table:style-name="ce3">
            <text:p>Cases with SGTF</text:p>
          </table:table-cell>
          <table:table-cell office:value-type="float" office:value="82.134469999999993" table:style-name="ce55">
            <text:p>82.13447</text:p>
          </table:table-cell>
          <table:table-cell office:value-type="float" office:value="82.538070000000005" table:style-name="ce55">
            <text:p>82.53807</text:p>
          </table:table-cell>
          <table:table-cell table:number-columns-repeated="16377"/>
        </table:table-row>
        <table:table-row table:style-name="ro3">
          <table:table-cell office:value-type="date" office:date-value="2021-01-13T00:00:00" table:style-name="ce53">
            <text:p>13/01/2021</text:p>
          </table:table-cell>
          <table:table-cell office:value-type="float" office:value="12853" table:style-name="ce76">
            <text:p>12,853</text:p>
          </table:table-cell>
          <table:table-cell office:value-type="float" office:value="103430" table:style-name="ce76">
            <text:p>103,430</text:p>
          </table:table-cell>
          <table:table-cell office:value-type="float" office:value="12.43" table:style-name="ce55">
            <text:p>12.43</text:p>
          </table:table-cell>
          <table:table-cell office:value-type="string" table:style-name="ce3">
            <text:p>Cases with detectable S-gene</text:p>
          </table:table-cell>
          <table:table-cell office:value-type="float" office:value="12.22663" table:style-name="ce55">
            <text:p>12.22663</text:p>
          </table:table-cell>
          <table:table-cell office:value-type="float" office:value="12.62969" table:style-name="ce55">
            <text:p>12.62969</text:p>
          </table:table-cell>
          <table:table-cell table:number-columns-repeated="16377"/>
        </table:table-row>
        <table:table-row table:style-name="ro3">
          <table:table-cell office:value-type="date" office:date-value="2021-01-13T00:00:00" table:style-name="ce53">
            <text:p>13/01/2021</text:p>
          </table:table-cell>
          <table:table-cell office:value-type="float" office:value="90577" table:style-name="ce76">
            <text:p>90,577</text:p>
          </table:table-cell>
          <table:table-cell office:value-type="float" office:value="103430" table:style-name="ce76">
            <text:p>103,430</text:p>
          </table:table-cell>
          <table:table-cell office:value-type="float" office:value="87.57" table:style-name="ce55">
            <text:p>87.57</text:p>
          </table:table-cell>
          <table:table-cell office:value-type="string" table:style-name="ce3">
            <text:p>Cases with SGTF</text:p>
          </table:table-cell>
          <table:table-cell office:value-type="float" office:value="87.370310000000003" table:style-name="ce55">
            <text:p>87.37031</text:p>
          </table:table-cell>
          <table:table-cell office:value-type="float" office:value="87.77337" table:style-name="ce55">
            <text:p>87.77337</text:p>
          </table:table-cell>
          <table:table-cell table:number-columns-repeated="16377"/>
        </table:table-row>
        <table:table-row table:style-name="ro3">
          <table:table-cell office:value-type="date" office:date-value="2021-01-20T00:00:00" table:style-name="ce53">
            <text:p>20/01/2021</text:p>
          </table:table-cell>
          <table:table-cell office:value-type="float" office:value="6914" table:style-name="ce76">
            <text:p>6,914</text:p>
          </table:table-cell>
          <table:table-cell office:value-type="float" office:value="74867" table:style-name="ce76">
            <text:p>74,867</text:p>
          </table:table-cell>
          <table:table-cell office:value-type="float" office:value="9.24" table:style-name="ce55">
            <text:p>9.24</text:p>
          </table:table-cell>
          <table:table-cell office:value-type="string" table:style-name="ce3">
            <text:p>Cases with detectable S-gene</text:p>
          </table:table-cell>
          <table:table-cell office:value-type="float" office:value="9.0290820000000007" table:style-name="ce55">
            <text:p>9.029082</text:p>
          </table:table-cell>
          <table:table-cell office:value-type="float" office:value="9.4452020000000001" table:style-name="ce55">
            <text:p>9.445202</text:p>
          </table:table-cell>
          <table:table-cell table:number-columns-repeated="16377"/>
        </table:table-row>
        <table:table-row table:style-name="ro3">
          <table:table-cell office:value-type="date" office:date-value="2021-01-20T00:00:00" table:style-name="ce53">
            <text:p>20/01/2021</text:p>
          </table:table-cell>
          <table:table-cell office:value-type="float" office:value="67953" table:style-name="ce76">
            <text:p>67,953</text:p>
          </table:table-cell>
          <table:table-cell office:value-type="float" office:value="74867" table:style-name="ce76">
            <text:p>74,867</text:p>
          </table:table-cell>
          <table:table-cell office:value-type="float" office:value="90.76" table:style-name="ce55">
            <text:p>90.76</text:p>
          </table:table-cell>
          <table:table-cell office:value-type="string" table:style-name="ce3">
            <text:p>Cases with SGTF</text:p>
          </table:table-cell>
          <table:table-cell office:value-type="float" office:value="90.5548" table:style-name="ce55">
            <text:p>90.5548</text:p>
          </table:table-cell>
          <table:table-cell office:value-type="float" office:value="90.970920000000007" table:style-name="ce55">
            <text:p>90.97092</text:p>
          </table:table-cell>
          <table:table-cell table:number-columns-repeated="16377"/>
        </table:table-row>
        <table:table-row table:style-name="ro3">
          <table:table-cell office:value-type="date" office:date-value="2021-01-27T00:00:00" table:style-name="ce53">
            <text:p>27/01/2021</text:p>
          </table:table-cell>
          <table:table-cell office:value-type="float" office:value="3658" table:style-name="ce76">
            <text:p>3,658</text:p>
          </table:table-cell>
          <table:table-cell office:value-type="float" office:value="59180" table:style-name="ce76">
            <text:p>59,180</text:p>
          </table:table-cell>
          <table:table-cell office:value-type="float" office:value="6.18" table:style-name="ce55">
            <text:p>6.18</text:p>
          </table:table-cell>
          <table:table-cell office:value-type="string" table:style-name="ce3">
            <text:p>Cases with detectable S-gene</text:p>
          </table:table-cell>
          <table:table-cell office:value-type="float" office:value="5.9891220000000001" table:style-name="ce55">
            <text:p>5.989122</text:p>
          </table:table-cell>
          <table:table-cell office:value-type="float" office:value="6.3788749999999999" table:style-name="ce55">
            <text:p>6.378875</text:p>
          </table:table-cell>
          <table:table-cell table:number-columns-repeated="16377"/>
        </table:table-row>
        <table:table-row table:style-name="ro3">
          <table:table-cell office:value-type="date" office:date-value="2021-01-27T00:00:00" table:style-name="ce53">
            <text:p>27/01/2021</text:p>
          </table:table-cell>
          <table:table-cell office:value-type="float" office:value="55522" table:style-name="ce76">
            <text:p>55,522</text:p>
          </table:table-cell>
          <table:table-cell office:value-type="float" office:value="59180" table:style-name="ce76">
            <text:p>59,180</text:p>
          </table:table-cell>
          <table:table-cell office:value-type="float" office:value="93.82" table:style-name="ce55">
            <text:p>93.82</text:p>
          </table:table-cell>
          <table:table-cell office:value-type="string" table:style-name="ce3">
            <text:p>Cases with SGTF</text:p>
          </table:table-cell>
          <table:table-cell office:value-type="float" office:value="93.621120000000005" table:style-name="ce55">
            <text:p>93.62112</text:p>
          </table:table-cell>
          <table:table-cell office:value-type="float" office:value="94.01088" table:style-name="ce55">
            <text:p>94.01088</text:p>
          </table:table-cell>
          <table:table-cell table:number-columns-repeated="16377"/>
        </table:table-row>
        <table:table-row table:style-name="ro3">
          <table:table-cell office:value-type="date" office:date-value="2021-02-03T00:00:00" table:style-name="ce53">
            <text:p>03/02/2021</text:p>
          </table:table-cell>
          <table:table-cell office:value-type="float" office:value="1714" table:style-name="ce76">
            <text:p>1,714</text:p>
          </table:table-cell>
          <table:table-cell office:value-type="float" office:value="39429" table:style-name="ce76">
            <text:p>39,429</text:p>
          </table:table-cell>
          <table:table-cell office:value-type="float" office:value="4.3499999999999996" table:style-name="ce55">
            <text:p>4.35</text:p>
          </table:table-cell>
          <table:table-cell office:value-type="string" table:style-name="ce3">
            <text:p>Cases with detectable S-gene</text:p>
          </table:table-cell>
          <table:table-cell office:value-type="float" office:value="4.148949" table:style-name="ce55">
            <text:p>4.148949</text:p>
          </table:table-cell>
          <table:table-cell office:value-type="float" office:value="4.5541109999999998" table:style-name="ce55">
            <text:p>4.554111</text:p>
          </table:table-cell>
          <table:table-cell table:number-columns-repeated="16377"/>
        </table:table-row>
        <table:table-row table:style-name="ro3">
          <table:table-cell office:value-type="date" office:date-value="2021-02-03T00:00:00" table:style-name="ce53">
            <text:p>03/02/2021</text:p>
          </table:table-cell>
          <table:table-cell office:value-type="float" office:value="37715" table:style-name="ce76">
            <text:p>37,715</text:p>
          </table:table-cell>
          <table:table-cell office:value-type="float" office:value="39429" table:style-name="ce76">
            <text:p>39,429</text:p>
          </table:table-cell>
          <table:table-cell office:value-type="float" office:value="95.65" table:style-name="ce55">
            <text:p>95.65</text:p>
          </table:table-cell>
          <table:table-cell office:value-type="string" table:style-name="ce3">
            <text:p>Cases with SGTF</text:p>
          </table:table-cell>
          <table:table-cell office:value-type="float" office:value="95.445890000000006" table:style-name="ce55">
            <text:p>95.44589</text:p>
          </table:table-cell>
          <table:table-cell office:value-type="float" office:value="95.851050000000001" table:style-name="ce55">
            <text:p>95.85105</text:p>
          </table:table-cell>
          <table:table-cell table:number-columns-repeated="16377"/>
        </table:table-row>
        <table:table-row table:style-name="ro3">
          <table:table-cell office:value-type="date" office:date-value="2021-02-10T00:00:00" table:style-name="ce53">
            <text:p>10/02/2021</text:p>
          </table:table-cell>
          <table:table-cell office:value-type="float" office:value="835" table:style-name="ce76">
            <text:p>835</text:p>
          </table:table-cell>
          <table:table-cell office:value-type="float" office:value="31410" table:style-name="ce76">
            <text:p>31,410</text:p>
          </table:table-cell>
          <table:table-cell office:value-type="float" office:value="2.66" table:style-name="ce55">
            <text:p>2.66</text:p>
          </table:table-cell>
          <table:table-cell office:value-type="string" table:style-name="ce3">
            <text:p>Cases with detectable S-gene</text:p>
          </table:table-cell>
          <table:table-cell office:value-type="float" office:value="2.4846560000000002" table:style-name="ce55">
            <text:p>2.484656</text:p>
          </table:table-cell>
          <table:table-cell office:value-type="float" office:value="2.843804" table:style-name="ce55">
            <text:p>2.843804</text:p>
          </table:table-cell>
          <table:table-cell table:number-columns-repeated="16377"/>
        </table:table-row>
        <table:table-row table:style-name="ro3">
          <table:table-cell office:value-type="date" office:date-value="2021-02-10T00:00:00" table:style-name="ce53">
            <text:p>10/02/2021</text:p>
          </table:table-cell>
          <table:table-cell office:value-type="float" office:value="30575" table:style-name="ce76">
            <text:p>30,575</text:p>
          </table:table-cell>
          <table:table-cell office:value-type="float" office:value="31410" table:style-name="ce76">
            <text:p>31,410</text:p>
          </table:table-cell>
          <table:table-cell office:value-type="float" office:value="97.34" table:style-name="ce55">
            <text:p>97.34</text:p>
          </table:table-cell>
          <table:table-cell office:value-type="string" table:style-name="ce3">
            <text:p>Cases with SGTF</text:p>
          </table:table-cell>
          <table:table-cell office:value-type="float" office:value="97.156199999999998" table:style-name="ce55">
            <text:p>97.1562</text:p>
          </table:table-cell>
          <table:table-cell office:value-type="float" office:value="97.515339999999995" table:style-name="ce55">
            <text:p>97.51534</text:p>
          </table:table-cell>
          <table:table-cell table:number-columns-repeated="16377"/>
        </table:table-row>
        <table:table-row table:style-name="ro3">
          <table:table-cell office:value-type="date" office:date-value="2021-02-17T00:00:00" table:style-name="ce53">
            <text:p>17/02/2021</text:p>
          </table:table-cell>
          <table:table-cell office:value-type="float" office:value="528" table:style-name="ce76">
            <text:p>528</text:p>
          </table:table-cell>
          <table:table-cell office:value-type="float" office:value="27350" table:style-name="ce76">
            <text:p>27,350</text:p>
          </table:table-cell>
          <table:table-cell office:value-type="float" office:value="1.93" table:style-name="ce55">
            <text:p>1.93</text:p>
          </table:table-cell>
          <table:table-cell office:value-type="string" table:style-name="ce3">
            <text:p>Cases with detectable S-gene</text:p>
          </table:table-cell>
          <table:table-cell office:value-type="float" office:value="1.77233" table:style-name="ce55">
            <text:p>1.77233</text:p>
          </table:table-cell>
          <table:table-cell office:value-type="float" office:value="2.1023830000000001" table:style-name="ce55">
            <text:p>2.102383</text:p>
          </table:table-cell>
          <table:table-cell table:number-columns-repeated="16377"/>
        </table:table-row>
        <table:table-row table:style-name="ro3">
          <table:table-cell office:value-type="date" office:date-value="2021-02-17T00:00:00" table:style-name="ce53">
            <text:p>17/02/2021</text:p>
          </table:table-cell>
          <table:table-cell office:value-type="float" office:value="26822" table:style-name="ce76">
            <text:p>26,822</text:p>
          </table:table-cell>
          <table:table-cell office:value-type="float" office:value="27350" table:style-name="ce76">
            <text:p>27,350</text:p>
          </table:table-cell>
          <table:table-cell office:value-type="float" office:value="98.07" table:style-name="ce55">
            <text:p>98.07</text:p>
          </table:table-cell>
          <table:table-cell office:value-type="string" table:style-name="ce3">
            <text:p>Cases with SGTF</text:p>
          </table:table-cell>
          <table:table-cell office:value-type="float" office:value="97.897620000000003" table:style-name="ce55">
            <text:p>97.89762</text:p>
          </table:table-cell>
          <table:table-cell office:value-type="float" office:value="98.227670000000003" table:style-name="ce55">
            <text:p>98.22767</text:p>
          </table:table-cell>
          <table:table-cell table:number-columns-repeated="16377"/>
        </table:table-row>
        <table:table-row table:style-name="ro3">
          <table:table-cell office:value-type="date" office:date-value="2021-02-24T00:00:00" table:style-name="ce53">
            <text:p>24/02/2021</text:p>
          </table:table-cell>
          <table:table-cell office:value-type="float" office:value="265" table:style-name="ce76">
            <text:p>265</text:p>
          </table:table-cell>
          <table:table-cell office:value-type="float" office:value="18825" table:style-name="ce76">
            <text:p>18,825</text:p>
          </table:table-cell>
          <table:table-cell office:value-type="float" office:value="1.41" table:style-name="ce55">
            <text:p>1.41</text:p>
          </table:table-cell>
          <table:table-cell office:value-type="string" table:style-name="ce3">
            <text:p>Cases with detectable S-gene</text:p>
          </table:table-cell>
          <table:table-cell office:value-type="float" office:value="1.246553" table:style-name="ce55">
            <text:p>1.246553</text:p>
          </table:table-cell>
          <table:table-cell office:value-type="float" office:value="1.588992" table:style-name="ce55">
            <text:p>1.588992</text:p>
          </table:table-cell>
          <table:table-cell table:number-columns-repeated="16377"/>
        </table:table-row>
        <table:table-row table:style-name="ro3">
          <table:table-cell office:value-type="date" office:date-value="2021-02-24T00:00:00" table:style-name="ce53">
            <text:p>24/02/2021</text:p>
          </table:table-cell>
          <table:table-cell office:value-type="float" office:value="18560" table:style-name="ce76">
            <text:p>18,560</text:p>
          </table:table-cell>
          <table:table-cell office:value-type="float" office:value="18825" table:style-name="ce76">
            <text:p>18,825</text:p>
          </table:table-cell>
          <table:table-cell office:value-type="float" office:value="98.59" table:style-name="ce55">
            <text:p>98.59</text:p>
          </table:table-cell>
          <table:table-cell office:value-type="string" table:style-name="ce3">
            <text:p>Cases with SGTF</text:p>
          </table:table-cell>
          <table:table-cell office:value-type="float" office:value="98.411010000000005" table:style-name="ce55">
            <text:p>98.41101</text:p>
          </table:table-cell>
          <table:table-cell office:value-type="float" office:value="98.753450000000001" table:style-name="ce55">
            <text:p>98.75345</text:p>
          </table:table-cell>
          <table:table-cell table:number-columns-repeated="16377"/>
        </table:table-row>
        <table:table-row table:style-name="ro3">
          <table:table-cell office:value-type="date" office:date-value="2021-03-03T00:00:00" table:style-name="ce53">
            <text:p>03/03/2021</text:p>
          </table:table-cell>
          <table:table-cell office:value-type="float" office:value="221" table:style-name="ce76">
            <text:p>221</text:p>
          </table:table-cell>
          <table:table-cell office:value-type="float" office:value="16145" table:style-name="ce76">
            <text:p>16,145</text:p>
          </table:table-cell>
          <table:table-cell office:value-type="float" office:value="1.37" table:style-name="ce55">
            <text:p>1.37</text:p>
          </table:table-cell>
          <table:table-cell office:value-type="string" table:style-name="ce3">
            <text:p>Cases with detectable S-gene</text:p>
          </table:table-cell>
          <table:table-cell office:value-type="float" office:value="1.1979340000000001" table:style-name="ce55">
            <text:p>1.197934</text:p>
          </table:table-cell>
          <table:table-cell office:value-type="float" office:value="1.563291" table:style-name="ce55">
            <text:p>1.563291</text:p>
          </table:table-cell>
          <table:table-cell table:number-columns-repeated="16377"/>
        </table:table-row>
        <table:table-row table:style-name="ro3">
          <table:table-cell office:value-type="date" office:date-value="2021-03-03T00:00:00" table:style-name="ce53">
            <text:p>03/03/2021</text:p>
          </table:table-cell>
          <table:table-cell office:value-type="float" office:value="15924" table:style-name="ce76">
            <text:p>15,924</text:p>
          </table:table-cell>
          <table:table-cell office:value-type="float" office:value="16145" table:style-name="ce76">
            <text:p>16,145</text:p>
          </table:table-cell>
          <table:table-cell office:value-type="float" office:value="98.63" table:style-name="ce55">
            <text:p>98.63</text:p>
          </table:table-cell>
          <table:table-cell office:value-type="string" table:style-name="ce3">
            <text:p>Cases with SGTF</text:p>
          </table:table-cell>
          <table:table-cell office:value-type="float" office:value="98.436710000000005" table:style-name="ce55">
            <text:p>98.43671</text:p>
          </table:table-cell>
          <table:table-cell office:value-type="float" office:value="98.802070000000001" table:style-name="ce55">
            <text:p>98.80207</text:p>
          </table:table-cell>
          <table:table-cell table:number-columns-repeated="16377"/>
        </table:table-row>
        <table:table-row table:style-name="ro3">
          <table:table-cell office:value-type="date" office:date-value="2021-03-10T00:00:00" table:style-name="ce53">
            <text:p>10/03/2021</text:p>
          </table:table-cell>
          <table:table-cell office:value-type="float" office:value="209" table:style-name="ce76">
            <text:p>209</text:p>
          </table:table-cell>
          <table:table-cell office:value-type="float" office:value="18816" table:style-name="ce76">
            <text:p>18,816</text:p>
          </table:table-cell>
          <table:table-cell office:value-type="float" office:value="1.1100000000000001" table:style-name="ce55">
            <text:p>1.11</text:p>
          </table:table-cell>
          <table:table-cell office:value-type="string" table:style-name="ce3">
            <text:p>Cases with detectable S-gene</text:p>
          </table:table-cell>
          <table:table-cell office:value-type="float" office:value="0.96818899999999997" table:style-name="ce55">
            <text:p>0.968189</text:p>
          </table:table-cell>
          <table:table-cell office:value-type="float" office:value="1.2736369999999999" table:style-name="ce55">
            <text:p>1.273637</text:p>
          </table:table-cell>
          <table:table-cell table:number-columns-repeated="16377"/>
        </table:table-row>
        <table:table-row table:style-name="ro3">
          <table:table-cell office:value-type="date" office:date-value="2021-03-10T00:00:00" table:style-name="ce53">
            <text:p>10/03/2021</text:p>
          </table:table-cell>
          <table:table-cell office:value-type="float" office:value="18607" table:style-name="ce76">
            <text:p>18,607</text:p>
          </table:table-cell>
          <table:table-cell office:value-type="float" office:value="18816" table:style-name="ce76">
            <text:p>18,816</text:p>
          </table:table-cell>
          <table:table-cell office:value-type="float" office:value="98.89" table:style-name="ce55">
            <text:p>98.89</text:p>
          </table:table-cell>
          <table:table-cell office:value-type="string" table:style-name="ce3">
            <text:p>Cases with SGTF</text:p>
          </table:table-cell>
          <table:table-cell office:value-type="float" office:value="98.72636" table:style-name="ce55">
            <text:p>98.72636</text:p>
          </table:table-cell>
          <table:table-cell office:value-type="float" office:value="99.031809999999993" table:style-name="ce55">
            <text:p>99.03181</text:p>
          </table:table-cell>
          <table:table-cell table:number-columns-repeated="16377"/>
        </table:table-row>
        <table:table-row table:style-name="ro3">
          <table:table-cell office:value-type="date" office:date-value="2021-03-17T00:00:00" table:style-name="ce53">
            <text:p>17/03/2021</text:p>
          </table:table-cell>
          <table:table-cell office:value-type="float" office:value="161" table:style-name="ce76">
            <text:p>161</text:p>
          </table:table-cell>
          <table:table-cell office:value-type="float" office:value="17953" table:style-name="ce76">
            <text:p>17,953</text:p>
          </table:table-cell>
          <table:table-cell office:value-type="float" office:value="0.9" table:style-name="ce55">
            <text:p>0.9</text:p>
          </table:table-cell>
          <table:table-cell office:value-type="string" table:style-name="ce3">
            <text:p>Cases with detectable S-gene</text:p>
          </table:table-cell>
          <table:table-cell office:value-type="float" office:value="0.766432" table:style-name="ce55">
            <text:p>0.766432</text:p>
          </table:table-cell>
          <table:table-cell office:value-type="float" office:value="1.0485720000000001" table:style-name="ce55">
            <text:p>1.048572</text:p>
          </table:table-cell>
          <table:table-cell table:number-columns-repeated="16377"/>
        </table:table-row>
        <table:table-row table:style-name="ro3">
          <table:table-cell office:value-type="date" office:date-value="2021-03-17T00:00:00" table:style-name="ce53">
            <text:p>17/03/2021</text:p>
          </table:table-cell>
          <table:table-cell office:value-type="float" office:value="17792" table:style-name="ce76">
            <text:p>17,792</text:p>
          </table:table-cell>
          <table:table-cell office:value-type="float" office:value="17953" table:style-name="ce76">
            <text:p>17,953</text:p>
          </table:table-cell>
          <table:table-cell office:value-type="float" office:value="99.1" table:style-name="ce55">
            <text:p>99.1</text:p>
          </table:table-cell>
          <table:table-cell office:value-type="string" table:style-name="ce3">
            <text:p>Cases with SGTF</text:p>
          </table:table-cell>
          <table:table-cell office:value-type="float" office:value="98.951430000000002" table:style-name="ce55">
            <text:p>98.95143</text:p>
          </table:table-cell>
          <table:table-cell office:value-type="float" office:value="99.23357" table:style-name="ce55">
            <text:p>99.23357</text:p>
          </table:table-cell>
          <table:table-cell table:number-columns-repeated="16377"/>
        </table:table-row>
        <table:table-row table:style-name="ro3">
          <table:table-cell office:value-type="date" office:date-value="2021-03-24T00:00:00" table:style-name="ce53">
            <text:p>24/03/2021</text:p>
          </table:table-cell>
          <table:table-cell office:value-type="float" office:value="122" table:style-name="ce76">
            <text:p>122</text:p>
          </table:table-cell>
          <table:table-cell office:value-type="float" office:value="14200" table:style-name="ce76">
            <text:p>14,200</text:p>
          </table:table-cell>
          <table:table-cell office:value-type="float" office:value="0.86" table:style-name="ce55">
            <text:p>0.86</text:p>
          </table:table-cell>
          <table:table-cell office:value-type="string" table:style-name="ce3">
            <text:p>Cases with detectable S-gene</text:p>
          </table:table-cell>
          <table:table-cell office:value-type="float" office:value="0.71687400000000001" table:style-name="ce55">
            <text:p>0.716874</text:p>
          </table:table-cell>
          <table:table-cell office:value-type="float" office:value="1.0286299999999999" table:style-name="ce55">
            <text:p>1.02863</text:p>
          </table:table-cell>
          <table:table-cell table:number-columns-repeated="16377"/>
        </table:table-row>
        <table:table-row table:style-name="ro3">
          <table:table-cell office:value-type="date" office:date-value="2021-03-24T00:00:00" table:style-name="ce53">
            <text:p>24/03/2021</text:p>
          </table:table-cell>
          <table:table-cell office:value-type="float" office:value="14078" table:style-name="ce76">
            <text:p>14,078</text:p>
          </table:table-cell>
          <table:table-cell office:value-type="float" office:value="14200" table:style-name="ce76">
            <text:p>14,200</text:p>
          </table:table-cell>
          <table:table-cell office:value-type="float" office:value="99.14" table:style-name="ce55">
            <text:p>99.14</text:p>
          </table:table-cell>
          <table:table-cell office:value-type="string" table:style-name="ce3">
            <text:p>Cases with SGTF</text:p>
          </table:table-cell>
          <table:table-cell office:value-type="float" office:value="98.971369999999993" table:style-name="ce55">
            <text:p>98.97137</text:p>
          </table:table-cell>
          <table:table-cell office:value-type="float" office:value="99.28313" table:style-name="ce55">
            <text:p>99.28313</text:p>
          </table:table-cell>
          <table:table-cell table:number-columns-repeated="16377"/>
        </table:table-row>
        <table:table-row table:style-name="ro3">
          <table:table-cell office:value-type="date" office:date-value="2021-03-31T00:00:00" table:style-name="ce53">
            <text:p>31/03/2021</text:p>
          </table:table-cell>
          <table:table-cell office:value-type="float" office:value="188" table:style-name="ce76">
            <text:p>188</text:p>
          </table:table-cell>
          <table:table-cell office:value-type="float" office:value="9832" table:style-name="ce76">
            <text:p>9,832</text:p>
          </table:table-cell>
          <table:table-cell office:value-type="float" office:value="1.91" table:style-name="ce55">
            <text:p>1.91</text:p>
          </table:table-cell>
          <table:table-cell office:value-type="string" table:style-name="ce3">
            <text:p>Cases with detectable S-gene</text:p>
          </table:table-cell>
          <table:table-cell office:value-type="float" office:value="1.654873" table:style-name="ce55">
            <text:p>1.654873</text:p>
          </table:table-cell>
          <table:table-cell office:value-type="float" office:value="2.2076410000000002" table:style-name="ce55">
            <text:p>2.207641</text:p>
          </table:table-cell>
          <table:table-cell table:number-columns-repeated="16377"/>
        </table:table-row>
        <table:table-row table:style-name="ro3">
          <table:table-cell office:value-type="date" office:date-value="2021-03-31T00:00:00" table:style-name="ce53">
            <text:p>31/03/2021</text:p>
          </table:table-cell>
          <table:table-cell office:value-type="float" office:value="9644" table:style-name="ce76">
            <text:p>9,644</text:p>
          </table:table-cell>
          <table:table-cell office:value-type="float" office:value="9832" table:style-name="ce76">
            <text:p>9,832</text:p>
          </table:table-cell>
          <table:table-cell office:value-type="float" office:value="98.09" table:style-name="ce55">
            <text:p>98.09</text:p>
          </table:table-cell>
          <table:table-cell office:value-type="string" table:style-name="ce3">
            <text:p>Cases with SGTF</text:p>
          </table:table-cell>
          <table:table-cell office:value-type="float" office:value="97.792360000000002" table:style-name="ce55">
            <text:p>97.79236</text:p>
          </table:table-cell>
          <table:table-cell office:value-type="float" office:value="98.345129999999997" table:style-name="ce55">
            <text:p>98.34513</text:p>
          </table:table-cell>
          <table:table-cell table:number-columns-repeated="16377"/>
        </table:table-row>
        <table:table-row table:style-name="ro3">
          <table:table-cell office:value-type="date" office:date-value="2021-04-07T00:00:00" table:style-name="ce53">
            <text:p>07/04/2021</text:p>
          </table:table-cell>
          <table:table-cell office:value-type="float" office:value="203" table:style-name="ce76">
            <text:p>203</text:p>
          </table:table-cell>
          <table:table-cell office:value-type="float" office:value="7126" table:style-name="ce76">
            <text:p>7,126</text:p>
          </table:table-cell>
          <table:table-cell office:value-type="float" office:value="2.85" table:style-name="ce55">
            <text:p>2.85</text:p>
          </table:table-cell>
          <table:table-cell office:value-type="string" table:style-name="ce3">
            <text:p>Cases with detectable S-gene</text:p>
          </table:table-cell>
          <table:table-cell office:value-type="float" office:value="2.4805890000000002" table:style-name="ce55">
            <text:p>2.480589</text:p>
          </table:table-cell>
          <table:table-cell office:value-type="float" office:value="3.268586" table:style-name="ce55">
            <text:p>3.268586</text:p>
          </table:table-cell>
          <table:table-cell table:number-columns-repeated="16377"/>
        </table:table-row>
        <table:table-row table:style-name="ro3">
          <table:table-cell office:value-type="date" office:date-value="2021-04-07T00:00:00" table:style-name="ce53">
            <text:p>07/04/2021</text:p>
          </table:table-cell>
          <table:table-cell office:value-type="float" office:value="6923" table:style-name="ce76">
            <text:p>6,923</text:p>
          </table:table-cell>
          <table:table-cell office:value-type="float" office:value="7126" table:style-name="ce76">
            <text:p>7,126</text:p>
          </table:table-cell>
          <table:table-cell office:value-type="float" office:value="97.15" table:style-name="ce55">
            <text:p>97.15</text:p>
          </table:table-cell>
          <table:table-cell office:value-type="string" table:style-name="ce3">
            <text:p>Cases with SGTF</text:p>
          </table:table-cell>
          <table:table-cell office:value-type="float" office:value="96.731409999999997" table:style-name="ce55">
            <text:p>96.73141</text:p>
          </table:table-cell>
          <table:table-cell office:value-type="float" office:value="97.519409999999993" table:style-name="ce55">
            <text:p>97.51941</text:p>
          </table:table-cell>
          <table:table-cell table:number-columns-repeated="16377"/>
        </table:table-row>
        <table:table-row table:style-name="ro3">
          <table:table-cell office:value-type="date" office:date-value="2021-04-14T00:00:00" table:style-name="ce53">
            <text:p>14/04/2021</text:p>
          </table:table-cell>
          <table:table-cell office:value-type="float" office:value="332" table:style-name="ce76">
            <text:p>332</text:p>
          </table:table-cell>
          <table:table-cell office:value-type="float" office:value="5879" table:style-name="ce76">
            <text:p>5,879</text:p>
          </table:table-cell>
          <table:table-cell office:value-type="float" office:value="5.65" table:style-name="ce55">
            <text:p>5.65</text:p>
          </table:table-cell>
          <table:table-cell office:value-type="string" table:style-name="ce3">
            <text:p>Cases with detectable S-gene</text:p>
          </table:table-cell>
          <table:table-cell office:value-type="float" office:value="5.077528" table:style-name="ce55">
            <text:p>5.077528</text:p>
          </table:table-cell>
          <table:table-cell office:value-type="float" office:value="6.2756679999999996" table:style-name="ce55">
            <text:p>6.275668</text:p>
          </table:table-cell>
          <table:table-cell table:number-columns-repeated="16377"/>
        </table:table-row>
        <table:table-row table:style-name="ro3">
          <table:table-cell office:value-type="date" office:date-value="2021-04-14T00:00:00" table:style-name="ce53">
            <text:p>14/04/2021</text:p>
          </table:table-cell>
          <table:table-cell office:value-type="float" office:value="5547" table:style-name="ce76">
            <text:p>5,547</text:p>
          </table:table-cell>
          <table:table-cell office:value-type="float" office:value="5879" table:style-name="ce76">
            <text:p>5,879</text:p>
          </table:table-cell>
          <table:table-cell office:value-type="float" office:value="94.35" table:style-name="ce55">
            <text:p>94.35</text:p>
          </table:table-cell>
          <table:table-cell office:value-type="string" table:style-name="ce3">
            <text:p>Cases with SGTF</text:p>
          </table:table-cell>
          <table:table-cell office:value-type="float" office:value="93.724329999999995" table:style-name="ce55">
            <text:p>93.72433</text:p>
          </table:table-cell>
          <table:table-cell office:value-type="float" office:value="94.922470000000004" table:style-name="ce55">
            <text:p>94.92247</text:p>
          </table:table-cell>
          <table:table-cell table:number-columns-repeated="16377"/>
        </table:table-row>
        <table:table-row table:style-name="ro3">
          <table:table-cell office:value-type="date" office:date-value="2021-04-21T00:00:00" table:style-name="ce53">
            <text:p>21/04/2021</text:p>
          </table:table-cell>
          <table:table-cell office:value-type="float" office:value="466" table:style-name="ce76">
            <text:p>466</text:p>
          </table:table-cell>
          <table:table-cell office:value-type="float" office:value="5019" table:style-name="ce76">
            <text:p>5,019</text:p>
          </table:table-cell>
          <table:table-cell office:value-type="float" office:value="9.2799999999999994" table:style-name="ce55">
            <text:p>9.28</text:p>
          </table:table-cell>
          <table:table-cell office:value-type="string" table:style-name="ce3">
            <text:p>Cases with detectable S-gene</text:p>
          </table:table-cell>
          <table:table-cell office:value-type="float" office:value="8.5030870000000007" table:style-name="ce55">
            <text:p>8.503087</text:p>
          </table:table-cell>
          <table:table-cell office:value-type="float" office:value="10.1294" table:style-name="ce55">
            <text:p>10.1294</text:p>
          </table:table-cell>
          <table:table-cell table:number-columns-repeated="16377"/>
        </table:table-row>
        <table:table-row table:style-name="ro3">
          <table:table-cell office:value-type="date" office:date-value="2021-04-21T00:00:00" table:style-name="ce53">
            <text:p>21/04/2021</text:p>
          </table:table-cell>
          <table:table-cell office:value-type="float" office:value="4553" table:style-name="ce76">
            <text:p>4,553</text:p>
          </table:table-cell>
          <table:table-cell office:value-type="float" office:value="5019" table:style-name="ce76">
            <text:p>5,019</text:p>
          </table:table-cell>
          <table:table-cell office:value-type="float" office:value="90.72" table:style-name="ce55">
            <text:p>90.72</text:p>
          </table:table-cell>
          <table:table-cell office:value-type="string" table:style-name="ce3">
            <text:p>Cases with SGTF</text:p>
          </table:table-cell>
          <table:table-cell office:value-type="float" office:value="89.870599999999996" table:style-name="ce55">
            <text:p>89.8706</text:p>
          </table:table-cell>
          <table:table-cell office:value-type="float" office:value="91.49691" table:style-name="ce55">
            <text:p>91.49691</text:p>
          </table:table-cell>
          <table:table-cell table:number-columns-repeated="16377"/>
        </table:table-row>
        <table:table-row table:style-name="ro3">
          <table:table-cell office:value-type="date" office:date-value="2021-04-28T00:00:00" table:style-name="ce53">
            <text:p>28/04/2021</text:p>
          </table:table-cell>
          <table:table-cell office:value-type="float" office:value="884" table:style-name="ce76">
            <text:p>884</text:p>
          </table:table-cell>
          <table:table-cell office:value-type="float" office:value="4403" table:style-name="ce76">
            <text:p>4,403</text:p>
          </table:table-cell>
          <table:table-cell office:value-type="float" office:value="20.079999999999998" table:style-name="ce55">
            <text:p>20.08</text:p>
          </table:table-cell>
          <table:table-cell office:value-type="string" table:style-name="ce3">
            <text:p>Cases with detectable S-gene</text:p>
          </table:table-cell>
          <table:table-cell office:value-type="float" office:value="18.909230000000001" table:style-name="ce55">
            <text:p>18.90923</text:p>
          </table:table-cell>
          <table:table-cell office:value-type="float" office:value="21.297879999999999" table:style-name="ce55">
            <text:p>21.29788</text:p>
          </table:table-cell>
          <table:table-cell table:number-columns-repeated="16377"/>
        </table:table-row>
        <table:table-row table:style-name="ro3">
          <table:table-cell office:value-type="date" office:date-value="2021-04-28T00:00:00" table:style-name="ce53">
            <text:p>28/04/2021</text:p>
          </table:table-cell>
          <table:table-cell office:value-type="float" office:value="3519" table:style-name="ce76">
            <text:p>3,519</text:p>
          </table:table-cell>
          <table:table-cell office:value-type="float" office:value="4403" table:style-name="ce76">
            <text:p>4,403</text:p>
          </table:table-cell>
          <table:table-cell office:value-type="float" office:value="79.92" table:style-name="ce55">
            <text:p>79.92</text:p>
          </table:table-cell>
          <table:table-cell office:value-type="string" table:style-name="ce3">
            <text:p>Cases with SGTF</text:p>
          </table:table-cell>
          <table:table-cell office:value-type="float" office:value="78.702119999999994" table:style-name="ce55">
            <text:p>78.70212</text:p>
          </table:table-cell>
          <table:table-cell office:value-type="float" office:value="81.090770000000006" table:style-name="ce55">
            <text:p>81.09077</text:p>
          </table:table-cell>
          <table:table-cell table:number-columns-repeated="16377"/>
        </table:table-row>
        <table:table-row table:style-name="ro3">
          <table:table-cell office:value-type="date" office:date-value="2021-05-05T00:00:00" table:style-name="ce53">
            <text:p>05/05/2021</text:p>
          </table:table-cell>
          <table:table-cell office:value-type="float" office:value="2195" table:style-name="ce76">
            <text:p>2,195</text:p>
          </table:table-cell>
          <table:table-cell office:value-type="float" office:value="6813" table:style-name="ce76">
            <text:p>6,813</text:p>
          </table:table-cell>
          <table:table-cell office:value-type="float" office:value="32.22" table:style-name="ce55">
            <text:p>32.22</text:p>
          </table:table-cell>
          <table:table-cell office:value-type="string" table:style-name="ce3">
            <text:p>Cases with detectable S-gene</text:p>
          </table:table-cell>
          <table:table-cell office:value-type="float" office:value="31.111190000000001" table:style-name="ce55">
            <text:p>31.11119</text:p>
          </table:table-cell>
          <table:table-cell office:value-type="float" office:value="33.344619999999999" table:style-name="ce55">
            <text:p>33.34462</text:p>
          </table:table-cell>
          <table:table-cell table:number-columns-repeated="16377"/>
        </table:table-row>
        <table:table-row table:style-name="ro3">
          <table:table-cell office:value-type="date" office:date-value="2021-05-05T00:00:00" table:style-name="ce53">
            <text:p>05/05/2021</text:p>
          </table:table-cell>
          <table:table-cell office:value-type="float" office:value="4618" table:style-name="ce76">
            <text:p>4,618</text:p>
          </table:table-cell>
          <table:table-cell office:value-type="float" office:value="6813" table:style-name="ce76">
            <text:p>6,813</text:p>
          </table:table-cell>
          <table:table-cell office:value-type="float" office:value="67.78" table:style-name="ce55">
            <text:p>67.78</text:p>
          </table:table-cell>
          <table:table-cell office:value-type="string" table:style-name="ce3">
            <text:p>Cases with SGTF</text:p>
          </table:table-cell>
          <table:table-cell office:value-type="float" office:value="66.655379999999994" table:style-name="ce55">
            <text:p>66.65538</text:p>
          </table:table-cell>
          <table:table-cell office:value-type="float" office:value="68.888810000000007" table:style-name="ce55">
            <text:p>68.88881</text:p>
          </table:table-cell>
          <table:table-cell table:number-columns-repeated="16377"/>
        </table:table-row>
        <table:table-row table:style-name="ro3">
          <table:table-cell office:value-type="date" office:date-value="2021-05-12T00:00:00" table:style-name="ce53">
            <text:p>12/05/2021</text:p>
          </table:table-cell>
          <table:table-cell office:value-type="float" office:value="3635" table:style-name="ce76">
            <text:p>3,635</text:p>
          </table:table-cell>
          <table:table-cell office:value-type="float" office:value="7245" table:style-name="ce76">
            <text:p>7,245</text:p>
          </table:table-cell>
          <table:table-cell office:value-type="float" office:value="50.17" table:style-name="ce55">
            <text:p>50.17</text:p>
          </table:table-cell>
          <table:table-cell office:value-type="string" table:style-name="ce3">
            <text:p>Cases with detectable S-gene</text:p>
          </table:table-cell>
          <table:table-cell office:value-type="float" office:value="49.014530000000001" table:style-name="ce55">
            <text:p>49.01453</text:p>
          </table:table-cell>
          <table:table-cell office:value-type="float" office:value="51.330350000000003" table:style-name="ce55">
            <text:p>51.33035</text:p>
          </table:table-cell>
          <table:table-cell table:number-columns-repeated="16377"/>
        </table:table-row>
        <table:table-row table:style-name="ro3">
          <table:table-cell office:value-type="date" office:date-value="2021-05-12T00:00:00" table:style-name="ce53">
            <text:p>12/05/2021</text:p>
          </table:table-cell>
          <table:table-cell office:value-type="float" office:value="3610" table:style-name="ce76">
            <text:p>3,610</text:p>
          </table:table-cell>
          <table:table-cell office:value-type="float" office:value="7245" table:style-name="ce76">
            <text:p>7,245</text:p>
          </table:table-cell>
          <table:table-cell office:value-type="float" office:value="49.83" table:style-name="ce55">
            <text:p>49.83</text:p>
          </table:table-cell>
          <table:table-cell office:value-type="string" table:style-name="ce3">
            <text:p>Cases with SGTF</text:p>
          </table:table-cell>
          <table:table-cell office:value-type="float" office:value="48.669649999999997" table:style-name="ce55">
            <text:p>48.66965</text:p>
          </table:table-cell>
          <table:table-cell office:value-type="float" office:value="50.985469999999999" table:style-name="ce55">
            <text:p>50.98547</text:p>
          </table:table-cell>
          <table:table-cell table:number-columns-repeated="16377"/>
        </table:table-row>
        <table:table-row table:style-name="ro3">
          <table:table-cell office:value-type="date" office:date-value="2021-05-19T00:00:00" table:style-name="ce53">
            <text:p>19/05/2021</text:p>
          </table:table-cell>
          <table:table-cell office:value-type="float" office:value="6143" table:style-name="ce76">
            <text:p>6,143</text:p>
          </table:table-cell>
          <table:table-cell office:value-type="float" office:value="8946" table:style-name="ce76">
            <text:p>8,946</text:p>
          </table:table-cell>
          <table:table-cell office:value-type="float" office:value="68.67" table:style-name="ce55">
            <text:p>68.67</text:p>
          </table:table-cell>
          <table:table-cell office:value-type="string" table:style-name="ce3">
            <text:p>Cases with detectable S-gene</text:p>
          </table:table-cell>
          <table:table-cell office:value-type="float" office:value="67.692899999999995" table:style-name="ce55">
            <text:p>67.6929</text:p>
          </table:table-cell>
          <table:table-cell office:value-type="float" office:value="69.626099999999994" table:style-name="ce55">
            <text:p>69.6261</text:p>
          </table:table-cell>
          <table:table-cell table:number-columns-repeated="16377"/>
        </table:table-row>
        <table:table-row table:style-name="ro3">
          <table:table-cell office:value-type="date" office:date-value="2021-05-19T00:00:00" table:style-name="ce53">
            <text:p>19/05/2021</text:p>
          </table:table-cell>
          <table:table-cell office:value-type="float" office:value="2803" table:style-name="ce76">
            <text:p>2,803</text:p>
          </table:table-cell>
          <table:table-cell office:value-type="float" office:value="8946" table:style-name="ce76">
            <text:p>8,946</text:p>
          </table:table-cell>
          <table:table-cell office:value-type="float" office:value="31.33" table:style-name="ce55">
            <text:p>31.33</text:p>
          </table:table-cell>
          <table:table-cell office:value-type="string" table:style-name="ce3">
            <text:p>Cases with SGTF</text:p>
          </table:table-cell>
          <table:table-cell office:value-type="float" office:value="30.373899999999999" table:style-name="ce55">
            <text:p>30.3739</text:p>
          </table:table-cell>
          <table:table-cell office:value-type="float" office:value="32.307099999999998" table:style-name="ce55">
            <text:p>32.3071</text:p>
          </table:table-cell>
          <table:table-cell table:number-columns-repeated="16377"/>
        </table:table-row>
        <table:table-row table:style-name="ro3">
          <table:table-cell office:value-type="date" office:date-value="2021-05-26T00:00:00" table:style-name="ce53">
            <text:p>26/05/2021</text:p>
          </table:table-cell>
          <table:table-cell office:value-type="float" office:value="11018" table:style-name="ce76">
            <text:p>11,018</text:p>
          </table:table-cell>
          <table:table-cell office:value-type="float" office:value="13188" table:style-name="ce76">
            <text:p>13,188</text:p>
          </table:table-cell>
          <table:table-cell office:value-type="float" office:value="83.55" table:style-name="ce55">
            <text:p>83.55</text:p>
          </table:table-cell>
          <table:table-cell office:value-type="string" table:style-name="ce3">
            <text:p>Cases with detectable S-gene</text:p>
          </table:table-cell>
          <table:table-cell office:value-type="float" office:value="82.899259999999998" table:style-name="ce55">
            <text:p>82.89926</text:p>
          </table:table-cell>
          <table:table-cell office:value-type="float" office:value="84.172389999999993" table:style-name="ce55">
            <text:p>84.17239</text:p>
          </table:table-cell>
          <table:table-cell table:number-columns-repeated="16377"/>
        </table:table-row>
        <table:table-row table:style-name="ro3">
          <table:table-cell office:value-type="date" office:date-value="2021-05-26T00:00:00" table:style-name="ce53">
            <text:p>26/05/2021</text:p>
          </table:table-cell>
          <table:table-cell office:value-type="float" office:value="2170" table:style-name="ce76">
            <text:p>2,170</text:p>
          </table:table-cell>
          <table:table-cell office:value-type="float" office:value="13188" table:style-name="ce76">
            <text:p>13,188</text:p>
          </table:table-cell>
          <table:table-cell office:value-type="float" office:value="16.45" table:style-name="ce55">
            <text:p>16.45</text:p>
          </table:table-cell>
          <table:table-cell office:value-type="string" table:style-name="ce3">
            <text:p>Cases with SGTF</text:p>
          </table:table-cell>
          <table:table-cell office:value-type="float" office:value="15.82761" table:style-name="ce55">
            <text:p>15.82761</text:p>
          </table:table-cell>
          <table:table-cell office:value-type="float" office:value="17.100739999999998" table:style-name="ce55">
            <text:p>17.10074</text:p>
          </table:table-cell>
          <table:table-cell table:number-columns-repeated="16377"/>
        </table:table-row>
        <table:table-row table:style-name="ro3">
          <table:table-cell office:value-type="date" office:date-value="2021-06-02T00:00:00" table:style-name="ce53">
            <text:p>02/06/2021</text:p>
          </table:table-cell>
          <table:table-cell office:value-type="float" office:value="21864" table:style-name="ce76">
            <text:p>21,864</text:p>
          </table:table-cell>
          <table:table-cell office:value-type="float" office:value="23631" table:style-name="ce76">
            <text:p>23,631</text:p>
          </table:table-cell>
          <table:table-cell office:value-type="float" office:value="92.52" table:style-name="ce55">
            <text:p>92.52</text:p>
          </table:table-cell>
          <table:table-cell office:value-type="string" table:style-name="ce3">
            <text:p>Cases with detectable S-gene</text:p>
          </table:table-cell>
          <table:table-cell office:value-type="float" office:value="92.178060000000002" table:style-name="ce55">
            <text:p>92.17806</text:p>
          </table:table-cell>
          <table:table-cell office:value-type="float" office:value="92.853099999999998" table:style-name="ce55">
            <text:p>92.8531</text:p>
          </table:table-cell>
          <table:table-cell table:number-columns-repeated="16377"/>
        </table:table-row>
        <table:table-row table:style-name="ro3">
          <table:table-cell office:value-type="date" office:date-value="2021-06-02T00:00:00" table:style-name="ce53">
            <text:p>02/06/2021</text:p>
          </table:table-cell>
          <table:table-cell office:value-type="float" office:value="1767" table:style-name="ce76">
            <text:p>1,767</text:p>
          </table:table-cell>
          <table:table-cell office:value-type="float" office:value="23631" table:style-name="ce76">
            <text:p>23,631</text:p>
          </table:table-cell>
          <table:table-cell office:value-type="float" office:value="7.48" table:style-name="ce55">
            <text:p>7.48</text:p>
          </table:table-cell>
          <table:table-cell office:value-type="string" table:style-name="ce3">
            <text:p>Cases with SGTF</text:p>
          </table:table-cell>
          <table:table-cell office:value-type="float" office:value="7.1469040000000001" table:style-name="ce55">
            <text:p>7.146904</text:p>
          </table:table-cell>
          <table:table-cell office:value-type="float" office:value="7.8219380000000003" table:style-name="ce55">
            <text:p>7.821938</text:p>
          </table:table-cell>
          <table:table-cell table:number-columns-repeated="16377"/>
        </table:table-row>
        <table:table-row table:style-name="ro3">
          <table:table-cell office:value-type="date" office:date-value="2021-06-09T00:00:00" table:style-name="ce53">
            <text:p>09/06/2021</text:p>
          </table:table-cell>
          <table:table-cell office:value-type="float" office:value="29887" table:style-name="ce76">
            <text:p>29,887</text:p>
          </table:table-cell>
          <table:table-cell office:value-type="float" office:value="30842" table:style-name="ce76">
            <text:p>30,842</text:p>
          </table:table-cell>
          <table:table-cell office:value-type="float" office:value="96.9" table:style-name="ce55">
            <text:p>96.9</text:p>
          </table:table-cell>
          <table:table-cell office:value-type="string" table:style-name="ce3">
            <text:p>Cases with detectable S-gene</text:p>
          </table:table-cell>
          <table:table-cell office:value-type="float" office:value="96.702669999999998" table:style-name="ce55">
            <text:p>96.70267</text:p>
          </table:table-cell>
          <table:table-cell office:value-type="float" office:value="97.092699999999994" table:style-name="ce55">
            <text:p>97.0927</text:p>
          </table:table-cell>
          <table:table-cell table:number-columns-repeated="16377"/>
        </table:table-row>
        <table:table-row table:style-name="ro3">
          <table:table-cell office:value-type="date" office:date-value="2021-06-09T00:00:00" table:style-name="ce53">
            <text:p>09/06/2021</text:p>
          </table:table-cell>
          <table:table-cell office:value-type="float" office:value="955" table:style-name="ce76">
            <text:p>955</text:p>
          </table:table-cell>
          <table:table-cell office:value-type="float" office:value="30842" table:style-name="ce76">
            <text:p>30,842</text:p>
          </table:table-cell>
          <table:table-cell office:value-type="float" office:value="3.1" table:style-name="ce55">
            <text:p>3.1</text:p>
          </table:table-cell>
          <table:table-cell office:value-type="string" table:style-name="ce3">
            <text:p>Cases with SGTF</text:p>
          </table:table-cell>
          <table:table-cell office:value-type="float" office:value="2.9073000000000002" table:style-name="ce55">
            <text:p>2.9073</text:p>
          </table:table-cell>
          <table:table-cell office:value-type="float" office:value="3.2973340000000002" table:style-name="ce55">
            <text:p>3.297334</text:p>
          </table:table-cell>
          <table:table-cell table:number-columns-repeated="16377"/>
        </table:table-row>
        <table:table-row table:style-name="ro3">
          <table:table-cell office:value-type="date" office:date-value="2021-06-16T00:00:00" table:style-name="ce53">
            <text:p>16/06/2021</text:p>
          </table:table-cell>
          <table:table-cell office:value-type="float" office:value="40388" table:style-name="ce76">
            <text:p>40,388</text:p>
          </table:table-cell>
          <table:table-cell office:value-type="float" office:value="40966" table:style-name="ce76">
            <text:p>40,966</text:p>
          </table:table-cell>
          <table:table-cell office:value-type="float" office:value="98.59" table:style-name="ce55">
            <text:p>98.59</text:p>
          </table:table-cell>
          <table:table-cell office:value-type="string" table:style-name="ce3">
            <text:p>Cases with detectable S-gene</text:p>
          </table:table-cell>
          <table:table-cell office:value-type="float" office:value="98.468950000000007" table:style-name="ce55">
            <text:p>98.46895</text:p>
          </table:table-cell>
          <table:table-cell office:value-type="float" office:value="98.699979999999996" table:style-name="ce55">
            <text:p>98.69998</text:p>
          </table:table-cell>
          <table:table-cell table:number-columns-repeated="16377"/>
        </table:table-row>
        <table:table-row table:style-name="ro3">
          <table:table-cell office:value-type="date" office:date-value="2021-06-16T00:00:00" table:style-name="ce53">
            <text:p>16/06/2021</text:p>
          </table:table-cell>
          <table:table-cell office:value-type="float" office:value="578" table:style-name="ce76">
            <text:p>578</text:p>
          </table:table-cell>
          <table:table-cell office:value-type="float" office:value="40966" table:style-name="ce76">
            <text:p>40,966</text:p>
          </table:table-cell>
          <table:table-cell office:value-type="float" office:value="1.41" table:style-name="ce55">
            <text:p>1.41</text:p>
          </table:table-cell>
          <table:table-cell office:value-type="string" table:style-name="ce3">
            <text:p>Cases with SGTF</text:p>
          </table:table-cell>
          <table:table-cell office:value-type="float" office:value="1.3000149999999999" table:style-name="ce55">
            <text:p>1.300015</text:p>
          </table:table-cell>
          <table:table-cell office:value-type="float" office:value="1.5310459999999999" table:style-name="ce55">
            <text:p>1.531046</text:p>
          </table:table-cell>
          <table:table-cell table:number-columns-repeated="16377"/>
        </table:table-row>
        <table:table-row table:style-name="ro3">
          <table:table-cell office:value-type="date" office:date-value="2021-06-23T00:00:00" table:style-name="ce53">
            <text:p>23/06/2021</text:p>
          </table:table-cell>
          <table:table-cell office:value-type="float" office:value="73556" table:style-name="ce76">
            <text:p>73,556</text:p>
          </table:table-cell>
          <table:table-cell office:value-type="float" office:value="74047" table:style-name="ce76">
            <text:p>74,047</text:p>
          </table:table-cell>
          <table:table-cell office:value-type="float" office:value="99.34" table:style-name="ce55">
            <text:p>99.34</text:p>
          </table:table-cell>
          <table:table-cell office:value-type="string" table:style-name="ce3">
            <text:p>Cases with detectable S-gene</text:p>
          </table:table-cell>
          <table:table-cell office:value-type="float" office:value="99.275130000000004" table:style-name="ce55">
            <text:p>99.27513</text:p>
          </table:table-cell>
          <table:table-cell office:value-type="float" office:value="99.393510000000006" table:style-name="ce55">
            <text:p>99.39351</text:p>
          </table:table-cell>
          <table:table-cell table:number-columns-repeated="16377"/>
        </table:table-row>
        <table:table-row table:style-name="ro3">
          <table:table-cell office:value-type="date" office:date-value="2021-06-23T00:00:00" table:style-name="ce53">
            <text:p>23/06/2021</text:p>
          </table:table-cell>
          <table:table-cell office:value-type="float" office:value="491" table:style-name="ce76">
            <text:p>491</text:p>
          </table:table-cell>
          <table:table-cell office:value-type="float" office:value="74047" table:style-name="ce76">
            <text:p>74,047</text:p>
          </table:table-cell>
          <table:table-cell office:value-type="float" office:value="0.66" table:style-name="ce55">
            <text:p>0.66</text:p>
          </table:table-cell>
          <table:table-cell office:value-type="string" table:style-name="ce3">
            <text:p>Cases with SGTF</text:p>
          </table:table-cell>
          <table:table-cell office:value-type="float" office:value="0.60649500000000001" table:style-name="ce55">
            <text:p>0.606495</text:p>
          </table:table-cell>
          <table:table-cell office:value-type="float" office:value="0.72486799999999996" table:style-name="ce55">
            <text:p>0.724868</text:p>
          </table:table-cell>
          <table:table-cell table:number-columns-repeated="16377"/>
        </table:table-row>
        <table:table-row table:style-name="ro3">
          <table:table-cell office:value-type="date" office:date-value="2021-06-30T00:00:00" table:style-name="ce53">
            <text:p>30/06/2021</text:p>
          </table:table-cell>
          <table:table-cell office:value-type="float" office:value="113332" table:style-name="ce76">
            <text:p>113,332</text:p>
          </table:table-cell>
          <table:table-cell office:value-type="float" office:value="113680" table:style-name="ce76">
            <text:p>113,680</text:p>
          </table:table-cell>
          <table:table-cell office:value-type="float" office:value="99.69" table:style-name="ce55">
            <text:p>99.69</text:p>
          </table:table-cell>
          <table:table-cell office:value-type="string" table:style-name="ce3">
            <text:p>Cases with detectable S-gene</text:p>
          </table:table-cell>
          <table:table-cell office:value-type="float" office:value="99.659580000000005" table:style-name="ce55">
            <text:p>99.65958</text:p>
          </table:table-cell>
          <table:table-cell office:value-type="float" office:value="99.724770000000007" table:style-name="ce55">
            <text:p>99.72477</text:p>
          </table:table-cell>
          <table:table-cell table:number-columns-repeated="16377"/>
        </table:table-row>
        <table:table-row table:style-name="ro3">
          <table:table-cell office:value-type="date" office:date-value="2021-06-30T00:00:00" table:style-name="ce53">
            <text:p>30/06/2021</text:p>
          </table:table-cell>
          <table:table-cell office:value-type="float" office:value="348" table:style-name="ce76">
            <text:p>348</text:p>
          </table:table-cell>
          <table:table-cell office:value-type="float" office:value="113680" table:style-name="ce76">
            <text:p>113,680</text:p>
          </table:table-cell>
          <table:table-cell office:value-type="float" office:value="0.31" table:style-name="ce55">
            <text:p>0.31</text:p>
          </table:table-cell>
          <table:table-cell office:value-type="string" table:style-name="ce3">
            <text:p>Cases with SGTF</text:p>
          </table:table-cell>
          <table:table-cell office:value-type="float" office:value="0.27522799999999997" table:style-name="ce55">
            <text:p>0.275228</text:p>
          </table:table-cell>
          <table:table-cell office:value-type="float" office:value="0.34042099999999997" table:style-name="ce55">
            <text:p>0.340421</text:p>
          </table:table-cell>
          <table:table-cell table:number-columns-repeated="16377"/>
        </table:table-row>
        <table:table-row table:style-name="ro3">
          <table:table-cell office:value-type="date" office:date-value="2021-07-07T00:00:00" table:style-name="ce53">
            <text:p>07/07/2021</text:p>
          </table:table-cell>
          <table:table-cell office:value-type="float" office:value="147300" table:style-name="ce76">
            <text:p>147,300</text:p>
          </table:table-cell>
          <table:table-cell office:value-type="float" office:value="147529" table:style-name="ce76">
            <text:p>147,529</text:p>
          </table:table-cell>
          <table:table-cell office:value-type="float" office:value="99.84" table:style-name="ce55">
            <text:p>99.84</text:p>
          </table:table-cell>
          <table:table-cell office:value-type="string" table:style-name="ce3">
            <text:p>Cases with detectable S-gene</text:p>
          </table:table-cell>
          <table:table-cell office:value-type="float" office:value="99.822990000000004" table:style-name="ce55">
            <text:p>99.82299</text:p>
          </table:table-cell>
          <table:table-cell office:value-type="float" office:value="99.863929999999996" table:style-name="ce55">
            <text:p>99.86393</text:p>
          </table:table-cell>
          <table:table-cell table:number-columns-repeated="16377"/>
        </table:table-row>
        <table:table-row table:style-name="ro3">
          <table:table-cell office:value-type="date" office:date-value="2021-07-07T00:00:00" table:style-name="ce53">
            <text:p>07/07/2021</text:p>
          </table:table-cell>
          <table:table-cell office:value-type="float" office:value="229" table:style-name="ce76">
            <text:p>229</text:p>
          </table:table-cell>
          <table:table-cell office:value-type="float" office:value="147529" table:style-name="ce76">
            <text:p>147,529</text:p>
          </table:table-cell>
          <table:table-cell office:value-type="float" office:value="0.16" table:style-name="ce55">
            <text:p>0.16</text:p>
          </table:table-cell>
          <table:table-cell office:value-type="string" table:style-name="ce3">
            <text:p>Cases with SGTF</text:p>
          </table:table-cell>
          <table:table-cell office:value-type="float" office:value="0.136074" table:style-name="ce55">
            <text:p>0.136074</text:p>
          </table:table-cell>
          <table:table-cell office:value-type="float" office:value="0.177013" table:style-name="ce55">
            <text:p>0.177013</text:p>
          </table:table-cell>
          <table:table-cell table:number-columns-repeated="16377"/>
        </table:table-row>
        <table:table-row table:style-name="ro3">
          <table:table-cell office:value-type="date" office:date-value="2021-07-14T00:00:00" table:style-name="ce53">
            <text:p>14/07/2021</text:p>
          </table:table-cell>
          <table:table-cell office:value-type="float" office:value="187308" table:style-name="ce76">
            <text:p>187,308</text:p>
          </table:table-cell>
          <table:table-cell office:value-type="float" office:value="187417" table:style-name="ce76">
            <text:p>187,417</text:p>
          </table:table-cell>
          <table:table-cell office:value-type="float" office:value="99.94" table:style-name="ce55">
            <text:p>99.94</text:p>
          </table:table-cell>
          <table:table-cell office:value-type="string" table:style-name="ce3">
            <text:p>Cases with detectable S-gene</text:p>
          </table:table-cell>
          <table:table-cell office:value-type="float" office:value="99.929559999999995" table:style-name="ce55">
            <text:p>99.92956</text:p>
          </table:table-cell>
          <table:table-cell office:value-type="float" office:value="99.952020000000005" table:style-name="ce55">
            <text:p>99.95202</text:p>
          </table:table-cell>
          <table:table-cell table:number-columns-repeated="16377"/>
        </table:table-row>
        <table:table-row table:style-name="ro3">
          <table:table-cell office:value-type="date" office:date-value="2021-07-14T00:00:00" table:style-name="ce53">
            <text:p>14/07/2021</text:p>
          </table:table-cell>
          <table:table-cell office:value-type="float" office:value="109" table:style-name="ce76">
            <text:p>109</text:p>
          </table:table-cell>
          <table:table-cell office:value-type="float" office:value="187417" table:style-name="ce76">
            <text:p>187,41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SGTF</text:p>
          </table:table-cell>
          <table:table-cell office:value-type="float" office:value="4.7978E-2" table:style-name="ce55">
            <text:p>0.047978</text:p>
          </table:table-cell>
          <table:table-cell office:value-type="float" office:value="7.0437E-2" table:style-name="ce55">
            <text:p>0.070437</text:p>
          </table:table-cell>
          <table:table-cell table:number-columns-repeated="16377"/>
        </table:table-row>
        <table:table-row table:style-name="ro3">
          <table:table-cell office:value-type="date" office:date-value="2021-07-21T00:00:00" table:style-name="ce53">
            <text:p>21/07/2021</text:p>
          </table:table-cell>
          <table:table-cell office:value-type="float" office:value="112579" table:style-name="ce76">
            <text:p>112,579</text:p>
          </table:table-cell>
          <table:table-cell office:value-type="float" office:value="112670" table:style-name="ce76">
            <text:p>112,670</text:p>
          </table:table-cell>
          <table:table-cell office:value-type="float" office:value="99.92" table:style-name="ce55">
            <text:p>99.92</text:p>
          </table:table-cell>
          <table:table-cell office:value-type="string" table:style-name="ce3">
            <text:p>Cases with detectable S-gene</text:p>
          </table:table-cell>
          <table:table-cell office:value-type="float" office:value="99.900369999999995" table:style-name="ce55">
            <text:p>99.90037</text:p>
          </table:table-cell>
          <table:table-cell office:value-type="float" office:value="99.934600000000003" table:style-name="ce55">
            <text:p>99.9346</text:p>
          </table:table-cell>
          <table:table-cell table:number-columns-repeated="16377"/>
        </table:table-row>
        <table:table-row table:style-name="ro3">
          <table:table-cell office:value-type="date" office:date-value="2021-07-21T00:00:00" table:style-name="ce53">
            <text:p>21/07/2021</text:p>
          </table:table-cell>
          <table:table-cell office:value-type="float" office:value="91" table:style-name="ce76">
            <text:p>91</text:p>
          </table:table-cell>
          <table:table-cell office:value-type="float" office:value="112670" table:style-name="ce76">
            <text:p>112,670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SGTF</text:p>
          </table:table-cell>
          <table:table-cell office:value-type="float" office:value="6.5395999999999996E-2" table:style-name="ce55">
            <text:p>0.065396</text:p>
          </table:table-cell>
          <table:table-cell office:value-type="float" office:value="9.9631999999999998E-2" table:style-name="ce55">
            <text:p>0.099632</text:p>
          </table:table-cell>
          <table:table-cell table:number-columns-repeated="16377"/>
        </table:table-row>
        <table:table-row table:style-name="ro3">
          <table:table-cell office:value-type="date" office:date-value="2021-07-28T00:00:00" table:style-name="ce53">
            <text:p>28/07/2021</text:p>
          </table:table-cell>
          <table:table-cell office:value-type="float" office:value="100004" table:style-name="ce76">
            <text:p>100,004</text:p>
          </table:table-cell>
          <table:table-cell office:value-type="float" office:value="100088" table:style-name="ce76">
            <text:p>100,088</text:p>
          </table:table-cell>
          <table:table-cell office:value-type="float" office:value="99.92" table:style-name="ce55">
            <text:p>99.92</text:p>
          </table:table-cell>
          <table:table-cell office:value-type="string" table:style-name="ce3">
            <text:p>Cases with detectable S-gene</text:p>
          </table:table-cell>
          <table:table-cell office:value-type="float" office:value="99.895560000000003" table:style-name="ce55">
            <text:p>99.89556</text:p>
          </table:table-cell>
          <table:table-cell office:value-type="float" office:value="99.932649999999995" table:style-name="ce55">
            <text:p>99.93265</text:p>
          </table:table-cell>
          <table:table-cell table:number-columns-repeated="16377"/>
        </table:table-row>
        <table:table-row table:style-name="ro3">
          <table:table-cell office:value-type="date" office:date-value="2021-07-28T00:00:00" table:style-name="ce53">
            <text:p>28/07/2021</text:p>
          </table:table-cell>
          <table:table-cell office:value-type="float" office:value="84" table:style-name="ce76">
            <text:p>84</text:p>
          </table:table-cell>
          <table:table-cell office:value-type="float" office:value="100088" table:style-name="ce76">
            <text:p>100,088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SGTF</text:p>
          </table:table-cell>
          <table:table-cell office:value-type="float" office:value="6.7353999999999997E-2" table:style-name="ce55">
            <text:p>0.067354</text:p>
          </table:table-cell>
          <table:table-cell office:value-type="float" office:value="0.104436" table:style-name="ce55">
            <text:p>0.104436</text:p>
          </table:table-cell>
          <table:table-cell table:number-columns-repeated="16377"/>
        </table:table-row>
        <table:table-row table:style-name="ro3">
          <table:table-cell office:value-type="date" office:date-value="2021-08-04T00:00:00" table:style-name="ce53">
            <text:p>04/08/2021</text:p>
          </table:table-cell>
          <table:table-cell office:value-type="float" office:value="108220" table:style-name="ce76">
            <text:p>108,220</text:p>
          </table:table-cell>
          <table:table-cell office:value-type="float" office:value="108262" table:style-name="ce76">
            <text:p>108,262</text:p>
          </table:table-cell>
          <table:table-cell office:value-type="float" office:value="99.96" table:style-name="ce55">
            <text:p>99.96</text:p>
          </table:table-cell>
          <table:table-cell office:value-type="string" table:style-name="ce3">
            <text:p>Cases with detectable S-gene</text:p>
          </table:table-cell>
          <table:table-cell office:value-type="float" office:value="99.947040000000001" table:style-name="ce55">
            <text:p>99.94704</text:p>
          </table:table-cell>
          <table:table-cell office:value-type="float" office:value="99.971689999999995" table:style-name="ce55">
            <text:p>99.97169</text:p>
          </table:table-cell>
          <table:table-cell table:number-columns-repeated="16377"/>
        </table:table-row>
        <table:table-row table:style-name="ro3">
          <table:table-cell office:value-type="date" office:date-value="2021-08-04T00:00:00" table:style-name="ce53">
            <text:p>04/08/2021</text:p>
          </table:table-cell>
          <table:table-cell office:value-type="float" office:value="42" table:style-name="ce76">
            <text:p>42</text:p>
          </table:table-cell>
          <table:table-cell office:value-type="float" office:value="108262" table:style-name="ce76">
            <text:p>108,262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SGTF</text:p>
          </table:table-cell>
          <table:table-cell office:value-type="float" office:value="2.8310999999999999E-2" table:style-name="ce55">
            <text:p>0.028311</text:p>
          </table:table-cell>
          <table:table-cell office:value-type="float" office:value="5.2961000000000001E-2" table:style-name="ce55">
            <text:p>0.052961</text:p>
          </table:table-cell>
          <table:table-cell table:number-columns-repeated="16377"/>
        </table:table-row>
        <table:table-row table:style-name="ro3">
          <table:table-cell office:value-type="date" office:date-value="2021-08-11T00:00:00" table:style-name="ce53">
            <text:p>11/08/2021</text:p>
          </table:table-cell>
          <table:table-cell office:value-type="float" office:value="112173" table:style-name="ce76">
            <text:p>112,173</text:p>
          </table:table-cell>
          <table:table-cell office:value-type="float" office:value="112215" table:style-name="ce76">
            <text:p>112,215</text:p>
          </table:table-cell>
          <table:table-cell office:value-type="float" office:value="99.96" table:style-name="ce55">
            <text:p>99.96</text:p>
          </table:table-cell>
          <table:table-cell office:value-type="string" table:style-name="ce3">
            <text:p>Cases with detectable S-gene</text:p>
          </table:table-cell>
          <table:table-cell office:value-type="float" office:value="99.948899999999995" table:style-name="ce55">
            <text:p>99.9489</text:p>
          </table:table-cell>
          <table:table-cell office:value-type="float" office:value="99.97269" table:style-name="ce55">
            <text:p>99.97269</text:p>
          </table:table-cell>
          <table:table-cell table:number-columns-repeated="16377"/>
        </table:table-row>
        <table:table-row table:style-name="ro3">
          <table:table-cell office:value-type="date" office:date-value="2021-08-11T00:00:00" table:style-name="ce53">
            <text:p>11/08/2021</text:p>
          </table:table-cell>
          <table:table-cell office:value-type="float" office:value="42" table:style-name="ce76">
            <text:p>42</text:p>
          </table:table-cell>
          <table:table-cell office:value-type="float" office:value="112215" table:style-name="ce76">
            <text:p>112,215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SGTF</text:p>
          </table:table-cell>
          <table:table-cell office:value-type="float" office:value="2.7314000000000001E-2" table:style-name="ce55">
            <text:p>0.027314</text:p>
          </table:table-cell>
          <table:table-cell office:value-type="float" office:value="5.1096000000000003E-2" table:style-name="ce55">
            <text:p>0.051096</text:p>
          </table:table-cell>
          <table:table-cell table:number-columns-repeated="16377"/>
        </table:table-row>
        <table:table-row table:style-name="ro3">
          <table:table-cell office:value-type="date" office:date-value="2021-08-18T00:00:00" table:style-name="ce53">
            <text:p>18/08/2021</text:p>
          </table:table-cell>
          <table:table-cell office:value-type="float" office:value="109469" table:style-name="ce76">
            <text:p>109,469</text:p>
          </table:table-cell>
          <table:table-cell office:value-type="float" office:value="109539" table:style-name="ce76">
            <text:p>109,539</text:p>
          </table:table-cell>
          <table:table-cell office:value-type="float" office:value="99.94" table:style-name="ce55">
            <text:p>99.94</text:p>
          </table:table-cell>
          <table:table-cell office:value-type="string" table:style-name="ce3">
            <text:p>Cases with detectable S-gene</text:p>
          </table:table-cell>
          <table:table-cell office:value-type="float" office:value="99.918769999999995" table:style-name="ce55">
            <text:p>99.91877</text:p>
          </table:table-cell>
          <table:table-cell office:value-type="float" office:value="99.949820000000003" table:style-name="ce55">
            <text:p>99.94982</text:p>
          </table:table-cell>
          <table:table-cell table:number-columns-repeated="16377"/>
        </table:table-row>
        <table:table-row table:style-name="ro3">
          <table:table-cell office:value-type="date" office:date-value="2021-08-18T00:00:00" table:style-name="ce53">
            <text:p>18/08/2021</text:p>
          </table:table-cell>
          <table:table-cell office:value-type="float" office:value="70" table:style-name="ce76">
            <text:p>70</text:p>
          </table:table-cell>
          <table:table-cell office:value-type="float" office:value="109539" table:style-name="ce76">
            <text:p>109,539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SGTF</text:p>
          </table:table-cell>
          <table:table-cell office:value-type="float" office:value="5.0185E-2" table:style-name="ce55">
            <text:p>0.050185</text:p>
          </table:table-cell>
          <table:table-cell office:value-type="float" office:value="8.1231999999999999E-2" table:style-name="ce55">
            <text:p>0.081232</text:p>
          </table:table-cell>
          <table:table-cell table:number-columns-repeated="16377"/>
        </table:table-row>
        <table:table-row table:style-name="ro3">
          <table:table-cell office:value-type="date" office:date-value="2021-08-25T00:00:00" table:style-name="ce53">
            <text:p>25/08/2021</text:p>
          </table:table-cell>
          <table:table-cell office:value-type="float" office:value="97686" table:style-name="ce76">
            <text:p>97,686</text:p>
          </table:table-cell>
          <table:table-cell office:value-type="float" office:value="97759" table:style-name="ce76">
            <text:p>97,759</text:p>
          </table:table-cell>
          <table:table-cell office:value-type="float" office:value="99.93" table:style-name="ce55">
            <text:p>99.93</text:p>
          </table:table-cell>
          <table:table-cell office:value-type="string" table:style-name="ce3">
            <text:p>Cases with detectable S-gene</text:p>
          </table:table-cell>
          <table:table-cell office:value-type="float" office:value="99.905559999999994" table:style-name="ce55">
            <text:p>99.90556</text:p>
          </table:table-cell>
          <table:table-cell office:value-type="float" office:value="99.941050000000004" table:style-name="ce55">
            <text:p>99.94105</text:p>
          </table:table-cell>
          <table:table-cell table:number-columns-repeated="16377"/>
        </table:table-row>
        <table:table-row table:style-name="ro3">
          <table:table-cell office:value-type="date" office:date-value="2021-08-25T00:00:00" table:style-name="ce53">
            <text:p>25/08/2021</text:p>
          </table:table-cell>
          <table:table-cell office:value-type="float" office:value="73" table:style-name="ce76">
            <text:p>73</text:p>
          </table:table-cell>
          <table:table-cell office:value-type="float" office:value="97759" table:style-name="ce76">
            <text:p>97,759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SGTF</text:p>
          </table:table-cell>
          <table:table-cell office:value-type="float" office:value="5.8946999999999999E-2" table:style-name="ce55">
            <text:p>0.058947</text:p>
          </table:table-cell>
          <table:table-cell office:value-type="float" office:value="9.4439999999999996E-2" table:style-name="ce55">
            <text:p>0.09444</text:p>
          </table:table-cell>
          <table:table-cell table:number-columns-repeated="16377"/>
        </table:table-row>
        <table:table-row table:style-name="ro3">
          <table:table-cell office:value-type="date" office:date-value="2021-09-01T00:00:00" table:style-name="ce53">
            <text:p>01/09/2021</text:p>
          </table:table-cell>
          <table:table-cell office:value-type="float" office:value="109878" table:style-name="ce76">
            <text:p>109,878</text:p>
          </table:table-cell>
          <table:table-cell office:value-type="float" office:value="109952" table:style-name="ce76">
            <text:p>109,952</text:p>
          </table:table-cell>
          <table:table-cell office:value-type="float" office:value="99.93" table:style-name="ce55">
            <text:p>99.93</text:p>
          </table:table-cell>
          <table:table-cell office:value-type="string" table:style-name="ce3">
            <text:p>Cases with detectable S-gene</text:p>
          </table:table-cell>
          <table:table-cell office:value-type="float" office:value="99.915019999999998" table:style-name="ce55">
            <text:p>99.91502</text:p>
          </table:table-cell>
          <table:table-cell office:value-type="float" office:value="99.946780000000004" table:style-name="ce55">
            <text:p>99.94678</text:p>
          </table:table-cell>
          <table:table-cell table:number-columns-repeated="16377"/>
        </table:table-row>
        <table:table-row table:style-name="ro3">
          <table:table-cell office:value-type="date" office:date-value="2021-09-01T00:00:00" table:style-name="ce53">
            <text:p>01/09/2021</text:p>
          </table:table-cell>
          <table:table-cell office:value-type="float" office:value="74" table:style-name="ce76">
            <text:p>74</text:p>
          </table:table-cell>
          <table:table-cell office:value-type="float" office:value="109952" table:style-name="ce76">
            <text:p>109,952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SGTF</text:p>
          </table:table-cell>
          <table:table-cell office:value-type="float" office:value="5.3215999999999999E-2" table:style-name="ce55">
            <text:p>0.053216</text:p>
          </table:table-cell>
          <table:table-cell office:value-type="float" office:value="8.498E-2" table:style-name="ce55">
            <text:p>0.08498</text:p>
          </table:table-cell>
          <table:table-cell table:number-columns-repeated="16377"/>
        </table:table-row>
        <table:table-row table:style-name="ro3">
          <table:table-cell office:value-type="date" office:date-value="2021-09-08T00:00:00" table:style-name="ce53">
            <text:p>08/09/2021</text:p>
          </table:table-cell>
          <table:table-cell office:value-type="float" office:value="84157" table:style-name="ce76">
            <text:p>84,157</text:p>
          </table:table-cell>
          <table:table-cell office:value-type="float" office:value="84246" table:style-name="ce76">
            <text:p>84,246</text:p>
          </table:table-cell>
          <table:table-cell office:value-type="float" office:value="99.89" table:style-name="ce55">
            <text:p>99.89</text:p>
          </table:table-cell>
          <table:table-cell office:value-type="string" table:style-name="ce3">
            <text:p>Cases with detectable S-gene</text:p>
          </table:table-cell>
          <table:table-cell office:value-type="float" office:value="99.869370000000004" table:style-name="ce55">
            <text:p>99.86937</text:p>
          </table:table-cell>
          <table:table-cell office:value-type="float" office:value="99.914670000000001" table:style-name="ce55">
            <text:p>99.91467</text:p>
          </table:table-cell>
          <table:table-cell table:number-columns-repeated="16377"/>
        </table:table-row>
        <table:table-row table:style-name="ro3">
          <table:table-cell office:value-type="date" office:date-value="2021-09-08T00:00:00" table:style-name="ce53">
            <text:p>08/09/2021</text:p>
          </table:table-cell>
          <table:table-cell office:value-type="float" office:value="89" table:style-name="ce76">
            <text:p>89</text:p>
          </table:table-cell>
          <table:table-cell office:value-type="float" office:value="84246" table:style-name="ce76">
            <text:p>84,246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SGTF</text:p>
          </table:table-cell>
          <table:table-cell office:value-type="float" office:value="8.5332000000000005E-2" table:style-name="ce55">
            <text:p>0.085332</text:p>
          </table:table-cell>
          <table:table-cell office:value-type="float" office:value="0.13062599999999999" table:style-name="ce55">
            <text:p>0.130626</text:p>
          </table:table-cell>
          <table:table-cell table:number-columns-repeated="16377"/>
        </table:table-row>
        <table:table-row table:style-name="ro3">
          <table:table-cell office:value-type="date" office:date-value="2021-09-15T00:00:00" table:style-name="ce53">
            <text:p>15/09/2021</text:p>
          </table:table-cell>
          <table:table-cell office:value-type="float" office:value="94751" table:style-name="ce76">
            <text:p>94,751</text:p>
          </table:table-cell>
          <table:table-cell office:value-type="float" office:value="94830" table:style-name="ce76">
            <text:p>94,830</text:p>
          </table:table-cell>
          <table:table-cell office:value-type="float" office:value="99.92" table:style-name="ce55">
            <text:p>99.92</text:p>
          </table:table-cell>
          <table:table-cell office:value-type="string" table:style-name="ce3">
            <text:p>Cases with detectable S-gene</text:p>
          </table:table-cell>
          <table:table-cell office:value-type="float" office:value="99.895610000000005" table:style-name="ce55">
            <text:p>99.89561</text:p>
          </table:table-cell>
          <table:table-cell office:value-type="float" office:value="99.933610000000002" table:style-name="ce55">
            <text:p>99.93361</text:p>
          </table:table-cell>
          <table:table-cell table:number-columns-repeated="16377"/>
        </table:table-row>
        <table:table-row table:style-name="ro3">
          <table:table-cell office:value-type="date" office:date-value="2021-09-15T00:00:00" table:style-name="ce53">
            <text:p>15/09/2021</text:p>
          </table:table-cell>
          <table:table-cell office:value-type="float" office:value="79" table:style-name="ce76">
            <text:p>79</text:p>
          </table:table-cell>
          <table:table-cell office:value-type="float" office:value="94830" table:style-name="ce76">
            <text:p>94,830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SGTF</text:p>
          </table:table-cell>
          <table:table-cell office:value-type="float" office:value="6.6386000000000001E-2" table:style-name="ce55">
            <text:p>0.066386</text:p>
          </table:table-cell>
          <table:table-cell office:value-type="float" office:value="0.10438699999999999" table:style-name="ce55">
            <text:p>0.104387</text:p>
          </table:table-cell>
          <table:table-cell table:number-columns-repeated="16377"/>
        </table:table-row>
        <table:table-row table:style-name="ro3">
          <table:table-cell office:value-type="date" office:date-value="2021-09-22T00:00:00" table:style-name="ce53">
            <text:p>22/09/2021</text:p>
          </table:table-cell>
          <table:table-cell office:value-type="float" office:value="106473" table:style-name="ce76">
            <text:p>106,473</text:p>
          </table:table-cell>
          <table:table-cell office:value-type="float" office:value="106578" table:style-name="ce76">
            <text:p>106,578</text:p>
          </table:table-cell>
          <table:table-cell office:value-type="float" office:value="99.9" table:style-name="ce55">
            <text:p>99.9</text:p>
          </table:table-cell>
          <table:table-cell office:value-type="string" table:style-name="ce3">
            <text:p>Cases with detectable S-gene</text:p>
          </table:table-cell>
          <table:table-cell office:value-type="float" office:value="99.880250000000004" table:style-name="ce55">
            <text:p>99.88025</text:p>
          </table:table-cell>
          <table:table-cell office:value-type="float" office:value="99.919030000000006" table:style-name="ce55">
            <text:p>99.91903</text:p>
          </table:table-cell>
          <table:table-cell table:number-columns-repeated="16377"/>
        </table:table-row>
        <table:table-row table:style-name="ro3">
          <table:table-cell office:value-type="date" office:date-value="2021-09-22T00:00:00" table:style-name="ce53">
            <text:p>22/09/2021</text:p>
          </table:table-cell>
          <table:table-cell office:value-type="float" office:value="105" table:style-name="ce76">
            <text:p>105</text:p>
          </table:table-cell>
          <table:table-cell office:value-type="float" office:value="106578" table:style-name="ce76">
            <text:p>106,578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SGTF</text:p>
          </table:table-cell>
          <table:table-cell office:value-type="float" office:value="8.0973000000000003E-2" table:style-name="ce55">
            <text:p>0.080973</text:p>
          </table:table-cell>
          <table:table-cell office:value-type="float" office:value="0.119752" table:style-name="ce55">
            <text:p>0.119752</text:p>
          </table:table-cell>
          <table:table-cell table:number-columns-repeated="16377"/>
        </table:table-row>
        <table:table-row table:style-name="ro3">
          <table:table-cell office:value-type="date" office:date-value="2021-09-29T00:00:00" table:style-name="ce53">
            <text:p>29/09/2021</text:p>
          </table:table-cell>
          <table:table-cell office:value-type="float" office:value="101603" table:style-name="ce76">
            <text:p>101,603</text:p>
          </table:table-cell>
          <table:table-cell office:value-type="float" office:value="101658" table:style-name="ce76">
            <text:p>101,658</text:p>
          </table:table-cell>
          <table:table-cell office:value-type="float" office:value="99.95" table:style-name="ce55">
            <text:p>99.95</text:p>
          </table:table-cell>
          <table:table-cell office:value-type="string" table:style-name="ce3">
            <text:p>Cases with detectable S-gene</text:p>
          </table:table-cell>
          <table:table-cell office:value-type="float" office:value="99.929040000000001" table:style-name="ce55">
            <text:p>99.92904</text:p>
          </table:table-cell>
          <table:table-cell office:value-type="float" office:value="99.958860000000001" table:style-name="ce55">
            <text:p>99.95886</text:p>
          </table:table-cell>
          <table:table-cell table:number-columns-repeated="16377"/>
        </table:table-row>
        <table:table-row table:style-name="ro3">
          <table:table-cell office:value-type="date" office:date-value="2021-09-29T00:00:00" table:style-name="ce53">
            <text:p>29/09/2021</text:p>
          </table:table-cell>
          <table:table-cell office:value-type="float" office:value="55" table:style-name="ce76">
            <text:p>55</text:p>
          </table:table-cell>
          <table:table-cell office:value-type="float" office:value="101658" table:style-name="ce76">
            <text:p>101,658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SGTF</text:p>
          </table:table-cell>
          <table:table-cell office:value-type="float" office:value="4.1145000000000001E-2" table:style-name="ce55">
            <text:p>0.041145</text:p>
          </table:table-cell>
          <table:table-cell office:value-type="float" office:value="7.0965E-2" table:style-name="ce55">
            <text:p>0.070965</text:p>
          </table:table-cell>
          <table:table-cell table:number-columns-repeated="16377"/>
        </table:table-row>
        <table:table-row table:style-name="ro3">
          <table:table-cell office:value-type="date" office:date-value="2021-10-06T00:00:00" table:style-name="ce53">
            <text:p>06/10/2021</text:p>
          </table:table-cell>
          <table:table-cell office:value-type="float" office:value="119932" table:style-name="ce76">
            <text:p>119,932</text:p>
          </table:table-cell>
          <table:table-cell office:value-type="float" office:value="120024" table:style-name="ce76">
            <text:p>120,024</text:p>
          </table:table-cell>
          <table:table-cell office:value-type="float" office:value="99.92" table:style-name="ce55">
            <text:p>99.92</text:p>
          </table:table-cell>
          <table:table-cell office:value-type="string" table:style-name="ce3">
            <text:p>Cases with detectable S-gene</text:p>
          </table:table-cell>
          <table:table-cell office:value-type="float" office:value="99.905550000000005" table:style-name="ce55">
            <text:p>99.90555</text:p>
          </table:table-cell>
          <table:table-cell office:value-type="float" office:value="99.937860000000001" table:style-name="ce55">
            <text:p>99.93786</text:p>
          </table:table-cell>
          <table:table-cell table:number-columns-repeated="16377"/>
        </table:table-row>
        <table:table-row table:style-name="ro3">
          <table:table-cell office:value-type="date" office:date-value="2021-10-06T00:00:00" table:style-name="ce53">
            <text:p>06/10/2021</text:p>
          </table:table-cell>
          <table:table-cell office:value-type="float" office:value="92" table:style-name="ce76">
            <text:p>92</text:p>
          </table:table-cell>
          <table:table-cell office:value-type="float" office:value="120024" table:style-name="ce76">
            <text:p>120,024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SGTF</text:p>
          </table:table-cell>
          <table:table-cell office:value-type="float" office:value="6.2136999999999998E-2" table:style-name="ce55">
            <text:p>0.062137</text:p>
          </table:table-cell>
          <table:table-cell office:value-type="float" office:value="9.4446000000000002E-2" table:style-name="ce55">
            <text:p>0.094446</text:p>
          </table:table-cell>
          <table:table-cell table:number-columns-repeated="16377"/>
        </table:table-row>
        <table:table-row table:style-name="ro3">
          <table:table-cell office:value-type="date" office:date-value="2021-10-13T00:00:00" table:style-name="ce53">
            <text:p>13/10/2021</text:p>
          </table:table-cell>
          <table:table-cell office:value-type="float" office:value="136133" table:style-name="ce76">
            <text:p>136,133</text:p>
          </table:table-cell>
          <table:table-cell office:value-type="float" office:value="136279" table:style-name="ce76">
            <text:p>136,279</text:p>
          </table:table-cell>
          <table:table-cell office:value-type="float" office:value="99.89" table:style-name="ce55">
            <text:p>99.89</text:p>
          </table:table-cell>
          <table:table-cell office:value-type="string" table:style-name="ce3">
            <text:p>Cases with detectable S-gene</text:p>
          </table:table-cell>
          <table:table-cell office:value-type="float" office:value="99.873639999999995" table:style-name="ce55">
            <text:p>99.87364</text:p>
          </table:table-cell>
          <table:table-cell office:value-type="float" office:value="99.909220000000005" table:style-name="ce55">
            <text:p>99.90922</text:p>
          </table:table-cell>
          <table:table-cell table:number-columns-repeated="16377"/>
        </table:table-row>
        <table:table-row table:style-name="ro3">
          <table:table-cell office:value-type="date" office:date-value="2021-10-13T00:00:00" table:style-name="ce53">
            <text:p>13/10/2021</text:p>
          </table:table-cell>
          <table:table-cell office:value-type="float" office:value="146" table:style-name="ce76">
            <text:p>146</text:p>
          </table:table-cell>
          <table:table-cell office:value-type="float" office:value="136279" table:style-name="ce76">
            <text:p>136,279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SGTF</text:p>
          </table:table-cell>
          <table:table-cell office:value-type="float" office:value="9.0776999999999997E-2" table:style-name="ce55">
            <text:p>0.090777</text:p>
          </table:table-cell>
          <table:table-cell office:value-type="float" office:value="0.126361" table:style-name="ce55">
            <text:p>0.126361</text:p>
          </table:table-cell>
          <table:table-cell table:number-columns-repeated="16377"/>
        </table:table-row>
        <table:table-row table:style-name="ro3">
          <table:table-cell office:value-type="date" office:date-value="2021-10-20T00:00:00" table:style-name="ce53">
            <text:p>20/10/2021</text:p>
          </table:table-cell>
          <table:table-cell office:value-type="float" office:value="127904" table:style-name="ce76">
            <text:p>127,904</text:p>
          </table:table-cell>
          <table:table-cell office:value-type="float" office:value="128071" table:style-name="ce76">
            <text:p>128,071</text:p>
          </table:table-cell>
          <table:table-cell office:value-type="float" office:value="99.87" table:style-name="ce55">
            <text:p>99.87</text:p>
          </table:table-cell>
          <table:table-cell office:value-type="string" table:style-name="ce3">
            <text:p>Cases with detectable S-gene</text:p>
          </table:table-cell>
          <table:table-cell office:value-type="float" office:value="99.84787" table:style-name="ce55">
            <text:p>99.84787</text:p>
          </table:table-cell>
          <table:table-cell office:value-type="float" office:value="99.888289999999998" table:style-name="ce55">
            <text:p>99.88829</text:p>
          </table:table-cell>
          <table:table-cell table:number-columns-repeated="16377"/>
        </table:table-row>
        <table:table-row table:style-name="ro3">
          <table:table-cell office:value-type="date" office:date-value="2021-10-20T00:00:00" table:style-name="ce53">
            <text:p>20/10/2021</text:p>
          </table:table-cell>
          <table:table-cell office:value-type="float" office:value="167" table:style-name="ce76">
            <text:p>167</text:p>
          </table:table-cell>
          <table:table-cell office:value-type="float" office:value="128071" table:style-name="ce76">
            <text:p>128,071</text:p>
          </table:table-cell>
          <table:table-cell office:value-type="float" office:value="0.13" table:style-name="ce55">
            <text:p>0.13</text:p>
          </table:table-cell>
          <table:table-cell office:value-type="string" table:style-name="ce3">
            <text:p>Cases with SGTF</text:p>
          </table:table-cell>
          <table:table-cell office:value-type="float" office:value="0.111711" table:style-name="ce55">
            <text:p>0.111711</text:p>
          </table:table-cell>
          <table:table-cell office:value-type="float" office:value="0.15213199999999999" table:style-name="ce55">
            <text:p>0.152132</text:p>
          </table:table-cell>
          <table:table-cell table:number-columns-repeated="16377"/>
        </table:table-row>
        <table:table-row table:style-name="ro3">
          <table:table-cell office:value-type="date" office:date-value="2021-10-27T00:00:00" table:style-name="ce53">
            <text:p>27/10/2021</text:p>
          </table:table-cell>
          <table:table-cell office:value-type="float" office:value="109218" table:style-name="ce76">
            <text:p>109,218</text:p>
          </table:table-cell>
          <table:table-cell office:value-type="float" office:value="109352" table:style-name="ce76">
            <text:p>109,352</text:p>
          </table:table-cell>
          <table:table-cell office:value-type="float" office:value="99.88" table:style-name="ce55">
            <text:p>99.88</text:p>
          </table:table-cell>
          <table:table-cell office:value-type="string" table:style-name="ce3">
            <text:p>Cases with detectable S-gene</text:p>
          </table:table-cell>
          <table:table-cell office:value-type="float" office:value="99.854399999999998" table:style-name="ce55">
            <text:p>99.8544</text:p>
          </table:table-cell>
          <table:table-cell office:value-type="float" office:value="99.896940000000001" table:style-name="ce55">
            <text:p>99.89694</text:p>
          </table:table-cell>
          <table:table-cell table:number-columns-repeated="16377"/>
        </table:table-row>
        <table:table-row table:style-name="ro3">
          <table:table-cell office:value-type="date" office:date-value="2021-10-27T00:00:00" table:style-name="ce53">
            <text:p>27/10/2021</text:p>
          </table:table-cell>
          <table:table-cell office:value-type="float" office:value="134" table:style-name="ce76">
            <text:p>134</text:p>
          </table:table-cell>
          <table:table-cell office:value-type="float" office:value="109352" table:style-name="ce76">
            <text:p>109,352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SGTF</text:p>
          </table:table-cell>
          <table:table-cell office:value-type="float" office:value="0.103065" table:style-name="ce55">
            <text:p>0.103065</text:p>
          </table:table-cell>
          <table:table-cell office:value-type="float" office:value="0.145597" table:style-name="ce55">
            <text:p>0.145597</text:p>
          </table:table-cell>
          <table:table-cell table:number-columns-repeated="16377"/>
        </table:table-row>
        <table:table-row table:style-name="ro3">
          <table:table-cell office:value-type="date" office:date-value="2021-11-03T00:00:00" table:style-name="ce53">
            <text:p>03/11/2021</text:p>
          </table:table-cell>
          <table:table-cell office:value-type="float" office:value="87778" table:style-name="ce76">
            <text:p>87,778</text:p>
          </table:table-cell>
          <table:table-cell office:value-type="float" office:value="87853" table:style-name="ce76">
            <text:p>87,853</text:p>
          </table:table-cell>
          <table:table-cell office:value-type="float" office:value="99.91" table:style-name="ce55">
            <text:p>99.91</text:p>
          </table:table-cell>
          <table:table-cell office:value-type="string" table:style-name="ce3">
            <text:p>Cases with detectable S-gene</text:p>
          </table:table-cell>
          <table:table-cell office:value-type="float" office:value="99.892380000000003" table:style-name="ce55">
            <text:p>99.89238</text:p>
          </table:table-cell>
          <table:table-cell office:value-type="float" office:value="99.932389999999998" table:style-name="ce55">
            <text:p>99.93239</text:p>
          </table:table-cell>
          <table:table-cell table:number-columns-repeated="16377"/>
        </table:table-row>
        <table:table-row table:style-name="ro3">
          <table:table-cell office:value-type="date" office:date-value="2021-11-03T00:00:00" table:style-name="ce53">
            <text:p>03/11/2021</text:p>
          </table:table-cell>
          <table:table-cell office:value-type="float" office:value="75" table:style-name="ce76">
            <text:p>75</text:p>
          </table:table-cell>
          <table:table-cell office:value-type="float" office:value="87853" table:style-name="ce76">
            <text:p>87,853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SGTF</text:p>
          </table:table-cell>
          <table:table-cell office:value-type="float" office:value="6.7612000000000005E-2" table:style-name="ce55">
            <text:p>0.067612</text:p>
          </table:table-cell>
          <table:table-cell office:value-type="float" office:value="0.10761999999999999" table:style-name="ce55">
            <text:p>0.10762</text:p>
          </table:table-cell>
          <table:table-cell table:number-columns-repeated="16377"/>
        </table:table-row>
        <table:table-row table:style-name="ro3">
          <table:table-cell office:value-type="date" office:date-value="2021-11-10T00:00:00" table:style-name="ce53">
            <text:p>10/11/2021</text:p>
          </table:table-cell>
          <table:table-cell office:value-type="float" office:value="113371" table:style-name="ce76">
            <text:p>113,371</text:p>
          </table:table-cell>
          <table:table-cell office:value-type="float" office:value="113437" table:style-name="ce76">
            <text:p>113,437</text:p>
          </table:table-cell>
          <table:table-cell office:value-type="float" office:value="99.94" table:style-name="ce55">
            <text:p>99.94</text:p>
          </table:table-cell>
          <table:table-cell office:value-type="string" table:style-name="ce3">
            <text:p>Cases with detectable S-gene</text:p>
          </table:table-cell>
          <table:table-cell office:value-type="float" office:value="99.9255" table:style-name="ce55">
            <text:p>99.9255</text:p>
          </table:table-cell>
          <table:table-cell office:value-type="float" office:value="99.954650000000001" table:style-name="ce55">
            <text:p>99.95465</text:p>
          </table:table-cell>
          <table:table-cell table:number-columns-repeated="16377"/>
        </table:table-row>
        <table:table-row table:style-name="ro3">
          <table:table-cell office:value-type="date" office:date-value="2021-11-10T00:00:00" table:style-name="ce53">
            <text:p>10/11/2021</text:p>
          </table:table-cell>
          <table:table-cell office:value-type="float" office:value="66" table:style-name="ce76">
            <text:p>66</text:p>
          </table:table-cell>
          <table:table-cell office:value-type="float" office:value="113437" table:style-name="ce76">
            <text:p>113,43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SGTF</text:p>
          </table:table-cell>
          <table:table-cell office:value-type="float" office:value="4.5351000000000002E-2" table:style-name="ce55">
            <text:p>0.045351</text:p>
          </table:table-cell>
          <table:table-cell office:value-type="float" office:value="7.4500999999999998E-2" table:style-name="ce55">
            <text:p>0.074501</text:p>
          </table:table-cell>
          <table:table-cell table:number-columns-repeated="16377"/>
        </table:table-row>
        <table:table-row table:style-name="ro3">
          <table:table-cell office:value-type="date" office:date-value="2021-11-17T00:00:00" table:style-name="ce53">
            <text:p>17/11/2021</text:p>
          </table:table-cell>
          <table:table-cell office:value-type="float" office:value="126343" table:style-name="ce76">
            <text:p>126,343</text:p>
          </table:table-cell>
          <table:table-cell office:value-type="float" office:value="126435" table:style-name="ce76">
            <text:p>126,435</text:p>
          </table:table-cell>
          <table:table-cell office:value-type="float" office:value="99.93" table:style-name="ce55">
            <text:p>99.93</text:p>
          </table:table-cell>
          <table:table-cell office:value-type="string" table:style-name="ce3">
            <text:p>Cases with detectable S-gene</text:p>
          </table:table-cell>
          <table:table-cell office:value-type="float" office:value="99.910340000000005" table:style-name="ce55">
            <text:p>99.91034</text:p>
          </table:table-cell>
          <table:table-cell office:value-type="float" office:value="99.941010000000006" table:style-name="ce55">
            <text:p>99.94101</text:p>
          </table:table-cell>
          <table:table-cell table:number-columns-repeated="16377"/>
        </table:table-row>
        <table:table-row table:style-name="ro3">
          <table:table-cell office:value-type="date" office:date-value="2021-11-17T00:00:00" table:style-name="ce53">
            <text:p>17/11/2021</text:p>
          </table:table-cell>
          <table:table-cell office:value-type="float" office:value="92" table:style-name="ce76">
            <text:p>92</text:p>
          </table:table-cell>
          <table:table-cell office:value-type="float" office:value="126435" table:style-name="ce76">
            <text:p>126,435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SGTF</text:p>
          </table:table-cell>
          <table:table-cell office:value-type="float" office:value="5.8985999999999997E-2" table:style-name="ce55">
            <text:p>0.058986</text:p>
          </table:table-cell>
          <table:table-cell office:value-type="float" office:value="8.9657000000000001E-2" table:style-name="ce55">
            <text:p>0.089657</text:p>
          </table:table-cell>
          <table:table-cell table:number-columns-repeated="16377"/>
        </table:table-row>
        <table:table-row table:style-name="ro3">
          <table:table-cell office:value-type="date" office:date-value="2021-11-24T00:00:00" table:style-name="ce53">
            <text:p>24/11/2021</text:p>
          </table:table-cell>
          <table:table-cell office:value-type="float" office:value="65206" table:style-name="ce76">
            <text:p>65,206</text:p>
          </table:table-cell>
          <table:table-cell office:value-type="float" office:value="65344" table:style-name="ce76">
            <text:p>65,344</text:p>
          </table:table-cell>
          <table:table-cell office:value-type="float" office:value="99.79" table:style-name="ce55">
            <text:p>99.79</text:p>
          </table:table-cell>
          <table:table-cell office:value-type="string" table:style-name="ce3">
            <text:p>Cases with detectable S-gene</text:p>
          </table:table-cell>
          <table:table-cell office:value-type="float" office:value="99.749740000000003" table:style-name="ce55">
            <text:p>99.74974</text:p>
          </table:table-cell>
          <table:table-cell office:value-type="float" office:value="99.821899999999999" table:style-name="ce55">
            <text:p>99.8219</text:p>
          </table:table-cell>
          <table:table-cell table:number-columns-repeated="16377"/>
        </table:table-row>
        <table:table-row table:style-name="ro3">
          <table:table-cell office:value-type="date" office:date-value="2021-11-24T00:00:00" table:style-name="ce53">
            <text:p>24/11/2021</text:p>
          </table:table-cell>
          <table:table-cell office:value-type="float" office:value="138" table:style-name="ce76">
            <text:p>138</text:p>
          </table:table-cell>
          <table:table-cell office:value-type="float" office:value="65344" table:style-name="ce76">
            <text:p>65,344</text:p>
          </table:table-cell>
          <table:table-cell office:value-type="float" office:value="0.21" table:style-name="ce55">
            <text:p>0.21</text:p>
          </table:table-cell>
          <table:table-cell office:value-type="string" table:style-name="ce3">
            <text:p>Cases with SGTF</text:p>
          </table:table-cell>
          <table:table-cell office:value-type="float" office:value="0.178096" table:style-name="ce55">
            <text:p>0.178096</text:p>
          </table:table-cell>
          <table:table-cell office:value-type="float" office:value="0.25026399999999999" table:style-name="ce55">
            <text:p>0.250264</text:p>
          </table:table-cell>
          <table:table-cell table:number-columns-repeated="16377"/>
        </table:table-row>
        <table:table-row table:number-rows-repeated="11" table:style-name="ro3">
          <table:table-cell table:style-name="ce60"/>
          <table:table-cell table:number-columns-repeated="2" table:style-name="ce63"/>
          <table:table-cell table:style-name="ce44"/>
          <table:table-cell table:style-name="ce6"/>
          <table:table-cell table:number-columns-repeated="2" table:style-name="ce44"/>
          <table:table-cell table:number-columns-repeated="16377"/>
        </table:table-row>
        <table:table-row table:number-rows-repeated="41" table:style-name="ro3">
          <table:table-cell table:style-name="ce60"/>
          <table:table-cell table:number-columns-repeated="2" table:style-name="ce63"/>
          <table:table-cell table:number-columns-repeated="16381"/>
        </table:table-row>
        <table:table-row table:number-rows-repeated="95" table:style-name="ro3">
          <table:table-cell table:style-name="ce50"/>
          <table:table-cell table:number-columns-repeated="2" table:style-name="ce63"/>
          <table:table-cell table:number-columns-repeated="16381"/>
        </table:table-row>
        <table:table-row table:number-rows-repeated="179" table:style-name="ro3">
          <table:table-cell table:style-name="ce60"/>
          <table:table-cell table:number-columns-repeated="2" table:style-name="ce63"/>
          <table:table-cell table:number-columns-repeated="16381"/>
        </table:table-row>
        <table:table-row table:number-rows-repeated="109" table:style-name="ro3">
          <table:table-cell table:style-name="ce50"/>
          <table:table-cell table:number-columns-repeated="2" table:style-name="ce63"/>
          <table:table-cell table:number-columns-repeated="16381"/>
        </table:table-row>
        <table:table-row table:number-rows-repeated="167" table:style-name="ro3">
          <table:table-cell table:style-name="ce60"/>
          <table:table-cell table:number-columns-repeated="2" table:style-name="ce63"/>
          <table:table-cell table:number-columns-repeated="16381"/>
        </table:table-row>
        <table:table-row table:number-rows-repeated="116" table:style-name="ro3">
          <table:table-cell table:style-name="ce50"/>
          <table:table-cell table:number-columns-repeated="2" table:style-name="ce63"/>
          <table:table-cell table:number-columns-repeated="16381"/>
        </table:table-row>
        <table:table-row table:number-rows-repeated="190" table:style-name="ro3">
          <table:table-cell table:style-name="ce60"/>
          <table:table-cell table:number-columns-repeated="2" table:style-name="ce63"/>
          <table:table-cell table:number-columns-repeated="16381"/>
        </table:table-row>
        <table:table-row table:number-rows-repeated="119" table:style-name="ro3">
          <table:table-cell table:style-name="ce50"/>
          <table:table-cell table:number-columns-repeated="2" table:style-name="ce63"/>
          <table:table-cell table:number-columns-repeated="16381"/>
        </table:table-row>
        <table:table-row table:number-rows-repeated="30" table:style-name="ro3">
          <table:table-cell table:style-name="ce60"/>
          <table:table-cell table:number-columns-repeated="2" table:style-name="ce63"/>
          <table:table-cell table:number-columns-repeated="16381"/>
        </table:table-row>
        <table:table-row table:number-rows-repeated="1047386" table:style-name="ro3">
          <table:table-cell table:number-columns-repeated="16384"/>
        </table:table-row>
      </table:table>
      <table:table table:name="Fig10" table:style-name="ta2">
        <table:table-column table:style-name="co46" table:default-cell-style-name="ce51"/>
        <table:table-column table:style-name="co47" table:default-cell-style-name="ce1"/>
        <table:table-column table:style-name="co48" table:default-cell-style-name="ce77"/>
        <table:table-column table:style-name="co49" table:default-cell-style-name="ce45"/>
        <table:table-column table:style-name="co50" table:number-columns-repeated="2" table:default-cell-style-name="ce45"/>
        <table:table-column table:style-name="co51" table:default-cell-style-name="ce45"/>
        <table:table-column table:style-name="co52" table:default-cell-style-name="ce1"/>
        <table:table-column table:style-name="co50" table:default-cell-style-name="ce48"/>
        <table:table-column table:style-name="co35" table:default-cell-style-name="ce45"/>
        <table:table-column table:style-name="co45" table:default-cell-style-name="ce45"/>
        <table:table-column table:style-name="co3" table:number-columns-repeated="16373" table:default-cell-style-name="ce1"/>
        <table:table-row table:style-name="ro1">
          <table:table-cell office:value-type="string" table:style-name="ce78">
            <text:p>Figure 10. Weekly COVID-19 cases with detectable S gene or SGTF among those tested in TaqPath Labs, by region of residence as of 30 November 2021 (21 July 2021 to 29 November 2021)<text:s/></text:p>
          </table:table-cell>
          <table:table-cell table:style-name="ce6"/>
          <table:table-cell table:style-name="ce7"/>
          <table:table-cell table:number-columns-repeated="4" table:style-name="ce45"/>
          <table:table-cell table:style-name="ce1"/>
          <table:table-cell table:style-name="ce48"/>
          <table:table-cell table:number-columns-repeated="2" table:style-name="ce45"/>
          <table:table-cell table:number-columns-repeated="16373"/>
        </table:table-row>
        <table:table-row table:style-name="ro3">
          <table:table-cell office:value-type="string" table:style-name="ce79">
            <text:p>This worksheet contains one table.</text:p>
          </table:table-cell>
          <table:table-cell table:style-name="ce6"/>
          <table:table-cell table:style-name="ce7"/>
          <table:table-cell table:number-columns-repeated="4" table:style-name="ce45"/>
          <table:table-cell table:style-name="ce1"/>
          <table:table-cell table:style-name="ce48"/>
          <table:table-cell table:number-columns-repeated="2" table:style-name="ce45"/>
          <table:table-cell table:number-columns-repeated="16373"/>
        </table:table-row>
        <table:table-row table:style-name="ro4">
          <table:table-cell office:value-type="string" table:style-name="ce52">
            <text:p>X</text:p>
          </table:table-cell>
          <table:table-cell office:value-type="string" table:style-name="ce11">
            <text:p>PHEC_name</text:p>
          </table:table-cell>
          <table:table-cell office:value-type="string" table:style-name="ce12">
            <text:p>week</text:p>
          </table:table-cell>
          <table:table-cell office:value-type="string" table:style-name="ce54">
            <text:p>sgtf_p_w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percent</text:p>
          </table:table-cell>
          <table:table-cell office:value-type="string" table:style-name="ce54">
            <text:p>percent_all</text:p>
          </table:table-cell>
          <table:table-cell office:value-type="string" table:style-name="ce11">
            <text:p>sgtf_under30CT_p_w_bin</text:p>
          </table:table-cell>
          <table:table-cell office:value-type="string" table:style-name="ce75">
            <text:p>total</text:p>
          </table:table-cell>
          <table:table-cell office:value-type="string" table:style-name="ce54">
            <text:p>conf_low</text:p>
          </table:table-cell>
          <table:table-cell office:value-type="string" table:style-name="ce54">
            <text:p>conf_high</text:p>
          </table:table-cell>
          <table:table-cell table:number-columns-repeated="16373" table:style-name="ce16"/>
        </table:table-row>
        <table:table-row table:style-name="ro3">
          <table:table-cell office:value-type="float" office:value="1" table:style-name="ce80">
            <text:p>1</text:p>
          </table:table-cell>
          <table:table-cell office:value-type="string" table:style-name="ce3">
            <text:p>East Midlands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2871" table:style-name="ce55">
            <text:p>12871</text:p>
          </table:table-cell>
          <table:table-cell office:value-type="float" office:value="99.91" table:style-name="ce55">
            <text:p>99.91</text:p>
          </table:table-cell>
          <table:table-cell office:value-type="float" office:value="91.93" table:style-name="ce55">
            <text:p>91.93</text:p>
          </table:table-cell>
          <table:table-cell office:value-type="string" table:style-name="ce3">
            <text:p>Cases with confirmed S-gene</text:p>
          </table:table-cell>
          <table:table-cell office:value-type="float" office:value="12883" table:style-name="ce76">
            <text:p>12,883</text:p>
          </table:table-cell>
          <table:table-cell office:value-type="float" office:value="99.832319999999996" table:style-name="ce55">
            <text:p>99.83232</text:p>
          </table:table-cell>
          <table:table-cell office:value-type="float" office:value="99.949520000000007" table:style-name="ce55">
            <text:p>99.94952</text:p>
          </table:table-cell>
          <table:table-cell table:number-columns-repeated="16373"/>
        </table:table-row>
        <table:table-row table:style-name="ro3">
          <table:table-cell office:value-type="float" office:value="2" table:style-name="ce80">
            <text:p>2</text:p>
          </table:table-cell>
          <table:table-cell office:value-type="string" table:style-name="ce3">
            <text:p>East Midlands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12883" table:style-name="ce76">
            <text:p>12,883</text:p>
          </table:table-cell>
          <table:table-cell office:value-type="float" office:value="5.0478000000000002E-2" table:style-name="ce55">
            <text:p>0.050478</text:p>
          </table:table-cell>
          <table:table-cell office:value-type="float" office:value="0.16767699999999999" table:style-name="ce55">
            <text:p>0.167677</text:p>
          </table:table-cell>
          <table:table-cell table:number-columns-repeated="16373"/>
        </table:table-row>
        <table:table-row table:style-name="ro3">
          <table:table-cell office:value-type="float" office:value="3" table:style-name="ce80">
            <text:p>3</text:p>
          </table:table-cell>
          <table:table-cell office:value-type="string" table:style-name="ce3">
            <text:p>East Midlands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3246" table:style-name="ce55">
            <text:p>13246</text:p>
          </table:table-cell>
          <table:table-cell office:value-type="float" office:value="99.84" table:style-name="ce55">
            <text:p>99.84</text:p>
          </table:table-cell>
          <table:table-cell office:value-type="float" office:value="93.49" table:style-name="ce55">
            <text:p>93.49</text:p>
          </table:table-cell>
          <table:table-cell office:value-type="string" table:style-name="ce3">
            <text:p>Cases with confirmed S-gene</text:p>
          </table:table-cell>
          <table:table-cell office:value-type="float" office:value="13267" table:style-name="ce76">
            <text:p>13,267</text:p>
          </table:table-cell>
          <table:table-cell office:value-type="float" office:value="99.753579999999999" table:style-name="ce55">
            <text:p>99.75358</text:p>
          </table:table-cell>
          <table:table-cell office:value-type="float" office:value="99.899420000000006" table:style-name="ce55">
            <text:p>99.89942</text:p>
          </table:table-cell>
          <table:table-cell table:number-columns-repeated="16373"/>
        </table:table-row>
        <table:table-row table:style-name="ro3">
          <table:table-cell office:value-type="float" office:value="4" table:style-name="ce80">
            <text:p>4</text:p>
          </table:table-cell>
          <table:table-cell office:value-type="string" table:style-name="ce3">
            <text:p>East Midlands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21" table:style-name="ce55">
            <text:p>21</text:p>
          </table:table-cell>
          <table:table-cell office:value-type="float" office:value="0.16" table:style-name="ce55">
            <text:p>0.16</text:p>
          </table:table-cell>
          <table:table-cell office:value-type="float" office:value="0.15" table:style-name="ce55">
            <text:p>0.15</text:p>
          </table:table-cell>
          <table:table-cell office:value-type="string" table:style-name="ce3">
            <text:p>Cases with confirmed SGTF</text:p>
          </table:table-cell>
          <table:table-cell office:value-type="float" office:value="13267" table:style-name="ce76">
            <text:p>13,267</text:p>
          </table:table-cell>
          <table:table-cell office:value-type="float" office:value="0.10058" table:style-name="ce55">
            <text:p>0.10058</text:p>
          </table:table-cell>
          <table:table-cell office:value-type="float" office:value="0.246422" table:style-name="ce55">
            <text:p>0.246422</text:p>
          </table:table-cell>
          <table:table-cell table:number-columns-repeated="16373"/>
        </table:table-row>
        <table:table-row table:style-name="ro3">
          <table:table-cell office:value-type="float" office:value="5" table:style-name="ce80">
            <text:p>5</text:p>
          </table:table-cell>
          <table:table-cell office:value-type="string" table:style-name="ce3">
            <text:p>East Midlands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3405" table:style-name="ce55">
            <text:p>13405</text:p>
          </table:table-cell>
          <table:table-cell office:value-type="float" office:value="99.88" table:style-name="ce55">
            <text:p>99.88</text:p>
          </table:table-cell>
          <table:table-cell office:value-type="float" office:value="93.51" table:style-name="ce55">
            <text:p>93.51</text:p>
          </table:table-cell>
          <table:table-cell office:value-type="string" table:style-name="ce3">
            <text:p>Cases with confirmed S-gene</text:p>
          </table:table-cell>
          <table:table-cell office:value-type="float" office:value="13421" table:style-name="ce76">
            <text:p>13,421</text:p>
          </table:table-cell>
          <table:table-cell office:value-type="float" office:value="99.801820000000006" table:style-name="ce55">
            <text:p>99.80182</text:p>
          </table:table-cell>
          <table:table-cell office:value-type="float" office:value="99.92944" table:style-name="ce55">
            <text:p>99.92944</text:p>
          </table:table-cell>
          <table:table-cell table:number-columns-repeated="16373"/>
        </table:table-row>
        <table:table-row table:style-name="ro3">
          <table:table-cell office:value-type="float" office:value="6" table:style-name="ce80">
            <text:p>6</text:p>
          </table:table-cell>
          <table:table-cell office:value-type="string" table:style-name="ce3">
            <text:p>East Midlands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16" table:style-name="ce55">
            <text:p>16</text:p>
          </table:table-cell>
          <table:table-cell office:value-type="float" office:value="0.12" table:style-name="ce55">
            <text:p>0.12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13421" table:style-name="ce76">
            <text:p>13,421</text:p>
          </table:table-cell>
          <table:table-cell office:value-type="float" office:value="7.0565000000000003E-2" table:style-name="ce55">
            <text:p>0.070565</text:p>
          </table:table-cell>
          <table:table-cell office:value-type="float" office:value="0.198183" table:style-name="ce55">
            <text:p>0.198183</text:p>
          </table:table-cell>
          <table:table-cell table:number-columns-repeated="16373"/>
        </table:table-row>
        <table:table-row table:style-name="ro3">
          <table:table-cell office:value-type="float" office:value="7" table:style-name="ce80">
            <text:p>7</text:p>
          </table:table-cell>
          <table:table-cell office:value-type="string" table:style-name="ce3">
            <text:p>East Midlands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4695" table:style-name="ce55">
            <text:p>14695</text:p>
          </table:table-cell>
          <table:table-cell office:value-type="float" office:value="99.94" table:style-name="ce55">
            <text:p>99.94</text:p>
          </table:table-cell>
          <table:table-cell office:value-type="float" office:value="92.91" table:style-name="ce55">
            <text:p>92.91</text:p>
          </table:table-cell>
          <table:table-cell office:value-type="string" table:style-name="ce3">
            <text:p>Cases with confirmed S-gene</text:p>
          </table:table-cell>
          <table:table-cell office:value-type="float" office:value="14704" table:style-name="ce76">
            <text:p>14,704</text:p>
          </table:table-cell>
          <table:table-cell office:value-type="float" office:value="99.879260000000002" table:style-name="ce55">
            <text:p>99.87926</text:p>
          </table:table-cell>
          <table:table-cell office:value-type="float" office:value="99.970129999999997" table:style-name="ce55">
            <text:p>99.97013</text:p>
          </table:table-cell>
          <table:table-cell table:number-columns-repeated="16373"/>
        </table:table-row>
        <table:table-row table:style-name="ro3">
          <table:table-cell office:value-type="float" office:value="8" table:style-name="ce80">
            <text:p>8</text:p>
          </table:table-cell>
          <table:table-cell office:value-type="string" table:style-name="ce3">
            <text:p>East Midlands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6" table:style-name="ce55">
            <text:p>0.06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4704" table:style-name="ce76">
            <text:p>14,704</text:p>
          </table:table-cell>
          <table:table-cell office:value-type="float" office:value="2.9874999999999999E-2" table:style-name="ce55">
            <text:p>0.029875</text:p>
          </table:table-cell>
          <table:table-cell office:value-type="float" office:value="0.120738" table:style-name="ce55">
            <text:p>0.120738</text:p>
          </table:table-cell>
          <table:table-cell table:number-columns-repeated="16373"/>
        </table:table-row>
        <table:table-row table:style-name="ro3">
          <table:table-cell office:value-type="float" office:value="9" table:style-name="ce80">
            <text:p>9</text:p>
          </table:table-cell>
          <table:table-cell office:value-type="string" table:style-name="ce3">
            <text:p>East Midlands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15151" table:style-name="ce55">
            <text:p>15151</text:p>
          </table:table-cell>
          <table:table-cell office:value-type="float" office:value="99.86" table:style-name="ce55">
            <text:p>99.86</text:p>
          </table:table-cell>
          <table:table-cell office:value-type="float" office:value="92.95" table:style-name="ce55">
            <text:p>92.95</text:p>
          </table:table-cell>
          <table:table-cell office:value-type="string" table:style-name="ce3">
            <text:p>Cases with confirmed S-gene</text:p>
          </table:table-cell>
          <table:table-cell office:value-type="float" office:value="15173" table:style-name="ce76">
            <text:p>15,173</text:p>
          </table:table-cell>
          <table:table-cell office:value-type="float" office:value="99.776589999999999" table:style-name="ce55">
            <text:p>99.77659</text:p>
          </table:table-cell>
          <table:table-cell office:value-type="float" office:value="99.906840000000003" table:style-name="ce55">
            <text:p>99.90684</text:p>
          </table:table-cell>
          <table:table-cell table:number-columns-repeated="16373"/>
        </table:table-row>
        <table:table-row table:style-name="ro3">
          <table:table-cell office:value-type="float" office:value="10" table:style-name="ce80">
            <text:p>10</text:p>
          </table:table-cell>
          <table:table-cell office:value-type="string" table:style-name="ce3">
            <text:p>East Midlands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22" table:style-name="ce55">
            <text:p>22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3" table:style-name="ce55">
            <text:p>0.13</text:p>
          </table:table-cell>
          <table:table-cell office:value-type="string" table:style-name="ce3">
            <text:p>Cases with confirmed SGTF</text:p>
          </table:table-cell>
          <table:table-cell office:value-type="float" office:value="15173" table:style-name="ce76">
            <text:p>15,173</text:p>
          </table:table-cell>
          <table:table-cell office:value-type="float" office:value="9.3157000000000004E-2" table:style-name="ce55">
            <text:p>0.093157</text:p>
          </table:table-cell>
          <table:table-cell office:value-type="float" office:value="0.223414" table:style-name="ce55">
            <text:p>0.223414</text:p>
          </table:table-cell>
          <table:table-cell table:number-columns-repeated="16373"/>
        </table:table-row>
        <table:table-row table:style-name="ro3">
          <table:table-cell office:value-type="float" office:value="11" table:style-name="ce80">
            <text:p>11</text:p>
          </table:table-cell>
          <table:table-cell office:value-type="string" table:style-name="ce3">
            <text:p>East Midlands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3378" table:style-name="ce55">
            <text:p>13378</text:p>
          </table:table-cell>
          <table:table-cell office:value-type="float" office:value="99.73" table:style-name="ce55">
            <text:p>99.73</text:p>
          </table:table-cell>
          <table:table-cell office:value-type="float" office:value="92.15" table:style-name="ce55">
            <text:p>92.15</text:p>
          </table:table-cell>
          <table:table-cell office:value-type="string" table:style-name="ce3">
            <text:p>Cases with confirmed S-gene</text:p>
          </table:table-cell>
          <table:table-cell office:value-type="float" office:value="13414" table:style-name="ce76">
            <text:p>13,414</text:p>
          </table:table-cell>
          <table:table-cell office:value-type="float" office:value="99.624380000000002" table:style-name="ce55">
            <text:p>99.62438</text:p>
          </table:table-cell>
          <table:table-cell office:value-type="float" office:value="99.809200000000004" table:style-name="ce55">
            <text:p>99.8092</text:p>
          </table:table-cell>
          <table:table-cell table:number-columns-repeated="16373"/>
        </table:table-row>
        <table:table-row table:style-name="ro3">
          <table:table-cell office:value-type="float" office:value="12" table:style-name="ce80">
            <text:p>12</text:p>
          </table:table-cell>
          <table:table-cell office:value-type="string" table:style-name="ce3">
            <text:p>East Midlands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36" table:style-name="ce55">
            <text:p>36</text:p>
          </table:table-cell>
          <table:table-cell office:value-type="float" office:value="0.27" table:style-name="ce55">
            <text:p>0.27</text:p>
          </table:table-cell>
          <table:table-cell office:value-type="float" office:value="0.25" table:style-name="ce55">
            <text:p>0.25</text:p>
          </table:table-cell>
          <table:table-cell office:value-type="string" table:style-name="ce3">
            <text:p>Cases with confirmed SGTF</text:p>
          </table:table-cell>
          <table:table-cell office:value-type="float" office:value="13414" table:style-name="ce76">
            <text:p>13,414</text:p>
          </table:table-cell>
          <table:table-cell office:value-type="float" office:value="0.1908" table:style-name="ce55">
            <text:p>0.1908</text:p>
          </table:table-cell>
          <table:table-cell office:value-type="float" office:value="0.37562499999999999" table:style-name="ce55">
            <text:p>0.375625</text:p>
          </table:table-cell>
          <table:table-cell table:number-columns-repeated="16373"/>
        </table:table-row>
        <table:table-row table:style-name="ro3">
          <table:table-cell office:value-type="float" office:value="13" table:style-name="ce80">
            <text:p>13</text:p>
          </table:table-cell>
          <table:table-cell office:value-type="string" table:style-name="ce3">
            <text:p>East Midlands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12796" table:style-name="ce55">
            <text:p>12796</text:p>
          </table:table-cell>
          <table:table-cell office:value-type="float" office:value="99.77" table:style-name="ce55">
            <text:p>99.77</text:p>
          </table:table-cell>
          <table:table-cell office:value-type="float" office:value="92.02" table:style-name="ce55">
            <text:p>92.02</text:p>
          </table:table-cell>
          <table:table-cell office:value-type="string" table:style-name="ce3">
            <text:p>Cases with confirmed S-gene</text:p>
          </table:table-cell>
          <table:table-cell office:value-type="float" office:value="12825" table:style-name="ce76">
            <text:p>12,825</text:p>
          </table:table-cell>
          <table:table-cell office:value-type="float" office:value="99.670850000000002" table:style-name="ce55">
            <text:p>99.67085</text:p>
          </table:table-cell>
          <table:table-cell office:value-type="float" office:value="99.845709999999997" table:style-name="ce55">
            <text:p>99.84571</text:p>
          </table:table-cell>
          <table:table-cell table:number-columns-repeated="16373"/>
        </table:table-row>
        <table:table-row table:style-name="ro3">
          <table:table-cell office:value-type="float" office:value="14" table:style-name="ce80">
            <text:p>14</text:p>
          </table:table-cell>
          <table:table-cell office:value-type="string" table:style-name="ce3">
            <text:p>East Midlands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29" table:style-name="ce55">
            <text:p>29</text:p>
          </table:table-cell>
          <table:table-cell office:value-type="float" office:value="0.23" table:style-name="ce55">
            <text:p>0.23</text:p>
          </table:table-cell>
          <table:table-cell office:value-type="float" office:value="0.21" table:style-name="ce55">
            <text:p>0.21</text:p>
          </table:table-cell>
          <table:table-cell office:value-type="string" table:style-name="ce3">
            <text:p>Cases with confirmed SGTF</text:p>
          </table:table-cell>
          <table:table-cell office:value-type="float" office:value="12825" table:style-name="ce76">
            <text:p>12,825</text:p>
          </table:table-cell>
          <table:table-cell office:value-type="float" office:value="0.15429300000000001" table:style-name="ce55">
            <text:p>0.154293</text:p>
          </table:table-cell>
          <table:table-cell office:value-type="float" office:value="0.329148" table:style-name="ce55">
            <text:p>0.329148</text:p>
          </table:table-cell>
          <table:table-cell table:number-columns-repeated="16373"/>
        </table:table-row>
        <table:table-row table:style-name="ro3">
          <table:table-cell office:value-type="float" office:value="15" table:style-name="ce80">
            <text:p>15</text:p>
          </table:table-cell>
          <table:table-cell office:value-type="string" table:style-name="ce3">
            <text:p>East Midlands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6479" table:style-name="ce55">
            <text:p>6479</text:p>
          </table:table-cell>
          <table:table-cell office:value-type="float" office:value="99.91" table:style-name="ce55">
            <text:p>99.91</text:p>
          </table:table-cell>
          <table:table-cell office:value-type="float" office:value="92.39" table:style-name="ce55">
            <text:p>92.39</text:p>
          </table:table-cell>
          <table:table-cell office:value-type="string" table:style-name="ce3">
            <text:p>Cases with confirmed S-gene</text:p>
          </table:table-cell>
          <table:table-cell office:value-type="float" office:value="6485" table:style-name="ce76">
            <text:p>6,485</text:p>
          </table:table-cell>
          <table:table-cell office:value-type="float" office:value="99.787760000000006" table:style-name="ce55">
            <text:p>99.78776</text:p>
          </table:table-cell>
          <table:table-cell office:value-type="float" office:value="99.962379999999996" table:style-name="ce55">
            <text:p>99.96238</text:p>
          </table:table-cell>
          <table:table-cell table:number-columns-repeated="16373"/>
        </table:table-row>
        <table:table-row table:style-name="ro3">
          <table:table-cell office:value-type="float" office:value="16" table:style-name="ce80">
            <text:p>16</text:p>
          </table:table-cell>
          <table:table-cell office:value-type="string" table:style-name="ce3">
            <text:p>East Midlands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6485" table:style-name="ce76">
            <text:p>6,485</text:p>
          </table:table-cell>
          <table:table-cell office:value-type="float" office:value="3.7615999999999997E-2" table:style-name="ce55">
            <text:p>0.037616</text:p>
          </table:table-cell>
          <table:table-cell office:value-type="float" office:value="0.21223800000000001" table:style-name="ce55">
            <text:p>0.212238</text:p>
          </table:table-cell>
          <table:table-cell table:number-columns-repeated="16373"/>
        </table:table-row>
        <table:table-row table:style-name="ro3">
          <table:table-cell office:value-type="float" office:value="17" table:style-name="ce80">
            <text:p>17</text:p>
          </table:table-cell>
          <table:table-cell office:value-type="string" table:style-name="ce3">
            <text:p>East Midlands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7700" table:style-name="ce55">
            <text:p>7700</text:p>
          </table:table-cell>
          <table:table-cell office:value-type="float" office:value="99.81" table:style-name="ce55">
            <text:p>99.81</text:p>
          </table:table-cell>
          <table:table-cell office:value-type="float" office:value="92.2" table:style-name="ce55">
            <text:p>92.2</text:p>
          </table:table-cell>
          <table:table-cell office:value-type="string" table:style-name="ce3">
            <text:p>Cases with confirmed S-gene</text:p>
          </table:table-cell>
          <table:table-cell office:value-type="float" office:value="7715" table:style-name="ce76">
            <text:p>7,715</text:p>
          </table:table-cell>
          <table:table-cell office:value-type="float" office:value="99.671390000000002" table:style-name="ce55">
            <text:p>99.67139</text:p>
          </table:table-cell>
          <table:table-cell office:value-type="float" office:value="99.887020000000007" table:style-name="ce55">
            <text:p>99.88702</text:p>
          </table:table-cell>
          <table:table-cell table:number-columns-repeated="16373"/>
        </table:table-row>
        <table:table-row table:style-name="ro3">
          <table:table-cell office:value-type="float" office:value="18" table:style-name="ce80">
            <text:p>18</text:p>
          </table:table-cell>
          <table:table-cell office:value-type="string" table:style-name="ce3">
            <text:p>East Midlands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15" table:style-name="ce55">
            <text:p>15</text:p>
          </table:table-cell>
          <table:table-cell office:value-type="float" office:value="0.19" table:style-name="ce55">
            <text:p>0.19</text:p>
          </table:table-cell>
          <table:table-cell office:value-type="float" office:value="0.18" table:style-name="ce55">
            <text:p>0.18</text:p>
          </table:table-cell>
          <table:table-cell office:value-type="string" table:style-name="ce3">
            <text:p>Cases with confirmed SGTF</text:p>
          </table:table-cell>
          <table:table-cell office:value-type="float" office:value="7715" table:style-name="ce76">
            <text:p>7,715</text:p>
          </table:table-cell>
          <table:table-cell office:value-type="float" office:value="0.112983" table:style-name="ce55">
            <text:p>0.112983</text:p>
          </table:table-cell>
          <table:table-cell office:value-type="float" office:value="0.32861200000000002" table:style-name="ce55">
            <text:p>0.328612</text:p>
          </table:table-cell>
          <table:table-cell table:number-columns-repeated="16373"/>
        </table:table-row>
        <table:table-row table:style-name="ro3">
          <table:table-cell office:value-type="float" office:value="19" table:style-name="ce80">
            <text:p>19</text:p>
          </table:table-cell>
          <table:table-cell office:value-type="string" table:style-name="ce3">
            <text:p>East Midlands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9965" table:style-name="ce55">
            <text:p>9965</text:p>
          </table:table-cell>
          <table:table-cell office:value-type="float" office:value="99.78" table:style-name="ce55">
            <text:p>99.78</text:p>
          </table:table-cell>
          <table:table-cell office:value-type="float" office:value="92.46" table:style-name="ce55">
            <text:p>92.46</text:p>
          </table:table-cell>
          <table:table-cell office:value-type="string" table:style-name="ce3">
            <text:p>Cases with confirmed S-gene</text:p>
          </table:table-cell>
          <table:table-cell office:value-type="float" office:value="9987" table:style-name="ce76">
            <text:p>9,987</text:p>
          </table:table-cell>
          <table:table-cell office:value-type="float" office:value="99.660650000000004" table:style-name="ce55">
            <text:p>99.66065</text:p>
          </table:table-cell>
          <table:table-cell office:value-type="float" office:value="99.858450000000005" table:style-name="ce55">
            <text:p>99.85845</text:p>
          </table:table-cell>
          <table:table-cell table:number-columns-repeated="16373"/>
        </table:table-row>
        <table:table-row table:style-name="ro3">
          <table:table-cell office:value-type="float" office:value="20" table:style-name="ce80">
            <text:p>20</text:p>
          </table:table-cell>
          <table:table-cell office:value-type="string" table:style-name="ce3">
            <text:p>East Midlands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22" table:style-name="ce55">
            <text:p>22</text:p>
          </table:table-cell>
          <table:table-cell office:value-type="float" office:value="0.22" table:style-name="ce55">
            <text:p>0.22</text:p>
          </table:table-cell>
          <table:table-cell office:value-type="float" office:value="0.2" table:style-name="ce55">
            <text:p>0.2</text:p>
          </table:table-cell>
          <table:table-cell office:value-type="string" table:style-name="ce3">
            <text:p>Cases with confirmed SGTF</text:p>
          </table:table-cell>
          <table:table-cell office:value-type="float" office:value="9987" table:style-name="ce76">
            <text:p>9,987</text:p>
          </table:table-cell>
          <table:table-cell office:value-type="float" office:value="0.141545" table:style-name="ce55">
            <text:p>0.141545</text:p>
          </table:table-cell>
          <table:table-cell office:value-type="float" office:value="0.33934799999999998" table:style-name="ce55">
            <text:p>0.339348</text:p>
          </table:table-cell>
          <table:table-cell table:number-columns-repeated="16373"/>
        </table:table-row>
        <table:table-row table:style-name="ro3">
          <table:table-cell office:value-type="float" office:value="21" table:style-name="ce80">
            <text:p>21</text:p>
          </table:table-cell>
          <table:table-cell office:value-type="string" table:style-name="ce3">
            <text:p>East Midlands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9363" table:style-name="ce55">
            <text:p>9363</text:p>
          </table:table-cell>
          <table:table-cell office:value-type="float" office:value="99.97" table:style-name="ce55">
            <text:p>99.97</text:p>
          </table:table-cell>
          <table:table-cell office:value-type="float" office:value="90.76" table:style-name="ce55">
            <text:p>90.76</text:p>
          </table:table-cell>
          <table:table-cell office:value-type="string" table:style-name="ce3">
            <text:p>Cases with confirmed S-gene</text:p>
          </table:table-cell>
          <table:table-cell office:value-type="float" office:value="9366" table:style-name="ce76">
            <text:p>9,366</text:p>
          </table:table-cell>
          <table:table-cell office:value-type="float" office:value="99.897980000000004" table:style-name="ce55">
            <text:p>99.89798</text:p>
          </table:table-cell>
          <table:table-cell office:value-type="float" office:value="99.991730000000004" table:style-name="ce55">
            <text:p>99.99173</text:p>
          </table:table-cell>
          <table:table-cell table:number-columns-repeated="16373"/>
        </table:table-row>
        <table:table-row table:style-name="ro3">
          <table:table-cell office:value-type="float" office:value="22" table:style-name="ce80">
            <text:p>22</text:p>
          </table:table-cell>
          <table:table-cell office:value-type="string" table:style-name="ce3">
            <text:p>East Midlands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9366" table:style-name="ce76">
            <text:p>9,366</text:p>
          </table:table-cell>
          <table:table-cell office:value-type="float" office:value="8.2730000000000008E-3" table:style-name="ce55">
            <text:p>0.008273</text:p>
          </table:table-cell>
          <table:table-cell office:value-type="float" office:value="0.102024" table:style-name="ce55">
            <text:p>0.102024</text:p>
          </table:table-cell>
          <table:table-cell table:number-columns-repeated="16373"/>
        </table:table-row>
        <table:table-row table:style-name="ro3">
          <table:table-cell office:value-type="float" office:value="23" table:style-name="ce80">
            <text:p>23</text:p>
          </table:table-cell>
          <table:table-cell office:value-type="string" table:style-name="ce3">
            <text:p>East Midlands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10589" table:style-name="ce55">
            <text:p>10589</text:p>
          </table:table-cell>
          <table:table-cell office:value-type="float" office:value="99.94" table:style-name="ce55">
            <text:p>99.94</text:p>
          </table:table-cell>
          <table:table-cell office:value-type="float" office:value="90.92" table:style-name="ce55">
            <text:p>90.92</text:p>
          </table:table-cell>
          <table:table-cell office:value-type="string" table:style-name="ce3">
            <text:p>Cases with confirmed S-gene</text:p>
          </table:table-cell>
          <table:table-cell office:value-type="float" office:value="10595" table:style-name="ce76">
            <text:p>10,595</text:p>
          </table:table-cell>
          <table:table-cell office:value-type="float" office:value="99.870050000000006" table:style-name="ce55">
            <text:p>99.87005</text:p>
          </table:table-cell>
          <table:table-cell office:value-type="float" office:value="99.976979999999998" table:style-name="ce55">
            <text:p>99.97698</text:p>
          </table:table-cell>
          <table:table-cell table:number-columns-repeated="16373"/>
        </table:table-row>
        <table:table-row table:style-name="ro3">
          <table:table-cell office:value-type="float" office:value="24" table:style-name="ce80">
            <text:p>24</text:p>
          </table:table-cell>
          <table:table-cell office:value-type="string" table:style-name="ce3">
            <text:p>East Midlands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6" table:style-name="ce55">
            <text:p>0.06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0595" table:style-name="ce76">
            <text:p>10,595</text:p>
          </table:table-cell>
          <table:table-cell office:value-type="float" office:value="2.3022999999999998E-2" table:style-name="ce55">
            <text:p>0.023023</text:p>
          </table:table-cell>
          <table:table-cell office:value-type="float" office:value="0.129945" table:style-name="ce55">
            <text:p>0.129945</text:p>
          </table:table-cell>
          <table:table-cell table:number-columns-repeated="16373"/>
        </table:table-row>
        <table:table-row table:style-name="ro3">
          <table:table-cell office:value-type="float" office:value="25" table:style-name="ce80">
            <text:p>25</text:p>
          </table:table-cell>
          <table:table-cell office:value-type="string" table:style-name="ce3">
            <text:p>East Midlands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12552" table:style-name="ce55">
            <text:p>12552</text:p>
          </table:table-cell>
          <table:table-cell office:value-type="float" office:value="99.76" table:style-name="ce55">
            <text:p>99.76</text:p>
          </table:table-cell>
          <table:table-cell office:value-type="float" office:value="91.72" table:style-name="ce55">
            <text:p>91.72</text:p>
          </table:table-cell>
          <table:table-cell office:value-type="string" table:style-name="ce3">
            <text:p>Cases with confirmed S-gene</text:p>
          </table:table-cell>
          <table:table-cell office:value-type="float" office:value="12582" table:style-name="ce76">
            <text:p>12,582</text:p>
          </table:table-cell>
          <table:table-cell office:value-type="float" office:value="99.655159999999995" table:style-name="ce55">
            <text:p>99.65516</text:p>
          </table:table-cell>
          <table:table-cell office:value-type="float" office:value="99.836200000000005" table:style-name="ce55">
            <text:p>99.8362</text:p>
          </table:table-cell>
          <table:table-cell table:number-columns-repeated="16373"/>
        </table:table-row>
        <table:table-row table:style-name="ro3">
          <table:table-cell office:value-type="float" office:value="26" table:style-name="ce80">
            <text:p>26</text:p>
          </table:table-cell>
          <table:table-cell office:value-type="string" table:style-name="ce3">
            <text:p>East Midlands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30" table:style-name="ce55">
            <text:p>30</text:p>
          </table:table-cell>
          <table:table-cell office:value-type="float" office:value="0.24" table:style-name="ce55">
            <text:p>0.24</text:p>
          </table:table-cell>
          <table:table-cell office:value-type="float" office:value="0.22" table:style-name="ce55">
            <text:p>0.22</text:p>
          </table:table-cell>
          <table:table-cell office:value-type="string" table:style-name="ce3">
            <text:p>Cases with confirmed SGTF</text:p>
          </table:table-cell>
          <table:table-cell office:value-type="float" office:value="12582" table:style-name="ce76">
            <text:p>12,582</text:p>
          </table:table-cell>
          <table:table-cell office:value-type="float" office:value="0.163802" table:style-name="ce55">
            <text:p>0.163802</text:p>
          </table:table-cell>
          <table:table-cell office:value-type="float" office:value="0.34484100000000001" table:style-name="ce55">
            <text:p>0.344841</text:p>
          </table:table-cell>
          <table:table-cell table:number-columns-repeated="16373"/>
        </table:table-row>
        <table:table-row table:style-name="ro3">
          <table:table-cell office:value-type="float" office:value="27" table:style-name="ce80">
            <text:p>27</text:p>
          </table:table-cell>
          <table:table-cell office:value-type="string" table:style-name="ce3">
            <text:p>East Midlands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12724" table:style-name="ce55">
            <text:p>12724</text:p>
          </table:table-cell>
          <table:table-cell office:value-type="float" office:value="99.61" table:style-name="ce55">
            <text:p>99.61</text:p>
          </table:table-cell>
          <table:table-cell office:value-type="float" office:value="93.33" table:style-name="ce55">
            <text:p>93.33</text:p>
          </table:table-cell>
          <table:table-cell office:value-type="string" table:style-name="ce3">
            <text:p>Cases with confirmed S-gene</text:p>
          </table:table-cell>
          <table:table-cell office:value-type="float" office:value="12774" table:style-name="ce76">
            <text:p>12,774</text:p>
          </table:table-cell>
          <table:table-cell office:value-type="float" office:value="99.479929999999996" table:style-name="ce55">
            <text:p>99.47993</text:p>
          </table:table-cell>
          <table:table-cell office:value-type="float" office:value="99.706329999999994" table:style-name="ce55">
            <text:p>99.70633</text:p>
          </table:table-cell>
          <table:table-cell table:number-columns-repeated="16373"/>
        </table:table-row>
        <table:table-row table:style-name="ro3">
          <table:table-cell office:value-type="float" office:value="28" table:style-name="ce80">
            <text:p>28</text:p>
          </table:table-cell>
          <table:table-cell office:value-type="string" table:style-name="ce3">
            <text:p>East Midlands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0.39" table:style-name="ce55">
            <text:p>0.39</text:p>
          </table:table-cell>
          <table:table-cell office:value-type="float" office:value="0.37" table:style-name="ce55">
            <text:p>0.37</text:p>
          </table:table-cell>
          <table:table-cell office:value-type="string" table:style-name="ce3">
            <text:p>Cases with confirmed SGTF</text:p>
          </table:table-cell>
          <table:table-cell office:value-type="float" office:value="12774" table:style-name="ce76">
            <text:p>12,774</text:p>
          </table:table-cell>
          <table:table-cell office:value-type="float" office:value="0.29366900000000001" table:style-name="ce55">
            <text:p>0.293669</text:p>
          </table:table-cell>
          <table:table-cell office:value-type="float" office:value="0.52006799999999997" table:style-name="ce55">
            <text:p>0.520068</text:p>
          </table:table-cell>
          <table:table-cell table:number-columns-repeated="16373"/>
        </table:table-row>
        <table:table-row table:style-name="ro3">
          <table:table-cell office:value-type="float" office:value="29" table:style-name="ce80">
            <text:p>29</text:p>
          </table:table-cell>
          <table:table-cell office:value-type="string" table:style-name="ce3">
            <text:p>East Midlands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9145" table:style-name="ce55">
            <text:p>9145</text:p>
          </table:table-cell>
          <table:table-cell office:value-type="float" office:value="99.78" table:style-name="ce55">
            <text:p>99.78</text:p>
          </table:table-cell>
          <table:table-cell office:value-type="float" office:value="94.36" table:style-name="ce55">
            <text:p>94.36</text:p>
          </table:table-cell>
          <table:table-cell office:value-type="string" table:style-name="ce3">
            <text:p>Cases with confirmed S-gene</text:p>
          </table:table-cell>
          <table:table-cell office:value-type="float" office:value="9165" table:style-name="ce76">
            <text:p>9,165</text:p>
          </table:table-cell>
          <table:table-cell office:value-type="float" office:value="99.656549999999996" table:style-name="ce55">
            <text:p>99.65655</text:p>
          </table:table-cell>
          <table:table-cell office:value-type="float" office:value="99.862970000000004" table:style-name="ce55">
            <text:p>99.86297</text:p>
          </table:table-cell>
          <table:table-cell table:number-columns-repeated="16373"/>
        </table:table-row>
        <table:table-row table:style-name="ro3">
          <table:table-cell office:value-type="float" office:value="30" table:style-name="ce80">
            <text:p>30</text:p>
          </table:table-cell>
          <table:table-cell office:value-type="string" table:style-name="ce3">
            <text:p>East Midlands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20" table:style-name="ce55">
            <text:p>20</text:p>
          </table:table-cell>
          <table:table-cell office:value-type="float" office:value="0.22" table:style-name="ce55">
            <text:p>0.22</text:p>
          </table:table-cell>
          <table:table-cell office:value-type="float" office:value="0.21" table:style-name="ce55">
            <text:p>0.21</text:p>
          </table:table-cell>
          <table:table-cell office:value-type="string" table:style-name="ce3">
            <text:p>Cases with confirmed SGTF</text:p>
          </table:table-cell>
          <table:table-cell office:value-type="float" office:value="9165" table:style-name="ce76">
            <text:p>9,165</text:p>
          </table:table-cell>
          <table:table-cell office:value-type="float" office:value="0.13703099999999999" table:style-name="ce55">
            <text:p>0.137031</text:p>
          </table:table-cell>
          <table:table-cell office:value-type="float" office:value="0.34345300000000001" table:style-name="ce55">
            <text:p>0.343453</text:p>
          </table:table-cell>
          <table:table-cell table:number-columns-repeated="16373"/>
        </table:table-row>
        <table:table-row table:style-name="ro3">
          <table:table-cell office:value-type="float" office:value="31" table:style-name="ce80">
            <text:p>31</text:p>
          </table:table-cell>
          <table:table-cell office:value-type="string" table:style-name="ce3">
            <text:p>East Midlands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6899" table:style-name="ce55">
            <text:p>6899</text:p>
          </table:table-cell>
          <table:table-cell office:value-type="float" office:value="99.93" table:style-name="ce55">
            <text:p>99.93</text:p>
          </table:table-cell>
          <table:table-cell office:value-type="float" office:value="94.75" table:style-name="ce55">
            <text:p>94.75</text:p>
          </table:table-cell>
          <table:table-cell office:value-type="string" table:style-name="ce3">
            <text:p>Cases with confirmed S-gene</text:p>
          </table:table-cell>
          <table:table-cell office:value-type="float" office:value="6904" table:style-name="ce76">
            <text:p>6,904</text:p>
          </table:table-cell>
          <table:table-cell office:value-type="float" office:value="99.820480000000003" table:style-name="ce55">
            <text:p>99.82048</text:p>
          </table:table-cell>
          <table:table-cell office:value-type="float" office:value="99.973330000000004" table:style-name="ce55">
            <text:p>99.97333</text:p>
          </table:table-cell>
          <table:table-cell table:number-columns-repeated="16373"/>
        </table:table-row>
        <table:table-row table:style-name="ro3">
          <table:table-cell office:value-type="float" office:value="32" table:style-name="ce80">
            <text:p>32</text:p>
          </table:table-cell>
          <table:table-cell office:value-type="string" table:style-name="ce3">
            <text:p>East Midlands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6904" table:style-name="ce76">
            <text:p>6,904</text:p>
          </table:table-cell>
          <table:table-cell office:value-type="float" office:value="2.6665999999999999E-2" table:style-name="ce55">
            <text:p>0.026666</text:p>
          </table:table-cell>
          <table:table-cell office:value-type="float" office:value="0.17951700000000001" table:style-name="ce55">
            <text:p>0.179517</text:p>
          </table:table-cell>
          <table:table-cell table:number-columns-repeated="16373"/>
        </table:table-row>
        <table:table-row table:style-name="ro3">
          <table:table-cell office:value-type="float" office:value="33" table:style-name="ce80">
            <text:p>33</text:p>
          </table:table-cell>
          <table:table-cell office:value-type="string" table:style-name="ce3">
            <text:p>East Midlands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11524" table:style-name="ce55">
            <text:p>11524</text:p>
          </table:table-cell>
          <table:table-cell office:value-type="float" office:value="99.9" table:style-name="ce55">
            <text:p>99.9</text:p>
          </table:table-cell>
          <table:table-cell office:value-type="float" office:value="94.63" table:style-name="ce55">
            <text:p>94.63</text:p>
          </table:table-cell>
          <table:table-cell office:value-type="string" table:style-name="ce3">
            <text:p>Cases with confirmed S-gene</text:p>
          </table:table-cell>
          <table:table-cell office:value-type="float" office:value="11536" table:style-name="ce76">
            <text:p>11,536</text:p>
          </table:table-cell>
          <table:table-cell office:value-type="float" office:value="99.812749999999994" table:style-name="ce55">
            <text:p>99.81275</text:p>
          </table:table-cell>
          <table:table-cell office:value-type="float" office:value="99.943629999999999" table:style-name="ce55">
            <text:p>99.94363</text:p>
          </table:table-cell>
          <table:table-cell table:number-columns-repeated="16373"/>
        </table:table-row>
        <table:table-row table:style-name="ro3">
          <table:table-cell office:value-type="float" office:value="34" table:style-name="ce80">
            <text:p>34</text:p>
          </table:table-cell>
          <table:table-cell office:value-type="string" table:style-name="ce3">
            <text:p>East Midlands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" table:style-name="ce55">
            <text:p>0.1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confirmed SGTF</text:p>
          </table:table-cell>
          <table:table-cell office:value-type="float" office:value="11536" table:style-name="ce76">
            <text:p>11,536</text:p>
          </table:table-cell>
          <table:table-cell office:value-type="float" office:value="5.6372999999999999E-2" table:style-name="ce55">
            <text:p>0.056373</text:p>
          </table:table-cell>
          <table:table-cell office:value-type="float" office:value="0.187246" table:style-name="ce55">
            <text:p>0.187246</text:p>
          </table:table-cell>
          <table:table-cell table:number-columns-repeated="16373"/>
        </table:table-row>
        <table:table-row table:style-name="ro3">
          <table:table-cell office:value-type="float" office:value="35" table:style-name="ce80">
            <text:p>35</text:p>
          </table:table-cell>
          <table:table-cell office:value-type="string" table:style-name="ce3">
            <text:p>East Midlands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5688" table:style-name="ce55">
            <text:p>15688</text:p>
          </table:table-cell>
          <table:table-cell office:value-type="float" office:value="99.87" table:style-name="ce55">
            <text:p>99.87</text:p>
          </table:table-cell>
          <table:table-cell office:value-type="float" office:value="92.14" table:style-name="ce55">
            <text:p>92.14</text:p>
          </table:table-cell>
          <table:table-cell office:value-type="string" table:style-name="ce3">
            <text:p>Cases with confirmed S-gene</text:p>
          </table:table-cell>
          <table:table-cell office:value-type="float" office:value="15708" table:style-name="ce76">
            <text:p>15,708</text:p>
          </table:table-cell>
          <table:table-cell office:value-type="float" office:value="99.799549999999996" table:style-name="ce55">
            <text:p>99.79955</text:p>
          </table:table-cell>
          <table:table-cell office:value-type="float" office:value="99.920060000000007" table:style-name="ce55">
            <text:p>99.92006</text:p>
          </table:table-cell>
          <table:table-cell table:number-columns-repeated="16373"/>
        </table:table-row>
        <table:table-row table:style-name="ro3">
          <table:table-cell office:value-type="float" office:value="36" table:style-name="ce80">
            <text:p>36</text:p>
          </table:table-cell>
          <table:table-cell office:value-type="string" table:style-name="ce3">
            <text:p>East Midlands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20" table:style-name="ce55">
            <text:p>20</text:p>
          </table:table-cell>
          <table:table-cell office:value-type="float" office:value="0.13" table:style-name="ce55">
            <text:p>0.13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confirmed SGTF</text:p>
          </table:table-cell>
          <table:table-cell office:value-type="float" office:value="15708" table:style-name="ce76">
            <text:p>15,708</text:p>
          </table:table-cell>
          <table:table-cell office:value-type="float" office:value="7.9943E-2" table:style-name="ce55">
            <text:p>0.079943</text:p>
          </table:table-cell>
          <table:table-cell office:value-type="float" office:value="0.20045199999999999" table:style-name="ce55">
            <text:p>0.200452</text:p>
          </table:table-cell>
          <table:table-cell table:number-columns-repeated="16373"/>
        </table:table-row>
        <table:table-row table:style-name="ro3">
          <table:table-cell office:value-type="float" office:value="37" table:style-name="ce80">
            <text:p>37</text:p>
          </table:table-cell>
          <table:table-cell office:value-type="string" table:style-name="ce3">
            <text:p>East Midlands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4769" table:style-name="ce55">
            <text:p>4769</text:p>
          </table:table-cell>
          <table:table-cell office:value-type="float" office:value="99.46" table:style-name="ce55">
            <text:p>99.46</text:p>
          </table:table-cell>
          <table:table-cell office:value-type="float" office:value="95.86" table:style-name="ce55">
            <text:p>95.86</text:p>
          </table:table-cell>
          <table:table-cell office:value-type="string" table:style-name="ce3">
            <text:p>Cases with confirmed S-gene</text:p>
          </table:table-cell>
          <table:table-cell office:value-type="float" office:value="4795" table:style-name="ce76">
            <text:p>4,795</text:p>
          </table:table-cell>
          <table:table-cell office:value-type="float" office:value="99.194299999999998" table:style-name="ce55">
            <text:p>99.1943</text:p>
          </table:table-cell>
          <table:table-cell office:value-type="float" office:value="99.638149999999996" table:style-name="ce55">
            <text:p>99.63815</text:p>
          </table:table-cell>
          <table:table-cell table:number-columns-repeated="16373"/>
        </table:table-row>
        <table:table-row table:style-name="ro3">
          <table:table-cell office:value-type="float" office:value="38" table:style-name="ce80">
            <text:p>38</text:p>
          </table:table-cell>
          <table:table-cell office:value-type="string" table:style-name="ce3">
            <text:p>East Midlands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26" table:style-name="ce55">
            <text:p>26</text:p>
          </table:table-cell>
          <table:table-cell office:value-type="float" office:value="0.54" table:style-name="ce55">
            <text:p>0.54</text:p>
          </table:table-cell>
          <table:table-cell office:value-type="float" office:value="0.52" table:style-name="ce55">
            <text:p>0.52</text:p>
          </table:table-cell>
          <table:table-cell office:value-type="string" table:style-name="ce3">
            <text:p>Cases with confirmed SGTF</text:p>
          </table:table-cell>
          <table:table-cell office:value-type="float" office:value="4795" table:style-name="ce76">
            <text:p>4,795</text:p>
          </table:table-cell>
          <table:table-cell office:value-type="float" office:value="0.36185" table:style-name="ce55">
            <text:p>0.36185</text:p>
          </table:table-cell>
          <table:table-cell office:value-type="float" office:value="0.80569500000000005" table:style-name="ce55">
            <text:p>0.805695</text:p>
          </table:table-cell>
          <table:table-cell table:number-columns-repeated="16373"/>
        </table:table-row>
        <table:table-row table:style-name="ro3">
          <table:table-cell office:value-type="float" office:value="39" table:style-name="ce80">
            <text:p>39</text:p>
          </table:table-cell>
          <table:table-cell office:value-type="string" table:style-name="ce3">
            <text:p>East of England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3528" table:style-name="ce55">
            <text:p>13528</text:p>
          </table:table-cell>
          <table:table-cell office:value-type="float" office:value="99.96" table:style-name="ce55">
            <text:p>99.96</text:p>
          </table:table-cell>
          <table:table-cell office:value-type="float" office:value="94.16" table:style-name="ce55">
            <text:p>94.16</text:p>
          </table:table-cell>
          <table:table-cell office:value-type="string" table:style-name="ce3">
            <text:p>Cases with confirmed S-gene</text:p>
          </table:table-cell>
          <table:table-cell office:value-type="float" office:value="13533" table:style-name="ce76">
            <text:p>13,533</text:p>
          </table:table-cell>
          <table:table-cell office:value-type="float" office:value="99.908389999999997" table:style-name="ce55">
            <text:p>99.90839</text:p>
          </table:table-cell>
          <table:table-cell office:value-type="float" office:value="99.986400000000003" table:style-name="ce55">
            <text:p>99.9864</text:p>
          </table:table-cell>
          <table:table-cell table:number-columns-repeated="16373"/>
        </table:table-row>
        <table:table-row table:style-name="ro3">
          <table:table-cell office:value-type="float" office:value="40" table:style-name="ce80">
            <text:p>40</text:p>
          </table:table-cell>
          <table:table-cell office:value-type="string" table:style-name="ce3">
            <text:p>East of England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3533" table:style-name="ce76">
            <text:p>13,533</text:p>
          </table:table-cell>
          <table:table-cell office:value-type="float" office:value="1.3603000000000001E-2" table:style-name="ce55">
            <text:p>0.013603</text:p>
          </table:table-cell>
          <table:table-cell office:value-type="float" office:value="9.1613E-2" table:style-name="ce55">
            <text:p>0.091613</text:p>
          </table:table-cell>
          <table:table-cell table:number-columns-repeated="16373"/>
        </table:table-row>
        <table:table-row table:style-name="ro3">
          <table:table-cell office:value-type="float" office:value="41" table:style-name="ce80">
            <text:p>41</text:p>
          </table:table-cell>
          <table:table-cell office:value-type="string" table:style-name="ce3">
            <text:p>East of England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2708" table:style-name="ce55">
            <text:p>12708</text:p>
          </table:table-cell>
          <table:table-cell office:value-type="float" office:value="99.95" table:style-name="ce55">
            <text:p>99.95</text:p>
          </table:table-cell>
          <table:table-cell office:value-type="float" office:value="94.8" table:style-name="ce55">
            <text:p>94.8</text:p>
          </table:table-cell>
          <table:table-cell office:value-type="string" table:style-name="ce3">
            <text:p>Cases with confirmed S-gene</text:p>
          </table:table-cell>
          <table:table-cell office:value-type="float" office:value="12714" table:style-name="ce76">
            <text:p>12,714</text:p>
          </table:table-cell>
          <table:table-cell office:value-type="float" office:value="99.8917" table:style-name="ce55">
            <text:p>99.8917</text:p>
          </table:table-cell>
          <table:table-cell office:value-type="float" office:value="99.980810000000005" table:style-name="ce55">
            <text:p>99.98081</text:p>
          </table:table-cell>
          <table:table-cell table:number-columns-repeated="16373"/>
        </table:table-row>
        <table:table-row table:style-name="ro3">
          <table:table-cell office:value-type="float" office:value="42" table:style-name="ce80">
            <text:p>42</text:p>
          </table:table-cell>
          <table:table-cell office:value-type="string" table:style-name="ce3">
            <text:p>East of England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5" table:style-name="ce55">
            <text:p>0.05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2714" table:style-name="ce76">
            <text:p>12,714</text:p>
          </table:table-cell>
          <table:table-cell office:value-type="float" office:value="1.9185000000000001E-2" table:style-name="ce55">
            <text:p>0.019185</text:p>
          </table:table-cell>
          <table:table-cell office:value-type="float" office:value="0.108296" table:style-name="ce55">
            <text:p>0.108296</text:p>
          </table:table-cell>
          <table:table-cell table:number-columns-repeated="16373"/>
        </table:table-row>
        <table:table-row table:style-name="ro3">
          <table:table-cell office:value-type="float" office:value="43" table:style-name="ce80">
            <text:p>43</text:p>
          </table:table-cell>
          <table:table-cell office:value-type="string" table:style-name="ce3">
            <text:p>East of England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4122" table:style-name="ce55">
            <text:p>14122</text:p>
          </table:table-cell>
          <table:table-cell office:value-type="float" office:value="99.97" table:style-name="ce55">
            <text:p>99.97</text:p>
          </table:table-cell>
          <table:table-cell office:value-type="float" office:value="95.26" table:style-name="ce55">
            <text:p>95.26</text:p>
          </table:table-cell>
          <table:table-cell office:value-type="string" table:style-name="ce3">
            <text:p>Cases with confirmed S-gene</text:p>
          </table:table-cell>
          <table:table-cell office:value-type="float" office:value="14126" table:style-name="ce76">
            <text:p>14,126</text:p>
          </table:table-cell>
          <table:table-cell office:value-type="float" office:value="99.922150000000002" table:style-name="ce55">
            <text:p>99.92215</text:p>
          </table:table-cell>
          <table:table-cell office:value-type="float" office:value="99.990930000000006" table:style-name="ce55">
            <text:p>99.99093</text:p>
          </table:table-cell>
          <table:table-cell table:number-columns-repeated="16373"/>
        </table:table-row>
        <table:table-row table:style-name="ro3">
          <table:table-cell office:value-type="float" office:value="44" table:style-name="ce80">
            <text:p>44</text:p>
          </table:table-cell>
          <table:table-cell office:value-type="string" table:style-name="ce3">
            <text:p>East of England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4126" table:style-name="ce76">
            <text:p>14,126</text:p>
          </table:table-cell>
          <table:table-cell office:value-type="float" office:value="9.0709999999999992E-3" table:style-name="ce55">
            <text:p>0.009071</text:p>
          </table:table-cell>
          <table:table-cell office:value-type="float" office:value="7.7850000000000003E-2" table:style-name="ce55">
            <text:p>0.07785</text:p>
          </table:table-cell>
          <table:table-cell table:number-columns-repeated="16373"/>
        </table:table-row>
        <table:table-row table:style-name="ro3">
          <table:table-cell office:value-type="float" office:value="45" table:style-name="ce80">
            <text:p>45</text:p>
          </table:table-cell>
          <table:table-cell office:value-type="string" table:style-name="ce3">
            <text:p>East of England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4805" table:style-name="ce55">
            <text:p>14805</text:p>
          </table:table-cell>
          <table:table-cell office:value-type="float" office:value="99.97" table:style-name="ce55">
            <text:p>99.97</text:p>
          </table:table-cell>
          <table:table-cell office:value-type="float" office:value="95.15" table:style-name="ce55">
            <text:p>95.15</text:p>
          </table:table-cell>
          <table:table-cell office:value-type="string" table:style-name="ce3">
            <text:p>Cases with confirmed S-gene</text:p>
          </table:table-cell>
          <table:table-cell office:value-type="float" office:value="14810" table:style-name="ce76">
            <text:p>14,810</text:p>
          </table:table-cell>
          <table:table-cell office:value-type="float" office:value="99.91628" table:style-name="ce55">
            <text:p>99.91628</text:p>
          </table:table-cell>
          <table:table-cell office:value-type="float" office:value="99.987570000000005" table:style-name="ce55">
            <text:p>99.98757</text:p>
          </table:table-cell>
          <table:table-cell table:number-columns-repeated="16373"/>
        </table:table-row>
        <table:table-row table:style-name="ro3">
          <table:table-cell office:value-type="float" office:value="46" table:style-name="ce80">
            <text:p>46</text:p>
          </table:table-cell>
          <table:table-cell office:value-type="string" table:style-name="ce3">
            <text:p>East of England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4810" table:style-name="ce76">
            <text:p>14,810</text:p>
          </table:table-cell>
          <table:table-cell office:value-type="float" office:value="1.243E-2" table:style-name="ce55">
            <text:p>0.01243</text:p>
          </table:table-cell>
          <table:table-cell office:value-type="float" office:value="8.3717E-2" table:style-name="ce55">
            <text:p>0.083717</text:p>
          </table:table-cell>
          <table:table-cell table:number-columns-repeated="16373"/>
        </table:table-row>
        <table:table-row table:style-name="ro3">
          <table:table-cell office:value-type="float" office:value="47" table:style-name="ce80">
            <text:p>47</text:p>
          </table:table-cell>
          <table:table-cell office:value-type="string" table:style-name="ce3">
            <text:p>East of England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13037" table:style-name="ce55">
            <text:p>13037</text:p>
          </table:table-cell>
          <table:table-cell office:value-type="float" office:value="99.95" table:style-name="ce55">
            <text:p>99.95</text:p>
          </table:table-cell>
          <table:table-cell office:value-type="float" office:value="95.83" table:style-name="ce55">
            <text:p>95.83</text:p>
          </table:table-cell>
          <table:table-cell office:value-type="string" table:style-name="ce3">
            <text:p>Cases with confirmed S-gene</text:p>
          </table:table-cell>
          <table:table-cell office:value-type="float" office:value="13043" table:style-name="ce76">
            <text:p>13,043</text:p>
          </table:table-cell>
          <table:table-cell office:value-type="float" office:value="99.89443" table:style-name="ce55">
            <text:p>99.89443</text:p>
          </table:table-cell>
          <table:table-cell office:value-type="float" office:value="99.981300000000005" table:style-name="ce55">
            <text:p>99.9813</text:p>
          </table:table-cell>
          <table:table-cell table:number-columns-repeated="16373"/>
        </table:table-row>
        <table:table-row table:style-name="ro3">
          <table:table-cell office:value-type="float" office:value="48" table:style-name="ce80">
            <text:p>48</text:p>
          </table:table-cell>
          <table:table-cell office:value-type="string" table:style-name="ce3">
            <text:p>East of England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5" table:style-name="ce55">
            <text:p>0.05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3043" table:style-name="ce76">
            <text:p>13,043</text:p>
          </table:table-cell>
          <table:table-cell office:value-type="float" office:value="1.8700999999999999E-2" table:style-name="ce55">
            <text:p>0.018701</text:p>
          </table:table-cell>
          <table:table-cell office:value-type="float" office:value="0.10556500000000001" table:style-name="ce55">
            <text:p>0.105565</text:p>
          </table:table-cell>
          <table:table-cell table:number-columns-repeated="16373"/>
        </table:table-row>
        <table:table-row table:style-name="ro3">
          <table:table-cell office:value-type="float" office:value="49" table:style-name="ce80">
            <text:p>49</text:p>
          </table:table-cell>
          <table:table-cell office:value-type="string" table:style-name="ce3">
            <text:p>East of England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1580" table:style-name="ce55">
            <text:p>11580</text:p>
          </table:table-cell>
          <table:table-cell office:value-type="float" office:value="99.97" table:style-name="ce55">
            <text:p>99.97</text:p>
          </table:table-cell>
          <table:table-cell office:value-type="float" office:value="96.2" table:style-name="ce55">
            <text:p>96.2</text:p>
          </table:table-cell>
          <table:table-cell office:value-type="string" table:style-name="ce3">
            <text:p>Cases with confirmed S-gene</text:p>
          </table:table-cell>
          <table:table-cell office:value-type="float" office:value="11584" table:style-name="ce76">
            <text:p>11,584</text:p>
          </table:table-cell>
          <table:table-cell office:value-type="float" office:value="99.905069999999995" table:style-name="ce55">
            <text:p>99.90507</text:p>
          </table:table-cell>
          <table:table-cell office:value-type="float" office:value="99.988939999999999" table:style-name="ce55">
            <text:p>99.98894</text:p>
          </table:table-cell>
          <table:table-cell table:number-columns-repeated="16373"/>
        </table:table-row>
        <table:table-row table:style-name="ro3">
          <table:table-cell office:value-type="float" office:value="50" table:style-name="ce80">
            <text:p>50</text:p>
          </table:table-cell>
          <table:table-cell office:value-type="string" table:style-name="ce3">
            <text:p>East of England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1584" table:style-name="ce76">
            <text:p>11,584</text:p>
          </table:table-cell>
          <table:table-cell office:value-type="float" office:value="1.1062000000000001E-2" table:style-name="ce55">
            <text:p>0.011062</text:p>
          </table:table-cell>
          <table:table-cell office:value-type="float" office:value="9.4925999999999996E-2" table:style-name="ce55">
            <text:p>0.094926</text:p>
          </table:table-cell>
          <table:table-cell table:number-columns-repeated="16373"/>
        </table:table-row>
        <table:table-row table:style-name="ro3">
          <table:table-cell office:value-type="float" office:value="51" table:style-name="ce80">
            <text:p>51</text:p>
          </table:table-cell>
          <table:table-cell office:value-type="string" table:style-name="ce3">
            <text:p>East of England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13381" table:style-name="ce55">
            <text:p>13381</text:p>
          </table:table-cell>
          <table:table-cell office:value-type="float" office:value="99.99" table:style-name="ce55">
            <text:p>99.99</text:p>
          </table:table-cell>
          <table:table-cell office:value-type="float" office:value="95.06" table:style-name="ce55">
            <text:p>95.06</text:p>
          </table:table-cell>
          <table:table-cell office:value-type="string" table:style-name="ce3">
            <text:p>Cases with confirmed S-gene</text:p>
          </table:table-cell>
          <table:table-cell office:value-type="float" office:value="13382" table:style-name="ce76">
            <text:p>13,382</text:p>
          </table:table-cell>
          <table:table-cell office:value-type="float" office:value="99.951480000000004" table:style-name="ce55">
            <text:p>99.95148</text:p>
          </table:table-cell>
          <table:table-cell office:value-type="float" office:value="99.999610000000004" table:style-name="ce55">
            <text:p>99.99961</text:p>
          </table:table-cell>
          <table:table-cell table:number-columns-repeated="16373"/>
        </table:table-row>
        <table:table-row table:style-name="ro3">
          <table:table-cell office:value-type="float" office:value="52" table:style-name="ce80">
            <text:p>52</text:p>
          </table:table-cell>
          <table:table-cell office:value-type="string" table:style-name="ce3">
            <text:p>East of England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13382" table:style-name="ce76">
            <text:p>13,382</text:p>
          </table:table-cell>
          <table:table-cell office:value-type="float" office:value="3.8999999999999999E-4" table:style-name="ce55">
            <text:p>0.00039</text:p>
          </table:table-cell>
          <table:table-cell office:value-type="float" office:value="4.8521000000000002E-2" table:style-name="ce55">
            <text:p>0.048521</text:p>
          </table:table-cell>
          <table:table-cell table:number-columns-repeated="16373"/>
        </table:table-row>
        <table:table-row table:style-name="ro3">
          <table:table-cell office:value-type="float" office:value="53" table:style-name="ce80">
            <text:p>53</text:p>
          </table:table-cell>
          <table:table-cell office:value-type="string" table:style-name="ce3">
            <text:p>East of England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8327" table:style-name="ce55">
            <text:p>8327</text:p>
          </table:table-cell>
          <table:table-cell office:value-type="float" office:value="99.83" table:style-name="ce55">
            <text:p>99.83</text:p>
          </table:table-cell>
          <table:table-cell office:value-type="float" office:value="95.34" table:style-name="ce55">
            <text:p>95.34</text:p>
          </table:table-cell>
          <table:table-cell office:value-type="string" table:style-name="ce3">
            <text:p>Cases with confirmed S-gene</text:p>
          </table:table-cell>
          <table:table-cell office:value-type="float" office:value="8341" table:style-name="ce76">
            <text:p>8,341</text:p>
          </table:table-cell>
          <table:table-cell office:value-type="float" office:value="99.710949999999997" table:style-name="ce55">
            <text:p>99.71095</text:p>
          </table:table-cell>
          <table:table-cell office:value-type="float" office:value="99.904449999999997" table:style-name="ce55">
            <text:p>99.90445</text:p>
          </table:table-cell>
          <table:table-cell table:number-columns-repeated="16373"/>
        </table:table-row>
        <table:table-row table:style-name="ro3">
          <table:table-cell office:value-type="float" office:value="54" table:style-name="ce80">
            <text:p>54</text:p>
          </table:table-cell>
          <table:table-cell office:value-type="string" table:style-name="ce3">
            <text:p>East of England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0.17" table:style-name="ce55">
            <text:p>0.17</text:p>
          </table:table-cell>
          <table:table-cell office:value-type="float" office:value="0.16" table:style-name="ce55">
            <text:p>0.16</text:p>
          </table:table-cell>
          <table:table-cell office:value-type="string" table:style-name="ce3">
            <text:p>Cases with confirmed SGTF</text:p>
          </table:table-cell>
          <table:table-cell office:value-type="float" office:value="8341" table:style-name="ce76">
            <text:p>8,341</text:p>
          </table:table-cell>
          <table:table-cell office:value-type="float" office:value="9.5547000000000007E-2" table:style-name="ce55">
            <text:p>0.095547</text:p>
          </table:table-cell>
          <table:table-cell office:value-type="float" office:value="0.28905199999999998" table:style-name="ce55">
            <text:p>0.289052</text:p>
          </table:table-cell>
          <table:table-cell table:number-columns-repeated="16373"/>
        </table:table-row>
        <table:table-row table:style-name="ro3">
          <table:table-cell office:value-type="float" office:value="55" table:style-name="ce80">
            <text:p>55</text:p>
          </table:table-cell>
          <table:table-cell office:value-type="string" table:style-name="ce3">
            <text:p>East of England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11098" table:style-name="ce55">
            <text:p>11098</text:p>
          </table:table-cell>
          <table:table-cell office:value-type="float" office:value="99.91" table:style-name="ce55">
            <text:p>99.91</text:p>
          </table:table-cell>
          <table:table-cell office:value-type="float" office:value="94.96" table:style-name="ce55">
            <text:p>94.96</text:p>
          </table:table-cell>
          <table:table-cell office:value-type="string" table:style-name="ce3">
            <text:p>Cases with confirmed S-gene</text:p>
          </table:table-cell>
          <table:table-cell office:value-type="float" office:value="11108" table:style-name="ce76">
            <text:p>11,108</text:p>
          </table:table-cell>
          <table:table-cell office:value-type="float" office:value="99.828530000000001" table:style-name="ce55">
            <text:p>99.82853</text:p>
          </table:table-cell>
          <table:table-cell office:value-type="float" office:value="99.954250000000002" table:style-name="ce55">
            <text:p>99.95425</text:p>
          </table:table-cell>
          <table:table-cell table:number-columns-repeated="16373"/>
        </table:table-row>
        <table:table-row table:style-name="ro3">
          <table:table-cell office:value-type="float" office:value="56" table:style-name="ce80">
            <text:p>56</text:p>
          </table:table-cell>
          <table:table-cell office:value-type="string" table:style-name="ce3">
            <text:p>East of England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10" table:style-name="ce55">
            <text:p>10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11108" table:style-name="ce76">
            <text:p>11,108</text:p>
          </table:table-cell>
          <table:table-cell office:value-type="float" office:value="4.5754999999999997E-2" table:style-name="ce55">
            <text:p>0.045755</text:p>
          </table:table-cell>
          <table:table-cell office:value-type="float" office:value="0.17146500000000001" table:style-name="ce55">
            <text:p>0.171465</text:p>
          </table:table-cell>
          <table:table-cell table:number-columns-repeated="16373"/>
        </table:table-row>
        <table:table-row table:style-name="ro3">
          <table:table-cell office:value-type="float" office:value="57" table:style-name="ce80">
            <text:p>57</text:p>
          </table:table-cell>
          <table:table-cell office:value-type="string" table:style-name="ce3">
            <text:p>East of England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9415" table:style-name="ce55">
            <text:p>9415</text:p>
          </table:table-cell>
          <table:table-cell office:value-type="float" office:value="99.83" table:style-name="ce55">
            <text:p>99.83</text:p>
          </table:table-cell>
          <table:table-cell office:value-type="float" office:value="94.53" table:style-name="ce55">
            <text:p>94.53</text:p>
          </table:table-cell>
          <table:table-cell office:value-type="string" table:style-name="ce3">
            <text:p>Cases with confirmed S-gene</text:p>
          </table:table-cell>
          <table:table-cell office:value-type="float" office:value="9431" table:style-name="ce76">
            <text:p>9,431</text:p>
          </table:table-cell>
          <table:table-cell office:value-type="float" office:value="99.718029999999999" table:style-name="ce55">
            <text:p>99.71803</text:p>
          </table:table-cell>
          <table:table-cell office:value-type="float" office:value="99.899569999999997" table:style-name="ce55">
            <text:p>99.89957</text:p>
          </table:table-cell>
          <table:table-cell table:number-columns-repeated="16373"/>
        </table:table-row>
        <table:table-row table:style-name="ro3">
          <table:table-cell office:value-type="float" office:value="58" table:style-name="ce80">
            <text:p>58</text:p>
          </table:table-cell>
          <table:table-cell office:value-type="string" table:style-name="ce3">
            <text:p>East of England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6" table:style-name="ce55">
            <text:p>16</text:p>
          </table:table-cell>
          <table:table-cell office:value-type="float" office:value="0.17" table:style-name="ce55">
            <text:p>0.17</text:p>
          </table:table-cell>
          <table:table-cell office:value-type="float" office:value="0.16" table:style-name="ce55">
            <text:p>0.16</text:p>
          </table:table-cell>
          <table:table-cell office:value-type="string" table:style-name="ce3">
            <text:p>Cases with confirmed SGTF</text:p>
          </table:table-cell>
          <table:table-cell office:value-type="float" office:value="9431" table:style-name="ce76">
            <text:p>9,431</text:p>
          </table:table-cell>
          <table:table-cell office:value-type="float" office:value="0.100426" table:style-name="ce55">
            <text:p>0.100426</text:p>
          </table:table-cell>
          <table:table-cell office:value-type="float" office:value="0.281974" table:style-name="ce55">
            <text:p>0.281974</text:p>
          </table:table-cell>
          <table:table-cell table:number-columns-repeated="16373"/>
        </table:table-row>
        <table:table-row table:style-name="ro3">
          <table:table-cell office:value-type="float" office:value="59" table:style-name="ce80">
            <text:p>59</text:p>
          </table:table-cell>
          <table:table-cell office:value-type="string" table:style-name="ce3">
            <text:p>East of England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8517" table:style-name="ce55">
            <text:p>8517</text:p>
          </table:table-cell>
          <table:table-cell office:value-type="float" office:value="99.91" table:style-name="ce55">
            <text:p>99.91</text:p>
          </table:table-cell>
          <table:table-cell office:value-type="float" office:value="93.75" table:style-name="ce55">
            <text:p>93.75</text:p>
          </table:table-cell>
          <table:table-cell office:value-type="string" table:style-name="ce3">
            <text:p>Cases with confirmed S-gene</text:p>
          </table:table-cell>
          <table:table-cell office:value-type="float" office:value="8525" table:style-name="ce76">
            <text:p>8,525</text:p>
          </table:table-cell>
          <table:table-cell office:value-type="float" office:value="99.807169999999999" table:style-name="ce55">
            <text:p>99.80717</text:p>
          </table:table-cell>
          <table:table-cell office:value-type="float" office:value="99.956360000000004" table:style-name="ce55">
            <text:p>99.95636</text:p>
          </table:table-cell>
          <table:table-cell table:number-columns-repeated="16373"/>
        </table:table-row>
        <table:table-row table:style-name="ro3">
          <table:table-cell office:value-type="float" office:value="60" table:style-name="ce80">
            <text:p>60</text:p>
          </table:table-cell>
          <table:table-cell office:value-type="string" table:style-name="ce3">
            <text:p>East of England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8525" table:style-name="ce76">
            <text:p>8,525</text:p>
          </table:table-cell>
          <table:table-cell office:value-type="float" office:value="4.3640999999999999E-2" table:style-name="ce55">
            <text:p>0.043641</text:p>
          </table:table-cell>
          <table:table-cell office:value-type="float" office:value="0.192833" table:style-name="ce55">
            <text:p>0.192833</text:p>
          </table:table-cell>
          <table:table-cell table:number-columns-repeated="16373"/>
        </table:table-row>
        <table:table-row table:style-name="ro3">
          <table:table-cell office:value-type="float" office:value="61" table:style-name="ce80">
            <text:p>61</text:p>
          </table:table-cell>
          <table:table-cell office:value-type="string" table:style-name="ce3">
            <text:p>East of England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11116" table:style-name="ce55">
            <text:p>11116</text:p>
          </table:table-cell>
          <table:table-cell office:value-type="float" office:value="99.87" table:style-name="ce55">
            <text:p>99.87</text:p>
          </table:table-cell>
          <table:table-cell office:value-type="float" office:value="94.67" table:style-name="ce55">
            <text:p>94.67</text:p>
          </table:table-cell>
          <table:table-cell office:value-type="string" table:style-name="ce3">
            <text:p>Cases with confirmed S-gene</text:p>
          </table:table-cell>
          <table:table-cell office:value-type="float" office:value="11131" table:style-name="ce76">
            <text:p>11,131</text:p>
          </table:table-cell>
          <table:table-cell office:value-type="float" office:value="99.772180000000006" table:style-name="ce55">
            <text:p>99.77218</text:p>
          </table:table-cell>
          <table:table-cell office:value-type="float" office:value="99.921700000000001" table:style-name="ce55">
            <text:p>99.9217</text:p>
          </table:table-cell>
          <table:table-cell table:number-columns-repeated="16373"/>
        </table:table-row>
        <table:table-row table:style-name="ro3">
          <table:table-cell office:value-type="float" office:value="62" table:style-name="ce80">
            <text:p>62</text:p>
          </table:table-cell>
          <table:table-cell office:value-type="string" table:style-name="ce3">
            <text:p>East of England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15" table:style-name="ce55">
            <text:p>15</text:p>
          </table:table-cell>
          <table:table-cell office:value-type="float" office:value="0.13" table:style-name="ce55">
            <text:p>0.13</text:p>
          </table:table-cell>
          <table:table-cell office:value-type="float" office:value="0.13" table:style-name="ce55">
            <text:p>0.13</text:p>
          </table:table-cell>
          <table:table-cell office:value-type="string" table:style-name="ce3">
            <text:p>Cases with confirmed SGTF</text:p>
          </table:table-cell>
          <table:table-cell office:value-type="float" office:value="11131" table:style-name="ce76">
            <text:p>11,131</text:p>
          </table:table-cell>
          <table:table-cell office:value-type="float" office:value="7.8302999999999998E-2" table:style-name="ce55">
            <text:p>0.078303</text:p>
          </table:table-cell>
          <table:table-cell office:value-type="float" office:value="0.22781999999999999" table:style-name="ce55">
            <text:p>0.22782</text:p>
          </table:table-cell>
          <table:table-cell table:number-columns-repeated="16373"/>
        </table:table-row>
        <table:table-row table:style-name="ro3">
          <table:table-cell office:value-type="float" office:value="63" table:style-name="ce80">
            <text:p>63</text:p>
          </table:table-cell>
          <table:table-cell office:value-type="string" table:style-name="ce3">
            <text:p>East of England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14079" table:style-name="ce55">
            <text:p>14079</text:p>
          </table:table-cell>
          <table:table-cell office:value-type="float" office:value="99.95" table:style-name="ce55">
            <text:p>99.95</text:p>
          </table:table-cell>
          <table:table-cell office:value-type="float" office:value="94.89" table:style-name="ce55">
            <text:p>94.89</text:p>
          </table:table-cell>
          <table:table-cell office:value-type="string" table:style-name="ce3">
            <text:p>Cases with confirmed S-gene</text:p>
          </table:table-cell>
          <table:table-cell office:value-type="float" office:value="14086" table:style-name="ce76">
            <text:p>14,086</text:p>
          </table:table-cell>
          <table:table-cell office:value-type="float" office:value="99.892690000000002" table:style-name="ce55">
            <text:p>99.89269</text:p>
          </table:table-cell>
          <table:table-cell office:value-type="float" office:value="99.978219999999993" table:style-name="ce55">
            <text:p>99.97822</text:p>
          </table:table-cell>
          <table:table-cell table:number-columns-repeated="16373"/>
        </table:table-row>
        <table:table-row table:style-name="ro3">
          <table:table-cell office:value-type="float" office:value="64" table:style-name="ce80">
            <text:p>64</text:p>
          </table:table-cell>
          <table:table-cell office:value-type="string" table:style-name="ce3">
            <text:p>East of England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05" table:style-name="ce55">
            <text:p>0.05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4086" table:style-name="ce76">
            <text:p>14,086</text:p>
          </table:table-cell>
          <table:table-cell office:value-type="float" office:value="2.1777999999999999E-2" table:style-name="ce55">
            <text:p>0.021778</text:p>
          </table:table-cell>
          <table:table-cell office:value-type="float" office:value="0.10731300000000001" table:style-name="ce55">
            <text:p>0.107313</text:p>
          </table:table-cell>
          <table:table-cell table:number-columns-repeated="16373"/>
        </table:table-row>
        <table:table-row table:style-name="ro3">
          <table:table-cell office:value-type="float" office:value="65" table:style-name="ce80">
            <text:p>65</text:p>
          </table:table-cell>
          <table:table-cell office:value-type="string" table:style-name="ce3">
            <text:p>East of England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15121" table:style-name="ce55">
            <text:p>15121</text:p>
          </table:table-cell>
          <table:table-cell office:value-type="float" office:value="99.95" table:style-name="ce55">
            <text:p>99.95</text:p>
          </table:table-cell>
          <table:table-cell office:value-type="float" office:value="95.53" table:style-name="ce55">
            <text:p>95.53</text:p>
          </table:table-cell>
          <table:table-cell office:value-type="string" table:style-name="ce3">
            <text:p>Cases with confirmed S-gene</text:p>
          </table:table-cell>
          <table:table-cell office:value-type="float" office:value="15129" table:style-name="ce76">
            <text:p>15,129</text:p>
          </table:table-cell>
          <table:table-cell office:value-type="float" office:value="99.891310000000004" table:style-name="ce55">
            <text:p>99.89131</text:p>
          </table:table-cell>
          <table:table-cell office:value-type="float" office:value="99.975409999999997" table:style-name="ce55">
            <text:p>99.97541</text:p>
          </table:table-cell>
          <table:table-cell table:number-columns-repeated="16373"/>
        </table:table-row>
        <table:table-row table:style-name="ro3">
          <table:table-cell office:value-type="float" office:value="66" table:style-name="ce80">
            <text:p>66</text:p>
          </table:table-cell>
          <table:table-cell office:value-type="string" table:style-name="ce3">
            <text:p>East of England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5" table:style-name="ce55">
            <text:p>0.05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5129" table:style-name="ce76">
            <text:p>15,129</text:p>
          </table:table-cell>
          <table:table-cell office:value-type="float" office:value="2.4590000000000001E-2" table:style-name="ce55">
            <text:p>0.02459</text:p>
          </table:table-cell>
          <table:table-cell office:value-type="float" office:value="0.10868800000000001" table:style-name="ce55">
            <text:p>0.108688</text:p>
          </table:table-cell>
          <table:table-cell table:number-columns-repeated="16373"/>
        </table:table-row>
        <table:table-row table:style-name="ro3">
          <table:table-cell office:value-type="float" office:value="67" table:style-name="ce80">
            <text:p>67</text:p>
          </table:table-cell>
          <table:table-cell office:value-type="string" table:style-name="ce3">
            <text:p>East of England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12968" table:style-name="ce55">
            <text:p>12968</text:p>
          </table:table-cell>
          <table:table-cell office:value-type="float" office:value="99.92" table:style-name="ce55">
            <text:p>99.92</text:p>
          </table:table-cell>
          <table:table-cell office:value-type="float" office:value="95.98" table:style-name="ce55">
            <text:p>95.98</text:p>
          </table:table-cell>
          <table:table-cell office:value-type="string" table:style-name="ce3">
            <text:p>Cases with confirmed S-gene</text:p>
          </table:table-cell>
          <table:table-cell office:value-type="float" office:value="12978" table:style-name="ce76">
            <text:p>12,978</text:p>
          </table:table-cell>
          <table:table-cell office:value-type="float" office:value="99.853229999999996" table:style-name="ce55">
            <text:p>99.85323</text:p>
          </table:table-cell>
          <table:table-cell office:value-type="float" office:value="99.960840000000005" table:style-name="ce55">
            <text:p>99.96084</text:p>
          </table:table-cell>
          <table:table-cell table:number-columns-repeated="16373"/>
        </table:table-row>
        <table:table-row table:style-name="ro3">
          <table:table-cell office:value-type="float" office:value="68" table:style-name="ce80">
            <text:p>68</text:p>
          </table:table-cell>
          <table:table-cell office:value-type="string" table:style-name="ce3">
            <text:p>East of England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10" table:style-name="ce55">
            <text:p>10</text:p>
          </table:table-cell>
          <table:table-cell office:value-type="float" office:value="0.08" table:style-name="ce55">
            <text:p>0.08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12978" table:style-name="ce76">
            <text:p>12,978</text:p>
          </table:table-cell>
          <table:table-cell office:value-type="float" office:value="3.9161000000000001E-2" table:style-name="ce55">
            <text:p>0.039161</text:p>
          </table:table-cell>
          <table:table-cell office:value-type="float" office:value="0.14676900000000001" table:style-name="ce55">
            <text:p>0.146769</text:p>
          </table:table-cell>
          <table:table-cell table:number-columns-repeated="16373"/>
        </table:table-row>
        <table:table-row table:style-name="ro3">
          <table:table-cell office:value-type="float" office:value="69" table:style-name="ce80">
            <text:p>69</text:p>
          </table:table-cell>
          <table:table-cell office:value-type="string" table:style-name="ce3">
            <text:p>East of England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9852" table:style-name="ce55">
            <text:p>9852</text:p>
          </table:table-cell>
          <table:table-cell office:value-type="float" office:value="99.91" table:style-name="ce55">
            <text:p>99.91</text:p>
          </table:table-cell>
          <table:table-cell office:value-type="float" office:value="97.08" table:style-name="ce55">
            <text:p>97.08</text:p>
          </table:table-cell>
          <table:table-cell office:value-type="string" table:style-name="ce3">
            <text:p>Cases with confirmed S-gene</text:p>
          </table:table-cell>
          <table:table-cell office:value-type="float" office:value="9861" table:style-name="ce76">
            <text:p>9,861</text:p>
          </table:table-cell>
          <table:table-cell office:value-type="float" office:value="99.82" table:style-name="ce55">
            <text:p>99.82</text:p>
          </table:table-cell>
          <table:table-cell office:value-type="float" office:value="99.955449999999999" table:style-name="ce55">
            <text:p>99.95545</text:p>
          </table:table-cell>
          <table:table-cell table:number-columns-repeated="16373"/>
        </table:table-row>
        <table:table-row table:style-name="ro3">
          <table:table-cell office:value-type="float" office:value="70" table:style-name="ce80">
            <text:p>70</text:p>
          </table:table-cell>
          <table:table-cell office:value-type="string" table:style-name="ce3">
            <text:p>East of England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9861" table:style-name="ce76">
            <text:p>9,861</text:p>
          </table:table-cell>
          <table:table-cell office:value-type="float" office:value="4.4548999999999998E-2" table:style-name="ce55">
            <text:p>0.044549</text:p>
          </table:table-cell>
          <table:table-cell office:value-type="float" office:value="0.180003" table:style-name="ce55">
            <text:p>0.180003</text:p>
          </table:table-cell>
          <table:table-cell table:number-columns-repeated="16373"/>
        </table:table-row>
        <table:table-row table:style-name="ro3">
          <table:table-cell office:value-type="float" office:value="71" table:style-name="ce80">
            <text:p>71</text:p>
          </table:table-cell>
          <table:table-cell office:value-type="string" table:style-name="ce3">
            <text:p>East of England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14364" table:style-name="ce55">
            <text:p>14364</text:p>
          </table:table-cell>
          <table:table-cell office:value-type="float" office:value="99.96" table:style-name="ce55">
            <text:p>99.96</text:p>
          </table:table-cell>
          <table:table-cell office:value-type="float" office:value="97.01" table:style-name="ce55">
            <text:p>97.01</text:p>
          </table:table-cell>
          <table:table-cell office:value-type="string" table:style-name="ce3">
            <text:p>Cases with confirmed S-gene</text:p>
          </table:table-cell>
          <table:table-cell office:value-type="float" office:value="14370" table:style-name="ce76">
            <text:p>14,370</text:p>
          </table:table-cell>
          <table:table-cell office:value-type="float" office:value="99.904179999999997" table:style-name="ce55">
            <text:p>99.90418</text:p>
          </table:table-cell>
          <table:table-cell office:value-type="float" office:value="99.983029999999999" table:style-name="ce55">
            <text:p>99.98303</text:p>
          </table:table-cell>
          <table:table-cell table:number-columns-repeated="16373"/>
        </table:table-row>
        <table:table-row table:style-name="ro3">
          <table:table-cell office:value-type="float" office:value="72" table:style-name="ce80">
            <text:p>72</text:p>
          </table:table-cell>
          <table:table-cell office:value-type="string" table:style-name="ce3">
            <text:p>East of England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4370" table:style-name="ce76">
            <text:p>14,370</text:p>
          </table:table-cell>
          <table:table-cell office:value-type="float" office:value="1.6974E-2" table:style-name="ce55">
            <text:p>0.016974</text:p>
          </table:table-cell>
          <table:table-cell office:value-type="float" office:value="9.5820000000000002E-2" table:style-name="ce55">
            <text:p>0.09582</text:p>
          </table:table-cell>
          <table:table-cell table:number-columns-repeated="16373"/>
        </table:table-row>
        <table:table-row table:style-name="ro3">
          <table:table-cell office:value-type="float" office:value="73" table:style-name="ce80">
            <text:p>73</text:p>
          </table:table-cell>
          <table:table-cell office:value-type="string" table:style-name="ce3">
            <text:p>East of England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5170" table:style-name="ce55">
            <text:p>15170</text:p>
          </table:table-cell>
          <table:table-cell office:value-type="float" office:value="99.93" table:style-name="ce55">
            <text:p>99.93</text:p>
          </table:table-cell>
          <table:table-cell office:value-type="float" office:value="97.15" table:style-name="ce55">
            <text:p>97.15</text:p>
          </table:table-cell>
          <table:table-cell office:value-type="string" table:style-name="ce3">
            <text:p>Cases with confirmed S-gene</text:p>
          </table:table-cell>
          <table:table-cell office:value-type="float" office:value="15181" table:style-name="ce76">
            <text:p>15,181</text:p>
          </table:table-cell>
          <table:table-cell office:value-type="float" office:value="99.866069999999993" table:style-name="ce55">
            <text:p>99.86607</text:p>
          </table:table-cell>
          <table:table-cell office:value-type="float" office:value="99.961879999999994" table:style-name="ce55">
            <text:p>99.96188</text:p>
          </table:table-cell>
          <table:table-cell table:number-columns-repeated="16373"/>
        </table:table-row>
        <table:table-row table:style-name="ro3">
          <table:table-cell office:value-type="float" office:value="74" table:style-name="ce80">
            <text:p>74</text:p>
          </table:table-cell>
          <table:table-cell office:value-type="string" table:style-name="ce3">
            <text:p>East of England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15181" table:style-name="ce76">
            <text:p>15,181</text:p>
          </table:table-cell>
          <table:table-cell office:value-type="float" office:value="3.8115000000000003E-2" table:style-name="ce55">
            <text:p>0.038115</text:p>
          </table:table-cell>
          <table:table-cell office:value-type="float" office:value="0.13392899999999999" table:style-name="ce55">
            <text:p>0.133929</text:p>
          </table:table-cell>
          <table:table-cell table:number-columns-repeated="16373"/>
        </table:table-row>
        <table:table-row table:style-name="ro3">
          <table:table-cell office:value-type="float" office:value="75" table:style-name="ce80">
            <text:p>75</text:p>
          </table:table-cell>
          <table:table-cell office:value-type="string" table:style-name="ce3">
            <text:p>East of England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10534" table:style-name="ce55">
            <text:p>10534</text:p>
          </table:table-cell>
          <table:table-cell office:value-type="float" office:value="99.8" table:style-name="ce55">
            <text:p>99.8</text:p>
          </table:table-cell>
          <table:table-cell office:value-type="float" office:value="97.59" table:style-name="ce55">
            <text:p>97.59</text:p>
          </table:table-cell>
          <table:table-cell office:value-type="string" table:style-name="ce3">
            <text:p>Cases with confirmed S-gene</text:p>
          </table:table-cell>
          <table:table-cell office:value-type="float" office:value="10555" table:style-name="ce76">
            <text:p>10,555</text:p>
          </table:table-cell>
          <table:table-cell office:value-type="float" office:value="99.690299999999993" table:style-name="ce55">
            <text:p>99.6903</text:p>
          </table:table-cell>
          <table:table-cell office:value-type="float" office:value="99.873570000000001" table:style-name="ce55">
            <text:p>99.87357</text:p>
          </table:table-cell>
          <table:table-cell table:number-columns-repeated="16373"/>
        </table:table-row>
        <table:table-row table:style-name="ro3">
          <table:table-cell office:value-type="float" office:value="76" table:style-name="ce80">
            <text:p>76</text:p>
          </table:table-cell>
          <table:table-cell office:value-type="string" table:style-name="ce3">
            <text:p>East of England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21" table:style-name="ce55">
            <text:p>21</text:p>
          </table:table-cell>
          <table:table-cell office:value-type="float" office:value="0.2" table:style-name="ce55">
            <text:p>0.2</text:p>
          </table:table-cell>
          <table:table-cell office:value-type="float" office:value="0.19" table:style-name="ce55">
            <text:p>0.19</text:p>
          </table:table-cell>
          <table:table-cell office:value-type="string" table:style-name="ce3">
            <text:p>Cases with confirmed SGTF</text:p>
          </table:table-cell>
          <table:table-cell office:value-type="float" office:value="10555" table:style-name="ce76">
            <text:p>10,555</text:p>
          </table:table-cell>
          <table:table-cell office:value-type="float" office:value="0.12642999999999999" table:style-name="ce55">
            <text:p>0.12643</text:p>
          </table:table-cell>
          <table:table-cell office:value-type="float" office:value="0.309697" table:style-name="ce55">
            <text:p>0.309697</text:p>
          </table:table-cell>
          <table:table-cell table:number-columns-repeated="16373"/>
        </table:table-row>
        <table:table-row table:style-name="ro3">
          <table:table-cell office:value-type="float" office:value="77" table:style-name="ce80">
            <text:p>77</text:p>
          </table:table-cell>
          <table:table-cell office:value-type="string" table:style-name="ce3">
            <text:p>London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2984" table:style-name="ce55">
            <text:p>12984</text:p>
          </table:table-cell>
          <table:table-cell office:value-type="float" office:value="99.84" table:style-name="ce55">
            <text:p>99.84</text:p>
          </table:table-cell>
          <table:table-cell office:value-type="float" office:value="93.38" table:style-name="ce55">
            <text:p>93.38</text:p>
          </table:table-cell>
          <table:table-cell office:value-type="string" table:style-name="ce3">
            <text:p>Cases with confirmed S-gene</text:p>
          </table:table-cell>
          <table:table-cell office:value-type="float" office:value="13005" table:style-name="ce76">
            <text:p>13,005</text:p>
          </table:table-cell>
          <table:table-cell office:value-type="float" office:value="99.748620000000003" table:style-name="ce55">
            <text:p>99.74862</text:p>
          </table:table-cell>
          <table:table-cell office:value-type="float" office:value="99.897390000000001" table:style-name="ce55">
            <text:p>99.89739</text:p>
          </table:table-cell>
          <table:table-cell table:number-columns-repeated="16373"/>
        </table:table-row>
        <table:table-row table:style-name="ro3">
          <table:table-cell office:value-type="float" office:value="78" table:style-name="ce80">
            <text:p>78</text:p>
          </table:table-cell>
          <table:table-cell office:value-type="string" table:style-name="ce3">
            <text:p>London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21" table:style-name="ce55">
            <text:p>21</text:p>
          </table:table-cell>
          <table:table-cell office:value-type="float" office:value="0.16" table:style-name="ce55">
            <text:p>0.16</text:p>
          </table:table-cell>
          <table:table-cell office:value-type="float" office:value="0.15" table:style-name="ce55">
            <text:p>0.15</text:p>
          </table:table-cell>
          <table:table-cell office:value-type="string" table:style-name="ce3">
            <text:p>Cases with confirmed SGTF</text:p>
          </table:table-cell>
          <table:table-cell office:value-type="float" office:value="13005" table:style-name="ce76">
            <text:p>13,005</text:p>
          </table:table-cell>
          <table:table-cell office:value-type="float" office:value="0.102607" table:style-name="ce55">
            <text:p>0.102607</text:p>
          </table:table-cell>
          <table:table-cell office:value-type="float" office:value="0.251384" table:style-name="ce55">
            <text:p>0.251384</text:p>
          </table:table-cell>
          <table:table-cell table:number-columns-repeated="16373"/>
        </table:table-row>
        <table:table-row table:style-name="ro3">
          <table:table-cell office:value-type="float" office:value="79" table:style-name="ce80">
            <text:p>79</text:p>
          </table:table-cell>
          <table:table-cell office:value-type="string" table:style-name="ce3">
            <text:p>London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0513" table:style-name="ce55">
            <text:p>10513</text:p>
          </table:table-cell>
          <table:table-cell office:value-type="float" office:value="99.89" table:style-name="ce55">
            <text:p>99.89</text:p>
          </table:table-cell>
          <table:table-cell office:value-type="float" office:value="93.57" table:style-name="ce55">
            <text:p>93.57</text:p>
          </table:table-cell>
          <table:table-cell office:value-type="string" table:style-name="ce3">
            <text:p>Cases with confirmed S-gene</text:p>
          </table:table-cell>
          <table:table-cell office:value-type="float" office:value="10525" table:style-name="ce76">
            <text:p>10,525</text:p>
          </table:table-cell>
          <table:table-cell office:value-type="float" office:value="99.794780000000003" table:style-name="ce55">
            <text:p>99.79478</text:p>
          </table:table-cell>
          <table:table-cell office:value-type="float" office:value="99.938209999999998" table:style-name="ce55">
            <text:p>99.93821</text:p>
          </table:table-cell>
          <table:table-cell table:number-columns-repeated="16373"/>
        </table:table-row>
        <table:table-row table:style-name="ro3">
          <table:table-cell office:value-type="float" office:value="80" table:style-name="ce80">
            <text:p>80</text:p>
          </table:table-cell>
          <table:table-cell office:value-type="string" table:style-name="ce3">
            <text:p>London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1" table:style-name="ce55">
            <text:p>0.11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10525" table:style-name="ce76">
            <text:p>10,525</text:p>
          </table:table-cell>
          <table:table-cell office:value-type="float" office:value="6.1788999999999997E-2" table:style-name="ce55">
            <text:p>0.061789</text:p>
          </table:table-cell>
          <table:table-cell office:value-type="float" office:value="0.20522199999999999" table:style-name="ce55">
            <text:p>0.205222</text:p>
          </table:table-cell>
          <table:table-cell table:number-columns-repeated="16373"/>
        </table:table-row>
        <table:table-row table:style-name="ro3">
          <table:table-cell office:value-type="float" office:value="81" table:style-name="ce80">
            <text:p>81</text:p>
          </table:table-cell>
          <table:table-cell office:value-type="string" table:style-name="ce3">
            <text:p>London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2762" table:style-name="ce55">
            <text:p>12762</text:p>
          </table:table-cell>
          <table:table-cell office:value-type="float" office:value="99.91" table:style-name="ce55">
            <text:p>99.91</text:p>
          </table:table-cell>
          <table:table-cell office:value-type="float" office:value="94.37" table:style-name="ce55">
            <text:p>94.37</text:p>
          </table:table-cell>
          <table:table-cell office:value-type="string" table:style-name="ce3">
            <text:p>Cases with confirmed S-gene</text:p>
          </table:table-cell>
          <table:table-cell office:value-type="float" office:value="12773" table:style-name="ce76">
            <text:p>12,773</text:p>
          </table:table-cell>
          <table:table-cell office:value-type="float" office:value="99.840829999999997" table:style-name="ce55">
            <text:p>99.84083</text:p>
          </table:table-cell>
          <table:table-cell office:value-type="float" office:value="99.954700000000003" table:style-name="ce55">
            <text:p>99.9547</text:p>
          </table:table-cell>
          <table:table-cell table:number-columns-repeated="16373"/>
        </table:table-row>
        <table:table-row table:style-name="ro3">
          <table:table-cell office:value-type="float" office:value="82" table:style-name="ce80">
            <text:p>82</text:p>
          </table:table-cell>
          <table:table-cell office:value-type="string" table:style-name="ce3">
            <text:p>London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office:value-type="float" office:value="0.09" table:style-name="ce55">
            <text:p>0.09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confirmed SGTF</text:p>
          </table:table-cell>
          <table:table-cell office:value-type="float" office:value="12773" table:style-name="ce76">
            <text:p>12,773</text:p>
          </table:table-cell>
          <table:table-cell office:value-type="float" office:value="4.5302000000000002E-2" table:style-name="ce55">
            <text:p>0.045302</text:p>
          </table:table-cell>
          <table:table-cell office:value-type="float" office:value="0.159166" table:style-name="ce55">
            <text:p>0.159166</text:p>
          </table:table-cell>
          <table:table-cell table:number-columns-repeated="16373"/>
        </table:table-row>
        <table:table-row table:style-name="ro3">
          <table:table-cell office:value-type="float" office:value="83" table:style-name="ce80">
            <text:p>83</text:p>
          </table:table-cell>
          <table:table-cell office:value-type="string" table:style-name="ce3">
            <text:p>London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2100" table:style-name="ce55">
            <text:p>12100</text:p>
          </table:table-cell>
          <table:table-cell office:value-type="float" office:value="99.92" table:style-name="ce55">
            <text:p>99.92</text:p>
          </table:table-cell>
          <table:table-cell office:value-type="float" office:value="94.3" table:style-name="ce55">
            <text:p>94.3</text:p>
          </table:table-cell>
          <table:table-cell office:value-type="string" table:style-name="ce3">
            <text:p>Cases with confirmed S-gene</text:p>
          </table:table-cell>
          <table:table-cell office:value-type="float" office:value="12110" table:style-name="ce76">
            <text:p>12,110</text:p>
          </table:table-cell>
          <table:table-cell office:value-type="float" office:value="99.84272" table:style-name="ce55">
            <text:p>99.84272</text:p>
          </table:table-cell>
          <table:table-cell office:value-type="float" office:value="99.958029999999994" table:style-name="ce55">
            <text:p>99.95803</text:p>
          </table:table-cell>
          <table:table-cell table:number-columns-repeated="16373"/>
        </table:table-row>
        <table:table-row table:style-name="ro3">
          <table:table-cell office:value-type="float" office:value="84" table:style-name="ce80">
            <text:p>84</text:p>
          </table:table-cell>
          <table:table-cell office:value-type="string" table:style-name="ce3">
            <text:p>London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10" table:style-name="ce55">
            <text:p>10</text:p>
          </table:table-cell>
          <table:table-cell office:value-type="float" office:value="0.08" table:style-name="ce55">
            <text:p>0.08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confirmed SGTF</text:p>
          </table:table-cell>
          <table:table-cell office:value-type="float" office:value="12110" table:style-name="ce76">
            <text:p>12,110</text:p>
          </table:table-cell>
          <table:table-cell office:value-type="float" office:value="4.1967999999999998E-2" table:style-name="ce55">
            <text:p>0.041968</text:p>
          </table:table-cell>
          <table:table-cell office:value-type="float" office:value="0.15728400000000001" table:style-name="ce55">
            <text:p>0.157284</text:p>
          </table:table-cell>
          <table:table-cell table:number-columns-repeated="16373"/>
        </table:table-row>
        <table:table-row table:style-name="ro3">
          <table:table-cell office:value-type="float" office:value="85" table:style-name="ce80">
            <text:p>85</text:p>
          </table:table-cell>
          <table:table-cell office:value-type="string" table:style-name="ce3">
            <text:p>London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9463" table:style-name="ce55">
            <text:p>9463</text:p>
          </table:table-cell>
          <table:table-cell office:value-type="float" office:value="99.87" table:style-name="ce55">
            <text:p>99.87</text:p>
          </table:table-cell>
          <table:table-cell office:value-type="float" office:value="95.86" table:style-name="ce55">
            <text:p>95.86</text:p>
          </table:table-cell>
          <table:table-cell office:value-type="string" table:style-name="ce3">
            <text:p>Cases with confirmed S-gene</text:p>
          </table:table-cell>
          <table:table-cell office:value-type="float" office:value="9475" table:style-name="ce76">
            <text:p>9,475</text:p>
          </table:table-cell>
          <table:table-cell office:value-type="float" office:value="99.772049999999993" table:style-name="ce55">
            <text:p>99.77205</text:p>
          </table:table-cell>
          <table:table-cell office:value-type="float" office:value="99.931359999999998" table:style-name="ce55">
            <text:p>99.93136</text:p>
          </table:table-cell>
          <table:table-cell table:number-columns-repeated="16373"/>
        </table:table-row>
        <table:table-row table:style-name="ro3">
          <table:table-cell office:value-type="float" office:value="86" table:style-name="ce80">
            <text:p>86</text:p>
          </table:table-cell>
          <table:table-cell office:value-type="string" table:style-name="ce3">
            <text:p>London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3" table:style-name="ce55">
            <text:p>0.13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confirmed SGTF</text:p>
          </table:table-cell>
          <table:table-cell office:value-type="float" office:value="9475" table:style-name="ce76">
            <text:p>9,475</text:p>
          </table:table-cell>
          <table:table-cell office:value-type="float" office:value="6.8638000000000005E-2" table:style-name="ce55">
            <text:p>0.068638</text:p>
          </table:table-cell>
          <table:table-cell office:value-type="float" office:value="0.22795099999999999" table:style-name="ce55">
            <text:p>0.227951</text:p>
          </table:table-cell>
          <table:table-cell table:number-columns-repeated="16373"/>
        </table:table-row>
        <table:table-row table:style-name="ro3">
          <table:table-cell office:value-type="float" office:value="87" table:style-name="ce80">
            <text:p>87</text:p>
          </table:table-cell>
          <table:table-cell office:value-type="string" table:style-name="ce3">
            <text:p>London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7527" table:style-name="ce55">
            <text:p>7527</text:p>
          </table:table-cell>
          <table:table-cell office:value-type="float" office:value="99.88" table:style-name="ce55">
            <text:p>99.88</text:p>
          </table:table-cell>
          <table:table-cell office:value-type="float" office:value="96.06" table:style-name="ce55">
            <text:p>96.06</text:p>
          </table:table-cell>
          <table:table-cell office:value-type="string" table:style-name="ce3">
            <text:p>Cases with confirmed S-gene</text:p>
          </table:table-cell>
          <table:table-cell office:value-type="float" office:value="7536" table:style-name="ce76">
            <text:p>7,536</text:p>
          </table:table-cell>
          <table:table-cell office:value-type="float" office:value="99.764499999999998" table:style-name="ce55">
            <text:p>99.7645</text:p>
          </table:table-cell>
          <table:table-cell office:value-type="float" office:value="99.941699999999997" table:style-name="ce55">
            <text:p>99.9417</text:p>
          </table:table-cell>
          <table:table-cell table:number-columns-repeated="16373"/>
        </table:table-row>
        <table:table-row table:style-name="ro3">
          <table:table-cell office:value-type="float" office:value="88" table:style-name="ce80">
            <text:p>88</text:p>
          </table:table-cell>
          <table:table-cell office:value-type="string" table:style-name="ce3">
            <text:p>London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2" table:style-name="ce55">
            <text:p>0.12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7536" table:style-name="ce76">
            <text:p>7,536</text:p>
          </table:table-cell>
          <table:table-cell office:value-type="float" office:value="5.8295E-2" table:style-name="ce55">
            <text:p>0.058295</text:p>
          </table:table-cell>
          <table:table-cell office:value-type="float" office:value="0.23549700000000001" table:style-name="ce55">
            <text:p>0.235497</text:p>
          </table:table-cell>
          <table:table-cell table:number-columns-repeated="16373"/>
        </table:table-row>
        <table:table-row table:style-name="ro3">
          <table:table-cell office:value-type="float" office:value="89" table:style-name="ce80">
            <text:p>89</text:p>
          </table:table-cell>
          <table:table-cell office:value-type="string" table:style-name="ce3">
            <text:p>London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8997" table:style-name="ce55">
            <text:p>8997</text:p>
          </table:table-cell>
          <table:table-cell office:value-type="float" office:value="99.97" table:style-name="ce55">
            <text:p>99.97</text:p>
          </table:table-cell>
          <table:table-cell office:value-type="float" office:value="94.86" table:style-name="ce55">
            <text:p>94.86</text:p>
          </table:table-cell>
          <table:table-cell office:value-type="string" table:style-name="ce3">
            <text:p>Cases with confirmed S-gene</text:p>
          </table:table-cell>
          <table:table-cell office:value-type="float" office:value="9000" table:style-name="ce76">
            <text:p>9,000</text:p>
          </table:table-cell>
          <table:table-cell office:value-type="float" office:value="99.893829999999994" table:style-name="ce55">
            <text:p>99.89383</text:p>
          </table:table-cell>
          <table:table-cell office:value-type="float" office:value="99.991389999999996" table:style-name="ce55">
            <text:p>99.99139</text:p>
          </table:table-cell>
          <table:table-cell table:number-columns-repeated="16373"/>
        </table:table-row>
        <table:table-row table:style-name="ro3">
          <table:table-cell office:value-type="float" office:value="90" table:style-name="ce80">
            <text:p>90</text:p>
          </table:table-cell>
          <table:table-cell office:value-type="string" table:style-name="ce3">
            <text:p>London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9000" table:style-name="ce76">
            <text:p>9,000</text:p>
          </table:table-cell>
          <table:table-cell office:value-type="float" office:value="8.6090000000000003E-3" table:style-name="ce55">
            <text:p>0.008609</text:p>
          </table:table-cell>
          <table:table-cell office:value-type="float" office:value="0.106171" table:style-name="ce55">
            <text:p>0.106171</text:p>
          </table:table-cell>
          <table:table-cell table:number-columns-repeated="16373"/>
        </table:table-row>
        <table:table-row table:style-name="ro3">
          <table:table-cell office:value-type="float" office:value="91" table:style-name="ce80">
            <text:p>91</text:p>
          </table:table-cell>
          <table:table-cell office:value-type="string" table:style-name="ce3">
            <text:p>London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6021" table:style-name="ce55">
            <text:p>6021</text:p>
          </table:table-cell>
          <table:table-cell office:value-type="float" office:value="99.92" table:style-name="ce55">
            <text:p>99.92</text:p>
          </table:table-cell>
          <table:table-cell office:value-type="float" office:value="95.13" table:style-name="ce55">
            <text:p>95.13</text:p>
          </table:table-cell>
          <table:table-cell office:value-type="string" table:style-name="ce3">
            <text:p>Cases with confirmed S-gene</text:p>
          </table:table-cell>
          <table:table-cell office:value-type="float" office:value="6026" table:style-name="ce76">
            <text:p>6,026</text:p>
          </table:table-cell>
          <table:table-cell office:value-type="float" office:value="99.794349999999994" table:style-name="ce55">
            <text:p>99.79435</text:p>
          </table:table-cell>
          <table:table-cell office:value-type="float" office:value="99.969449999999995" table:style-name="ce55">
            <text:p>99.96945</text:p>
          </table:table-cell>
          <table:table-cell table:number-columns-repeated="16373"/>
        </table:table-row>
        <table:table-row table:style-name="ro3">
          <table:table-cell office:value-type="float" office:value="92" table:style-name="ce80">
            <text:p>92</text:p>
          </table:table-cell>
          <table:table-cell office:value-type="string" table:style-name="ce3">
            <text:p>London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8" table:style-name="ce55">
            <text:p>0.08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confirmed SGTF</text:p>
          </table:table-cell>
          <table:table-cell office:value-type="float" office:value="6026" table:style-name="ce76">
            <text:p>6,026</text:p>
          </table:table-cell>
          <table:table-cell office:value-type="float" office:value="3.0551999999999999E-2" table:style-name="ce55">
            <text:p>0.030552</text:p>
          </table:table-cell>
          <table:table-cell office:value-type="float" office:value="0.205652" table:style-name="ce55">
            <text:p>0.205652</text:p>
          </table:table-cell>
          <table:table-cell table:number-columns-repeated="16373"/>
        </table:table-row>
        <table:table-row table:style-name="ro3">
          <table:table-cell office:value-type="float" office:value="93" table:style-name="ce80">
            <text:p>93</text:p>
          </table:table-cell>
          <table:table-cell office:value-type="string" table:style-name="ce3">
            <text:p>London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6453" table:style-name="ce55">
            <text:p>6453</text:p>
          </table:table-cell>
          <table:table-cell office:value-type="float" office:value="99.81" table:style-name="ce55">
            <text:p>99.81</text:p>
          </table:table-cell>
          <table:table-cell office:value-type="float" office:value="94.8" table:style-name="ce55">
            <text:p>94.8</text:p>
          </table:table-cell>
          <table:table-cell office:value-type="string" table:style-name="ce3">
            <text:p>Cases with confirmed S-gene</text:p>
          </table:table-cell>
          <table:table-cell office:value-type="float" office:value="6465" table:style-name="ce76">
            <text:p>6,465</text:p>
          </table:table-cell>
          <table:table-cell office:value-type="float" office:value="99.66601" table:style-name="ce55">
            <text:p>99.66601</text:p>
          </table:table-cell>
          <table:table-cell office:value-type="float" office:value="99.8994" table:style-name="ce55">
            <text:p>99.8994</text:p>
          </table:table-cell>
          <table:table-cell table:number-columns-repeated="16373"/>
        </table:table-row>
        <table:table-row table:style-name="ro3">
          <table:table-cell office:value-type="float" office:value="94" table:style-name="ce80">
            <text:p>94</text:p>
          </table:table-cell>
          <table:table-cell office:value-type="string" table:style-name="ce3">
            <text:p>London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9" table:style-name="ce55">
            <text:p>0.19</text:p>
          </table:table-cell>
          <table:table-cell office:value-type="float" office:value="0.18" table:style-name="ce55">
            <text:p>0.18</text:p>
          </table:table-cell>
          <table:table-cell office:value-type="string" table:style-name="ce3">
            <text:p>Cases with confirmed SGTF</text:p>
          </table:table-cell>
          <table:table-cell office:value-type="float" office:value="6465" table:style-name="ce76">
            <text:p>6,465</text:p>
          </table:table-cell>
          <table:table-cell office:value-type="float" office:value="0.100604" table:style-name="ce55">
            <text:p>0.100604</text:p>
          </table:table-cell>
          <table:table-cell office:value-type="float" office:value="0.33398699999999998" table:style-name="ce55">
            <text:p>0.333987</text:p>
          </table:table-cell>
          <table:table-cell table:number-columns-repeated="16373"/>
        </table:table-row>
        <table:table-row table:style-name="ro3">
          <table:table-cell office:value-type="float" office:value="95" table:style-name="ce80">
            <text:p>95</text:p>
          </table:table-cell>
          <table:table-cell office:value-type="string" table:style-name="ce3">
            <text:p>London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6289" table:style-name="ce55">
            <text:p>6289</text:p>
          </table:table-cell>
          <table:table-cell office:value-type="float" office:value="99.86" table:style-name="ce55">
            <text:p>99.86</text:p>
          </table:table-cell>
          <table:table-cell office:value-type="float" office:value="95.29" table:style-name="ce55">
            <text:p>95.29</text:p>
          </table:table-cell>
          <table:table-cell office:value-type="string" table:style-name="ce3">
            <text:p>Cases with confirmed S-gene</text:p>
          </table:table-cell>
          <table:table-cell office:value-type="float" office:value="6298" table:style-name="ce76">
            <text:p>6,298</text:p>
          </table:table-cell>
          <table:table-cell office:value-type="float" office:value="99.718249999999998" table:style-name="ce55">
            <text:p>99.71825</text:p>
          </table:table-cell>
          <table:table-cell office:value-type="float" office:value="99.930239999999998" table:style-name="ce55">
            <text:p>99.93024</text:p>
          </table:table-cell>
          <table:table-cell table:number-columns-repeated="16373"/>
        </table:table-row>
        <table:table-row table:style-name="ro3">
          <table:table-cell office:value-type="float" office:value="96" table:style-name="ce80">
            <text:p>96</text:p>
          </table:table-cell>
          <table:table-cell office:value-type="string" table:style-name="ce3">
            <text:p>London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4000000000000001" table:style-name="ce55">
            <text:p>0.14</text:p>
          </table:table-cell>
          <table:table-cell office:value-type="string" table:style-name="ce3">
            <text:p>Cases with confirmed SGTF</text:p>
          </table:table-cell>
          <table:table-cell office:value-type="float" office:value="6298" table:style-name="ce76">
            <text:p>6,298</text:p>
          </table:table-cell>
          <table:table-cell office:value-type="float" office:value="6.9757E-2" table:style-name="ce55">
            <text:p>0.069757</text:p>
          </table:table-cell>
          <table:table-cell office:value-type="float" office:value="0.28174900000000003" table:style-name="ce55">
            <text:p>0.281749</text:p>
          </table:table-cell>
          <table:table-cell table:number-columns-repeated="16373"/>
        </table:table-row>
        <table:table-row table:style-name="ro3">
          <table:table-cell office:value-type="float" office:value="97" table:style-name="ce80">
            <text:p>97</text:p>
          </table:table-cell>
          <table:table-cell office:value-type="string" table:style-name="ce3">
            <text:p>London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6102" table:style-name="ce55">
            <text:p>6102</text:p>
          </table:table-cell>
          <table:table-cell office:value-type="float" office:value="99.9" table:style-name="ce55">
            <text:p>99.9</text:p>
          </table:table-cell>
          <table:table-cell office:value-type="float" office:value="94.12" table:style-name="ce55">
            <text:p>94.12</text:p>
          </table:table-cell>
          <table:table-cell office:value-type="string" table:style-name="ce3">
            <text:p>Cases with confirmed S-gene</text:p>
          </table:table-cell>
          <table:table-cell office:value-type="float" office:value="6108" table:style-name="ce76">
            <text:p>6,108</text:p>
          </table:table-cell>
          <table:table-cell office:value-type="float" office:value="99.77467" table:style-name="ce55">
            <text:p>99.77467</text:p>
          </table:table-cell>
          <table:table-cell office:value-type="float" office:value="99.960059999999999" table:style-name="ce55">
            <text:p>99.96006</text:p>
          </table:table-cell>
          <table:table-cell table:number-columns-repeated="16373"/>
        </table:table-row>
        <table:table-row table:style-name="ro3">
          <table:table-cell office:value-type="float" office:value="98" table:style-name="ce80">
            <text:p>98</text:p>
          </table:table-cell>
          <table:table-cell office:value-type="string" table:style-name="ce3">
            <text:p>London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1" table:style-name="ce55">
            <text:p>0.1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6108" table:style-name="ce76">
            <text:p>6,108</text:p>
          </table:table-cell>
          <table:table-cell office:value-type="float" office:value="3.9938000000000001E-2" table:style-name="ce55">
            <text:p>0.039938</text:p>
          </table:table-cell>
          <table:table-cell office:value-type="float" office:value="0.225327" table:style-name="ce55">
            <text:p>0.225327</text:p>
          </table:table-cell>
          <table:table-cell table:number-columns-repeated="16373"/>
        </table:table-row>
        <table:table-row table:style-name="ro3">
          <table:table-cell office:value-type="float" office:value="99" table:style-name="ce80">
            <text:p>99</text:p>
          </table:table-cell>
          <table:table-cell office:value-type="string" table:style-name="ce3">
            <text:p>London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6994" table:style-name="ce55">
            <text:p>6994</text:p>
          </table:table-cell>
          <table:table-cell office:value-type="float" office:value="99.93" table:style-name="ce55">
            <text:p>99.93</text:p>
          </table:table-cell>
          <table:table-cell office:value-type="float" office:value="95.16" table:style-name="ce55">
            <text:p>95.16</text:p>
          </table:table-cell>
          <table:table-cell office:value-type="string" table:style-name="ce3">
            <text:p>Cases with confirmed S-gene</text:p>
          </table:table-cell>
          <table:table-cell office:value-type="float" office:value="6999" table:style-name="ce76">
            <text:p>6,999</text:p>
          </table:table-cell>
          <table:table-cell office:value-type="float" office:value="99.822919999999996" table:style-name="ce55">
            <text:p>99.82292</text:p>
          </table:table-cell>
          <table:table-cell office:value-type="float" office:value="99.973699999999994" table:style-name="ce55">
            <text:p>99.9737</text:p>
          </table:table-cell>
          <table:table-cell table:number-columns-repeated="16373"/>
        </table:table-row>
        <table:table-row table:style-name="ro3">
          <table:table-cell office:value-type="float" office:value="100" table:style-name="ce80">
            <text:p>100</text:p>
          </table:table-cell>
          <table:table-cell office:value-type="string" table:style-name="ce3">
            <text:p>London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6999" table:style-name="ce76">
            <text:p>6,999</text:p>
          </table:table-cell>
          <table:table-cell office:value-type="float" office:value="2.6304000000000001E-2" table:style-name="ce55">
            <text:p>0.026304</text:p>
          </table:table-cell>
          <table:table-cell office:value-type="float" office:value="0.17708199999999999" table:style-name="ce55">
            <text:p>0.177082</text:p>
          </table:table-cell>
          <table:table-cell table:number-columns-repeated="16373"/>
        </table:table-row>
        <table:table-row table:style-name="ro3">
          <table:table-cell office:value-type="float" office:value="101" table:style-name="ce80">
            <text:p>101</text:p>
          </table:table-cell>
          <table:table-cell office:value-type="string" table:style-name="ce3">
            <text:p>London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6133" table:style-name="ce55">
            <text:p>6133</text:p>
          </table:table-cell>
          <table:table-cell office:value-type="float" office:value="99.9" table:style-name="ce55">
            <text:p>99.9</text:p>
          </table:table-cell>
          <table:table-cell office:value-type="float" office:value="96.04" table:style-name="ce55">
            <text:p>96.04</text:p>
          </table:table-cell>
          <table:table-cell office:value-type="string" table:style-name="ce3">
            <text:p>Cases with confirmed S-gene</text:p>
          </table:table-cell>
          <table:table-cell office:value-type="float" office:value="6139" table:style-name="ce76">
            <text:p>6,139</text:p>
          </table:table-cell>
          <table:table-cell office:value-type="float" office:value="99.775810000000007" table:style-name="ce55">
            <text:p>99.77581</text:p>
          </table:table-cell>
          <table:table-cell office:value-type="float" office:value="99.960260000000005" table:style-name="ce55">
            <text:p>99.96026</text:p>
          </table:table-cell>
          <table:table-cell table:number-columns-repeated="16373"/>
        </table:table-row>
        <table:table-row table:style-name="ro3">
          <table:table-cell office:value-type="float" office:value="102" table:style-name="ce80">
            <text:p>102</text:p>
          </table:table-cell>
          <table:table-cell office:value-type="string" table:style-name="ce3">
            <text:p>London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1" table:style-name="ce55">
            <text:p>0.1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6139" table:style-name="ce76">
            <text:p>6,139</text:p>
          </table:table-cell>
          <table:table-cell office:value-type="float" office:value="3.9736E-2" table:style-name="ce55">
            <text:p>0.039736</text:p>
          </table:table-cell>
          <table:table-cell office:value-type="float" office:value="0.22419" table:style-name="ce55">
            <text:p>0.22419</text:p>
          </table:table-cell>
          <table:table-cell table:number-columns-repeated="16373"/>
        </table:table-row>
        <table:table-row table:style-name="ro3">
          <table:table-cell office:value-type="float" office:value="103" table:style-name="ce80">
            <text:p>103</text:p>
          </table:table-cell>
          <table:table-cell office:value-type="string" table:style-name="ce3">
            <text:p>London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7020" table:style-name="ce55">
            <text:p>7020</text:p>
          </table:table-cell>
          <table:table-cell office:value-type="float" office:value="99.67" table:style-name="ce55">
            <text:p>99.67</text:p>
          </table:table-cell>
          <table:table-cell office:value-type="float" office:value="96.05" table:style-name="ce55">
            <text:p>96.05</text:p>
          </table:table-cell>
          <table:table-cell office:value-type="string" table:style-name="ce3">
            <text:p>Cases with confirmed S-gene</text:p>
          </table:table-cell>
          <table:table-cell office:value-type="float" office:value="7043" table:style-name="ce76">
            <text:p>7,043</text:p>
          </table:table-cell>
          <table:table-cell office:value-type="float" office:value="99.501919999999998" table:style-name="ce55">
            <text:p>99.50192</text:p>
          </table:table-cell>
          <table:table-cell office:value-type="float" office:value="99.787959999999998" table:style-name="ce55">
            <text:p>99.78796</text:p>
          </table:table-cell>
          <table:table-cell table:number-columns-repeated="16373"/>
        </table:table-row>
        <table:table-row table:style-name="ro3">
          <table:table-cell office:value-type="float" office:value="104" table:style-name="ce80">
            <text:p>104</text:p>
          </table:table-cell>
          <table:table-cell office:value-type="string" table:style-name="ce3">
            <text:p>London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23" table:style-name="ce55">
            <text:p>23</text:p>
          </table:table-cell>
          <table:table-cell office:value-type="float" office:value="0.33" table:style-name="ce55">
            <text:p>0.33</text:p>
          </table:table-cell>
          <table:table-cell office:value-type="float" office:value="0.31" table:style-name="ce55">
            <text:p>0.31</text:p>
          </table:table-cell>
          <table:table-cell office:value-type="string" table:style-name="ce3">
            <text:p>Cases with confirmed SGTF</text:p>
          </table:table-cell>
          <table:table-cell office:value-type="float" office:value="7043" table:style-name="ce76">
            <text:p>7,043</text:p>
          </table:table-cell>
          <table:table-cell office:value-type="float" office:value="0.21203900000000001" table:style-name="ce55">
            <text:p>0.212039</text:p>
          </table:table-cell>
          <table:table-cell office:value-type="float" office:value="0.49807600000000002" table:style-name="ce55">
            <text:p>0.498076</text:p>
          </table:table-cell>
          <table:table-cell table:number-columns-repeated="16373"/>
        </table:table-row>
        <table:table-row table:style-name="ro3">
          <table:table-cell office:value-type="float" office:value="105" table:style-name="ce80">
            <text:p>105</text:p>
          </table:table-cell>
          <table:table-cell office:value-type="string" table:style-name="ce3">
            <text:p>London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7284" table:style-name="ce55">
            <text:p>7284</text:p>
          </table:table-cell>
          <table:table-cell office:value-type="float" office:value="99.88" table:style-name="ce55">
            <text:p>99.88</text:p>
          </table:table-cell>
          <table:table-cell office:value-type="float" office:value="95.42" table:style-name="ce55">
            <text:p>95.42</text:p>
          </table:table-cell>
          <table:table-cell office:value-type="string" table:style-name="ce3">
            <text:p>Cases with confirmed S-gene</text:p>
          </table:table-cell>
          <table:table-cell office:value-type="float" office:value="7293" table:style-name="ce76">
            <text:p>7,293</text:p>
          </table:table-cell>
          <table:table-cell office:value-type="float" office:value="99.756659999999997" table:style-name="ce55">
            <text:p>99.75666</text:p>
          </table:table-cell>
          <table:table-cell office:value-type="float" office:value="99.939760000000007" table:style-name="ce55">
            <text:p>99.93976</text:p>
          </table:table-cell>
          <table:table-cell table:number-columns-repeated="16373"/>
        </table:table-row>
        <table:table-row table:style-name="ro3">
          <table:table-cell office:value-type="float" office:value="106" table:style-name="ce80">
            <text:p>106</text:p>
          </table:table-cell>
          <table:table-cell office:value-type="string" table:style-name="ce3">
            <text:p>London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2" table:style-name="ce55">
            <text:p>0.12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confirmed SGTF</text:p>
          </table:table-cell>
          <table:table-cell office:value-type="float" office:value="7293" table:style-name="ce76">
            <text:p>7,293</text:p>
          </table:table-cell>
          <table:table-cell office:value-type="float" office:value="6.0238E-2" table:style-name="ce55">
            <text:p>0.060238</text:p>
          </table:table-cell>
          <table:table-cell office:value-type="float" office:value="0.243338" table:style-name="ce55">
            <text:p>0.243338</text:p>
          </table:table-cell>
          <table:table-cell table:number-columns-repeated="16373"/>
        </table:table-row>
        <table:table-row table:style-name="ro3">
          <table:table-cell office:value-type="float" office:value="107" table:style-name="ce80">
            <text:p>107</text:p>
          </table:table-cell>
          <table:table-cell office:value-type="string" table:style-name="ce3">
            <text:p>London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7151" table:style-name="ce55">
            <text:p>7151</text:p>
          </table:table-cell>
          <table:table-cell office:value-type="float" office:value="99.83" table:style-name="ce55">
            <text:p>99.83</text:p>
          </table:table-cell>
          <table:table-cell office:value-type="float" office:value="95.99" table:style-name="ce55">
            <text:p>95.99</text:p>
          </table:table-cell>
          <table:table-cell office:value-type="string" table:style-name="ce3">
            <text:p>Cases with confirmed S-gene</text:p>
          </table:table-cell>
          <table:table-cell office:value-type="float" office:value="7163" table:style-name="ce76">
            <text:p>7,163</text:p>
          </table:table-cell>
          <table:table-cell office:value-type="float" office:value="99.698530000000005" table:style-name="ce55">
            <text:p>99.69853</text:p>
          </table:table-cell>
          <table:table-cell office:value-type="float" office:value="99.909199999999998" table:style-name="ce55">
            <text:p>99.9092</text:p>
          </table:table-cell>
          <table:table-cell table:number-columns-repeated="16373"/>
        </table:table-row>
        <table:table-row table:style-name="ro3">
          <table:table-cell office:value-type="float" office:value="108" table:style-name="ce80">
            <text:p>108</text:p>
          </table:table-cell>
          <table:table-cell office:value-type="string" table:style-name="ce3">
            <text:p>London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7" table:style-name="ce55">
            <text:p>0.17</text:p>
          </table:table-cell>
          <table:table-cell office:value-type="float" office:value="0.16" table:style-name="ce55">
            <text:p>0.16</text:p>
          </table:table-cell>
          <table:table-cell office:value-type="string" table:style-name="ce3">
            <text:p>Cases with confirmed SGTF</text:p>
          </table:table-cell>
          <table:table-cell office:value-type="float" office:value="7163" table:style-name="ce76">
            <text:p>7,163</text:p>
          </table:table-cell>
          <table:table-cell office:value-type="float" office:value="9.0798000000000004E-2" table:style-name="ce55">
            <text:p>0.090798</text:p>
          </table:table-cell>
          <table:table-cell office:value-type="float" office:value="0.30146699999999998" table:style-name="ce55">
            <text:p>0.301467</text:p>
          </table:table-cell>
          <table:table-cell table:number-columns-repeated="16373"/>
        </table:table-row>
        <table:table-row table:style-name="ro3">
          <table:table-cell office:value-type="float" office:value="109" table:style-name="ce80">
            <text:p>109</text:p>
          </table:table-cell>
          <table:table-cell office:value-type="string" table:style-name="ce3">
            <text:p>London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8417" table:style-name="ce55">
            <text:p>8417</text:p>
          </table:table-cell>
          <table:table-cell office:value-type="float" office:value="99.89" table:style-name="ce55">
            <text:p>99.89</text:p>
          </table:table-cell>
          <table:table-cell office:value-type="float" office:value="96.71" table:style-name="ce55">
            <text:p>96.71</text:p>
          </table:table-cell>
          <table:table-cell office:value-type="string" table:style-name="ce3">
            <text:p>Cases with confirmed S-gene</text:p>
          </table:table-cell>
          <table:table-cell office:value-type="float" office:value="8426" table:style-name="ce76">
            <text:p>8,426</text:p>
          </table:table-cell>
          <table:table-cell office:value-type="float" office:value="99.789360000000002" table:style-name="ce55">
            <text:p>99.78936</text:p>
          </table:table-cell>
          <table:table-cell office:value-type="float" office:value="99.947860000000006" table:style-name="ce55">
            <text:p>99.94786</text:p>
          </table:table-cell>
          <table:table-cell table:number-columns-repeated="16373"/>
        </table:table-row>
        <table:table-row table:style-name="ro3">
          <table:table-cell office:value-type="float" office:value="110" table:style-name="ce80">
            <text:p>110</text:p>
          </table:table-cell>
          <table:table-cell office:value-type="string" table:style-name="ce3">
            <text:p>London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1" table:style-name="ce55">
            <text:p>0.11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confirmed SGTF</text:p>
          </table:table-cell>
          <table:table-cell office:value-type="float" office:value="8426" table:style-name="ce76">
            <text:p>8,426</text:p>
          </table:table-cell>
          <table:table-cell office:value-type="float" office:value="5.2137000000000003E-2" table:style-name="ce55">
            <text:p>0.052137</text:p>
          </table:table-cell>
          <table:table-cell office:value-type="float" office:value="0.21063899999999999" table:style-name="ce55">
            <text:p>0.210639</text:p>
          </table:table-cell>
          <table:table-cell table:number-columns-repeated="16373"/>
        </table:table-row>
        <table:table-row table:style-name="ro3">
          <table:table-cell office:value-type="float" office:value="111" table:style-name="ce80">
            <text:p>111</text:p>
          </table:table-cell>
          <table:table-cell office:value-type="string" table:style-name="ce3">
            <text:p>London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1085" table:style-name="ce55">
            <text:p>11085</text:p>
          </table:table-cell>
          <table:table-cell office:value-type="float" office:value="99.83" table:style-name="ce55">
            <text:p>99.83</text:p>
          </table:table-cell>
          <table:table-cell office:value-type="float" office:value="96.79" table:style-name="ce55">
            <text:p>96.79</text:p>
          </table:table-cell>
          <table:table-cell office:value-type="string" table:style-name="ce3">
            <text:p>Cases with confirmed S-gene</text:p>
          </table:table-cell>
          <table:table-cell office:value-type="float" office:value="11104" table:style-name="ce76">
            <text:p>11,104</text:p>
          </table:table-cell>
          <table:table-cell office:value-type="float" office:value="99.727410000000006" table:style-name="ce55">
            <text:p>99.72741</text:p>
          </table:table-cell>
          <table:table-cell office:value-type="float" office:value="99.893940000000001" table:style-name="ce55">
            <text:p>99.89394</text:p>
          </table:table-cell>
          <table:table-cell table:number-columns-repeated="16373"/>
        </table:table-row>
        <table:table-row table:style-name="ro3">
          <table:table-cell office:value-type="float" office:value="112" table:style-name="ce80">
            <text:p>112</text:p>
          </table:table-cell>
          <table:table-cell office:value-type="string" table:style-name="ce3">
            <text:p>London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19" table:style-name="ce55">
            <text:p>19</text:p>
          </table:table-cell>
          <table:table-cell office:value-type="float" office:value="0.17" table:style-name="ce55">
            <text:p>0.17</text:p>
          </table:table-cell>
          <table:table-cell office:value-type="float" office:value="0.17" table:style-name="ce55">
            <text:p>0.17</text:p>
          </table:table-cell>
          <table:table-cell office:value-type="string" table:style-name="ce3">
            <text:p>Cases with confirmed SGTF</text:p>
          </table:table-cell>
          <table:table-cell office:value-type="float" office:value="11104" table:style-name="ce76">
            <text:p>11,104</text:p>
          </table:table-cell>
          <table:table-cell office:value-type="float" office:value="0.10606400000000001" table:style-name="ce55">
            <text:p>0.106064</text:p>
          </table:table-cell>
          <table:table-cell office:value-type="float" office:value="0.27259" table:style-name="ce55">
            <text:p>0.27259</text:p>
          </table:table-cell>
          <table:table-cell table:number-columns-repeated="16373"/>
        </table:table-row>
        <table:table-row table:style-name="ro3">
          <table:table-cell office:value-type="float" office:value="113" table:style-name="ce80">
            <text:p>113</text:p>
          </table:table-cell>
          <table:table-cell office:value-type="string" table:style-name="ce3">
            <text:p>London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7132" table:style-name="ce55">
            <text:p>7132</text:p>
          </table:table-cell>
          <table:table-cell office:value-type="float" office:value="99.5" table:style-name="ce55">
            <text:p>99.5</text:p>
          </table:table-cell>
          <table:table-cell office:value-type="float" office:value="96.47" table:style-name="ce55">
            <text:p>96.47</text:p>
          </table:table-cell>
          <table:table-cell office:value-type="string" table:style-name="ce3">
            <text:p>Cases with confirmed S-gene</text:p>
          </table:table-cell>
          <table:table-cell office:value-type="float" office:value="7168" table:style-name="ce76">
            <text:p>7,168</text:p>
          </table:table-cell>
          <table:table-cell office:value-type="float" office:value="99.297430000000006" table:style-name="ce55">
            <text:p>99.29743</text:p>
          </table:table-cell>
          <table:table-cell office:value-type="float" office:value="99.642849999999996" table:style-name="ce55">
            <text:p>99.64285</text:p>
          </table:table-cell>
          <table:table-cell table:number-columns-repeated="16373"/>
        </table:table-row>
        <table:table-row table:style-name="ro3">
          <table:table-cell office:value-type="float" office:value="114" table:style-name="ce80">
            <text:p>114</text:p>
          </table:table-cell>
          <table:table-cell office:value-type="string" table:style-name="ce3">
            <text:p>London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36" table:style-name="ce55">
            <text:p>36</text:p>
          </table:table-cell>
          <table:table-cell office:value-type="float" office:value="0.5" table:style-name="ce55">
            <text:p>0.5</text:p>
          </table:table-cell>
          <table:table-cell office:value-type="float" office:value="0.49" table:style-name="ce55">
            <text:p>0.49</text:p>
          </table:table-cell>
          <table:table-cell office:value-type="string" table:style-name="ce3">
            <text:p>Cases with confirmed SGTF</text:p>
          </table:table-cell>
          <table:table-cell office:value-type="float" office:value="7168" table:style-name="ce76">
            <text:p>7,168</text:p>
          </table:table-cell>
          <table:table-cell office:value-type="float" office:value="0.357155" table:style-name="ce55">
            <text:p>0.357155</text:p>
          </table:table-cell>
          <table:table-cell office:value-type="float" office:value="0.702565" table:style-name="ce55">
            <text:p>0.702565</text:p>
          </table:table-cell>
          <table:table-cell table:number-columns-repeated="16373"/>
        </table:table-row>
        <table:table-row table:style-name="ro3">
          <table:table-cell office:value-type="float" office:value="115" table:style-name="ce80">
            <text:p>115</text:p>
          </table:table-cell>
          <table:table-cell office:value-type="string" table:style-name="ce3">
            <text:p>North Ea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9804" table:style-name="ce55">
            <text:p>9804</text:p>
          </table:table-cell>
          <table:table-cell office:value-type="float" office:value="99.95" table:style-name="ce55">
            <text:p>99.95</text:p>
          </table:table-cell>
          <table:table-cell office:value-type="float" office:value="91.21" table:style-name="ce55">
            <text:p>91.21</text:p>
          </table:table-cell>
          <table:table-cell office:value-type="string" table:style-name="ce3">
            <text:p>Cases with confirmed S-gene</text:p>
          </table:table-cell>
          <table:table-cell office:value-type="float" office:value="9809" table:style-name="ce76">
            <text:p>9,809</text:p>
          </table:table-cell>
          <table:table-cell office:value-type="float" office:value="99.873620000000003" table:style-name="ce55">
            <text:p>99.87362</text:p>
          </table:table-cell>
          <table:table-cell office:value-type="float" office:value="99.981229999999996" table:style-name="ce55">
            <text:p>99.98123</text:p>
          </table:table-cell>
          <table:table-cell table:number-columns-repeated="16373"/>
        </table:table-row>
        <table:table-row table:style-name="ro3">
          <table:table-cell office:value-type="float" office:value="116" table:style-name="ce80">
            <text:p>116</text:p>
          </table:table-cell>
          <table:table-cell office:value-type="string" table:style-name="ce3">
            <text:p>North Ea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5" table:style-name="ce55">
            <text:p>0.05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9809" table:style-name="ce76">
            <text:p>9,809</text:p>
          </table:table-cell>
          <table:table-cell office:value-type="float" office:value="1.8768E-2" table:style-name="ce55">
            <text:p>0.018768</text:p>
          </table:table-cell>
          <table:table-cell office:value-type="float" office:value="0.12637799999999999" table:style-name="ce55">
            <text:p>0.126378</text:p>
          </table:table-cell>
          <table:table-cell table:number-columns-repeated="16373"/>
        </table:table-row>
        <table:table-row table:style-name="ro3">
          <table:table-cell office:value-type="float" office:value="117" table:style-name="ce80">
            <text:p>117</text:p>
          </table:table-cell>
          <table:table-cell office:value-type="string" table:style-name="ce3">
            <text:p>North Ea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6486" table:style-name="ce55">
            <text:p>6486</text:p>
          </table:table-cell>
          <table:table-cell office:value-type="float" office:value="99.92" table:style-name="ce55">
            <text:p>99.92</text:p>
          </table:table-cell>
          <table:table-cell office:value-type="float" office:value="92.64" table:style-name="ce55">
            <text:p>92.64</text:p>
          </table:table-cell>
          <table:table-cell office:value-type="string" table:style-name="ce3">
            <text:p>Cases with confirmed S-gene</text:p>
          </table:table-cell>
          <table:table-cell office:value-type="float" office:value="6491" table:style-name="ce76">
            <text:p>6,491</text:p>
          </table:table-cell>
          <table:table-cell office:value-type="float" office:value="99.809070000000006" table:style-name="ce55">
            <text:p>99.80907</text:p>
          </table:table-cell>
          <table:table-cell office:value-type="float" office:value="99.971639999999994" table:style-name="ce55">
            <text:p>99.97164</text:p>
          </table:table-cell>
          <table:table-cell table:number-columns-repeated="16373"/>
        </table:table-row>
        <table:table-row table:style-name="ro3">
          <table:table-cell office:value-type="float" office:value="118" table:style-name="ce80">
            <text:p>118</text:p>
          </table:table-cell>
          <table:table-cell office:value-type="string" table:style-name="ce3">
            <text:p>North Ea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8" table:style-name="ce55">
            <text:p>0.08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6491" table:style-name="ce76">
            <text:p>6,491</text:p>
          </table:table-cell>
          <table:table-cell office:value-type="float" office:value="2.8362999999999999E-2" table:style-name="ce55">
            <text:p>0.028363</text:p>
          </table:table-cell>
          <table:table-cell office:value-type="float" office:value="0.19092999999999999" table:style-name="ce55">
            <text:p>0.19093</text:p>
          </table:table-cell>
          <table:table-cell table:number-columns-repeated="16373"/>
        </table:table-row>
        <table:table-row table:style-name="ro3">
          <table:table-cell office:value-type="float" office:value="119" table:style-name="ce80">
            <text:p>119</text:p>
          </table:table-cell>
          <table:table-cell office:value-type="string" table:style-name="ce3">
            <text:p>North Ea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5607" table:style-name="ce55">
            <text:p>5607</text:p>
          </table:table-cell>
          <table:table-cell office:value-type="float" office:value="99.98" table:style-name="ce55">
            <text:p>99.98</text:p>
          </table:table-cell>
          <table:table-cell office:value-type="float" office:value="93.02" table:style-name="ce55">
            <text:p>93.02</text:p>
          </table:table-cell>
          <table:table-cell office:value-type="string" table:style-name="ce3">
            <text:p>Cases with confirmed S-gene</text:p>
          </table:table-cell>
          <table:table-cell office:value-type="float" office:value="5608" table:style-name="ce76">
            <text:p>5,608</text:p>
          </table:table-cell>
          <table:table-cell office:value-type="float" office:value="99.884270000000001" table:style-name="ce55">
            <text:p>99.88427</text:p>
          </table:table-cell>
          <table:table-cell office:value-type="float" office:value="99.999070000000003" table:style-name="ce55">
            <text:p>99.99907</text:p>
          </table:table-cell>
          <table:table-cell table:number-columns-repeated="16373"/>
        </table:table-row>
        <table:table-row table:style-name="ro3">
          <table:table-cell office:value-type="float" office:value="120" table:style-name="ce80">
            <text:p>120</text:p>
          </table:table-cell>
          <table:table-cell office:value-type="string" table:style-name="ce3">
            <text:p>North Ea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5608" table:style-name="ce76">
            <text:p>5,608</text:p>
          </table:table-cell>
          <table:table-cell office:value-type="float" office:value="9.3099999999999997E-4" table:style-name="ce55">
            <text:p>0.000931</text:p>
          </table:table-cell>
          <table:table-cell office:value-type="float" office:value="0.115734" table:style-name="ce55">
            <text:p>0.115734</text:p>
          </table:table-cell>
          <table:table-cell table:number-columns-repeated="16373"/>
        </table:table-row>
        <table:table-row table:style-name="ro3">
          <table:table-cell office:value-type="float" office:value="121" table:style-name="ce80">
            <text:p>121</text:p>
          </table:table-cell>
          <table:table-cell office:value-type="string" table:style-name="ce3">
            <text:p>North Ea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6120" table:style-name="ce55">
            <text:p>6120</text:p>
          </table:table-cell>
          <table:table-cell office:value-type="float" office:value="99.98" table:style-name="ce55">
            <text:p>99.98</text:p>
          </table:table-cell>
          <table:table-cell office:value-type="float" office:value="93.81" table:style-name="ce55">
            <text:p>93.81</text:p>
          </table:table-cell>
          <table:table-cell office:value-type="string" table:style-name="ce3">
            <text:p>Cases with confirmed S-gene</text:p>
          </table:table-cell>
          <table:table-cell office:value-type="float" office:value="6121" table:style-name="ce76">
            <text:p>6,121</text:p>
          </table:table-cell>
          <table:table-cell office:value-type="float" office:value="99.893960000000007" table:style-name="ce55">
            <text:p>99.89396</text:p>
          </table:table-cell>
          <table:table-cell office:value-type="float" office:value="99.99915" table:style-name="ce55">
            <text:p>99.99915</text:p>
          </table:table-cell>
          <table:table-cell table:number-columns-repeated="16373"/>
        </table:table-row>
        <table:table-row table:style-name="ro3">
          <table:table-cell office:value-type="float" office:value="122" table:style-name="ce80">
            <text:p>122</text:p>
          </table:table-cell>
          <table:table-cell office:value-type="string" table:style-name="ce3">
            <text:p>North Ea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6121" table:style-name="ce76">
            <text:p>6,121</text:p>
          </table:table-cell>
          <table:table-cell office:value-type="float" office:value="8.5300000000000003E-4" table:style-name="ce55">
            <text:p>0.000853</text:p>
          </table:table-cell>
          <table:table-cell office:value-type="float" office:value="0.10604" table:style-name="ce55">
            <text:p>0.10604</text:p>
          </table:table-cell>
          <table:table-cell table:number-columns-repeated="16373"/>
        </table:table-row>
        <table:table-row table:style-name="ro3">
          <table:table-cell office:value-type="float" office:value="123" table:style-name="ce80">
            <text:p>123</text:p>
          </table:table-cell>
          <table:table-cell office:value-type="string" table:style-name="ce3">
            <text:p>North Ea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6986" table:style-name="ce55">
            <text:p>6986</text:p>
          </table:table-cell>
          <table:table-cell office:value-type="float" office:value="99.77" table:style-name="ce55">
            <text:p>99.77</text:p>
          </table:table-cell>
          <table:table-cell office:value-type="float" office:value="93.32" table:style-name="ce55">
            <text:p>93.32</text:p>
          </table:table-cell>
          <table:table-cell office:value-type="string" table:style-name="ce3">
            <text:p>Cases with confirmed S-gene</text:p>
          </table:table-cell>
          <table:table-cell office:value-type="float" office:value="7002" table:style-name="ce76">
            <text:p>7,002</text:p>
          </table:table-cell>
          <table:table-cell office:value-type="float" office:value="99.6203" table:style-name="ce55">
            <text:p>99.6203</text:p>
          </table:table-cell>
          <table:table-cell office:value-type="float" office:value="99.864720000000005" table:style-name="ce55">
            <text:p>99.86472</text:p>
          </table:table-cell>
          <table:table-cell table:number-columns-repeated="16373"/>
        </table:table-row>
        <table:table-row table:style-name="ro3">
          <table:table-cell office:value-type="float" office:value="124" table:style-name="ce80">
            <text:p>124</text:p>
          </table:table-cell>
          <table:table-cell office:value-type="string" table:style-name="ce3">
            <text:p>North Ea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16" table:style-name="ce55">
            <text:p>16</text:p>
          </table:table-cell>
          <table:table-cell office:value-type="float" office:value="0.23" table:style-name="ce55">
            <text:p>0.23</text:p>
          </table:table-cell>
          <table:table-cell office:value-type="float" office:value="0.21" table:style-name="ce55">
            <text:p>0.21</text:p>
          </table:table-cell>
          <table:table-cell office:value-type="string" table:style-name="ce3">
            <text:p>Cases with confirmed SGTF</text:p>
          </table:table-cell>
          <table:table-cell office:value-type="float" office:value="7002" table:style-name="ce76">
            <text:p>7,002</text:p>
          </table:table-cell>
          <table:table-cell office:value-type="float" office:value="0.13527500000000001" table:style-name="ce55">
            <text:p>0.135275</text:p>
          </table:table-cell>
          <table:table-cell office:value-type="float" office:value="0.37970399999999999" table:style-name="ce55">
            <text:p>0.379704</text:p>
          </table:table-cell>
          <table:table-cell table:number-columns-repeated="16373"/>
        </table:table-row>
        <table:table-row table:style-name="ro3">
          <table:table-cell office:value-type="float" office:value="125" table:style-name="ce80">
            <text:p>125</text:p>
          </table:table-cell>
          <table:table-cell office:value-type="string" table:style-name="ce3">
            <text:p>North Ea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6616" table:style-name="ce55">
            <text:p>6616</text:p>
          </table:table-cell>
          <table:table-cell office:value-type="float" office:value="99.97" table:style-name="ce55">
            <text:p>99.97</text:p>
          </table:table-cell>
          <table:table-cell office:value-type="float" office:value="92.3" table:style-name="ce55">
            <text:p>92.3</text:p>
          </table:table-cell>
          <table:table-cell office:value-type="string" table:style-name="ce3">
            <text:p>Cases with confirmed S-gene</text:p>
          </table:table-cell>
          <table:table-cell office:value-type="float" office:value="6618" table:style-name="ce76">
            <text:p>6,618</text:p>
          </table:table-cell>
          <table:table-cell office:value-type="float" office:value="99.878190000000004" table:style-name="ce55">
            <text:p>99.87819</text:p>
          </table:table-cell>
          <table:table-cell office:value-type="float" office:value="99.994770000000003" table:style-name="ce55">
            <text:p>99.99477</text:p>
          </table:table-cell>
          <table:table-cell table:number-columns-repeated="16373"/>
        </table:table-row>
        <table:table-row table:style-name="ro3">
          <table:table-cell office:value-type="float" office:value="126" table:style-name="ce80">
            <text:p>126</text:p>
          </table:table-cell>
          <table:table-cell office:value-type="string" table:style-name="ce3">
            <text:p>North Ea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6618" table:style-name="ce76">
            <text:p>6,618</text:p>
          </table:table-cell>
          <table:table-cell office:value-type="float" office:value="5.2350000000000001E-3" table:style-name="ce55">
            <text:p>0.005235</text:p>
          </table:table-cell>
          <table:table-cell office:value-type="float" office:value="0.121812" table:style-name="ce55">
            <text:p>0.121812</text:p>
          </table:table-cell>
          <table:table-cell table:number-columns-repeated="16373"/>
        </table:table-row>
        <table:table-row table:style-name="ro3">
          <table:table-cell office:value-type="float" office:value="127" table:style-name="ce80">
            <text:p>127</text:p>
          </table:table-cell>
          <table:table-cell office:value-type="string" table:style-name="ce3">
            <text:p>North Ea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7226" table:style-name="ce55">
            <text:p>7226</text:p>
          </table:table-cell>
          <table:table-cell office:value-type="float" office:value="99.99" table:style-name="ce55">
            <text:p>99.99</text:p>
          </table:table-cell>
          <table:table-cell office:value-type="float" office:value="91.86" table:style-name="ce55">
            <text:p>91.86</text:p>
          </table:table-cell>
          <table:table-cell office:value-type="string" table:style-name="ce3">
            <text:p>Cases with confirmed S-gene</text:p>
          </table:table-cell>
          <table:table-cell office:value-type="float" office:value="7227" table:style-name="ce76">
            <text:p>7,227</text:p>
          </table:table-cell>
          <table:table-cell office:value-type="float" office:value="99.910179999999997" table:style-name="ce55">
            <text:p>99.91018</text:p>
          </table:table-cell>
          <table:table-cell office:value-type="float" office:value="99.999279999999999" table:style-name="ce55">
            <text:p>99.99928</text:p>
          </table:table-cell>
          <table:table-cell table:number-columns-repeated="16373"/>
        </table:table-row>
        <table:table-row table:style-name="ro3">
          <table:table-cell office:value-type="float" office:value="128" table:style-name="ce80">
            <text:p>128</text:p>
          </table:table-cell>
          <table:table-cell office:value-type="string" table:style-name="ce3">
            <text:p>North Ea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7227" table:style-name="ce76">
            <text:p>7,227</text:p>
          </table:table-cell>
          <table:table-cell office:value-type="float" office:value="7.2199999999999999E-4" table:style-name="ce55">
            <text:p>0.000722</text:p>
          </table:table-cell>
          <table:table-cell office:value-type="float" office:value="8.9820999999999998E-2" table:style-name="ce55">
            <text:p>0.089821</text:p>
          </table:table-cell>
          <table:table-cell table:number-columns-repeated="16373"/>
        </table:table-row>
        <table:table-row table:style-name="ro3">
          <table:table-cell office:value-type="float" office:value="129" table:style-name="ce80">
            <text:p>129</text:p>
          </table:table-cell>
          <table:table-cell office:value-type="string" table:style-name="ce3">
            <text:p>North Ea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7491" table:style-name="ce55">
            <text:p>7491</text:p>
          </table:table-cell>
          <table:table-cell office:value-type="float" office:value="99.99" table:style-name="ce55">
            <text:p>99.99</text:p>
          </table:table-cell>
          <table:table-cell office:value-type="float" office:value="92.38" table:style-name="ce55">
            <text:p>92.38</text:p>
          </table:table-cell>
          <table:table-cell office:value-type="string" table:style-name="ce3">
            <text:p>Cases with confirmed S-gene</text:p>
          </table:table-cell>
          <table:table-cell office:value-type="float" office:value="7492" table:style-name="ce76">
            <text:p>7,492</text:p>
          </table:table-cell>
          <table:table-cell office:value-type="float" office:value="99.913349999999994" table:style-name="ce55">
            <text:p>99.91335</text:p>
          </table:table-cell>
          <table:table-cell office:value-type="float" office:value="99.999300000000005" table:style-name="ce55">
            <text:p>99.9993</text:p>
          </table:table-cell>
          <table:table-cell table:number-columns-repeated="16373"/>
        </table:table-row>
        <table:table-row table:style-name="ro3">
          <table:table-cell office:value-type="float" office:value="130" table:style-name="ce80">
            <text:p>130</text:p>
          </table:table-cell>
          <table:table-cell office:value-type="string" table:style-name="ce3">
            <text:p>North Ea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7492" table:style-name="ce76">
            <text:p>7,492</text:p>
          </table:table-cell>
          <table:table-cell office:value-type="float" office:value="6.9700000000000003E-4" table:style-name="ce55">
            <text:p>0.000697</text:p>
          </table:table-cell>
          <table:table-cell office:value-type="float" office:value="8.6646000000000001E-2" table:style-name="ce55">
            <text:p>0.086646</text:p>
          </table:table-cell>
          <table:table-cell table:number-columns-repeated="16373"/>
        </table:table-row>
        <table:table-row table:style-name="ro3">
          <table:table-cell office:value-type="float" office:value="131" table:style-name="ce80">
            <text:p>131</text:p>
          </table:table-cell>
          <table:table-cell office:value-type="string" table:style-name="ce3">
            <text:p>North Ea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6835" table:style-name="ce55">
            <text:p>6835</text:p>
          </table:table-cell>
          <table:table-cell office:value-type="float" office:value="99.97" table:style-name="ce55">
            <text:p>99.97</text:p>
          </table:table-cell>
          <table:table-cell office:value-type="float" office:value="91.1" table:style-name="ce55">
            <text:p>91.1</text:p>
          </table:table-cell>
          <table:table-cell office:value-type="string" table:style-name="ce3">
            <text:p>Cases with confirmed S-gene</text:p>
          </table:table-cell>
          <table:table-cell office:value-type="float" office:value="6837" table:style-name="ce76">
            <text:p>6,837</text:p>
          </table:table-cell>
          <table:table-cell office:value-type="float" office:value="99.882090000000005" table:style-name="ce55">
            <text:p>99.88209</text:p>
          </table:table-cell>
          <table:table-cell office:value-type="float" office:value="99.994929999999997" table:style-name="ce55">
            <text:p>99.99493</text:p>
          </table:table-cell>
          <table:table-cell table:number-columns-repeated="16373"/>
        </table:table-row>
        <table:table-row table:style-name="ro3">
          <table:table-cell office:value-type="float" office:value="132" table:style-name="ce80">
            <text:p>132</text:p>
          </table:table-cell>
          <table:table-cell office:value-type="string" table:style-name="ce3">
            <text:p>North Ea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6837" table:style-name="ce76">
            <text:p>6,837</text:p>
          </table:table-cell>
          <table:table-cell office:value-type="float" office:value="5.0670000000000003E-3" table:style-name="ce55">
            <text:p>0.005067</text:p>
          </table:table-cell>
          <table:table-cell office:value-type="float" office:value="0.117912" table:style-name="ce55">
            <text:p>0.117912</text:p>
          </table:table-cell>
          <table:table-cell table:number-columns-repeated="16373"/>
        </table:table-row>
        <table:table-row table:style-name="ro3">
          <table:table-cell office:value-type="float" office:value="133" table:style-name="ce80">
            <text:p>133</text:p>
          </table:table-cell>
          <table:table-cell office:value-type="string" table:style-name="ce3">
            <text:p>North Ea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7798" table:style-name="ce55">
            <text:p>7798</text:p>
          </table:table-cell>
          <table:table-cell office:value-type="float" office:value="99.99" table:style-name="ce55">
            <text:p>99.99</text:p>
          </table:table-cell>
          <table:table-cell office:value-type="float" office:value="88.74" table:style-name="ce55">
            <text:p>88.74</text:p>
          </table:table-cell>
          <table:table-cell office:value-type="string" table:style-name="ce3">
            <text:p>Cases with confirmed S-gene</text:p>
          </table:table-cell>
          <table:table-cell office:value-type="float" office:value="7799" table:style-name="ce76">
            <text:p>7,799</text:p>
          </table:table-cell>
          <table:table-cell office:value-type="float" office:value="99.916759999999996" table:style-name="ce55">
            <text:p>99.91676</text:p>
          </table:table-cell>
          <table:table-cell office:value-type="float" office:value="99.99933" table:style-name="ce55">
            <text:p>99.99933</text:p>
          </table:table-cell>
          <table:table-cell table:number-columns-repeated="16373"/>
        </table:table-row>
        <table:table-row table:style-name="ro3">
          <table:table-cell office:value-type="float" office:value="134" table:style-name="ce80">
            <text:p>134</text:p>
          </table:table-cell>
          <table:table-cell office:value-type="string" table:style-name="ce3">
            <text:p>North Ea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7799" table:style-name="ce76">
            <text:p>7,799</text:p>
          </table:table-cell>
          <table:table-cell office:value-type="float" office:value="6.69E-4" table:style-name="ce55">
            <text:p>0.000669</text:p>
          </table:table-cell>
          <table:table-cell office:value-type="float" office:value="8.3237000000000005E-2" table:style-name="ce55">
            <text:p>0.083237</text:p>
          </table:table-cell>
          <table:table-cell table:number-columns-repeated="16373"/>
        </table:table-row>
        <table:table-row table:style-name="ro3">
          <table:table-cell office:value-type="float" office:value="135" table:style-name="ce80">
            <text:p>135</text:p>
          </table:table-cell>
          <table:table-cell office:value-type="string" table:style-name="ce3">
            <text:p>North Ea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7456" table:style-name="ce55">
            <text:p>7456</text:p>
          </table:table-cell>
          <table:table-cell office:value-type="float" office:value="100" table:style-name="ce55">
            <text:p>100</text:p>
          </table:table-cell>
          <table:table-cell office:value-type="float" office:value="88.1" table:style-name="ce55">
            <text:p>88.1</text:p>
          </table:table-cell>
          <table:table-cell office:value-type="string" table:style-name="ce3">
            <text:p>Cases with confirmed S-gene</text:p>
          </table:table-cell>
          <table:table-cell office:value-type="float" office:value="7456" table:style-name="ce76">
            <text:p>7,456</text:p>
          </table:table-cell>
          <table:table-cell office:value-type="float" office:value="99.9358" table:style-name="ce55">
            <text:p>99.9358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136" table:style-name="ce80">
            <text:p>136</text:p>
          </table:table-cell>
          <table:table-cell office:value-type="string" table:style-name="ce3">
            <text:p>North Ea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9368" table:style-name="ce55">
            <text:p>9368</text:p>
          </table:table-cell>
          <table:table-cell office:value-type="float" office:value="100" table:style-name="ce55">
            <text:p>100</text:p>
          </table:table-cell>
          <table:table-cell office:value-type="float" office:value="89.64" table:style-name="ce55">
            <text:p>89.64</text:p>
          </table:table-cell>
          <table:table-cell office:value-type="string" table:style-name="ce3">
            <text:p>Cases with confirmed S-gene</text:p>
          </table:table-cell>
          <table:table-cell office:value-type="float" office:value="9368" table:style-name="ce76">
            <text:p>9,368</text:p>
          </table:table-cell>
          <table:table-cell office:value-type="float" office:value="99.948899999999995" table:style-name="ce55">
            <text:p>99.9489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137" table:style-name="ce80">
            <text:p>137</text:p>
          </table:table-cell>
          <table:table-cell office:value-type="string" table:style-name="ce3">
            <text:p>North Ea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10386" table:style-name="ce55">
            <text:p>10386</text:p>
          </table:table-cell>
          <table:table-cell office:value-type="float" office:value="99.98" table:style-name="ce55">
            <text:p>99.98</text:p>
          </table:table-cell>
          <table:table-cell office:value-type="float" office:value="88.98" table:style-name="ce55">
            <text:p>88.98</text:p>
          </table:table-cell>
          <table:table-cell office:value-type="string" table:style-name="ce3">
            <text:p>Cases with confirmed S-gene</text:p>
          </table:table-cell>
          <table:table-cell office:value-type="float" office:value="10388" table:style-name="ce76">
            <text:p>10,388</text:p>
          </table:table-cell>
          <table:table-cell office:value-type="float" office:value="99.922380000000004" table:style-name="ce55">
            <text:p>99.92238</text:p>
          </table:table-cell>
          <table:table-cell office:value-type="float" office:value="99.996669999999995" table:style-name="ce55">
            <text:p>99.99667</text:p>
          </table:table-cell>
          <table:table-cell table:number-columns-repeated="16373"/>
        </table:table-row>
        <table:table-row table:style-name="ro3">
          <table:table-cell office:value-type="float" office:value="138" table:style-name="ce80">
            <text:p>138</text:p>
          </table:table-cell>
          <table:table-cell office:value-type="string" table:style-name="ce3">
            <text:p>North Ea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0388" table:style-name="ce76">
            <text:p>10,388</text:p>
          </table:table-cell>
          <table:table-cell office:value-type="float" office:value="3.3349999999999999E-3" table:style-name="ce55">
            <text:p>0.003335</text:p>
          </table:table-cell>
          <table:table-cell office:value-type="float" office:value="7.7621999999999997E-2" table:style-name="ce55">
            <text:p>0.077622</text:p>
          </table:table-cell>
          <table:table-cell table:number-columns-repeated="16373"/>
        </table:table-row>
        <table:table-row table:style-name="ro3">
          <table:table-cell office:value-type="float" office:value="139" table:style-name="ce80">
            <text:p>139</text:p>
          </table:table-cell>
          <table:table-cell office:value-type="string" table:style-name="ce3">
            <text:p>North Ea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10357" table:style-name="ce55">
            <text:p>10357</text:p>
          </table:table-cell>
          <table:table-cell office:value-type="float" office:value="99.96" table:style-name="ce55">
            <text:p>99.96</text:p>
          </table:table-cell>
          <table:table-cell office:value-type="float" office:value="89.95" table:style-name="ce55">
            <text:p>89.95</text:p>
          </table:table-cell>
          <table:table-cell office:value-type="string" table:style-name="ce3">
            <text:p>Cases with confirmed S-gene</text:p>
          </table:table-cell>
          <table:table-cell office:value-type="float" office:value="10361" table:style-name="ce76">
            <text:p>10,361</text:p>
          </table:table-cell>
          <table:table-cell office:value-type="float" office:value="99.893870000000007" table:style-name="ce55">
            <text:p>99.89387</text:p>
          </table:table-cell>
          <table:table-cell office:value-type="float" office:value="99.987629999999996" table:style-name="ce55">
            <text:p>99.98763</text:p>
          </table:table-cell>
          <table:table-cell table:number-columns-repeated="16373"/>
        </table:table-row>
        <table:table-row table:style-name="ro3">
          <table:table-cell office:value-type="float" office:value="140" table:style-name="ce80">
            <text:p>140</text:p>
          </table:table-cell>
          <table:table-cell office:value-type="string" table:style-name="ce3">
            <text:p>North Ea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0361" table:style-name="ce76">
            <text:p>10,361</text:p>
          </table:table-cell>
          <table:table-cell office:value-type="float" office:value="1.2368000000000001E-2" table:style-name="ce55">
            <text:p>0.012368</text:p>
          </table:table-cell>
          <table:table-cell office:value-type="float" office:value="0.106126" table:style-name="ce55">
            <text:p>0.106126</text:p>
          </table:table-cell>
          <table:table-cell table:number-columns-repeated="16373"/>
        </table:table-row>
        <table:table-row table:style-name="ro3">
          <table:table-cell office:value-type="float" office:value="141" table:style-name="ce80">
            <text:p>141</text:p>
          </table:table-cell>
          <table:table-cell office:value-type="string" table:style-name="ce3">
            <text:p>North Ea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8131" table:style-name="ce55">
            <text:p>8131</text:p>
          </table:table-cell>
          <table:table-cell office:value-type="float" office:value="99.93" table:style-name="ce55">
            <text:p>99.93</text:p>
          </table:table-cell>
          <table:table-cell office:value-type="float" office:value="88.74" table:style-name="ce55">
            <text:p>88.74</text:p>
          </table:table-cell>
          <table:table-cell office:value-type="string" table:style-name="ce3">
            <text:p>Cases with confirmed S-gene</text:p>
          </table:table-cell>
          <table:table-cell office:value-type="float" office:value="8137" table:style-name="ce76">
            <text:p>8,137</text:p>
          </table:table-cell>
          <table:table-cell office:value-type="float" office:value="99.830830000000006" table:style-name="ce55">
            <text:p>99.83083</text:p>
          </table:table-cell>
          <table:table-cell office:value-type="float" office:value="99.970020000000005" table:style-name="ce55">
            <text:p>99.97002</text:p>
          </table:table-cell>
          <table:table-cell table:number-columns-repeated="16373"/>
        </table:table-row>
        <table:table-row table:style-name="ro3">
          <table:table-cell office:value-type="float" office:value="142" table:style-name="ce80">
            <text:p>142</text:p>
          </table:table-cell>
          <table:table-cell office:value-type="string" table:style-name="ce3">
            <text:p>North Ea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8137" table:style-name="ce76">
            <text:p>8,137</text:p>
          </table:table-cell>
          <table:table-cell office:value-type="float" office:value="2.9978000000000001E-2" table:style-name="ce55">
            <text:p>0.029978</text:p>
          </table:table-cell>
          <table:table-cell office:value-type="float" office:value="0.16917499999999999" table:style-name="ce55">
            <text:p>0.169175</text:p>
          </table:table-cell>
          <table:table-cell table:number-columns-repeated="16373"/>
        </table:table-row>
        <table:table-row table:style-name="ro3">
          <table:table-cell office:value-type="float" office:value="143" table:style-name="ce80">
            <text:p>143</text:p>
          </table:table-cell>
          <table:table-cell office:value-type="string" table:style-name="ce3">
            <text:p>North Ea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5307" table:style-name="ce55">
            <text:p>5307</text:p>
          </table:table-cell>
          <table:table-cell office:value-type="float" office:value="99.98" table:style-name="ce55">
            <text:p>99.98</text:p>
          </table:table-cell>
          <table:table-cell office:value-type="float" office:value="93.07" table:style-name="ce55">
            <text:p>93.07</text:p>
          </table:table-cell>
          <table:table-cell office:value-type="string" table:style-name="ce3">
            <text:p>Cases with confirmed S-gene</text:p>
          </table:table-cell>
          <table:table-cell office:value-type="float" office:value="5308" table:style-name="ce76">
            <text:p>5,308</text:p>
          </table:table-cell>
          <table:table-cell office:value-type="float" office:value="99.87773" table:style-name="ce55">
            <text:p>99.87773</text:p>
          </table:table-cell>
          <table:table-cell office:value-type="float" office:value="99.999020000000002" table:style-name="ce55">
            <text:p>99.99902</text:p>
          </table:table-cell>
          <table:table-cell table:number-columns-repeated="16373"/>
        </table:table-row>
        <table:table-row table:style-name="ro3">
          <table:table-cell office:value-type="float" office:value="144" table:style-name="ce80">
            <text:p>144</text:p>
          </table:table-cell>
          <table:table-cell office:value-type="string" table:style-name="ce3">
            <text:p>North Ea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5308" table:style-name="ce76">
            <text:p>5,308</text:p>
          </table:table-cell>
          <table:table-cell office:value-type="float" office:value="9.8299999999999993E-4" table:style-name="ce55">
            <text:p>0.000983</text:p>
          </table:table-cell>
          <table:table-cell office:value-type="float" office:value="0.12227" table:style-name="ce55">
            <text:p>0.12227</text:p>
          </table:table-cell>
          <table:table-cell table:number-columns-repeated="16373"/>
        </table:table-row>
        <table:table-row table:style-name="ro3">
          <table:table-cell office:value-type="float" office:value="145" table:style-name="ce80">
            <text:p>145</text:p>
          </table:table-cell>
          <table:table-cell office:value-type="string" table:style-name="ce3">
            <text:p>North Ea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7327" table:style-name="ce55">
            <text:p>7327</text:p>
          </table:table-cell>
          <table:table-cell office:value-type="float" office:value="99.99" table:style-name="ce55">
            <text:p>99.99</text:p>
          </table:table-cell>
          <table:table-cell office:value-type="float" office:value="92.84" table:style-name="ce55">
            <text:p>92.84</text:p>
          </table:table-cell>
          <table:table-cell office:value-type="string" table:style-name="ce3">
            <text:p>Cases with confirmed S-gene</text:p>
          </table:table-cell>
          <table:table-cell office:value-type="float" office:value="7328" table:style-name="ce76">
            <text:p>7,328</text:p>
          </table:table-cell>
          <table:table-cell office:value-type="float" office:value="99.911420000000007" table:style-name="ce55">
            <text:p>99.91142</text:p>
          </table:table-cell>
          <table:table-cell office:value-type="float" office:value="99.999290000000002" table:style-name="ce55">
            <text:p>99.99929</text:p>
          </table:table-cell>
          <table:table-cell table:number-columns-repeated="16373"/>
        </table:table-row>
        <table:table-row table:style-name="ro3">
          <table:table-cell office:value-type="float" office:value="146" table:style-name="ce80">
            <text:p>146</text:p>
          </table:table-cell>
          <table:table-cell office:value-type="string" table:style-name="ce3">
            <text:p>North Ea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7328" table:style-name="ce76">
            <text:p>7,328</text:p>
          </table:table-cell>
          <table:table-cell office:value-type="float" office:value="7.1199999999999996E-4" table:style-name="ce55">
            <text:p>0.000712</text:p>
          </table:table-cell>
          <table:table-cell office:value-type="float" office:value="8.8583999999999996E-2" table:style-name="ce55">
            <text:p>0.088584</text:p>
          </table:table-cell>
          <table:table-cell table:number-columns-repeated="16373"/>
        </table:table-row>
        <table:table-row table:style-name="ro3">
          <table:table-cell office:value-type="float" office:value="147" table:style-name="ce80">
            <text:p>147</text:p>
          </table:table-cell>
          <table:table-cell office:value-type="string" table:style-name="ce3">
            <text:p>North Ea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8250" table:style-name="ce55">
            <text:p>8250</text:p>
          </table:table-cell>
          <table:table-cell office:value-type="float" office:value="99.96" table:style-name="ce55">
            <text:p>99.96</text:p>
          </table:table-cell>
          <table:table-cell office:value-type="float" office:value="90" table:style-name="ce55">
            <text:p>90</text:p>
          </table:table-cell>
          <table:table-cell office:value-type="string" table:style-name="ce3">
            <text:p>Cases with confirmed S-gene</text:p>
          </table:table-cell>
          <table:table-cell office:value-type="float" office:value="8253" table:style-name="ce76">
            <text:p>8,253</text:p>
          </table:table-cell>
          <table:table-cell office:value-type="float" office:value="99.884219999999999" table:style-name="ce55">
            <text:p>99.88422</text:p>
          </table:table-cell>
          <table:table-cell office:value-type="float" office:value="99.990610000000004" table:style-name="ce55">
            <text:p>99.99061</text:p>
          </table:table-cell>
          <table:table-cell table:number-columns-repeated="16373"/>
        </table:table-row>
        <table:table-row table:style-name="ro3">
          <table:table-cell office:value-type="float" office:value="148" table:style-name="ce80">
            <text:p>148</text:p>
          </table:table-cell>
          <table:table-cell office:value-type="string" table:style-name="ce3">
            <text:p>North Ea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8253" table:style-name="ce76">
            <text:p>8,253</text:p>
          </table:table-cell>
          <table:table-cell office:value-type="float" office:value="9.3880000000000005E-3" table:style-name="ce55">
            <text:p>0.009388</text:p>
          </table:table-cell>
          <table:table-cell office:value-type="float" office:value="0.115776" table:style-name="ce55">
            <text:p>0.115776</text:p>
          </table:table-cell>
          <table:table-cell table:number-columns-repeated="16373"/>
        </table:table-row>
        <table:table-row table:style-name="ro3">
          <table:table-cell office:value-type="float" office:value="149" table:style-name="ce80">
            <text:p>149</text:p>
          </table:table-cell>
          <table:table-cell office:value-type="string" table:style-name="ce3">
            <text:p>North Ea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1427" table:style-name="ce55">
            <text:p>1427</text:p>
          </table:table-cell>
          <table:table-cell office:value-type="float" office:value="100" table:style-name="ce55">
            <text:p>100</text:p>
          </table:table-cell>
          <table:table-cell office:value-type="float" office:value="88.41" table:style-name="ce55">
            <text:p>88.41</text:p>
          </table:table-cell>
          <table:table-cell office:value-type="string" table:style-name="ce3">
            <text:p>Cases with confirmed S-gene</text:p>
          </table:table-cell>
          <table:table-cell office:value-type="float" office:value="1427" table:style-name="ce76">
            <text:p>1,427</text:p>
          </table:table-cell>
          <table:table-cell office:value-type="float" office:value="99.665289999999999" table:style-name="ce55">
            <text:p>99.66529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150" table:style-name="ce80">
            <text:p>150</text:p>
          </table:table-cell>
          <table:table-cell office:value-type="string" table:style-name="ce3">
            <text:p>North We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20562" table:style-name="ce55">
            <text:p>20562</text:p>
          </table:table-cell>
          <table:table-cell office:value-type="float" office:value="99.93" table:style-name="ce55">
            <text:p>99.93</text:p>
          </table:table-cell>
          <table:table-cell office:value-type="float" office:value="91.21" table:style-name="ce55">
            <text:p>91.21</text:p>
          </table:table-cell>
          <table:table-cell office:value-type="string" table:style-name="ce3">
            <text:p>Cases with confirmed S-gene</text:p>
          </table:table-cell>
          <table:table-cell office:value-type="float" office:value="20576" table:style-name="ce76">
            <text:p>20,576</text:p>
          </table:table-cell>
          <table:table-cell office:value-type="float" office:value="99.882779999999997" table:style-name="ce55">
            <text:p>99.88278</text:p>
          </table:table-cell>
          <table:table-cell office:value-type="float" office:value="99.961269999999999" table:style-name="ce55">
            <text:p>99.96127</text:p>
          </table:table-cell>
          <table:table-cell table:number-columns-repeated="16373"/>
        </table:table-row>
        <table:table-row table:style-name="ro3">
          <table:table-cell office:value-type="float" office:value="151" table:style-name="ce80">
            <text:p>151</text:p>
          </table:table-cell>
          <table:table-cell office:value-type="string" table:style-name="ce3">
            <text:p>North We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20576" table:style-name="ce76">
            <text:p>20,576</text:p>
          </table:table-cell>
          <table:table-cell office:value-type="float" office:value="3.8726999999999998E-2" table:style-name="ce55">
            <text:p>0.038727</text:p>
          </table:table-cell>
          <table:table-cell office:value-type="float" office:value="0.117225" table:style-name="ce55">
            <text:p>0.117225</text:p>
          </table:table-cell>
          <table:table-cell table:number-columns-repeated="16373"/>
        </table:table-row>
        <table:table-row table:style-name="ro3">
          <table:table-cell office:value-type="float" office:value="152" table:style-name="ce80">
            <text:p>152</text:p>
          </table:table-cell>
          <table:table-cell office:value-type="string" table:style-name="ce3">
            <text:p>North We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7569" table:style-name="ce55">
            <text:p>17569</text:p>
          </table:table-cell>
          <table:table-cell office:value-type="float" office:value="99.94" table:style-name="ce55">
            <text:p>99.94</text:p>
          </table:table-cell>
          <table:table-cell office:value-type="float" office:value="91.52" table:style-name="ce55">
            <text:p>91.52</text:p>
          </table:table-cell>
          <table:table-cell office:value-type="string" table:style-name="ce3">
            <text:p>Cases with confirmed S-gene</text:p>
          </table:table-cell>
          <table:table-cell office:value-type="float" office:value="17580" table:style-name="ce76">
            <text:p>17,580</text:p>
          </table:table-cell>
          <table:table-cell office:value-type="float" office:value="99.884339999999995" table:style-name="ce55">
            <text:p>99.88434</text:p>
          </table:table-cell>
          <table:table-cell office:value-type="float" office:value="99.967089999999999" table:style-name="ce55">
            <text:p>99.96709</text:p>
          </table:table-cell>
          <table:table-cell table:number-columns-repeated="16373"/>
        </table:table-row>
        <table:table-row table:style-name="ro3">
          <table:table-cell office:value-type="float" office:value="153" table:style-name="ce80">
            <text:p>153</text:p>
          </table:table-cell>
          <table:table-cell office:value-type="string" table:style-name="ce3">
            <text:p>North We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office:value-type="float" office:value="0.06" table:style-name="ce55">
            <text:p>0.06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7580" table:style-name="ce76">
            <text:p>17,580</text:p>
          </table:table-cell>
          <table:table-cell office:value-type="float" office:value="3.2912999999999998E-2" table:style-name="ce55">
            <text:p>0.032913</text:p>
          </table:table-cell>
          <table:table-cell office:value-type="float" office:value="0.115658" table:style-name="ce55">
            <text:p>0.115658</text:p>
          </table:table-cell>
          <table:table-cell table:number-columns-repeated="16373"/>
        </table:table-row>
        <table:table-row table:style-name="ro3">
          <table:table-cell office:value-type="float" office:value="154" table:style-name="ce80">
            <text:p>154</text:p>
          </table:table-cell>
          <table:table-cell office:value-type="string" table:style-name="ce3">
            <text:p>North We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8736" table:style-name="ce55">
            <text:p>18736</text:p>
          </table:table-cell>
          <table:table-cell office:value-type="float" office:value="99.99" table:style-name="ce55">
            <text:p>99.99</text:p>
          </table:table-cell>
          <table:table-cell office:value-type="float" office:value="92.25" table:style-name="ce55">
            <text:p>92.25</text:p>
          </table:table-cell>
          <table:table-cell office:value-type="string" table:style-name="ce3">
            <text:p>Cases with confirmed S-gene</text:p>
          </table:table-cell>
          <table:table-cell office:value-type="float" office:value="18737" table:style-name="ce76">
            <text:p>18,737</text:p>
          </table:table-cell>
          <table:table-cell office:value-type="float" office:value="99.965339999999998" table:style-name="ce55">
            <text:p>99.96534</text:p>
          </table:table-cell>
          <table:table-cell office:value-type="float" office:value="99.999719999999996" table:style-name="ce55">
            <text:p>99.99972</text:p>
          </table:table-cell>
          <table:table-cell table:number-columns-repeated="16373"/>
        </table:table-row>
        <table:table-row table:style-name="ro3">
          <table:table-cell office:value-type="float" office:value="155" table:style-name="ce80">
            <text:p>155</text:p>
          </table:table-cell>
          <table:table-cell office:value-type="string" table:style-name="ce3">
            <text:p>North We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" table:style-name="ce55">
            <text:p>0</text:p>
          </table:table-cell>
          <table:table-cell office:value-type="string" table:style-name="ce3">
            <text:p>Cases with confirmed SGTF</text:p>
          </table:table-cell>
          <table:table-cell office:value-type="float" office:value="18737" table:style-name="ce76">
            <text:p>18,737</text:p>
          </table:table-cell>
          <table:table-cell office:value-type="float" office:value="2.7900000000000001E-4" table:style-name="ce55">
            <text:p>0.000279</text:p>
          </table:table-cell>
          <table:table-cell office:value-type="float" office:value="3.4657E-2" table:style-name="ce55">
            <text:p>0.034657</text:p>
          </table:table-cell>
          <table:table-cell table:number-columns-repeated="16373"/>
        </table:table-row>
        <table:table-row table:style-name="ro3">
          <table:table-cell office:value-type="float" office:value="156" table:style-name="ce80">
            <text:p>156</text:p>
          </table:table-cell>
          <table:table-cell office:value-type="string" table:style-name="ce3">
            <text:p>North We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8573" table:style-name="ce55">
            <text:p>18573</text:p>
          </table:table-cell>
          <table:table-cell office:value-type="float" office:value="99.98" table:style-name="ce55">
            <text:p>99.98</text:p>
          </table:table-cell>
          <table:table-cell office:value-type="float" office:value="91.79" table:style-name="ce55">
            <text:p>91.79</text:p>
          </table:table-cell>
          <table:table-cell office:value-type="string" table:style-name="ce3">
            <text:p>Cases with confirmed S-gene</text:p>
          </table:table-cell>
          <table:table-cell office:value-type="float" office:value="18577" table:style-name="ce76">
            <text:p>18,577</text:p>
          </table:table-cell>
          <table:table-cell office:value-type="float" office:value="99.940799999999996" table:style-name="ce55">
            <text:p>99.9408</text:p>
          </table:table-cell>
          <table:table-cell office:value-type="float" office:value="99.993099999999998" table:style-name="ce55">
            <text:p>99.9931</text:p>
          </table:table-cell>
          <table:table-cell table:number-columns-repeated="16373"/>
        </table:table-row>
        <table:table-row table:style-name="ro3">
          <table:table-cell office:value-type="float" office:value="157" table:style-name="ce80">
            <text:p>157</text:p>
          </table:table-cell>
          <table:table-cell office:value-type="string" table:style-name="ce3">
            <text:p>North We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8577" table:style-name="ce76">
            <text:p>18,577</text:p>
          </table:table-cell>
          <table:table-cell office:value-type="float" office:value="6.8979999999999996E-3" table:style-name="ce55">
            <text:p>0.006898</text:p>
          </table:table-cell>
          <table:table-cell office:value-type="float" office:value="5.9201999999999998E-2" table:style-name="ce55">
            <text:p>0.059202</text:p>
          </table:table-cell>
          <table:table-cell table:number-columns-repeated="16373"/>
        </table:table-row>
        <table:table-row table:style-name="ro3">
          <table:table-cell office:value-type="float" office:value="158" table:style-name="ce80">
            <text:p>158</text:p>
          </table:table-cell>
          <table:table-cell office:value-type="string" table:style-name="ce3">
            <text:p>North We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19072" table:style-name="ce55">
            <text:p>19072</text:p>
          </table:table-cell>
          <table:table-cell office:value-type="float" office:value="99.98" table:style-name="ce55">
            <text:p>99.98</text:p>
          </table:table-cell>
          <table:table-cell office:value-type="float" office:value="91.82" table:style-name="ce55">
            <text:p>91.82</text:p>
          </table:table-cell>
          <table:table-cell office:value-type="string" table:style-name="ce3">
            <text:p>Cases with confirmed S-gene</text:p>
          </table:table-cell>
          <table:table-cell office:value-type="float" office:value="19075" table:style-name="ce76">
            <text:p>19,075</text:p>
          </table:table-cell>
          <table:table-cell office:value-type="float" office:value="99.949889999999996" table:style-name="ce55">
            <text:p>99.94989</text:p>
          </table:table-cell>
          <table:table-cell office:value-type="float" office:value="99.995940000000004" table:style-name="ce55">
            <text:p>99.99594</text:p>
          </table:table-cell>
          <table:table-cell table:number-columns-repeated="16373"/>
        </table:table-row>
        <table:table-row table:style-name="ro3">
          <table:table-cell office:value-type="float" office:value="159" table:style-name="ce80">
            <text:p>159</text:p>
          </table:table-cell>
          <table:table-cell office:value-type="string" table:style-name="ce3">
            <text:p>North We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2" table:style-name="ce55">
            <text:p>0.02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19075" table:style-name="ce76">
            <text:p>19,075</text:p>
          </table:table-cell>
          <table:table-cell office:value-type="float" office:value="4.0619999999999996E-3" table:style-name="ce55">
            <text:p>0.004062</text:p>
          </table:table-cell>
          <table:table-cell office:value-type="float" office:value="5.0106999999999999E-2" table:style-name="ce55">
            <text:p>0.050107</text:p>
          </table:table-cell>
          <table:table-cell table:number-columns-repeated="16373"/>
        </table:table-row>
        <table:table-row table:style-name="ro3">
          <table:table-cell office:value-type="float" office:value="160" table:style-name="ce80">
            <text:p>160</text:p>
          </table:table-cell>
          <table:table-cell office:value-type="string" table:style-name="ce3">
            <text:p>North We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8993" table:style-name="ce55">
            <text:p>18993</text:p>
          </table:table-cell>
          <table:table-cell office:value-type="float" office:value="99.97" table:style-name="ce55">
            <text:p>99.97</text:p>
          </table:table-cell>
          <table:table-cell office:value-type="float" office:value="91.45" table:style-name="ce55">
            <text:p>91.45</text:p>
          </table:table-cell>
          <table:table-cell office:value-type="string" table:style-name="ce3">
            <text:p>Cases with confirmed S-gene</text:p>
          </table:table-cell>
          <table:table-cell office:value-type="float" office:value="18998" table:style-name="ce76">
            <text:p>18,998</text:p>
          </table:table-cell>
          <table:table-cell office:value-type="float" office:value="99.934730000000002" table:style-name="ce55">
            <text:p>99.93473</text:p>
          </table:table-cell>
          <table:table-cell office:value-type="float" office:value="99.990309999999994" table:style-name="ce55">
            <text:p>99.99031</text:p>
          </table:table-cell>
          <table:table-cell table:number-columns-repeated="16373"/>
        </table:table-row>
        <table:table-row table:style-name="ro3">
          <table:table-cell office:value-type="float" office:value="161" table:style-name="ce80">
            <text:p>161</text:p>
          </table:table-cell>
          <table:table-cell office:value-type="string" table:style-name="ce3">
            <text:p>North We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3" table:style-name="ce55">
            <text:p>0.03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8998" table:style-name="ce76">
            <text:p>18,998</text:p>
          </table:table-cell>
          <table:table-cell office:value-type="float" office:value="9.6900000000000007E-3" table:style-name="ce55">
            <text:p>0.00969</text:p>
          </table:table-cell>
          <table:table-cell office:value-type="float" office:value="6.5266000000000005E-2" table:style-name="ce55">
            <text:p>0.065266</text:p>
          </table:table-cell>
          <table:table-cell table:number-columns-repeated="16373"/>
        </table:table-row>
        <table:table-row table:style-name="ro3">
          <table:table-cell office:value-type="float" office:value="162" table:style-name="ce80">
            <text:p>162</text:p>
          </table:table-cell>
          <table:table-cell office:value-type="string" table:style-name="ce3">
            <text:p>North We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23352" table:style-name="ce55">
            <text:p>23352</text:p>
          </table:table-cell>
          <table:table-cell office:value-type="float" office:value="99.97" table:style-name="ce55">
            <text:p>99.97</text:p>
          </table:table-cell>
          <table:table-cell office:value-type="float" office:value="91.45" table:style-name="ce55">
            <text:p>91.45</text:p>
          </table:table-cell>
          <table:table-cell office:value-type="string" table:style-name="ce3">
            <text:p>Cases with confirmed S-gene</text:p>
          </table:table-cell>
          <table:table-cell office:value-type="float" office:value="23359" table:style-name="ce76">
            <text:p>23,359</text:p>
          </table:table-cell>
          <table:table-cell office:value-type="float" office:value="99.935280000000006" table:style-name="ce55">
            <text:p>99.93528</text:p>
          </table:table-cell>
          <table:table-cell office:value-type="float" office:value="99.986869999999996" table:style-name="ce55">
            <text:p>99.98687</text:p>
          </table:table-cell>
          <table:table-cell table:number-columns-repeated="16373"/>
        </table:table-row>
        <table:table-row table:style-name="ro3">
          <table:table-cell office:value-type="float" office:value="163" table:style-name="ce80">
            <text:p>163</text:p>
          </table:table-cell>
          <table:table-cell office:value-type="string" table:style-name="ce3">
            <text:p>North We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23359" table:style-name="ce76">
            <text:p>23,359</text:p>
          </table:table-cell>
          <table:table-cell office:value-type="float" office:value="1.3132E-2" table:style-name="ce55">
            <text:p>0.013132</text:p>
          </table:table-cell>
          <table:table-cell office:value-type="float" office:value="6.4722000000000002E-2" table:style-name="ce55">
            <text:p>0.064722</text:p>
          </table:table-cell>
          <table:table-cell table:number-columns-repeated="16373"/>
        </table:table-row>
        <table:table-row table:style-name="ro3">
          <table:table-cell office:value-type="float" office:value="164" table:style-name="ce80">
            <text:p>164</text:p>
          </table:table-cell>
          <table:table-cell office:value-type="string" table:style-name="ce3">
            <text:p>North We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19416" table:style-name="ce55">
            <text:p>19416</text:p>
          </table:table-cell>
          <table:table-cell office:value-type="float" office:value="99.96" table:style-name="ce55">
            <text:p>99.96</text:p>
          </table:table-cell>
          <table:table-cell office:value-type="float" office:value="90.08" table:style-name="ce55">
            <text:p>90.08</text:p>
          </table:table-cell>
          <table:table-cell office:value-type="string" table:style-name="ce3">
            <text:p>Cases with confirmed S-gene</text:p>
          </table:table-cell>
          <table:table-cell office:value-type="float" office:value="19424" table:style-name="ce76">
            <text:p>19,424</text:p>
          </table:table-cell>
          <table:table-cell office:value-type="float" office:value="99.91534" table:style-name="ce55">
            <text:p>99.91534</text:p>
          </table:table-cell>
          <table:table-cell office:value-type="float" office:value="99.980850000000004" table:style-name="ce55">
            <text:p>99.98085</text:p>
          </table:table-cell>
          <table:table-cell table:number-columns-repeated="16373"/>
        </table:table-row>
        <table:table-row table:style-name="ro3">
          <table:table-cell office:value-type="float" office:value="165" table:style-name="ce80">
            <text:p>165</text:p>
          </table:table-cell>
          <table:table-cell office:value-type="string" table:style-name="ce3">
            <text:p>North We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9424" table:style-name="ce76">
            <text:p>19,424</text:p>
          </table:table-cell>
          <table:table-cell office:value-type="float" office:value="1.9151999999999999E-2" table:style-name="ce55">
            <text:p>0.019152</text:p>
          </table:table-cell>
          <table:table-cell office:value-type="float" office:value="8.4662000000000001E-2" table:style-name="ce55">
            <text:p>0.084662</text:p>
          </table:table-cell>
          <table:table-cell table:number-columns-repeated="16373"/>
        </table:table-row>
        <table:table-row table:style-name="ro3">
          <table:table-cell office:value-type="float" office:value="166" table:style-name="ce80">
            <text:p>166</text:p>
          </table:table-cell>
          <table:table-cell office:value-type="string" table:style-name="ce3">
            <text:p>North We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21350" table:style-name="ce55">
            <text:p>21350</text:p>
          </table:table-cell>
          <table:table-cell office:value-type="float" office:value="99.96" table:style-name="ce55">
            <text:p>99.96</text:p>
          </table:table-cell>
          <table:table-cell office:value-type="float" office:value="90.54" table:style-name="ce55">
            <text:p>90.54</text:p>
          </table:table-cell>
          <table:table-cell office:value-type="string" table:style-name="ce3">
            <text:p>Cases with confirmed S-gene</text:p>
          </table:table-cell>
          <table:table-cell office:value-type="float" office:value="21359" table:style-name="ce76">
            <text:p>21,359</text:p>
          </table:table-cell>
          <table:table-cell office:value-type="float" office:value="99.916870000000003" table:style-name="ce55">
            <text:p>99.91687</text:p>
          </table:table-cell>
          <table:table-cell office:value-type="float" office:value="99.979429999999994" table:style-name="ce55">
            <text:p>99.97943</text:p>
          </table:table-cell>
          <table:table-cell table:number-columns-repeated="16373"/>
        </table:table-row>
        <table:table-row table:style-name="ro3">
          <table:table-cell office:value-type="float" office:value="167" table:style-name="ce80">
            <text:p>167</text:p>
          </table:table-cell>
          <table:table-cell office:value-type="string" table:style-name="ce3">
            <text:p>North We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21359" table:style-name="ce76">
            <text:p>21,359</text:p>
          </table:table-cell>
          <table:table-cell office:value-type="float" office:value="2.0566000000000001E-2" table:style-name="ce55">
            <text:p>0.020566</text:p>
          </table:table-cell>
          <table:table-cell office:value-type="float" office:value="8.3127999999999994E-2" table:style-name="ce55">
            <text:p>0.083128</text:p>
          </table:table-cell>
          <table:table-cell table:number-columns-repeated="16373"/>
        </table:table-row>
        <table:table-row table:style-name="ro3">
          <table:table-cell office:value-type="float" office:value="168" table:style-name="ce80">
            <text:p>168</text:p>
          </table:table-cell>
          <table:table-cell office:value-type="string" table:style-name="ce3">
            <text:p>North We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22046" table:style-name="ce55">
            <text:p>22046</text:p>
          </table:table-cell>
          <table:table-cell office:value-type="float" office:value="99.92" table:style-name="ce55">
            <text:p>99.92</text:p>
          </table:table-cell>
          <table:table-cell office:value-type="float" office:value="90.8" table:style-name="ce55">
            <text:p>90.8</text:p>
          </table:table-cell>
          <table:table-cell office:value-type="string" table:style-name="ce3">
            <text:p>Cases with confirmed S-gene</text:p>
          </table:table-cell>
          <table:table-cell office:value-type="float" office:value="22063" table:style-name="ce76">
            <text:p>22,063</text:p>
          </table:table-cell>
          <table:table-cell office:value-type="float" office:value="99.873840000000001" table:style-name="ce55">
            <text:p>99.87384</text:p>
          </table:table-cell>
          <table:table-cell office:value-type="float" office:value="99.953620000000001" table:style-name="ce55">
            <text:p>99.95362</text:p>
          </table:table-cell>
          <table:table-cell table:number-columns-repeated="16373"/>
        </table:table-row>
        <table:table-row table:style-name="ro3">
          <table:table-cell office:value-type="float" office:value="169" table:style-name="ce80">
            <text:p>169</text:p>
          </table:table-cell>
          <table:table-cell office:value-type="string" table:style-name="ce3">
            <text:p>North We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7" table:style-name="ce55">
            <text:p>17</text:p>
          </table:table-cell>
          <table:table-cell office:value-type="float" office:value="0.08" table:style-name="ce55">
            <text:p>0.08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22063" table:style-name="ce76">
            <text:p>22,063</text:p>
          </table:table-cell>
          <table:table-cell office:value-type="float" office:value="4.6376000000000001E-2" table:style-name="ce55">
            <text:p>0.046376</text:p>
          </table:table-cell>
          <table:table-cell office:value-type="float" office:value="0.12615599999999999" table:style-name="ce55">
            <text:p>0.126156</text:p>
          </table:table-cell>
          <table:table-cell table:number-columns-repeated="16373"/>
        </table:table-row>
        <table:table-row table:style-name="ro3">
          <table:table-cell office:value-type="float" office:value="170" table:style-name="ce80">
            <text:p>170</text:p>
          </table:table-cell>
          <table:table-cell office:value-type="string" table:style-name="ce3">
            <text:p>North We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23009" table:style-name="ce55">
            <text:p>23009</text:p>
          </table:table-cell>
          <table:table-cell office:value-type="float" office:value="99.96" table:style-name="ce55">
            <text:p>99.96</text:p>
          </table:table-cell>
          <table:table-cell office:value-type="float" office:value="89.6" table:style-name="ce55">
            <text:p>89.6</text:p>
          </table:table-cell>
          <table:table-cell office:value-type="string" table:style-name="ce3">
            <text:p>Cases with confirmed S-gene</text:p>
          </table:table-cell>
          <table:table-cell office:value-type="float" office:value="23018" table:style-name="ce76">
            <text:p>23,018</text:p>
          </table:table-cell>
          <table:table-cell office:value-type="float" office:value="99.92286" table:style-name="ce55">
            <text:p>99.92286</text:p>
          </table:table-cell>
          <table:table-cell office:value-type="float" office:value="99.980919999999998" table:style-name="ce55">
            <text:p>99.98092</text:p>
          </table:table-cell>
          <table:table-cell table:number-columns-repeated="16373"/>
        </table:table-row>
        <table:table-row table:style-name="ro3">
          <table:table-cell office:value-type="float" office:value="171" table:style-name="ce80">
            <text:p>171</text:p>
          </table:table-cell>
          <table:table-cell office:value-type="string" table:style-name="ce3">
            <text:p>North We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23018" table:style-name="ce76">
            <text:p>23,018</text:p>
          </table:table-cell>
          <table:table-cell office:value-type="float" office:value="1.9082999999999999E-2" table:style-name="ce55">
            <text:p>0.019083</text:p>
          </table:table-cell>
          <table:table-cell office:value-type="float" office:value="7.7137999999999998E-2" table:style-name="ce55">
            <text:p>0.077138</text:p>
          </table:table-cell>
          <table:table-cell table:number-columns-repeated="16373"/>
        </table:table-row>
        <table:table-row table:style-name="ro3">
          <table:table-cell office:value-type="float" office:value="172" table:style-name="ce80">
            <text:p>172</text:p>
          </table:table-cell>
          <table:table-cell office:value-type="string" table:style-name="ce3">
            <text:p>North We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26578" table:style-name="ce55">
            <text:p>26578</text:p>
          </table:table-cell>
          <table:table-cell office:value-type="float" office:value="99.92" table:style-name="ce55">
            <text:p>99.92</text:p>
          </table:table-cell>
          <table:table-cell office:value-type="float" office:value="89.37" table:style-name="ce55">
            <text:p>89.37</text:p>
          </table:table-cell>
          <table:table-cell office:value-type="string" table:style-name="ce3">
            <text:p>Cases with confirmed S-gene</text:p>
          </table:table-cell>
          <table:table-cell office:value-type="float" office:value="26598" table:style-name="ce76">
            <text:p>26,598</text:p>
          </table:table-cell>
          <table:table-cell office:value-type="float" office:value="99.881600000000006" table:style-name="ce55">
            <text:p>99.8816</text:p>
          </table:table-cell>
          <table:table-cell office:value-type="float" office:value="99.952789999999993" table:style-name="ce55">
            <text:p>99.95279</text:p>
          </table:table-cell>
          <table:table-cell table:number-columns-repeated="16373"/>
        </table:table-row>
        <table:table-row table:style-name="ro3">
          <table:table-cell office:value-type="float" office:value="173" table:style-name="ce80">
            <text:p>173</text:p>
          </table:table-cell>
          <table:table-cell office:value-type="string" table:style-name="ce3">
            <text:p>North We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20" table:style-name="ce55">
            <text:p>20</text:p>
          </table:table-cell>
          <table:table-cell office:value-type="float" office:value="0.08" table:style-name="ce55">
            <text:p>0.08</text:p>
          </table:table-cell>
          <table:table-cell office:value-type="float" office:value="7.0000000000000007E-2" table:style-name="ce55">
            <text:p>0.07</text:p>
          </table:table-cell>
          <table:table-cell office:value-type="string" table:style-name="ce3">
            <text:p>Cases with confirmed SGTF</text:p>
          </table:table-cell>
          <table:table-cell office:value-type="float" office:value="26598" table:style-name="ce76">
            <text:p>26,598</text:p>
          </table:table-cell>
          <table:table-cell office:value-type="float" office:value="4.7208E-2" table:style-name="ce55">
            <text:p>0.047208</text:p>
          </table:table-cell>
          <table:table-cell office:value-type="float" office:value="0.11840199999999999" table:style-name="ce55">
            <text:p>0.118402</text:p>
          </table:table-cell>
          <table:table-cell table:number-columns-repeated="16373"/>
        </table:table-row>
        <table:table-row table:style-name="ro3">
          <table:table-cell office:value-type="float" office:value="174" table:style-name="ce80">
            <text:p>174</text:p>
          </table:table-cell>
          <table:table-cell office:value-type="string" table:style-name="ce3">
            <text:p>North We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27641" table:style-name="ce55">
            <text:p>27641</text:p>
          </table:table-cell>
          <table:table-cell office:value-type="float" office:value="99.81" table:style-name="ce55">
            <text:p>99.81</text:p>
          </table:table-cell>
          <table:table-cell office:value-type="float" office:value="90.02" table:style-name="ce55">
            <text:p>90.02</text:p>
          </table:table-cell>
          <table:table-cell office:value-type="string" table:style-name="ce3">
            <text:p>Cases with confirmed S-gene</text:p>
          </table:table-cell>
          <table:table-cell office:value-type="float" office:value="27693" table:style-name="ce76">
            <text:p>27,693</text:p>
          </table:table-cell>
          <table:table-cell office:value-type="float" office:value="99.751819999999995" table:style-name="ce55">
            <text:p>99.75182</text:p>
          </table:table-cell>
          <table:table-cell office:value-type="float" office:value="99.858329999999995" table:style-name="ce55">
            <text:p>99.85833</text:p>
          </table:table-cell>
          <table:table-cell table:number-columns-repeated="16373"/>
        </table:table-row>
        <table:table-row table:style-name="ro3">
          <table:table-cell office:value-type="float" office:value="175" table:style-name="ce80">
            <text:p>175</text:p>
          </table:table-cell>
          <table:table-cell office:value-type="string" table:style-name="ce3">
            <text:p>North We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52" table:style-name="ce55">
            <text:p>52</text:p>
          </table:table-cell>
          <table:table-cell office:value-type="float" office:value="0.19" table:style-name="ce55">
            <text:p>0.19</text:p>
          </table:table-cell>
          <table:table-cell office:value-type="float" office:value="0.17" table:style-name="ce55">
            <text:p>0.17</text:p>
          </table:table-cell>
          <table:table-cell office:value-type="string" table:style-name="ce3">
            <text:p>Cases with confirmed SGTF</text:p>
          </table:table-cell>
          <table:table-cell office:value-type="float" office:value="27693" table:style-name="ce76">
            <text:p>27,693</text:p>
          </table:table-cell>
          <table:table-cell office:value-type="float" office:value="0.14166899999999999" table:style-name="ce55">
            <text:p>0.141669</text:p>
          </table:table-cell>
          <table:table-cell office:value-type="float" office:value="0.24818000000000001" table:style-name="ce55">
            <text:p>0.24818</text:p>
          </table:table-cell>
          <table:table-cell table:number-columns-repeated="16373"/>
        </table:table-row>
        <table:table-row table:style-name="ro3">
          <table:table-cell office:value-type="float" office:value="176" table:style-name="ce80">
            <text:p>176</text:p>
          </table:table-cell>
          <table:table-cell office:value-type="string" table:style-name="ce3">
            <text:p>North We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24337" table:style-name="ce55">
            <text:p>24337</text:p>
          </table:table-cell>
          <table:table-cell office:value-type="float" office:value="99.83" table:style-name="ce55">
            <text:p>99.83</text:p>
          </table:table-cell>
          <table:table-cell office:value-type="float" office:value="90.61" table:style-name="ce55">
            <text:p>90.61</text:p>
          </table:table-cell>
          <table:table-cell office:value-type="string" table:style-name="ce3">
            <text:p>Cases with confirmed S-gene</text:p>
          </table:table-cell>
          <table:table-cell office:value-type="float" office:value="24378" table:style-name="ce76">
            <text:p>24,378</text:p>
          </table:table-cell>
          <table:table-cell office:value-type="float" office:value="99.769580000000005" table:style-name="ce55">
            <text:p>99.76958</text:p>
          </table:table-cell>
          <table:table-cell office:value-type="float" office:value="99.87773" table:style-name="ce55">
            <text:p>99.87773</text:p>
          </table:table-cell>
          <table:table-cell table:number-columns-repeated="16373"/>
        </table:table-row>
        <table:table-row table:style-name="ro3">
          <table:table-cell office:value-type="float" office:value="177" table:style-name="ce80">
            <text:p>177</text:p>
          </table:table-cell>
          <table:table-cell office:value-type="string" table:style-name="ce3">
            <text:p>North We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41" table:style-name="ce55">
            <text:p>41</text:p>
          </table:table-cell>
          <table:table-cell office:value-type="float" office:value="0.17" table:style-name="ce55">
            <text:p>0.17</text:p>
          </table:table-cell>
          <table:table-cell office:value-type="float" office:value="0.15" table:style-name="ce55">
            <text:p>0.15</text:p>
          </table:table-cell>
          <table:table-cell office:value-type="string" table:style-name="ce3">
            <text:p>Cases with confirmed SGTF</text:p>
          </table:table-cell>
          <table:table-cell office:value-type="float" office:value="24378" table:style-name="ce76">
            <text:p>24,378</text:p>
          </table:table-cell>
          <table:table-cell office:value-type="float" office:value="0.122266" table:style-name="ce55">
            <text:p>0.122266</text:p>
          </table:table-cell>
          <table:table-cell office:value-type="float" office:value="0.23042399999999999" table:style-name="ce55">
            <text:p>0.230424</text:p>
          </table:table-cell>
          <table:table-cell table:number-columns-repeated="16373"/>
        </table:table-row>
        <table:table-row table:style-name="ro3">
          <table:table-cell office:value-type="float" office:value="178" table:style-name="ce80">
            <text:p>178</text:p>
          </table:table-cell>
          <table:table-cell office:value-type="string" table:style-name="ce3">
            <text:p>North We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18043" table:style-name="ce55">
            <text:p>18043</text:p>
          </table:table-cell>
          <table:table-cell office:value-type="float" office:value="99.86" table:style-name="ce55">
            <text:p>99.86</text:p>
          </table:table-cell>
          <table:table-cell office:value-type="float" office:value="91.11" table:style-name="ce55">
            <text:p>91.11</text:p>
          </table:table-cell>
          <table:table-cell office:value-type="string" table:style-name="ce3">
            <text:p>Cases with confirmed S-gene</text:p>
          </table:table-cell>
          <table:table-cell office:value-type="float" office:value="18068" table:style-name="ce76">
            <text:p>18,068</text:p>
          </table:table-cell>
          <table:table-cell office:value-type="float" office:value="99.792519999999996" table:style-name="ce55">
            <text:p>99.79252</text:p>
          </table:table-cell>
          <table:table-cell office:value-type="float" office:value="99.90849" table:style-name="ce55">
            <text:p>99.90849</text:p>
          </table:table-cell>
          <table:table-cell table:number-columns-repeated="16373"/>
        </table:table-row>
        <table:table-row table:style-name="ro3">
          <table:table-cell office:value-type="float" office:value="179" table:style-name="ce80">
            <text:p>179</text:p>
          </table:table-cell>
          <table:table-cell office:value-type="string" table:style-name="ce3">
            <text:p>North We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25" table:style-name="ce55">
            <text:p>25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3" table:style-name="ce55">
            <text:p>0.13</text:p>
          </table:table-cell>
          <table:table-cell office:value-type="string" table:style-name="ce3">
            <text:p>Cases with confirmed SGTF</text:p>
          </table:table-cell>
          <table:table-cell office:value-type="float" office:value="18068" table:style-name="ce76">
            <text:p>18,068</text:p>
          </table:table-cell>
          <table:table-cell office:value-type="float" office:value="9.1509999999999994E-2" table:style-name="ce55">
            <text:p>0.09151</text:p>
          </table:table-cell>
          <table:table-cell office:value-type="float" office:value="0.207482" table:style-name="ce55">
            <text:p>0.207482</text:p>
          </table:table-cell>
          <table:table-cell table:number-columns-repeated="16373"/>
        </table:table-row>
        <table:table-row table:style-name="ro3">
          <table:table-cell office:value-type="float" office:value="180" table:style-name="ce80">
            <text:p>180</text:p>
          </table:table-cell>
          <table:table-cell office:value-type="string" table:style-name="ce3">
            <text:p>North We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18534" table:style-name="ce55">
            <text:p>18534</text:p>
          </table:table-cell>
          <table:table-cell office:value-type="float" office:value="99.96" table:style-name="ce55">
            <text:p>99.96</text:p>
          </table:table-cell>
          <table:table-cell office:value-type="float" office:value="90.87" table:style-name="ce55">
            <text:p>90.87</text:p>
          </table:table-cell>
          <table:table-cell office:value-type="string" table:style-name="ce3">
            <text:p>Cases with confirmed S-gene</text:p>
          </table:table-cell>
          <table:table-cell office:value-type="float" office:value="18541" table:style-name="ce76">
            <text:p>18,541</text:p>
          </table:table-cell>
          <table:table-cell office:value-type="float" office:value="99.918459999999996" table:style-name="ce55">
            <text:p>99.91846</text:p>
          </table:table-cell>
          <table:table-cell office:value-type="float" office:value="99.983459999999994" table:style-name="ce55">
            <text:p>99.98346</text:p>
          </table:table-cell>
          <table:table-cell table:number-columns-repeated="16373"/>
        </table:table-row>
        <table:table-row table:style-name="ro3">
          <table:table-cell office:value-type="float" office:value="181" table:style-name="ce80">
            <text:p>181</text:p>
          </table:table-cell>
          <table:table-cell office:value-type="string" table:style-name="ce3">
            <text:p>North We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8541" table:style-name="ce76">
            <text:p>18,541</text:p>
          </table:table-cell>
          <table:table-cell office:value-type="float" office:value="1.6545000000000001E-2" table:style-name="ce55">
            <text:p>0.016545</text:p>
          </table:table-cell>
          <table:table-cell office:value-type="float" office:value="8.1534999999999996E-2" table:style-name="ce55">
            <text:p>0.081535</text:p>
          </table:table-cell>
          <table:table-cell table:number-columns-repeated="16373"/>
        </table:table-row>
        <table:table-row table:style-name="ro3">
          <table:table-cell office:value-type="float" office:value="182" table:style-name="ce80">
            <text:p>182</text:p>
          </table:table-cell>
          <table:table-cell office:value-type="string" table:style-name="ce3">
            <text:p>North We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22772" table:style-name="ce55">
            <text:p>22772</text:p>
          </table:table-cell>
          <table:table-cell office:value-type="float" office:value="99.97" table:style-name="ce55">
            <text:p>99.97</text:p>
          </table:table-cell>
          <table:table-cell office:value-type="float" office:value="89.87" table:style-name="ce55">
            <text:p>89.87</text:p>
          </table:table-cell>
          <table:table-cell office:value-type="string" table:style-name="ce3">
            <text:p>Cases with confirmed S-gene</text:p>
          </table:table-cell>
          <table:table-cell office:value-type="float" office:value="22779" table:style-name="ce76">
            <text:p>22,779</text:p>
          </table:table-cell>
          <table:table-cell office:value-type="float" office:value="99.933629999999994" table:style-name="ce55">
            <text:p>99.93363</text:p>
          </table:table-cell>
          <table:table-cell office:value-type="float" office:value="99.986530000000002" table:style-name="ce55">
            <text:p>99.98653</text:p>
          </table:table-cell>
          <table:table-cell table:number-columns-repeated="16373"/>
        </table:table-row>
        <table:table-row table:style-name="ro3">
          <table:table-cell office:value-type="float" office:value="183" table:style-name="ce80">
            <text:p>183</text:p>
          </table:table-cell>
          <table:table-cell office:value-type="string" table:style-name="ce3">
            <text:p>North We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22779" table:style-name="ce76">
            <text:p>22,779</text:p>
          </table:table-cell>
          <table:table-cell office:value-type="float" office:value="1.3466000000000001E-2" table:style-name="ce55">
            <text:p>0.013466</text:p>
          </table:table-cell>
          <table:table-cell office:value-type="float" office:value="6.6368999999999997E-2" table:style-name="ce55">
            <text:p>0.066369</text:p>
          </table:table-cell>
          <table:table-cell table:number-columns-repeated="16373"/>
        </table:table-row>
        <table:table-row table:style-name="ro3">
          <table:table-cell office:value-type="float" office:value="184" table:style-name="ce80">
            <text:p>184</text:p>
          </table:table-cell>
          <table:table-cell office:value-type="string" table:style-name="ce3">
            <text:p>North We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23355" table:style-name="ce55">
            <text:p>23355</text:p>
          </table:table-cell>
          <table:table-cell office:value-type="float" office:value="100" table:style-name="ce55">
            <text:p>100</text:p>
          </table:table-cell>
          <table:table-cell office:value-type="float" office:value="89.84" table:style-name="ce55">
            <text:p>89.84</text:p>
          </table:table-cell>
          <table:table-cell office:value-type="string" table:style-name="ce3">
            <text:p>Cases with confirmed S-gene</text:p>
          </table:table-cell>
          <table:table-cell office:value-type="float" office:value="23356" table:style-name="ce76">
            <text:p>23,356</text:p>
          </table:table-cell>
          <table:table-cell office:value-type="float" office:value="99.972200000000001" table:style-name="ce55">
            <text:p>99.9722</text:p>
          </table:table-cell>
          <table:table-cell office:value-type="float" office:value="99.999780000000001" table:style-name="ce55">
            <text:p>99.99978</text:p>
          </table:table-cell>
          <table:table-cell table:number-columns-repeated="16373"/>
        </table:table-row>
        <table:table-row table:style-name="ro3">
          <table:table-cell office:value-type="float" office:value="185" table:style-name="ce80">
            <text:p>185</text:p>
          </table:table-cell>
          <table:table-cell office:value-type="string" table:style-name="ce3">
            <text:p>North We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string" table:style-name="ce3">
            <text:p>Cases with confirmed SGTF</text:p>
          </table:table-cell>
          <table:table-cell office:value-type="float" office:value="23356" table:style-name="ce76">
            <text:p>23,356</text:p>
          </table:table-cell>
          <table:table-cell office:value-type="float" office:value="2.23E-4" table:style-name="ce55">
            <text:p>0.000223</text:p>
          </table:table-cell>
          <table:table-cell office:value-type="float" office:value="2.7803999999999999E-2" table:style-name="ce55">
            <text:p>0.027804</text:p>
          </table:table-cell>
          <table:table-cell table:number-columns-repeated="16373"/>
        </table:table-row>
        <table:table-row table:style-name="ro3">
          <table:table-cell office:value-type="float" office:value="186" table:style-name="ce80">
            <text:p>186</text:p>
          </table:table-cell>
          <table:table-cell office:value-type="string" table:style-name="ce3">
            <text:p>North We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14900" table:style-name="ce55">
            <text:p>14900</text:p>
          </table:table-cell>
          <table:table-cell office:value-type="float" office:value="99.94" table:style-name="ce55">
            <text:p>99.94</text:p>
          </table:table-cell>
          <table:table-cell office:value-type="float" office:value="88.61" table:style-name="ce55">
            <text:p>88.61</text:p>
          </table:table-cell>
          <table:table-cell office:value-type="string" table:style-name="ce3">
            <text:p>Cases with confirmed S-gene</text:p>
          </table:table-cell>
          <table:table-cell office:value-type="float" office:value="14909" table:style-name="ce76">
            <text:p>14,909</text:p>
          </table:table-cell>
          <table:table-cell office:value-type="float" office:value="99.880920000000003" table:style-name="ce55">
            <text:p>99.88092</text:p>
          </table:table-cell>
          <table:table-cell office:value-type="float" office:value="99.97054" table:style-name="ce55">
            <text:p>99.97054</text:p>
          </table:table-cell>
          <table:table-cell table:number-columns-repeated="16373"/>
        </table:table-row>
        <table:table-row table:style-name="ro3">
          <table:table-cell office:value-type="float" office:value="187" table:style-name="ce80">
            <text:p>187</text:p>
          </table:table-cell>
          <table:table-cell office:value-type="string" table:style-name="ce3">
            <text:p>North We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6" table:style-name="ce55">
            <text:p>0.06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4909" table:style-name="ce76">
            <text:p>14,909</text:p>
          </table:table-cell>
          <table:table-cell office:value-type="float" office:value="2.9464000000000001E-2" table:style-name="ce55">
            <text:p>0.029464</text:p>
          </table:table-cell>
          <table:table-cell office:value-type="float" office:value="0.119078" table:style-name="ce55">
            <text:p>0.119078</text:p>
          </table:table-cell>
          <table:table-cell table:number-columns-repeated="16373"/>
        </table:table-row>
        <table:table-row table:style-name="ro3">
          <table:table-cell office:value-type="float" office:value="188" table:style-name="ce80">
            <text:p>188</text:p>
          </table:table-cell>
          <table:table-cell office:value-type="string" table:style-name="ce3">
            <text:p>South Ea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8339" table:style-name="ce55">
            <text:p>8339</text:p>
          </table:table-cell>
          <table:table-cell office:value-type="float" office:value="99.92" table:style-name="ce55">
            <text:p>99.92</text:p>
          </table:table-cell>
          <table:table-cell office:value-type="float" office:value="94.66" table:style-name="ce55">
            <text:p>94.66</text:p>
          </table:table-cell>
          <table:table-cell office:value-type="string" table:style-name="ce3">
            <text:p>Cases with confirmed S-gene</text:p>
          </table:table-cell>
          <table:table-cell office:value-type="float" office:value="8346" table:style-name="ce76">
            <text:p>8,346</text:p>
          </table:table-cell>
          <table:table-cell office:value-type="float" office:value="99.818929999999995" table:style-name="ce55">
            <text:p>99.81893</text:p>
          </table:table-cell>
          <table:table-cell office:value-type="float" office:value="99.963239999999999" table:style-name="ce55">
            <text:p>99.96324</text:p>
          </table:table-cell>
          <table:table-cell table:number-columns-repeated="16373"/>
        </table:table-row>
        <table:table-row table:style-name="ro3">
          <table:table-cell office:value-type="float" office:value="189" table:style-name="ce80">
            <text:p>189</text:p>
          </table:table-cell>
          <table:table-cell office:value-type="string" table:style-name="ce3">
            <text:p>South Ea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08" table:style-name="ce55">
            <text:p>0.08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confirmed SGTF</text:p>
          </table:table-cell>
          <table:table-cell office:value-type="float" office:value="8346" table:style-name="ce76">
            <text:p>8,346</text:p>
          </table:table-cell>
          <table:table-cell office:value-type="float" office:value="3.6756999999999998E-2" table:style-name="ce55">
            <text:p>0.036757</text:p>
          </table:table-cell>
          <table:table-cell office:value-type="float" office:value="0.18107300000000001" table:style-name="ce55">
            <text:p>0.181073</text:p>
          </table:table-cell>
          <table:table-cell table:number-columns-repeated="16373"/>
        </table:table-row>
        <table:table-row table:style-name="ro3">
          <table:table-cell office:value-type="float" office:value="190" table:style-name="ce80">
            <text:p>190</text:p>
          </table:table-cell>
          <table:table-cell office:value-type="string" table:style-name="ce3">
            <text:p>South Ea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7372" table:style-name="ce55">
            <text:p>7372</text:p>
          </table:table-cell>
          <table:table-cell office:value-type="float" office:value="99.97" table:style-name="ce55">
            <text:p>99.97</text:p>
          </table:table-cell>
          <table:table-cell office:value-type="float" office:value="95.13" table:style-name="ce55">
            <text:p>95.13</text:p>
          </table:table-cell>
          <table:table-cell office:value-type="string" table:style-name="ce3">
            <text:p>Cases with confirmed S-gene</text:p>
          </table:table-cell>
          <table:table-cell office:value-type="float" office:value="7374" table:style-name="ce76">
            <text:p>7,374</text:p>
          </table:table-cell>
          <table:table-cell office:value-type="float" office:value="99.89067" table:style-name="ce55">
            <text:p>99.89067</text:p>
          </table:table-cell>
          <table:table-cell office:value-type="float" office:value="99.9953" table:style-name="ce55">
            <text:p>99.9953</text:p>
          </table:table-cell>
          <table:table-cell table:number-columns-repeated="16373"/>
        </table:table-row>
        <table:table-row table:style-name="ro3">
          <table:table-cell office:value-type="float" office:value="191" table:style-name="ce80">
            <text:p>191</text:p>
          </table:table-cell>
          <table:table-cell office:value-type="string" table:style-name="ce3">
            <text:p>South Ea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7374" table:style-name="ce76">
            <text:p>7,374</text:p>
          </table:table-cell>
          <table:table-cell office:value-type="float" office:value="4.6979999999999999E-3" table:style-name="ce55">
            <text:p>0.004698</text:p>
          </table:table-cell>
          <table:table-cell office:value-type="float" office:value="0.10933" table:style-name="ce55">
            <text:p>0.10933</text:p>
          </table:table-cell>
          <table:table-cell table:number-columns-repeated="16373"/>
        </table:table-row>
        <table:table-row table:style-name="ro3">
          <table:table-cell office:value-type="float" office:value="192" table:style-name="ce80">
            <text:p>192</text:p>
          </table:table-cell>
          <table:table-cell office:value-type="string" table:style-name="ce3">
            <text:p>South Ea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9291" table:style-name="ce55">
            <text:p>9291</text:p>
          </table:table-cell>
          <table:table-cell office:value-type="float" office:value="99.99" table:style-name="ce55">
            <text:p>99.99</text:p>
          </table:table-cell>
          <table:table-cell office:value-type="float" office:value="95.63" table:style-name="ce55">
            <text:p>95.63</text:p>
          </table:table-cell>
          <table:table-cell office:value-type="string" table:style-name="ce3">
            <text:p>Cases with confirmed S-gene</text:p>
          </table:table-cell>
          <table:table-cell office:value-type="float" office:value="9292" table:style-name="ce76">
            <text:p>9,292</text:p>
          </table:table-cell>
          <table:table-cell office:value-type="float" office:value="99.930130000000005" table:style-name="ce55">
            <text:p>99.93013</text:p>
          </table:table-cell>
          <table:table-cell office:value-type="float" office:value="99.999440000000007" table:style-name="ce55">
            <text:p>99.99944</text:p>
          </table:table-cell>
          <table:table-cell table:number-columns-repeated="16373"/>
        </table:table-row>
        <table:table-row table:style-name="ro3">
          <table:table-cell office:value-type="float" office:value="193" table:style-name="ce80">
            <text:p>193</text:p>
          </table:table-cell>
          <table:table-cell office:value-type="string" table:style-name="ce3">
            <text:p>South Ea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9292" table:style-name="ce76">
            <text:p>9,292</text:p>
          </table:table-cell>
          <table:table-cell office:value-type="float" office:value="5.62E-4" table:style-name="ce55">
            <text:p>0.000562</text:p>
          </table:table-cell>
          <table:table-cell office:value-type="float" office:value="6.9869000000000001E-2" table:style-name="ce55">
            <text:p>0.069869</text:p>
          </table:table-cell>
          <table:table-cell table:number-columns-repeated="16373"/>
        </table:table-row>
        <table:table-row table:style-name="ro3">
          <table:table-cell office:value-type="float" office:value="194" table:style-name="ce80">
            <text:p>194</text:p>
          </table:table-cell>
          <table:table-cell office:value-type="string" table:style-name="ce3">
            <text:p>South Ea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0360" table:style-name="ce55">
            <text:p>10360</text:p>
          </table:table-cell>
          <table:table-cell office:value-type="float" office:value="99.99" table:style-name="ce55">
            <text:p>99.99</text:p>
          </table:table-cell>
          <table:table-cell office:value-type="float" office:value="95.43" table:style-name="ce55">
            <text:p>95.43</text:p>
          </table:table-cell>
          <table:table-cell office:value-type="string" table:style-name="ce3">
            <text:p>Cases with confirmed S-gene</text:p>
          </table:table-cell>
          <table:table-cell office:value-type="float" office:value="10361" table:style-name="ce76">
            <text:p>10,361</text:p>
          </table:table-cell>
          <table:table-cell office:value-type="float" office:value="99.937340000000006" table:style-name="ce55">
            <text:p>99.93734</text:p>
          </table:table-cell>
          <table:table-cell office:value-type="float" office:value="99.999499999999998" table:style-name="ce55">
            <text:p>99.9995</text:p>
          </table:table-cell>
          <table:table-cell table:number-columns-repeated="16373"/>
        </table:table-row>
        <table:table-row table:style-name="ro3">
          <table:table-cell office:value-type="float" office:value="195" table:style-name="ce80">
            <text:p>195</text:p>
          </table:table-cell>
          <table:table-cell office:value-type="string" table:style-name="ce3">
            <text:p>South Ea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10361" table:style-name="ce76">
            <text:p>10,361</text:p>
          </table:table-cell>
          <table:table-cell office:value-type="float" office:value="5.04E-4" table:style-name="ce55">
            <text:p>0.000504</text:p>
          </table:table-cell>
          <table:table-cell office:value-type="float" office:value="6.2662999999999996E-2" table:style-name="ce55">
            <text:p>0.062663</text:p>
          </table:table-cell>
          <table:table-cell table:number-columns-repeated="16373"/>
        </table:table-row>
        <table:table-row table:style-name="ro3">
          <table:table-cell office:value-type="float" office:value="196" table:style-name="ce80">
            <text:p>196</text:p>
          </table:table-cell>
          <table:table-cell office:value-type="string" table:style-name="ce3">
            <text:p>South Ea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9119" table:style-name="ce55">
            <text:p>9119</text:p>
          </table:table-cell>
          <table:table-cell office:value-type="float" office:value="99.97" table:style-name="ce55">
            <text:p>99.97</text:p>
          </table:table-cell>
          <table:table-cell office:value-type="float" office:value="97.07" table:style-name="ce55">
            <text:p>97.07</text:p>
          </table:table-cell>
          <table:table-cell office:value-type="string" table:style-name="ce3">
            <text:p>Cases with confirmed S-gene</text:p>
          </table:table-cell>
          <table:table-cell office:value-type="float" office:value="9122" table:style-name="ce76">
            <text:p>9,122</text:p>
          </table:table-cell>
          <table:table-cell office:value-type="float" office:value="99.895250000000004" table:style-name="ce55">
            <text:p>99.89525</text:p>
          </table:table-cell>
          <table:table-cell office:value-type="float" office:value="99.991510000000005" table:style-name="ce55">
            <text:p>99.99151</text:p>
          </table:table-cell>
          <table:table-cell table:number-columns-repeated="16373"/>
        </table:table-row>
        <table:table-row table:style-name="ro3">
          <table:table-cell office:value-type="float" office:value="197" table:style-name="ce80">
            <text:p>197</text:p>
          </table:table-cell>
          <table:table-cell office:value-type="string" table:style-name="ce3">
            <text:p>South Ea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9122" table:style-name="ce76">
            <text:p>9,122</text:p>
          </table:table-cell>
          <table:table-cell office:value-type="float" office:value="8.4939999999999998E-3" table:style-name="ce55">
            <text:p>0.008494</text:p>
          </table:table-cell>
          <table:table-cell office:value-type="float" office:value="0.104752" table:style-name="ce55">
            <text:p>0.104752</text:p>
          </table:table-cell>
          <table:table-cell table:number-columns-repeated="16373"/>
        </table:table-row>
        <table:table-row table:style-name="ro3">
          <table:table-cell office:value-type="float" office:value="198" table:style-name="ce80">
            <text:p>198</text:p>
          </table:table-cell>
          <table:table-cell office:value-type="string" table:style-name="ce3">
            <text:p>South Ea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7350" table:style-name="ce55">
            <text:p>7350</text:p>
          </table:table-cell>
          <table:table-cell office:value-type="float" office:value="99.96" table:style-name="ce55">
            <text:p>99.96</text:p>
          </table:table-cell>
          <table:table-cell office:value-type="float" office:value="97.45" table:style-name="ce55">
            <text:p>97.45</text:p>
          </table:table-cell>
          <table:table-cell office:value-type="string" table:style-name="ce3">
            <text:p>Cases with confirmed S-gene</text:p>
          </table:table-cell>
          <table:table-cell office:value-type="float" office:value="7353" table:style-name="ce76">
            <text:p>7,353</text:p>
          </table:table-cell>
          <table:table-cell office:value-type="float" office:value="99.870059999999995" table:style-name="ce55">
            <text:p>99.87006</text:p>
          </table:table-cell>
          <table:table-cell office:value-type="float" office:value="99.989459999999994" table:style-name="ce55">
            <text:p>99.98946</text:p>
          </table:table-cell>
          <table:table-cell table:number-columns-repeated="16373"/>
        </table:table-row>
        <table:table-row table:style-name="ro3">
          <table:table-cell office:value-type="float" office:value="199" table:style-name="ce80">
            <text:p>199</text:p>
          </table:table-cell>
          <table:table-cell office:value-type="string" table:style-name="ce3">
            <text:p>South Ea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7353" table:style-name="ce76">
            <text:p>7,353</text:p>
          </table:table-cell>
          <table:table-cell office:value-type="float" office:value="1.0538E-2" table:style-name="ce55">
            <text:p>0.010538</text:p>
          </table:table-cell>
          <table:table-cell office:value-type="float" office:value="0.129938" table:style-name="ce55">
            <text:p>0.129938</text:p>
          </table:table-cell>
          <table:table-cell table:number-columns-repeated="16373"/>
        </table:table-row>
        <table:table-row table:style-name="ro3">
          <table:table-cell office:value-type="float" office:value="200" table:style-name="ce80">
            <text:p>200</text:p>
          </table:table-cell>
          <table:table-cell office:value-type="string" table:style-name="ce3">
            <text:p>South Ea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8589" table:style-name="ce55">
            <text:p>8589</text:p>
          </table:table-cell>
          <table:table-cell office:value-type="float" office:value="99.91" table:style-name="ce55">
            <text:p>99.91</text:p>
          </table:table-cell>
          <table:table-cell office:value-type="float" office:value="96.42" table:style-name="ce55">
            <text:p>96.42</text:p>
          </table:table-cell>
          <table:table-cell office:value-type="string" table:style-name="ce3">
            <text:p>Cases with confirmed S-gene</text:p>
          </table:table-cell>
          <table:table-cell office:value-type="float" office:value="8597" table:style-name="ce76">
            <text:p>8,597</text:p>
          </table:table-cell>
          <table:table-cell office:value-type="float" office:value="99.808779999999999" table:style-name="ce55">
            <text:p>99.80878</text:p>
          </table:table-cell>
          <table:table-cell office:value-type="float" office:value="99.956720000000004" table:style-name="ce55">
            <text:p>99.95672</text:p>
          </table:table-cell>
          <table:table-cell table:number-columns-repeated="16373"/>
        </table:table-row>
        <table:table-row table:style-name="ro3">
          <table:table-cell office:value-type="float" office:value="201" table:style-name="ce80">
            <text:p>201</text:p>
          </table:table-cell>
          <table:table-cell office:value-type="string" table:style-name="ce3">
            <text:p>South Ea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9" table:style-name="ce55">
            <text:p>0.09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8597" table:style-name="ce76">
            <text:p>8,597</text:p>
          </table:table-cell>
          <table:table-cell office:value-type="float" office:value="4.3275000000000001E-2" table:style-name="ce55">
            <text:p>0.043275</text:p>
          </table:table-cell>
          <table:table-cell office:value-type="float" office:value="0.191219" table:style-name="ce55">
            <text:p>0.191219</text:p>
          </table:table-cell>
          <table:table-cell table:number-columns-repeated="16373"/>
        </table:table-row>
        <table:table-row table:style-name="ro3">
          <table:table-cell office:value-type="float" office:value="202" table:style-name="ce80">
            <text:p>202</text:p>
          </table:table-cell>
          <table:table-cell office:value-type="string" table:style-name="ce3">
            <text:p>South Ea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5004" table:style-name="ce55">
            <text:p>5004</text:p>
          </table:table-cell>
          <table:table-cell office:value-type="float" office:value="99.82" table:style-name="ce55">
            <text:p>99.82</text:p>
          </table:table-cell>
          <table:table-cell office:value-type="float" office:value="96.21" table:style-name="ce55">
            <text:p>96.21</text:p>
          </table:table-cell>
          <table:table-cell office:value-type="string" table:style-name="ce3">
            <text:p>Cases with confirmed S-gene</text:p>
          </table:table-cell>
          <table:table-cell office:value-type="float" office:value="5013" table:style-name="ce76">
            <text:p>5,013</text:p>
          </table:table-cell>
          <table:table-cell office:value-type="float" office:value="99.646109999999993" table:style-name="ce55">
            <text:p>99.64611</text:p>
          </table:table-cell>
          <table:table-cell office:value-type="float" office:value="99.912360000000007" table:style-name="ce55">
            <text:p>99.91236</text:p>
          </table:table-cell>
          <table:table-cell table:number-columns-repeated="16373"/>
        </table:table-row>
        <table:table-row table:style-name="ro3">
          <table:table-cell office:value-type="float" office:value="203" table:style-name="ce80">
            <text:p>203</text:p>
          </table:table-cell>
          <table:table-cell office:value-type="string" table:style-name="ce3">
            <text:p>South Ea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8" table:style-name="ce55">
            <text:p>0.18</text:p>
          </table:table-cell>
          <table:table-cell office:value-type="float" office:value="0.17" table:style-name="ce55">
            <text:p>0.17</text:p>
          </table:table-cell>
          <table:table-cell office:value-type="string" table:style-name="ce3">
            <text:p>Cases with confirmed SGTF</text:p>
          </table:table-cell>
          <table:table-cell office:value-type="float" office:value="5013" table:style-name="ce76">
            <text:p>5,013</text:p>
          </table:table-cell>
          <table:table-cell office:value-type="float" office:value="8.7642999999999999E-2" table:style-name="ce55">
            <text:p>0.087643</text:p>
          </table:table-cell>
          <table:table-cell office:value-type="float" office:value="0.35389399999999999" table:style-name="ce55">
            <text:p>0.353894</text:p>
          </table:table-cell>
          <table:table-cell table:number-columns-repeated="16373"/>
        </table:table-row>
        <table:table-row table:style-name="ro3">
          <table:table-cell office:value-type="float" office:value="204" table:style-name="ce80">
            <text:p>204</text:p>
          </table:table-cell>
          <table:table-cell office:value-type="string" table:style-name="ce3">
            <text:p>South Ea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6346" table:style-name="ce55">
            <text:p>6346</text:p>
          </table:table-cell>
          <table:table-cell office:value-type="float" office:value="99.86" table:style-name="ce55">
            <text:p>99.86</text:p>
          </table:table-cell>
          <table:table-cell office:value-type="float" office:value="96.18" table:style-name="ce55">
            <text:p>96.18</text:p>
          </table:table-cell>
          <table:table-cell office:value-type="string" table:style-name="ce3">
            <text:p>Cases with confirmed S-gene</text:p>
          </table:table-cell>
          <table:table-cell office:value-type="float" office:value="6355" table:style-name="ce76">
            <text:p>6,355</text:p>
          </table:table-cell>
          <table:table-cell office:value-type="float" office:value="99.720780000000005" table:style-name="ce55">
            <text:p>99.72078</text:p>
          </table:table-cell>
          <table:table-cell office:value-type="float" office:value="99.930869999999999" table:style-name="ce55">
            <text:p>99.93087</text:p>
          </table:table-cell>
          <table:table-cell table:number-columns-repeated="16373"/>
        </table:table-row>
        <table:table-row table:style-name="ro3">
          <table:table-cell office:value-type="float" office:value="205" table:style-name="ce80">
            <text:p>205</text:p>
          </table:table-cell>
          <table:table-cell office:value-type="string" table:style-name="ce3">
            <text:p>South Ea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4000000000000001" table:style-name="ce55">
            <text:p>0.14</text:p>
          </table:table-cell>
          <table:table-cell office:value-type="string" table:style-name="ce3">
            <text:p>Cases with confirmed SGTF</text:p>
          </table:table-cell>
          <table:table-cell office:value-type="float" office:value="6355" table:style-name="ce76">
            <text:p>6,355</text:p>
          </table:table-cell>
          <table:table-cell office:value-type="float" office:value="6.9130999999999998E-2" table:style-name="ce55">
            <text:p>0.069131</text:p>
          </table:table-cell>
          <table:table-cell office:value-type="float" office:value="0.27922400000000003" table:style-name="ce55">
            <text:p>0.279224</text:p>
          </table:table-cell>
          <table:table-cell table:number-columns-repeated="16373"/>
        </table:table-row>
        <table:table-row table:style-name="ro3">
          <table:table-cell office:value-type="float" office:value="206" table:style-name="ce80">
            <text:p>206</text:p>
          </table:table-cell>
          <table:table-cell office:value-type="string" table:style-name="ce3">
            <text:p>South Ea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9072" table:style-name="ce55">
            <text:p>9072</text:p>
          </table:table-cell>
          <table:table-cell office:value-type="float" office:value="99.86" table:style-name="ce55">
            <text:p>99.86</text:p>
          </table:table-cell>
          <table:table-cell office:value-type="float" office:value="95.78" table:style-name="ce55">
            <text:p>95.78</text:p>
          </table:table-cell>
          <table:table-cell office:value-type="string" table:style-name="ce3">
            <text:p>Cases with confirmed S-gene</text:p>
          </table:table-cell>
          <table:table-cell office:value-type="float" office:value="9085" table:style-name="ce76">
            <text:p>9,085</text:p>
          </table:table-cell>
          <table:table-cell office:value-type="float" office:value="99.748390000000001" table:style-name="ce55">
            <text:p>99.74839</text:p>
          </table:table-cell>
          <table:table-cell office:value-type="float" office:value="99.920400000000001" table:style-name="ce55">
            <text:p>99.9204</text:p>
          </table:table-cell>
          <table:table-cell table:number-columns-repeated="16373"/>
        </table:table-row>
        <table:table-row table:style-name="ro3">
          <table:table-cell office:value-type="float" office:value="207" table:style-name="ce80">
            <text:p>207</text:p>
          </table:table-cell>
          <table:table-cell office:value-type="string" table:style-name="ce3">
            <text:p>South Ea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3" table:style-name="ce55">
            <text:p>13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4000000000000001" table:style-name="ce55">
            <text:p>0.14</text:p>
          </table:table-cell>
          <table:table-cell office:value-type="string" table:style-name="ce3">
            <text:p>Cases with confirmed SGTF</text:p>
          </table:table-cell>
          <table:table-cell office:value-type="float" office:value="9085" table:style-name="ce76">
            <text:p>9,085</text:p>
          </table:table-cell>
          <table:table-cell office:value-type="float" office:value="7.9598000000000002E-2" table:style-name="ce55">
            <text:p>0.079598</text:p>
          </table:table-cell>
          <table:table-cell office:value-type="float" office:value="0.25161299999999998" table:style-name="ce55">
            <text:p>0.251613</text:p>
          </table:table-cell>
          <table:table-cell table:number-columns-repeated="16373"/>
        </table:table-row>
        <table:table-row table:style-name="ro3">
          <table:table-cell office:value-type="float" office:value="208" table:style-name="ce80">
            <text:p>208</text:p>
          </table:table-cell>
          <table:table-cell office:value-type="string" table:style-name="ce3">
            <text:p>South Ea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7947" table:style-name="ce55">
            <text:p>7947</text:p>
          </table:table-cell>
          <table:table-cell office:value-type="float" office:value="99.85" table:style-name="ce55">
            <text:p>99.85</text:p>
          </table:table-cell>
          <table:table-cell office:value-type="float" office:value="95.97" table:style-name="ce55">
            <text:p>95.97</text:p>
          </table:table-cell>
          <table:table-cell office:value-type="string" table:style-name="ce3">
            <text:p>Cases with confirmed S-gene</text:p>
          </table:table-cell>
          <table:table-cell office:value-type="float" office:value="7959" table:style-name="ce76">
            <text:p>7,959</text:p>
          </table:table-cell>
          <table:table-cell office:value-type="float" office:value="99.728660000000005" table:style-name="ce55">
            <text:p>99.72866</text:p>
          </table:table-cell>
          <table:table-cell office:value-type="float" office:value="99.918289999999999" table:style-name="ce55">
            <text:p>99.91829</text:p>
          </table:table-cell>
          <table:table-cell table:number-columns-repeated="16373"/>
        </table:table-row>
        <table:table-row table:style-name="ro3">
          <table:table-cell office:value-type="float" office:value="209" table:style-name="ce80">
            <text:p>209</text:p>
          </table:table-cell>
          <table:table-cell office:value-type="string" table:style-name="ce3">
            <text:p>South Ea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15" table:style-name="ce55">
            <text:p>0.15</text:p>
          </table:table-cell>
          <table:table-cell office:value-type="float" office:value="0.14000000000000001" table:style-name="ce55">
            <text:p>0.14</text:p>
          </table:table-cell>
          <table:table-cell office:value-type="string" table:style-name="ce3">
            <text:p>Cases with confirmed SGTF</text:p>
          </table:table-cell>
          <table:table-cell office:value-type="float" office:value="7959" table:style-name="ce76">
            <text:p>7,959</text:p>
          </table:table-cell>
          <table:table-cell office:value-type="float" office:value="8.1714999999999996E-2" table:style-name="ce55">
            <text:p>0.081715</text:p>
          </table:table-cell>
          <table:table-cell office:value-type="float" office:value="0.271339" table:style-name="ce55">
            <text:p>0.271339</text:p>
          </table:table-cell>
          <table:table-cell table:number-columns-repeated="16373"/>
        </table:table-row>
        <table:table-row table:style-name="ro3">
          <table:table-cell office:value-type="float" office:value="210" table:style-name="ce80">
            <text:p>210</text:p>
          </table:table-cell>
          <table:table-cell office:value-type="string" table:style-name="ce3">
            <text:p>South Ea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9091" table:style-name="ce55">
            <text:p>9091</text:p>
          </table:table-cell>
          <table:table-cell office:value-type="float" office:value="99.79" table:style-name="ce55">
            <text:p>99.79</text:p>
          </table:table-cell>
          <table:table-cell office:value-type="float" office:value="96" table:style-name="ce55">
            <text:p>96</text:p>
          </table:table-cell>
          <table:table-cell office:value-type="string" table:style-name="ce3">
            <text:p>Cases with confirmed S-gene</text:p>
          </table:table-cell>
          <table:table-cell office:value-type="float" office:value="9110" table:style-name="ce76">
            <text:p>9,110</text:p>
          </table:table-cell>
          <table:table-cell office:value-type="float" office:value="99.667789999999997" table:style-name="ce55">
            <text:p>99.66779</text:p>
          </table:table-cell>
          <table:table-cell office:value-type="float" office:value="99.870710000000003" table:style-name="ce55">
            <text:p>99.87071</text:p>
          </table:table-cell>
          <table:table-cell table:number-columns-repeated="16373"/>
        </table:table-row>
        <table:table-row table:style-name="ro3">
          <table:table-cell office:value-type="float" office:value="211" table:style-name="ce80">
            <text:p>211</text:p>
          </table:table-cell>
          <table:table-cell office:value-type="string" table:style-name="ce3">
            <text:p>South Ea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19" table:style-name="ce55">
            <text:p>19</text:p>
          </table:table-cell>
          <table:table-cell office:value-type="float" office:value="0.21" table:style-name="ce55">
            <text:p>0.21</text:p>
          </table:table-cell>
          <table:table-cell office:value-type="float" office:value="0.2" table:style-name="ce55">
            <text:p>0.2</text:p>
          </table:table-cell>
          <table:table-cell office:value-type="string" table:style-name="ce3">
            <text:p>Cases with confirmed SGTF</text:p>
          </table:table-cell>
          <table:table-cell office:value-type="float" office:value="9110" table:style-name="ce76">
            <text:p>9,110</text:p>
          </table:table-cell>
          <table:table-cell office:value-type="float" office:value="0.12928600000000001" table:style-name="ce55">
            <text:p>0.129286</text:p>
          </table:table-cell>
          <table:table-cell office:value-type="float" office:value="0.33221099999999998" table:style-name="ce55">
            <text:p>0.332211</text:p>
          </table:table-cell>
          <table:table-cell table:number-columns-repeated="16373"/>
        </table:table-row>
        <table:table-row table:style-name="ro3">
          <table:table-cell office:value-type="float" office:value="212" table:style-name="ce80">
            <text:p>212</text:p>
          </table:table-cell>
          <table:table-cell office:value-type="string" table:style-name="ce3">
            <text:p>South Ea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9073" table:style-name="ce55">
            <text:p>9073</text:p>
          </table:table-cell>
          <table:table-cell office:value-type="float" office:value="99.83" table:style-name="ce55">
            <text:p>99.83</text:p>
          </table:table-cell>
          <table:table-cell office:value-type="float" office:value="96.77" table:style-name="ce55">
            <text:p>96.77</text:p>
          </table:table-cell>
          <table:table-cell office:value-type="string" table:style-name="ce3">
            <text:p>Cases with confirmed S-gene</text:p>
          </table:table-cell>
          <table:table-cell office:value-type="float" office:value="9088" table:style-name="ce76">
            <text:p>9,088</text:p>
          </table:table-cell>
          <table:table-cell office:value-type="float" office:value="99.721000000000004" table:style-name="ce55">
            <text:p>99.721</text:p>
          </table:table-cell>
          <table:table-cell office:value-type="float" office:value="99.904089999999997" table:style-name="ce55">
            <text:p>99.90409</text:p>
          </table:table-cell>
          <table:table-cell table:number-columns-repeated="16373"/>
        </table:table-row>
        <table:table-row table:style-name="ro3">
          <table:table-cell office:value-type="float" office:value="213" table:style-name="ce80">
            <text:p>213</text:p>
          </table:table-cell>
          <table:table-cell office:value-type="string" table:style-name="ce3">
            <text:p>South Ea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15" table:style-name="ce55">
            <text:p>15</text:p>
          </table:table-cell>
          <table:table-cell office:value-type="float" office:value="0.17" table:style-name="ce55">
            <text:p>0.17</text:p>
          </table:table-cell>
          <table:table-cell office:value-type="float" office:value="0.16" table:style-name="ce55">
            <text:p>0.16</text:p>
          </table:table-cell>
          <table:table-cell office:value-type="string" table:style-name="ce3">
            <text:p>Cases with confirmed SGTF</text:p>
          </table:table-cell>
          <table:table-cell office:value-type="float" office:value="9088" table:style-name="ce76">
            <text:p>9,088</text:p>
          </table:table-cell>
          <table:table-cell office:value-type="float" office:value="9.5909999999999995E-2" table:style-name="ce55">
            <text:p>0.09591</text:p>
          </table:table-cell>
          <table:table-cell office:value-type="float" office:value="0.278999" table:style-name="ce55">
            <text:p>0.278999</text:p>
          </table:table-cell>
          <table:table-cell table:number-columns-repeated="16373"/>
        </table:table-row>
        <table:table-row table:style-name="ro3">
          <table:table-cell office:value-type="float" office:value="214" table:style-name="ce80">
            <text:p>214</text:p>
          </table:table-cell>
          <table:table-cell office:value-type="string" table:style-name="ce3">
            <text:p>South Ea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9406" table:style-name="ce55">
            <text:p>9406</text:p>
          </table:table-cell>
          <table:table-cell office:value-type="float" office:value="99.79" table:style-name="ce55">
            <text:p>99.79</text:p>
          </table:table-cell>
          <table:table-cell office:value-type="float" office:value="97.12" table:style-name="ce55">
            <text:p>97.12</text:p>
          </table:table-cell>
          <table:table-cell office:value-type="string" table:style-name="ce3">
            <text:p>Cases with confirmed S-gene</text:p>
          </table:table-cell>
          <table:table-cell office:value-type="float" office:value="9426" table:style-name="ce76">
            <text:p>9,426</text:p>
          </table:table-cell>
          <table:table-cell office:value-type="float" office:value="99.666049999999998" table:style-name="ce55">
            <text:p>99.66605</text:p>
          </table:table-cell>
          <table:table-cell office:value-type="float" office:value="99.866759999999999" table:style-name="ce55">
            <text:p>99.86676</text:p>
          </table:table-cell>
          <table:table-cell table:number-columns-repeated="16373"/>
        </table:table-row>
        <table:table-row table:style-name="ro3">
          <table:table-cell office:value-type="float" office:value="215" table:style-name="ce80">
            <text:p>215</text:p>
          </table:table-cell>
          <table:table-cell office:value-type="string" table:style-name="ce3">
            <text:p>South Ea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20" table:style-name="ce55">
            <text:p>20</text:p>
          </table:table-cell>
          <table:table-cell office:value-type="float" office:value="0.21" table:style-name="ce55">
            <text:p>0.21</text:p>
          </table:table-cell>
          <table:table-cell office:value-type="float" office:value="0.21" table:style-name="ce55">
            <text:p>0.21</text:p>
          </table:table-cell>
          <table:table-cell office:value-type="string" table:style-name="ce3">
            <text:p>Cases with confirmed SGTF</text:p>
          </table:table-cell>
          <table:table-cell office:value-type="float" office:value="9426" table:style-name="ce76">
            <text:p>9,426</text:p>
          </table:table-cell>
          <table:table-cell office:value-type="float" office:value="0.13323599999999999" table:style-name="ce55">
            <text:p>0.133236</text:p>
          </table:table-cell>
          <table:table-cell office:value-type="float" office:value="0.333949" table:style-name="ce55">
            <text:p>0.333949</text:p>
          </table:table-cell>
          <table:table-cell table:number-columns-repeated="16373"/>
        </table:table-row>
        <table:table-row table:style-name="ro3">
          <table:table-cell office:value-type="float" office:value="216" table:style-name="ce80">
            <text:p>216</text:p>
          </table:table-cell>
          <table:table-cell office:value-type="string" table:style-name="ce3">
            <text:p>South Ea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9428" table:style-name="ce55">
            <text:p>9428</text:p>
          </table:table-cell>
          <table:table-cell office:value-type="float" office:value="99.71" table:style-name="ce55">
            <text:p>99.71</text:p>
          </table:table-cell>
          <table:table-cell office:value-type="float" office:value="96.96" table:style-name="ce55">
            <text:p>96.96</text:p>
          </table:table-cell>
          <table:table-cell office:value-type="string" table:style-name="ce3">
            <text:p>Cases with confirmed S-gene</text:p>
          </table:table-cell>
          <table:table-cell office:value-type="float" office:value="9455" table:style-name="ce76">
            <text:p>9,455</text:p>
          </table:table-cell>
          <table:table-cell office:value-type="float" office:value="99.578569999999999" table:style-name="ce55">
            <text:p>99.57857</text:p>
          </table:table-cell>
          <table:table-cell office:value-type="float" office:value="99.807969999999997" table:style-name="ce55">
            <text:p>99.80797</text:p>
          </table:table-cell>
          <table:table-cell table:number-columns-repeated="16373"/>
        </table:table-row>
        <table:table-row table:style-name="ro3">
          <table:table-cell office:value-type="float" office:value="217" table:style-name="ce80">
            <text:p>217</text:p>
          </table:table-cell>
          <table:table-cell office:value-type="string" table:style-name="ce3">
            <text:p>South Ea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27" table:style-name="ce55">
            <text:p>27</text:p>
          </table:table-cell>
          <table:table-cell office:value-type="float" office:value="0.28999999999999998" table:style-name="ce55">
            <text:p>0.29</text:p>
          </table:table-cell>
          <table:table-cell office:value-type="float" office:value="0.28000000000000003" table:style-name="ce55">
            <text:p>0.28</text:p>
          </table:table-cell>
          <table:table-cell office:value-type="string" table:style-name="ce3">
            <text:p>Cases with confirmed SGTF</text:p>
          </table:table-cell>
          <table:table-cell office:value-type="float" office:value="9455" table:style-name="ce76">
            <text:p>9,455</text:p>
          </table:table-cell>
          <table:table-cell office:value-type="float" office:value="0.19203100000000001" table:style-name="ce55">
            <text:p>0.192031</text:p>
          </table:table-cell>
          <table:table-cell office:value-type="float" office:value="0.421427" table:style-name="ce55">
            <text:p>0.421427</text:p>
          </table:table-cell>
          <table:table-cell table:number-columns-repeated="16373"/>
        </table:table-row>
        <table:table-row table:style-name="ro3">
          <table:table-cell office:value-type="float" office:value="218" table:style-name="ce80">
            <text:p>218</text:p>
          </table:table-cell>
          <table:table-cell office:value-type="string" table:style-name="ce3">
            <text:p>South Ea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8074" table:style-name="ce55">
            <text:p>8074</text:p>
          </table:table-cell>
          <table:table-cell office:value-type="float" office:value="99.65" table:style-name="ce55">
            <text:p>99.65</text:p>
          </table:table-cell>
          <table:table-cell office:value-type="float" office:value="97.05" table:style-name="ce55">
            <text:p>97.05</text:p>
          </table:table-cell>
          <table:table-cell office:value-type="string" table:style-name="ce3">
            <text:p>Cases with confirmed S-gene</text:p>
          </table:table-cell>
          <table:table-cell office:value-type="float" office:value="8102" table:style-name="ce76">
            <text:p>8,102</text:p>
          </table:table-cell>
          <table:table-cell office:value-type="float" office:value="99.493690000000001" table:style-name="ce55">
            <text:p>99.49369</text:p>
          </table:table-cell>
          <table:table-cell office:value-type="float" office:value="99.765829999999994" table:style-name="ce55">
            <text:p>99.76583</text:p>
          </table:table-cell>
          <table:table-cell table:number-columns-repeated="16373"/>
        </table:table-row>
        <table:table-row table:style-name="ro3">
          <table:table-cell office:value-type="float" office:value="219" table:style-name="ce80">
            <text:p>219</text:p>
          </table:table-cell>
          <table:table-cell office:value-type="string" table:style-name="ce3">
            <text:p>South Ea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28" table:style-name="ce55">
            <text:p>28</text:p>
          </table:table-cell>
          <table:table-cell office:value-type="float" office:value="0.35" table:style-name="ce55">
            <text:p>0.35</text:p>
          </table:table-cell>
          <table:table-cell office:value-type="float" office:value="0.34" table:style-name="ce55">
            <text:p>0.34</text:p>
          </table:table-cell>
          <table:table-cell office:value-type="string" table:style-name="ce3">
            <text:p>Cases with confirmed SGTF</text:p>
          </table:table-cell>
          <table:table-cell office:value-type="float" office:value="8102" table:style-name="ce76">
            <text:p>8,102</text:p>
          </table:table-cell>
          <table:table-cell office:value-type="float" office:value="0.23417499999999999" table:style-name="ce55">
            <text:p>0.234175</text:p>
          </table:table-cell>
          <table:table-cell office:value-type="float" office:value="0.50631099999999996" table:style-name="ce55">
            <text:p>0.506311</text:p>
          </table:table-cell>
          <table:table-cell table:number-columns-repeated="16373"/>
        </table:table-row>
        <table:table-row table:style-name="ro3">
          <table:table-cell office:value-type="float" office:value="220" table:style-name="ce80">
            <text:p>220</text:p>
          </table:table-cell>
          <table:table-cell office:value-type="string" table:style-name="ce3">
            <text:p>South Ea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13524" table:style-name="ce55">
            <text:p>13524</text:p>
          </table:table-cell>
          <table:table-cell office:value-type="float" office:value="99.8" table:style-name="ce55">
            <text:p>99.8</text:p>
          </table:table-cell>
          <table:table-cell office:value-type="float" office:value="96.29" table:style-name="ce55">
            <text:p>96.29</text:p>
          </table:table-cell>
          <table:table-cell office:value-type="string" table:style-name="ce3">
            <text:p>Cases with confirmed S-gene</text:p>
          </table:table-cell>
          <table:table-cell office:value-type="float" office:value="13551" table:style-name="ce76">
            <text:p>13,551</text:p>
          </table:table-cell>
          <table:table-cell office:value-type="float" office:value="99.705889999999997" table:style-name="ce55">
            <text:p>99.70589</text:p>
          </table:table-cell>
          <table:table-cell office:value-type="float" office:value="99.866029999999995" table:style-name="ce55">
            <text:p>99.86603</text:p>
          </table:table-cell>
          <table:table-cell table:number-columns-repeated="16373"/>
        </table:table-row>
        <table:table-row table:style-name="ro3">
          <table:table-cell office:value-type="float" office:value="221" table:style-name="ce80">
            <text:p>221</text:p>
          </table:table-cell>
          <table:table-cell office:value-type="string" table:style-name="ce3">
            <text:p>South Ea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27" table:style-name="ce55">
            <text:p>27</text:p>
          </table:table-cell>
          <table:table-cell office:value-type="float" office:value="0.2" table:style-name="ce55">
            <text:p>0.2</text:p>
          </table:table-cell>
          <table:table-cell office:value-type="float" office:value="0.19" table:style-name="ce55">
            <text:p>0.19</text:p>
          </table:table-cell>
          <table:table-cell office:value-type="string" table:style-name="ce3">
            <text:p>Cases with confirmed SGTF</text:p>
          </table:table-cell>
          <table:table-cell office:value-type="float" office:value="13551" table:style-name="ce76">
            <text:p>13,551</text:p>
          </table:table-cell>
          <table:table-cell office:value-type="float" office:value="0.13397200000000001" table:style-name="ce55">
            <text:p>0.133972</text:p>
          </table:table-cell>
          <table:table-cell office:value-type="float" office:value="0.29411300000000001" table:style-name="ce55">
            <text:p>0.294113</text:p>
          </table:table-cell>
          <table:table-cell table:number-columns-repeated="16373"/>
        </table:table-row>
        <table:table-row table:style-name="ro3">
          <table:table-cell office:value-type="float" office:value="222" table:style-name="ce80">
            <text:p>222</text:p>
          </table:table-cell>
          <table:table-cell office:value-type="string" table:style-name="ce3">
            <text:p>South Ea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4976" table:style-name="ce55">
            <text:p>14976</text:p>
          </table:table-cell>
          <table:table-cell office:value-type="float" office:value="99.86" table:style-name="ce55">
            <text:p>99.86</text:p>
          </table:table-cell>
          <table:table-cell office:value-type="float" office:value="97.17" table:style-name="ce55">
            <text:p>97.17</text:p>
          </table:table-cell>
          <table:table-cell office:value-type="string" table:style-name="ce3">
            <text:p>Cases with confirmed S-gene</text:p>
          </table:table-cell>
          <table:table-cell office:value-type="float" office:value="14997" table:style-name="ce76">
            <text:p>14,997</text:p>
          </table:table-cell>
          <table:table-cell office:value-type="float" office:value="99.781989999999993" table:style-name="ce55">
            <text:p>99.78199</text:p>
          </table:table-cell>
          <table:table-cell office:value-type="float" office:value="99.911019999999994" table:style-name="ce55">
            <text:p>99.91102</text:p>
          </table:table-cell>
          <table:table-cell table:number-columns-repeated="16373"/>
        </table:table-row>
        <table:table-row table:style-name="ro3">
          <table:table-cell office:value-type="float" office:value="223" table:style-name="ce80">
            <text:p>223</text:p>
          </table:table-cell>
          <table:table-cell office:value-type="string" table:style-name="ce3">
            <text:p>South Ea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21" table:style-name="ce55">
            <text:p>21</text:p>
          </table:table-cell>
          <table:table-cell office:value-type="float" office:value="0.14000000000000001" table:style-name="ce55">
            <text:p>0.14</text:p>
          </table:table-cell>
          <table:table-cell office:value-type="float" office:value="0.14000000000000001" table:style-name="ce55">
            <text:p>0.14</text:p>
          </table:table-cell>
          <table:table-cell office:value-type="string" table:style-name="ce3">
            <text:p>Cases with confirmed SGTF</text:p>
          </table:table-cell>
          <table:table-cell office:value-type="float" office:value="14997" table:style-name="ce76">
            <text:p>14,997</text:p>
          </table:table-cell>
          <table:table-cell office:value-type="float" office:value="8.8974999999999999E-2" table:style-name="ce55">
            <text:p>0.088975</text:p>
          </table:table-cell>
          <table:table-cell office:value-type="float" office:value="0.21800800000000001" table:style-name="ce55">
            <text:p>0.218008</text:p>
          </table:table-cell>
          <table:table-cell table:number-columns-repeated="16373"/>
        </table:table-row>
        <table:table-row table:style-name="ro3">
          <table:table-cell office:value-type="float" office:value="224" table:style-name="ce80">
            <text:p>224</text:p>
          </table:table-cell>
          <table:table-cell office:value-type="string" table:style-name="ce3">
            <text:p>South Ea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9700" table:style-name="ce55">
            <text:p>9700</text:p>
          </table:table-cell>
          <table:table-cell office:value-type="float" office:value="99.72" table:style-name="ce55">
            <text:p>99.72</text:p>
          </table:table-cell>
          <table:table-cell office:value-type="float" office:value="97.42" table:style-name="ce55">
            <text:p>97.42</text:p>
          </table:table-cell>
          <table:table-cell office:value-type="string" table:style-name="ce3">
            <text:p>Cases with confirmed S-gene</text:p>
          </table:table-cell>
          <table:table-cell office:value-type="float" office:value="9727" table:style-name="ce76">
            <text:p>9,727</text:p>
          </table:table-cell>
          <table:table-cell office:value-type="float" office:value="99.590350000000001" table:style-name="ce55">
            <text:p>99.59035</text:p>
          </table:table-cell>
          <table:table-cell office:value-type="float" office:value="99.813339999999997" table:style-name="ce55">
            <text:p>99.81334</text:p>
          </table:table-cell>
          <table:table-cell table:number-columns-repeated="16373"/>
        </table:table-row>
        <table:table-row table:style-name="ro3">
          <table:table-cell office:value-type="float" office:value="225" table:style-name="ce80">
            <text:p>225</text:p>
          </table:table-cell>
          <table:table-cell office:value-type="string" table:style-name="ce3">
            <text:p>South Ea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27" table:style-name="ce55">
            <text:p>27</text:p>
          </table:table-cell>
          <table:table-cell office:value-type="float" office:value="0.28000000000000003" table:style-name="ce55">
            <text:p>0.28</text:p>
          </table:table-cell>
          <table:table-cell office:value-type="float" office:value="0.27" table:style-name="ce55">
            <text:p>0.27</text:p>
          </table:table-cell>
          <table:table-cell office:value-type="string" table:style-name="ce3">
            <text:p>Cases with confirmed SGTF</text:p>
          </table:table-cell>
          <table:table-cell office:value-type="float" office:value="9727" table:style-name="ce76">
            <text:p>9,727</text:p>
          </table:table-cell>
          <table:table-cell office:value-type="float" office:value="0.18665899999999999" table:style-name="ce55">
            <text:p>0.186659</text:p>
          </table:table-cell>
          <table:table-cell office:value-type="float" office:value="0.40965099999999999" table:style-name="ce55">
            <text:p>0.409651</text:p>
          </table:table-cell>
          <table:table-cell table:number-columns-repeated="16373"/>
        </table:table-row>
        <table:table-row table:style-name="ro3">
          <table:table-cell office:value-type="float" office:value="226" table:style-name="ce80">
            <text:p>226</text:p>
          </table:table-cell>
          <table:table-cell office:value-type="string" table:style-name="ce3">
            <text:p>South We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592" table:style-name="ce55">
            <text:p>1592</text:p>
          </table:table-cell>
          <table:table-cell office:value-type="float" office:value="99.87" table:style-name="ce55">
            <text:p>99.87</text:p>
          </table:table-cell>
          <table:table-cell office:value-type="float" office:value="92.56" table:style-name="ce55">
            <text:p>92.56</text:p>
          </table:table-cell>
          <table:table-cell office:value-type="string" table:style-name="ce3">
            <text:p>Cases with confirmed S-gene</text:p>
          </table:table-cell>
          <table:table-cell office:value-type="float" office:value="1594" table:style-name="ce76">
            <text:p>1,594</text:p>
          </table:table-cell>
          <table:table-cell office:value-type="float" office:value="99.495279999999994" table:style-name="ce55">
            <text:p>99.49528</text:p>
          </table:table-cell>
          <table:table-cell office:value-type="float" office:value="99.978260000000006" table:style-name="ce55">
            <text:p>99.97826</text:p>
          </table:table-cell>
          <table:table-cell table:number-columns-repeated="16373"/>
        </table:table-row>
        <table:table-row table:style-name="ro3">
          <table:table-cell office:value-type="float" office:value="227" table:style-name="ce80">
            <text:p>227</text:p>
          </table:table-cell>
          <table:table-cell office:value-type="string" table:style-name="ce3">
            <text:p>South West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13" table:style-name="ce55">
            <text:p>0.13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confirmed SGTF</text:p>
          </table:table-cell>
          <table:table-cell office:value-type="float" office:value="1594" table:style-name="ce76">
            <text:p>1,594</text:p>
          </table:table-cell>
          <table:table-cell office:value-type="float" office:value="2.1735999999999998E-2" table:style-name="ce55">
            <text:p>0.021736</text:p>
          </table:table-cell>
          <table:table-cell office:value-type="float" office:value="0.504718" table:style-name="ce55">
            <text:p>0.504718</text:p>
          </table:table-cell>
          <table:table-cell table:number-columns-repeated="16373"/>
        </table:table-row>
        <table:table-row table:style-name="ro3">
          <table:table-cell office:value-type="float" office:value="228" table:style-name="ce80">
            <text:p>228</text:p>
          </table:table-cell>
          <table:table-cell office:value-type="string" table:style-name="ce3">
            <text:p>South West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900" table:style-name="ce55">
            <text:p>1900</text:p>
          </table:table-cell>
          <table:table-cell office:value-type="float" office:value="100" table:style-name="ce55">
            <text:p>100</text:p>
          </table:table-cell>
          <table:table-cell office:value-type="float" office:value="94.25" table:style-name="ce55">
            <text:p>94.25</text:p>
          </table:table-cell>
          <table:table-cell office:value-type="string" table:style-name="ce3">
            <text:p>Cases with confirmed S-gene</text:p>
          </table:table-cell>
          <table:table-cell office:value-type="float" office:value="1900" table:style-name="ce76">
            <text:p>1,900</text:p>
          </table:table-cell>
          <table:table-cell office:value-type="float" office:value="99.748450000000005" table:style-name="ce55">
            <text:p>99.74845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29" table:style-name="ce80">
            <text:p>229</text:p>
          </table:table-cell>
          <table:table-cell office:value-type="string" table:style-name="ce3">
            <text:p>South West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2202" table:style-name="ce55">
            <text:p>2202</text:p>
          </table:table-cell>
          <table:table-cell office:value-type="float" office:value="100" table:style-name="ce55">
            <text:p>100</text:p>
          </table:table-cell>
          <table:table-cell office:value-type="float" office:value="95.61" table:style-name="ce55">
            <text:p>95.61</text:p>
          </table:table-cell>
          <table:table-cell office:value-type="string" table:style-name="ce3">
            <text:p>Cases with confirmed S-gene</text:p>
          </table:table-cell>
          <table:table-cell office:value-type="float" office:value="2202" table:style-name="ce76">
            <text:p>2,202</text:p>
          </table:table-cell>
          <table:table-cell office:value-type="float" office:value="99.782889999999995" table:style-name="ce55">
            <text:p>99.78289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0" table:style-name="ce80">
            <text:p>230</text:p>
          </table:table-cell>
          <table:table-cell office:value-type="string" table:style-name="ce3">
            <text:p>South West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2399" table:style-name="ce55">
            <text:p>2399</text:p>
          </table:table-cell>
          <table:table-cell office:value-type="float" office:value="100" table:style-name="ce55">
            <text:p>100</text:p>
          </table:table-cell>
          <table:table-cell office:value-type="float" office:value="94.3" table:style-name="ce55">
            <text:p>94.3</text:p>
          </table:table-cell>
          <table:table-cell office:value-type="string" table:style-name="ce3">
            <text:p>Cases with confirmed S-gene</text:p>
          </table:table-cell>
          <table:table-cell office:value-type="float" office:value="2399" table:style-name="ce76">
            <text:p>2,399</text:p>
          </table:table-cell>
          <table:table-cell office:value-type="float" office:value="99.800690000000003" table:style-name="ce55">
            <text:p>99.80069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1" table:style-name="ce80">
            <text:p>231</text:p>
          </table:table-cell>
          <table:table-cell office:value-type="string" table:style-name="ce3">
            <text:p>South West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2436" table:style-name="ce55">
            <text:p>2436</text:p>
          </table:table-cell>
          <table:table-cell office:value-type="float" office:value="100" table:style-name="ce55">
            <text:p>100</text:p>
          </table:table-cell>
          <table:table-cell office:value-type="float" office:value="94.9" table:style-name="ce55">
            <text:p>94.9</text:p>
          </table:table-cell>
          <table:table-cell office:value-type="string" table:style-name="ce3">
            <text:p>Cases with confirmed S-gene</text:p>
          </table:table-cell>
          <table:table-cell office:value-type="float" office:value="2436" table:style-name="ce76">
            <text:p>2,436</text:p>
          </table:table-cell>
          <table:table-cell office:value-type="float" office:value="99.803709999999995" table:style-name="ce55">
            <text:p>99.80371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2" table:style-name="ce80">
            <text:p>232</text:p>
          </table:table-cell>
          <table:table-cell office:value-type="string" table:style-name="ce3">
            <text:p>South West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668" table:style-name="ce55">
            <text:p>1668</text:p>
          </table:table-cell>
          <table:table-cell office:value-type="float" office:value="100" table:style-name="ce55">
            <text:p>100</text:p>
          </table:table-cell>
          <table:table-cell office:value-type="float" office:value="94.56" table:style-name="ce55">
            <text:p>94.56</text:p>
          </table:table-cell>
          <table:table-cell office:value-type="string" table:style-name="ce3">
            <text:p>Cases with confirmed S-gene</text:p>
          </table:table-cell>
          <table:table-cell office:value-type="float" office:value="1668" table:style-name="ce76">
            <text:p>1,668</text:p>
          </table:table-cell>
          <table:table-cell office:value-type="float" office:value="99.713539999999995" table:style-name="ce55">
            <text:p>99.71354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3" table:style-name="ce80">
            <text:p>233</text:p>
          </table:table-cell>
          <table:table-cell office:value-type="string" table:style-name="ce3">
            <text:p>South West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1523" table:style-name="ce55">
            <text:p>1523</text:p>
          </table:table-cell>
          <table:table-cell office:value-type="float" office:value="100" table:style-name="ce55">
            <text:p>100</text:p>
          </table:table-cell>
          <table:table-cell office:value-type="float" office:value="92.98" table:style-name="ce55">
            <text:p>92.98</text:p>
          </table:table-cell>
          <table:table-cell office:value-type="string" table:style-name="ce3">
            <text:p>Cases with confirmed S-gene</text:p>
          </table:table-cell>
          <table:table-cell office:value-type="float" office:value="1523" table:style-name="ce76">
            <text:p>1,523</text:p>
          </table:table-cell>
          <table:table-cell office:value-type="float" office:value="99.686340000000001" table:style-name="ce55">
            <text:p>99.68634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4" table:style-name="ce80">
            <text:p>234</text:p>
          </table:table-cell>
          <table:table-cell office:value-type="string" table:style-name="ce3">
            <text:p>South West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1472" table:style-name="ce55">
            <text:p>1472</text:p>
          </table:table-cell>
          <table:table-cell office:value-type="float" office:value="100" table:style-name="ce55">
            <text:p>100</text:p>
          </table:table-cell>
          <table:table-cell office:value-type="float" office:value="95.46" table:style-name="ce55">
            <text:p>95.46</text:p>
          </table:table-cell>
          <table:table-cell office:value-type="string" table:style-name="ce3">
            <text:p>Cases with confirmed S-gene</text:p>
          </table:table-cell>
          <table:table-cell office:value-type="float" office:value="1472" table:style-name="ce76">
            <text:p>1,472</text:p>
          </table:table-cell>
          <table:table-cell office:value-type="float" office:value="99.6755" table:style-name="ce55">
            <text:p>99.6755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5" table:style-name="ce80">
            <text:p>235</text:p>
          </table:table-cell>
          <table:table-cell office:value-type="string" table:style-name="ce3">
            <text:p>South We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1020" table:style-name="ce55">
            <text:p>1020</text:p>
          </table:table-cell>
          <table:table-cell office:value-type="float" office:value="99.9" table:style-name="ce55">
            <text:p>99.9</text:p>
          </table:table-cell>
          <table:table-cell office:value-type="float" office:value="92.64" table:style-name="ce55">
            <text:p>92.64</text:p>
          </table:table-cell>
          <table:table-cell office:value-type="string" table:style-name="ce3">
            <text:p>Cases with confirmed S-gene</text:p>
          </table:table-cell>
          <table:table-cell office:value-type="float" office:value="1021" table:style-name="ce76">
            <text:p>1,021</text:p>
          </table:table-cell>
          <table:table-cell office:value-type="float" office:value="99.366370000000003" table:style-name="ce55">
            <text:p>99.36637</text:p>
          </table:table-cell>
          <table:table-cell office:value-type="float" office:value="99.994889999999998" table:style-name="ce55">
            <text:p>99.99489</text:p>
          </table:table-cell>
          <table:table-cell table:number-columns-repeated="16373"/>
        </table:table-row>
        <table:table-row table:style-name="ro3">
          <table:table-cell office:value-type="float" office:value="236" table:style-name="ce80">
            <text:p>236</text:p>
          </table:table-cell>
          <table:table-cell office:value-type="string" table:style-name="ce3">
            <text:p>South West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1" table:style-name="ce55">
            <text:p>0.1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1021" table:style-name="ce76">
            <text:p>1,021</text:p>
          </table:table-cell>
          <table:table-cell office:value-type="float" office:value="5.1130000000000004E-3" table:style-name="ce55">
            <text:p>0.005113</text:p>
          </table:table-cell>
          <table:table-cell office:value-type="float" office:value="0.63362600000000002" table:style-name="ce55">
            <text:p>0.633626</text:p>
          </table:table-cell>
          <table:table-cell table:number-columns-repeated="16373"/>
        </table:table-row>
        <table:table-row table:style-name="ro3">
          <table:table-cell office:value-type="float" office:value="237" table:style-name="ce80">
            <text:p>237</text:p>
          </table:table-cell>
          <table:table-cell office:value-type="string" table:style-name="ce3">
            <text:p>South West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1061" table:style-name="ce55">
            <text:p>1061</text:p>
          </table:table-cell>
          <table:table-cell office:value-type="float" office:value="100" table:style-name="ce55">
            <text:p>100</text:p>
          </table:table-cell>
          <table:table-cell office:value-type="float" office:value="94.14" table:style-name="ce55">
            <text:p>94.14</text:p>
          </table:table-cell>
          <table:table-cell office:value-type="string" table:style-name="ce3">
            <text:p>Cases with confirmed S-gene</text:p>
          </table:table-cell>
          <table:table-cell office:value-type="float" office:value="1061" table:style-name="ce76">
            <text:p>1,061</text:p>
          </table:table-cell>
          <table:table-cell office:value-type="float" office:value="99.550259999999994" table:style-name="ce55">
            <text:p>99.55026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8" table:style-name="ce80">
            <text:p>238</text:p>
          </table:table-cell>
          <table:table-cell office:value-type="string" table:style-name="ce3">
            <text:p>South West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841" table:style-name="ce55">
            <text:p>841</text:p>
          </table:table-cell>
          <table:table-cell office:value-type="float" office:value="100" table:style-name="ce55">
            <text:p>100</text:p>
          </table:table-cell>
          <table:table-cell office:value-type="float" office:value="95.24" table:style-name="ce55">
            <text:p>95.24</text:p>
          </table:table-cell>
          <table:table-cell office:value-type="string" table:style-name="ce3">
            <text:p>Cases with confirmed S-gene</text:p>
          </table:table-cell>
          <table:table-cell office:value-type="float" office:value="841" table:style-name="ce76">
            <text:p>841</text:p>
          </table:table-cell>
          <table:table-cell office:value-type="float" office:value="99.433149999999998" table:style-name="ce55">
            <text:p>99.43315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39" table:style-name="ce80">
            <text:p>239</text:p>
          </table:table-cell>
          <table:table-cell office:value-type="string" table:style-name="ce3">
            <text:p>South We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1945" table:style-name="ce55">
            <text:p>1945</text:p>
          </table:table-cell>
          <table:table-cell office:value-type="float" office:value="99.9" table:style-name="ce55">
            <text:p>99.9</text:p>
          </table:table-cell>
          <table:table-cell office:value-type="float" office:value="96.96" table:style-name="ce55">
            <text:p>96.96</text:p>
          </table:table-cell>
          <table:table-cell office:value-type="string" table:style-name="ce3">
            <text:p>Cases with confirmed S-gene</text:p>
          </table:table-cell>
          <table:table-cell office:value-type="float" office:value="1947" table:style-name="ce76">
            <text:p>1,947</text:p>
          </table:table-cell>
          <table:table-cell office:value-type="float" office:value="99.586590000000001" table:style-name="ce55">
            <text:p>99.58659</text:p>
          </table:table-cell>
          <table:table-cell office:value-type="float" office:value="99.982209999999995" table:style-name="ce55">
            <text:p>99.98221</text:p>
          </table:table-cell>
          <table:table-cell table:number-columns-repeated="16373"/>
        </table:table-row>
        <table:table-row table:style-name="ro3">
          <table:table-cell office:value-type="float" office:value="240" table:style-name="ce80">
            <text:p>240</text:p>
          </table:table-cell>
          <table:table-cell office:value-type="string" table:style-name="ce3">
            <text:p>South West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1" table:style-name="ce55">
            <text:p>0.1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confirmed SGTF</text:p>
          </table:table-cell>
          <table:table-cell office:value-type="float" office:value="1947" table:style-name="ce76">
            <text:p>1,947</text:p>
          </table:table-cell>
          <table:table-cell office:value-type="float" office:value="1.7794000000000001E-2" table:style-name="ce55">
            <text:p>0.017794</text:p>
          </table:table-cell>
          <table:table-cell office:value-type="float" office:value="0.41341" table:style-name="ce55">
            <text:p>0.41341</text:p>
          </table:table-cell>
          <table:table-cell table:number-columns-repeated="16373"/>
        </table:table-row>
        <table:table-row table:style-name="ro3">
          <table:table-cell office:value-type="float" office:value="241" table:style-name="ce80">
            <text:p>241</text:p>
          </table:table-cell>
          <table:table-cell office:value-type="string" table:style-name="ce3">
            <text:p>South We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10981" table:style-name="ce55">
            <text:p>10981</text:p>
          </table:table-cell>
          <table:table-cell office:value-type="float" office:value="99.88" table:style-name="ce55">
            <text:p>99.88</text:p>
          </table:table-cell>
          <table:table-cell office:value-type="float" office:value="94.75" table:style-name="ce55">
            <text:p>94.75</text:p>
          </table:table-cell>
          <table:table-cell office:value-type="string" table:style-name="ce3">
            <text:p>Cases with confirmed S-gene</text:p>
          </table:table-cell>
          <table:table-cell office:value-type="float" office:value="10994" table:style-name="ce76">
            <text:p>10,994</text:p>
          </table:table-cell>
          <table:table-cell office:value-type="float" office:value="99.792050000000003" table:style-name="ce55">
            <text:p>99.79205</text:p>
          </table:table-cell>
          <table:table-cell office:value-type="float" office:value="99.934229999999999" table:style-name="ce55">
            <text:p>99.93423</text:p>
          </table:table-cell>
          <table:table-cell table:number-columns-repeated="16373"/>
        </table:table-row>
        <table:table-row table:style-name="ro3">
          <table:table-cell office:value-type="float" office:value="242" table:style-name="ce80">
            <text:p>242</text:p>
          </table:table-cell>
          <table:table-cell office:value-type="string" table:style-name="ce3">
            <text:p>South West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13" table:style-name="ce55">
            <text:p>13</text:p>
          </table:table-cell>
          <table:table-cell office:value-type="float" office:value="0.12" table:style-name="ce55">
            <text:p>0.12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10994" table:style-name="ce76">
            <text:p>10,994</text:p>
          </table:table-cell>
          <table:table-cell office:value-type="float" office:value="6.5773999999999999E-2" table:style-name="ce55">
            <text:p>0.065774</text:p>
          </table:table-cell>
          <table:table-cell office:value-type="float" office:value="0.20794599999999999" table:style-name="ce55">
            <text:p>0.207946</text:p>
          </table:table-cell>
          <table:table-cell table:number-columns-repeated="16373"/>
        </table:table-row>
        <table:table-row table:style-name="ro3">
          <table:table-cell office:value-type="float" office:value="243" table:style-name="ce80">
            <text:p>243</text:p>
          </table:table-cell>
          <table:table-cell office:value-type="string" table:style-name="ce3">
            <text:p>South We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8511" table:style-name="ce55">
            <text:p>8511</text:p>
          </table:table-cell>
          <table:table-cell office:value-type="float" office:value="99.96" table:style-name="ce55">
            <text:p>99.96</text:p>
          </table:table-cell>
          <table:table-cell office:value-type="float" office:value="97.65" table:style-name="ce55">
            <text:p>97.65</text:p>
          </table:table-cell>
          <table:table-cell office:value-type="string" table:style-name="ce3">
            <text:p>Cases with confirmed S-gene</text:p>
          </table:table-cell>
          <table:table-cell office:value-type="float" office:value="8514" table:style-name="ce76">
            <text:p>8,514</text:p>
          </table:table-cell>
          <table:table-cell office:value-type="float" office:value="99.887770000000003" table:style-name="ce55">
            <text:p>99.88777</text:p>
          </table:table-cell>
          <table:table-cell office:value-type="float" office:value="99.990899999999996" table:style-name="ce55">
            <text:p>99.9909</text:p>
          </table:table-cell>
          <table:table-cell table:number-columns-repeated="16373"/>
        </table:table-row>
        <table:table-row table:style-name="ro3">
          <table:table-cell office:value-type="float" office:value="244" table:style-name="ce80">
            <text:p>244</text:p>
          </table:table-cell>
          <table:table-cell office:value-type="string" table:style-name="ce3">
            <text:p>South West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8514" table:style-name="ce76">
            <text:p>8,514</text:p>
          </table:table-cell>
          <table:table-cell office:value-type="float" office:value="9.1009999999999997E-3" table:style-name="ce55">
            <text:p>0.009101</text:p>
          </table:table-cell>
          <table:table-cell office:value-type="float" office:value="0.11222799999999999" table:style-name="ce55">
            <text:p>0.112228</text:p>
          </table:table-cell>
          <table:table-cell table:number-columns-repeated="16373"/>
        </table:table-row>
        <table:table-row table:style-name="ro3">
          <table:table-cell office:value-type="float" office:value="245" table:style-name="ce80">
            <text:p>245</text:p>
          </table:table-cell>
          <table:table-cell office:value-type="string" table:style-name="ce3">
            <text:p>South We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6345" table:style-name="ce55">
            <text:p>6345</text:p>
          </table:table-cell>
          <table:table-cell office:value-type="float" office:value="99.89" table:style-name="ce55">
            <text:p>99.89</text:p>
          </table:table-cell>
          <table:table-cell office:value-type="float" office:value="97.44" table:style-name="ce55">
            <text:p>97.44</text:p>
          </table:table-cell>
          <table:table-cell office:value-type="string" table:style-name="ce3">
            <text:p>Cases with confirmed S-gene</text:p>
          </table:table-cell>
          <table:table-cell office:value-type="float" office:value="6352" table:style-name="ce76">
            <text:p>6,352</text:p>
          </table:table-cell>
          <table:table-cell office:value-type="float" office:value="99.762129999999999" table:style-name="ce55">
            <text:p>99.76213</text:p>
          </table:table-cell>
          <table:table-cell office:value-type="float" office:value="99.951700000000002" table:style-name="ce55">
            <text:p>99.9517</text:p>
          </table:table-cell>
          <table:table-cell table:number-columns-repeated="16373"/>
        </table:table-row>
        <table:table-row table:style-name="ro3">
          <table:table-cell office:value-type="float" office:value="246" table:style-name="ce80">
            <text:p>246</text:p>
          </table:table-cell>
          <table:table-cell office:value-type="string" table:style-name="ce3">
            <text:p>South West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0.11" table:style-name="ce55">
            <text:p>0.11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6352" table:style-name="ce76">
            <text:p>6,352</text:p>
          </table:table-cell>
          <table:table-cell office:value-type="float" office:value="4.8298000000000001E-2" table:style-name="ce55">
            <text:p>0.048298</text:p>
          </table:table-cell>
          <table:table-cell office:value-type="float" office:value="0.23787" table:style-name="ce55">
            <text:p>0.23787</text:p>
          </table:table-cell>
          <table:table-cell table:number-columns-repeated="16373"/>
        </table:table-row>
        <table:table-row table:style-name="ro3">
          <table:table-cell office:value-type="float" office:value="247" table:style-name="ce80">
            <text:p>247</text:p>
          </table:table-cell>
          <table:table-cell office:value-type="string" table:style-name="ce3">
            <text:p>South West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5991" table:style-name="ce55">
            <text:p>5991</text:p>
          </table:table-cell>
          <table:table-cell office:value-type="float" office:value="100" table:style-name="ce55">
            <text:p>100</text:p>
          </table:table-cell>
          <table:table-cell office:value-type="float" office:value="97.35" table:style-name="ce55">
            <text:p>97.35</text:p>
          </table:table-cell>
          <table:table-cell office:value-type="string" table:style-name="ce3">
            <text:p>Cases with confirmed S-gene</text:p>
          </table:table-cell>
          <table:table-cell office:value-type="float" office:value="5991" table:style-name="ce76">
            <text:p>5,991</text:p>
          </table:table-cell>
          <table:table-cell office:value-type="float" office:value="99.920109999999994" table:style-name="ce55">
            <text:p>99.92011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48" table:style-name="ce80">
            <text:p>248</text:p>
          </table:table-cell>
          <table:table-cell office:value-type="string" table:style-name="ce3">
            <text:p>South West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6035" table:style-name="ce55">
            <text:p>6035</text:p>
          </table:table-cell>
          <table:table-cell office:value-type="float" office:value="100" table:style-name="ce55">
            <text:p>100</text:p>
          </table:table-cell>
          <table:table-cell office:value-type="float" office:value="97.24" table:style-name="ce55">
            <text:p>97.24</text:p>
          </table:table-cell>
          <table:table-cell office:value-type="string" table:style-name="ce3">
            <text:p>Cases with confirmed S-gene</text:p>
          </table:table-cell>
          <table:table-cell office:value-type="float" office:value="6035" table:style-name="ce76">
            <text:p>6,035</text:p>
          </table:table-cell>
          <table:table-cell office:value-type="float" office:value="99.920689999999993" table:style-name="ce55">
            <text:p>99.92069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49" table:style-name="ce80">
            <text:p>249</text:p>
          </table:table-cell>
          <table:table-cell office:value-type="string" table:style-name="ce3">
            <text:p>South West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3449" table:style-name="ce55">
            <text:p>3449</text:p>
          </table:table-cell>
          <table:table-cell office:value-type="float" office:value="100" table:style-name="ce55">
            <text:p>100</text:p>
          </table:table-cell>
          <table:table-cell office:value-type="float" office:value="96.91" table:style-name="ce55">
            <text:p>96.91</text:p>
          </table:table-cell>
          <table:table-cell office:value-type="string" table:style-name="ce3">
            <text:p>Cases with confirmed S-gene</text:p>
          </table:table-cell>
          <table:table-cell office:value-type="float" office:value="3449" table:style-name="ce76">
            <text:p>3,449</text:p>
          </table:table-cell>
          <table:table-cell office:value-type="float" office:value="99.8613" table:style-name="ce55">
            <text:p>99.8613</text:p>
          </table:table-cell>
          <table:table-cell office:value-type="float" office:value="100" table:style-name="ce55">
            <text:p>100</text:p>
          </table:table-cell>
          <table:table-cell table:number-columns-repeated="16373"/>
        </table:table-row>
        <table:table-row table:style-name="ro3">
          <table:table-cell office:value-type="float" office:value="250" table:style-name="ce80">
            <text:p>250</text:p>
          </table:table-cell>
          <table:table-cell office:value-type="string" table:style-name="ce3">
            <text:p>South We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4210" table:style-name="ce55">
            <text:p>4210</text:p>
          </table:table-cell>
          <table:table-cell office:value-type="float" office:value="99.88" table:style-name="ce55">
            <text:p>99.88</text:p>
          </table:table-cell>
          <table:table-cell office:value-type="float" office:value="97.34" table:style-name="ce55">
            <text:p>97.34</text:p>
          </table:table-cell>
          <table:table-cell office:value-type="string" table:style-name="ce3">
            <text:p>Cases with confirmed S-gene</text:p>
          </table:table-cell>
          <table:table-cell office:value-type="float" office:value="4215" table:style-name="ce76">
            <text:p>4,215</text:p>
          </table:table-cell>
          <table:table-cell office:value-type="float" office:value="99.706090000000003" table:style-name="ce55">
            <text:p>99.70609</text:p>
          </table:table-cell>
          <table:table-cell office:value-type="float" office:value="99.956320000000005" table:style-name="ce55">
            <text:p>99.95632</text:p>
          </table:table-cell>
          <table:table-cell table:number-columns-repeated="16373"/>
        </table:table-row>
        <table:table-row table:style-name="ro3">
          <table:table-cell office:value-type="float" office:value="251" table:style-name="ce80">
            <text:p>251</text:p>
          </table:table-cell>
          <table:table-cell office:value-type="string" table:style-name="ce3">
            <text:p>South West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12" table:style-name="ce55">
            <text:p>0.12</text:p>
          </table:table-cell>
          <table:table-cell office:value-type="float" office:value="0.12" table:style-name="ce55">
            <text:p>0.12</text:p>
          </table:table-cell>
          <table:table-cell office:value-type="string" table:style-name="ce3">
            <text:p>Cases with confirmed SGTF</text:p>
          </table:table-cell>
          <table:table-cell office:value-type="float" office:value="4215" table:style-name="ce76">
            <text:p>4,215</text:p>
          </table:table-cell>
          <table:table-cell office:value-type="float" office:value="4.3680999999999998E-2" table:style-name="ce55">
            <text:p>0.043681</text:p>
          </table:table-cell>
          <table:table-cell office:value-type="float" office:value="0.29391099999999998" table:style-name="ce55">
            <text:p>0.293911</text:p>
          </table:table-cell>
          <table:table-cell table:number-columns-repeated="16373"/>
        </table:table-row>
        <table:table-row table:style-name="ro3">
          <table:table-cell office:value-type="float" office:value="252" table:style-name="ce80">
            <text:p>252</text:p>
          </table:table-cell>
          <table:table-cell office:value-type="string" table:style-name="ce3">
            <text:p>West Midlands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5156" table:style-name="ce55">
            <text:p>15156</text:p>
          </table:table-cell>
          <table:table-cell office:value-type="float" office:value="99.89" table:style-name="ce55">
            <text:p>99.89</text:p>
          </table:table-cell>
          <table:table-cell office:value-type="float" office:value="90.92" table:style-name="ce55">
            <text:p>90.92</text:p>
          </table:table-cell>
          <table:table-cell office:value-type="string" table:style-name="ce3">
            <text:p>Cases with confirmed S-gene</text:p>
          </table:table-cell>
          <table:table-cell office:value-type="float" office:value="15173" table:style-name="ce76">
            <text:p>15,173</text:p>
          </table:table-cell>
          <table:table-cell office:value-type="float" office:value="99.816580000000002" table:style-name="ce55">
            <text:p>99.81658</text:p>
          </table:table-cell>
          <table:table-cell office:value-type="float" office:value="99.932559999999995" table:style-name="ce55">
            <text:p>99.93256</text:p>
          </table:table-cell>
          <table:table-cell table:number-columns-repeated="16373"/>
        </table:table-row>
        <table:table-row table:style-name="ro3">
          <table:table-cell office:value-type="float" office:value="253" table:style-name="ce80">
            <text:p>253</text:p>
          </table:table-cell>
          <table:table-cell office:value-type="string" table:style-name="ce3">
            <text:p>West Midlands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17" table:style-name="ce55">
            <text:p>17</text:p>
          </table:table-cell>
          <table:table-cell office:value-type="float" office:value="0.11" table:style-name="ce55">
            <text:p>0.11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confirmed SGTF</text:p>
          </table:table-cell>
          <table:table-cell office:value-type="float" office:value="15173" table:style-name="ce76">
            <text:p>15,173</text:p>
          </table:table-cell>
          <table:table-cell office:value-type="float" office:value="6.7438999999999999E-2" table:style-name="ce55">
            <text:p>0.067439</text:p>
          </table:table-cell>
          <table:table-cell office:value-type="float" office:value="0.183419" table:style-name="ce55">
            <text:p>0.183419</text:p>
          </table:table-cell>
          <table:table-cell table:number-columns-repeated="16373"/>
        </table:table-row>
        <table:table-row table:style-name="ro3">
          <table:table-cell office:value-type="float" office:value="254" table:style-name="ce80">
            <text:p>254</text:p>
          </table:table-cell>
          <table:table-cell office:value-type="string" table:style-name="ce3">
            <text:p>West Midlands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2934" table:style-name="ce55">
            <text:p>12934</text:p>
          </table:table-cell>
          <table:table-cell office:value-type="float" office:value="99.88" table:style-name="ce55">
            <text:p>99.88</text:p>
          </table:table-cell>
          <table:table-cell office:value-type="float" office:value="91.39" table:style-name="ce55">
            <text:p>91.39</text:p>
          </table:table-cell>
          <table:table-cell office:value-type="string" table:style-name="ce3">
            <text:p>Cases with confirmed S-gene</text:p>
          </table:table-cell>
          <table:table-cell office:value-type="float" office:value="12950" table:style-name="ce76">
            <text:p>12,950</text:p>
          </table:table-cell>
          <table:table-cell office:value-type="float" office:value="99.794610000000006" table:style-name="ce55">
            <text:p>99.79461</text:p>
          </table:table-cell>
          <table:table-cell office:value-type="float" office:value="99.926869999999994" table:style-name="ce55">
            <text:p>99.92687</text:p>
          </table:table-cell>
          <table:table-cell table:number-columns-repeated="16373"/>
        </table:table-row>
        <table:table-row table:style-name="ro3">
          <table:table-cell office:value-type="float" office:value="255" table:style-name="ce80">
            <text:p>255</text:p>
          </table:table-cell>
          <table:table-cell office:value-type="string" table:style-name="ce3">
            <text:p>West Midlands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16" table:style-name="ce55">
            <text:p>16</text:p>
          </table:table-cell>
          <table:table-cell office:value-type="float" office:value="0.12" table:style-name="ce55">
            <text:p>0.12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12950" table:style-name="ce76">
            <text:p>12,950</text:p>
          </table:table-cell>
          <table:table-cell office:value-type="float" office:value="7.3132000000000003E-2" table:style-name="ce55">
            <text:p>0.073132</text:p>
          </table:table-cell>
          <table:table-cell office:value-type="float" office:value="0.20538799999999999" table:style-name="ce55">
            <text:p>0.205388</text:p>
          </table:table-cell>
          <table:table-cell table:number-columns-repeated="16373"/>
        </table:table-row>
        <table:table-row table:style-name="ro3">
          <table:table-cell office:value-type="float" office:value="256" table:style-name="ce80">
            <text:p>256</text:p>
          </table:table-cell>
          <table:table-cell office:value-type="string" table:style-name="ce3">
            <text:p>West Midlands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4203" table:style-name="ce55">
            <text:p>14203</text:p>
          </table:table-cell>
          <table:table-cell office:value-type="float" office:value="99.96" table:style-name="ce55">
            <text:p>99.96</text:p>
          </table:table-cell>
          <table:table-cell office:value-type="float" office:value="92.37" table:style-name="ce55">
            <text:p>92.37</text:p>
          </table:table-cell>
          <table:table-cell office:value-type="string" table:style-name="ce3">
            <text:p>Cases with confirmed S-gene</text:p>
          </table:table-cell>
          <table:table-cell office:value-type="float" office:value="14208" table:style-name="ce76">
            <text:p>14,208</text:p>
          </table:table-cell>
          <table:table-cell office:value-type="float" office:value="99.912739999999999" table:style-name="ce55">
            <text:p>99.91274</text:p>
          </table:table-cell>
          <table:table-cell office:value-type="float" office:value="99.987039999999993" table:style-name="ce55">
            <text:p>99.98704</text:p>
          </table:table-cell>
          <table:table-cell table:number-columns-repeated="16373"/>
        </table:table-row>
        <table:table-row table:style-name="ro3">
          <table:table-cell office:value-type="float" office:value="257" table:style-name="ce80">
            <text:p>257</text:p>
          </table:table-cell>
          <table:table-cell office:value-type="string" table:style-name="ce3">
            <text:p>West Midlands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4" table:style-name="ce55">
            <text:p>0.04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4208" table:style-name="ce76">
            <text:p>14,208</text:p>
          </table:table-cell>
          <table:table-cell office:value-type="float" office:value="1.2957E-2" table:style-name="ce55">
            <text:p>0.012957</text:p>
          </table:table-cell>
          <table:table-cell office:value-type="float" office:value="8.7262000000000006E-2" table:style-name="ce55">
            <text:p>0.087262</text:p>
          </table:table-cell>
          <table:table-cell table:number-columns-repeated="16373"/>
        </table:table-row>
        <table:table-row table:style-name="ro3">
          <table:table-cell office:value-type="float" office:value="258" table:style-name="ce80">
            <text:p>258</text:p>
          </table:table-cell>
          <table:table-cell office:value-type="string" table:style-name="ce3">
            <text:p>West Midlands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5801" table:style-name="ce55">
            <text:p>15801</text:p>
          </table:table-cell>
          <table:table-cell office:value-type="float" office:value="99.94" table:style-name="ce55">
            <text:p>99.94</text:p>
          </table:table-cell>
          <table:table-cell office:value-type="float" office:value="92.48" table:style-name="ce55">
            <text:p>92.48</text:p>
          </table:table-cell>
          <table:table-cell office:value-type="string" table:style-name="ce3">
            <text:p>Cases with confirmed S-gene</text:p>
          </table:table-cell>
          <table:table-cell office:value-type="float" office:value="15810" table:style-name="ce76">
            <text:p>15,810</text:p>
          </table:table-cell>
          <table:table-cell office:value-type="float" office:value="99.887709999999998" table:style-name="ce55">
            <text:p>99.88771</text:p>
          </table:table-cell>
          <table:table-cell office:value-type="float" office:value="99.972219999999993" table:style-name="ce55">
            <text:p>99.97222</text:p>
          </table:table-cell>
          <table:table-cell table:number-columns-repeated="16373"/>
        </table:table-row>
        <table:table-row table:style-name="ro3">
          <table:table-cell office:value-type="float" office:value="259" table:style-name="ce80">
            <text:p>259</text:p>
          </table:table-cell>
          <table:table-cell office:value-type="string" table:style-name="ce3">
            <text:p>West Midlands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6" table:style-name="ce55">
            <text:p>0.06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5810" table:style-name="ce76">
            <text:p>15,810</text:p>
          </table:table-cell>
          <table:table-cell office:value-type="float" office:value="2.7784E-2" table:style-name="ce55">
            <text:p>0.027784</text:p>
          </table:table-cell>
          <table:table-cell office:value-type="float" office:value="0.112294" table:style-name="ce55">
            <text:p>0.112294</text:p>
          </table:table-cell>
          <table:table-cell table:number-columns-repeated="16373"/>
        </table:table-row>
        <table:table-row table:style-name="ro3">
          <table:table-cell office:value-type="float" office:value="260" table:style-name="ce80">
            <text:p>260</text:p>
          </table:table-cell>
          <table:table-cell office:value-type="string" table:style-name="ce3">
            <text:p>West Midlands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17078" table:style-name="ce55">
            <text:p>17078</text:p>
          </table:table-cell>
          <table:table-cell office:value-type="float" office:value="99.97" table:style-name="ce55">
            <text:p>99.97</text:p>
          </table:table-cell>
          <table:table-cell office:value-type="float" office:value="92.63" table:style-name="ce55">
            <text:p>92.63</text:p>
          </table:table-cell>
          <table:table-cell office:value-type="string" table:style-name="ce3">
            <text:p>Cases with confirmed S-gene</text:p>
          </table:table-cell>
          <table:table-cell office:value-type="float" office:value="17083" table:style-name="ce76">
            <text:p>17,083</text:p>
          </table:table-cell>
          <table:table-cell office:value-type="float" office:value="99.927419999999998" table:style-name="ce55">
            <text:p>99.92742</text:p>
          </table:table-cell>
          <table:table-cell office:value-type="float" office:value="99.989220000000003" table:style-name="ce55">
            <text:p>99.98922</text:p>
          </table:table-cell>
          <table:table-cell table:number-columns-repeated="16373"/>
        </table:table-row>
        <table:table-row table:style-name="ro3">
          <table:table-cell office:value-type="float" office:value="261" table:style-name="ce80">
            <text:p>261</text:p>
          </table:table-cell>
          <table:table-cell office:value-type="string" table:style-name="ce3">
            <text:p>West Midlands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3" table:style-name="ce55">
            <text:p>0.03</text:p>
          </table:table-cell>
          <table:table-cell office:value-type="float" office:value="0.03" table:style-name="ce55">
            <text:p>0.03</text:p>
          </table:table-cell>
          <table:table-cell office:value-type="string" table:style-name="ce3">
            <text:p>Cases with confirmed SGTF</text:p>
          </table:table-cell>
          <table:table-cell office:value-type="float" office:value="17083" table:style-name="ce76">
            <text:p>17,083</text:p>
          </table:table-cell>
          <table:table-cell office:value-type="float" office:value="1.0776000000000001E-2" table:style-name="ce55">
            <text:p>0.010776</text:p>
          </table:table-cell>
          <table:table-cell office:value-type="float" office:value="7.2581000000000007E-2" table:style-name="ce55">
            <text:p>0.072581</text:p>
          </table:table-cell>
          <table:table-cell table:number-columns-repeated="16373"/>
        </table:table-row>
        <table:table-row table:style-name="ro3">
          <table:table-cell office:value-type="float" office:value="262" table:style-name="ce80">
            <text:p>262</text:p>
          </table:table-cell>
          <table:table-cell office:value-type="string" table:style-name="ce3">
            <text:p>West Midlands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4974" table:style-name="ce55">
            <text:p>14974</text:p>
          </table:table-cell>
          <table:table-cell office:value-type="float" office:value="99.95" table:style-name="ce55">
            <text:p>99.95</text:p>
          </table:table-cell>
          <table:table-cell office:value-type="float" office:value="91.48" table:style-name="ce55">
            <text:p>91.48</text:p>
          </table:table-cell>
          <table:table-cell office:value-type="string" table:style-name="ce3">
            <text:p>Cases with confirmed S-gene</text:p>
          </table:table-cell>
          <table:table-cell office:value-type="float" office:value="14982" table:style-name="ce76">
            <text:p>14,982</text:p>
          </table:table-cell>
          <table:table-cell office:value-type="float" office:value="99.890249999999995" table:style-name="ce55">
            <text:p>99.89025</text:p>
          </table:table-cell>
          <table:table-cell office:value-type="float" office:value="99.975170000000006" table:style-name="ce55">
            <text:p>99.97517</text:p>
          </table:table-cell>
          <table:table-cell table:number-columns-repeated="16373"/>
        </table:table-row>
        <table:table-row table:style-name="ro3">
          <table:table-cell office:value-type="float" office:value="263" table:style-name="ce80">
            <text:p>263</text:p>
          </table:table-cell>
          <table:table-cell office:value-type="string" table:style-name="ce3">
            <text:p>West Midlands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5" table:style-name="ce55">
            <text:p>0.05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4982" table:style-name="ce76">
            <text:p>14,982</text:p>
          </table:table-cell>
          <table:table-cell office:value-type="float" office:value="2.4830999999999999E-2" table:style-name="ce55">
            <text:p>0.024831</text:p>
          </table:table-cell>
          <table:table-cell office:value-type="float" office:value="0.109754" table:style-name="ce55">
            <text:p>0.109754</text:p>
          </table:table-cell>
          <table:table-cell table:number-columns-repeated="16373"/>
        </table:table-row>
        <table:table-row table:style-name="ro3">
          <table:table-cell office:value-type="float" office:value="264" table:style-name="ce80">
            <text:p>264</text:p>
          </table:table-cell>
          <table:table-cell office:value-type="string" table:style-name="ce3">
            <text:p>West Midlands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16236" table:style-name="ce55">
            <text:p>16236</text:p>
          </table:table-cell>
          <table:table-cell office:value-type="float" office:value="99.85" table:style-name="ce55">
            <text:p>99.85</text:p>
          </table:table-cell>
          <table:table-cell office:value-type="float" office:value="90.89" table:style-name="ce55">
            <text:p>90.89</text:p>
          </table:table-cell>
          <table:table-cell office:value-type="string" table:style-name="ce3">
            <text:p>Cases with confirmed S-gene</text:p>
          </table:table-cell>
          <table:table-cell office:value-type="float" office:value="16260" table:style-name="ce76">
            <text:p>16,260</text:p>
          </table:table-cell>
          <table:table-cell office:value-type="float" office:value="99.776790000000005" table:style-name="ce55">
            <text:p>99.77679</text:p>
          </table:table-cell>
          <table:table-cell office:value-type="float" office:value="99.903260000000003" table:style-name="ce55">
            <text:p>99.90326</text:p>
          </table:table-cell>
          <table:table-cell table:number-columns-repeated="16373"/>
        </table:table-row>
        <table:table-row table:style-name="ro3">
          <table:table-cell office:value-type="float" office:value="265" table:style-name="ce80">
            <text:p>265</text:p>
          </table:table-cell>
          <table:table-cell office:value-type="string" table:style-name="ce3">
            <text:p>West Midlands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24" table:style-name="ce55">
            <text:p>24</text:p>
          </table:table-cell>
          <table:table-cell office:value-type="float" office:value="0.15" table:style-name="ce55">
            <text:p>0.15</text:p>
          </table:table-cell>
          <table:table-cell office:value-type="float" office:value="0.13" table:style-name="ce55">
            <text:p>0.13</text:p>
          </table:table-cell>
          <table:table-cell office:value-type="string" table:style-name="ce3">
            <text:p>Cases with confirmed SGTF</text:p>
          </table:table-cell>
          <table:table-cell office:value-type="float" office:value="16260" table:style-name="ce76">
            <text:p>16,260</text:p>
          </table:table-cell>
          <table:table-cell office:value-type="float" office:value="9.6741999999999995E-2" table:style-name="ce55">
            <text:p>0.096742</text:p>
          </table:table-cell>
          <table:table-cell office:value-type="float" office:value="0.223214" table:style-name="ce55">
            <text:p>0.223214</text:p>
          </table:table-cell>
          <table:table-cell table:number-columns-repeated="16373"/>
        </table:table-row>
        <table:table-row table:style-name="ro3">
          <table:table-cell office:value-type="float" office:value="266" table:style-name="ce80">
            <text:p>266</text:p>
          </table:table-cell>
          <table:table-cell office:value-type="string" table:style-name="ce3">
            <text:p>West Midlands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15104" table:style-name="ce55">
            <text:p>15104</text:p>
          </table:table-cell>
          <table:table-cell office:value-type="float" office:value="99.78" table:style-name="ce55">
            <text:p>99.78</text:p>
          </table:table-cell>
          <table:table-cell office:value-type="float" office:value="89.99" table:style-name="ce55">
            <text:p>89.99</text:p>
          </table:table-cell>
          <table:table-cell office:value-type="string" table:style-name="ce3">
            <text:p>Cases with confirmed S-gene</text:p>
          </table:table-cell>
          <table:table-cell office:value-type="float" office:value="15138" table:style-name="ce76">
            <text:p>15,138</text:p>
          </table:table-cell>
          <table:table-cell office:value-type="float" office:value="99.682479999999998" table:style-name="ce55">
            <text:p>99.68248</text:p>
          </table:table-cell>
          <table:table-cell office:value-type="float" office:value="99.841980000000007" table:style-name="ce55">
            <text:p>99.84198</text:p>
          </table:table-cell>
          <table:table-cell table:number-columns-repeated="16373"/>
        </table:table-row>
        <table:table-row table:style-name="ro3">
          <table:table-cell office:value-type="float" office:value="267" table:style-name="ce80">
            <text:p>267</text:p>
          </table:table-cell>
          <table:table-cell office:value-type="string" table:style-name="ce3">
            <text:p>West Midlands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34" table:style-name="ce55">
            <text:p>34</text:p>
          </table:table-cell>
          <table:table-cell office:value-type="float" office:value="0.22" table:style-name="ce55">
            <text:p>0.22</text:p>
          </table:table-cell>
          <table:table-cell office:value-type="float" office:value="0.2" table:style-name="ce55">
            <text:p>0.2</text:p>
          </table:table-cell>
          <table:table-cell office:value-type="string" table:style-name="ce3">
            <text:p>Cases with confirmed SGTF</text:p>
          </table:table-cell>
          <table:table-cell office:value-type="float" office:value="15138" table:style-name="ce76">
            <text:p>15,138</text:p>
          </table:table-cell>
          <table:table-cell office:value-type="float" office:value="0.158023" table:style-name="ce55">
            <text:p>0.158023</text:p>
          </table:table-cell>
          <table:table-cell office:value-type="float" office:value="0.317525" table:style-name="ce55">
            <text:p>0.317525</text:p>
          </table:table-cell>
          <table:table-cell table:number-columns-repeated="16373"/>
        </table:table-row>
        <table:table-row table:style-name="ro3">
          <table:table-cell office:value-type="float" office:value="268" table:style-name="ce80">
            <text:p>268</text:p>
          </table:table-cell>
          <table:table-cell office:value-type="string" table:style-name="ce3">
            <text:p>West Midlands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18012" table:style-name="ce55">
            <text:p>18012</text:p>
          </table:table-cell>
          <table:table-cell office:value-type="float" office:value="99.93" table:style-name="ce55">
            <text:p>99.93</text:p>
          </table:table-cell>
          <table:table-cell office:value-type="float" office:value="90.52" table:style-name="ce55">
            <text:p>90.52</text:p>
          </table:table-cell>
          <table:table-cell office:value-type="string" table:style-name="ce3">
            <text:p>Cases with confirmed S-gene</text:p>
          </table:table-cell>
          <table:table-cell office:value-type="float" office:value="18024" table:style-name="ce76">
            <text:p>18,024</text:p>
          </table:table-cell>
          <table:table-cell office:value-type="float" office:value="99.880129999999994" table:style-name="ce55">
            <text:p>99.88013</text:p>
          </table:table-cell>
          <table:table-cell office:value-type="float" office:value="99.963920000000002" table:style-name="ce55">
            <text:p>99.96392</text:p>
          </table:table-cell>
          <table:table-cell table:number-columns-repeated="16373"/>
        </table:table-row>
        <table:table-row table:style-name="ro3">
          <table:table-cell office:value-type="float" office:value="269" table:style-name="ce80">
            <text:p>269</text:p>
          </table:table-cell>
          <table:table-cell office:value-type="string" table:style-name="ce3">
            <text:p>West Midlands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8024" table:style-name="ce76">
            <text:p>18,024</text:p>
          </table:table-cell>
          <table:table-cell office:value-type="float" office:value="3.6079E-2" table:style-name="ce55">
            <text:p>0.036079</text:p>
          </table:table-cell>
          <table:table-cell office:value-type="float" office:value="0.119866" table:style-name="ce55">
            <text:p>0.119866</text:p>
          </table:table-cell>
          <table:table-cell table:number-columns-repeated="16373"/>
        </table:table-row>
        <table:table-row table:style-name="ro3">
          <table:table-cell office:value-type="float" office:value="270" table:style-name="ce80">
            <text:p>270</text:p>
          </table:table-cell>
          <table:table-cell office:value-type="string" table:style-name="ce3">
            <text:p>West Midlands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20521" table:style-name="ce55">
            <text:p>20521</text:p>
          </table:table-cell>
          <table:table-cell office:value-type="float" office:value="99.93" table:style-name="ce55">
            <text:p>99.93</text:p>
          </table:table-cell>
          <table:table-cell office:value-type="float" office:value="90.41" table:style-name="ce55">
            <text:p>90.41</text:p>
          </table:table-cell>
          <table:table-cell office:value-type="string" table:style-name="ce3">
            <text:p>Cases with confirmed S-gene</text:p>
          </table:table-cell>
          <table:table-cell office:value-type="float" office:value="20535" table:style-name="ce76">
            <text:p>20,535</text:p>
          </table:table-cell>
          <table:table-cell office:value-type="float" office:value="99.882540000000006" table:style-name="ce55">
            <text:p>99.88254</text:p>
          </table:table-cell>
          <table:table-cell office:value-type="float" office:value="99.961200000000005" table:style-name="ce55">
            <text:p>99.9612</text:p>
          </table:table-cell>
          <table:table-cell table:number-columns-repeated="16373"/>
        </table:table-row>
        <table:table-row table:style-name="ro3">
          <table:table-cell office:value-type="float" office:value="271" table:style-name="ce80">
            <text:p>271</text:p>
          </table:table-cell>
          <table:table-cell office:value-type="string" table:style-name="ce3">
            <text:p>West Midlands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20535" table:style-name="ce76">
            <text:p>20,535</text:p>
          </table:table-cell>
          <table:table-cell office:value-type="float" office:value="3.8803999999999998E-2" table:style-name="ce55">
            <text:p>0.038804</text:p>
          </table:table-cell>
          <table:table-cell office:value-type="float" office:value="0.11745899999999999" table:style-name="ce55">
            <text:p>0.117459</text:p>
          </table:table-cell>
          <table:table-cell table:number-columns-repeated="16373"/>
        </table:table-row>
        <table:table-row table:style-name="ro3">
          <table:table-cell office:value-type="float" office:value="272" table:style-name="ce80">
            <text:p>272</text:p>
          </table:table-cell>
          <table:table-cell office:value-type="string" table:style-name="ce3">
            <text:p>West Midlands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18808" table:style-name="ce55">
            <text:p>18808</text:p>
          </table:table-cell>
          <table:table-cell office:value-type="float" office:value="99.94" table:style-name="ce55">
            <text:p>99.94</text:p>
          </table:table-cell>
          <table:table-cell office:value-type="float" office:value="89.62" table:style-name="ce55">
            <text:p>89.62</text:p>
          </table:table-cell>
          <table:table-cell office:value-type="string" table:style-name="ce3">
            <text:p>Cases with confirmed S-gene</text:p>
          </table:table-cell>
          <table:table-cell office:value-type="float" office:value="18820" table:style-name="ce76">
            <text:p>18,820</text:p>
          </table:table-cell>
          <table:table-cell office:value-type="float" office:value="99.885199999999998" table:style-name="ce55">
            <text:p>99.8852</text:p>
          </table:table-cell>
          <table:table-cell office:value-type="float" office:value="99.965450000000004" table:style-name="ce55">
            <text:p>99.96545</text:p>
          </table:table-cell>
          <table:table-cell table:number-columns-repeated="16373"/>
        </table:table-row>
        <table:table-row table:style-name="ro3">
          <table:table-cell office:value-type="float" office:value="273" table:style-name="ce80">
            <text:p>273</text:p>
          </table:table-cell>
          <table:table-cell office:value-type="string" table:style-name="ce3">
            <text:p>West Midlands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06" table:style-name="ce55">
            <text:p>0.06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8820" table:style-name="ce76">
            <text:p>18,820</text:p>
          </table:table-cell>
          <table:table-cell office:value-type="float" office:value="3.4553E-2" table:style-name="ce55">
            <text:p>0.034553</text:p>
          </table:table-cell>
          <table:table-cell office:value-type="float" office:value="0.114798" table:style-name="ce55">
            <text:p>0.114798</text:p>
          </table:table-cell>
          <table:table-cell table:number-columns-repeated="16373"/>
        </table:table-row>
        <table:table-row table:style-name="ro3">
          <table:table-cell office:value-type="float" office:value="274" table:style-name="ce80">
            <text:p>274</text:p>
          </table:table-cell>
          <table:table-cell office:value-type="string" table:style-name="ce3">
            <text:p>West Midlands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21327" table:style-name="ce55">
            <text:p>21327</text:p>
          </table:table-cell>
          <table:table-cell office:value-type="float" office:value="99.93" table:style-name="ce55">
            <text:p>99.93</text:p>
          </table:table-cell>
          <table:table-cell office:value-type="float" office:value="89.7" table:style-name="ce55">
            <text:p>89.7</text:p>
          </table:table-cell>
          <table:table-cell office:value-type="string" table:style-name="ce3">
            <text:p>Cases with confirmed S-gene</text:p>
          </table:table-cell>
          <table:table-cell office:value-type="float" office:value="21341" table:style-name="ce76">
            <text:p>21,341</text:p>
          </table:table-cell>
          <table:table-cell office:value-type="float" office:value="99.886979999999994" table:style-name="ce55">
            <text:p>99.88698</text:p>
          </table:table-cell>
          <table:table-cell office:value-type="float" office:value="99.96266" table:style-name="ce55">
            <text:p>99.96266</text:p>
          </table:table-cell>
          <table:table-cell table:number-columns-repeated="16373"/>
        </table:table-row>
        <table:table-row table:style-name="ro3">
          <table:table-cell office:value-type="float" office:value="275" table:style-name="ce80">
            <text:p>275</text:p>
          </table:table-cell>
          <table:table-cell office:value-type="string" table:style-name="ce3">
            <text:p>West Midlands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21341" table:style-name="ce76">
            <text:p>21,341</text:p>
          </table:table-cell>
          <table:table-cell office:value-type="float" office:value="3.7338000000000003E-2" table:style-name="ce55">
            <text:p>0.037338</text:p>
          </table:table-cell>
          <table:table-cell office:value-type="float" office:value="0.113024" table:style-name="ce55">
            <text:p>0.113024</text:p>
          </table:table-cell>
          <table:table-cell table:number-columns-repeated="16373"/>
        </table:table-row>
        <table:table-row table:style-name="ro3">
          <table:table-cell office:value-type="float" office:value="276" table:style-name="ce80">
            <text:p>276</text:p>
          </table:table-cell>
          <table:table-cell office:value-type="string" table:style-name="ce3">
            <text:p>West Midlands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22888" table:style-name="ce55">
            <text:p>22888</text:p>
          </table:table-cell>
          <table:table-cell office:value-type="float" office:value="99.94" table:style-name="ce55">
            <text:p>99.94</text:p>
          </table:table-cell>
          <table:table-cell office:value-type="float" office:value="88.92" table:style-name="ce55">
            <text:p>88.92</text:p>
          </table:table-cell>
          <table:table-cell office:value-type="string" table:style-name="ce3">
            <text:p>Cases with confirmed S-gene</text:p>
          </table:table-cell>
          <table:table-cell office:value-type="float" office:value="22902" table:style-name="ce76">
            <text:p>22,902</text:p>
          </table:table-cell>
          <table:table-cell office:value-type="float" office:value="99.894679999999994" table:style-name="ce55">
            <text:p>99.89468</text:p>
          </table:table-cell>
          <table:table-cell office:value-type="float" office:value="99.965209999999999" table:style-name="ce55">
            <text:p>99.96521</text:p>
          </table:table-cell>
          <table:table-cell table:number-columns-repeated="16373"/>
        </table:table-row>
        <table:table-row table:style-name="ro3">
          <table:table-cell office:value-type="float" office:value="277" table:style-name="ce80">
            <text:p>277</text:p>
          </table:table-cell>
          <table:table-cell office:value-type="string" table:style-name="ce3">
            <text:p>West Midlands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0.06" table:style-name="ce55">
            <text:p>0.06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22902" table:style-name="ce76">
            <text:p>22,902</text:p>
          </table:table-cell>
          <table:table-cell office:value-type="float" office:value="3.4792999999999998E-2" table:style-name="ce55">
            <text:p>0.034793</text:p>
          </table:table-cell>
          <table:table-cell office:value-type="float" office:value="0.105322" table:style-name="ce55">
            <text:p>0.105322</text:p>
          </table:table-cell>
          <table:table-cell table:number-columns-repeated="16373"/>
        </table:table-row>
        <table:table-row table:style-name="ro3">
          <table:table-cell office:value-type="float" office:value="278" table:style-name="ce80">
            <text:p>278</text:p>
          </table:table-cell>
          <table:table-cell office:value-type="string" table:style-name="ce3">
            <text:p>West Midlands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19872" table:style-name="ce55">
            <text:p>19872</text:p>
          </table:table-cell>
          <table:table-cell office:value-type="float" office:value="99.93" table:style-name="ce55">
            <text:p>99.93</text:p>
          </table:table-cell>
          <table:table-cell office:value-type="float" office:value="91.6" table:style-name="ce55">
            <text:p>91.6</text:p>
          </table:table-cell>
          <table:table-cell office:value-type="string" table:style-name="ce3">
            <text:p>Cases with confirmed S-gene</text:p>
          </table:table-cell>
          <table:table-cell office:value-type="float" office:value="19886" table:style-name="ce76">
            <text:p>19,886</text:p>
          </table:table-cell>
          <table:table-cell office:value-type="float" office:value="99.878709999999998" table:style-name="ce55">
            <text:p>99.87871</text:p>
          </table:table-cell>
          <table:table-cell office:value-type="float" office:value="99.95993" table:style-name="ce55">
            <text:p>99.95993</text:p>
          </table:table-cell>
          <table:table-cell table:number-columns-repeated="16373"/>
        </table:table-row>
        <table:table-row table:style-name="ro3">
          <table:table-cell office:value-type="float" office:value="279" table:style-name="ce80">
            <text:p>279</text:p>
          </table:table-cell>
          <table:table-cell office:value-type="string" table:style-name="ce3">
            <text:p>West Midlands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9886" table:style-name="ce76">
            <text:p>19,886</text:p>
          </table:table-cell>
          <table:table-cell office:value-type="float" office:value="4.0071000000000002E-2" table:style-name="ce55">
            <text:p>0.040071</text:p>
          </table:table-cell>
          <table:table-cell office:value-type="float" office:value="0.121291" table:style-name="ce55">
            <text:p>0.121291</text:p>
          </table:table-cell>
          <table:table-cell table:number-columns-repeated="16373"/>
        </table:table-row>
        <table:table-row table:style-name="ro3">
          <table:table-cell office:value-type="float" office:value="280" table:style-name="ce80">
            <text:p>280</text:p>
          </table:table-cell>
          <table:table-cell office:value-type="string" table:style-name="ce3">
            <text:p>West Midlands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18150" table:style-name="ce55">
            <text:p>18150</text:p>
          </table:table-cell>
          <table:table-cell office:value-type="float" office:value="99.96" table:style-name="ce55">
            <text:p>99.96</text:p>
          </table:table-cell>
          <table:table-cell office:value-type="float" office:value="91.84" table:style-name="ce55">
            <text:p>91.84</text:p>
          </table:table-cell>
          <table:table-cell office:value-type="string" table:style-name="ce3">
            <text:p>Cases with confirmed S-gene</text:p>
          </table:table-cell>
          <table:table-cell office:value-type="float" office:value="18158" table:style-name="ce76">
            <text:p>18,158</text:p>
          </table:table-cell>
          <table:table-cell office:value-type="float" office:value="99.909440000000004" table:style-name="ce55">
            <text:p>99.90944</text:p>
          </table:table-cell>
          <table:table-cell office:value-type="float" office:value="99.979510000000005" table:style-name="ce55">
            <text:p>99.97951</text:p>
          </table:table-cell>
          <table:table-cell table:number-columns-repeated="16373"/>
        </table:table-row>
        <table:table-row table:style-name="ro3">
          <table:table-cell office:value-type="float" office:value="281" table:style-name="ce80">
            <text:p>281</text:p>
          </table:table-cell>
          <table:table-cell office:value-type="string" table:style-name="ce3">
            <text:p>West Midlands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8158" table:style-name="ce76">
            <text:p>18,158</text:p>
          </table:table-cell>
          <table:table-cell office:value-type="float" office:value="2.0486999999999998E-2" table:style-name="ce55">
            <text:p>0.020487</text:p>
          </table:table-cell>
          <table:table-cell office:value-type="float" office:value="9.0563000000000005E-2" table:style-name="ce55">
            <text:p>0.090563</text:p>
          </table:table-cell>
          <table:table-cell table:number-columns-repeated="16373"/>
        </table:table-row>
        <table:table-row table:style-name="ro3">
          <table:table-cell office:value-type="float" office:value="282" table:style-name="ce80">
            <text:p>282</text:p>
          </table:table-cell>
          <table:table-cell office:value-type="string" table:style-name="ce3">
            <text:p>West Midlands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9951" table:style-name="ce55">
            <text:p>9951</text:p>
          </table:table-cell>
          <table:table-cell office:value-type="float" office:value="99.98" table:style-name="ce55">
            <text:p>99.98</text:p>
          </table:table-cell>
          <table:table-cell office:value-type="float" office:value="91.88" table:style-name="ce55">
            <text:p>91.88</text:p>
          </table:table-cell>
          <table:table-cell office:value-type="string" table:style-name="ce3">
            <text:p>Cases with confirmed S-gene</text:p>
          </table:table-cell>
          <table:table-cell office:value-type="float" office:value="9953" table:style-name="ce76">
            <text:p>9,953</text:p>
          </table:table-cell>
          <table:table-cell office:value-type="float" office:value="99.918989999999994" table:style-name="ce55">
            <text:p>99.91899</text:p>
          </table:table-cell>
          <table:table-cell office:value-type="float" office:value="99.996520000000004" table:style-name="ce55">
            <text:p>99.99652</text:p>
          </table:table-cell>
          <table:table-cell table:number-columns-repeated="16373"/>
        </table:table-row>
        <table:table-row table:style-name="ro3">
          <table:table-cell office:value-type="float" office:value="283" table:style-name="ce80">
            <text:p>283</text:p>
          </table:table-cell>
          <table:table-cell office:value-type="string" table:style-name="ce3">
            <text:p>West Midlands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9953" table:style-name="ce76">
            <text:p>9,953</text:p>
          </table:table-cell>
          <table:table-cell office:value-type="float" office:value="3.4810000000000002E-3" table:style-name="ce55">
            <text:p>0.003481</text:p>
          </table:table-cell>
          <table:table-cell office:value-type="float" office:value="8.1013000000000002E-2" table:style-name="ce55">
            <text:p>0.081013</text:p>
          </table:table-cell>
          <table:table-cell table:number-columns-repeated="16373"/>
        </table:table-row>
        <table:table-row table:style-name="ro3">
          <table:table-cell office:value-type="float" office:value="284" table:style-name="ce80">
            <text:p>284</text:p>
          </table:table-cell>
          <table:table-cell office:value-type="string" table:style-name="ce3">
            <text:p>West Midlands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11178" table:style-name="ce55">
            <text:p>11178</text:p>
          </table:table-cell>
          <table:table-cell office:value-type="float" office:value="99.98" table:style-name="ce55">
            <text:p>99.98</text:p>
          </table:table-cell>
          <table:table-cell office:value-type="float" office:value="90.86" table:style-name="ce55">
            <text:p>90.86</text:p>
          </table:table-cell>
          <table:table-cell office:value-type="string" table:style-name="ce3">
            <text:p>Cases with confirmed S-gene</text:p>
          </table:table-cell>
          <table:table-cell office:value-type="float" office:value="11180" table:style-name="ce76">
            <text:p>11,180</text:p>
          </table:table-cell>
          <table:table-cell office:value-type="float" office:value="99.927869999999999" table:style-name="ce55">
            <text:p>99.92787</text:p>
          </table:table-cell>
          <table:table-cell office:value-type="float" office:value="99.996899999999997" table:style-name="ce55">
            <text:p>99.9969</text:p>
          </table:table-cell>
          <table:table-cell table:number-columns-repeated="16373"/>
        </table:table-row>
        <table:table-row table:style-name="ro3">
          <table:table-cell office:value-type="float" office:value="285" table:style-name="ce80">
            <text:p>285</text:p>
          </table:table-cell>
          <table:table-cell office:value-type="string" table:style-name="ce3">
            <text:p>West Midlands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1180" table:style-name="ce76">
            <text:p>11,180</text:p>
          </table:table-cell>
          <table:table-cell office:value-type="float" office:value="3.0990000000000002E-3" table:style-name="ce55">
            <text:p>0.003099</text:p>
          </table:table-cell>
          <table:table-cell office:value-type="float" office:value="7.2124999999999995E-2" table:style-name="ce55">
            <text:p>0.072125</text:p>
          </table:table-cell>
          <table:table-cell table:number-columns-repeated="16373"/>
        </table:table-row>
        <table:table-row table:style-name="ro3">
          <table:table-cell office:value-type="float" office:value="286" table:style-name="ce80">
            <text:p>286</text:p>
          </table:table-cell>
          <table:table-cell office:value-type="string" table:style-name="ce3">
            <text:p>West Midlands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6541" table:style-name="ce55">
            <text:p>16541</text:p>
          </table:table-cell>
          <table:table-cell office:value-type="float" office:value="99.95" table:style-name="ce55">
            <text:p>99.95</text:p>
          </table:table-cell>
          <table:table-cell office:value-type="float" office:value="89.48" table:style-name="ce55">
            <text:p>89.48</text:p>
          </table:table-cell>
          <table:table-cell office:value-type="string" table:style-name="ce3">
            <text:p>Cases with confirmed S-gene</text:p>
          </table:table-cell>
          <table:table-cell office:value-type="float" office:value="16549" table:style-name="ce76">
            <text:p>16,549</text:p>
          </table:table-cell>
          <table:table-cell office:value-type="float" office:value="99.900630000000007" table:style-name="ce55">
            <text:p>99.90063</text:p>
          </table:table-cell>
          <table:table-cell office:value-type="float" office:value="99.977519999999998" table:style-name="ce55">
            <text:p>99.97752</text:p>
          </table:table-cell>
          <table:table-cell table:number-columns-repeated="16373"/>
        </table:table-row>
        <table:table-row table:style-name="ro3">
          <table:table-cell office:value-type="float" office:value="287" table:style-name="ce80">
            <text:p>287</text:p>
          </table:table-cell>
          <table:table-cell office:value-type="string" table:style-name="ce3">
            <text:p>West Midlands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5" table:style-name="ce55">
            <text:p>0.05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6549" table:style-name="ce76">
            <text:p>16,549</text:p>
          </table:table-cell>
          <table:table-cell office:value-type="float" office:value="2.2478999999999999E-2" table:style-name="ce55">
            <text:p>0.022479</text:p>
          </table:table-cell>
          <table:table-cell office:value-type="float" office:value="9.9364999999999995E-2" table:style-name="ce55">
            <text:p>0.099365</text:p>
          </table:table-cell>
          <table:table-cell table:number-columns-repeated="16373"/>
        </table:table-row>
        <table:table-row table:style-name="ro3">
          <table:table-cell office:value-type="float" office:value="288" table:style-name="ce80">
            <text:p>288</text:p>
          </table:table-cell>
          <table:table-cell office:value-type="string" table:style-name="ce3">
            <text:p>West Midlands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8457" table:style-name="ce55">
            <text:p>8457</text:p>
          </table:table-cell>
          <table:table-cell office:value-type="float" office:value="99.89" table:style-name="ce55">
            <text:p>99.89</text:p>
          </table:table-cell>
          <table:table-cell office:value-type="float" office:value="89.12" table:style-name="ce55">
            <text:p>89.12</text:p>
          </table:table-cell>
          <table:table-cell office:value-type="string" table:style-name="ce3">
            <text:p>Cases with confirmed S-gene</text:p>
          </table:table-cell>
          <table:table-cell office:value-type="float" office:value="8466" table:style-name="ce76">
            <text:p>8,466</text:p>
          </table:table-cell>
          <table:table-cell office:value-type="float" office:value="99.790360000000007" table:style-name="ce55">
            <text:p>99.79036</text:p>
          </table:table-cell>
          <table:table-cell office:value-type="float" office:value="99.94811" table:style-name="ce55">
            <text:p>99.94811</text:p>
          </table:table-cell>
          <table:table-cell table:number-columns-repeated="16373"/>
        </table:table-row>
        <table:table-row table:style-name="ro3">
          <table:table-cell office:value-type="float" office:value="289" table:style-name="ce80">
            <text:p>289</text:p>
          </table:table-cell>
          <table:table-cell office:value-type="string" table:style-name="ce3">
            <text:p>West Midlands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11" table:style-name="ce55">
            <text:p>0.11</text:p>
          </table:table-cell>
          <table:table-cell office:value-type="float" office:value="0.09" table:style-name="ce55">
            <text:p>0.09</text:p>
          </table:table-cell>
          <table:table-cell office:value-type="string" table:style-name="ce3">
            <text:p>Cases with confirmed SGTF</text:p>
          </table:table-cell>
          <table:table-cell office:value-type="float" office:value="8466" table:style-name="ce76">
            <text:p>8,466</text:p>
          </table:table-cell>
          <table:table-cell office:value-type="float" office:value="5.1891E-2" table:style-name="ce55">
            <text:p>0.051891</text:p>
          </table:table-cell>
          <table:table-cell office:value-type="float" office:value="0.209644" table:style-name="ce55">
            <text:p>0.209644</text:p>
          </table:table-cell>
          <table:table-cell table:number-columns-repeated="16373"/>
        </table:table-row>
        <table:table-row table:style-name="ro3">
          <table:table-cell office:value-type="float" office:value="290" table:style-name="ce80">
            <text:p>290</text:p>
          </table:table-cell>
          <table:table-cell office:value-type="string" table:style-name="ce3">
            <text:p>Yorkshire and Humber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17593" table:style-name="ce55">
            <text:p>17593</text:p>
          </table:table-cell>
          <table:table-cell office:value-type="float" office:value="99.95" table:style-name="ce55">
            <text:p>99.95</text:p>
          </table:table-cell>
          <table:table-cell office:value-type="float" office:value="91.81" table:style-name="ce55">
            <text:p>91.81</text:p>
          </table:table-cell>
          <table:table-cell office:value-type="string" table:style-name="ce3">
            <text:p>Cases with confirmed S-gene</text:p>
          </table:table-cell>
          <table:table-cell office:value-type="float" office:value="17601" table:style-name="ce76">
            <text:p>17,601</text:p>
          </table:table-cell>
          <table:table-cell office:value-type="float" office:value="99.906570000000002" table:style-name="ce55">
            <text:p>99.90657</text:p>
          </table:table-cell>
          <table:table-cell office:value-type="float" office:value="99.978859999999997" table:style-name="ce55">
            <text:p>99.97886</text:p>
          </table:table-cell>
          <table:table-cell table:number-columns-repeated="16373"/>
        </table:table-row>
        <table:table-row table:style-name="ro3">
          <table:table-cell office:value-type="float" office:value="291" table:style-name="ce80">
            <text:p>291</text:p>
          </table:table-cell>
          <table:table-cell office:value-type="string" table:style-name="ce3">
            <text:p>Yorkshire and Humber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1" table:style-name="ce55">
            <text:p>1</text:p>
          </table:table-cell>
          <table:table-cell office:value-type="float" office:value="8" table:style-name="ce55">
            <text:p>8</text:p>
          </table:table-cell>
          <table:table-cell office:value-type="float" office:value="0.05" table:style-name="ce55">
            <text:p>0.05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7601" table:style-name="ce76">
            <text:p>17,601</text:p>
          </table:table-cell>
          <table:table-cell office:value-type="float" office:value="2.1135999999999999E-2" table:style-name="ce55">
            <text:p>0.021136</text:p>
          </table:table-cell>
          <table:table-cell office:value-type="float" office:value="9.3427999999999997E-2" table:style-name="ce55">
            <text:p>0.093428</text:p>
          </table:table-cell>
          <table:table-cell table:number-columns-repeated="16373"/>
        </table:table-row>
        <table:table-row table:style-name="ro3">
          <table:table-cell office:value-type="float" office:value="292" table:style-name="ce80">
            <text:p>292</text:p>
          </table:table-cell>
          <table:table-cell office:value-type="string" table:style-name="ce3">
            <text:p>Yorkshire and Humber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17151" table:style-name="ce55">
            <text:p>17151</text:p>
          </table:table-cell>
          <table:table-cell office:value-type="float" office:value="99.94" table:style-name="ce55">
            <text:p>99.94</text:p>
          </table:table-cell>
          <table:table-cell office:value-type="float" office:value="92.26" table:style-name="ce55">
            <text:p>92.26</text:p>
          </table:table-cell>
          <table:table-cell office:value-type="string" table:style-name="ce3">
            <text:p>Cases with confirmed S-gene</text:p>
          </table:table-cell>
          <table:table-cell office:value-type="float" office:value="17162" table:style-name="ce76">
            <text:p>17,162</text:p>
          </table:table-cell>
          <table:table-cell office:value-type="float" office:value="99.881529999999998" table:style-name="ce55">
            <text:p>99.88153</text:p>
          </table:table-cell>
          <table:table-cell office:value-type="float" office:value="99.966279999999998" table:style-name="ce55">
            <text:p>99.96628</text:p>
          </table:table-cell>
          <table:table-cell table:number-columns-repeated="16373"/>
        </table:table-row>
        <table:table-row table:style-name="ro3">
          <table:table-cell office:value-type="float" office:value="293" table:style-name="ce80">
            <text:p>293</text:p>
          </table:table-cell>
          <table:table-cell office:value-type="string" table:style-name="ce3">
            <text:p>Yorkshire and Humber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office:value-type="float" office:value="0.06" table:style-name="ce55">
            <text:p>0.06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7162" table:style-name="ce76">
            <text:p>17,162</text:p>
          </table:table-cell>
          <table:table-cell office:value-type="float" office:value="3.3715000000000002E-2" table:style-name="ce55">
            <text:p>0.033715</text:p>
          </table:table-cell>
          <table:table-cell office:value-type="float" office:value="0.118474" table:style-name="ce55">
            <text:p>0.118474</text:p>
          </table:table-cell>
          <table:table-cell table:number-columns-repeated="16373"/>
        </table:table-row>
        <table:table-row table:style-name="ro3">
          <table:table-cell office:value-type="float" office:value="294" table:style-name="ce80">
            <text:p>294</text:p>
          </table:table-cell>
          <table:table-cell office:value-type="string" table:style-name="ce3">
            <text:p>Yorkshire and Humber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17743" table:style-name="ce55">
            <text:p>17743</text:p>
          </table:table-cell>
          <table:table-cell office:value-type="float" office:value="99.98" table:style-name="ce55">
            <text:p>99.98</text:p>
          </table:table-cell>
          <table:table-cell office:value-type="float" office:value="92.22" table:style-name="ce55">
            <text:p>92.22</text:p>
          </table:table-cell>
          <table:table-cell office:value-type="string" table:style-name="ce3">
            <text:p>Cases with confirmed S-gene</text:p>
          </table:table-cell>
          <table:table-cell office:value-type="float" office:value="17746" table:style-name="ce76">
            <text:p>17,746</text:p>
          </table:table-cell>
          <table:table-cell office:value-type="float" office:value="99.94614" table:style-name="ce55">
            <text:p>99.94614</text:p>
          </table:table-cell>
          <table:table-cell office:value-type="float" office:value="99.995630000000006" table:style-name="ce55">
            <text:p>99.99563</text:p>
          </table:table-cell>
          <table:table-cell table:number-columns-repeated="16373"/>
        </table:table-row>
        <table:table-row table:style-name="ro3">
          <table:table-cell office:value-type="float" office:value="295" table:style-name="ce80">
            <text:p>295</text:p>
          </table:table-cell>
          <table:table-cell office:value-type="string" table:style-name="ce3">
            <text:p>Yorkshire and Humber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7746" table:style-name="ce76">
            <text:p>17,746</text:p>
          </table:table-cell>
          <table:table-cell office:value-type="float" office:value="4.3660000000000001E-3" table:style-name="ce55">
            <text:p>0.004366</text:p>
          </table:table-cell>
          <table:table-cell office:value-type="float" office:value="5.3858000000000003E-2" table:style-name="ce55">
            <text:p>0.053858</text:p>
          </table:table-cell>
          <table:table-cell table:number-columns-repeated="16373"/>
        </table:table-row>
        <table:table-row table:style-name="ro3">
          <table:table-cell office:value-type="float" office:value="296" table:style-name="ce80">
            <text:p>296</text:p>
          </table:table-cell>
          <table:table-cell office:value-type="string" table:style-name="ce3">
            <text:p>Yorkshire and Humber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17152" table:style-name="ce55">
            <text:p>17152</text:p>
          </table:table-cell>
          <table:table-cell office:value-type="float" office:value="99.98" table:style-name="ce55">
            <text:p>99.98</text:p>
          </table:table-cell>
          <table:table-cell office:value-type="float" office:value="92.47" table:style-name="ce55">
            <text:p>92.47</text:p>
          </table:table-cell>
          <table:table-cell office:value-type="string" table:style-name="ce3">
            <text:p>Cases with confirmed S-gene</text:p>
          </table:table-cell>
          <table:table-cell office:value-type="float" office:value="17155" table:style-name="ce76">
            <text:p>17,155</text:p>
          </table:table-cell>
          <table:table-cell office:value-type="float" office:value="99.944289999999995" table:style-name="ce55">
            <text:p>99.94429</text:p>
          </table:table-cell>
          <table:table-cell office:value-type="float" office:value="99.995480000000001" table:style-name="ce55">
            <text:p>99.99548</text:p>
          </table:table-cell>
          <table:table-cell table:number-columns-repeated="16373"/>
        </table:table-row>
        <table:table-row table:style-name="ro3">
          <table:table-cell office:value-type="float" office:value="297" table:style-name="ce80">
            <text:p>297</text:p>
          </table:table-cell>
          <table:table-cell office:value-type="string" table:style-name="ce3">
            <text:p>Yorkshire and Humber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7155" table:style-name="ce76">
            <text:p>17,155</text:p>
          </table:table-cell>
          <table:table-cell office:value-type="float" office:value="4.5170000000000002E-3" table:style-name="ce55">
            <text:p>0.004517</text:p>
          </table:table-cell>
          <table:table-cell office:value-type="float" office:value="5.5712999999999999E-2" table:style-name="ce55">
            <text:p>0.055713</text:p>
          </table:table-cell>
          <table:table-cell table:number-columns-repeated="16373"/>
        </table:table-row>
        <table:table-row table:style-name="ro3">
          <table:table-cell office:value-type="float" office:value="298" table:style-name="ce80">
            <text:p>298</text:p>
          </table:table-cell>
          <table:table-cell office:value-type="string" table:style-name="ce3">
            <text:p>Yorkshire and Humber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16978" table:style-name="ce55">
            <text:p>16978</text:p>
          </table:table-cell>
          <table:table-cell office:value-type="float" office:value="99.98" table:style-name="ce55">
            <text:p>99.98</text:p>
          </table:table-cell>
          <table:table-cell office:value-type="float" office:value="92.31" table:style-name="ce55">
            <text:p>92.31</text:p>
          </table:table-cell>
          <table:table-cell office:value-type="string" table:style-name="ce3">
            <text:p>Cases with confirmed S-gene</text:p>
          </table:table-cell>
          <table:table-cell office:value-type="float" office:value="16981" table:style-name="ce76">
            <text:p>16,981</text:p>
          </table:table-cell>
          <table:table-cell office:value-type="float" office:value="99.943719999999999" table:style-name="ce55">
            <text:p>99.94372</text:p>
          </table:table-cell>
          <table:table-cell office:value-type="float" office:value="99.995440000000002" table:style-name="ce55">
            <text:p>99.99544</text:p>
          </table:table-cell>
          <table:table-cell table:number-columns-repeated="16373"/>
        </table:table-row>
        <table:table-row table:style-name="ro3">
          <table:table-cell office:value-type="float" office:value="299" table:style-name="ce80">
            <text:p>299</text:p>
          </table:table-cell>
          <table:table-cell office:value-type="string" table:style-name="ce3">
            <text:p>Yorkshire and Humber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6981" table:style-name="ce76">
            <text:p>16,981</text:p>
          </table:table-cell>
          <table:table-cell office:value-type="float" office:value="4.5630000000000002E-3" table:style-name="ce55">
            <text:p>0.004563</text:p>
          </table:table-cell>
          <table:table-cell office:value-type="float" office:value="5.6284000000000001E-2" table:style-name="ce55">
            <text:p>0.056284</text:p>
          </table:table-cell>
          <table:table-cell table:number-columns-repeated="16373"/>
        </table:table-row>
        <table:table-row table:style-name="ro3">
          <table:table-cell office:value-type="float" office:value="300" table:style-name="ce80">
            <text:p>300</text:p>
          </table:table-cell>
          <table:table-cell office:value-type="string" table:style-name="ce3">
            <text:p>Yorkshire and Humber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15523" table:style-name="ce55">
            <text:p>15523</text:p>
          </table:table-cell>
          <table:table-cell office:value-type="float" office:value="99.96" table:style-name="ce55">
            <text:p>99.96</text:p>
          </table:table-cell>
          <table:table-cell office:value-type="float" office:value="92.15" table:style-name="ce55">
            <text:p>92.15</text:p>
          </table:table-cell>
          <table:table-cell office:value-type="string" table:style-name="ce3">
            <text:p>Cases with confirmed S-gene</text:p>
          </table:table-cell>
          <table:table-cell office:value-type="float" office:value="15529" table:style-name="ce76">
            <text:p>15,529</text:p>
          </table:table-cell>
          <table:table-cell office:value-type="float" office:value="99.911330000000007" table:style-name="ce55">
            <text:p>99.91133</text:p>
          </table:table-cell>
          <table:table-cell office:value-type="float" office:value="99.984290000000001" table:style-name="ce55">
            <text:p>99.98429</text:p>
          </table:table-cell>
          <table:table-cell table:number-columns-repeated="16373"/>
        </table:table-row>
        <table:table-row table:style-name="ro3">
          <table:table-cell office:value-type="float" office:value="301" table:style-name="ce80">
            <text:p>301</text:p>
          </table:table-cell>
          <table:table-cell office:value-type="string" table:style-name="ce3">
            <text:p>Yorkshire and Humber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15529" table:style-name="ce76">
            <text:p>15,529</text:p>
          </table:table-cell>
          <table:table-cell office:value-type="float" office:value="1.5706999999999999E-2" table:style-name="ce55">
            <text:p>0.015707</text:p>
          </table:table-cell>
          <table:table-cell office:value-type="float" office:value="8.8671E-2" table:style-name="ce55">
            <text:p>0.088671</text:p>
          </table:table-cell>
          <table:table-cell table:number-columns-repeated="16373"/>
        </table:table-row>
        <table:table-row table:style-name="ro3">
          <table:table-cell office:value-type="float" office:value="302" table:style-name="ce80">
            <text:p>302</text:p>
          </table:table-cell>
          <table:table-cell office:value-type="string" table:style-name="ce3">
            <text:p>Yorkshire and Humber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17695" table:style-name="ce55">
            <text:p>17695</text:p>
          </table:table-cell>
          <table:table-cell office:value-type="float" office:value="99.99" table:style-name="ce55">
            <text:p>99.99</text:p>
          </table:table-cell>
          <table:table-cell office:value-type="float" office:value="91.8" table:style-name="ce55">
            <text:p>91.8</text:p>
          </table:table-cell>
          <table:table-cell office:value-type="string" table:style-name="ce3">
            <text:p>Cases with confirmed S-gene</text:p>
          </table:table-cell>
          <table:table-cell office:value-type="float" office:value="17696" table:style-name="ce76">
            <text:p>17,696</text:p>
          </table:table-cell>
          <table:table-cell office:value-type="float" office:value="99.963300000000004" table:style-name="ce55">
            <text:p>99.9633</text:p>
          </table:table-cell>
          <table:table-cell office:value-type="float" office:value="99.999709999999993" table:style-name="ce55">
            <text:p>99.99971</text:p>
          </table:table-cell>
          <table:table-cell table:number-columns-repeated="16373"/>
        </table:table-row>
        <table:table-row table:style-name="ro3">
          <table:table-cell office:value-type="float" office:value="303" table:style-name="ce80">
            <text:p>303</text:p>
          </table:table-cell>
          <table:table-cell office:value-type="string" table:style-name="ce3">
            <text:p>Yorkshire and Humber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17696" table:style-name="ce76">
            <text:p>17,696</text:p>
          </table:table-cell>
          <table:table-cell office:value-type="float" office:value="2.9500000000000001E-4" table:style-name="ce55">
            <text:p>0.000295</text:p>
          </table:table-cell>
          <table:table-cell office:value-type="float" office:value="3.6694999999999998E-2" table:style-name="ce55">
            <text:p>0.036695</text:p>
          </table:table-cell>
          <table:table-cell table:number-columns-repeated="16373"/>
        </table:table-row>
        <table:table-row table:style-name="ro3">
          <table:table-cell office:value-type="float" office:value="304" table:style-name="ce80">
            <text:p>304</text:p>
          </table:table-cell>
          <table:table-cell office:value-type="string" table:style-name="ce3">
            <text:p>Yorkshire and Humber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14781" table:style-name="ce55">
            <text:p>14781</text:p>
          </table:table-cell>
          <table:table-cell office:value-type="float" office:value="99.92" table:style-name="ce55">
            <text:p>99.92</text:p>
          </table:table-cell>
          <table:table-cell office:value-type="float" office:value="92.47" table:style-name="ce55">
            <text:p>92.47</text:p>
          </table:table-cell>
          <table:table-cell office:value-type="string" table:style-name="ce3">
            <text:p>Cases with confirmed S-gene</text:p>
          </table:table-cell>
          <table:table-cell office:value-type="float" office:value="14793" table:style-name="ce76">
            <text:p>14,793</text:p>
          </table:table-cell>
          <table:table-cell office:value-type="float" office:value="99.853960000000001" table:style-name="ce55">
            <text:p>99.85396</text:p>
          </table:table-cell>
          <table:table-cell office:value-type="float" office:value="99.956040000000002" table:style-name="ce55">
            <text:p>99.95604</text:p>
          </table:table-cell>
          <table:table-cell table:number-columns-repeated="16373"/>
        </table:table-row>
        <table:table-row table:style-name="ro3">
          <table:table-cell office:value-type="float" office:value="305" table:style-name="ce80">
            <text:p>305</text:p>
          </table:table-cell>
          <table:table-cell office:value-type="string" table:style-name="ce3">
            <text:p>Yorkshire and Humber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5">
            <text:p>12</text:p>
          </table:table-cell>
          <table:table-cell office:value-type="float" office:value="0.08" table:style-name="ce55">
            <text:p>0.08</text:p>
          </table:table-cell>
          <table:table-cell office:value-type="float" office:value="0.08" table:style-name="ce55">
            <text:p>0.08</text:p>
          </table:table-cell>
          <table:table-cell office:value-type="string" table:style-name="ce3">
            <text:p>Cases with confirmed SGTF</text:p>
          </table:table-cell>
          <table:table-cell office:value-type="float" office:value="14793" table:style-name="ce76">
            <text:p>14,793</text:p>
          </table:table-cell>
          <table:table-cell office:value-type="float" office:value="4.3959999999999999E-2" table:style-name="ce55">
            <text:p>0.04396</text:p>
          </table:table-cell>
          <table:table-cell office:value-type="float" office:value="0.146036" table:style-name="ce55">
            <text:p>0.146036</text:p>
          </table:table-cell>
          <table:table-cell table:number-columns-repeated="16373"/>
        </table:table-row>
        <table:table-row table:style-name="ro3">
          <table:table-cell office:value-type="float" office:value="306" table:style-name="ce80">
            <text:p>306</text:p>
          </table:table-cell>
          <table:table-cell office:value-type="string" table:style-name="ce3">
            <text:p>Yorkshire and Humber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15882" table:style-name="ce55">
            <text:p>15882</text:p>
          </table:table-cell>
          <table:table-cell office:value-type="float" office:value="99.94" table:style-name="ce55">
            <text:p>99.94</text:p>
          </table:table-cell>
          <table:table-cell office:value-type="float" office:value="92.04" table:style-name="ce55">
            <text:p>92.04</text:p>
          </table:table-cell>
          <table:table-cell office:value-type="string" table:style-name="ce3">
            <text:p>Cases with confirmed S-gene</text:p>
          </table:table-cell>
          <table:table-cell office:value-type="float" office:value="15891" table:style-name="ce76">
            <text:p>15,891</text:p>
          </table:table-cell>
          <table:table-cell office:value-type="float" office:value="99.888279999999995" table:style-name="ce55">
            <text:p>99.88828</text:p>
          </table:table-cell>
          <table:table-cell office:value-type="float" office:value="99.972359999999995" table:style-name="ce55">
            <text:p>99.97236</text:p>
          </table:table-cell>
          <table:table-cell table:number-columns-repeated="16373"/>
        </table:table-row>
        <table:table-row table:style-name="ro3">
          <table:table-cell office:value-type="float" office:value="307" table:style-name="ce80">
            <text:p>307</text:p>
          </table:table-cell>
          <table:table-cell office:value-type="string" table:style-name="ce3">
            <text:p>Yorkshire and Humber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6" table:style-name="ce55">
            <text:p>0.06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5891" table:style-name="ce76">
            <text:p>15,891</text:p>
          </table:table-cell>
          <table:table-cell office:value-type="float" office:value="2.7643000000000001E-2" table:style-name="ce55">
            <text:p>0.027643</text:p>
          </table:table-cell>
          <table:table-cell office:value-type="float" office:value="0.111722" table:style-name="ce55">
            <text:p>0.111722</text:p>
          </table:table-cell>
          <table:table-cell table:number-columns-repeated="16373"/>
        </table:table-row>
        <table:table-row table:style-name="ro3">
          <table:table-cell office:value-type="float" office:value="308" table:style-name="ce80">
            <text:p>308</text:p>
          </table:table-cell>
          <table:table-cell office:value-type="string" table:style-name="ce3">
            <text:p>Yorkshire and Humber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20248" table:style-name="ce55">
            <text:p>20248</text:p>
          </table:table-cell>
          <table:table-cell office:value-type="float" office:value="99.94" table:style-name="ce55">
            <text:p>99.94</text:p>
          </table:table-cell>
          <table:table-cell office:value-type="float" office:value="90.64" table:style-name="ce55">
            <text:p>90.64</text:p>
          </table:table-cell>
          <table:table-cell office:value-type="string" table:style-name="ce3">
            <text:p>Cases with confirmed S-gene</text:p>
          </table:table-cell>
          <table:table-cell office:value-type="float" office:value="20261" table:style-name="ce76">
            <text:p>20,261</text:p>
          </table:table-cell>
          <table:table-cell office:value-type="float" office:value="99.887140000000002" table:style-name="ce55">
            <text:p>99.88714</text:p>
          </table:table-cell>
          <table:table-cell office:value-type="float" office:value="99.964309999999998" table:style-name="ce55">
            <text:p>99.96431</text:p>
          </table:table-cell>
          <table:table-cell table:number-columns-repeated="16373"/>
        </table:table-row>
        <table:table-row table:style-name="ro3">
          <table:table-cell office:value-type="float" office:value="309" table:style-name="ce80">
            <text:p>309</text:p>
          </table:table-cell>
          <table:table-cell office:value-type="string" table:style-name="ce3">
            <text:p>Yorkshire and Humber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" table:style-name="ce55">
            <text:p>1</text:p>
          </table:table-cell>
          <table:table-cell office:value-type="float" office:value="13" table:style-name="ce55">
            <text:p>13</text:p>
          </table:table-cell>
          <table:table-cell office:value-type="float" office:value="0.06" table:style-name="ce55">
            <text:p>0.06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20261" table:style-name="ce76">
            <text:p>20,261</text:p>
          </table:table-cell>
          <table:table-cell office:value-type="float" office:value="3.5687000000000003E-2" table:style-name="ce55">
            <text:p>0.035687</text:p>
          </table:table-cell>
          <table:table-cell office:value-type="float" office:value="0.112863" table:style-name="ce55">
            <text:p>0.112863</text:p>
          </table:table-cell>
          <table:table-cell table:number-columns-repeated="16373"/>
        </table:table-row>
        <table:table-row table:style-name="ro3">
          <table:table-cell office:value-type="float" office:value="310" table:style-name="ce80">
            <text:p>310</text:p>
          </table:table-cell>
          <table:table-cell office:value-type="string" table:style-name="ce3">
            <text:p>Yorkshire and Humber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19480" table:style-name="ce55">
            <text:p>19480</text:p>
          </table:table-cell>
          <table:table-cell office:value-type="float" office:value="99.97" table:style-name="ce55">
            <text:p>99.97</text:p>
          </table:table-cell>
          <table:table-cell office:value-type="float" office:value="89.95" table:style-name="ce55">
            <text:p>89.95</text:p>
          </table:table-cell>
          <table:table-cell office:value-type="string" table:style-name="ce3">
            <text:p>Cases with confirmed S-gene</text:p>
          </table:table-cell>
          <table:table-cell office:value-type="float" office:value="19485" table:style-name="ce76">
            <text:p>19,485</text:p>
          </table:table-cell>
          <table:table-cell office:value-type="float" office:value="99.936359999999993" table:style-name="ce55">
            <text:p>99.93636</text:p>
          </table:table-cell>
          <table:table-cell office:value-type="float" office:value="99.990549999999999" table:style-name="ce55">
            <text:p>99.99055</text:p>
          </table:table-cell>
          <table:table-cell table:number-columns-repeated="16373"/>
        </table:table-row>
        <table:table-row table:style-name="ro3">
          <table:table-cell office:value-type="float" office:value="311" table:style-name="ce80">
            <text:p>311</text:p>
          </table:table-cell>
          <table:table-cell office:value-type="string" table:style-name="ce3">
            <text:p>Yorkshire and Humber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3" table:style-name="ce55">
            <text:p>0.03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19485" table:style-name="ce76">
            <text:p>19,485</text:p>
          </table:table-cell>
          <table:table-cell office:value-type="float" office:value="9.4479999999999998E-3" table:style-name="ce55">
            <text:p>0.009448</text:p>
          </table:table-cell>
          <table:table-cell office:value-type="float" office:value="6.3634999999999997E-2" table:style-name="ce55">
            <text:p>0.063635</text:p>
          </table:table-cell>
          <table:table-cell table:number-columns-repeated="16373"/>
        </table:table-row>
        <table:table-row table:style-name="ro3">
          <table:table-cell office:value-type="float" office:value="312" table:style-name="ce80">
            <text:p>312</text:p>
          </table:table-cell>
          <table:table-cell office:value-type="string" table:style-name="ce3">
            <text:p>Yorkshire and Humber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22849" table:style-name="ce55">
            <text:p>22849</text:p>
          </table:table-cell>
          <table:table-cell office:value-type="float" office:value="99.96" table:style-name="ce55">
            <text:p>99.96</text:p>
          </table:table-cell>
          <table:table-cell office:value-type="float" office:value="90.54" table:style-name="ce55">
            <text:p>90.54</text:p>
          </table:table-cell>
          <table:table-cell office:value-type="string" table:style-name="ce3">
            <text:p>Cases with confirmed S-gene</text:p>
          </table:table-cell>
          <table:table-cell office:value-type="float" office:value="22859" table:style-name="ce76">
            <text:p>22,859</text:p>
          </table:table-cell>
          <table:table-cell office:value-type="float" office:value="99.916659999999993" table:style-name="ce55">
            <text:p>99.91666</text:p>
          </table:table-cell>
          <table:table-cell office:value-type="float" office:value="99.977770000000007" table:style-name="ce55">
            <text:p>99.97777</text:p>
          </table:table-cell>
          <table:table-cell table:number-columns-repeated="16373"/>
        </table:table-row>
        <table:table-row table:style-name="ro3">
          <table:table-cell office:value-type="float" office:value="313" table:style-name="ce80">
            <text:p>313</text:p>
          </table:table-cell>
          <table:table-cell office:value-type="string" table:style-name="ce3">
            <text:p>Yorkshire and Humber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10" table:style-name="ce55">
            <text:p>10</text:p>
          </table:table-cell>
          <table:table-cell office:value-type="float" office:value="0.04" table:style-name="ce55">
            <text:p>0.04</text:p>
          </table:table-cell>
          <table:table-cell office:value-type="float" office:value="0.04" table:style-name="ce55">
            <text:p>0.04</text:p>
          </table:table-cell>
          <table:table-cell office:value-type="string" table:style-name="ce3">
            <text:p>Cases with confirmed SGTF</text:p>
          </table:table-cell>
          <table:table-cell office:value-type="float" office:value="22859" table:style-name="ce76">
            <text:p>22,859</text:p>
          </table:table-cell>
          <table:table-cell office:value-type="float" office:value="2.2231999999999998E-2" table:style-name="ce55">
            <text:p>0.022232</text:p>
          </table:table-cell>
          <table:table-cell office:value-type="float" office:value="8.3341999999999999E-2" table:style-name="ce55">
            <text:p>0.083342</text:p>
          </table:table-cell>
          <table:table-cell table:number-columns-repeated="16373"/>
        </table:table-row>
        <table:table-row table:style-name="ro3">
          <table:table-cell office:value-type="float" office:value="314" table:style-name="ce80">
            <text:p>314</text:p>
          </table:table-cell>
          <table:table-cell office:value-type="string" table:style-name="ce3">
            <text:p>Yorkshire and Humber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22267" table:style-name="ce55">
            <text:p>22267</text:p>
          </table:table-cell>
          <table:table-cell office:value-type="float" office:value="99.98" table:style-name="ce55">
            <text:p>99.98</text:p>
          </table:table-cell>
          <table:table-cell office:value-type="float" office:value="91.31" table:style-name="ce55">
            <text:p>91.31</text:p>
          </table:table-cell>
          <table:table-cell office:value-type="string" table:style-name="ce3">
            <text:p>Cases with confirmed S-gene</text:p>
          </table:table-cell>
          <table:table-cell office:value-type="float" office:value="22272" table:style-name="ce76">
            <text:p>22,272</text:p>
          </table:table-cell>
          <table:table-cell office:value-type="float" office:value="99.944329999999994" table:style-name="ce55">
            <text:p>99.94433</text:p>
          </table:table-cell>
          <table:table-cell office:value-type="float" office:value="99.991730000000004" table:style-name="ce55">
            <text:p>99.99173</text:p>
          </table:table-cell>
          <table:table-cell table:number-columns-repeated="16373"/>
        </table:table-row>
        <table:table-row table:style-name="ro3">
          <table:table-cell office:value-type="float" office:value="315" table:style-name="ce80">
            <text:p>315</text:p>
          </table:table-cell>
          <table:table-cell office:value-type="string" table:style-name="ce3">
            <text:p>Yorkshire and Humber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22272" table:style-name="ce76">
            <text:p>22,272</text:p>
          </table:table-cell>
          <table:table-cell office:value-type="float" office:value="8.2649999999999998E-3" table:style-name="ce55">
            <text:p>0.008265</text:p>
          </table:table-cell>
          <table:table-cell office:value-type="float" office:value="5.5674000000000001E-2" table:style-name="ce55">
            <text:p>0.055674</text:p>
          </table:table-cell>
          <table:table-cell table:number-columns-repeated="16373"/>
        </table:table-row>
        <table:table-row table:style-name="ro3">
          <table:table-cell office:value-type="float" office:value="316" table:style-name="ce80">
            <text:p>316</text:p>
          </table:table-cell>
          <table:table-cell office:value-type="string" table:style-name="ce3">
            <text:p>Yorkshire and Humber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20420" table:style-name="ce55">
            <text:p>20420</text:p>
          </table:table-cell>
          <table:table-cell office:value-type="float" office:value="99.98" table:style-name="ce55">
            <text:p>99.98</text:p>
          </table:table-cell>
          <table:table-cell office:value-type="float" office:value="92.92" table:style-name="ce55">
            <text:p>92.92</text:p>
          </table:table-cell>
          <table:table-cell office:value-type="string" table:style-name="ce3">
            <text:p>Cases with confirmed S-gene</text:p>
          </table:table-cell>
          <table:table-cell office:value-type="float" office:value="20424" table:style-name="ce76">
            <text:p>20,424</text:p>
          </table:table-cell>
          <table:table-cell office:value-type="float" office:value="99.946150000000003" table:style-name="ce55">
            <text:p>99.94615</text:p>
          </table:table-cell>
          <table:table-cell office:value-type="float" office:value="99.993729999999999" table:style-name="ce55">
            <text:p>99.99373</text:p>
          </table:table-cell>
          <table:table-cell table:number-columns-repeated="16373"/>
        </table:table-row>
        <table:table-row table:style-name="ro3">
          <table:table-cell office:value-type="float" office:value="317" table:style-name="ce80">
            <text:p>317</text:p>
          </table:table-cell>
          <table:table-cell office:value-type="string" table:style-name="ce3">
            <text:p>Yorkshire and Humber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0.02" table:style-name="ce55">
            <text:p>0.02</text:p>
          </table:table-cell>
          <table:table-cell office:value-type="float" office:value="0.02" table:style-name="ce55">
            <text:p>0.02</text:p>
          </table:table-cell>
          <table:table-cell office:value-type="string" table:style-name="ce3">
            <text:p>Cases with confirmed SGTF</text:p>
          </table:table-cell>
          <table:table-cell office:value-type="float" office:value="20424" table:style-name="ce76">
            <text:p>20,424</text:p>
          </table:table-cell>
          <table:table-cell office:value-type="float" office:value="6.2740000000000001E-3" table:style-name="ce55">
            <text:p>0.006274</text:p>
          </table:table-cell>
          <table:table-cell office:value-type="float" office:value="5.3849000000000001E-2" table:style-name="ce55">
            <text:p>0.053849</text:p>
          </table:table-cell>
          <table:table-cell table:number-columns-repeated="16373"/>
        </table:table-row>
        <table:table-row table:style-name="ro3">
          <table:table-cell office:value-type="float" office:value="318" table:style-name="ce80">
            <text:p>318</text:p>
          </table:table-cell>
          <table:table-cell office:value-type="string" table:style-name="ce3">
            <text:p>Yorkshire and Humber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19610" table:style-name="ce55">
            <text:p>19610</text:p>
          </table:table-cell>
          <table:table-cell office:value-type="float" office:value="99.89" table:style-name="ce55">
            <text:p>99.89</text:p>
          </table:table-cell>
          <table:table-cell office:value-type="float" office:value="91.73" table:style-name="ce55">
            <text:p>91.73</text:p>
          </table:table-cell>
          <table:table-cell office:value-type="string" table:style-name="ce3">
            <text:p>Cases with confirmed S-gene</text:p>
          </table:table-cell>
          <table:table-cell office:value-type="float" office:value="19632" table:style-name="ce76">
            <text:p>19,632</text:p>
          </table:table-cell>
          <table:table-cell office:value-type="float" office:value="99.827309999999997" table:style-name="ce55">
            <text:p>99.82731</text:p>
          </table:table-cell>
          <table:table-cell office:value-type="float" office:value="99.927999999999997" table:style-name="ce55">
            <text:p>99.928</text:p>
          </table:table-cell>
          <table:table-cell table:number-columns-repeated="16373"/>
        </table:table-row>
        <table:table-row table:style-name="ro3">
          <table:table-cell office:value-type="float" office:value="319" table:style-name="ce80">
            <text:p>319</text:p>
          </table:table-cell>
          <table:table-cell office:value-type="string" table:style-name="ce3">
            <text:p>Yorkshire and Humber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22" table:style-name="ce55">
            <text:p>22</text:p>
          </table:table-cell>
          <table:table-cell office:value-type="float" office:value="0.11" table:style-name="ce55">
            <text:p>0.11</text:p>
          </table:table-cell>
          <table:table-cell office:value-type="float" office:value="0.1" table:style-name="ce55">
            <text:p>0.1</text:p>
          </table:table-cell>
          <table:table-cell office:value-type="string" table:style-name="ce3">
            <text:p>Cases with confirmed SGTF</text:p>
          </table:table-cell>
          <table:table-cell office:value-type="float" office:value="19632" table:style-name="ce76">
            <text:p>19,632</text:p>
          </table:table-cell>
          <table:table-cell office:value-type="float" office:value="7.1995000000000003E-2" table:style-name="ce55">
            <text:p>0.071995</text:p>
          </table:table-cell>
          <table:table-cell office:value-type="float" office:value="0.17268800000000001" table:style-name="ce55">
            <text:p>0.172688</text:p>
          </table:table-cell>
          <table:table-cell table:number-columns-repeated="16373"/>
        </table:table-row>
        <table:table-row table:style-name="ro3">
          <table:table-cell office:value-type="float" office:value="320" table:style-name="ce80">
            <text:p>320</text:p>
          </table:table-cell>
          <table:table-cell office:value-type="string" table:style-name="ce3">
            <text:p>Yorkshire and Humber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15914" table:style-name="ce55">
            <text:p>15914</text:p>
          </table:table-cell>
          <table:table-cell office:value-type="float" office:value="99.93" table:style-name="ce55">
            <text:p>99.93</text:p>
          </table:table-cell>
          <table:table-cell office:value-type="float" office:value="92.01" table:style-name="ce55">
            <text:p>92.01</text:p>
          </table:table-cell>
          <table:table-cell office:value-type="string" table:style-name="ce3">
            <text:p>Cases with confirmed S-gene</text:p>
          </table:table-cell>
          <table:table-cell office:value-type="float" office:value="15925" table:style-name="ce76">
            <text:p>15,925</text:p>
          </table:table-cell>
          <table:table-cell office:value-type="float" office:value="99.872330000000005" table:style-name="ce55">
            <text:p>99.87233</text:p>
          </table:table-cell>
          <table:table-cell office:value-type="float" office:value="99.963669999999993" table:style-name="ce55">
            <text:p>99.96367</text:p>
          </table:table-cell>
          <table:table-cell table:number-columns-repeated="16373"/>
        </table:table-row>
        <table:table-row table:style-name="ro3">
          <table:table-cell office:value-type="float" office:value="321" table:style-name="ce80">
            <text:p>321</text:p>
          </table:table-cell>
          <table:table-cell office:value-type="string" table:style-name="ce3">
            <text:p>Yorkshire and Humber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office:value-type="float" office:value="7.0000000000000007E-2" table:style-name="ce55">
            <text:p>0.07</text:p>
          </table:table-cell>
          <table:table-cell office:value-type="float" office:value="0.06" table:style-name="ce55">
            <text:p>0.06</text:p>
          </table:table-cell>
          <table:table-cell office:value-type="string" table:style-name="ce3">
            <text:p>Cases with confirmed SGTF</text:p>
          </table:table-cell>
          <table:table-cell office:value-type="float" office:value="15925" table:style-name="ce76">
            <text:p>15,925</text:p>
          </table:table-cell>
          <table:table-cell office:value-type="float" office:value="3.6333999999999998E-2" table:style-name="ce55">
            <text:p>0.036334</text:p>
          </table:table-cell>
          <table:table-cell office:value-type="float" office:value="0.12767400000000001" table:style-name="ce55">
            <text:p>0.127674</text:p>
          </table:table-cell>
          <table:table-cell table:number-columns-repeated="16373"/>
        </table:table-row>
        <table:table-row table:style-name="ro3">
          <table:table-cell office:value-type="float" office:value="322" table:style-name="ce80">
            <text:p>322</text:p>
          </table:table-cell>
          <table:table-cell office:value-type="string" table:style-name="ce3">
            <text:p>Yorkshire and Humber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18099" table:style-name="ce55">
            <text:p>18099</text:p>
          </table:table-cell>
          <table:table-cell office:value-type="float" office:value="99.99" table:style-name="ce55">
            <text:p>99.99</text:p>
          </table:table-cell>
          <table:table-cell office:value-type="float" office:value="90.52" table:style-name="ce55">
            <text:p>90.52</text:p>
          </table:table-cell>
          <table:table-cell office:value-type="string" table:style-name="ce3">
            <text:p>Cases with confirmed S-gene</text:p>
          </table:table-cell>
          <table:table-cell office:value-type="float" office:value="18101" table:style-name="ce76">
            <text:p>18,101</text:p>
          </table:table-cell>
          <table:table-cell office:value-type="float" office:value="99.955449999999999" table:style-name="ce55">
            <text:p>99.95545</text:p>
          </table:table-cell>
          <table:table-cell office:value-type="float" office:value="99.998090000000005" table:style-name="ce55">
            <text:p>99.99809</text:p>
          </table:table-cell>
          <table:table-cell table:number-columns-repeated="16373"/>
        </table:table-row>
        <table:table-row table:style-name="ro3">
          <table:table-cell office:value-type="float" office:value="323" table:style-name="ce80">
            <text:p>323</text:p>
          </table:table-cell>
          <table:table-cell office:value-type="string" table:style-name="ce3">
            <text:p>Yorkshire and Humber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0.01" table:style-name="ce55">
            <text:p>0.01</text:p>
          </table:table-cell>
          <table:table-cell office:value-type="float" office:value="0.01" table:style-name="ce55">
            <text:p>0.01</text:p>
          </table:table-cell>
          <table:table-cell office:value-type="string" table:style-name="ce3">
            <text:p>Cases with confirmed SGTF</text:p>
          </table:table-cell>
          <table:table-cell office:value-type="float" office:value="18101" table:style-name="ce76">
            <text:p>18,101</text:p>
          </table:table-cell>
          <table:table-cell office:value-type="float" office:value="1.9139999999999999E-3" table:style-name="ce55">
            <text:p>0.001914</text:p>
          </table:table-cell>
          <table:table-cell office:value-type="float" office:value="4.4554000000000003E-2" table:style-name="ce55">
            <text:p>0.044554</text:p>
          </table:table-cell>
          <table:table-cell table:number-columns-repeated="16373"/>
        </table:table-row>
        <table:table-row table:style-name="ro3">
          <table:table-cell office:value-type="float" office:value="324" table:style-name="ce80">
            <text:p>324</text:p>
          </table:table-cell>
          <table:table-cell office:value-type="string" table:style-name="ce3">
            <text:p>Yorkshire and Humber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17704" table:style-name="ce55">
            <text:p>17704</text:p>
          </table:table-cell>
          <table:table-cell office:value-type="float" office:value="99.95" table:style-name="ce55">
            <text:p>99.95</text:p>
          </table:table-cell>
          <table:table-cell office:value-type="float" office:value="91.64" table:style-name="ce55">
            <text:p>91.64</text:p>
          </table:table-cell>
          <table:table-cell office:value-type="string" table:style-name="ce3">
            <text:p>Cases with confirmed S-gene</text:p>
          </table:table-cell>
          <table:table-cell office:value-type="float" office:value="17713" table:style-name="ce76">
            <text:p>17,713</text:p>
          </table:table-cell>
          <table:table-cell office:value-type="float" office:value="99.899770000000004" table:style-name="ce55">
            <text:p>99.89977</text:p>
          </table:table-cell>
          <table:table-cell office:value-type="float" office:value="99.975200000000001" table:style-name="ce55">
            <text:p>99.9752</text:p>
          </table:table-cell>
          <table:table-cell table:number-columns-repeated="16373"/>
        </table:table-row>
        <table:table-row table:style-name="ro3">
          <table:table-cell office:value-type="float" office:value="325" table:style-name="ce80">
            <text:p>325</text:p>
          </table:table-cell>
          <table:table-cell office:value-type="string" table:style-name="ce3">
            <text:p>Yorkshire and Humber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5">
            <text:p>9</text:p>
          </table:table-cell>
          <table:table-cell office:value-type="float" office:value="0.05" table:style-name="ce55">
            <text:p>0.05</text:p>
          </table:table-cell>
          <table:table-cell office:value-type="float" office:value="0.05" table:style-name="ce55">
            <text:p>0.05</text:p>
          </table:table-cell>
          <table:table-cell office:value-type="string" table:style-name="ce3">
            <text:p>Cases with confirmed SGTF</text:p>
          </table:table-cell>
          <table:table-cell office:value-type="float" office:value="17713" table:style-name="ce76">
            <text:p>17,713</text:p>
          </table:table-cell>
          <table:table-cell office:value-type="float" office:value="2.4799000000000002E-2" table:style-name="ce55">
            <text:p>0.024799</text:p>
          </table:table-cell>
          <table:table-cell office:value-type="float" office:value="0.100233" table:style-name="ce55">
            <text:p>0.100233</text:p>
          </table:table-cell>
          <table:table-cell table:number-columns-repeated="16373"/>
        </table:table-row>
        <table:table-row table:style-name="ro3">
          <table:table-cell office:value-type="float" office:value="326" table:style-name="ce80">
            <text:p>326</text:p>
          </table:table-cell>
          <table:table-cell office:value-type="string" table:style-name="ce3">
            <text:p>Yorkshire and Humber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0" table:style-name="ce55">
            <text:p>0</text:p>
          </table:table-cell>
          <table:table-cell office:value-type="float" office:value="4003" table:style-name="ce55">
            <text:p>4003</text:p>
          </table:table-cell>
          <table:table-cell office:value-type="float" office:value="99.88" table:style-name="ce55">
            <text:p>99.88</text:p>
          </table:table-cell>
          <table:table-cell office:value-type="float" office:value="89.59" table:style-name="ce55">
            <text:p>89.59</text:p>
          </table:table-cell>
          <table:table-cell office:value-type="string" table:style-name="ce3">
            <text:p>Cases with confirmed S-gene</text:p>
          </table:table-cell>
          <table:table-cell office:value-type="float" office:value="4008" table:style-name="ce76">
            <text:p>4,008</text:p>
          </table:table-cell>
          <table:table-cell office:value-type="float" office:value="99.690929999999994" table:style-name="ce55">
            <text:p>99.69093</text:p>
          </table:table-cell>
          <table:table-cell office:value-type="float" office:value="99.954059999999998" table:style-name="ce55">
            <text:p>99.95406</text:p>
          </table:table-cell>
          <table:table-cell table:number-columns-repeated="16373"/>
        </table:table-row>
        <table:table-row table:style-name="ro3">
          <table:table-cell office:value-type="float" office:value="327" table:style-name="ce80">
            <text:p>327</text:p>
          </table:table-cell>
          <table:table-cell office:value-type="string" table:style-name="ce3">
            <text:p>Yorkshire and Humber</text:p>
          </table:table-cell>
          <table:table-cell office:value-type="date" office:date-value="2021-11-24T00:00:00" table:style-name="ce81">
            <text:p>24/11/2021</text:p>
          </table:table-cell>
          <table:table-cell office:value-type="float" office:value="1" table:style-name="ce55">
            <text:p>1</text:p>
          </table:table-cell>
          <table:table-cell office:value-type="float" office:value="5" table:style-name="ce55">
            <text:p>5</text:p>
          </table:table-cell>
          <table:table-cell office:value-type="float" office:value="0.12" table:style-name="ce55">
            <text:p>0.12</text:p>
          </table:table-cell>
          <table:table-cell office:value-type="float" office:value="0.11" table:style-name="ce55">
            <text:p>0.11</text:p>
          </table:table-cell>
          <table:table-cell office:value-type="string" table:style-name="ce3">
            <text:p>Cases with confirmed SGTF</text:p>
          </table:table-cell>
          <table:table-cell office:value-type="float" office:value="4008" table:style-name="ce76">
            <text:p>4,008</text:p>
          </table:table-cell>
          <table:table-cell office:value-type="float" office:value="4.5936999999999999E-2" table:style-name="ce55">
            <text:p>0.045937</text:p>
          </table:table-cell>
          <table:table-cell office:value-type="float" office:value="0.30907299999999999" table:style-name="ce55">
            <text:p>0.309073</text:p>
          </table:table-cell>
          <table:table-cell table:number-columns-repeated="16373"/>
        </table:table-row>
        <table:table-row table:number-rows-repeated="1048246" table:style-name="ro3">
          <table:table-cell table:number-columns-repeated="16384"/>
        </table:table-row>
      </table:table>
      <table:table table:name="Fig11" table:style-name="ta2">
        <table:table-column table:style-name="co3" table:number-columns-repeated="16384" table:default-cell-style-name="ce1"/>
        <table:table-row table:style-name="ro1">
          <table:table-cell office:value-type="string" table:style-name="ce82">
            <text:p>Figure 11. Timing of SGTF and sequencing data: proportion of positive Omicron VOC-21NOV-01 (B.1.1.529) tests with SGTF tested in selected lighthouse laboratories as of 1 December 2021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Supplementary data is not available for this figure. 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Fig12" table:style-name="ta2">
        <table:table-column table:style-name="co53" table:default-cell-style-name="ce1"/>
        <table:table-column table:style-name="co41" table:default-cell-style-name="ce77"/>
        <table:table-column table:style-name="co38" table:number-columns-repeated="2" table:default-cell-style-name="ce45"/>
        <table:table-column table:style-name="co3" table:number-columns-repeated="16380" table:default-cell-style-name="ce1"/>
        <table:table-row table:style-name="ro1">
          <table:table-cell office:value-type="string" table:style-name="ce27">
            <text:p>Figure 12. Number and distribution of variants per week among sequenced SGTF specimens as of 30 November 2021 (6 January 2021 to 24 November 2021)<text:s/></text:p>
          </table:table-cell>
          <table:table-cell table:style-name="ce77"/>
          <table:table-cell table:number-columns-repeated="2" table:style-name="ce45"/>
          <table:table-cell table:number-columns-repeated="16380"/>
        </table:table-row>
        <table:table-row table:style-name="ro3">
          <table:table-cell office:value-type="string" table:style-name="ce6">
            <text:p>This worksheet contains one table.</text:p>
          </table:table-cell>
          <table:table-cell table:style-name="ce77"/>
          <table:table-cell table:number-columns-repeated="2" table:style-name="ce45"/>
          <table:table-cell table:number-columns-repeated="16380"/>
        </table:table-row>
        <table:table-row table:style-name="ro4">
          <table:table-cell office:value-type="string" table:style-name="ce11">
            <text:p>variant</text:p>
          </table:table-cell>
          <table:table-cell office:value-type="string" table:style-name="ce12">
            <text:p>week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prop</text:p>
          </table:table-cell>
          <table:table-cell table:number-columns-repeated="16380" table:style-name="ce16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1" table:style-name="ce55">
            <text:p>1</text:p>
          </table:table-cell>
          <table:table-cell office:value-type="float" office:value="8.3333329999999997" table:style-name="ce55">
            <text:p>8.33333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nclassified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11" table:style-name="ce55">
            <text:p>11</text:p>
          </table:table-cell>
          <table:table-cell office:value-type="float" office:value="91.666669999999996" table:style-name="ce55">
            <text:p>91.66667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4" table:style-name="ce55">
            <text:p>4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8" table:style-name="ce55">
            <text:p>8</text:p>
          </table:table-cell>
          <table:table-cell office:value-type="float" office:value="80" table:style-name="ce55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8" table:style-name="ce55">
            <text:p>8</text:p>
          </table:table-cell>
          <table:table-cell office:value-type="float" office:value="72.727270000000004" table:style-name="ce55">
            <text:p>72.72727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1" table:style-name="ce55">
            <text:p>1</text:p>
          </table:table-cell>
          <table:table-cell office:value-type="float" office:value="25" table:style-name="ce55">
            <text:p>2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1" table:style-name="ce55">
            <text:p>1</text:p>
          </table:table-cell>
          <table:table-cell office:value-type="float" office:value="20" table:style-name="ce55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14.28571" table:style-name="ce55">
            <text:p>14.2857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2" table:style-name="ce55">
            <text:p>2</text:p>
          </table:table-cell>
          <table:table-cell office:value-type="float" office:value="12.5" table:style-name="ce55">
            <text:p>12.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4" table:style-name="ce55">
            <text:p>4</text:p>
          </table:table-cell>
          <table:table-cell office:value-type="float" office:value="19.047619999999998" table:style-name="ce55">
            <text:p>19.0476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1" table:style-name="ce55">
            <text:p>1</text:p>
          </table:table-cell>
          <table:table-cell office:value-type="float" office:value="12.5" table:style-name="ce55">
            <text:p>12.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1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0DEC-02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2" table:style-name="ce55">
            <text:p>2</text:p>
          </table:table-cell>
          <table:table-cell office:value-type="float" office:value="20" table:style-name="ce55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3" table:style-name="ce55">
            <text:p>3</text:p>
          </table:table-cell>
          <table:table-cell office:value-type="float" office:value="27.272729999999999" table:style-name="ce55">
            <text:p>27.2727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4" table:style-name="ce55">
            <text:p>4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3" table:style-name="ce55">
            <text:p>3</text:p>
          </table:table-cell>
          <table:table-cell office:value-type="float" office:value="75" table:style-name="ce55">
            <text:p>7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4" table:style-name="ce55">
            <text:p>4</text:p>
          </table:table-cell>
          <table:table-cell office:value-type="float" office:value="80" table:style-name="ce55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5" table:style-name="ce55">
            <text:p>5</text:p>
          </table:table-cell>
          <table:table-cell office:value-type="float" office:value="71.428569999999993" table:style-name="ce55">
            <text:p>71.42857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8" table:style-name="ce55">
            <text:p>8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10" table:style-name="ce55">
            <text:p>10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14" table:style-name="ce55">
            <text:p>14</text:p>
          </table:table-cell>
          <table:table-cell office:value-type="float" office:value="87.5" table:style-name="ce55">
            <text:p>87.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17" table:style-name="ce55">
            <text:p>17</text:p>
          </table:table-cell>
          <table:table-cell office:value-type="float" office:value="80.952380000000005" table:style-name="ce55">
            <text:p>80.95238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15" table:style-name="ce55">
            <text:p>15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7" table:style-name="ce55">
            <text:p>7</text:p>
          </table:table-cell>
          <table:table-cell office:value-type="float" office:value="87.5" table:style-name="ce55">
            <text:p>87.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7" table:style-name="ce55">
            <text:p>7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14" table:style-name="ce55">
            <text:p>14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6" table:style-name="ce55">
            <text:p>16</text:p>
          </table:table-cell>
          <table:table-cell office:value-type="float" office:value="94.117649999999998" table:style-name="ce55">
            <text:p>94.1176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23" table:style-name="ce55">
            <text:p>23</text:p>
          </table:table-cell>
          <table:table-cell office:value-type="float" office:value="100" table:style-name="ce55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1" table:style-name="ce55">
            <text:p>11</text:p>
          </table:table-cell>
          <table:table-cell office:value-type="float" office:value="91.666669999999996" table:style-name="ce55">
            <text:p>91.66667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APR-02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7" table:style-name="ce55">
            <text:p>7</text:p>
          </table:table-cell>
          <table:table-cell office:value-type="float" office:value="77.777780000000007" table:style-name="ce55">
            <text:p>77.77778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FEB-02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C-21NOV-01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2" table:style-name="ce55">
            <text:p>2</text:p>
          </table:table-cell>
          <table:table-cell office:value-type="float" office:value="22.22222" table:style-name="ce55">
            <text:p>22.22222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APR-01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3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FEB-04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1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MAY-02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7-07T00:00:00" table:style-name="ce81">
            <text:p>07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7-14T00:00:00" table:style-name="ce81">
            <text:p>14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7-21T00:00:00" table:style-name="ce81">
            <text:p>21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7-28T00:00:00" table:style-name="ce81">
            <text:p>28/07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8-04T00:00:00" table:style-name="ce81">
            <text:p>04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8-11T00:00:00" table:style-name="ce81">
            <text:p>11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8-18T00:00:00" table:style-name="ce81">
            <text:p>18/08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8-25T00:00:00" table:style-name="ce81">
            <text:p>25/08/2021</text:p>
          </table:table-cell>
          <table:table-cell office:value-type="float" office:value="1" table:style-name="ce55">
            <text:p>1</text:p>
          </table:table-cell>
          <table:table-cell office:value-type="float" office:value="14.28571" table:style-name="ce55">
            <text:p>14.28571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9-01T00:00:00" table:style-name="ce81">
            <text:p>01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9-08T00:00:00" table:style-name="ce81">
            <text:p>08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9-15T00:00:00" table:style-name="ce81">
            <text:p>15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9-22T00:00:00" table:style-name="ce81">
            <text:p>22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09-29T00:00:00" table:style-name="ce81">
            <text:p>29/09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0-06T00:00:00" table:style-name="ce81">
            <text:p>06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0-13T00:00:00" table:style-name="ce81">
            <text:p>13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0-20T00:00:00" table:style-name="ce81">
            <text:p>20/10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0-27T00:00:00" table:style-name="ce81">
            <text:p>27/10/2021</text:p>
          </table:table-cell>
          <table:table-cell office:value-type="float" office:value="1" table:style-name="ce55">
            <text:p>1</text:p>
          </table:table-cell>
          <table:table-cell office:value-type="float" office:value="5.8823530000000002" table:style-name="ce55">
            <text:p>5.88235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1-03T00:00:00" table:style-name="ce81">
            <text:p>03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1-10T00:00:00" table:style-name="ce81">
            <text:p>10/11/2021</text:p>
          </table:table-cell>
          <table:table-cell office:value-type="float" office:value="1" table:style-name="ce55">
            <text:p>1</text:p>
          </table:table-cell>
          <table:table-cell office:value-type="float" office:value="8.3333329999999997" table:style-name="ce55">
            <text:p>8.33333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UI-21OCT-01</text:p>
          </table:table-cell>
          <table:table-cell office:value-type="date" office:date-value="2021-11-17T00:00:00" table:style-name="ce81">
            <text:p>17/11/202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80"/>
        </table:table-row>
        <table:table-row table:number-rows-repeated="1048333" table:style-name="ro3">
          <table:table-cell table:number-columns-repeated="16384"/>
        </table:table-row>
      </table:table>
      <table:table table:name="Fig13" table:style-name="ta2">
        <table:table-column table:style-name="co7" table:default-cell-style-name="ce7"/>
        <table:table-column table:style-name="co54" table:default-cell-style-name="ce6"/>
        <table:table-column table:style-name="co55" table:default-cell-style-name="ce13"/>
        <table:table-column table:style-name="co2" table:number-columns-repeated="16381" table:default-cell-style-name="ce6"/>
        <table:table-row table:style-name="ro1">
          <table:table-cell office:value-type="string" table:style-name="ce29">
            <text:p>Figure 13. Proportion of sequenced Delta lineages with a deletion in Spike at amino acid positions 69/70<text:s/></text:p>
          </table:table-cell>
          <table:table-cell table:style-name="ce37"/>
          <table:table-cell table:style-name="ce38"/>
          <table:table-cell table:number-columns-repeated="16381" table:style-name="ce37"/>
        </table:table-row>
        <table:table-row table:style-name="ro3">
          <table:table-cell office:value-type="string" table:style-name="ce3">
            <text:p>Supplementary data is not available for this figure. </text:p>
          </table:table-cell>
          <table:table-cell table:style-name="ce6"/>
          <table:table-cell table:style-name="ce13"/>
          <table:table-cell table:number-columns-repeated="16381"/>
        </table:table-row>
        <table:table-row table:style-name="ro4">
          <table:table-cell table:style-name="ce12"/>
          <table:table-cell table:style-name="ce11"/>
          <table:table-cell table:style-name="ce14"/>
          <table:table-cell table:number-columns-repeated="16381"/>
        </table:table-row>
        <table:table-row table:number-rows-repeated="254" table:style-name="ro3">
          <table:table-cell table:style-name="ce17"/>
          <table:table-cell table:number-columns-repeated="2" table:style-name="ce18"/>
          <table:table-cell table:number-columns-repeated="16381"/>
        </table:table-row>
        <table:table-row table:number-rows-repeated="1048319" table:style-name="ro3">
          <table:table-cell table:number-columns-repeated="16384"/>
        </table:table-row>
      </table:table>
      <table:table table:name="Fig14" table:style-name="ta2">
        <table:table-column table:style-name="co3" table:number-columns-repeated="16384" table:default-cell-style-name="ce1"/>
        <table:table-row table:style-name="ro1">
          <table:table-cell office:value-type="string" table:style-name="ce27">
            <text:p>Figure 14. Sample frequency of SGTF cases as compared to S gene positive cases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Supplementary data is not available for this figure. 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Fig15" table:style-name="ta2">
        <table:table-column table:style-name="co3" table:number-columns-repeated="16384" table:default-cell-style-name="ce1"/>
        <table:table-row table:style-name="ro1">
          <table:table-cell office:value-type="string" table:style-name="ce27">
            <text:p>Figure 15. Estimated logistic growth rate for SGTF cases per week over the last 12 weeks</text:p>
          </table:table-cell>
          <table:table-cell table:number-columns-repeated="9" table:style-name="ce33"/>
          <table:table-cell table:number-columns-repeated="16374"/>
        </table:table-row>
        <table:table-row table:style-name="ro3">
          <table:table-cell office:value-type="string" table:style-name="ce3">
            <text:p>Supplementary data is not available for this figure. </text:p>
          </table:table-cell>
          <table:table-cell table:number-columns-repeated="16383" table:style-name="ce1"/>
        </table:table-row>
        <table:table-row table:number-rows-repeated="1048574" table:style-name="ro3">
          <table:table-cell table:number-columns-repeated="16384"/>
        </table:table-row>
      </table:table>
      <table:table table:name="Fig16" table:style-name="ta2">
        <table:table-column table:style-name="co3" table:number-columns-repeated="16384" table:default-cell-style-name="ce1"/>
        <table:table-row table:style-name="ro1">
          <table:table-cell office:value-type="string" table:style-name="ce27">
            <text:p>Figure 16. Sample frequency of SGTF cases as compared to geography-matched sample of S gene positive cases for each UK region</text:p>
          </table:table-cell>
          <table:table-cell table:number-columns-repeated="16383" table:style-name="ce33"/>
        </table:table-row>
        <table:table-row table:style-name="ro3">
          <table:table-cell office:value-type="string" table:style-name="ce3">
            <text:p>Supplementary data is not available for this figure. 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Fig17" table:style-name="ta2">
        <table:table-column table:style-name="co3" table:number-columns-repeated="16384" table:default-cell-style-name="ce1"/>
        <table:table-row table:style-name="ro1">
          <table:table-cell office:value-type="string" table:style-name="ce27">
            <text:p>Figure 17. Existing wastewater monitoring coverage across England<text:s/></text:p>
          </table:table-cell>
          <table:table-cell table:number-columns-repeated="16383" table:style-name="ce33"/>
        </table:table-row>
        <table:table-row table:style-name="ro3">
          <table:table-cell office:value-type="string" table:style-name="ce3">
            <text:p>Supplementary data is not available for this figure.  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Fig18" table:style-name="ta2">
        <table:table-column table:style-name="co39" table:default-cell-style-name="ce51"/>
        <table:table-column table:style-name="co56" table:default-cell-style-name="ce51"/>
        <table:table-column table:style-name="co57" table:default-cell-style-name="ce45"/>
        <table:table-column table:style-name="co3" table:number-columns-repeated="16381" table:default-cell-style-name="ce1"/>
        <table:table-row table:style-name="ro1">
          <table:table-cell office:value-type="string" table:style-name="ce49">
            <text:p>Figure 18. Count of B.1.1.529 classified sequences by date of collection uploaded to GISAID as of 1 December 2021</text:p>
          </table:table-cell>
          <table:table-cell table:style-name="ce85"/>
          <table:table-cell table:style-name="ce87"/>
          <table:table-cell table:number-columns-repeated="17" table:style-name="ce33"/>
          <table:table-cell table:style-name="ce27"/>
          <table:table-cell table:number-columns-repeated="16363" table:style-name="ce33"/>
        </table:table-row>
        <table:table-row table:style-name="ro3">
          <table:table-cell office:value-type="string" table:style-name="ce79">
            <text:p>This worksheet contains one table.</text:p>
          </table:table-cell>
          <table:table-cell table:style-name="ce51"/>
          <table:table-cell table:style-name="ce45"/>
          <table:table-cell table:number-columns-repeated="16381" table:style-name="ce1"/>
        </table:table-row>
        <table:table-row table:style-name="ro4">
          <table:table-cell office:value-type="string" table:style-name="ce83">
            <text:p>Collection date</text:p>
          </table:table-cell>
          <table:table-cell office:value-type="string" table:style-name="ce83">
            <text:p>Country</text:p>
          </table:table-cell>
          <table:table-cell office:value-type="string" table:style-name="ce88">
            <text:p>Count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08T00:00:00" table:style-name="ce84">
            <text:p>08/11/2021</text:p>
          </table:table-cell>
          <table:table-cell office:value-type="string" table:style-name="ce86">
            <text:p>South Africa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09T00:00:00" table:style-name="ce84">
            <text:p>09/11/2021</text:p>
          </table:table-cell>
          <table:table-cell office:value-type="string" table:style-name="ce86">
            <text:p>South Africa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0T00:00:00" table:style-name="ce84">
            <text:p>10/11/2021</text:p>
          </table:table-cell>
          <table:table-cell office:value-type="string" table:style-name="ce86">
            <text:p>South Africa</text:p>
          </table:table-cell>
          <table:table-cell office:value-type="float" office:value="5" table:style-name="ce89">
            <text:p>5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1T00:00:00" table:style-name="ce84">
            <text:p>11/11/2021</text:p>
          </table:table-cell>
          <table:table-cell office:value-type="string" table:style-name="ce86">
            <text:p>Botswana</text:p>
          </table:table-cell>
          <table:table-cell office:value-type="float" office:value="5" table:style-name="ce89">
            <text:p>5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1T00:00:00" table:style-name="ce84">
            <text:p>11/11/2021</text:p>
          </table:table-cell>
          <table:table-cell office:value-type="string" table:style-name="ce86">
            <text:p>South Africa</text:p>
          </table:table-cell>
          <table:table-cell office:value-type="float" office:value="2" table:style-name="ce89">
            <text:p>2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2T00:00:00" table:style-name="ce84">
            <text:p>12/11/2021</text:p>
          </table:table-cell>
          <table:table-cell office:value-type="string" table:style-name="ce86">
            <text:p>South Africa</text:p>
          </table:table-cell>
          <table:table-cell office:value-type="float" office:value="4" table:style-name="ce89">
            <text:p>4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3T00:00:00" table:style-name="ce84">
            <text:p>13/11/2021</text:p>
          </table:table-cell>
          <table:table-cell office:value-type="string" table:style-name="ce86">
            <text:p>Hong Kong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3T00:00:00" table:style-name="ce84">
            <text:p>13/11/2021</text:p>
          </table:table-cell>
          <table:table-cell office:value-type="string" table:style-name="ce86">
            <text:p>South Africa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4T00:00:00" table:style-name="ce84">
            <text:p>14/11/2021</text:p>
          </table:table-cell>
          <table:table-cell office:value-type="string" table:style-name="ce86">
            <text:p>Hong Kong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4T00:00:00" table:style-name="ce84">
            <text:p>14/11/2021</text:p>
          </table:table-cell>
          <table:table-cell office:value-type="string" table:style-name="ce86">
            <text:p>South Africa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5T00:00:00" table:style-name="ce84">
            <text:p>15/11/2021</text:p>
          </table:table-cell>
          <table:table-cell office:value-type="string" table:style-name="ce86">
            <text:p>South Africa</text:p>
          </table:table-cell>
          <table:table-cell office:value-type="float" office:value="17" table:style-name="ce89">
            <text:p>17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6T00:00:00" table:style-name="ce84">
            <text:p>16/11/2021</text:p>
          </table:table-cell>
          <table:table-cell office:value-type="string" table:style-name="ce86">
            <text:p>South Africa</text:p>
          </table:table-cell>
          <table:table-cell office:value-type="float" office:value="33" table:style-name="ce89">
            <text:p>33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7T00:00:00" table:style-name="ce84">
            <text:p>17/11/2021</text:p>
          </table:table-cell>
          <table:table-cell office:value-type="string" table:style-name="ce86">
            <text:p>Botswana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17T00:00:00" table:style-name="ce84">
            <text:p>17/11/2021</text:p>
          </table:table-cell>
          <table:table-cell office:value-type="string" table:style-name="ce86">
            <text:p>South Africa</text:p>
          </table:table-cell>
          <table:table-cell office:value-type="float" office:value="26" table:style-name="ce89">
            <text:p>26</text:p>
          </table:table-cell>
          <table:table-cell table:number-columns-repeated="16381"/>
        </table:table-row>
        <table:table-row table:style-name="ro3">
          <table:table-cell office:value-type="date" office:date-value="2021-11-18T00:00:00" table:style-name="ce84">
            <text:p>18/11/2021</text:p>
          </table:table-cell>
          <table:table-cell office:value-type="string" table:style-name="ce86">
            <text:p>Hong Kong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18T00:00:00" table:style-name="ce84">
            <text:p>18/11/2021</text:p>
          </table:table-cell>
          <table:table-cell office:value-type="string" table:style-name="ce86">
            <text:p>South Africa</text:p>
          </table:table-cell>
          <table:table-cell office:value-type="float" office:value="15" table:style-name="ce89">
            <text:p>15</text:p>
          </table:table-cell>
          <table:table-cell table:number-columns-repeated="16381"/>
        </table:table-row>
        <table:table-row table:style-name="ro3">
          <table:table-cell office:value-type="date" office:date-value="2021-11-19T00:00:00" table:style-name="ce84">
            <text:p>19/11/2021</text:p>
          </table:table-cell>
          <table:table-cell office:value-type="string" table:style-name="ce86">
            <text:p>South Africa</text:p>
          </table:table-cell>
          <table:table-cell office:value-type="float" office:value="20" table:style-name="ce89">
            <text:p>20</text:p>
          </table:table-cell>
          <table:table-cell table:number-columns-repeated="16381"/>
        </table:table-row>
        <table:table-row table:style-name="ro3">
          <table:table-cell office:value-type="date" office:date-value="2021-11-19T00:00:00" table:style-name="ce84">
            <text:p>19/11/2021</text:p>
          </table:table-cell>
          <table:table-cell office:value-type="string" table:style-name="ce86">
            <text:p>Sweden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0T00:00:00" table:style-name="ce84">
            <text:p>20/11/2021</text:p>
          </table:table-cell>
          <table:table-cell office:value-type="string" table:style-name="ce86">
            <text:p>Israel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0T00:00:00" table:style-name="ce84">
            <text:p>20/11/2021</text:p>
          </table:table-cell>
          <table:table-cell office:value-type="string" table:style-name="ce86">
            <text:p>South Africa</text:p>
          </table:table-cell>
          <table:table-cell office:value-type="float" office:value="14" table:style-name="ce89">
            <text:p>14</text:p>
          </table:table-cell>
          <table:table-cell table:number-columns-repeated="16381"/>
        </table:table-row>
        <table:table-row table:style-name="ro3">
          <table:table-cell office:value-type="date" office:date-value="2021-11-20T00:00:00" table:style-name="ce84">
            <text:p>20/11/2021</text:p>
          </table:table-cell>
          <table:table-cell office:value-type="string" table:style-name="ce86">
            <text:p>United Kingdom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1T00:00:00" table:style-name="ce84">
            <text:p>21/11/2021</text:p>
          </table:table-cell>
          <table:table-cell office:value-type="string" table:style-name="ce86">
            <text:p>Botswan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1T00:00:00" table:style-name="ce84">
            <text:p>21/11/2021</text:p>
          </table:table-cell>
          <table:table-cell office:value-type="string" table:style-name="ce86">
            <text:p>Hong Kong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1T00:00:00" table:style-name="ce84">
            <text:p>21/11/2021</text:p>
          </table:table-cell>
          <table:table-cell office:value-type="string" table:style-name="ce86">
            <text:p>South Afric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1T00:00:00" table:style-name="ce84">
            <text:p>21/11/2021</text:p>
          </table:table-cell>
          <table:table-cell office:value-type="string" table:style-name="ce86">
            <text:p>United Kingdom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2T00:00:00" table:style-name="ce84">
            <text:p>22/11/2021</text:p>
          </table:table-cell>
          <table:table-cell office:value-type="string" table:style-name="ce86">
            <text:p>Botswana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2T00:00:00" table:style-name="ce84">
            <text:p>22/11/2021</text:p>
          </table:table-cell>
          <table:table-cell office:value-type="string" table:style-name="ce86">
            <text:p>Italy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2T00:00:00" table:style-name="ce84">
            <text:p>22/11/2021</text:p>
          </table:table-cell>
          <table:table-cell office:value-type="string" table:style-name="ce86">
            <text:p>Reunion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2T00:00:00" table:style-name="ce84">
            <text:p>22/11/2021</text:p>
          </table:table-cell>
          <table:table-cell office:value-type="string" table:style-name="ce86">
            <text:p>South Africa</text:p>
          </table:table-cell>
          <table:table-cell office:value-type="float" office:value="18" table:style-name="ce89">
            <text:p>18</text:p>
          </table:table-cell>
          <table:table-cell table:number-columns-repeated="16381"/>
        </table:table-row>
        <table:table-row table:style-name="ro3">
          <table:table-cell office:value-type="date" office:date-value="2021-11-22T00:00:00" table:style-name="ce84">
            <text:p>22/11/2021</text:p>
          </table:table-cell>
          <table:table-cell office:value-type="string" table:style-name="ce86">
            <text:p>United Kingdom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3T00:00:00" table:style-name="ce84">
            <text:p>23/11/2021</text:p>
          </table:table-cell>
          <table:table-cell office:value-type="string" table:style-name="ce86">
            <text:p>Botswana</text:p>
          </table:table-cell>
          <table:table-cell office:value-type="float" office:value="8" table:style-name="ce89">
            <text:p>8</text:p>
          </table:table-cell>
          <table:table-cell table:number-columns-repeated="16381"/>
        </table:table-row>
        <table:table-row table:style-name="ro3">
          <table:table-cell office:value-type="date" office:date-value="2021-11-23T00:00:00" table:style-name="ce84">
            <text:p>23/11/2021</text:p>
          </table:table-cell>
          <table:table-cell office:value-type="string" table:style-name="ce86">
            <text:p>Canada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3T00:00:00" table:style-name="ce84">
            <text:p>23/11/2021</text:p>
          </table:table-cell>
          <table:table-cell office:value-type="string" table:style-name="ce86">
            <text:p>South Afric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3T00:00:00" table:style-name="ce84">
            <text:p>23/11/2021</text:p>
          </table:table-cell>
          <table:table-cell office:value-type="string" table:style-name="ce86">
            <text:p>United Kingdom</text:p>
          </table:table-cell>
          <table:table-cell office:value-type="float" office:value="7" table:style-name="ce89">
            <text:p>7</text:p>
          </table:table-cell>
          <table:table-cell table:number-columns-repeated="16381"/>
        </table:table-row>
        <table:table-row table:style-name="ro3">
          <table:table-cell office:value-type="date" office:date-value="2021-11-24T00:00:00" table:style-name="ce84">
            <text:p>24/11/2021</text:p>
          </table:table-cell>
          <table:table-cell office:value-type="string" table:style-name="ce86">
            <text:p>Belgium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4T00:00:00" table:style-name="ce84">
            <text:p>24/11/2021</text:p>
          </table:table-cell>
          <table:table-cell office:value-type="string" table:style-name="ce86">
            <text:p>South Afric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4T00:00:00" table:style-name="ce84">
            <text:p>24/11/2021</text:p>
          </table:table-cell>
          <table:table-cell office:value-type="string" table:style-name="ce86">
            <text:p>United Kingdom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5T00:00:00" table:style-name="ce84">
            <text:p>25/11/2021</text:p>
          </table:table-cell>
          <table:table-cell office:value-type="string" table:style-name="ce86">
            <text:p>Brazil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5T00:00:00" table:style-name="ce84">
            <text:p>25/11/2021</text:p>
          </table:table-cell>
          <table:table-cell office:value-type="string" table:style-name="ce86">
            <text:p>South Africa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5T00:00:00" table:style-name="ce84">
            <text:p>25/11/2021</text:p>
          </table:table-cell>
          <table:table-cell office:value-type="string" table:style-name="ce86">
            <text:p>United Kingdom</text:p>
          </table:table-cell>
          <table:table-cell office:value-type="float" office:value="4" table:style-name="ce89">
            <text:p>4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Australia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Austria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Czech Republic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Germany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Hong Kong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6T00:00:00" table:style-name="ce84">
            <text:p>26/11/2021</text:p>
          </table:table-cell>
          <table:table-cell office:value-type="string" table:style-name="ce86">
            <text:p>Netherlands</text:p>
          </table:table-cell>
          <table:table-cell office:value-type="float" office:value="13" table:style-name="ce89">
            <text:p>13</text:p>
          </table:table-cell>
          <table:table-cell table:number-columns-repeated="16381"/>
        </table:table-row>
        <table:table-row table:style-name="ro3">
          <table:table-cell office:value-type="date" office:date-value="2021-11-27T00:00:00" table:style-name="ce84">
            <text:p>27/11/2021</text:p>
          </table:table-cell>
          <table:table-cell office:value-type="string" table:style-name="ce86">
            <text:p>Australia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7T00:00:00" table:style-name="ce84">
            <text:p>27/11/2021</text:p>
          </table:table-cell>
          <table:table-cell office:value-type="string" table:style-name="ce86">
            <text:p>Germany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3">
          <table:table-cell office:value-type="date" office:date-value="2021-11-27T00:00:00" table:style-name="ce84">
            <text:p>27/11/2021</text:p>
          </table:table-cell>
          <table:table-cell office:value-type="string" table:style-name="ce86">
            <text:p>Japan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7T00:00:00" table:style-name="ce84">
            <text:p>27/11/2021</text:p>
          </table:table-cell>
          <table:table-cell office:value-type="string" table:style-name="ce86">
            <text:p>Portugal</text:p>
          </table:table-cell>
          <table:table-cell office:value-type="float" office:value="13" table:style-name="ce89">
            <text:p>13</text:p>
          </table:table-cell>
          <table:table-cell table:number-columns-repeated="16381"/>
        </table:table-row>
        <table:table-row table:style-name="ro3">
          <table:table-cell office:value-type="date" office:date-value="2021-11-28T00:00:00" table:style-name="ce84">
            <text:p>28/11/2021</text:p>
          </table:table-cell>
          <table:table-cell office:value-type="string" table:style-name="ce86">
            <text:p>Australi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8T00:00:00" table:style-name="ce84">
            <text:p>28/11/2021</text:p>
          </table:table-cell>
          <table:table-cell office:value-type="string" table:style-name="ce86">
            <text:p>Austria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8T00:00:00" table:style-name="ce84">
            <text:p>28/11/2021</text:p>
          </table:table-cell>
          <table:table-cell office:value-type="string" table:style-name="ce86">
            <text:p>Italy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3">
          <table:table-cell office:value-type="date" office:date-value="2021-11-28T00:00:00" table:style-name="ce84">
            <text:p>28/11/2021</text:p>
          </table:table-cell>
          <table:table-cell office:value-type="string" table:style-name="ce86">
            <text:p>Japan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8T00:00:00" table:style-name="ce84">
            <text:p>28/11/2021</text:p>
          </table:table-cell>
          <table:table-cell office:value-type="string" table:style-name="ce86">
            <text:p>Spain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3">
          <table:table-cell office:value-type="date" office:date-value="2021-11-29T00:00:00" table:style-name="ce84">
            <text:p>29/11/2021</text:p>
          </table:table-cell>
          <table:table-cell office:value-type="string" table:style-name="ce86">
            <text:p>Belgium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number-rows-repeated="1048517" table:style-name="ro3">
          <table:table-cell table:number-columns-repeated="16384"/>
        </table:table-row>
      </table:table>
      <table:named-expressions>
        <table:named-expression table:name="_Hlk83750415" table:expression="of:=[Info.#REF!]" table:base-cell-address="Info.$A$1"/>
        <table:named-expression table:name="_msoanchor_2" table:expression="of:=[Info.#REF!]" table:base-cell-address="Info.$A$1"/>
      </table:named-expressions>
      <table:database-ranges>
        <table:database-range table:target-range-address="Fig1.A3:Fig1.H356" table:name="Table1"/>
        <table:database-range table:target-range-address="Fig2.A3:Fig2.T46" table:name="Table2"/>
        <table:database-range table:target-range-address="Fig_3.A3:Fig_3.I48" table:name="Table3"/>
        <table:database-range table:target-range-address="Fig4.A3:Fig4.D98" table:name="Table4"/>
        <table:database-range table:target-range-address="Fig5.A3:Fig5.C21" table:name="Table5"/>
        <table:database-range table:target-range-address="Fig6.A3:Fig6.C18" table:name="Table6"/>
        <table:database-range table:target-range-address="Fig7.A3:Fig7.D14" table:name="Table7"/>
        <table:database-range table:target-range-address="Fig8.A3:Fig8.E320" table:name="Table8"/>
        <table:database-range table:target-range-address="Fig9.A3:Fig9.G133" table:name="Table9"/>
        <table:database-range table:target-range-address="Fig10.A3:Fig10.K330" table:name="Table10"/>
        <table:database-range table:target-range-address="Fig12.A3:Fig12.D243" table:name="Table11"/>
        <table:database-range table:target-range-address="Fig18.A3:Fig18.C59" table:name="Table12"/>
        <table:database-range table:target-range-address="Fig2.A4:Fig2.E387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Comma_32_2" style:display-name="Comma 2" style:family="table-cell" style:data-style-name="N35"/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>Variants of Concern Technical Briefing 30 (3 December 2021) Underlying Data</dc:title>
    <dc:description/>
    <dc:subject/>
    <meta:keyword>coronavirus; COVID-19; technical data; Variants of Concern; Technical Briefing 30</meta:keyword>
    <meta:initial-creator>UKHSA</meta:initial-creator>
    <dc:creator>Simon Port</dc:creator>
    <meta:creation-date>2021-01-13T17:20:06Z</meta:creation-date>
    <dc:date>2021-12-03T12:03:24Z</dc:date>
    <meta:user-defined meta:name="ContentTypeId">0x010100D08EBCFD23736245BA58B4EC80B40B7D</meta:user-defined>
  </office:meta>
</office:document-meta>
</file>